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104.46pt"/>
    </style:style>
    <style:style style:name="co3" style:family="table-column">
      <style:table-column-properties fo:break-before="auto" style:column-width="136.0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 table:number-columns-spanned="3" table:number-rows-spanned="1">
            <text:p>N = 1000, n = 250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N = 1000, n = 250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N = 1000, n = 250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N = 1000, n = 250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SNR = 0.05, Single Bridging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SNR = 0.05, 1.25x Bridging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SNR = 0.05, 1.5x Bridging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SNR = 0.05, 2x Bridging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Erasure Set Size</text:p>
          </table:table-cell>
          <table:table-cell office:value-type="string" calcext:value-type="string">
            <text:p>Noisy Reconstruction</text:p>
          </table:table-cell>
          <table:table-cell office:value-type="string" calcext:value-type="string">
            <text:p>Noisy Partial Reconstruction</text:p>
          </table:table-cell>
          <table:table-cell/>
          <table:table-cell office:value-type="string" calcext:value-type="string">
            <text:p>Erasure Set Size</text:p>
          </table:table-cell>
          <table:table-cell office:value-type="string" calcext:value-type="string">
            <text:p>Noisy Reconstruction</text:p>
          </table:table-cell>
          <table:table-cell office:value-type="string" calcext:value-type="string">
            <text:p>Noisy Partial Reconstruction</text:p>
          </table:table-cell>
          <table:table-cell/>
          <table:table-cell office:value-type="string" calcext:value-type="string">
            <text:p>Erasure Set Size</text:p>
          </table:table-cell>
          <table:table-cell office:value-type="string" calcext:value-type="string">
            <text:p>Noisy Reconstruction</text:p>
          </table:table-cell>
          <table:table-cell office:value-type="string" calcext:value-type="string">
            <text:p>Noisy Partial Reconstruction</text:p>
          </table:table-cell>
          <table:table-cell/>
          <table:table-cell office:value-type="string" calcext:value-type="string">
            <text:p>Erasure Set Size</text:p>
          </table:table-cell>
          <table:table-cell office:value-type="string" calcext:value-type="string">
            <text:p>Noisy Reconstruction</text:p>
          </table:table-cell>
          <table:table-cell office:value-type="string" calcext:value-type="string">
            <text:p>Noisy Partial Reconstructi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2983" calcext:value-type="float">
            <text:p>0.092983</text:p>
          </table:table-cell>
          <table:table-cell office:value-type="float" office:value="0.056319" calcext:value-type="float">
            <text:p>0.0563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7283" calcext:value-type="float">
            <text:p>0.037283</text:p>
          </table:table-cell>
          <table:table-cell office:value-type="float" office:value="0.052989" calcext:value-type="float">
            <text:p>0.05298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526" calcext:value-type="float">
            <text:p>0.02526</text:p>
          </table:table-cell>
          <table:table-cell office:value-type="float" office:value="0.063576" calcext:value-type="float">
            <text:p>0.0635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6206" calcext:value-type="float">
            <text:p>0.026206</text:p>
          </table:table-cell>
          <table:table-cell office:value-type="float" office:value="0.063843" calcext:value-type="float">
            <text:p>0.0638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4124" calcext:value-type="float">
            <text:p>0.064124</text:p>
          </table:table-cell>
          <table:table-cell office:value-type="float" office:value="0.047261" calcext:value-type="float">
            <text:p>0.04726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44313" calcext:value-type="float">
            <text:p>0.044313</text:p>
          </table:table-cell>
          <table:table-cell office:value-type="float" office:value="0.063293" calcext:value-type="float">
            <text:p>0.06329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7496" calcext:value-type="float">
            <text:p>0.027496</text:p>
          </table:table-cell>
          <table:table-cell office:value-type="float" office:value="0.042347" calcext:value-type="float">
            <text:p>0.04234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017" calcext:value-type="float">
            <text:p>0.03017</text:p>
          </table:table-cell>
          <table:table-cell office:value-type="float" office:value="0.065311" calcext:value-type="float">
            <text:p>0.0653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7261" calcext:value-type="float">
            <text:p>0.047261</text:p>
          </table:table-cell>
          <table:table-cell office:value-type="float" office:value="0.052664" calcext:value-type="float">
            <text:p>0.05266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42491" calcext:value-type="float">
            <text:p>0.042491</text:p>
          </table:table-cell>
          <table:table-cell office:value-type="float" office:value="0.063501" calcext:value-type="float">
            <text:p>0.0635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4116" calcext:value-type="float">
            <text:p>0.024116</text:p>
          </table:table-cell>
          <table:table-cell office:value-type="float" office:value="0.047961" calcext:value-type="float">
            <text:p>0.04796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6997" calcext:value-type="float">
            <text:p>0.026997</text:p>
          </table:table-cell>
          <table:table-cell office:value-type="float" office:value="0.064088" calcext:value-type="float">
            <text:p>0.0640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3944" calcext:value-type="float">
            <text:p>0.073944</text:p>
          </table:table-cell>
          <table:table-cell office:value-type="float" office:value="0.041212" calcext:value-type="float">
            <text:p>0.0412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5999" calcext:value-type="float">
            <text:p>0.025999</text:p>
          </table:table-cell>
          <table:table-cell office:value-type="float" office:value="0.061514" calcext:value-type="float">
            <text:p>0.0615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8384" calcext:value-type="float">
            <text:p>0.028384</text:p>
          </table:table-cell>
          <table:table-cell office:value-type="float" office:value="0.041897" calcext:value-type="float">
            <text:p>0.04189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3963" calcext:value-type="float">
            <text:p>0.023963</text:p>
          </table:table-cell>
          <table:table-cell office:value-type="float" office:value="0.069187" calcext:value-type="float">
            <text:p>0.0691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2179" calcext:value-type="float">
            <text:p>0.22179</text:p>
          </table:table-cell>
          <table:table-cell office:value-type="float" office:value="0.048506" calcext:value-type="float">
            <text:p>0.0485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6313" calcext:value-type="float">
            <text:p>0.036313</text:p>
          </table:table-cell>
          <table:table-cell office:value-type="float" office:value="0.049491" calcext:value-type="float">
            <text:p>0.04949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8068" calcext:value-type="float">
            <text:p>0.038068</text:p>
          </table:table-cell>
          <table:table-cell office:value-type="float" office:value="0.058096" calcext:value-type="float">
            <text:p>0.05809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9862" calcext:value-type="float">
            <text:p>0.029862</text:p>
          </table:table-cell>
          <table:table-cell office:value-type="float" office:value="0.03441" calcext:value-type="float">
            <text:p>0.034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4549" calcext:value-type="float">
            <text:p>0.54549</text:p>
          </table:table-cell>
          <table:table-cell office:value-type="float" office:value="0.055321" calcext:value-type="float">
            <text:p>0.0553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6222" calcext:value-type="float">
            <text:p>0.036222</text:p>
          </table:table-cell>
          <table:table-cell office:value-type="float" office:value="0.045749" calcext:value-type="float">
            <text:p>0.0457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8355" calcext:value-type="float">
            <text:p>0.038355</text:p>
          </table:table-cell>
          <table:table-cell office:value-type="float" office:value="0.054686" calcext:value-type="float">
            <text:p>0.05468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6486" calcext:value-type="float">
            <text:p>0.026486</text:p>
          </table:table-cell>
          <table:table-cell office:value-type="float" office:value="0.068892" calcext:value-type="float">
            <text:p>0.068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958" calcext:value-type="float">
            <text:p>0.06958</text:p>
          </table:table-cell>
          <table:table-cell office:value-type="float" office:value="0.067677" calcext:value-type="float">
            <text:p>0.0676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8669" calcext:value-type="float">
            <text:p>0.038669</text:p>
          </table:table-cell>
          <table:table-cell office:value-type="float" office:value="0.07758" calcext:value-type="float">
            <text:p>0.077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2196" calcext:value-type="float">
            <text:p>0.032196</text:p>
          </table:table-cell>
          <table:table-cell office:value-type="float" office:value="0.052017" calcext:value-type="float">
            <text:p>0.0520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8307" calcext:value-type="float">
            <text:p>0.028307</text:p>
          </table:table-cell>
          <table:table-cell office:value-type="float" office:value="0.050666" calcext:value-type="float">
            <text:p>0.0506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0554" calcext:value-type="float">
            <text:p>0.060554</text:p>
          </table:table-cell>
          <table:table-cell office:value-type="float" office:value="0.075801" calcext:value-type="float">
            <text:p>0.0758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9044" calcext:value-type="float">
            <text:p>0.029044</text:p>
          </table:table-cell>
          <table:table-cell office:value-type="float" office:value="0.060817" calcext:value-type="float">
            <text:p>0.0608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1011" calcext:value-type="float">
            <text:p>0.031011</text:p>
          </table:table-cell>
          <table:table-cell office:value-type="float" office:value="0.044679" calcext:value-type="float">
            <text:p>0.0446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9707" calcext:value-type="float">
            <text:p>0.029707</text:p>
          </table:table-cell>
          <table:table-cell office:value-type="float" office:value="0.049436" calcext:value-type="float">
            <text:p>0.0494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5178" calcext:value-type="float">
            <text:p>0.065178</text:p>
          </table:table-cell>
          <table:table-cell office:value-type="float" office:value="0.05623" calcext:value-type="float">
            <text:p>0.056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52085" calcext:value-type="float">
            <text:p>0.052085</text:p>
          </table:table-cell>
          <table:table-cell office:value-type="float" office:value="0.073767" calcext:value-type="float">
            <text:p>0.0737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6823" calcext:value-type="float">
            <text:p>0.026823</text:p>
          </table:table-cell>
          <table:table-cell office:value-type="float" office:value="0.064909" calcext:value-type="float">
            <text:p>0.06490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8379" calcext:value-type="float">
            <text:p>0.028379</text:p>
          </table:table-cell>
          <table:table-cell office:value-type="float" office:value="0.068254" calcext:value-type="float">
            <text:p>0.0682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9651" calcext:value-type="float">
            <text:p>0.059651</text:p>
          </table:table-cell>
          <table:table-cell office:value-type="float" office:value="0.05236" calcext:value-type="float">
            <text:p>0.052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8981" calcext:value-type="float">
            <text:p>0.038981</text:p>
          </table:table-cell>
          <table:table-cell office:value-type="float" office:value="0.05561" calcext:value-type="float">
            <text:p>0.0556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4073" calcext:value-type="float">
            <text:p>0.034073</text:p>
          </table:table-cell>
          <table:table-cell office:value-type="float" office:value="0.068635" calcext:value-type="float">
            <text:p>0.0686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9178" calcext:value-type="float">
            <text:p>0.029178</text:p>
          </table:table-cell>
          <table:table-cell office:value-type="float" office:value="0.048323" calcext:value-type="float">
            <text:p>0.0483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9154" calcext:value-type="float">
            <text:p>0.039154</text:p>
          </table:table-cell>
          <table:table-cell office:value-type="float" office:value="0.047105" calcext:value-type="float">
            <text:p>0.0471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7382" calcext:value-type="float">
            <text:p>0.07382</text:p>
          </table:table-cell>
          <table:table-cell office:value-type="float" office:value="0.069367" calcext:value-type="float">
            <text:p>0.0693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605" calcext:value-type="float">
            <text:p>0.02605</text:p>
          </table:table-cell>
          <table:table-cell office:value-type="float" office:value="0.052447" calcext:value-type="float">
            <text:p>0.05244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8469" calcext:value-type="float">
            <text:p>0.028469</text:p>
          </table:table-cell>
          <table:table-cell office:value-type="float" office:value="0.045816" calcext:value-type="float">
            <text:p>0.0458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4184" calcext:value-type="float">
            <text:p>3.4184</text:p>
          </table:table-cell>
          <table:table-cell office:value-type="float" office:value="0.050142" calcext:value-type="float">
            <text:p>0.05014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9101" calcext:value-type="float">
            <text:p>0.029101</text:p>
          </table:table-cell>
          <table:table-cell office:value-type="float" office:value="0.063653" calcext:value-type="float">
            <text:p>0.0636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2375" calcext:value-type="float">
            <text:p>0.032375</text:p>
          </table:table-cell>
          <table:table-cell office:value-type="float" office:value="0.05001" calcext:value-type="float">
            <text:p>0.050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7703" calcext:value-type="float">
            <text:p>0.027703</text:p>
          </table:table-cell>
          <table:table-cell office:value-type="float" office:value="0.061188" calcext:value-type="float">
            <text:p>0.0611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7655" calcext:value-type="float">
            <text:p>0.027655</text:p>
          </table:table-cell>
          <table:table-cell office:value-type="float" office:value="0.056081" calcext:value-type="float">
            <text:p>0.05608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0968" calcext:value-type="float">
            <text:p>0.030968</text:p>
          </table:table-cell>
          <table:table-cell office:value-type="float" office:value="0.064323" calcext:value-type="float">
            <text:p>0.0643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5057" calcext:value-type="float">
            <text:p>0.035057</text:p>
          </table:table-cell>
          <table:table-cell office:value-type="float" office:value="0.068784" calcext:value-type="float">
            <text:p>0.06878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1567" calcext:value-type="float">
            <text:p>0.031567</text:p>
          </table:table-cell>
          <table:table-cell office:value-type="float" office:value="0.073506" calcext:value-type="float">
            <text:p>0.0735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3579" calcext:value-type="float">
            <text:p>0.13579</text:p>
          </table:table-cell>
          <table:table-cell office:value-type="float" office:value="0.050211" calcext:value-type="float">
            <text:p>0.0502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76921" calcext:value-type="float">
            <text:p>0.076921</text:p>
          </table:table-cell>
          <table:table-cell office:value-type="float" office:value="0.054645" calcext:value-type="float">
            <text:p>0.05464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1057" calcext:value-type="float">
            <text:p>0.031057</text:p>
          </table:table-cell>
          <table:table-cell office:value-type="float" office:value="0.043647" calcext:value-type="float">
            <text:p>0.04364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6976" calcext:value-type="float">
            <text:p>0.026976</text:p>
          </table:table-cell>
          <table:table-cell office:value-type="float" office:value="0.040175" calcext:value-type="float">
            <text:p>0.0401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7723" calcext:value-type="float">
            <text:p>0.097723</text:p>
          </table:table-cell>
          <table:table-cell office:value-type="float" office:value="0.048098" calcext:value-type="float">
            <text:p>0.0480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8063" calcext:value-type="float">
            <text:p>0.028063</text:p>
          </table:table-cell>
          <table:table-cell office:value-type="float" office:value="0.055554" calcext:value-type="float">
            <text:p>0.05555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484" calcext:value-type="float">
            <text:p>0.03484</text:p>
          </table:table-cell>
          <table:table-cell office:value-type="float" office:value="0.051094" calcext:value-type="float">
            <text:p>0.0510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1118" calcext:value-type="float">
            <text:p>0.031118</text:p>
          </table:table-cell>
          <table:table-cell office:value-type="float" office:value="0.051045" calcext:value-type="float">
            <text:p>0.0510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4413" calcext:value-type="float">
            <text:p>0.054413</text:p>
          </table:table-cell>
          <table:table-cell office:value-type="float" office:value="0.057142" calcext:value-type="float">
            <text:p>0.05714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4958" calcext:value-type="float">
            <text:p>0.034958</text:p>
          </table:table-cell>
          <table:table-cell office:value-type="float" office:value="0.068311" calcext:value-type="float">
            <text:p>0.0683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5716" calcext:value-type="float">
            <text:p>0.025716</text:p>
          </table:table-cell>
          <table:table-cell office:value-type="float" office:value="0.076594" calcext:value-type="float">
            <text:p>0.0765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703" calcext:value-type="float">
            <text:p>0.02703</text:p>
          </table:table-cell>
          <table:table-cell office:value-type="float" office:value="0.046545" calcext:value-type="float">
            <text:p>0.0465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8574" calcext:value-type="float">
            <text:p>0.078574</text:p>
          </table:table-cell>
          <table:table-cell office:value-type="float" office:value="0.045806" calcext:value-type="float">
            <text:p>0.0458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4482" calcext:value-type="float">
            <text:p>0.034482</text:p>
          </table:table-cell>
          <table:table-cell office:value-type="float" office:value="0.069848" calcext:value-type="float">
            <text:p>0.0698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953" calcext:value-type="float">
            <text:p>0.02953</text:p>
          </table:table-cell>
          <table:table-cell office:value-type="float" office:value="0.054544" calcext:value-type="float">
            <text:p>0.0545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5838" calcext:value-type="float">
            <text:p>0.025838</text:p>
          </table:table-cell>
          <table:table-cell office:value-type="float" office:value="0.053927" calcext:value-type="float">
            <text:p>0.0539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0888" calcext:value-type="float">
            <text:p>0.30888</text:p>
          </table:table-cell>
          <table:table-cell office:value-type="float" office:value="0.056656" calcext:value-type="float">
            <text:p>0.0566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9932" calcext:value-type="float">
            <text:p>0.029932</text:p>
          </table:table-cell>
          <table:table-cell office:value-type="float" office:value="0.090131" calcext:value-type="float">
            <text:p>0.090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5694" calcext:value-type="float">
            <text:p>0.025694</text:p>
          </table:table-cell>
          <table:table-cell office:value-type="float" office:value="0.043788" calcext:value-type="float">
            <text:p>0.04378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7457" calcext:value-type="float">
            <text:p>0.027457</text:p>
          </table:table-cell>
          <table:table-cell office:value-type="float" office:value="0.046619" calcext:value-type="float">
            <text:p>0.0466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8066" calcext:value-type="float">
            <text:p>0.058066</text:p>
          </table:table-cell>
          <table:table-cell office:value-type="float" office:value="0.066163" calcext:value-type="float">
            <text:p>0.06616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8876" calcext:value-type="float">
            <text:p>0.028876</text:p>
          </table:table-cell>
          <table:table-cell office:value-type="float" office:value="0.058367" calcext:value-type="float">
            <text:p>0.0583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7465" calcext:value-type="float">
            <text:p>0.027465</text:p>
          </table:table-cell>
          <table:table-cell office:value-type="float" office:value="0.056285" calcext:value-type="float">
            <text:p>0.05628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8216" calcext:value-type="float">
            <text:p>0.028216</text:p>
          </table:table-cell>
          <table:table-cell office:value-type="float" office:value="0.063749" calcext:value-type="float">
            <text:p>0.0637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516" calcext:value-type="float">
            <text:p>0.05516</text:p>
          </table:table-cell>
          <table:table-cell office:value-type="float" office:value="0.037252" calcext:value-type="float">
            <text:p>0.0372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8452" calcext:value-type="float">
            <text:p>0.038452</text:p>
          </table:table-cell>
          <table:table-cell office:value-type="float" office:value="0.056027" calcext:value-type="float">
            <text:p>0.05602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55176" calcext:value-type="float">
            <text:p>0.0551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6078" calcext:value-type="float">
            <text:p>0.026078</text:p>
          </table:table-cell>
          <table:table-cell office:value-type="float" office:value="0.065541" calcext:value-type="float">
            <text:p>0.0655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0148" calcext:value-type="float">
            <text:p>0.080148</text:p>
          </table:table-cell>
          <table:table-cell office:value-type="float" office:value="0.047132" calcext:value-type="float">
            <text:p>0.04713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5965" calcext:value-type="float">
            <text:p>0.025965</text:p>
          </table:table-cell>
          <table:table-cell office:value-type="float" office:value="0.054891" calcext:value-type="float">
            <text:p>0.05489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9903" calcext:value-type="float">
            <text:p>0.029903</text:p>
          </table:table-cell>
          <table:table-cell office:value-type="float" office:value="0.039244" calcext:value-type="float">
            <text:p>0.0392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5967" calcext:value-type="float">
            <text:p>0.059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034" calcext:value-type="float">
            <text:p>0.07034</text:p>
          </table:table-cell>
          <table:table-cell office:value-type="float" office:value="0.045875" calcext:value-type="float">
            <text:p>0.0458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953" calcext:value-type="float">
            <text:p>0.12953</text:p>
          </table:table-cell>
          <table:table-cell office:value-type="float" office:value="0.055653" calcext:value-type="float">
            <text:p>0.0556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2882" calcext:value-type="float">
            <text:p>0.032882</text:p>
          </table:table-cell>
          <table:table-cell office:value-type="float" office:value="0.047935" calcext:value-type="float">
            <text:p>0.0479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8912" calcext:value-type="float">
            <text:p>0.028912</text:p>
          </table:table-cell>
          <table:table-cell office:value-type="float" office:value="0.052732" calcext:value-type="float">
            <text:p>0.0527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9191" calcext:value-type="float">
            <text:p>0.039191</text:p>
          </table:table-cell>
          <table:table-cell office:value-type="float" office:value="0.069898" calcext:value-type="float">
            <text:p>0.0698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4416" calcext:value-type="float">
            <text:p>0.034416</text:p>
          </table:table-cell>
          <table:table-cell office:value-type="float" office:value="0.065913" calcext:value-type="float">
            <text:p>0.0659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9501" calcext:value-type="float">
            <text:p>0.029501</text:p>
          </table:table-cell>
          <table:table-cell office:value-type="float" office:value="0.070567" calcext:value-type="float">
            <text:p>0.0705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0826" calcext:value-type="float">
            <text:p>0.030826</text:p>
          </table:table-cell>
          <table:table-cell office:value-type="float" office:value="0.042812" calcext:value-type="float">
            <text:p>0.0428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4731" calcext:value-type="float">
            <text:p>0.044731</text:p>
          </table:table-cell>
          <table:table-cell office:value-type="float" office:value="0.033157" calcext:value-type="float">
            <text:p>0.03315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51667" calcext:value-type="float">
            <text:p>0.051667</text:p>
          </table:table-cell>
          <table:table-cell office:value-type="float" office:value="0.036226" calcext:value-type="float">
            <text:p>0.0362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6042" calcext:value-type="float">
            <text:p>0.036042</text:p>
          </table:table-cell>
          <table:table-cell office:value-type="float" office:value="0.037317" calcext:value-type="float">
            <text:p>0.0373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3105" calcext:value-type="float">
            <text:p>0.033105</text:p>
          </table:table-cell>
          <table:table-cell office:value-type="float" office:value="0.067036" calcext:value-type="float">
            <text:p>0.0670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8331" calcext:value-type="float">
            <text:p>0.048331</text:p>
          </table:table-cell>
          <table:table-cell office:value-type="float" office:value="0.051063" calcext:value-type="float">
            <text:p>0.05106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7898" calcext:value-type="float">
            <text:p>0.037898</text:p>
          </table:table-cell>
          <table:table-cell office:value-type="float" office:value="0.050344" calcext:value-type="float">
            <text:p>0.0503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0239" calcext:value-type="float">
            <text:p>0.030239</text:p>
          </table:table-cell>
          <table:table-cell office:value-type="float" office:value="0.070335" calcext:value-type="float">
            <text:p>0.0703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5408" calcext:value-type="float">
            <text:p>0.025408</text:p>
          </table:table-cell>
          <table:table-cell office:value-type="float" office:value="0.056667" calcext:value-type="float">
            <text:p>0.05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2545" calcext:value-type="float">
            <text:p>0.052545</text:p>
          </table:table-cell>
          <table:table-cell office:value-type="float" office:value="0.079198" calcext:value-type="float">
            <text:p>0.0791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7491" calcext:value-type="float">
            <text:p>0.027491</text:p>
          </table:table-cell>
          <table:table-cell office:value-type="float" office:value="0.044957" calcext:value-type="float">
            <text:p>0.04495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0307" calcext:value-type="float">
            <text:p>0.030307</text:p>
          </table:table-cell>
          <table:table-cell office:value-type="float" office:value="0.06592" calcext:value-type="float">
            <text:p>0.065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6584" calcext:value-type="float">
            <text:p>0.026584</text:p>
          </table:table-cell>
          <table:table-cell office:value-type="float" office:value="0.058752" calcext:value-type="float">
            <text:p>0.0587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771" calcext:value-type="float">
            <text:p>0.12771</text:p>
          </table:table-cell>
          <table:table-cell office:value-type="float" office:value="0.048449" calcext:value-type="float">
            <text:p>0.0484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3465" calcext:value-type="float">
            <text:p>0.033465</text:p>
          </table:table-cell>
          <table:table-cell office:value-type="float" office:value="0.06151" calcext:value-type="float">
            <text:p>0.061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54004" calcext:value-type="float">
            <text:p>0.05400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5517" calcext:value-type="float">
            <text:p>0.025517</text:p>
          </table:table-cell>
          <table:table-cell office:value-type="float" office:value="0.071824" calcext:value-type="float">
            <text:p>0.0718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9967" calcext:value-type="float">
            <text:p>0.029967</text:p>
          </table:table-cell>
          <table:table-cell office:value-type="float" office:value="0.065611" calcext:value-type="float">
            <text:p>0.0656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6591" calcext:value-type="float">
            <text:p>0.036591</text:p>
          </table:table-cell>
          <table:table-cell office:value-type="float" office:value="0.067345" calcext:value-type="float">
            <text:p>0.06734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9408" calcext:value-type="float">
            <text:p>0.029408</text:p>
          </table:table-cell>
          <table:table-cell office:value-type="float" office:value="0.042648" calcext:value-type="float">
            <text:p>0.0426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9342" calcext:value-type="float">
            <text:p>0.029342</text:p>
          </table:table-cell>
          <table:table-cell office:value-type="float" office:value="0.04643" calcext:value-type="float">
            <text:p>0.046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7592" calcext:value-type="float">
            <text:p>0.047592</text:p>
          </table:table-cell>
          <table:table-cell office:value-type="float" office:value="0.054722" calcext:value-type="float">
            <text:p>0.0547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072" calcext:value-type="float">
            <text:p>0.03072</text:p>
          </table:table-cell>
          <table:table-cell office:value-type="float" office:value="0.037495" calcext:value-type="float">
            <text:p>0.03749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6949" calcext:value-type="float">
            <text:p>0.036949</text:p>
          </table:table-cell>
          <table:table-cell office:value-type="float" office:value="0.053696" calcext:value-type="float">
            <text:p>0.05369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5755" calcext:value-type="float">
            <text:p>0.025755</text:p>
          </table:table-cell>
          <table:table-cell office:value-type="float" office:value="0.064539" calcext:value-type="float">
            <text:p>0.0645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4729" calcext:value-type="float">
            <text:p>0.034729</text:p>
          </table:table-cell>
          <table:table-cell office:value-type="float" office:value="0.051667" calcext:value-type="float">
            <text:p>0.051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43108" calcext:value-type="float">
            <text:p>0.043108</text:p>
          </table:table-cell>
          <table:table-cell office:value-type="float" office:value="0.046575" calcext:value-type="float">
            <text:p>0.0465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0866" calcext:value-type="float">
            <text:p>0.030866</text:p>
          </table:table-cell>
          <table:table-cell office:value-type="float" office:value="0.052265" calcext:value-type="float">
            <text:p>0.0522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898" calcext:value-type="float">
            <text:p>0.02898</text:p>
          </table:table-cell>
          <table:table-cell office:value-type="float" office:value="0.043618" calcext:value-type="float">
            <text:p>0.0436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5599" calcext:value-type="float">
            <text:p>0.045599</text:p>
          </table:table-cell>
          <table:table-cell office:value-type="float" office:value="0.048243" calcext:value-type="float">
            <text:p>0.04824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1431" calcext:value-type="float">
            <text:p>0.031431</text:p>
          </table:table-cell>
          <table:table-cell office:value-type="float" office:value="0.054109" calcext:value-type="float">
            <text:p>0.05410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8849" calcext:value-type="float">
            <text:p>0.028849</text:p>
          </table:table-cell>
          <table:table-cell office:value-type="float" office:value="0.060485" calcext:value-type="float">
            <text:p>0.06048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5225" calcext:value-type="float">
            <text:p>0.025225</text:p>
          </table:table-cell>
          <table:table-cell office:value-type="float" office:value="0.052681" calcext:value-type="float">
            <text:p>0.0526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86" calcext:value-type="float">
            <text:p>0.0686</text:p>
          </table:table-cell>
          <table:table-cell office:value-type="float" office:value="0.054449" calcext:value-type="float">
            <text:p>0.0544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57518" calcext:value-type="float">
            <text:p>0.057518</text:p>
          </table:table-cell>
          <table:table-cell office:value-type="float" office:value="0.068492" calcext:value-type="float">
            <text:p>0.0684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2228" calcext:value-type="float">
            <text:p>0.032228</text:p>
          </table:table-cell>
          <table:table-cell office:value-type="float" office:value="0.064065" calcext:value-type="float">
            <text:p>0.0640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7148" calcext:value-type="float">
            <text:p>0.027148</text:p>
          </table:table-cell>
          <table:table-cell office:value-type="float" office:value="0.061313" calcext:value-type="float">
            <text:p>0.0613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0356" calcext:value-type="float">
            <text:p>0.040356</text:p>
          </table:table-cell>
          <table:table-cell office:value-type="float" office:value="0.05445" calcext:value-type="float">
            <text:p>0.0544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7744" calcext:value-type="float">
            <text:p>0.027744</text:p>
          </table:table-cell>
          <table:table-cell office:value-type="float" office:value="0.048341" calcext:value-type="float">
            <text:p>0.0483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2322" calcext:value-type="float">
            <text:p>0.032322</text:p>
          </table:table-cell>
          <table:table-cell office:value-type="float" office:value="0.046276" calcext:value-type="float">
            <text:p>0.0462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489" calcext:value-type="float">
            <text:p>0.02489</text:p>
          </table:table-cell>
          <table:table-cell office:value-type="float" office:value="0.048172" calcext:value-type="float">
            <text:p>0.0481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8463" calcext:value-type="float">
            <text:p>0.18463</text:p>
          </table:table-cell>
          <table:table-cell office:value-type="float" office:value="0.05079" calcext:value-type="float">
            <text:p>0.050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3819" calcext:value-type="float">
            <text:p>0.13819</text:p>
          </table:table-cell>
          <table:table-cell office:value-type="float" office:value="0.038919" calcext:value-type="float">
            <text:p>0.0389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8186" calcext:value-type="float">
            <text:p>0.028186</text:p>
          </table:table-cell>
          <table:table-cell office:value-type="float" office:value="0.062897" calcext:value-type="float">
            <text:p>0.06289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586" calcext:value-type="float">
            <text:p>0.02586</text:p>
          </table:table-cell>
          <table:table-cell office:value-type="float" office:value="0.052166" calcext:value-type="float">
            <text:p>0.0521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1338" calcext:value-type="float">
            <text:p>0.11338</text:p>
          </table:table-cell>
          <table:table-cell office:value-type="float" office:value="0.070269" calcext:value-type="float">
            <text:p>0.0702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9943" calcext:value-type="float">
            <text:p>0.029943</text:p>
          </table:table-cell>
          <table:table-cell office:value-type="float" office:value="0.047923" calcext:value-type="float">
            <text:p>0.0479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1542" calcext:value-type="float">
            <text:p>0.031542</text:p>
          </table:table-cell>
          <table:table-cell office:value-type="float" office:value="0.056523" calcext:value-type="float">
            <text:p>0.0565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1937" calcext:value-type="float">
            <text:p>0.031937</text:p>
          </table:table-cell>
          <table:table-cell office:value-type="float" office:value="0.056264" calcext:value-type="float">
            <text:p>0.0562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6096" calcext:value-type="float">
            <text:p>0.086096</text:p>
          </table:table-cell>
          <table:table-cell office:value-type="float" office:value="0.064939" calcext:value-type="float">
            <text:p>0.0649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45695" calcext:value-type="float">
            <text:p>0.045695</text:p>
          </table:table-cell>
          <table:table-cell office:value-type="float" office:value="0.03618" calcext:value-type="float">
            <text:p>0.036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0307" calcext:value-type="float">
            <text:p>0.030307</text:p>
          </table:table-cell>
          <table:table-cell office:value-type="float" office:value="0.067181" calcext:value-type="float">
            <text:p>0.06718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5404" calcext:value-type="float">
            <text:p>0.025404</text:p>
          </table:table-cell>
          <table:table-cell office:value-type="float" office:value="0.071194" calcext:value-type="float">
            <text:p>0.0711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5482" calcext:value-type="float">
            <text:p>0.045482</text:p>
          </table:table-cell>
          <table:table-cell office:value-type="float" office:value="0.055627" calcext:value-type="float">
            <text:p>0.05562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4971" calcext:value-type="float">
            <text:p>0.034971</text:p>
          </table:table-cell>
          <table:table-cell office:value-type="float" office:value="0.044265" calcext:value-type="float">
            <text:p>0.0442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7201" calcext:value-type="float">
            <text:p>0.037201</text:p>
          </table:table-cell>
          <table:table-cell office:value-type="float" office:value="0.042809" calcext:value-type="float">
            <text:p>0.04280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6889" calcext:value-type="float">
            <text:p>0.026889</text:p>
          </table:table-cell>
          <table:table-cell office:value-type="float" office:value="0.054178" calcext:value-type="float">
            <text:p>0.0541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3308" calcext:value-type="float">
            <text:p>0.23308</text:p>
          </table:table-cell>
          <table:table-cell office:value-type="float" office:value="0.067748" calcext:value-type="float">
            <text:p>0.0677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0228" calcext:value-type="float">
            <text:p>0.10228</text:p>
          </table:table-cell>
          <table:table-cell office:value-type="float" office:value="0.061541" calcext:value-type="float">
            <text:p>0.0615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8522" calcext:value-type="float">
            <text:p>0.028522</text:p>
          </table:table-cell>
          <table:table-cell office:value-type="float" office:value="0.057896" calcext:value-type="float">
            <text:p>0.05789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40611" calcext:value-type="float">
            <text:p>0.0406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581" calcext:value-type="float">
            <text:p>0.06581</text:p>
          </table:table-cell>
          <table:table-cell office:value-type="float" office:value="0.035282" calcext:value-type="float">
            <text:p>0.03528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3382" calcext:value-type="float">
            <text:p>0.033382</text:p>
          </table:table-cell>
          <table:table-cell office:value-type="float" office:value="0.076573" calcext:value-type="float">
            <text:p>0.07657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8033" calcext:value-type="float">
            <text:p>0.028033</text:p>
          </table:table-cell>
          <table:table-cell office:value-type="float" office:value="0.046905" calcext:value-type="float">
            <text:p>0.0469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8534" calcext:value-type="float">
            <text:p>0.028534</text:p>
          </table:table-cell>
          <table:table-cell office:value-type="float" office:value="0.066487" calcext:value-type="float">
            <text:p>0.0664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8864" calcext:value-type="float">
            <text:p>0.028864</text:p>
          </table:table-cell>
          <table:table-cell office:value-type="float" office:value="0.068165" calcext:value-type="float">
            <text:p>0.0681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42218" calcext:value-type="float">
            <text:p>0.042218</text:p>
          </table:table-cell>
          <table:table-cell office:value-type="float" office:value="0.039558" calcext:value-type="float">
            <text:p>0.0395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2827" calcext:value-type="float">
            <text:p>0.032827</text:p>
          </table:table-cell>
          <table:table-cell office:value-type="float" office:value="0.062346" calcext:value-type="float">
            <text:p>0.0623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6754" calcext:value-type="float">
            <text:p>0.026754</text:p>
          </table:table-cell>
          <table:table-cell office:value-type="float" office:value="0.04271" calcext:value-type="float">
            <text:p>0.042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3104" calcext:value-type="float">
            <text:p>0.033104</text:p>
          </table:table-cell>
          <table:table-cell office:value-type="float" office:value="0.043208" calcext:value-type="float">
            <text:p>0.0432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0547" calcext:value-type="float">
            <text:p>0.030547</text:p>
          </table:table-cell>
          <table:table-cell office:value-type="float" office:value="0.042229" calcext:value-type="float">
            <text:p>0.0422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3933" calcext:value-type="float">
            <text:p>0.033933</text:p>
          </table:table-cell>
          <table:table-cell office:value-type="float" office:value="0.043111" calcext:value-type="float">
            <text:p>0.0431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6849" calcext:value-type="float">
            <text:p>0.026849</text:p>
          </table:table-cell>
          <table:table-cell office:value-type="float" office:value="0.048436" calcext:value-type="float">
            <text:p>0.0484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8362" calcext:value-type="float">
            <text:p>0.28362</text:p>
          </table:table-cell>
          <table:table-cell office:value-type="float" office:value="0.051059" calcext:value-type="float">
            <text:p>0.05105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41851" calcext:value-type="float">
            <text:p>0.041851</text:p>
          </table:table-cell>
          <table:table-cell office:value-type="float" office:value="0.051933" calcext:value-type="float">
            <text:p>0.0519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746" calcext:value-type="float">
            <text:p>0.02746</text:p>
          </table:table-cell>
          <table:table-cell office:value-type="float" office:value="0.053565" calcext:value-type="float">
            <text:p>0.0535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8417" calcext:value-type="float">
            <text:p>0.028417</text:p>
          </table:table-cell>
          <table:table-cell office:value-type="float" office:value="0.058782" calcext:value-type="float">
            <text:p>0.0587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3001" calcext:value-type="float">
            <text:p>0.13001</text:p>
          </table:table-cell>
          <table:table-cell office:value-type="float" office:value="0.058504" calcext:value-type="float">
            <text:p>0.05850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56883" calcext:value-type="float">
            <text:p>0.056883</text:p>
          </table:table-cell>
          <table:table-cell office:value-type="float" office:value="0.050458" calcext:value-type="float">
            <text:p>0.0504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8287" calcext:value-type="float">
            <text:p>0.028287</text:p>
          </table:table-cell>
          <table:table-cell office:value-type="float" office:value="0.079456" calcext:value-type="float">
            <text:p>0.0794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4572" calcext:value-type="float">
            <text:p>0.024572</text:p>
          </table:table-cell>
          <table:table-cell office:value-type="float" office:value="0.049571" calcext:value-type="float">
            <text:p>0.0495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726" calcext:value-type="float">
            <text:p>0.03726</text:p>
          </table:table-cell>
          <table:table-cell office:value-type="float" office:value="0.039157" calcext:value-type="float">
            <text:p>0.03915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9942" calcext:value-type="float">
            <text:p>0.039942</text:p>
          </table:table-cell>
          <table:table-cell office:value-type="float" office:value="0.059369" calcext:value-type="float">
            <text:p>0.0593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6915" calcext:value-type="float">
            <text:p>0.026915</text:p>
          </table:table-cell>
          <table:table-cell office:value-type="float" office:value="0.056639" calcext:value-type="float">
            <text:p>0.0566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956" calcext:value-type="float">
            <text:p>0.02956</text:p>
          </table:table-cell>
          <table:table-cell office:value-type="float" office:value="0.051109" calcext:value-type="float">
            <text:p>0.051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2146" calcext:value-type="float">
            <text:p>0.062146</text:p>
          </table:table-cell>
          <table:table-cell office:value-type="float" office:value="0.064282" calcext:value-type="float">
            <text:p>0.06428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51103" calcext:value-type="float">
            <text:p>0.051103</text:p>
          </table:table-cell>
          <table:table-cell office:value-type="float" office:value="0.052626" calcext:value-type="float">
            <text:p>0.0526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7779" calcext:value-type="float">
            <text:p>0.027779</text:p>
          </table:table-cell>
          <table:table-cell office:value-type="float" office:value="0.04949" calcext:value-type="float">
            <text:p>0.049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9579" calcext:value-type="float">
            <text:p>0.029579</text:p>
          </table:table-cell>
          <table:table-cell office:value-type="float" office:value="0.061591" calcext:value-type="float">
            <text:p>0.0615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3452" calcext:value-type="float">
            <text:p>0.033452</text:p>
          </table:table-cell>
          <table:table-cell office:value-type="float" office:value="0.061985" calcext:value-type="float">
            <text:p>0.06198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7998" calcext:value-type="float">
            <text:p>0.037998</text:p>
          </table:table-cell>
          <table:table-cell office:value-type="float" office:value="0.045415" calcext:value-type="float">
            <text:p>0.0454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1085" calcext:value-type="float">
            <text:p>0.031085</text:p>
          </table:table-cell>
          <table:table-cell office:value-type="float" office:value="0.071538" calcext:value-type="float">
            <text:p>0.0715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1033" calcext:value-type="float">
            <text:p>0.031033</text:p>
          </table:table-cell>
          <table:table-cell office:value-type="float" office:value="0.053387" calcext:value-type="float">
            <text:p>0.0533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1874" calcext:value-type="float">
            <text:p>0.061874</text:p>
          </table:table-cell>
          <table:table-cell office:value-type="float" office:value="0.054232" calcext:value-type="float">
            <text:p>0.05423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7642" calcext:value-type="float">
            <text:p>0.037642</text:p>
          </table:table-cell>
          <table:table-cell office:value-type="float" office:value="0.054053" calcext:value-type="float">
            <text:p>0.0540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7835" calcext:value-type="float">
            <text:p>0.027835</text:p>
          </table:table-cell>
          <table:table-cell office:value-type="float" office:value="0.046858" calcext:value-type="float">
            <text:p>0.0468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7885" calcext:value-type="float">
            <text:p>0.027885</text:p>
          </table:table-cell>
          <table:table-cell office:value-type="float" office:value="0.064776" calcext:value-type="float">
            <text:p>0.0647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037" calcext:value-type="float">
            <text:p>0.12037</text:p>
          </table:table-cell>
          <table:table-cell office:value-type="float" office:value="0.071684" calcext:value-type="float">
            <text:p>0.07168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1824" calcext:value-type="float">
            <text:p>0.031824</text:p>
          </table:table-cell>
          <table:table-cell office:value-type="float" office:value="0.055746" calcext:value-type="float">
            <text:p>0.0557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1102" calcext:value-type="float">
            <text:p>0.031102</text:p>
          </table:table-cell>
          <table:table-cell office:value-type="float" office:value="0.052096" calcext:value-type="float">
            <text:p>0.05209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6933" calcext:value-type="float">
            <text:p>0.026933</text:p>
          </table:table-cell>
          <table:table-cell office:value-type="float" office:value="0.049563" calcext:value-type="float">
            <text:p>0.0495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4409" calcext:value-type="float">
            <text:p>0.14409</text:p>
          </table:table-cell>
          <table:table-cell office:value-type="float" office:value="0.048437" calcext:value-type="float">
            <text:p>0.04843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55907" calcext:value-type="float">
            <text:p>0.055907</text:p>
          </table:table-cell>
          <table:table-cell office:value-type="float" office:value="0.07971" calcext:value-type="float">
            <text:p>0.0797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8456" calcext:value-type="float">
            <text:p>0.028456</text:p>
          </table:table-cell>
          <table:table-cell office:value-type="float" office:value="0.048224" calcext:value-type="float">
            <text:p>0.0482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617" calcext:value-type="float">
            <text:p>0.02617</text:p>
          </table:table-cell>
          <table:table-cell office:value-type="float" office:value="0.042812" calcext:value-type="float">
            <text:p>0.0428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7623" calcext:value-type="float">
            <text:p>0.087623</text:p>
          </table:table-cell>
          <table:table-cell office:value-type="float" office:value="0.077661" calcext:value-type="float">
            <text:p>0.07766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40952" calcext:value-type="float">
            <text:p>0.040952</text:p>
          </table:table-cell>
          <table:table-cell office:value-type="float" office:value="0.037251" calcext:value-type="float">
            <text:p>0.0372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8302" calcext:value-type="float">
            <text:p>0.028302</text:p>
          </table:table-cell>
          <table:table-cell office:value-type="float" office:value="0.042888" calcext:value-type="float">
            <text:p>0.04288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0502" calcext:value-type="float">
            <text:p>0.030502</text:p>
          </table:table-cell>
          <table:table-cell office:value-type="float" office:value="0.058343" calcext:value-type="float">
            <text:p>0.0583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73872" calcext:value-type="float">
            <text:p>0.073872</text:p>
          </table:table-cell>
          <table:table-cell office:value-type="float" office:value="0.067717" calcext:value-type="float">
            <text:p>0.06771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57271" calcext:value-type="float">
            <text:p>0.057271</text:p>
          </table:table-cell>
          <table:table-cell office:value-type="float" office:value="0.088852" calcext:value-type="float">
            <text:p>0.08885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0136" calcext:value-type="float">
            <text:p>0.030136</text:p>
          </table:table-cell>
          <table:table-cell office:value-type="float" office:value="0.075452" calcext:value-type="float">
            <text:p>0.07545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936" calcext:value-type="float">
            <text:p>0.02936</text:p>
          </table:table-cell>
          <table:table-cell office:value-type="float" office:value="0.068082" calcext:value-type="float">
            <text:p>0.0680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3154" calcext:value-type="float">
            <text:p>0.043154</text:p>
          </table:table-cell>
          <table:table-cell office:value-type="float" office:value="0.087917" calcext:value-type="float">
            <text:p>0.08791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40799" calcext:value-type="float">
            <text:p>0.040799</text:p>
          </table:table-cell>
          <table:table-cell office:value-type="float" office:value="0.065644" calcext:value-type="float">
            <text:p>0.06564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5612" calcext:value-type="float">
            <text:p>0.035612</text:p>
          </table:table-cell>
          <table:table-cell office:value-type="float" office:value="0.069773" calcext:value-type="float">
            <text:p>0.06977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8774" calcext:value-type="float">
            <text:p>0.028774</text:p>
          </table:table-cell>
          <table:table-cell office:value-type="float" office:value="0.091829" calcext:value-type="float">
            <text:p>0.0918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5538" calcext:value-type="float">
            <text:p>0.55538</text:p>
          </table:table-cell>
          <table:table-cell office:value-type="float" office:value="0.059719" calcext:value-type="float">
            <text:p>0.05971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1425" calcext:value-type="float">
            <text:p>0.031425</text:p>
          </table:table-cell>
          <table:table-cell office:value-type="float" office:value="0.097499" calcext:value-type="float">
            <text:p>0.0974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076636" calcext:value-type="float">
            <text:p>0.07663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6195" calcext:value-type="float">
            <text:p>0.026195</text:p>
          </table:table-cell>
          <table:table-cell office:value-type="float" office:value="0.08542" calcext:value-type="float">
            <text:p>0.085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5926" calcext:value-type="float">
            <text:p>0.045926</text:p>
          </table:table-cell>
          <table:table-cell office:value-type="float" office:value="0.067837" calcext:value-type="float">
            <text:p>0.06783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6203" calcext:value-type="float">
            <text:p>0.036203</text:p>
          </table:table-cell>
          <table:table-cell office:value-type="float" office:value="0.059489" calcext:value-type="float">
            <text:p>0.05948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931" calcext:value-type="float">
            <text:p>0.02931</text:p>
          </table:table-cell>
          <table:table-cell office:value-type="float" office:value="0.068214" calcext:value-type="float">
            <text:p>0.0682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0514" calcext:value-type="float">
            <text:p>0.030514</text:p>
          </table:table-cell>
          <table:table-cell office:value-type="float" office:value="0.066709" calcext:value-type="float">
            <text:p>0.0667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675" calcext:value-type="float">
            <text:p>0.05675</text:p>
          </table:table-cell>
          <table:table-cell office:value-type="float" office:value="0.071779" calcext:value-type="float">
            <text:p>0.07177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0497" calcext:value-type="float">
            <text:p>0.030497</text:p>
          </table:table-cell>
          <table:table-cell office:value-type="float" office:value="0.070161" calcext:value-type="float">
            <text:p>0.07016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154" calcext:value-type="float">
            <text:p>0.03154</text:p>
          </table:table-cell>
          <table:table-cell office:value-type="float" office:value="0.075507" calcext:value-type="float">
            <text:p>0.07550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6238" calcext:value-type="float">
            <text:p>0.026238</text:p>
          </table:table-cell>
          <table:table-cell office:value-type="float" office:value="0.059321" calcext:value-type="float">
            <text:p>0.0593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2336" calcext:value-type="float">
            <text:p>0.62336</text:p>
          </table:table-cell>
          <table:table-cell office:value-type="float" office:value="0.066215" calcext:value-type="float">
            <text:p>0.0662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51227" calcext:value-type="float">
            <text:p>0.051227</text:p>
          </table:table-cell>
          <table:table-cell office:value-type="float" office:value="0.091585" calcext:value-type="float">
            <text:p>0.09158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7343" calcext:value-type="float">
            <text:p>0.027343</text:p>
          </table:table-cell>
          <table:table-cell office:value-type="float" office:value="0.060369" calcext:value-type="float">
            <text:p>0.06036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9257" calcext:value-type="float">
            <text:p>0.029257</text:p>
          </table:table-cell>
          <table:table-cell office:value-type="float" office:value="0.08298" calcext:value-type="float">
            <text:p>0.082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2414" calcext:value-type="float">
            <text:p>0.032414</text:p>
          </table:table-cell>
          <table:table-cell office:value-type="float" office:value="0.080579" calcext:value-type="float">
            <text:p>0.08057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0316" calcext:value-type="float">
            <text:p>0.030316</text:p>
          </table:table-cell>
          <table:table-cell office:value-type="float" office:value="0.079391" calcext:value-type="float">
            <text:p>0.0793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2794" calcext:value-type="float">
            <text:p>0.032794</text:p>
          </table:table-cell>
          <table:table-cell office:value-type="float" office:value="0.067478" calcext:value-type="float">
            <text:p>0.06747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5414" calcext:value-type="float">
            <text:p>0.025414</text:p>
          </table:table-cell>
          <table:table-cell office:value-type="float" office:value="0.070541" calcext:value-type="float">
            <text:p>0.0705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63144" calcext:value-type="float">
            <text:p>0.063144</text:p>
          </table:table-cell>
          <table:table-cell office:value-type="float" office:value="0.078307" calcext:value-type="float">
            <text:p>0.07830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48716" calcext:value-type="float">
            <text:p>0.048716</text:p>
          </table:table-cell>
          <table:table-cell office:value-type="float" office:value="0.065081" calcext:value-type="float">
            <text:p>0.06508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1354" calcext:value-type="float">
            <text:p>0.031354</text:p>
          </table:table-cell>
          <table:table-cell office:value-type="float" office:value="0.068535" calcext:value-type="float">
            <text:p>0.06853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0149" calcext:value-type="float">
            <text:p>0.030149</text:p>
          </table:table-cell>
          <table:table-cell office:value-type="float" office:value="0.063585" calcext:value-type="float">
            <text:p>0.0635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0586" calcext:value-type="float">
            <text:p>0.30586</text:p>
          </table:table-cell>
          <table:table-cell office:value-type="float" office:value="0.071652" calcext:value-type="float">
            <text:p>0.07165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6645" calcext:value-type="float">
            <text:p>0.036645</text:p>
          </table:table-cell>
          <table:table-cell office:value-type="float" office:value="0.070367" calcext:value-type="float">
            <text:p>0.0703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8623" calcext:value-type="float">
            <text:p>0.028623</text:p>
          </table:table-cell>
          <table:table-cell office:value-type="float" office:value="0.076847" calcext:value-type="float">
            <text:p>0.07684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6031" calcext:value-type="float">
            <text:p>0.026031</text:p>
          </table:table-cell>
          <table:table-cell office:value-type="float" office:value="0.07664" calcext:value-type="float">
            <text:p>0.076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9105" calcext:value-type="float">
            <text:p>0.049105</text:p>
          </table:table-cell>
          <table:table-cell office:value-type="float" office:value="0.081408" calcext:value-type="float">
            <text:p>0.08140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42709" calcext:value-type="float">
            <text:p>0.042709</text:p>
          </table:table-cell>
          <table:table-cell office:value-type="float" office:value="0.066045" calcext:value-type="float">
            <text:p>0.0660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8719" calcext:value-type="float">
            <text:p>0.028719</text:p>
          </table:table-cell>
          <table:table-cell office:value-type="float" office:value="0.084474" calcext:value-type="float">
            <text:p>0.08447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5221" calcext:value-type="float">
            <text:p>0.025221</text:p>
          </table:table-cell>
          <table:table-cell office:value-type="float" office:value="0.071604" calcext:value-type="float">
            <text:p>0.0716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071" calcext:value-type="float">
            <text:p>0.13071</text:p>
          </table:table-cell>
          <table:table-cell office:value-type="float" office:value="0.061556" calcext:value-type="float">
            <text:p>0.06155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6375" calcext:value-type="float">
            <text:p>0.036375</text:p>
          </table:table-cell>
          <table:table-cell office:value-type="float" office:value="0.09009" calcext:value-type="float">
            <text:p>0.0900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8354" calcext:value-type="float">
            <text:p>0.028354</text:p>
          </table:table-cell>
          <table:table-cell office:value-type="float" office:value="0.066278" calcext:value-type="float">
            <text:p>0.06627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592" calcext:value-type="float">
            <text:p>0.02592</text:p>
          </table:table-cell>
          <table:table-cell office:value-type="float" office:value="0.07758" calcext:value-type="float">
            <text:p>0.077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0619" calcext:value-type="float">
            <text:p>0.90619</text:p>
          </table:table-cell>
          <table:table-cell office:value-type="float" office:value="0.076777" calcext:value-type="float">
            <text:p>0.07677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0218" calcext:value-type="float">
            <text:p>0.030218</text:p>
          </table:table-cell>
          <table:table-cell office:value-type="float" office:value="0.061505" calcext:value-type="float">
            <text:p>0.06150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162" calcext:value-type="float">
            <text:p>0.03162</text:p>
          </table:table-cell>
          <table:table-cell office:value-type="float" office:value="0.091434" calcext:value-type="float">
            <text:p>0.09143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1678" calcext:value-type="float">
            <text:p>0.031678</text:p>
          </table:table-cell>
          <table:table-cell office:value-type="float" office:value="0.070202" calcext:value-type="float">
            <text:p>0.0702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8198" calcext:value-type="float">
            <text:p>0.038198</text:p>
          </table:table-cell>
          <table:table-cell office:value-type="float" office:value="0.085577" calcext:value-type="float">
            <text:p>0.08557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41177" calcext:value-type="float">
            <text:p>0.041177</text:p>
          </table:table-cell>
          <table:table-cell office:value-type="float" office:value="0.080034" calcext:value-type="float">
            <text:p>0.08003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8694" calcext:value-type="float">
            <text:p>0.028694</text:p>
          </table:table-cell>
          <table:table-cell office:value-type="float" office:value="0.08986" calcext:value-type="float">
            <text:p>0.0898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9139" calcext:value-type="float">
            <text:p>0.029139</text:p>
          </table:table-cell>
          <table:table-cell office:value-type="float" office:value="0.090666" calcext:value-type="float">
            <text:p>0.0906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80278" calcext:value-type="float">
            <text:p>0.080278</text:p>
          </table:table-cell>
          <table:table-cell office:value-type="float" office:value="0.09354" calcext:value-type="float">
            <text:p>0.0935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1189" calcext:value-type="float">
            <text:p>0.031189</text:p>
          </table:table-cell>
          <table:table-cell office:value-type="float" office:value="0.07385" calcext:value-type="float">
            <text:p>0.0738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0174" calcext:value-type="float">
            <text:p>0.030174</text:p>
          </table:table-cell>
          <table:table-cell office:value-type="float" office:value="0.067388" calcext:value-type="float">
            <text:p>0.06738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9836" calcext:value-type="float">
            <text:p>0.029836</text:p>
          </table:table-cell>
          <table:table-cell office:value-type="float" office:value="0.091515" calcext:value-type="float">
            <text:p>0.0915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7794" calcext:value-type="float">
            <text:p>0.037794</text:p>
          </table:table-cell>
          <table:table-cell office:value-type="float" office:value="0.067572" calcext:value-type="float">
            <text:p>0.06757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4043" calcext:value-type="float">
            <text:p>0.034043</text:p>
          </table:table-cell>
          <table:table-cell office:value-type="float" office:value="0.076333" calcext:value-type="float">
            <text:p>0.0763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1451" calcext:value-type="float">
            <text:p>0.031451</text:p>
          </table:table-cell>
          <table:table-cell office:value-type="float" office:value="0.079275" calcext:value-type="float">
            <text:p>0.07927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8243" calcext:value-type="float">
            <text:p>0.028243</text:p>
          </table:table-cell>
          <table:table-cell office:value-type="float" office:value="0.090371" calcext:value-type="float">
            <text:p>0.0903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07701" calcext:value-type="float">
            <text:p>0.077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1921" calcext:value-type="float">
            <text:p>0.031921</text:p>
          </table:table-cell>
          <table:table-cell office:value-type="float" office:value="0.072955" calcext:value-type="float">
            <text:p>0.07295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49496" calcext:value-type="float">
            <text:p>0.049496</text:p>
          </table:table-cell>
          <table:table-cell office:value-type="float" office:value="0.083761" calcext:value-type="float">
            <text:p>0.08376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8103" calcext:value-type="float">
            <text:p>0.028103</text:p>
          </table:table-cell>
          <table:table-cell office:value-type="float" office:value="0.089989" calcext:value-type="float">
            <text:p>0.0899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759" calcext:value-type="float">
            <text:p>0.0759</text:p>
          </table:table-cell>
          <table:table-cell office:value-type="float" office:value="0.067894" calcext:value-type="float">
            <text:p>0.06789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4481" calcext:value-type="float">
            <text:p>0.034481</text:p>
          </table:table-cell>
          <table:table-cell office:value-type="float" office:value="0.084409" calcext:value-type="float">
            <text:p>0.08440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2051" calcext:value-type="float">
            <text:p>0.032051</text:p>
          </table:table-cell>
          <table:table-cell office:value-type="float" office:value="0.089182" calcext:value-type="float">
            <text:p>0.08918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9118" calcext:value-type="float">
            <text:p>0.029118</text:p>
          </table:table-cell>
          <table:table-cell office:value-type="float" office:value="0.096414" calcext:value-type="float">
            <text:p>0.0964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4486" calcext:value-type="float">
            <text:p>0.14486</text:p>
          </table:table-cell>
          <table:table-cell office:value-type="float" office:value="0.078354" calcext:value-type="float">
            <text:p>0.07835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4452" calcext:value-type="float">
            <text:p>0.034452</text:p>
          </table:table-cell>
          <table:table-cell office:value-type="float" office:value="0.080198" calcext:value-type="float">
            <text:p>0.08019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2553" calcext:value-type="float">
            <text:p>0.032553</text:p>
          </table:table-cell>
          <table:table-cell office:value-type="float" office:value="0.079003" calcext:value-type="float">
            <text:p>0.07900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0.084718" calcext:value-type="float">
            <text:p>0.0847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2922" calcext:value-type="float">
            <text:p>0.032922</text:p>
          </table:table-cell>
          <table:table-cell office:value-type="float" office:value="0.058965" calcext:value-type="float">
            <text:p>0.0589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1869" calcext:value-type="float">
            <text:p>0.031869</text:p>
          </table:table-cell>
          <table:table-cell office:value-type="float" office:value="0.082963" calcext:value-type="float">
            <text:p>0.08296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5686" calcext:value-type="float">
            <text:p>0.035686</text:p>
          </table:table-cell>
          <table:table-cell office:value-type="float" office:value="0.086759" calcext:value-type="float">
            <text:p>0.08675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8048" calcext:value-type="float">
            <text:p>0.028048</text:p>
          </table:table-cell>
          <table:table-cell office:value-type="float" office:value="0.076084" calcext:value-type="float">
            <text:p>0.0760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4905" calcext:value-type="float">
            <text:p>0.24905</text:p>
          </table:table-cell>
          <table:table-cell office:value-type="float" office:value="0.071424" calcext:value-type="float">
            <text:p>0.0714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0183" calcext:value-type="float">
            <text:p>0.030183</text:p>
          </table:table-cell>
          <table:table-cell office:value-type="float" office:value="0.067035" calcext:value-type="float">
            <text:p>0.06703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226" calcext:value-type="float">
            <text:p>0.03226</text:p>
          </table:table-cell>
          <table:table-cell office:value-type="float" office:value="0.06591" calcext:value-type="float">
            <text:p>0.065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8367" calcext:value-type="float">
            <text:p>0.028367</text:p>
          </table:table-cell>
          <table:table-cell office:value-type="float" office:value="0.059703" calcext:value-type="float">
            <text:p>0.0597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63755" calcext:value-type="float">
            <text:p>0.063755</text:p>
          </table:table-cell>
          <table:table-cell office:value-type="float" office:value="0.080164" calcext:value-type="float">
            <text:p>0.08016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6981" calcext:value-type="float">
            <text:p>0.036981</text:p>
          </table:table-cell>
          <table:table-cell office:value-type="float" office:value="0.075854" calcext:value-type="float">
            <text:p>0.07585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2395" calcext:value-type="float">
            <text:p>0.032395</text:p>
          </table:table-cell>
          <table:table-cell office:value-type="float" office:value="0.071111" calcext:value-type="float">
            <text:p>0.0711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9529" calcext:value-type="float">
            <text:p>0.029529</text:p>
          </table:table-cell>
          <table:table-cell office:value-type="float" office:value="0.080964" calcext:value-type="float">
            <text:p>0.0809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84358" calcext:value-type="float">
            <text:p>0.084358</text:p>
          </table:table-cell>
          <table:table-cell office:value-type="float" office:value="0.057042" calcext:value-type="float">
            <text:p>0.05704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5064" calcext:value-type="float">
            <text:p>0.05064</text:p>
          </table:table-cell>
          <table:table-cell office:value-type="float" office:value="0.083877" calcext:value-type="float">
            <text:p>0.08387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90782" calcext:value-type="float">
            <text:p>0.09078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946" calcext:value-type="float">
            <text:p>0.02946</text:p>
          </table:table-cell>
          <table:table-cell office:value-type="float" office:value="0.06434" calcext:value-type="float">
            <text:p>0.064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0283" calcext:value-type="float">
            <text:p>0.050283</text:p>
          </table:table-cell>
          <table:table-cell office:value-type="float" office:value="0.079" calcext:value-type="float">
            <text:p>0.07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53409" calcext:value-type="float">
            <text:p>0.053409</text:p>
          </table:table-cell>
          <table:table-cell office:value-type="float" office:value="0.07932" calcext:value-type="float">
            <text:p>0.0793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7706" calcext:value-type="float">
            <text:p>0.027706</text:p>
          </table:table-cell>
          <table:table-cell office:value-type="float" office:value="0.085674" calcext:value-type="float">
            <text:p>0.08567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072" calcext:value-type="float">
            <text:p>0.03072</text:p>
          </table:table-cell>
          <table:table-cell office:value-type="float" office:value="0.072242" calcext:value-type="float">
            <text:p>0.0722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3104" calcext:value-type="float">
            <text:p>0.23104</text:p>
          </table:table-cell>
          <table:table-cell office:value-type="float" office:value="0.061452" calcext:value-type="float">
            <text:p>0.06145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41033" calcext:value-type="float">
            <text:p>0.041033</text:p>
          </table:table-cell>
          <table:table-cell office:value-type="float" office:value="0.068179" calcext:value-type="float">
            <text:p>0.06817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8914" calcext:value-type="float">
            <text:p>0.028914</text:p>
          </table:table-cell>
          <table:table-cell office:value-type="float" office:value="0.066185" calcext:value-type="float">
            <text:p>0.06618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946" calcext:value-type="float">
            <text:p>0.02946</text:p>
          </table:table-cell>
          <table:table-cell office:value-type="float" office:value="0.070336" calcext:value-type="float">
            <text:p>0.0703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0601" calcext:value-type="float">
            <text:p>0.10601</text:p>
          </table:table-cell>
          <table:table-cell office:value-type="float" office:value="0.060603" calcext:value-type="float">
            <text:p>0.06060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1951" calcext:value-type="float">
            <text:p>0.031951</text:p>
          </table:table-cell>
          <table:table-cell office:value-type="float" office:value="0.081467" calcext:value-type="float">
            <text:p>0.0814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3038" calcext:value-type="float">
            <text:p>0.033038</text:p>
          </table:table-cell>
          <table:table-cell office:value-type="float" office:value="0.083927" calcext:value-type="float">
            <text:p>0.0839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0505" calcext:value-type="float">
            <text:p>0.030505</text:p>
          </table:table-cell>
          <table:table-cell office:value-type="float" office:value="0.074209" calcext:value-type="float">
            <text:p>0.0742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6337" calcext:value-type="float">
            <text:p>0.056337</text:p>
          </table:table-cell>
          <table:table-cell office:value-type="float" office:value="0.072997" calcext:value-type="float">
            <text:p>0.07299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9368" calcext:value-type="float">
            <text:p>0.039368</text:p>
          </table:table-cell>
          <table:table-cell office:value-type="float" office:value="0.067726" calcext:value-type="float">
            <text:p>0.06772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9723" calcext:value-type="float">
            <text:p>0.029723</text:p>
          </table:table-cell>
          <table:table-cell office:value-type="float" office:value="0.071325" calcext:value-type="float">
            <text:p>0.0713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2555" calcext:value-type="float">
            <text:p>0.032555</text:p>
          </table:table-cell>
          <table:table-cell office:value-type="float" office:value="0.079657" calcext:value-type="float">
            <text:p>0.0796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0434" calcext:value-type="float">
            <text:p>0.050434</text:p>
          </table:table-cell>
          <table:table-cell office:value-type="float" office:value="0.05869" calcext:value-type="float">
            <text:p>0.0586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263" calcext:value-type="float">
            <text:p>0.03263</text:p>
          </table:table-cell>
          <table:table-cell office:value-type="float" office:value="0.068679" calcext:value-type="float">
            <text:p>0.06867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363" calcext:value-type="float">
            <text:p>0.03363</text:p>
          </table:table-cell>
          <table:table-cell office:value-type="float" office:value="0.074254" calcext:value-type="float">
            <text:p>0.07425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8279" calcext:value-type="float">
            <text:p>0.028279</text:p>
          </table:table-cell>
          <table:table-cell office:value-type="float" office:value="0.06836" calcext:value-type="float">
            <text:p>0.068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7806" calcext:value-type="float">
            <text:p>0.07806</text:p>
          </table:table-cell>
          <table:table-cell office:value-type="float" office:value="0.061109" calcext:value-type="float">
            <text:p>0.06110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0603" calcext:value-type="float">
            <text:p>0.030603</text:p>
          </table:table-cell>
          <table:table-cell office:value-type="float" office:value="0.073598" calcext:value-type="float">
            <text:p>0.07359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4651" calcext:value-type="float">
            <text:p>0.034651</text:p>
          </table:table-cell>
          <table:table-cell office:value-type="float" office:value="0.085284" calcext:value-type="float">
            <text:p>0.08528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9107" calcext:value-type="float">
            <text:p>0.029107</text:p>
          </table:table-cell>
          <table:table-cell office:value-type="float" office:value="0.066431" calcext:value-type="float">
            <text:p>0.0664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0468" calcext:value-type="float">
            <text:p>0.10468</text:p>
          </table:table-cell>
          <table:table-cell office:value-type="float" office:value="0.077947" calcext:value-type="float">
            <text:p>0.07794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6028" calcext:value-type="float">
            <text:p>0.036028</text:p>
          </table:table-cell>
          <table:table-cell office:value-type="float" office:value="0.065138" calcext:value-type="float">
            <text:p>0.06513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2692" calcext:value-type="float">
            <text:p>0.032692</text:p>
          </table:table-cell>
          <table:table-cell office:value-type="float" office:value="0.07112" calcext:value-type="float">
            <text:p>0.071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8172" calcext:value-type="float">
            <text:p>0.028172</text:p>
          </table:table-cell>
          <table:table-cell office:value-type="float" office:value="0.050724" calcext:value-type="float">
            <text:p>0.0507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9902" calcext:value-type="float">
            <text:p>0.039902</text:p>
          </table:table-cell>
          <table:table-cell office:value-type="float" office:value="0.075875" calcext:value-type="float">
            <text:p>0.07587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1938" calcext:value-type="float">
            <text:p>0.031938</text:p>
          </table:table-cell>
          <table:table-cell office:value-type="float" office:value="0.070826" calcext:value-type="float">
            <text:p>0.07082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7803" calcext:value-type="float">
            <text:p>0.027803</text:p>
          </table:table-cell>
          <table:table-cell office:value-type="float" office:value="0.08383" calcext:value-type="float">
            <text:p>0.0838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8748" calcext:value-type="float">
            <text:p>0.028748</text:p>
          </table:table-cell>
          <table:table-cell office:value-type="float" office:value="0.06888" calcext:value-type="float">
            <text:p>0.068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65958" calcext:value-type="float">
            <text:p>0.065958</text:p>
          </table:table-cell>
          <table:table-cell office:value-type="float" office:value="0.092589" calcext:value-type="float">
            <text:p>0.09258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60081" calcext:value-type="float">
            <text:p>0.06008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1403" calcext:value-type="float">
            <text:p>0.031403</text:p>
          </table:table-cell>
          <table:table-cell office:value-type="float" office:value="0.080477" calcext:value-type="float">
            <text:p>0.08047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9743" calcext:value-type="float">
            <text:p>0.029743</text:p>
          </table:table-cell>
          <table:table-cell office:value-type="float" office:value="0.05282" calcext:value-type="float">
            <text:p>0.052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4083" calcext:value-type="float">
            <text:p>0.24083</text:p>
          </table:table-cell>
          <table:table-cell office:value-type="float" office:value="0.084713" calcext:value-type="float">
            <text:p>0.08471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484" calcext:value-type="float">
            <text:p>0.03484</text:p>
          </table:table-cell>
          <table:table-cell office:value-type="float" office:value="0.076061" calcext:value-type="float">
            <text:p>0.07606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9709" calcext:value-type="float">
            <text:p>0.029709</text:p>
          </table:table-cell>
          <table:table-cell office:value-type="float" office:value="0.067467" calcext:value-type="float">
            <text:p>0.0674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8512" calcext:value-type="float">
            <text:p>0.028512</text:p>
          </table:table-cell>
          <table:table-cell office:value-type="float" office:value="0.085365" calcext:value-type="float">
            <text:p>0.0853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5473" calcext:value-type="float">
            <text:p>0.35473</text:p>
          </table:table-cell>
          <table:table-cell office:value-type="float" office:value="0.071683" calcext:value-type="float">
            <text:p>0.07168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47557" calcext:value-type="float">
            <text:p>0.047557</text:p>
          </table:table-cell>
          <table:table-cell office:value-type="float" office:value="0.071911" calcext:value-type="float">
            <text:p>0.0719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1763" calcext:value-type="float">
            <text:p>0.031763</text:p>
          </table:table-cell>
          <table:table-cell office:value-type="float" office:value="0.064519" calcext:value-type="float">
            <text:p>0.06451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9061" calcext:value-type="float">
            <text:p>0.029061</text:p>
          </table:table-cell>
          <table:table-cell office:value-type="float" office:value="0.078037" calcext:value-type="float">
            <text:p>0.0780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1981" calcext:value-type="float">
            <text:p>0.041981</text:p>
          </table:table-cell>
          <table:table-cell office:value-type="float" office:value="0.071073" calcext:value-type="float">
            <text:p>0.07107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8562" calcext:value-type="float">
            <text:p>0.038562</text:p>
          </table:table-cell>
          <table:table-cell office:value-type="float" office:value="0.056689" calcext:value-type="float">
            <text:p>0.05668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7719" calcext:value-type="float">
            <text:p>0.027719</text:p>
          </table:table-cell>
          <table:table-cell office:value-type="float" office:value="0.061193" calcext:value-type="float">
            <text:p>0.06119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4859" calcext:value-type="float">
            <text:p>0.024859</text:p>
          </table:table-cell>
          <table:table-cell office:value-type="float" office:value="0.074124" calcext:value-type="float">
            <text:p>0.0741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6032" calcext:value-type="float">
            <text:p>0.056032</text:p>
          </table:table-cell>
          <table:table-cell office:value-type="float" office:value="0.070464" calcext:value-type="float">
            <text:p>0.07046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4036" calcext:value-type="float">
            <text:p>0.034036</text:p>
          </table:table-cell>
          <table:table-cell office:value-type="float" office:value="0.071154" calcext:value-type="float">
            <text:p>0.07115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7564" calcext:value-type="float">
            <text:p>0.027564</text:p>
          </table:table-cell>
          <table:table-cell office:value-type="float" office:value="0.098537" calcext:value-type="float">
            <text:p>0.09853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9156" calcext:value-type="float">
            <text:p>0.029156</text:p>
          </table:table-cell>
          <table:table-cell office:value-type="float" office:value="0.079032" calcext:value-type="float">
            <text:p>0.0790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61069" calcext:value-type="float">
            <text:p>0.061069</text:p>
          </table:table-cell>
          <table:table-cell office:value-type="float" office:value="0.095684" calcext:value-type="float">
            <text:p>0.09568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9012" calcext:value-type="float">
            <text:p>0.029012</text:p>
          </table:table-cell>
          <table:table-cell office:value-type="float" office:value="0.05839" calcext:value-type="float">
            <text:p>0.0583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9001" calcext:value-type="float">
            <text:p>0.029001</text:p>
          </table:table-cell>
          <table:table-cell office:value-type="float" office:value="0.079979" calcext:value-type="float">
            <text:p>0.07997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9897" calcext:value-type="float">
            <text:p>0.029897</text:p>
          </table:table-cell>
          <table:table-cell office:value-type="float" office:value="0.07159" calcext:value-type="float">
            <text:p>0.071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66796" calcext:value-type="float">
            <text:p>0.066796</text:p>
          </table:table-cell>
          <table:table-cell office:value-type="float" office:value="0.078946" calcext:value-type="float">
            <text:p>0.07894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4373" calcext:value-type="float">
            <text:p>0.034373</text:p>
          </table:table-cell>
          <table:table-cell office:value-type="float" office:value="0.074439" calcext:value-type="float">
            <text:p>0.07443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641" calcext:value-type="float">
            <text:p>0.02641</text:p>
          </table:table-cell>
          <table:table-cell office:value-type="float" office:value="0.072009" calcext:value-type="float">
            <text:p>0.07200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8497" calcext:value-type="float">
            <text:p>0.028497</text:p>
          </table:table-cell>
          <table:table-cell office:value-type="float" office:value="0.06629" calcext:value-type="float">
            <text:p>0.066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6189" calcext:value-type="float">
            <text:p>0.26189</text:p>
          </table:table-cell>
          <table:table-cell office:value-type="float" office:value="0.069466" calcext:value-type="float">
            <text:p>0.06946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0487" calcext:value-type="float">
            <text:p>0.030487</text:p>
          </table:table-cell>
          <table:table-cell office:value-type="float" office:value="0.07244" calcext:value-type="float">
            <text:p>0.0724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1838" calcext:value-type="float">
            <text:p>0.031838</text:p>
          </table:table-cell>
          <table:table-cell office:value-type="float" office:value="0.10091" calcext:value-type="float">
            <text:p>0.100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9681" calcext:value-type="float">
            <text:p>0.029681</text:p>
          </table:table-cell>
          <table:table-cell office:value-type="float" office:value="0.067923" calcext:value-type="float">
            <text:p>0.0679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99952" calcext:value-type="float">
            <text:p>0.099952</text:p>
          </table:table-cell>
          <table:table-cell office:value-type="float" office:value="0.071524" calcext:value-type="float">
            <text:p>0.0715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9034" calcext:value-type="float">
            <text:p>0.039034</text:p>
          </table:table-cell>
          <table:table-cell office:value-type="float" office:value="0.071271" calcext:value-type="float">
            <text:p>0.07127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5963" calcext:value-type="float">
            <text:p>0.025963</text:p>
          </table:table-cell>
          <table:table-cell office:value-type="float" office:value="0.091287" calcext:value-type="float">
            <text:p>0.0912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7062" calcext:value-type="float">
            <text:p>0.027062</text:p>
          </table:table-cell>
          <table:table-cell office:value-type="float" office:value="0.089546" calcext:value-type="float">
            <text:p>0.0895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67585" calcext:value-type="float">
            <text:p>0.067585</text:p>
          </table:table-cell>
          <table:table-cell office:value-type="float" office:value="0.068592" calcext:value-type="float">
            <text:p>0.0685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2254" calcext:value-type="float">
            <text:p>0.032254</text:p>
          </table:table-cell>
          <table:table-cell office:value-type="float" office:value="0.065473" calcext:value-type="float">
            <text:p>0.06547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8333" calcext:value-type="float">
            <text:p>0.028333</text:p>
          </table:table-cell>
          <table:table-cell office:value-type="float" office:value="0.066118" calcext:value-type="float">
            <text:p>0.06611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8595" calcext:value-type="float">
            <text:p>0.028595</text:p>
          </table:table-cell>
          <table:table-cell office:value-type="float" office:value="0.093365" calcext:value-type="float">
            <text:p>0.0933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72774" calcext:value-type="float">
            <text:p>0.072774</text:p>
          </table:table-cell>
          <table:table-cell office:value-type="float" office:value="0.077026" calcext:value-type="float">
            <text:p>0.07702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68282" calcext:value-type="float">
            <text:p>0.06828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8684" calcext:value-type="float">
            <text:p>0.028684</text:p>
          </table:table-cell>
          <table:table-cell office:value-type="float" office:value="0.071534" calcext:value-type="float">
            <text:p>0.07153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4867" calcext:value-type="float">
            <text:p>0.024867</text:p>
          </table:table-cell>
          <table:table-cell office:value-type="float" office:value="0.080459" calcext:value-type="float">
            <text:p>0.0804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5283" calcext:value-type="float">
            <text:p>0.045283</text:p>
          </table:table-cell>
          <table:table-cell office:value-type="float" office:value="0.065361" calcext:value-type="float">
            <text:p>0.06536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3444" calcext:value-type="float">
            <text:p>0.033444</text:p>
          </table:table-cell>
          <table:table-cell office:value-type="float" office:value="0.06997" calcext:value-type="float">
            <text:p>0.0699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4415" calcext:value-type="float">
            <text:p>0.034415</text:p>
          </table:table-cell>
          <table:table-cell office:value-type="float" office:value="0.099817" calcext:value-type="float">
            <text:p>0.09981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8599" calcext:value-type="float">
            <text:p>0.028599</text:p>
          </table:table-cell>
          <table:table-cell office:value-type="float" office:value="0.083245" calcext:value-type="float">
            <text:p>0.0832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7777" calcext:value-type="float">
            <text:p>0.057777</text:p>
          </table:table-cell>
          <table:table-cell office:value-type="float" office:value="0.08858" calcext:value-type="float">
            <text:p>0.0885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4917" calcext:value-type="float">
            <text:p>0.04917</text:p>
          </table:table-cell>
          <table:table-cell office:value-type="float" office:value="0.071412" calcext:value-type="float">
            <text:p>0.0714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0578" calcext:value-type="float">
            <text:p>0.030578</text:p>
          </table:table-cell>
          <table:table-cell office:value-type="float" office:value="0.074535" calcext:value-type="float">
            <text:p>0.07453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934" calcext:value-type="float">
            <text:p>0.02934</text:p>
          </table:table-cell>
          <table:table-cell office:value-type="float" office:value="0.072695" calcext:value-type="float">
            <text:p>0.0726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4785" calcext:value-type="float">
            <text:p>0.24785</text:p>
          </table:table-cell>
          <table:table-cell office:value-type="float" office:value="0.074745" calcext:value-type="float">
            <text:p>0.0747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49711" calcext:value-type="float">
            <text:p>0.049711</text:p>
          </table:table-cell>
          <table:table-cell office:value-type="float" office:value="0.072479" calcext:value-type="float">
            <text:p>0.07247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6492" calcext:value-type="float">
            <text:p>0.026492</text:p>
          </table:table-cell>
          <table:table-cell office:value-type="float" office:value="0.080914" calcext:value-type="float">
            <text:p>0.0809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9908" calcext:value-type="float">
            <text:p>0.029908</text:p>
          </table:table-cell>
          <table:table-cell office:value-type="float" office:value="0.062641" calcext:value-type="float">
            <text:p>0.0626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2825" calcext:value-type="float">
            <text:p>0.12825</text:p>
          </table:table-cell>
          <table:table-cell office:value-type="float" office:value="0.067134" calcext:value-type="float">
            <text:p>0.06713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615" calcext:value-type="float">
            <text:p>0.03615</text:p>
          </table:table-cell>
          <table:table-cell office:value-type="float" office:value="0.048675" calcext:value-type="float">
            <text:p>0.04867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8022" calcext:value-type="float">
            <text:p>0.028022</text:p>
          </table:table-cell>
          <table:table-cell office:value-type="float" office:value="0.062176" calcext:value-type="float">
            <text:p>0.06217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7886" calcext:value-type="float">
            <text:p>0.027886</text:p>
          </table:table-cell>
          <table:table-cell office:value-type="float" office:value="0.087944" calcext:value-type="float">
            <text:p>0.0879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356" calcext:value-type="float">
            <text:p>0.13356</text:p>
          </table:table-cell>
          <table:table-cell office:value-type="float" office:value="0.063561" calcext:value-type="float">
            <text:p>0.06356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49904" calcext:value-type="float">
            <text:p>0.049904</text:p>
          </table:table-cell>
          <table:table-cell office:value-type="float" office:value="0.097467" calcext:value-type="float">
            <text:p>0.0974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893" calcext:value-type="float">
            <text:p>0.02893</text:p>
          </table:table-cell>
          <table:table-cell office:value-type="float" office:value="0.05851" calcext:value-type="float">
            <text:p>0.0585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6502" calcext:value-type="float">
            <text:p>0.026502</text:p>
          </table:table-cell>
          <table:table-cell office:value-type="float" office:value="0.079489" calcext:value-type="float">
            <text:p>0.0794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7381" calcext:value-type="float">
            <text:p>0.047381</text:p>
          </table:table-cell>
          <table:table-cell office:value-type="float" office:value="0.076649" calcext:value-type="float">
            <text:p>0.07664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4558" calcext:value-type="float">
            <text:p>0.034558</text:p>
          </table:table-cell>
          <table:table-cell office:value-type="float" office:value="0.070914" calcext:value-type="float">
            <text:p>0.0709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8021" calcext:value-type="float">
            <text:p>0.028021</text:p>
          </table:table-cell>
          <table:table-cell office:value-type="float" office:value="0.077792" calcext:value-type="float">
            <text:p>0.0777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6558" calcext:value-type="float">
            <text:p>0.026558</text:p>
          </table:table-cell>
          <table:table-cell office:value-type="float" office:value="0.083126" calcext:value-type="float">
            <text:p>0.0831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2887" calcext:value-type="float">
            <text:p>0.12887</text:p>
          </table:table-cell>
          <table:table-cell office:value-type="float" office:value="0.070571" calcext:value-type="float">
            <text:p>0.07057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46597" calcext:value-type="float">
            <text:p>0.046597</text:p>
          </table:table-cell>
          <table:table-cell office:value-type="float" office:value="0.077718" calcext:value-type="float">
            <text:p>0.07771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1569" calcext:value-type="float">
            <text:p>0.031569</text:p>
          </table:table-cell>
          <table:table-cell office:value-type="float" office:value="0.081874" calcext:value-type="float">
            <text:p>0.08187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8614" calcext:value-type="float">
            <text:p>0.028614</text:p>
          </table:table-cell>
          <table:table-cell office:value-type="float" office:value="0.09062" calcext:value-type="float">
            <text:p>0.090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4906" calcext:value-type="float">
            <text:p>0.034906</text:p>
          </table:table-cell>
          <table:table-cell office:value-type="float" office:value="0.090445" calcext:value-type="float">
            <text:p>0.0904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5407" calcext:value-type="float">
            <text:p>0.035407</text:p>
          </table:table-cell>
          <table:table-cell office:value-type="float" office:value="0.079371" calcext:value-type="float">
            <text:p>0.07937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4976" calcext:value-type="float">
            <text:p>0.034976</text:p>
          </table:table-cell>
          <table:table-cell office:value-type="float" office:value="0.073564" calcext:value-type="float">
            <text:p>0.07356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7252" calcext:value-type="float">
            <text:p>0.027252</text:p>
          </table:table-cell>
          <table:table-cell office:value-type="float" office:value="0.079577" calcext:value-type="float">
            <text:p>0.0795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65668" calcext:value-type="float">
            <text:p>0.065668</text:p>
          </table:table-cell>
          <table:table-cell office:value-type="float" office:value="0.075059" calcext:value-type="float">
            <text:p>0.07505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57182" calcext:value-type="float">
            <text:p>0.057182</text:p>
          </table:table-cell>
          <table:table-cell office:value-type="float" office:value="0.066169" calcext:value-type="float">
            <text:p>0.06616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4089" calcext:value-type="float">
            <text:p>0.04089</text:p>
          </table:table-cell>
          <table:table-cell office:value-type="float" office:value="0.091266" calcext:value-type="float">
            <text:p>0.09126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1388" calcext:value-type="float">
            <text:p>0.031388</text:p>
          </table:table-cell>
          <table:table-cell office:value-type="float" office:value="0.083451" calcext:value-type="float">
            <text:p>0.0834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2125" calcext:value-type="float">
            <text:p>0.52125</text:p>
          </table:table-cell>
          <table:table-cell office:value-type="float" office:value="0.081688" calcext:value-type="float">
            <text:p>0.08168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60452" calcext:value-type="float">
            <text:p>0.060452</text:p>
          </table:table-cell>
          <table:table-cell office:value-type="float" office:value="0.090357" calcext:value-type="float">
            <text:p>0.09035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6622" calcext:value-type="float">
            <text:p>0.036622</text:p>
          </table:table-cell>
          <table:table-cell office:value-type="float" office:value="0.087029" calcext:value-type="float">
            <text:p>0.08702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7557" calcext:value-type="float">
            <text:p>0.027557</text:p>
          </table:table-cell>
          <table:table-cell office:value-type="float" office:value="0.099137" calcext:value-type="float">
            <text:p>0.0991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1573" calcext:value-type="float">
            <text:p>0.071573</text:p>
          </table:table-cell>
          <table:table-cell office:value-type="float" office:value="0.12035" calcext:value-type="float">
            <text:p>0.120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4818" calcext:value-type="float">
            <text:p>0.034818</text:p>
          </table:table-cell>
          <table:table-cell office:value-type="float" office:value="0.07953" calcext:value-type="float">
            <text:p>0.0795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909" calcext:value-type="float">
            <text:p>0.02909</text:p>
          </table:table-cell>
          <table:table-cell office:value-type="float" office:value="0.085984" calcext:value-type="float">
            <text:p>0.08598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0423" calcext:value-type="float">
            <text:p>0.030423</text:p>
          </table:table-cell>
          <table:table-cell office:value-type="float" office:value="0.083934" calcext:value-type="float">
            <text:p>0.0839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8499" calcext:value-type="float">
            <text:p>0.078499</text:p>
          </table:table-cell>
          <table:table-cell office:value-type="float" office:value="0.10646" calcext:value-type="float">
            <text:p>0.106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72021" calcext:value-type="float">
            <text:p>0.072021</text:p>
          </table:table-cell>
          <table:table-cell office:value-type="float" office:value="0.082779" calcext:value-type="float">
            <text:p>0.08277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3837" calcext:value-type="float">
            <text:p>0.033837</text:p>
          </table:table-cell>
          <table:table-cell office:value-type="float" office:value="0.093502" calcext:value-type="float">
            <text:p>0.09350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7739" calcext:value-type="float">
            <text:p>0.027739</text:p>
          </table:table-cell>
          <table:table-cell office:value-type="float" office:value="0.084512" calcext:value-type="float">
            <text:p>0.0845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0893" calcext:value-type="float">
            <text:p>0.10893</text:p>
          </table:table-cell>
          <table:table-cell office:value-type="float" office:value="0.084304" calcext:value-type="float">
            <text:p>0.08430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2793" calcext:value-type="float">
            <text:p>0.032793</text:p>
          </table:table-cell>
          <table:table-cell office:value-type="float" office:value="0.094087" calcext:value-type="float">
            <text:p>0.09408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2179" calcext:value-type="float">
            <text:p>0.032179</text:p>
          </table:table-cell>
          <table:table-cell office:value-type="float" office:value="0.097822" calcext:value-type="float">
            <text:p>0.0978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7577" calcext:value-type="float">
            <text:p>0.027577</text:p>
          </table:table-cell>
          <table:table-cell office:value-type="float" office:value="0.084796" calcext:value-type="float">
            <text:p>0.0847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8175" calcext:value-type="float">
            <text:p>0.068175</text:p>
          </table:table-cell>
          <table:table-cell office:value-type="float" office:value="0.1109" calcext:value-type="float">
            <text:p>0.110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3825" calcext:value-type="float">
            <text:p>0.033825</text:p>
          </table:table-cell>
          <table:table-cell office:value-type="float" office:value="0.12441" calcext:value-type="float">
            <text:p>0.1244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9889" calcext:value-type="float">
            <text:p>0.029889</text:p>
          </table:table-cell>
          <table:table-cell office:value-type="float" office:value="0.089708" calcext:value-type="float">
            <text:p>0.08970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8431" calcext:value-type="float">
            <text:p>0.028431</text:p>
          </table:table-cell>
          <table:table-cell office:value-type="float" office:value="0.11165" calcext:value-type="float">
            <text:p>0.111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567" calcext:value-type="float">
            <text:p>1.567</text:p>
          </table:table-cell>
          <table:table-cell office:value-type="float" office:value="0.08817" calcext:value-type="float">
            <text:p>0.0881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4136" calcext:value-type="float">
            <text:p>0.034136</text:p>
          </table:table-cell>
          <table:table-cell office:value-type="float" office:value="0.10809" calcext:value-type="float">
            <text:p>0.1080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654" calcext:value-type="float">
            <text:p>0.03654</text:p>
          </table:table-cell>
          <table:table-cell office:value-type="float" office:value="0.092976" calcext:value-type="float">
            <text:p>0.09297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7036" calcext:value-type="float">
            <text:p>0.027036</text:p>
          </table:table-cell>
          <table:table-cell office:value-type="float" office:value="0.087157" calcext:value-type="float">
            <text:p>0.0871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2132" calcext:value-type="float">
            <text:p>4.2132</text:p>
          </table:table-cell>
          <table:table-cell office:value-type="float" office:value="0.08698" calcext:value-type="float">
            <text:p>0.0869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9583" calcext:value-type="float">
            <text:p>0.029583</text:p>
          </table:table-cell>
          <table:table-cell office:value-type="float" office:value="0.10286" calcext:value-type="float">
            <text:p>0.1028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1677" calcext:value-type="float">
            <text:p>0.031677</text:p>
          </table:table-cell>
          <table:table-cell office:value-type="float" office:value="0.092796" calcext:value-type="float">
            <text:p>0.09279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8454" calcext:value-type="float">
            <text:p>0.028454</text:p>
          </table:table-cell>
          <table:table-cell office:value-type="float" office:value="0.08753" calcext:value-type="float">
            <text:p>0.087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93698" calcext:value-type="float">
            <text:p>0.093698</text:p>
          </table:table-cell>
          <table:table-cell office:value-type="float" office:value="0.12351" calcext:value-type="float">
            <text:p>0.1235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55695" calcext:value-type="float">
            <text:p>0.055695</text:p>
          </table:table-cell>
          <table:table-cell office:value-type="float" office:value="0.1094" calcext:value-type="float">
            <text:p>0.109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1272" calcext:value-type="float">
            <text:p>0.031272</text:p>
          </table:table-cell>
          <table:table-cell office:value-type="float" office:value="0.094145" calcext:value-type="float">
            <text:p>0.09414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9419" calcext:value-type="float">
            <text:p>0.029419</text:p>
          </table:table-cell>
          <table:table-cell office:value-type="float" office:value="0.078688" calcext:value-type="float">
            <text:p>0.0786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987" calcext:value-type="float">
            <text:p>0.2987</text:p>
          </table:table-cell>
          <table:table-cell office:value-type="float" office:value="0.084357" calcext:value-type="float">
            <text:p>0.08435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3741" calcext:value-type="float">
            <text:p>0.033741</text:p>
          </table:table-cell>
          <table:table-cell office:value-type="float" office:value="0.13004" calcext:value-type="float">
            <text:p>0.1300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6672" calcext:value-type="float">
            <text:p>0.036672</text:p>
          </table:table-cell>
          <table:table-cell office:value-type="float" office:value="0.082592" calcext:value-type="float">
            <text:p>0.08259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0219" calcext:value-type="float">
            <text:p>0.030219</text:p>
          </table:table-cell>
          <table:table-cell office:value-type="float" office:value="0.10247" calcext:value-type="float">
            <text:p>0.102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2254" calcext:value-type="float">
            <text:p>0.42254</text:p>
          </table:table-cell>
          <table:table-cell office:value-type="float" office:value="0.10133" calcext:value-type="float">
            <text:p>0.1013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43891" calcext:value-type="float">
            <text:p>0.043891</text:p>
          </table:table-cell>
          <table:table-cell office:value-type="float" office:value="0.079661" calcext:value-type="float">
            <text:p>0.07966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0263" calcext:value-type="float">
            <text:p>0.030263</text:p>
          </table:table-cell>
          <table:table-cell office:value-type="float" office:value="0.1134" calcext:value-type="float">
            <text:p>0.113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0726" calcext:value-type="float">
            <text:p>0.030726</text:p>
          </table:table-cell>
          <table:table-cell office:value-type="float" office:value="0.11598" calcext:value-type="float">
            <text:p>0.115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5465" calcext:value-type="float">
            <text:p>0.25465</text:p>
          </table:table-cell>
          <table:table-cell office:value-type="float" office:value="0.092516" calcext:value-type="float">
            <text:p>0.09251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432" calcext:value-type="float">
            <text:p>0.03432</text:p>
          </table:table-cell>
          <table:table-cell office:value-type="float" office:value="0.0873" calcext:value-type="float">
            <text:p>0.087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1658" calcext:value-type="float">
            <text:p>0.031658</text:p>
          </table:table-cell>
          <table:table-cell office:value-type="float" office:value="0.086224" calcext:value-type="float">
            <text:p>0.08622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8147" calcext:value-type="float">
            <text:p>0.028147</text:p>
          </table:table-cell>
          <table:table-cell office:value-type="float" office:value="0.090181" calcext:value-type="float">
            <text:p>0.0901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1704" calcext:value-type="float">
            <text:p>0.51704</text:p>
          </table:table-cell>
          <table:table-cell office:value-type="float" office:value="0.089192" calcext:value-type="float">
            <text:p>0.08919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1905" calcext:value-type="float">
            <text:p>0.031905</text:p>
          </table:table-cell>
          <table:table-cell office:value-type="float" office:value="0.11339" calcext:value-type="float">
            <text:p>0.1133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1319" calcext:value-type="float">
            <text:p>0.031319</text:p>
          </table:table-cell>
          <table:table-cell office:value-type="float" office:value="0.067076" calcext:value-type="float">
            <text:p>0.06707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0229" calcext:value-type="float">
            <text:p>0.030229</text:p>
          </table:table-cell>
          <table:table-cell office:value-type="float" office:value="0.089855" calcext:value-type="float">
            <text:p>0.0898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4862" calcext:value-type="float">
            <text:p>0.14862</text:p>
          </table:table-cell>
          <table:table-cell office:value-type="float" office:value="0.096056" calcext:value-type="float">
            <text:p>0.09605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7746" calcext:value-type="float">
            <text:p>0.037746</text:p>
          </table:table-cell>
          <table:table-cell office:value-type="float" office:value="0.11446" calcext:value-type="float">
            <text:p>0.114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8332" calcext:value-type="float">
            <text:p>0.028332</text:p>
          </table:table-cell>
          <table:table-cell office:value-type="float" office:value="0.095133" calcext:value-type="float">
            <text:p>0.09513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6689" calcext:value-type="float">
            <text:p>0.026689</text:p>
          </table:table-cell>
          <table:table-cell office:value-type="float" office:value="0.091284" calcext:value-type="float">
            <text:p>0.0912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2075" calcext:value-type="float">
            <text:p>0.12075</text:p>
          </table:table-cell>
          <table:table-cell office:value-type="float" office:value="0.076032" calcext:value-type="float">
            <text:p>0.07603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42705" calcext:value-type="float">
            <text:p>0.042705</text:p>
          </table:table-cell>
          <table:table-cell office:value-type="float" office:value="0.080671" calcext:value-type="float">
            <text:p>0.08067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1712" calcext:value-type="float">
            <text:p>0.031712</text:p>
          </table:table-cell>
          <table:table-cell office:value-type="float" office:value="0.11733" calcext:value-type="float">
            <text:p>0.1173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6326" calcext:value-type="float">
            <text:p>0.026326</text:p>
          </table:table-cell>
          <table:table-cell office:value-type="float" office:value="0.092814" calcext:value-type="float">
            <text:p>0.0928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81871" calcext:value-type="float">
            <text:p>0.081871</text:p>
          </table:table-cell>
          <table:table-cell office:value-type="float" office:value="0.10636" calcext:value-type="float">
            <text:p>0.1063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9241" calcext:value-type="float">
            <text:p>0.029241</text:p>
          </table:table-cell>
          <table:table-cell office:value-type="float" office:value="0.090544" calcext:value-type="float">
            <text:p>0.09054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6373" calcext:value-type="float">
            <text:p>0.036373</text:p>
          </table:table-cell>
          <table:table-cell office:value-type="float" office:value="0.090302" calcext:value-type="float">
            <text:p>0.09030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7897" calcext:value-type="float">
            <text:p>0.027897</text:p>
          </table:table-cell>
          <table:table-cell office:value-type="float" office:value="0.075486" calcext:value-type="float">
            <text:p>0.0754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0751" calcext:value-type="float">
            <text:p>0.10751</text:p>
          </table:table-cell>
          <table:table-cell office:value-type="float" office:value="0.10627" calcext:value-type="float">
            <text:p>0.1062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841" calcext:value-type="float">
            <text:p>0.03841</text:p>
          </table:table-cell>
          <table:table-cell office:value-type="float" office:value="0.10784" calcext:value-type="float">
            <text:p>0.1078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3064" calcext:value-type="float">
            <text:p>0.033064</text:p>
          </table:table-cell>
          <table:table-cell office:value-type="float" office:value="0.097357" calcext:value-type="float">
            <text:p>0.09735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9864" calcext:value-type="float">
            <text:p>0.029864</text:p>
          </table:table-cell>
          <table:table-cell office:value-type="float" office:value="0.074601" calcext:value-type="float">
            <text:p>0.0746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91317" calcext:value-type="float">
            <text:p>0.091317</text:p>
          </table:table-cell>
          <table:table-cell office:value-type="float" office:value="0.082261" calcext:value-type="float">
            <text:p>0.08226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9999" calcext:value-type="float">
            <text:p>0.039999</text:p>
          </table:table-cell>
          <table:table-cell office:value-type="float" office:value="0.084056" calcext:value-type="float">
            <text:p>0.08405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0923" calcext:value-type="float">
            <text:p>0.030923</text:p>
          </table:table-cell>
          <table:table-cell office:value-type="float" office:value="0.099047" calcext:value-type="float">
            <text:p>0.09904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8097" calcext:value-type="float">
            <text:p>0.028097</text:p>
          </table:table-cell>
          <table:table-cell office:value-type="float" office:value="0.086217" calcext:value-type="float">
            <text:p>0.0862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0271" calcext:value-type="float">
            <text:p>0.10271</text:p>
          </table:table-cell>
          <table:table-cell office:value-type="float" office:value="0.077545" calcext:value-type="float">
            <text:p>0.07754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2343" calcext:value-type="float">
            <text:p>0.032343</text:p>
          </table:table-cell>
          <table:table-cell office:value-type="float" office:value="0.072749" calcext:value-type="float">
            <text:p>0.07274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5878" calcext:value-type="float">
            <text:p>0.035878</text:p>
          </table:table-cell>
          <table:table-cell office:value-type="float" office:value="0.071426" calcext:value-type="float">
            <text:p>0.0714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9723" calcext:value-type="float">
            <text:p>0.029723</text:p>
          </table:table-cell>
          <table:table-cell office:value-type="float" office:value="0.099406" calcext:value-type="float">
            <text:p>0.0994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6469" calcext:value-type="float">
            <text:p>0.076469</text:p>
          </table:table-cell>
          <table:table-cell office:value-type="float" office:value="0.088095" calcext:value-type="float">
            <text:p>0.08809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49588" calcext:value-type="float">
            <text:p>0.049588</text:p>
          </table:table-cell>
          <table:table-cell office:value-type="float" office:value="0.06952" calcext:value-type="float">
            <text:p>0.0695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5412" calcext:value-type="float">
            <text:p>0.035412</text:p>
          </table:table-cell>
          <table:table-cell office:value-type="float" office:value="0.10393" calcext:value-type="float">
            <text:p>0.1039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864" calcext:value-type="float">
            <text:p>0.02864</text:p>
          </table:table-cell>
          <table:table-cell office:value-type="float" office:value="0.10905" calcext:value-type="float">
            <text:p>0.109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3955" calcext:value-type="float">
            <text:p>0.43955</text:p>
          </table:table-cell>
          <table:table-cell office:value-type="float" office:value="0.10761" calcext:value-type="float">
            <text:p>0.1076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71593" calcext:value-type="float">
            <text:p>0.071593</text:p>
          </table:table-cell>
          <table:table-cell office:value-type="float" office:value="0.084285" calcext:value-type="float">
            <text:p>0.08428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6145" calcext:value-type="float">
            <text:p>0.036145</text:p>
          </table:table-cell>
          <table:table-cell office:value-type="float" office:value="0.075096" calcext:value-type="float">
            <text:p>0.07509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9845" calcext:value-type="float">
            <text:p>0.029845</text:p>
          </table:table-cell>
          <table:table-cell office:value-type="float" office:value="0.097243" calcext:value-type="float">
            <text:p>0.0972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6341" calcext:value-type="float">
            <text:p>0.26341</text:p>
          </table:table-cell>
          <table:table-cell office:value-type="float" office:value="0.085248" calcext:value-type="float">
            <text:p>0.08524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45919" calcext:value-type="float">
            <text:p>0.045919</text:p>
          </table:table-cell>
          <table:table-cell office:value-type="float" office:value="0.097946" calcext:value-type="float">
            <text:p>0.0979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3459" calcext:value-type="float">
            <text:p>0.033459</text:p>
          </table:table-cell>
          <table:table-cell office:value-type="float" office:value="0.093517" calcext:value-type="float">
            <text:p>0.09351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7989" calcext:value-type="float">
            <text:p>0.027989</text:p>
          </table:table-cell>
          <table:table-cell office:value-type="float" office:value="0.10627" calcext:value-type="float">
            <text:p>0.106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1257" calcext:value-type="float">
            <text:p>0.31257</text:p>
          </table:table-cell>
          <table:table-cell office:value-type="float" office:value="0.10269" calcext:value-type="float">
            <text:p>0.1026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2224" calcext:value-type="float">
            <text:p>0.032224</text:p>
          </table:table-cell>
          <table:table-cell office:value-type="float" office:value="0.08716" calcext:value-type="float">
            <text:p>0.0871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1127" calcext:value-type="float">
            <text:p>0.031127</text:p>
          </table:table-cell>
          <table:table-cell office:value-type="float" office:value="0.10559" calcext:value-type="float">
            <text:p>0.1055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7359" calcext:value-type="float">
            <text:p>0.027359</text:p>
          </table:table-cell>
          <table:table-cell office:value-type="float" office:value="0.097797" calcext:value-type="float">
            <text:p>0.0977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56377" calcext:value-type="float">
            <text:p>0.056377</text:p>
          </table:table-cell>
          <table:table-cell office:value-type="float" office:value="0.10456" calcext:value-type="float">
            <text:p>0.1045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45275" calcext:value-type="float">
            <text:p>0.045275</text:p>
          </table:table-cell>
          <table:table-cell office:value-type="float" office:value="0.10063" calcext:value-type="float">
            <text:p>0.1006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0573" calcext:value-type="float">
            <text:p>0.030573</text:p>
          </table:table-cell>
          <table:table-cell office:value-type="float" office:value="0.08214" calcext:value-type="float">
            <text:p>0.082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7472" calcext:value-type="float">
            <text:p>0.027472</text:p>
          </table:table-cell>
          <table:table-cell office:value-type="float" office:value="0.10663" calcext:value-type="float">
            <text:p>0.106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0979" calcext:value-type="float">
            <text:p>0.80979</text:p>
          </table:table-cell>
          <table:table-cell office:value-type="float" office:value="0.069244" calcext:value-type="float">
            <text:p>0.06924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52957" calcext:value-type="float">
            <text:p>0.052957</text:p>
          </table:table-cell>
          <table:table-cell office:value-type="float" office:value="0.086639" calcext:value-type="float">
            <text:p>0.08663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8724" calcext:value-type="float">
            <text:p>0.028724</text:p>
          </table:table-cell>
          <table:table-cell office:value-type="float" office:value="0.084775" calcext:value-type="float">
            <text:p>0.0847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8922" calcext:value-type="float">
            <text:p>0.028922</text:p>
          </table:table-cell>
          <table:table-cell office:value-type="float" office:value="0.098895" calcext:value-type="float">
            <text:p>0.0988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51596" calcext:value-type="float">
            <text:p>0.051596</text:p>
          </table:table-cell>
          <table:table-cell office:value-type="float" office:value="0.081163" calcext:value-type="float">
            <text:p>0.08116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45267" calcext:value-type="float">
            <text:p>0.045267</text:p>
          </table:table-cell>
          <table:table-cell office:value-type="float" office:value="0.1023" calcext:value-type="float">
            <text:p>0.10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7063" calcext:value-type="float">
            <text:p>0.027063</text:p>
          </table:table-cell>
          <table:table-cell office:value-type="float" office:value="0.1077" calcext:value-type="float">
            <text:p>0.107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8692" calcext:value-type="float">
            <text:p>0.028692</text:p>
          </table:table-cell>
          <table:table-cell office:value-type="float" office:value="0.091336" calcext:value-type="float">
            <text:p>0.0913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1012" calcext:value-type="float">
            <text:p>0.11012</text:p>
          </table:table-cell>
          <table:table-cell office:value-type="float" office:value="0.10583" calcext:value-type="float">
            <text:p>0.1058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057" calcext:value-type="float">
            <text:p>0.03057</text:p>
          </table:table-cell>
          <table:table-cell office:value-type="float" office:value="0.11796" calcext:value-type="float">
            <text:p>0.1179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2683" calcext:value-type="float">
            <text:p>0.032683</text:p>
          </table:table-cell>
          <table:table-cell office:value-type="float" office:value="0.089437" calcext:value-type="float">
            <text:p>0.08943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7993" calcext:value-type="float">
            <text:p>0.027993</text:p>
          </table:table-cell>
          <table:table-cell office:value-type="float" office:value="0.092989" calcext:value-type="float">
            <text:p>0.0929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1617" calcext:value-type="float">
            <text:p>0.11617</text:p>
          </table:table-cell>
          <table:table-cell office:value-type="float" office:value="0.07829" calcext:value-type="float">
            <text:p>0.0782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50508" calcext:value-type="float">
            <text:p>0.050508</text:p>
          </table:table-cell>
          <table:table-cell office:value-type="float" office:value="0.087283" calcext:value-type="float">
            <text:p>0.08728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7287" calcext:value-type="float">
            <text:p>0.037287</text:p>
          </table:table-cell>
          <table:table-cell office:value-type="float" office:value="0.088184" calcext:value-type="float">
            <text:p>0.08818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1722" calcext:value-type="float">
            <text:p>0.031722</text:p>
          </table:table-cell>
          <table:table-cell office:value-type="float" office:value="0.098468" calcext:value-type="float">
            <text:p>0.0984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53421" calcext:value-type="float">
            <text:p>0.053421</text:p>
          </table:table-cell>
          <table:table-cell office:value-type="float" office:value="0.083514" calcext:value-type="float">
            <text:p>0.0835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4756" calcext:value-type="float">
            <text:p>0.04756</text:p>
          </table:table-cell>
          <table:table-cell office:value-type="float" office:value="0.087204" calcext:value-type="float">
            <text:p>0.08720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2755" calcext:value-type="float">
            <text:p>0.032755</text:p>
          </table:table-cell>
          <table:table-cell office:value-type="float" office:value="0.091438" calcext:value-type="float">
            <text:p>0.09143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2802" calcext:value-type="float">
            <text:p>0.032802</text:p>
          </table:table-cell>
          <table:table-cell office:value-type="float" office:value="0.080223" calcext:value-type="float">
            <text:p>0.0802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7079" calcext:value-type="float">
            <text:p>0.037079</text:p>
          </table:table-cell>
          <table:table-cell office:value-type="float" office:value="0.077118" calcext:value-type="float">
            <text:p>0.07711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5464" calcext:value-type="float">
            <text:p>0.05464</text:p>
          </table:table-cell>
          <table:table-cell office:value-type="float" office:value="0.098557" calcext:value-type="float">
            <text:p>0.09855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347" calcext:value-type="float">
            <text:p>0.03347</text:p>
          </table:table-cell>
          <table:table-cell office:value-type="float" office:value="0.085078" calcext:value-type="float">
            <text:p>0.08507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11539" calcext:value-type="float">
            <text:p>0.115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090798" calcext:value-type="float">
            <text:p>0.09079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8802" calcext:value-type="float">
            <text:p>0.038802</text:p>
          </table:table-cell>
          <table:table-cell office:value-type="float" office:value="0.11173" calcext:value-type="float">
            <text:p>0.1117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8986" calcext:value-type="float">
            <text:p>0.028986</text:p>
          </table:table-cell>
          <table:table-cell office:value-type="float" office:value="0.086249" calcext:value-type="float">
            <text:p>0.08624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3007" calcext:value-type="float">
            <text:p>0.033007</text:p>
          </table:table-cell>
          <table:table-cell office:value-type="float" office:value="0.073627" calcext:value-type="float">
            <text:p>0.0736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1918" calcext:value-type="float">
            <text:p>0.11918</text:p>
          </table:table-cell>
          <table:table-cell office:value-type="float" office:value="0.074699" calcext:value-type="float">
            <text:p>0.07469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4939" calcext:value-type="float">
            <text:p>0.034939</text:p>
          </table:table-cell>
          <table:table-cell office:value-type="float" office:value="0.11811" calcext:value-type="float">
            <text:p>0.118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8561" calcext:value-type="float">
            <text:p>0.028561</text:p>
          </table:table-cell>
          <table:table-cell office:value-type="float" office:value="0.09844" calcext:value-type="float">
            <text:p>0.0984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0613" calcext:value-type="float">
            <text:p>0.030613</text:p>
          </table:table-cell>
          <table:table-cell office:value-type="float" office:value="0.11115" calcext:value-type="float">
            <text:p>0.111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86741" calcext:value-type="float">
            <text:p>0.086741</text:p>
          </table:table-cell>
          <table:table-cell office:value-type="float" office:value="0.091234" calcext:value-type="float">
            <text:p>0.09123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775" calcext:value-type="float">
            <text:p>0.03775</text:p>
          </table:table-cell>
          <table:table-cell office:value-type="float" office:value="0.081121" calcext:value-type="float">
            <text:p>0.08112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9211" calcext:value-type="float">
            <text:p>0.029211</text:p>
          </table:table-cell>
          <table:table-cell office:value-type="float" office:value="0.10685" calcext:value-type="float">
            <text:p>0.1068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8851" calcext:value-type="float">
            <text:p>0.028851</text:p>
          </table:table-cell>
          <table:table-cell office:value-type="float" office:value="0.099422" calcext:value-type="float">
            <text:p>0.0994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9492" calcext:value-type="float">
            <text:p>0.09492</text:p>
          </table:table-cell>
          <table:table-cell office:value-type="float" office:value="0.099014" calcext:value-type="float">
            <text:p>0.0990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2612" calcext:value-type="float">
            <text:p>0.032612</text:p>
          </table:table-cell>
          <table:table-cell office:value-type="float" office:value="0.1041" calcext:value-type="float">
            <text:p>0.104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1514" calcext:value-type="float">
            <text:p>0.031514</text:p>
          </table:table-cell>
          <table:table-cell office:value-type="float" office:value="0.087432" calcext:value-type="float">
            <text:p>0.08743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8548" calcext:value-type="float">
            <text:p>0.028548</text:p>
          </table:table-cell>
          <table:table-cell office:value-type="float" office:value="0.073795" calcext:value-type="float">
            <text:p>0.0737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5.18" calcext:value-type="float">
            <text:p>125.18</text:p>
          </table:table-cell>
          <table:table-cell office:value-type="float" office:value="0.080502" calcext:value-type="float">
            <text:p>0.08050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6328" calcext:value-type="float">
            <text:p>0.036328</text:p>
          </table:table-cell>
          <table:table-cell office:value-type="float" office:value="0.092684" calcext:value-type="float">
            <text:p>0.09268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9021" calcext:value-type="float">
            <text:p>0.029021</text:p>
          </table:table-cell>
          <table:table-cell office:value-type="float" office:value="0.10687" calcext:value-type="float">
            <text:p>0.1068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0567" calcext:value-type="float">
            <text:p>0.030567</text:p>
          </table:table-cell>
          <table:table-cell office:value-type="float" office:value="0.11282" calcext:value-type="float">
            <text:p>0.112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98063" calcext:value-type="float">
            <text:p>0.098063</text:p>
          </table:table-cell>
          <table:table-cell office:value-type="float" office:value="0.081694" calcext:value-type="float">
            <text:p>0.08169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1826" calcext:value-type="float">
            <text:p>0.031826</text:p>
          </table:table-cell>
          <table:table-cell office:value-type="float" office:value="0.079173" calcext:value-type="float">
            <text:p>0.07917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0865" calcext:value-type="float">
            <text:p>0.030865</text:p>
          </table:table-cell>
          <table:table-cell office:value-type="float" office:value="0.089318" calcext:value-type="float">
            <text:p>0.08931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705" calcext:value-type="float">
            <text:p>0.02705</text:p>
          </table:table-cell>
          <table:table-cell office:value-type="float" office:value="0.11936" calcext:value-type="float">
            <text:p>0.119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85983" calcext:value-type="float">
            <text:p>0.085983</text:p>
          </table:table-cell>
          <table:table-cell office:value-type="float" office:value="0.10417" calcext:value-type="float">
            <text:p>0.1041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7066" calcext:value-type="float">
            <text:p>0.037066</text:p>
          </table:table-cell>
          <table:table-cell office:value-type="float" office:value="0.12486" calcext:value-type="float">
            <text:p>0.1248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5304" calcext:value-type="float">
            <text:p>0.035304</text:p>
          </table:table-cell>
          <table:table-cell office:value-type="float" office:value="0.085297" calcext:value-type="float">
            <text:p>0.08529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9954" calcext:value-type="float">
            <text:p>0.029954</text:p>
          </table:table-cell>
          <table:table-cell office:value-type="float" office:value="0.085032" calcext:value-type="float">
            <text:p>0.0850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3961" calcext:value-type="float">
            <text:p>1.3961</text:p>
          </table:table-cell>
          <table:table-cell office:value-type="float" office:value="0.093577" calcext:value-type="float">
            <text:p>0.09357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7362" calcext:value-type="float">
            <text:p>0.037362</text:p>
          </table:table-cell>
          <table:table-cell office:value-type="float" office:value="0.10244" calcext:value-type="float">
            <text:p>0.1024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8134" calcext:value-type="float">
            <text:p>0.028134</text:p>
          </table:table-cell>
          <table:table-cell office:value-type="float" office:value="0.09668" calcext:value-type="float">
            <text:p>0.0966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0018" calcext:value-type="float">
            <text:p>0.030018</text:p>
          </table:table-cell>
          <table:table-cell office:value-type="float" office:value="0.096643" calcext:value-type="float">
            <text:p>0.0966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7035" calcext:value-type="float">
            <text:p>0.067035</text:p>
          </table:table-cell>
          <table:table-cell office:value-type="float" office:value="0.099328" calcext:value-type="float">
            <text:p>0.09932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41584" calcext:value-type="float">
            <text:p>0.041584</text:p>
          </table:table-cell>
          <table:table-cell office:value-type="float" office:value="0.10484" calcext:value-type="float">
            <text:p>0.1048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8564" calcext:value-type="float">
            <text:p>0.028564</text:p>
          </table:table-cell>
          <table:table-cell office:value-type="float" office:value="0.07227" calcext:value-type="float">
            <text:p>0.0722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9203" calcext:value-type="float">
            <text:p>0.029203</text:p>
          </table:table-cell>
          <table:table-cell office:value-type="float" office:value="0.11356" calcext:value-type="float">
            <text:p>0.113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652" calcext:value-type="float">
            <text:p>0.1652</text:p>
          </table:table-cell>
          <table:table-cell office:value-type="float" office:value="0.11506" calcext:value-type="float">
            <text:p>0.1150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5398" calcext:value-type="float">
            <text:p>0.035398</text:p>
          </table:table-cell>
          <table:table-cell office:value-type="float" office:value="0.091079" calcext:value-type="float">
            <text:p>0.09107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2548" calcext:value-type="float">
            <text:p>0.032548</text:p>
          </table:table-cell>
          <table:table-cell office:value-type="float" office:value="0.096239" calcext:value-type="float">
            <text:p>0.09623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9532" calcext:value-type="float">
            <text:p>0.029532</text:p>
          </table:table-cell>
          <table:table-cell office:value-type="float" office:value="0.10897" calcext:value-type="float">
            <text:p>0.108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3879" calcext:value-type="float">
            <text:p>0.13879</text:p>
          </table:table-cell>
          <table:table-cell office:value-type="float" office:value="0.11249" calcext:value-type="float">
            <text:p>0.1124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46894" calcext:value-type="float">
            <text:p>0.046894</text:p>
          </table:table-cell>
          <table:table-cell office:value-type="float" office:value="0.086665" calcext:value-type="float">
            <text:p>0.08666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6338" calcext:value-type="float">
            <text:p>0.036338</text:p>
          </table:table-cell>
          <table:table-cell office:value-type="float" office:value="0.084766" calcext:value-type="float">
            <text:p>0.08476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0931" calcext:value-type="float">
            <text:p>0.030931</text:p>
          </table:table-cell>
          <table:table-cell office:value-type="float" office:value="0.083869" calcext:value-type="float">
            <text:p>0.0838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235" calcext:value-type="float">
            <text:p>0.1235</text:p>
          </table:table-cell>
          <table:table-cell office:value-type="float" office:value="0.098938" calcext:value-type="float">
            <text:p>0.09893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5633" calcext:value-type="float">
            <text:p>0.035633</text:p>
          </table:table-cell>
          <table:table-cell office:value-type="float" office:value="0.10286" calcext:value-type="float">
            <text:p>0.1028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4728" calcext:value-type="float">
            <text:p>0.034728</text:p>
          </table:table-cell>
          <table:table-cell office:value-type="float" office:value="0.080862" calcext:value-type="float">
            <text:p>0.08086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7023" calcext:value-type="float">
            <text:p>0.027023</text:p>
          </table:table-cell>
          <table:table-cell office:value-type="float" office:value="0.097352" calcext:value-type="float">
            <text:p>0.0973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8503" calcext:value-type="float">
            <text:p>0.58503</text:p>
          </table:table-cell>
          <table:table-cell office:value-type="float" office:value="0.11469" calcext:value-type="float">
            <text:p>0.1146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6796" calcext:value-type="float">
            <text:p>0.036796</text:p>
          </table:table-cell>
          <table:table-cell office:value-type="float" office:value="0.1243" calcext:value-type="float">
            <text:p>0.12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2395" calcext:value-type="float">
            <text:p>0.032395</text:p>
          </table:table-cell>
          <table:table-cell office:value-type="float" office:value="0.070311" calcext:value-type="float">
            <text:p>0.0703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0741" calcext:value-type="float">
            <text:p>0.030741</text:p>
          </table:table-cell>
          <table:table-cell office:value-type="float" office:value="0.07629" calcext:value-type="float">
            <text:p>0.076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94239" calcext:value-type="float">
            <text:p>0.094239</text:p>
          </table:table-cell>
          <table:table-cell office:value-type="float" office:value="0.10549" calcext:value-type="float">
            <text:p>0.1054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0072" calcext:value-type="float">
            <text:p>0.030072</text:p>
          </table:table-cell>
          <table:table-cell office:value-type="float" office:value="0.10636" calcext:value-type="float">
            <text:p>0.1063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9087" calcext:value-type="float">
            <text:p>0.029087</text:p>
          </table:table-cell>
          <table:table-cell office:value-type="float" office:value="0.096537" calcext:value-type="float">
            <text:p>0.09653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0704" calcext:value-type="float">
            <text:p>0.030704</text:p>
          </table:table-cell>
          <table:table-cell office:value-type="float" office:value="0.11164" calcext:value-type="float">
            <text:p>0.111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1501" calcext:value-type="float">
            <text:p>0.11501</text:p>
          </table:table-cell>
          <table:table-cell office:value-type="float" office:value="0.1076" calcext:value-type="float">
            <text:p>0.107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40188" calcext:value-type="float">
            <text:p>0.040188</text:p>
          </table:table-cell>
          <table:table-cell office:value-type="float" office:value="0.090012" calcext:value-type="float">
            <text:p>0.0900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0234" calcext:value-type="float">
            <text:p>0.030234</text:p>
          </table:table-cell>
          <table:table-cell office:value-type="float" office:value="0.080401" calcext:value-type="float">
            <text:p>0.08040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8778" calcext:value-type="float">
            <text:p>0.028778</text:p>
          </table:table-cell>
          <table:table-cell office:value-type="float" office:value="0.087241" calcext:value-type="float">
            <text:p>0.0872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8003" calcext:value-type="float">
            <text:p>0.18003</text:p>
          </table:table-cell>
          <table:table-cell office:value-type="float" office:value="0.10194" calcext:value-type="float">
            <text:p>0.1019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61666" calcext:value-type="float">
            <text:p>0.061666</text:p>
          </table:table-cell>
          <table:table-cell office:value-type="float" office:value="0.085544" calcext:value-type="float">
            <text:p>0.08554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6746" calcext:value-type="float">
            <text:p>0.026746</text:p>
          </table:table-cell>
          <table:table-cell office:value-type="float" office:value="0.075328" calcext:value-type="float">
            <text:p>0.07532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6278" calcext:value-type="float">
            <text:p>0.026278</text:p>
          </table:table-cell>
          <table:table-cell office:value-type="float" office:value="0.092612" calcext:value-type="float">
            <text:p>0.0926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88718" calcext:value-type="float">
            <text:p>0.088718</text:p>
          </table:table-cell>
          <table:table-cell office:value-type="float" office:value="0.097202" calcext:value-type="float">
            <text:p>0.09720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9203" calcext:value-type="float">
            <text:p>0.039203</text:p>
          </table:table-cell>
          <table:table-cell office:value-type="float" office:value="0.091665" calcext:value-type="float">
            <text:p>0.09166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1181" calcext:value-type="float">
            <text:p>0.031181</text:p>
          </table:table-cell>
          <table:table-cell office:value-type="float" office:value="0.088124" calcext:value-type="float">
            <text:p>0.08812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8972" calcext:value-type="float">
            <text:p>0.028972</text:p>
          </table:table-cell>
          <table:table-cell office:value-type="float" office:value="0.097768" calcext:value-type="float">
            <text:p>0.0977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52534" calcext:value-type="float">
            <text:p>0.052534</text:p>
          </table:table-cell>
          <table:table-cell office:value-type="float" office:value="0.077814" calcext:value-type="float">
            <text:p>0.0778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41081" calcext:value-type="float">
            <text:p>0.041081</text:p>
          </table:table-cell>
          <table:table-cell office:value-type="float" office:value="0.092142" calcext:value-type="float">
            <text:p>0.09214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914" calcext:value-type="float">
            <text:p>0.02914</text:p>
          </table:table-cell>
          <table:table-cell office:value-type="float" office:value="0.081874" calcext:value-type="float">
            <text:p>0.08187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918" calcext:value-type="float">
            <text:p>0.02918</text:p>
          </table:table-cell>
          <table:table-cell office:value-type="float" office:value="0.10308" calcext:value-type="float">
            <text:p>0.103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2701" calcext:value-type="float">
            <text:p>0.12701</text:p>
          </table:table-cell>
          <table:table-cell office:value-type="float" office:value="0.11024" calcext:value-type="float">
            <text:p>0.1102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8904" calcext:value-type="float">
            <text:p>0.038904</text:p>
          </table:table-cell>
          <table:table-cell office:value-type="float" office:value="0.084683" calcext:value-type="float">
            <text:p>0.08468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2074" calcext:value-type="float">
            <text:p>0.032074</text:p>
          </table:table-cell>
          <table:table-cell office:value-type="float" office:value="0.091325" calcext:value-type="float">
            <text:p>0.0913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8115" calcext:value-type="float">
            <text:p>0.028115</text:p>
          </table:table-cell>
          <table:table-cell office:value-type="float" office:value="0.079877" calcext:value-type="float">
            <text:p>0.0798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615" calcext:value-type="float">
            <text:p>0.03615</text:p>
          </table:table-cell>
          <table:table-cell office:value-type="float" office:value="0.090915" calcext:value-type="float">
            <text:p>0.0909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1285" calcext:value-type="float">
            <text:p>0.031285</text:p>
          </table:table-cell>
          <table:table-cell office:value-type="float" office:value="0.094315" calcext:value-type="float">
            <text:p>0.0943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8461" calcext:value-type="float">
            <text:p>0.028461</text:p>
          </table:table-cell>
          <table:table-cell office:value-type="float" office:value="0.10588" calcext:value-type="float">
            <text:p>0.1058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299" calcext:value-type="float">
            <text:p>0.03299</text:p>
          </table:table-cell>
          <table:table-cell office:value-type="float" office:value="0.09315" calcext:value-type="float">
            <text:p>0.093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2692" calcext:value-type="float">
            <text:p>0.32692</text:p>
          </table:table-cell>
          <table:table-cell office:value-type="float" office:value="0.080852" calcext:value-type="float">
            <text:p>0.08085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3247" calcext:value-type="float">
            <text:p>0.033247</text:p>
          </table:table-cell>
          <table:table-cell office:value-type="float" office:value="0.084673" calcext:value-type="float">
            <text:p>0.08467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7462" calcext:value-type="float">
            <text:p>0.037462</text:p>
          </table:table-cell>
          <table:table-cell office:value-type="float" office:value="0.065331" calcext:value-type="float">
            <text:p>0.06533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7592" calcext:value-type="float">
            <text:p>0.027592</text:p>
          </table:table-cell>
          <table:table-cell office:value-type="float" office:value="0.087889" calcext:value-type="float">
            <text:p>0.0878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58991" calcext:value-type="float">
            <text:p>0.058991</text:p>
          </table:table-cell>
          <table:table-cell office:value-type="float" office:value="0.10569" calcext:value-type="float">
            <text:p>0.1056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5181" calcext:value-type="float">
            <text:p>0.035181</text:p>
          </table:table-cell>
          <table:table-cell office:value-type="float" office:value="0.11437" calcext:value-type="float">
            <text:p>0.1143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1096" calcext:value-type="float">
            <text:p>0.031096</text:p>
          </table:table-cell>
          <table:table-cell office:value-type="float" office:value="0.099198" calcext:value-type="float">
            <text:p>0.09919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7523" calcext:value-type="float">
            <text:p>0.027523</text:p>
          </table:table-cell>
          <table:table-cell office:value-type="float" office:value="0.088137" calcext:value-type="float">
            <text:p>0.0881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4417" calcext:value-type="float">
            <text:p>0.14417</text:p>
          </table:table-cell>
          <table:table-cell office:value-type="float" office:value="0.12015" calcext:value-type="float">
            <text:p>0.1201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3561" calcext:value-type="float">
            <text:p>0.033561</text:p>
          </table:table-cell>
          <table:table-cell office:value-type="float" office:value="0.12246" calcext:value-type="float">
            <text:p>0.1224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4358" calcext:value-type="float">
            <text:p>0.034358</text:p>
          </table:table-cell>
          <table:table-cell office:value-type="float" office:value="0.11768" calcext:value-type="float">
            <text:p>0.1176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8745" calcext:value-type="float">
            <text:p>0.028745</text:p>
          </table:table-cell>
          <table:table-cell office:value-type="float" office:value="0.11442" calcext:value-type="float">
            <text:p>0.114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0824" calcext:value-type="float">
            <text:p>0.10824</text:p>
          </table:table-cell>
          <table:table-cell office:value-type="float" office:value="0.10293" calcext:value-type="float">
            <text:p>0.1029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4963" calcext:value-type="float">
            <text:p>0.034963</text:p>
          </table:table-cell>
          <table:table-cell office:value-type="float" office:value="0.099289" calcext:value-type="float">
            <text:p>0.09928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9646" calcext:value-type="float">
            <text:p>0.029646</text:p>
          </table:table-cell>
          <table:table-cell office:value-type="float" office:value="0.085471" calcext:value-type="float">
            <text:p>0.08547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1346" calcext:value-type="float">
            <text:p>0.031346</text:p>
          </table:table-cell>
          <table:table-cell office:value-type="float" office:value="0.1219" calcext:value-type="float">
            <text:p>0.12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50299" calcext:value-type="float">
            <text:p>0.050299</text:p>
          </table:table-cell>
          <table:table-cell office:value-type="float" office:value="0.10899" calcext:value-type="float">
            <text:p>0.1089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1665" calcext:value-type="float">
            <text:p>0.031665</text:p>
          </table:table-cell>
          <table:table-cell office:value-type="float" office:value="0.11601" calcext:value-type="float">
            <text:p>0.116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7398" calcext:value-type="float">
            <text:p>0.027398</text:p>
          </table:table-cell>
          <table:table-cell office:value-type="float" office:value="0.099017" calcext:value-type="float">
            <text:p>0.09901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9452" calcext:value-type="float">
            <text:p>0.029452</text:p>
          </table:table-cell>
          <table:table-cell office:value-type="float" office:value="0.10772" calcext:value-type="float">
            <text:p>0.107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7822" calcext:value-type="float">
            <text:p>0.47822</text:p>
          </table:table-cell>
          <table:table-cell office:value-type="float" office:value="0.09938" calcext:value-type="float">
            <text:p>0.0993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3008" calcext:value-type="float">
            <text:p>0.033008</text:p>
          </table:table-cell>
          <table:table-cell office:value-type="float" office:value="0.13224" calcext:value-type="float">
            <text:p>0.1322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1186" calcext:value-type="float">
            <text:p>0.031186</text:p>
          </table:table-cell>
          <table:table-cell office:value-type="float" office:value="0.12001" calcext:value-type="float">
            <text:p>0.120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7892" calcext:value-type="float">
            <text:p>0.027892</text:p>
          </table:table-cell>
          <table:table-cell office:value-type="float" office:value="0.10704" calcext:value-type="float">
            <text:p>0.107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2529" calcext:value-type="float">
            <text:p>3.2529</text:p>
          </table:table-cell>
          <table:table-cell office:value-type="float" office:value="0.10653" calcext:value-type="float">
            <text:p>0.1065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5831" calcext:value-type="float">
            <text:p>0.035831</text:p>
          </table:table-cell>
          <table:table-cell office:value-type="float" office:value="0.11302" calcext:value-type="float">
            <text:p>0.113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2707" calcext:value-type="float">
            <text:p>0.032707</text:p>
          </table:table-cell>
          <table:table-cell office:value-type="float" office:value="0.10403" calcext:value-type="float">
            <text:p>0.1040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9124" calcext:value-type="float">
            <text:p>0.029124</text:p>
          </table:table-cell>
          <table:table-cell office:value-type="float" office:value="0.12953" calcext:value-type="float">
            <text:p>0.129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0135" calcext:value-type="float">
            <text:p>0.10135</text:p>
          </table:table-cell>
          <table:table-cell office:value-type="float" office:value="0.10599" calcext:value-type="float">
            <text:p>0.1059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5474" calcext:value-type="float">
            <text:p>0.035474</text:p>
          </table:table-cell>
          <table:table-cell office:value-type="float" office:value="0.094013" calcext:value-type="float">
            <text:p>0.09401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5733" calcext:value-type="float">
            <text:p>0.035733</text:p>
          </table:table-cell>
          <table:table-cell office:value-type="float" office:value="0.093154" calcext:value-type="float">
            <text:p>0.09315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842" calcext:value-type="float">
            <text:p>0.02842</text:p>
          </table:table-cell>
          <table:table-cell office:value-type="float" office:value="0.10795" calcext:value-type="float">
            <text:p>0.107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5111" calcext:value-type="float">
            <text:p>0.065111</text:p>
          </table:table-cell>
          <table:table-cell office:value-type="float" office:value="0.12201" calcext:value-type="float">
            <text:p>0.122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8719" calcext:value-type="float">
            <text:p>0.038719</text:p>
          </table:table-cell>
          <table:table-cell office:value-type="float" office:value="0.1141" calcext:value-type="float">
            <text:p>0.114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1934" calcext:value-type="float">
            <text:p>0.031934</text:p>
          </table:table-cell>
          <table:table-cell office:value-type="float" office:value="0.12151" calcext:value-type="float">
            <text:p>0.1215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8205" calcext:value-type="float">
            <text:p>0.028205</text:p>
          </table:table-cell>
          <table:table-cell office:value-type="float" office:value="0.094172" calcext:value-type="float">
            <text:p>0.0941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4733" calcext:value-type="float">
            <text:p>0.64733</text:p>
          </table:table-cell>
          <table:table-cell office:value-type="float" office:value="0.1148" calcext:value-type="float">
            <text:p>0.114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4153" calcext:value-type="float">
            <text:p>0.034153</text:p>
          </table:table-cell>
          <table:table-cell office:value-type="float" office:value="0.10107" calcext:value-type="float">
            <text:p>0.1010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0113" calcext:value-type="float">
            <text:p>0.030113</text:p>
          </table:table-cell>
          <table:table-cell office:value-type="float" office:value="0.10782" calcext:value-type="float">
            <text:p>0.1078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6108" calcext:value-type="float">
            <text:p>0.026108</text:p>
          </table:table-cell>
          <table:table-cell office:value-type="float" office:value="0.088643" calcext:value-type="float">
            <text:p>0.0886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82321" calcext:value-type="float">
            <text:p>0.082321</text:p>
          </table:table-cell>
          <table:table-cell office:value-type="float" office:value="0.10304" calcext:value-type="float">
            <text:p>0.1030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5693" calcext:value-type="float">
            <text:p>0.035693</text:p>
          </table:table-cell>
          <table:table-cell office:value-type="float" office:value="0.10215" calcext:value-type="float">
            <text:p>0.1021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1109" calcext:value-type="float">
            <text:p>0.031109</text:p>
          </table:table-cell>
          <table:table-cell office:value-type="float" office:value="0.11465" calcext:value-type="float">
            <text:p>0.1146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0154" calcext:value-type="float">
            <text:p>0.030154</text:p>
          </table:table-cell>
          <table:table-cell office:value-type="float" office:value="0.11844" calcext:value-type="float">
            <text:p>0.118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75715" calcext:value-type="float">
            <text:p>0.075715</text:p>
          </table:table-cell>
          <table:table-cell office:value-type="float" office:value="0.090334" calcext:value-type="float">
            <text:p>0.09033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53075" calcext:value-type="float">
            <text:p>0.053075</text:p>
          </table:table-cell>
          <table:table-cell office:value-type="float" office:value="0.12247" calcext:value-type="float">
            <text:p>0.1224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3409" calcext:value-type="float">
            <text:p>0.033409</text:p>
          </table:table-cell>
          <table:table-cell office:value-type="float" office:value="0.10397" calcext:value-type="float">
            <text:p>0.1039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8408" calcext:value-type="float">
            <text:p>0.028408</text:p>
          </table:table-cell>
          <table:table-cell office:value-type="float" office:value="0.10593" calcext:value-type="float">
            <text:p>0.105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1598" calcext:value-type="float">
            <text:p>0.041598</text:p>
          </table:table-cell>
          <table:table-cell office:value-type="float" office:value="0.12229" calcext:value-type="float">
            <text:p>0.1222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6146" calcext:value-type="float">
            <text:p>0.036146</text:p>
          </table:table-cell>
          <table:table-cell office:value-type="float" office:value="0.10219" calcext:value-type="float">
            <text:p>0.102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2879" calcext:value-type="float">
            <text:p>0.032879</text:p>
          </table:table-cell>
          <table:table-cell office:value-type="float" office:value="0.084759" calcext:value-type="float">
            <text:p>0.08475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0151" calcext:value-type="float">
            <text:p>0.030151</text:p>
          </table:table-cell>
          <table:table-cell office:value-type="float" office:value="0.11109" calcext:value-type="float">
            <text:p>0.111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4562" calcext:value-type="float">
            <text:p>0.14562</text:p>
          </table:table-cell>
          <table:table-cell office:value-type="float" office:value="0.10702" calcext:value-type="float">
            <text:p>0.107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4711" calcext:value-type="float">
            <text:p>0.034711</text:p>
          </table:table-cell>
          <table:table-cell office:value-type="float" office:value="0.076065" calcext:value-type="float">
            <text:p>0.07606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9637" calcext:value-type="float">
            <text:p>0.029637</text:p>
          </table:table-cell>
          <table:table-cell office:value-type="float" office:value="0.10268" calcext:value-type="float">
            <text:p>0.1026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8094" calcext:value-type="float">
            <text:p>0.028094</text:p>
          </table:table-cell>
          <table:table-cell office:value-type="float" office:value="0.10848" calcext:value-type="float">
            <text:p>0.108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4627" calcext:value-type="float">
            <text:p>0.14627</text:p>
          </table:table-cell>
          <table:table-cell office:value-type="float" office:value="0.11809" calcext:value-type="float">
            <text:p>0.1180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2827" calcext:value-type="float">
            <text:p>0.032827</text:p>
          </table:table-cell>
          <table:table-cell office:value-type="float" office:value="0.10575" calcext:value-type="float">
            <text:p>0.1057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1232" calcext:value-type="float">
            <text:p>0.031232</text:p>
          </table:table-cell>
          <table:table-cell office:value-type="float" office:value="0.10476" calcext:value-type="float">
            <text:p>0.1047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8045" calcext:value-type="float">
            <text:p>0.028045</text:p>
          </table:table-cell>
          <table:table-cell office:value-type="float" office:value="0.11494" calcext:value-type="float">
            <text:p>0.114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315" calcext:value-type="float">
            <text:p>0.1315</text:p>
          </table:table-cell>
          <table:table-cell office:value-type="float" office:value="0.093797" calcext:value-type="float">
            <text:p>0.09379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40664" calcext:value-type="float">
            <text:p>0.040664</text:p>
          </table:table-cell>
          <table:table-cell office:value-type="float" office:value="0.09584" calcext:value-type="float">
            <text:p>0.0958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0398" calcext:value-type="float">
            <text:p>0.030398</text:p>
          </table:table-cell>
          <table:table-cell office:value-type="float" office:value="0.097858" calcext:value-type="float">
            <text:p>0.09785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6681" calcext:value-type="float">
            <text:p>0.026681</text:p>
          </table:table-cell>
          <table:table-cell office:value-type="float" office:value="0.11439" calcext:value-type="float">
            <text:p>0.114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1906" calcext:value-type="float">
            <text:p>0.11906</text:p>
          </table:table-cell>
          <table:table-cell office:value-type="float" office:value="0.1226" calcext:value-type="float">
            <text:p>0.122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5092" calcext:value-type="float">
            <text:p>0.035092</text:p>
          </table:table-cell>
          <table:table-cell office:value-type="float" office:value="0.10857" calcext:value-type="float">
            <text:p>0.1085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5912" calcext:value-type="float">
            <text:p>0.035912</text:p>
          </table:table-cell>
          <table:table-cell office:value-type="float" office:value="0.086252" calcext:value-type="float">
            <text:p>0.08625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0966" calcext:value-type="float">
            <text:p>0.030966</text:p>
          </table:table-cell>
          <table:table-cell office:value-type="float" office:value="0.091103" calcext:value-type="float">
            <text:p>0.0911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3793" calcext:value-type="float">
            <text:p>0.23793</text:p>
          </table:table-cell>
          <table:table-cell office:value-type="float" office:value="0.11205" calcext:value-type="float">
            <text:p>0.1120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5291" calcext:value-type="float">
            <text:p>0.035291</text:p>
          </table:table-cell>
          <table:table-cell office:value-type="float" office:value="0.10431" calcext:value-type="float">
            <text:p>0.1043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4009" calcext:value-type="float">
            <text:p>0.04009</text:p>
          </table:table-cell>
          <table:table-cell office:value-type="float" office:value="0.11771" calcext:value-type="float">
            <text:p>0.1177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1313" calcext:value-type="float">
            <text:p>0.031313</text:p>
          </table:table-cell>
          <table:table-cell office:value-type="float" office:value="0.10618" calcext:value-type="float">
            <text:p>0.106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70753" calcext:value-type="float">
            <text:p>0.070753</text:p>
          </table:table-cell>
          <table:table-cell office:value-type="float" office:value="0.09768" calcext:value-type="float">
            <text:p>0.0976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6012" calcext:value-type="float">
            <text:p>0.036012</text:p>
          </table:table-cell>
          <table:table-cell office:value-type="float" office:value="0.11295" calcext:value-type="float">
            <text:p>0.1129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9931" calcext:value-type="float">
            <text:p>0.029931</text:p>
          </table:table-cell>
          <table:table-cell office:value-type="float" office:value="0.13861" calcext:value-type="float">
            <text:p>0.1386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8787" calcext:value-type="float">
            <text:p>0.028787</text:p>
          </table:table-cell>
          <table:table-cell office:value-type="float" office:value="0.10927" calcext:value-type="float">
            <text:p>0.109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2812" calcext:value-type="float">
            <text:p>0.12812</text:p>
          </table:table-cell>
          <table:table-cell office:value-type="float" office:value="0.12617" calcext:value-type="float">
            <text:p>0.1261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3026" calcext:value-type="float">
            <text:p>0.033026</text:p>
          </table:table-cell>
          <table:table-cell office:value-type="float" office:value="0.11364" calcext:value-type="float">
            <text:p>0.1136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7033" calcext:value-type="float">
            <text:p>0.027033</text:p>
          </table:table-cell>
          <table:table-cell office:value-type="float" office:value="0.10081" calcext:value-type="float">
            <text:p>0.1008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8645" calcext:value-type="float">
            <text:p>0.028645</text:p>
          </table:table-cell>
          <table:table-cell office:value-type="float" office:value="0.10737" calcext:value-type="float">
            <text:p>0.107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907" calcext:value-type="float">
            <text:p>0.2907</text:p>
          </table:table-cell>
          <table:table-cell office:value-type="float" office:value="0.089052" calcext:value-type="float">
            <text:p>0.08905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9185" calcext:value-type="float">
            <text:p>0.039185</text:p>
          </table:table-cell>
          <table:table-cell office:value-type="float" office:value="0.12133" calcext:value-type="float">
            <text:p>0.1213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4639" calcext:value-type="float">
            <text:p>0.034639</text:p>
          </table:table-cell>
          <table:table-cell office:value-type="float" office:value="0.10695" calcext:value-type="float">
            <text:p>0.1069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991" calcext:value-type="float">
            <text:p>0.02991</text:p>
          </table:table-cell>
          <table:table-cell office:value-type="float" office:value="0.092046" calcext:value-type="float">
            <text:p>0.0920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79332" calcext:value-type="float">
            <text:p>0.079332</text:p>
          </table:table-cell>
          <table:table-cell office:value-type="float" office:value="0.10451" calcext:value-type="float">
            <text:p>0.1045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3038" calcext:value-type="float">
            <text:p>0.033038</text:p>
          </table:table-cell>
          <table:table-cell office:value-type="float" office:value="0.11024" calcext:value-type="float">
            <text:p>0.1102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1726" calcext:value-type="float">
            <text:p>0.031726</text:p>
          </table:table-cell>
          <table:table-cell office:value-type="float" office:value="0.1254" calcext:value-type="float">
            <text:p>0.125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7678" calcext:value-type="float">
            <text:p>0.027678</text:p>
          </table:table-cell>
          <table:table-cell office:value-type="float" office:value="0.11268" calcext:value-type="float">
            <text:p>0.112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1861" calcext:value-type="float">
            <text:p>0.21861</text:p>
          </table:table-cell>
          <table:table-cell office:value-type="float" office:value="0.10497" calcext:value-type="float">
            <text:p>0.1049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45755" calcext:value-type="float">
            <text:p>0.045755</text:p>
          </table:table-cell>
          <table:table-cell office:value-type="float" office:value="0.12015" calcext:value-type="float">
            <text:p>0.1201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2326" calcext:value-type="float">
            <text:p>0.032326</text:p>
          </table:table-cell>
          <table:table-cell office:value-type="float" office:value="0.10883" calcext:value-type="float">
            <text:p>0.1088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9126" calcext:value-type="float">
            <text:p>0.029126</text:p>
          </table:table-cell>
          <table:table-cell office:value-type="float" office:value="0.12386" calcext:value-type="float">
            <text:p>0.123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3474" calcext:value-type="float">
            <text:p>0.33474</text:p>
          </table:table-cell>
          <table:table-cell office:value-type="float" office:value="0.1236" calcext:value-type="float">
            <text:p>0.123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47753" calcext:value-type="float">
            <text:p>0.047753</text:p>
          </table:table-cell>
          <table:table-cell office:value-type="float" office:value="0.098361" calcext:value-type="float">
            <text:p>0.09836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7587" calcext:value-type="float">
            <text:p>0.027587</text:p>
          </table:table-cell>
          <table:table-cell office:value-type="float" office:value="0.10807" calcext:value-type="float">
            <text:p>0.1080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7497" calcext:value-type="float">
            <text:p>0.027497</text:p>
          </table:table-cell>
          <table:table-cell office:value-type="float" office:value="0.10974" calcext:value-type="float">
            <text:p>0.109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12266" calcext:value-type="float">
            <text:p>0.1226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7808" calcext:value-type="float">
            <text:p>0.037808</text:p>
          </table:table-cell>
          <table:table-cell office:value-type="float" office:value="0.12084" calcext:value-type="float">
            <text:p>0.1208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46108" calcext:value-type="float">
            <text:p>0.046108</text:p>
          </table:table-cell>
          <table:table-cell office:value-type="float" office:value="0.11207" calcext:value-type="float">
            <text:p>0.1120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8557" calcext:value-type="float">
            <text:p>0.028557</text:p>
          </table:table-cell>
          <table:table-cell office:value-type="float" office:value="0.11597" calcext:value-type="float">
            <text:p>0.115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97145" calcext:value-type="float">
            <text:p>0.097145</text:p>
          </table:table-cell>
          <table:table-cell office:value-type="float" office:value="0.12937" calcext:value-type="float">
            <text:p>0.1293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3587" calcext:value-type="float">
            <text:p>0.033587</text:p>
          </table:table-cell>
          <table:table-cell office:value-type="float" office:value="0.079657" calcext:value-type="float">
            <text:p>0.07965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9902" calcext:value-type="float">
            <text:p>0.029902</text:p>
          </table:table-cell>
          <table:table-cell office:value-type="float" office:value="0.12495" calcext:value-type="float">
            <text:p>0.1249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9372" calcext:value-type="float">
            <text:p>0.029372</text:p>
          </table:table-cell>
          <table:table-cell office:value-type="float" office:value="0.13287" calcext:value-type="float">
            <text:p>0.132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1763" calcext:value-type="float">
            <text:p>0.11763</text:p>
          </table:table-cell>
          <table:table-cell office:value-type="float" office:value="0.10185" calcext:value-type="float">
            <text:p>0.1018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40911" calcext:value-type="float">
            <text:p>0.040911</text:p>
          </table:table-cell>
          <table:table-cell office:value-type="float" office:value="0.11473" calcext:value-type="float">
            <text:p>0.1147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1396" calcext:value-type="float">
            <text:p>0.031396</text:p>
          </table:table-cell>
          <table:table-cell office:value-type="float" office:value="0.12526" calcext:value-type="float">
            <text:p>0.1252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8039" calcext:value-type="float">
            <text:p>0.028039</text:p>
          </table:table-cell>
          <table:table-cell office:value-type="float" office:value="0.090447" calcext:value-type="float">
            <text:p>0.0904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1193" calcext:value-type="float">
            <text:p>0.41193</text:p>
          </table:table-cell>
          <table:table-cell office:value-type="float" office:value="0.090781" calcext:value-type="float">
            <text:p>0.09078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2685" calcext:value-type="float">
            <text:p>0.032685</text:p>
          </table:table-cell>
          <table:table-cell office:value-type="float" office:value="0.11786" calcext:value-type="float">
            <text:p>0.1178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7958" calcext:value-type="float">
            <text:p>0.027958</text:p>
          </table:table-cell>
          <table:table-cell office:value-type="float" office:value="0.093629" calcext:value-type="float">
            <text:p>0.09362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817" calcext:value-type="float">
            <text:p>0.02817</text:p>
          </table:table-cell>
          <table:table-cell office:value-type="float" office:value="0.12313" calcext:value-type="float">
            <text:p>0.123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78909" calcext:value-type="float">
            <text:p>0.078909</text:p>
          </table:table-cell>
          <table:table-cell office:value-type="float" office:value="0.11477" calcext:value-type="float">
            <text:p>0.1147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4941" calcext:value-type="float">
            <text:p>0.034941</text:p>
          </table:table-cell>
          <table:table-cell office:value-type="float" office:value="0.11503" calcext:value-type="float">
            <text:p>0.1150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9075" calcext:value-type="float">
            <text:p>0.029075</text:p>
          </table:table-cell>
          <table:table-cell office:value-type="float" office:value="0.10595" calcext:value-type="float">
            <text:p>0.1059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0578" calcext:value-type="float">
            <text:p>0.030578</text:p>
          </table:table-cell>
          <table:table-cell office:value-type="float" office:value="0.10828" calcext:value-type="float">
            <text:p>0.108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8605" calcext:value-type="float">
            <text:p>2.8605</text:p>
          </table:table-cell>
          <table:table-cell office:value-type="float" office:value="0.093136" calcext:value-type="float">
            <text:p>0.09313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142" calcext:value-type="float">
            <text:p>0.03142</text:p>
          </table:table-cell>
          <table:table-cell office:value-type="float" office:value="0.10726" calcext:value-type="float">
            <text:p>0.1072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1324" calcext:value-type="float">
            <text:p>0.031324</text:p>
          </table:table-cell>
          <table:table-cell office:value-type="float" office:value="0.11518" calcext:value-type="float">
            <text:p>0.1151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102" calcext:value-type="float">
            <text:p>0.03102</text:p>
          </table:table-cell>
          <table:table-cell office:value-type="float" office:value="0.11455" calcext:value-type="float">
            <text:p>0.114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5505" calcext:value-type="float">
            <text:p>1.5505</text:p>
          </table:table-cell>
          <table:table-cell office:value-type="float" office:value="0.11877" calcext:value-type="float">
            <text:p>0.1187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4449" calcext:value-type="float">
            <text:p>0.034449</text:p>
          </table:table-cell>
          <table:table-cell office:value-type="float" office:value="0.12557" calcext:value-type="float">
            <text:p>0.1255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2268" calcext:value-type="float">
            <text:p>0.032268</text:p>
          </table:table-cell>
          <table:table-cell office:value-type="float" office:value="0.11282" calcext:value-type="float">
            <text:p>0.1128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8561" calcext:value-type="float">
            <text:p>0.028561</text:p>
          </table:table-cell>
          <table:table-cell office:value-type="float" office:value="0.1176" calcext:value-type="float">
            <text:p>0.11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7815" calcext:value-type="float">
            <text:p>0.07815</text:p>
          </table:table-cell>
          <table:table-cell office:value-type="float" office:value="0.1198" calcext:value-type="float">
            <text:p>0.119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9705" calcext:value-type="float">
            <text:p>0.039705</text:p>
          </table:table-cell>
          <table:table-cell office:value-type="float" office:value="0.10606" calcext:value-type="float">
            <text:p>0.1060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321" calcext:value-type="float">
            <text:p>0.03321</text:p>
          </table:table-cell>
          <table:table-cell office:value-type="float" office:value="0.117" calcext:value-type="float">
            <text:p>0.11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8421" calcext:value-type="float">
            <text:p>0.028421</text:p>
          </table:table-cell>
          <table:table-cell office:value-type="float" office:value="0.097656" calcext:value-type="float">
            <text:p>0.0976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1718" calcext:value-type="float">
            <text:p>0.11718</text:p>
          </table:table-cell>
          <table:table-cell office:value-type="float" office:value="0.11548" calcext:value-type="float">
            <text:p>0.1154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4563" calcext:value-type="float">
            <text:p>0.034563</text:p>
          </table:table-cell>
          <table:table-cell office:value-type="float" office:value="0.096106" calcext:value-type="float">
            <text:p>0.09610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1155" calcext:value-type="float">
            <text:p>0.031155</text:p>
          </table:table-cell>
          <table:table-cell office:value-type="float" office:value="0.1022" calcext:value-type="float">
            <text:p>0.102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9017" calcext:value-type="float">
            <text:p>0.029017</text:p>
          </table:table-cell>
          <table:table-cell office:value-type="float" office:value="0.10934" calcext:value-type="float">
            <text:p>0.109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4078" calcext:value-type="float">
            <text:p>0.044078</text:p>
          </table:table-cell>
          <table:table-cell office:value-type="float" office:value="0.13331" calcext:value-type="float">
            <text:p>0.1333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3707" calcext:value-type="float">
            <text:p>0.033707</text:p>
          </table:table-cell>
          <table:table-cell office:value-type="float" office:value="0.12281" calcext:value-type="float">
            <text:p>0.1228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44868" calcext:value-type="float">
            <text:p>0.044868</text:p>
          </table:table-cell>
          <table:table-cell office:value-type="float" office:value="0.10646" calcext:value-type="float">
            <text:p>0.1064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7484" calcext:value-type="float">
            <text:p>0.027484</text:p>
          </table:table-cell>
          <table:table-cell office:value-type="float" office:value="0.097131" calcext:value-type="float">
            <text:p>0.0971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8456" calcext:value-type="float">
            <text:p>0.048456</text:p>
          </table:table-cell>
          <table:table-cell office:value-type="float" office:value="0.092749" calcext:value-type="float">
            <text:p>0.09274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363" calcext:value-type="float">
            <text:p>0.03363</text:p>
          </table:table-cell>
          <table:table-cell office:value-type="float" office:value="0.093309" calcext:value-type="float">
            <text:p>0.09330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1846" calcext:value-type="float">
            <text:p>0.031846</text:p>
          </table:table-cell>
          <table:table-cell office:value-type="float" office:value="0.10239" calcext:value-type="float">
            <text:p>0.1023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1332" calcext:value-type="float">
            <text:p>0.031332</text:p>
          </table:table-cell>
          <table:table-cell office:value-type="float" office:value="0.083828" calcext:value-type="float">
            <text:p>0.0838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9247" calcext:value-type="float">
            <text:p>0.69247</text:p>
          </table:table-cell>
          <table:table-cell office:value-type="float" office:value="0.11128" calcext:value-type="float">
            <text:p>0.1112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43633" calcext:value-type="float">
            <text:p>0.043633</text:p>
          </table:table-cell>
          <table:table-cell office:value-type="float" office:value="0.093559" calcext:value-type="float">
            <text:p>0.09355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8071" calcext:value-type="float">
            <text:p>0.028071</text:p>
          </table:table-cell>
          <table:table-cell office:value-type="float" office:value="0.12966" calcext:value-type="float">
            <text:p>0.1296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8557" calcext:value-type="float">
            <text:p>0.028557</text:p>
          </table:table-cell>
          <table:table-cell office:value-type="float" office:value="0.10424" calcext:value-type="float">
            <text:p>0.104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95621" calcext:value-type="float">
            <text:p>0.095621</text:p>
          </table:table-cell>
          <table:table-cell office:value-type="float" office:value="0.12871" calcext:value-type="float">
            <text:p>0.1287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41222" calcext:value-type="float">
            <text:p>0.041222</text:p>
          </table:table-cell>
          <table:table-cell office:value-type="float" office:value="0.10834" calcext:value-type="float">
            <text:p>0.1083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1704" calcext:value-type="float">
            <text:p>0.031704</text:p>
          </table:table-cell>
          <table:table-cell office:value-type="float" office:value="0.11014" calcext:value-type="float">
            <text:p>0.1101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8799" calcext:value-type="float">
            <text:p>0.028799</text:p>
          </table:table-cell>
          <table:table-cell office:value-type="float" office:value="0.12106" calcext:value-type="float">
            <text:p>0.121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0783" calcext:value-type="float">
            <text:p>0.20783</text:p>
          </table:table-cell>
          <table:table-cell office:value-type="float" office:value="0.12776" calcext:value-type="float">
            <text:p>0.1277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6586" calcext:value-type="float">
            <text:p>0.036586</text:p>
          </table:table-cell>
          <table:table-cell office:value-type="float" office:value="0.11569" calcext:value-type="float">
            <text:p>0.1156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8771" calcext:value-type="float">
            <text:p>0.028771</text:p>
          </table:table-cell>
          <table:table-cell office:value-type="float" office:value="0.12141" calcext:value-type="float">
            <text:p>0.1214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6522" calcext:value-type="float">
            <text:p>0.026522</text:p>
          </table:table-cell>
          <table:table-cell office:value-type="float" office:value="0.10845" calcext:value-type="float">
            <text:p>0.108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77353" calcext:value-type="float">
            <text:p>0.077353</text:p>
          </table:table-cell>
          <table:table-cell office:value-type="float" office:value="0.10482" calcext:value-type="float">
            <text:p>0.1048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724" calcext:value-type="float">
            <text:p>0.03724</text:p>
          </table:table-cell>
          <table:table-cell office:value-type="float" office:value="0.12223" calcext:value-type="float">
            <text:p>0.122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8705" calcext:value-type="float">
            <text:p>0.028705</text:p>
          </table:table-cell>
          <table:table-cell office:value-type="float" office:value="0.12416" calcext:value-type="float">
            <text:p>0.1241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8994" calcext:value-type="float">
            <text:p>0.028994</text:p>
          </table:table-cell>
          <table:table-cell office:value-type="float" office:value="0.10549" calcext:value-type="float">
            <text:p>0.105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6235" calcext:value-type="float">
            <text:p>0.066235</text:p>
          </table:table-cell>
          <table:table-cell office:value-type="float" office:value="0.10303" calcext:value-type="float">
            <text:p>0.1030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728" calcext:value-type="float">
            <text:p>0.03728</text:p>
          </table:table-cell>
          <table:table-cell office:value-type="float" office:value="0.10545" calcext:value-type="float">
            <text:p>0.1054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3518" calcext:value-type="float">
            <text:p>0.033518</text:p>
          </table:table-cell>
          <table:table-cell office:value-type="float" office:value="0.10538" calcext:value-type="float">
            <text:p>0.1053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9321" calcext:value-type="float">
            <text:p>0.029321</text:p>
          </table:table-cell>
          <table:table-cell office:value-type="float" office:value="0.11894" calcext:value-type="float">
            <text:p>0.118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2428" calcext:value-type="float">
            <text:p>0.062428</text:p>
          </table:table-cell>
          <table:table-cell office:value-type="float" office:value="0.1135" calcext:value-type="float">
            <text:p>0.113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44163" calcext:value-type="float">
            <text:p>0.044163</text:p>
          </table:table-cell>
          <table:table-cell office:value-type="float" office:value="0.11166" calcext:value-type="float">
            <text:p>0.1116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0285" calcext:value-type="float">
            <text:p>0.030285</text:p>
          </table:table-cell>
          <table:table-cell office:value-type="float" office:value="0.11171" calcext:value-type="float">
            <text:p>0.1117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9645" calcext:value-type="float">
            <text:p>0.029645</text:p>
          </table:table-cell>
          <table:table-cell office:value-type="float" office:value="0.10872" calcext:value-type="float">
            <text:p>0.108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3895" calcext:value-type="float">
            <text:p>0.23895</text:p>
          </table:table-cell>
          <table:table-cell office:value-type="float" office:value="0.099385" calcext:value-type="float">
            <text:p>0.09938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6598" calcext:value-type="float">
            <text:p>0.036598</text:p>
          </table:table-cell>
          <table:table-cell office:value-type="float" office:value="0.10403" calcext:value-type="float">
            <text:p>0.1040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9458" calcext:value-type="float">
            <text:p>0.029458</text:p>
          </table:table-cell>
          <table:table-cell office:value-type="float" office:value="0.1105" calcext:value-type="float">
            <text:p>0.110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9517" calcext:value-type="float">
            <text:p>0.029517</text:p>
          </table:table-cell>
          <table:table-cell office:value-type="float" office:value="0.11828" calcext:value-type="float">
            <text:p>0.118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9156" calcext:value-type="float">
            <text:p>1.9156</text:p>
          </table:table-cell>
          <table:table-cell office:value-type="float" office:value="0.12388" calcext:value-type="float">
            <text:p>0.1238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46829" calcext:value-type="float">
            <text:p>0.046829</text:p>
          </table:table-cell>
          <table:table-cell office:value-type="float" office:value="0.10602" calcext:value-type="float">
            <text:p>0.106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291" calcext:value-type="float">
            <text:p>0.03291</text:p>
          </table:table-cell>
          <table:table-cell office:value-type="float" office:value="0.11628" calcext:value-type="float">
            <text:p>0.1162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8099" calcext:value-type="float">
            <text:p>0.028099</text:p>
          </table:table-cell>
          <table:table-cell office:value-type="float" office:value="0.08948" calcext:value-type="float">
            <text:p>0.089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76767" calcext:value-type="float">
            <text:p>0.076767</text:p>
          </table:table-cell>
          <table:table-cell office:value-type="float" office:value="0.10681" calcext:value-type="float">
            <text:p>0.1068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10379" calcext:value-type="float">
            <text:p>0.1037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0379" calcext:value-type="float">
            <text:p>0.030379</text:p>
          </table:table-cell>
          <table:table-cell office:value-type="float" office:value="0.11255" calcext:value-type="float">
            <text:p>0.1125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8154" calcext:value-type="float">
            <text:p>0.028154</text:p>
          </table:table-cell>
          <table:table-cell office:value-type="float" office:value="0.10926" calcext:value-type="float">
            <text:p>0.109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0915" calcext:value-type="float">
            <text:p>0.20915</text:p>
          </table:table-cell>
          <table:table-cell office:value-type="float" office:value="0.065942" calcext:value-type="float">
            <text:p>0.06594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49047" calcext:value-type="float">
            <text:p>0.049047</text:p>
          </table:table-cell>
          <table:table-cell office:value-type="float" office:value="0.11204" calcext:value-type="float">
            <text:p>0.1120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027" calcext:value-type="float">
            <text:p>0.03027</text:p>
          </table:table-cell>
          <table:table-cell office:value-type="float" office:value="0.12426" calcext:value-type="float">
            <text:p>0.1242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7521" calcext:value-type="float">
            <text:p>0.027521</text:p>
          </table:table-cell>
          <table:table-cell office:value-type="float" office:value="0.1105" calcext:value-type="float">
            <text:p>0.11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4372" calcext:value-type="float">
            <text:p>0.14372</text:p>
          </table:table-cell>
          <table:table-cell office:value-type="float" office:value="0.14179" calcext:value-type="float">
            <text:p>0.1417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42826" calcext:value-type="float">
            <text:p>0.042826</text:p>
          </table:table-cell>
          <table:table-cell office:value-type="float" office:value="0.11791" calcext:value-type="float">
            <text:p>0.1179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161" calcext:value-type="float">
            <text:p>0.03161</text:p>
          </table:table-cell>
          <table:table-cell office:value-type="float" office:value="0.10646" calcext:value-type="float">
            <text:p>0.1064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958" calcext:value-type="float">
            <text:p>0.02958</text:p>
          </table:table-cell>
          <table:table-cell office:value-type="float" office:value="0.095905" calcext:value-type="float">
            <text:p>0.0959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5687" calcext:value-type="float">
            <text:p>0.85687</text:p>
          </table:table-cell>
          <table:table-cell office:value-type="float" office:value="0.11042" calcext:value-type="float">
            <text:p>0.1104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7355" calcext:value-type="float">
            <text:p>0.037355</text:p>
          </table:table-cell>
          <table:table-cell office:value-type="float" office:value="0.12743" calcext:value-type="float">
            <text:p>0.1274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7898" calcext:value-type="float">
            <text:p>0.027898</text:p>
          </table:table-cell>
          <table:table-cell office:value-type="float" office:value="0.10867" calcext:value-type="float">
            <text:p>0.1086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6675" calcext:value-type="float">
            <text:p>0.026675</text:p>
          </table:table-cell>
          <table:table-cell office:value-type="float" office:value="0.094717" calcext:value-type="float">
            <text:p>0.0947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83584" calcext:value-type="float">
            <text:p>0.083584</text:p>
          </table:table-cell>
          <table:table-cell office:value-type="float" office:value="0.11074" calcext:value-type="float">
            <text:p>0.1107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6001" calcext:value-type="float">
            <text:p>0.036001</text:p>
          </table:table-cell>
          <table:table-cell office:value-type="float" office:value="0.093796" calcext:value-type="float">
            <text:p>0.09379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4996" calcext:value-type="float">
            <text:p>0.034996</text:p>
          </table:table-cell>
          <table:table-cell office:value-type="float" office:value="0.10513" calcext:value-type="float">
            <text:p>0.1051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0429" calcext:value-type="float">
            <text:p>0.030429</text:p>
          </table:table-cell>
          <table:table-cell office:value-type="float" office:value="0.0979" calcext:value-type="float">
            <text:p>0.09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7402" calcext:value-type="float">
            <text:p>0.17402</text:p>
          </table:table-cell>
          <table:table-cell office:value-type="float" office:value="0.11739" calcext:value-type="float">
            <text:p>0.1173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4218" calcext:value-type="float">
            <text:p>0.04218</text:p>
          </table:table-cell>
          <table:table-cell office:value-type="float" office:value="0.09378" calcext:value-type="float">
            <text:p>0.0937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9949" calcext:value-type="float">
            <text:p>0.029949</text:p>
          </table:table-cell>
          <table:table-cell office:value-type="float" office:value="0.11123" calcext:value-type="float">
            <text:p>0.111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8621" calcext:value-type="float">
            <text:p>0.028621</text:p>
          </table:table-cell>
          <table:table-cell office:value-type="float" office:value="0.088434" calcext:value-type="float">
            <text:p>0.0884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5869" calcext:value-type="float">
            <text:p>0.065869</text:p>
          </table:table-cell>
          <table:table-cell office:value-type="float" office:value="0.10553" calcext:value-type="float">
            <text:p>0.1055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2152" calcext:value-type="float">
            <text:p>0.032152</text:p>
          </table:table-cell>
          <table:table-cell office:value-type="float" office:value="0.094415" calcext:value-type="float">
            <text:p>0.09441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7789" calcext:value-type="float">
            <text:p>0.027789</text:p>
          </table:table-cell>
          <table:table-cell office:value-type="float" office:value="0.10629" calcext:value-type="float">
            <text:p>0.1062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8154" calcext:value-type="float">
            <text:p>0.028154</text:p>
          </table:table-cell>
          <table:table-cell office:value-type="float" office:value="0.092641" calcext:value-type="float">
            <text:p>0.0926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75265" calcext:value-type="float">
            <text:p>0.075265</text:p>
          </table:table-cell>
          <table:table-cell office:value-type="float" office:value="0.10176" calcext:value-type="float">
            <text:p>0.1017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0802" calcext:value-type="float">
            <text:p>0.030802</text:p>
          </table:table-cell>
          <table:table-cell office:value-type="float" office:value="0.12059" calcext:value-type="float">
            <text:p>0.1205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9971" calcext:value-type="float">
            <text:p>0.029971</text:p>
          </table:table-cell>
          <table:table-cell office:value-type="float" office:value="0.11491" calcext:value-type="float">
            <text:p>0.1149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8796" calcext:value-type="float">
            <text:p>0.028796</text:p>
          </table:table-cell>
          <table:table-cell office:value-type="float" office:value="0.10998" calcext:value-type="float">
            <text:p>0.109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3872" calcext:value-type="float">
            <text:p>0.23872</text:p>
          </table:table-cell>
          <table:table-cell office:value-type="float" office:value="0.1266" calcext:value-type="float">
            <text:p>0.126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9261" calcext:value-type="float">
            <text:p>0.039261</text:p>
          </table:table-cell>
          <table:table-cell office:value-type="float" office:value="0.13051" calcext:value-type="float">
            <text:p>0.1305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6218" calcext:value-type="float">
            <text:p>0.036218</text:p>
          </table:table-cell>
          <table:table-cell office:value-type="float" office:value="0.10946" calcext:value-type="float">
            <text:p>0.1094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9674" calcext:value-type="float">
            <text:p>0.029674</text:p>
          </table:table-cell>
          <table:table-cell office:value-type="float" office:value="0.1498" calcext:value-type="float">
            <text:p>0.14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8396" calcext:value-type="float">
            <text:p>0.18396</text:p>
          </table:table-cell>
          <table:table-cell office:value-type="float" office:value="0.091951" calcext:value-type="float">
            <text:p>0.09195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5156" calcext:value-type="float">
            <text:p>0.035156</text:p>
          </table:table-cell>
          <table:table-cell office:value-type="float" office:value="0.11662" calcext:value-type="float">
            <text:p>0.1166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2129" calcext:value-type="float">
            <text:p>0.032129</text:p>
          </table:table-cell>
          <table:table-cell office:value-type="float" office:value="0.12334" calcext:value-type="float">
            <text:p>0.1233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5619" calcext:value-type="float">
            <text:p>0.025619</text:p>
          </table:table-cell>
          <table:table-cell office:value-type="float" office:value="0.11905" calcext:value-type="float">
            <text:p>0.119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97127" calcext:value-type="float">
            <text:p>0.097127</text:p>
          </table:table-cell>
          <table:table-cell office:value-type="float" office:value="0.12743" calcext:value-type="float">
            <text:p>0.1274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42332" calcext:value-type="float">
            <text:p>0.042332</text:p>
          </table:table-cell>
          <table:table-cell office:value-type="float" office:value="0.11712" calcext:value-type="float">
            <text:p>0.1171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9837" calcext:value-type="float">
            <text:p>0.029837</text:p>
          </table:table-cell>
          <table:table-cell office:value-type="float" office:value="0.1114" calcext:value-type="float">
            <text:p>0.11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7393" calcext:value-type="float">
            <text:p>0.027393</text:p>
          </table:table-cell>
          <table:table-cell office:value-type="float" office:value="0.13331" calcext:value-type="float">
            <text:p>0.133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3138" calcext:value-type="float">
            <text:p>0.13138</text:p>
          </table:table-cell>
          <table:table-cell office:value-type="float" office:value="0.1189" calcext:value-type="float">
            <text:p>0.118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5756" calcext:value-type="float">
            <text:p>0.035756</text:p>
          </table:table-cell>
          <table:table-cell office:value-type="float" office:value="0.11578" calcext:value-type="float">
            <text:p>0.1157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1281" calcext:value-type="float">
            <text:p>0.031281</text:p>
          </table:table-cell>
          <table:table-cell office:value-type="float" office:value="0.11563" calcext:value-type="float">
            <text:p>0.1156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8895" calcext:value-type="float">
            <text:p>0.028895</text:p>
          </table:table-cell>
          <table:table-cell office:value-type="float" office:value="0.12546" calcext:value-type="float">
            <text:p>0.125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71196" calcext:value-type="float">
            <text:p>0.071196</text:p>
          </table:table-cell>
          <table:table-cell office:value-type="float" office:value="0.13211" calcext:value-type="float">
            <text:p>0.132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1444" calcext:value-type="float">
            <text:p>0.031444</text:p>
          </table:table-cell>
          <table:table-cell office:value-type="float" office:value="0.15688" calcext:value-type="float">
            <text:p>0.1568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2335" calcext:value-type="float">
            <text:p>0.032335</text:p>
          </table:table-cell>
          <table:table-cell office:value-type="float" office:value="0.1372" calcext:value-type="float">
            <text:p>0.137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5548" calcext:value-type="float">
            <text:p>0.035548</text:p>
          </table:table-cell>
          <table:table-cell office:value-type="float" office:value="0.14161" calcext:value-type="float">
            <text:p>0.141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4395" calcext:value-type="float">
            <text:p>1.4395</text:p>
          </table:table-cell>
          <table:table-cell office:value-type="float" office:value="0.11488" calcext:value-type="float">
            <text:p>0.1148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308" calcext:value-type="float">
            <text:p>0.03308</text:p>
          </table:table-cell>
          <table:table-cell office:value-type="float" office:value="0.12005" calcext:value-type="float">
            <text:p>0.120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296" calcext:value-type="float">
            <text:p>0.03296</text:p>
          </table:table-cell>
          <table:table-cell office:value-type="float" office:value="0.12739" calcext:value-type="float">
            <text:p>0.1273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8167" calcext:value-type="float">
            <text:p>0.028167</text:p>
          </table:table-cell>
          <table:table-cell office:value-type="float" office:value="0.13242" calcext:value-type="float">
            <text:p>0.132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81235" calcext:value-type="float">
            <text:p>0.081235</text:p>
          </table:table-cell>
          <table:table-cell office:value-type="float" office:value="0.12993" calcext:value-type="float">
            <text:p>0.1299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40325" calcext:value-type="float">
            <text:p>0.040325</text:p>
          </table:table-cell>
          <table:table-cell office:value-type="float" office:value="0.12996" calcext:value-type="float">
            <text:p>0.1299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5162" calcext:value-type="float">
            <text:p>0.035162</text:p>
          </table:table-cell>
          <table:table-cell office:value-type="float" office:value="0.1171" calcext:value-type="float">
            <text:p>0.117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924" calcext:value-type="float">
            <text:p>0.02924</text:p>
          </table:table-cell>
          <table:table-cell office:value-type="float" office:value="0.13632" calcext:value-type="float">
            <text:p>0.136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71492" calcext:value-type="float">
            <text:p>0.071492</text:p>
          </table:table-cell>
          <table:table-cell office:value-type="float" office:value="0.12428" calcext:value-type="float">
            <text:p>0.1242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50682" calcext:value-type="float">
            <text:p>0.050682</text:p>
          </table:table-cell>
          <table:table-cell office:value-type="float" office:value="0.12382" calcext:value-type="float">
            <text:p>0.1238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3838" calcext:value-type="float">
            <text:p>0.033838</text:p>
          </table:table-cell>
          <table:table-cell office:value-type="float" office:value="0.15443" calcext:value-type="float">
            <text:p>0.1544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6646" calcext:value-type="float">
            <text:p>0.026646</text:p>
          </table:table-cell>
          <table:table-cell office:value-type="float" office:value="0.13007" calcext:value-type="float">
            <text:p>0.130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86571" calcext:value-type="float">
            <text:p>0.086571</text:p>
          </table:table-cell>
          <table:table-cell office:value-type="float" office:value="0.15474" calcext:value-type="float">
            <text:p>0.1547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3716" calcext:value-type="float">
            <text:p>0.033716</text:p>
          </table:table-cell>
          <table:table-cell office:value-type="float" office:value="0.11477" calcext:value-type="float">
            <text:p>0.1147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9878" calcext:value-type="float">
            <text:p>0.029878</text:p>
          </table:table-cell>
          <table:table-cell office:value-type="float" office:value="0.10372" calcext:value-type="float">
            <text:p>0.1037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8809" calcext:value-type="float">
            <text:p>0.028809</text:p>
          </table:table-cell>
          <table:table-cell office:value-type="float" office:value="0.11748" calcext:value-type="float">
            <text:p>0.117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8895" calcext:value-type="float">
            <text:p>0.78895</text:p>
          </table:table-cell>
          <table:table-cell office:value-type="float" office:value="0.13333" calcext:value-type="float">
            <text:p>0.133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9609" calcext:value-type="float">
            <text:p>0.039609</text:p>
          </table:table-cell>
          <table:table-cell office:value-type="float" office:value="0.11633" calcext:value-type="float">
            <text:p>0.116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3472" calcext:value-type="float">
            <text:p>0.033472</text:p>
          </table:table-cell>
          <table:table-cell office:value-type="float" office:value="0.1409" calcext:value-type="float">
            <text:p>0.14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8623" calcext:value-type="float">
            <text:p>0.028623</text:p>
          </table:table-cell>
          <table:table-cell office:value-type="float" office:value="0.11339" calcext:value-type="float">
            <text:p>0.113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1373" calcext:value-type="float">
            <text:p>0.11373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9605" calcext:value-type="float">
            <text:p>0.039605</text:p>
          </table:table-cell>
          <table:table-cell office:value-type="float" office:value="0.12118" calcext:value-type="float">
            <text:p>0.1211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0677" calcext:value-type="float">
            <text:p>0.030677</text:p>
          </table:table-cell>
          <table:table-cell office:value-type="float" office:value="0.13172" calcext:value-type="float">
            <text:p>0.1317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912" calcext:value-type="float">
            <text:p>0.02912</text:p>
          </table:table-cell>
          <table:table-cell office:value-type="float" office:value="0.1285" calcext:value-type="float">
            <text:p>0.12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7622" calcext:value-type="float">
            <text:p>0.87622</text:p>
          </table:table-cell>
          <table:table-cell office:value-type="float" office:value="0.11155" calcext:value-type="float">
            <text:p>0.111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8189" calcext:value-type="float">
            <text:p>0.038189</text:p>
          </table:table-cell>
          <table:table-cell office:value-type="float" office:value="0.11252" calcext:value-type="float">
            <text:p>0.1125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4587" calcext:value-type="float">
            <text:p>0.034587</text:p>
          </table:table-cell>
          <table:table-cell office:value-type="float" office:value="0.12957" calcext:value-type="float">
            <text:p>0.1295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9984" calcext:value-type="float">
            <text:p>0.029984</text:p>
          </table:table-cell>
          <table:table-cell office:value-type="float" office:value="0.10678" calcext:value-type="float">
            <text:p>0.106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2044" calcext:value-type="float">
            <text:p>0.12044</text:p>
          </table:table-cell>
          <table:table-cell office:value-type="float" office:value="0.12313" calcext:value-type="float">
            <text:p>0.1231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46441" calcext:value-type="float">
            <text:p>0.046441</text:p>
          </table:table-cell>
          <table:table-cell office:value-type="float" office:value="0.10726" calcext:value-type="float">
            <text:p>0.107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3" calcext:value-type="float">
            <text:p>0.033</text:p>
          </table:table-cell>
          <table:table-cell office:value-type="float" office:value="0.12748" calcext:value-type="float">
            <text:p>0.1274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8343" calcext:value-type="float">
            <text:p>0.028343</text:p>
          </table:table-cell>
          <table:table-cell office:value-type="float" office:value="0.096126" calcext:value-type="float">
            <text:p>0.0961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2905" calcext:value-type="float">
            <text:p>0.12905</text:p>
          </table:table-cell>
          <table:table-cell office:value-type="float" office:value="0.15558" calcext:value-type="float">
            <text:p>0.1555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44087" calcext:value-type="float">
            <text:p>0.044087</text:p>
          </table:table-cell>
          <table:table-cell office:value-type="float" office:value="0.13062" calcext:value-type="float">
            <text:p>0.1306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0477" calcext:value-type="float">
            <text:p>0.030477</text:p>
          </table:table-cell>
          <table:table-cell office:value-type="float" office:value="0.11295" calcext:value-type="float">
            <text:p>0.1129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6404" calcext:value-type="float">
            <text:p>0.026404</text:p>
          </table:table-cell>
          <table:table-cell office:value-type="float" office:value="0.12387" calcext:value-type="float">
            <text:p>0.123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1197" calcext:value-type="float">
            <text:p>0.119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44707" calcext:value-type="float">
            <text:p>0.044707</text:p>
          </table:table-cell>
          <table:table-cell office:value-type="float" office:value="0.12842" calcext:value-type="float">
            <text:p>0.1284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9233" calcext:value-type="float">
            <text:p>0.029233</text:p>
          </table:table-cell>
          <table:table-cell office:value-type="float" office:value="0.13745" calcext:value-type="float">
            <text:p>0.1374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0769" calcext:value-type="float">
            <text:p>0.030769</text:p>
          </table:table-cell>
          <table:table-cell office:value-type="float" office:value="0.11338" calcext:value-type="float">
            <text:p>0.113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81938" calcext:value-type="float">
            <text:p>0.081938</text:p>
          </table:table-cell>
          <table:table-cell office:value-type="float" office:value="0.11005" calcext:value-type="float">
            <text:p>0.110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2691" calcext:value-type="float">
            <text:p>0.032691</text:p>
          </table:table-cell>
          <table:table-cell office:value-type="float" office:value="0.10579" calcext:value-type="float">
            <text:p>0.1057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4093" calcext:value-type="float">
            <text:p>0.034093</text:p>
          </table:table-cell>
          <table:table-cell office:value-type="float" office:value="0.12753" calcext:value-type="float">
            <text:p>0.1275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0049" calcext:value-type="float">
            <text:p>0.030049</text:p>
          </table:table-cell>
          <table:table-cell office:value-type="float" office:value="0.12766" calcext:value-type="float">
            <text:p>0.127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4885" calcext:value-type="float">
            <text:p>0.44885</text:p>
          </table:table-cell>
          <table:table-cell office:value-type="float" office:value="0.12078" calcext:value-type="float">
            <text:p>0.1207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922" calcext:value-type="float">
            <text:p>0.03922</text:p>
          </table:table-cell>
          <table:table-cell office:value-type="float" office:value="0.12878" calcext:value-type="float">
            <text:p>0.1287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0513" calcext:value-type="float">
            <text:p>0.030513</text:p>
          </table:table-cell>
          <table:table-cell office:value-type="float" office:value="0.1091" calcext:value-type="float">
            <text:p>0.109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0132" calcext:value-type="float">
            <text:p>0.030132</text:p>
          </table:table-cell>
          <table:table-cell office:value-type="float" office:value="0.12477" calcext:value-type="float">
            <text:p>0.124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6131" calcext:value-type="float">
            <text:p>0.36131</text:p>
          </table:table-cell>
          <table:table-cell office:value-type="float" office:value="0.12225" calcext:value-type="float">
            <text:p>0.122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3467" calcext:value-type="float">
            <text:p>0.033467</text:p>
          </table:table-cell>
          <table:table-cell office:value-type="float" office:value="0.14976" calcext:value-type="float">
            <text:p>0.1497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3271" calcext:value-type="float">
            <text:p>0.033271</text:p>
          </table:table-cell>
          <table:table-cell office:value-type="float" office:value="0.10815" calcext:value-type="float">
            <text:p>0.108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8693" calcext:value-type="float">
            <text:p>0.028693</text:p>
          </table:table-cell>
          <table:table-cell office:value-type="float" office:value="0.12708" calcext:value-type="float">
            <text:p>0.127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2743" calcext:value-type="float">
            <text:p>0.92743</text:p>
          </table:table-cell>
          <table:table-cell office:value-type="float" office:value="0.12167" calcext:value-type="float">
            <text:p>0.121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2019" calcext:value-type="float">
            <text:p>0.032019</text:p>
          </table:table-cell>
          <table:table-cell office:value-type="float" office:value="0.14599" calcext:value-type="float">
            <text:p>0.1459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1072" calcext:value-type="float">
            <text:p>0.031072</text:p>
          </table:table-cell>
          <table:table-cell office:value-type="float" office:value="0.1105" calcext:value-type="float">
            <text:p>0.11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836" calcext:value-type="float">
            <text:p>0.02836</text:p>
          </table:table-cell>
          <table:table-cell office:value-type="float" office:value="0.10277" calcext:value-type="float">
            <text:p>0.102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.61" calcext:value-type="float">
            <text:p>19.61</text:p>
          </table:table-cell>
          <table:table-cell office:value-type="float" office:value="0.13374" calcext:value-type="float">
            <text:p>0.1337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6449" calcext:value-type="float">
            <text:p>0.036449</text:p>
          </table:table-cell>
          <table:table-cell office:value-type="float" office:value="0.1136" calcext:value-type="float">
            <text:p>0.113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7298" calcext:value-type="float">
            <text:p>0.027298</text:p>
          </table:table-cell>
          <table:table-cell office:value-type="float" office:value="0.12748" calcext:value-type="float">
            <text:p>0.1274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8031" calcext:value-type="float">
            <text:p>0.028031</text:p>
          </table:table-cell>
          <table:table-cell office:value-type="float" office:value="0.13762" calcext:value-type="float">
            <text:p>0.137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93" calcext:value-type="float">
            <text:p>0.293</text:p>
          </table:table-cell>
          <table:table-cell office:value-type="float" office:value="0.14242" calcext:value-type="float">
            <text:p>0.1424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7916" calcext:value-type="float">
            <text:p>0.037916</text:p>
          </table:table-cell>
          <table:table-cell office:value-type="float" office:value="0.090356" calcext:value-type="float">
            <text:p>0.09035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2361" calcext:value-type="float">
            <text:p>0.032361</text:p>
          </table:table-cell>
          <table:table-cell office:value-type="float" office:value="0.14108" calcext:value-type="float">
            <text:p>0.1410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6883" calcext:value-type="float">
            <text:p>0.026883</text:p>
          </table:table-cell>
          <table:table-cell office:value-type="float" office:value="0.12263" calcext:value-type="float">
            <text:p>0.122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9268" calcext:value-type="float">
            <text:p>1.9268</text:p>
          </table:table-cell>
          <table:table-cell office:value-type="float" office:value="0.10667" calcext:value-type="float">
            <text:p>0.106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48184" calcext:value-type="float">
            <text:p>0.048184</text:p>
          </table:table-cell>
          <table:table-cell office:value-type="float" office:value="0.13463" calcext:value-type="float">
            <text:p>0.1346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1511" calcext:value-type="float">
            <text:p>0.031511</text:p>
          </table:table-cell>
          <table:table-cell office:value-type="float" office:value="0.12987" calcext:value-type="float">
            <text:p>0.1298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0468" calcext:value-type="float">
            <text:p>0.030468</text:p>
          </table:table-cell>
          <table:table-cell office:value-type="float" office:value="0.11848" calcext:value-type="float">
            <text:p>0.118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97102" calcext:value-type="float">
            <text:p>0.097102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4561" calcext:value-type="float">
            <text:p>0.04561</text:p>
          </table:table-cell>
          <table:table-cell office:value-type="float" office:value="0.11213" calcext:value-type="float">
            <text:p>0.1121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4398" calcext:value-type="float">
            <text:p>0.034398</text:p>
          </table:table-cell>
          <table:table-cell office:value-type="float" office:value="0.10612" calcext:value-type="float">
            <text:p>0.1061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2507" calcext:value-type="float">
            <text:p>0.032507</text:p>
          </table:table-cell>
          <table:table-cell office:value-type="float" office:value="0.12146" calcext:value-type="float">
            <text:p>0.121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0277" calcext:value-type="float">
            <text:p>0.10277</text:p>
          </table:table-cell>
          <table:table-cell office:value-type="float" office:value="0.11829" calcext:value-type="float">
            <text:p>0.1182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7419" calcext:value-type="float">
            <text:p>0.037419</text:p>
          </table:table-cell>
          <table:table-cell office:value-type="float" office:value="0.10366" calcext:value-type="float">
            <text:p>0.1036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3781" calcext:value-type="float">
            <text:p>0.033781</text:p>
          </table:table-cell>
          <table:table-cell office:value-type="float" office:value="0.12347" calcext:value-type="float">
            <text:p>0.1234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8999" calcext:value-type="float">
            <text:p>0.028999</text:p>
          </table:table-cell>
          <table:table-cell office:value-type="float" office:value="0.13505" calcext:value-type="float">
            <text:p>0.135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0225" calcext:value-type="float">
            <text:p>0.10225</text:p>
          </table:table-cell>
          <table:table-cell office:value-type="float" office:value="0.09834" calcext:value-type="float">
            <text:p>0.0983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632" calcext:value-type="float">
            <text:p>0.03632</text:p>
          </table:table-cell>
          <table:table-cell office:value-type="float" office:value="0.12221" calcext:value-type="float">
            <text:p>0.1222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8369" calcext:value-type="float">
            <text:p>0.038369</text:p>
          </table:table-cell>
          <table:table-cell office:value-type="float" office:value="0.12861" calcext:value-type="float">
            <text:p>0.1286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9464" calcext:value-type="float">
            <text:p>0.029464</text:p>
          </table:table-cell>
          <table:table-cell office:value-type="float" office:value="0.12283" calcext:value-type="float">
            <text:p>0.122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5471" calcext:value-type="float">
            <text:p>0.75471</text:p>
          </table:table-cell>
          <table:table-cell office:value-type="float" office:value="0.10712" calcext:value-type="float">
            <text:p>0.1071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8796" calcext:value-type="float">
            <text:p>0.038796</text:p>
          </table:table-cell>
          <table:table-cell office:value-type="float" office:value="0.11029" calcext:value-type="float">
            <text:p>0.1102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1351" calcext:value-type="float">
            <text:p>0.031351</text:p>
          </table:table-cell>
          <table:table-cell office:value-type="float" office:value="0.13471" calcext:value-type="float">
            <text:p>0.1347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1084" calcext:value-type="float">
            <text:p>0.031084</text:p>
          </table:table-cell>
          <table:table-cell office:value-type="float" office:value="0.11131" calcext:value-type="float">
            <text:p>0.111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2232" calcext:value-type="float">
            <text:p>0.22232</text:p>
          </table:table-cell>
          <table:table-cell office:value-type="float" office:value="0.1248" calcext:value-type="float">
            <text:p>0.124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6044" calcext:value-type="float">
            <text:p>0.036044</text:p>
          </table:table-cell>
          <table:table-cell office:value-type="float" office:value="0.11725" calcext:value-type="float">
            <text:p>0.117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2612" calcext:value-type="float">
            <text:p>0.032612</text:p>
          </table:table-cell>
          <table:table-cell office:value-type="float" office:value="0.12457" calcext:value-type="float">
            <text:p>0.1245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8659" calcext:value-type="float">
            <text:p>0.028659</text:p>
          </table:table-cell>
          <table:table-cell office:value-type="float" office:value="0.09489" calcext:value-type="float">
            <text:p>0.094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1767" calcext:value-type="float">
            <text:p>0.11767</text:p>
          </table:table-cell>
          <table:table-cell office:value-type="float" office:value="0.10699" calcext:value-type="float">
            <text:p>0.1069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3695" calcext:value-type="float">
            <text:p>0.033695</text:p>
          </table:table-cell>
          <table:table-cell office:value-type="float" office:value="0.10609" calcext:value-type="float">
            <text:p>0.106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2899" calcext:value-type="float">
            <text:p>0.032899</text:p>
          </table:table-cell>
          <table:table-cell office:value-type="float" office:value="0.11261" calcext:value-type="float">
            <text:p>0.1126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0364" calcext:value-type="float">
            <text:p>0.030364</text:p>
          </table:table-cell>
          <table:table-cell office:value-type="float" office:value="0.13945" calcext:value-type="float">
            <text:p>0.139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157" calcext:value-type="float">
            <text:p>0.2157</text:p>
          </table:table-cell>
          <table:table-cell office:value-type="float" office:value="0.12102" calcext:value-type="float">
            <text:p>0.1210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3359" calcext:value-type="float">
            <text:p>0.033359</text:p>
          </table:table-cell>
          <table:table-cell office:value-type="float" office:value="0.11366" calcext:value-type="float">
            <text:p>0.1136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3062" calcext:value-type="float">
            <text:p>0.033062</text:p>
          </table:table-cell>
          <table:table-cell office:value-type="float" office:value="0.1288" calcext:value-type="float">
            <text:p>0.128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724" calcext:value-type="float">
            <text:p>0.02724</text:p>
          </table:table-cell>
          <table:table-cell office:value-type="float" office:value="0.11374" calcext:value-type="float">
            <text:p>0.113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62146" calcext:value-type="float">
            <text:p>0.062146</text:p>
          </table:table-cell>
          <table:table-cell office:value-type="float" office:value="0.098476" calcext:value-type="float">
            <text:p>0.09847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1332" calcext:value-type="float">
            <text:p>0.031332</text:p>
          </table:table-cell>
          <table:table-cell office:value-type="float" office:value="0.12745" calcext:value-type="float">
            <text:p>0.1274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3277" calcext:value-type="float">
            <text:p>0.033277</text:p>
          </table:table-cell>
          <table:table-cell office:value-type="float" office:value="0.10643" calcext:value-type="float">
            <text:p>0.1064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0866" calcext:value-type="float">
            <text:p>0.030866</text:p>
          </table:table-cell>
          <table:table-cell office:value-type="float" office:value="0.12029" calcext:value-type="float">
            <text:p>0.120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2628" calcext:value-type="float">
            <text:p>0.72628</text:p>
          </table:table-cell>
          <table:table-cell office:value-type="float" office:value="0.11065" calcext:value-type="float">
            <text:p>0.1106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5117" calcext:value-type="float">
            <text:p>0.035117</text:p>
          </table:table-cell>
          <table:table-cell office:value-type="float" office:value="0.12309" calcext:value-type="float">
            <text:p>0.123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0657" calcext:value-type="float">
            <text:p>0.030657</text:p>
          </table:table-cell>
          <table:table-cell office:value-type="float" office:value="0.10732" calcext:value-type="float">
            <text:p>0.1073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1893" calcext:value-type="float">
            <text:p>0.031893</text:p>
          </table:table-cell>
          <table:table-cell office:value-type="float" office:value="0.12565" calcext:value-type="float">
            <text:p>0.125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8413" calcext:value-type="float">
            <text:p>0.48413</text:p>
          </table:table-cell>
          <table:table-cell office:value-type="float" office:value="0.12262" calcext:value-type="float">
            <text:p>0.1226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42526" calcext:value-type="float">
            <text:p>0.042526</text:p>
          </table:table-cell>
          <table:table-cell office:value-type="float" office:value="0.12171" calcext:value-type="float">
            <text:p>0.1217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4772" calcext:value-type="float">
            <text:p>0.034772</text:p>
          </table:table-cell>
          <table:table-cell office:value-type="float" office:value="0.11219" calcext:value-type="float">
            <text:p>0.112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8354" calcext:value-type="float">
            <text:p>0.028354</text:p>
          </table:table-cell>
          <table:table-cell office:value-type="float" office:value="0.10369" calcext:value-type="float">
            <text:p>0.103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1047" calcext:value-type="float">
            <text:p>4.1047</text:p>
          </table:table-cell>
          <table:table-cell office:value-type="float" office:value="0.11509" calcext:value-type="float">
            <text:p>0.115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116" calcext:value-type="float">
            <text:p>0.03116</text:p>
          </table:table-cell>
          <table:table-cell office:value-type="float" office:value="0.1297" calcext:value-type="float">
            <text:p>0.129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8074" calcext:value-type="float">
            <text:p>0.038074</text:p>
          </table:table-cell>
          <table:table-cell office:value-type="float" office:value="0.09608" calcext:value-type="float">
            <text:p>0.0960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9042" calcext:value-type="float">
            <text:p>0.029042</text:p>
          </table:table-cell>
          <table:table-cell office:value-type="float" office:value="0.11473" calcext:value-type="float">
            <text:p>0.114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0827" calcext:value-type="float">
            <text:p>0.10827</text:p>
          </table:table-cell>
          <table:table-cell office:value-type="float" office:value="0.15019" calcext:value-type="float">
            <text:p>0.150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50638" calcext:value-type="float">
            <text:p>0.050638</text:p>
          </table:table-cell>
          <table:table-cell office:value-type="float" office:value="0.11817" calcext:value-type="float">
            <text:p>0.118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075" calcext:value-type="float">
            <text:p>0.03075</text:p>
          </table:table-cell>
          <table:table-cell office:value-type="float" office:value="0.11573" calcext:value-type="float">
            <text:p>0.1157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9925" calcext:value-type="float">
            <text:p>0.029925</text:p>
          </table:table-cell>
          <table:table-cell office:value-type="float" office:value="0.10827" calcext:value-type="float">
            <text:p>0.108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89832" calcext:value-type="float">
            <text:p>0.089832</text:p>
          </table:table-cell>
          <table:table-cell office:value-type="float" office:value="0.13391" calcext:value-type="float">
            <text:p>0.1339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8901" calcext:value-type="float">
            <text:p>0.038901</text:p>
          </table:table-cell>
          <table:table-cell office:value-type="float" office:value="0.10165" calcext:value-type="float">
            <text:p>0.1016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1627" calcext:value-type="float">
            <text:p>0.031627</text:p>
          </table:table-cell>
          <table:table-cell office:value-type="float" office:value="0.1359" calcext:value-type="float">
            <text:p>0.135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1041" calcext:value-type="float">
            <text:p>0.031041</text:p>
          </table:table-cell>
          <table:table-cell office:value-type="float" office:value="0.15009" calcext:value-type="float">
            <text:p>0.150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9373" calcext:value-type="float">
            <text:p>0.19373</text:p>
          </table:table-cell>
          <table:table-cell office:value-type="float" office:value="0.11891" calcext:value-type="float">
            <text:p>0.1189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5353" calcext:value-type="float">
            <text:p>0.035353</text:p>
          </table:table-cell>
          <table:table-cell office:value-type="float" office:value="0.10123" calcext:value-type="float">
            <text:p>0.101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0725" calcext:value-type="float">
            <text:p>0.030725</text:p>
          </table:table-cell>
          <table:table-cell office:value-type="float" office:value="0.13146" calcext:value-type="float">
            <text:p>0.1314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8654" calcext:value-type="float">
            <text:p>0.028654</text:p>
          </table:table-cell>
          <table:table-cell office:value-type="float" office:value="0.11426" calcext:value-type="float">
            <text:p>0.114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6587" calcext:value-type="float">
            <text:p>0.16587</text:p>
          </table:table-cell>
          <table:table-cell office:value-type="float" office:value="0.13094" calcext:value-type="float">
            <text:p>0.1309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40232" calcext:value-type="float">
            <text:p>0.040232</text:p>
          </table:table-cell>
          <table:table-cell office:value-type="float" office:value="0.13986" calcext:value-type="float">
            <text:p>0.1398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3863" calcext:value-type="float">
            <text:p>0.033863</text:p>
          </table:table-cell>
          <table:table-cell office:value-type="float" office:value="0.10895" calcext:value-type="float">
            <text:p>0.1089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5512" calcext:value-type="float">
            <text:p>0.025512</text:p>
          </table:table-cell>
          <table:table-cell office:value-type="float" office:value="0.13336" calcext:value-type="float">
            <text:p>0.133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65025" calcext:value-type="float">
            <text:p>0.065025</text:p>
          </table:table-cell>
          <table:table-cell office:value-type="float" office:value="0.11679" calcext:value-type="float">
            <text:p>0.1167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4293" calcext:value-type="float">
            <text:p>0.034293</text:p>
          </table:table-cell>
          <table:table-cell office:value-type="float" office:value="0.11935" calcext:value-type="float">
            <text:p>0.1193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766" calcext:value-type="float">
            <text:p>0.03766</text:p>
          </table:table-cell>
          <table:table-cell office:value-type="float" office:value="0.11453" calcext:value-type="float">
            <text:p>0.1145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1163" calcext:value-type="float">
            <text:p>0.031163</text:p>
          </table:table-cell>
          <table:table-cell office:value-type="float" office:value="0.13876" calcext:value-type="float">
            <text:p>0.138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4117" calcext:value-type="float">
            <text:p>0.14117</text:p>
          </table:table-cell>
          <table:table-cell office:value-type="float" office:value="0.10938" calcext:value-type="float">
            <text:p>0.109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5486" calcext:value-type="float">
            <text:p>0.035486</text:p>
          </table:table-cell>
          <table:table-cell office:value-type="float" office:value="0.11459" calcext:value-type="float">
            <text:p>0.1145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0416" calcext:value-type="float">
            <text:p>0.030416</text:p>
          </table:table-cell>
          <table:table-cell office:value-type="float" office:value="0.11349" calcext:value-type="float">
            <text:p>0.1134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9605" calcext:value-type="float">
            <text:p>0.029605</text:p>
          </table:table-cell>
          <table:table-cell office:value-type="float" office:value="0.13644" calcext:value-type="float">
            <text:p>0.136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3523" calcext:value-type="float">
            <text:p>0.23523</text:p>
          </table:table-cell>
          <table:table-cell office:value-type="float" office:value="0.12571" calcext:value-type="float">
            <text:p>0.1257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42419" calcext:value-type="float">
            <text:p>0.042419</text:p>
          </table:table-cell>
          <table:table-cell office:value-type="float" office:value="0.13898" calcext:value-type="float">
            <text:p>0.1389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4793" calcext:value-type="float">
            <text:p>0.034793</text:p>
          </table:table-cell>
          <table:table-cell office:value-type="float" office:value="0.12862" calcext:value-type="float">
            <text:p>0.1286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817" calcext:value-type="float">
            <text:p>0.02817</text:p>
          </table:table-cell>
          <table:table-cell office:value-type="float" office:value="0.1169" calcext:value-type="float">
            <text:p>0.11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7475" calcext:value-type="float">
            <text:p>0.27475</text:p>
          </table:table-cell>
          <table:table-cell office:value-type="float" office:value="0.12221" calcext:value-type="float">
            <text:p>0.1222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6041" calcext:value-type="float">
            <text:p>0.036041</text:p>
          </table:table-cell>
          <table:table-cell office:value-type="float" office:value="0.1159" calcext:value-type="float">
            <text:p>0.115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5912" calcext:value-type="float">
            <text:p>0.035912</text:p>
          </table:table-cell>
          <table:table-cell office:value-type="float" office:value="0.10676" calcext:value-type="float">
            <text:p>0.1067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886" calcext:value-type="float">
            <text:p>0.02886</text:p>
          </table:table-cell>
          <table:table-cell office:value-type="float" office:value="0.12379" calcext:value-type="float">
            <text:p>0.123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02" calcext:value-type="float">
            <text:p>0.302</text:p>
          </table:table-cell>
          <table:table-cell office:value-type="float" office:value="0.12173" calcext:value-type="float">
            <text:p>0.1217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49543" calcext:value-type="float">
            <text:p>0.049543</text:p>
          </table:table-cell>
          <table:table-cell office:value-type="float" office:value="0.11591" calcext:value-type="float">
            <text:p>0.1159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3923" calcext:value-type="float">
            <text:p>0.033923</text:p>
          </table:table-cell>
          <table:table-cell office:value-type="float" office:value="0.11293" calcext:value-type="float">
            <text:p>0.1129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9811" calcext:value-type="float">
            <text:p>0.029811</text:p>
          </table:table-cell>
          <table:table-cell office:value-type="float" office:value="0.11006" calcext:value-type="float">
            <text:p>0.110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5813" calcext:value-type="float">
            <text:p>0.15813</text:p>
          </table:table-cell>
          <table:table-cell office:value-type="float" office:value="0.10177" calcext:value-type="float">
            <text:p>0.1017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022" calcext:value-type="float">
            <text:p>0.03022</text:p>
          </table:table-cell>
          <table:table-cell office:value-type="float" office:value="0.13688" calcext:value-type="float">
            <text:p>0.1368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2674" calcext:value-type="float">
            <text:p>0.032674</text:p>
          </table:table-cell>
          <table:table-cell office:value-type="float" office:value="0.11444" calcext:value-type="float">
            <text:p>0.1144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9812" calcext:value-type="float">
            <text:p>0.029812</text:p>
          </table:table-cell>
          <table:table-cell office:value-type="float" office:value="0.14522" calcext:value-type="float">
            <text:p>0.145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54047" calcext:value-type="float">
            <text:p>0.054047</text:p>
          </table:table-cell>
          <table:table-cell office:value-type="float" office:value="0.12251" calcext:value-type="float">
            <text:p>0.1225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2935" calcext:value-type="float">
            <text:p>0.032935</text:p>
          </table:table-cell>
          <table:table-cell office:value-type="float" office:value="0.15058" calcext:value-type="float">
            <text:p>0.1505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3127" calcext:value-type="float">
            <text:p>0.033127</text:p>
          </table:table-cell>
          <table:table-cell office:value-type="float" office:value="0.12904" calcext:value-type="float">
            <text:p>0.129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8305" calcext:value-type="float">
            <text:p>0.028305</text:p>
          </table:table-cell>
          <table:table-cell office:value-type="float" office:value="0.11488" calcext:value-type="float">
            <text:p>0.114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0512" calcext:value-type="float">
            <text:p>0.30512</text:p>
          </table:table-cell>
          <table:table-cell office:value-type="float" office:value="0.11163" calcext:value-type="float">
            <text:p>0.1116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6702" calcext:value-type="float">
            <text:p>0.036702</text:p>
          </table:table-cell>
          <table:table-cell office:value-type="float" office:value="0.1098" calcext:value-type="float">
            <text:p>0.109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371" calcext:value-type="float">
            <text:p>0.03371</text:p>
          </table:table-cell>
          <table:table-cell office:value-type="float" office:value="0.10538" calcext:value-type="float">
            <text:p>0.105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6848" calcext:value-type="float">
            <text:p>0.026848</text:p>
          </table:table-cell>
          <table:table-cell office:value-type="float" office:value="0.14021" calcext:value-type="float">
            <text:p>0.140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8884" calcext:value-type="float">
            <text:p>0.18884</text:p>
          </table:table-cell>
          <table:table-cell office:value-type="float" office:value="0.12186" calcext:value-type="float">
            <text:p>0.1218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50255" calcext:value-type="float">
            <text:p>0.050255</text:p>
          </table:table-cell>
          <table:table-cell office:value-type="float" office:value="0.1223" calcext:value-type="float">
            <text:p>0.12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7653" calcext:value-type="float">
            <text:p>0.037653</text:p>
          </table:table-cell>
          <table:table-cell office:value-type="float" office:value="0.13296" calcext:value-type="float">
            <text:p>0.1329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0649" calcext:value-type="float">
            <text:p>0.030649</text:p>
          </table:table-cell>
          <table:table-cell office:value-type="float" office:value="0.11936" calcext:value-type="float">
            <text:p>0.119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4291" calcext:value-type="float">
            <text:p>0.14291</text:p>
          </table:table-cell>
          <table:table-cell office:value-type="float" office:value="0.11329" calcext:value-type="float">
            <text:p>0.1132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2187" calcext:value-type="float">
            <text:p>0.032187</text:p>
          </table:table-cell>
          <table:table-cell office:value-type="float" office:value="0.12181" calcext:value-type="float">
            <text:p>0.1218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9414" calcext:value-type="float">
            <text:p>0.029414</text:p>
          </table:table-cell>
          <table:table-cell office:value-type="float" office:value="0.13092" calcext:value-type="float">
            <text:p>0.1309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7271" calcext:value-type="float">
            <text:p>0.027271</text:p>
          </table:table-cell>
          <table:table-cell office:value-type="float" office:value="0.13749" calcext:value-type="float">
            <text:p>0.137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99564" calcext:value-type="float">
            <text:p>0.099564</text:p>
          </table:table-cell>
          <table:table-cell office:value-type="float" office:value="0.12111" calcext:value-type="float">
            <text:p>0.121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43539" calcext:value-type="float">
            <text:p>0.043539</text:p>
          </table:table-cell>
          <table:table-cell office:value-type="float" office:value="0.10366" calcext:value-type="float">
            <text:p>0.1036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3554" calcext:value-type="float">
            <text:p>0.033554</text:p>
          </table:table-cell>
          <table:table-cell office:value-type="float" office:value="0.11117" calcext:value-type="float">
            <text:p>0.111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8747" calcext:value-type="float">
            <text:p>0.028747</text:p>
          </table:table-cell>
          <table:table-cell office:value-type="float" office:value="0.10981" calcext:value-type="float">
            <text:p>0.109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5856" calcext:value-type="float">
            <text:p>0.55856</text:p>
          </table:table-cell>
          <table:table-cell office:value-type="float" office:value="0.13022" calcext:value-type="float">
            <text:p>0.130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41838" calcext:value-type="float">
            <text:p>0.041838</text:p>
          </table:table-cell>
          <table:table-cell office:value-type="float" office:value="0.11237" calcext:value-type="float">
            <text:p>0.1123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1242" calcext:value-type="float">
            <text:p>0.031242</text:p>
          </table:table-cell>
          <table:table-cell office:value-type="float" office:value="0.1293" calcext:value-type="float">
            <text:p>0.129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8628" calcext:value-type="float">
            <text:p>0.028628</text:p>
          </table:table-cell>
          <table:table-cell office:value-type="float" office:value="0.12975" calcext:value-type="float">
            <text:p>0.129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109" calcext:value-type="float">
            <text:p>0.1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45005" calcext:value-type="float">
            <text:p>0.045005</text:p>
          </table:table-cell>
          <table:table-cell office:value-type="float" office:value="0.12711" calcext:value-type="float">
            <text:p>0.127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9104" calcext:value-type="float">
            <text:p>0.039104</text:p>
          </table:table-cell>
          <table:table-cell office:value-type="float" office:value="0.11104" calcext:value-type="float">
            <text:p>0.111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682" calcext:value-type="float">
            <text:p>0.02682</text:p>
          </table:table-cell>
          <table:table-cell office:value-type="float" office:value="0.15601" calcext:value-type="float">
            <text:p>0.156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5173" calcext:value-type="float">
            <text:p>0.25173</text:p>
          </table:table-cell>
          <table:table-cell office:value-type="float" office:value="0.14773" calcext:value-type="float">
            <text:p>0.1477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4267" calcext:value-type="float">
            <text:p>0.034267</text:p>
          </table:table-cell>
          <table:table-cell office:value-type="float" office:value="0.14655" calcext:value-type="float">
            <text:p>0.1465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6375" calcext:value-type="float">
            <text:p>0.036375</text:p>
          </table:table-cell>
          <table:table-cell office:value-type="float" office:value="0.14804" calcext:value-type="float">
            <text:p>0.1480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8761" calcext:value-type="float">
            <text:p>0.028761</text:p>
          </table:table-cell>
          <table:table-cell office:value-type="float" office:value="0.11799" calcext:value-type="float">
            <text:p>0.117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5219" calcext:value-type="float">
            <text:p>0.95219</text:p>
          </table:table-cell>
          <table:table-cell office:value-type="float" office:value="0.1236" calcext:value-type="float">
            <text:p>0.123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41329" calcext:value-type="float">
            <text:p>0.041329</text:p>
          </table:table-cell>
          <table:table-cell office:value-type="float" office:value="0.12945" calcext:value-type="float">
            <text:p>0.1294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1" calcext:value-type="float">
            <text:p>0.031</text:p>
          </table:table-cell>
          <table:table-cell office:value-type="float" office:value="0.13722" calcext:value-type="float">
            <text:p>0.1372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8471" calcext:value-type="float">
            <text:p>0.028471</text:p>
          </table:table-cell>
          <table:table-cell office:value-type="float" office:value="0.15381" calcext:value-type="float">
            <text:p>0.153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60107" calcext:value-type="float">
            <text:p>0.060107</text:p>
          </table:table-cell>
          <table:table-cell office:value-type="float" office:value="0.12663" calcext:value-type="float">
            <text:p>0.1266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7047" calcext:value-type="float">
            <text:p>0.037047</text:p>
          </table:table-cell>
          <table:table-cell office:value-type="float" office:value="0.11563" calcext:value-type="float">
            <text:p>0.1156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0188" calcext:value-type="float">
            <text:p>0.030188</text:p>
          </table:table-cell>
          <table:table-cell office:value-type="float" office:value="0.14527" calcext:value-type="float">
            <text:p>0.1452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8209" calcext:value-type="float">
            <text:p>0.028209</text:p>
          </table:table-cell>
          <table:table-cell office:value-type="float" office:value="0.14304" calcext:value-type="float">
            <text:p>0.143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0324" calcext:value-type="float">
            <text:p>0.20324</text:p>
          </table:table-cell>
          <table:table-cell office:value-type="float" office:value="0.12852" calcext:value-type="float">
            <text:p>0.1285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4371" calcext:value-type="float">
            <text:p>0.034371</text:p>
          </table:table-cell>
          <table:table-cell office:value-type="float" office:value="0.14925" calcext:value-type="float">
            <text:p>0.1492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0286" calcext:value-type="float">
            <text:p>0.030286</text:p>
          </table:table-cell>
          <table:table-cell office:value-type="float" office:value="0.12202" calcext:value-type="float">
            <text:p>0.1220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12527" calcext:value-type="float">
            <text:p>0.125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0454" calcext:value-type="float">
            <text:p>0.10454</text:p>
          </table:table-cell>
          <table:table-cell office:value-type="float" office:value="0.13293" calcext:value-type="float">
            <text:p>0.1329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4257" calcext:value-type="float">
            <text:p>0.04257</text:p>
          </table:table-cell>
          <table:table-cell office:value-type="float" office:value="0.15182" calcext:value-type="float">
            <text:p>0.1518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194" calcext:value-type="float">
            <text:p>0.03194</text:p>
          </table:table-cell>
          <table:table-cell office:value-type="float" office:value="0.14054" calcext:value-type="float">
            <text:p>0.1405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8705" calcext:value-type="float">
            <text:p>0.028705</text:p>
          </table:table-cell>
          <table:table-cell office:value-type="float" office:value="0.11801" calcext:value-type="float">
            <text:p>0.118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64069" calcext:value-type="float">
            <text:p>0.064069</text:p>
          </table:table-cell>
          <table:table-cell office:value-type="float" office:value="0.12467" calcext:value-type="float">
            <text:p>0.1246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6897" calcext:value-type="float">
            <text:p>0.036897</text:p>
          </table:table-cell>
          <table:table-cell office:value-type="float" office:value="0.11564" calcext:value-type="float">
            <text:p>0.1156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4684" calcext:value-type="float">
            <text:p>0.034684</text:p>
          </table:table-cell>
          <table:table-cell office:value-type="float" office:value="0.11277" calcext:value-type="float">
            <text:p>0.1127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9959" calcext:value-type="float">
            <text:p>0.029959</text:p>
          </table:table-cell>
          <table:table-cell office:value-type="float" office:value="0.13928" calcext:value-type="float">
            <text:p>0.139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9815" calcext:value-type="float">
            <text:p>0.49815</text:p>
          </table:table-cell>
          <table:table-cell office:value-type="float" office:value="0.12676" calcext:value-type="float">
            <text:p>0.1267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6251" calcext:value-type="float">
            <text:p>0.036251</text:p>
          </table:table-cell>
          <table:table-cell office:value-type="float" office:value="0.13797" calcext:value-type="float">
            <text:p>0.1379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0442" calcext:value-type="float">
            <text:p>0.030442</text:p>
          </table:table-cell>
          <table:table-cell office:value-type="float" office:value="0.1316" calcext:value-type="float">
            <text:p>0.131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8748" calcext:value-type="float">
            <text:p>0.028748</text:p>
          </table:table-cell>
          <table:table-cell office:value-type="float" office:value="0.12238" calcext:value-type="float">
            <text:p>0.122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7781" calcext:value-type="float">
            <text:p>0.17781</text:p>
          </table:table-cell>
          <table:table-cell office:value-type="float" office:value="0.12641" calcext:value-type="float">
            <text:p>0.1264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414" calcext:value-type="float">
            <text:p>0.03414</text:p>
          </table:table-cell>
          <table:table-cell office:value-type="float" office:value="0.12471" calcext:value-type="float">
            <text:p>0.1247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3829" calcext:value-type="float">
            <text:p>0.033829</text:p>
          </table:table-cell>
          <table:table-cell office:value-type="float" office:value="0.12021" calcext:value-type="float">
            <text:p>0.12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8536" calcext:value-type="float">
            <text:p>0.028536</text:p>
          </table:table-cell>
          <table:table-cell office:value-type="float" office:value="0.11447" calcext:value-type="float">
            <text:p>0.114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45849" calcext:value-type="float">
            <text:p>0.045849</text:p>
          </table:table-cell>
          <table:table-cell office:value-type="float" office:value="0.11239" calcext:value-type="float">
            <text:p>0.1123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7355" calcext:value-type="float">
            <text:p>0.037355</text:p>
          </table:table-cell>
          <table:table-cell office:value-type="float" office:value="0.14741" calcext:value-type="float">
            <text:p>0.1474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3199" calcext:value-type="float">
            <text:p>0.131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9014" calcext:value-type="float">
            <text:p>0.029014</text:p>
          </table:table-cell>
          <table:table-cell office:value-type="float" office:value="0.13958" calcext:value-type="float">
            <text:p>0.139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4199" calcext:value-type="float">
            <text:p>0.34199</text:p>
          </table:table-cell>
          <table:table-cell office:value-type="float" office:value="0.11103" calcext:value-type="float">
            <text:p>0.111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14341" calcext:value-type="float">
            <text:p>0.1434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045" calcext:value-type="float">
            <text:p>0.03045</text:p>
          </table:table-cell>
          <table:table-cell office:value-type="float" office:value="0.12879" calcext:value-type="float">
            <text:p>0.1287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0451" calcext:value-type="float">
            <text:p>0.030451</text:p>
          </table:table-cell>
          <table:table-cell office:value-type="float" office:value="0.14223" calcext:value-type="float">
            <text:p>0.142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65782" calcext:value-type="float">
            <text:p>0.065782</text:p>
          </table:table-cell>
          <table:table-cell office:value-type="float" office:value="0.12971" calcext:value-type="float">
            <text:p>0.1297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49306" calcext:value-type="float">
            <text:p>0.049306</text:p>
          </table:table-cell>
          <table:table-cell office:value-type="float" office:value="0.15177" calcext:value-type="float">
            <text:p>0.1517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2563" calcext:value-type="float">
            <text:p>0.032563</text:p>
          </table:table-cell>
          <table:table-cell office:value-type="float" office:value="0.11318" calcext:value-type="float">
            <text:p>0.113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758" calcext:value-type="float">
            <text:p>0.02758</text:p>
          </table:table-cell>
          <table:table-cell office:value-type="float" office:value="0.13465" calcext:value-type="float">
            <text:p>0.134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2075" calcext:value-type="float">
            <text:p>0.12075</text:p>
          </table:table-cell>
          <table:table-cell office:value-type="float" office:value="0.12219" calcext:value-type="float">
            <text:p>0.1221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4442" calcext:value-type="float">
            <text:p>0.034442</text:p>
          </table:table-cell>
          <table:table-cell office:value-type="float" office:value="0.15064" calcext:value-type="float">
            <text:p>0.1506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2796" calcext:value-type="float">
            <text:p>0.032796</text:p>
          </table:table-cell>
          <table:table-cell office:value-type="float" office:value="0.14664" calcext:value-type="float">
            <text:p>0.1466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6581" calcext:value-type="float">
            <text:p>0.026581</text:p>
          </table:table-cell>
          <table:table-cell office:value-type="float" office:value="0.13217" calcext:value-type="float">
            <text:p>0.132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88159" calcext:value-type="float">
            <text:p>0.088159</text:p>
          </table:table-cell>
          <table:table-cell office:value-type="float" office:value="0.1478" calcext:value-type="float">
            <text:p>0.147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8313" calcext:value-type="float">
            <text:p>0.038313</text:p>
          </table:table-cell>
          <table:table-cell office:value-type="float" office:value="0.13985" calcext:value-type="float">
            <text:p>0.1398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0066" calcext:value-type="float">
            <text:p>0.030066</text:p>
          </table:table-cell>
          <table:table-cell office:value-type="float" office:value="0.11073" calcext:value-type="float">
            <text:p>0.1107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0585" calcext:value-type="float">
            <text:p>0.030585</text:p>
          </table:table-cell>
          <table:table-cell office:value-type="float" office:value="0.15167" calcext:value-type="float">
            <text:p>0.15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8564" calcext:value-type="float">
            <text:p>4.8564</text:p>
          </table:table-cell>
          <table:table-cell office:value-type="float" office:value="0.12932" calcext:value-type="float">
            <text:p>0.1293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49711" calcext:value-type="float">
            <text:p>0.049711</text:p>
          </table:table-cell>
          <table:table-cell office:value-type="float" office:value="0.11214" calcext:value-type="float">
            <text:p>0.112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2729" calcext:value-type="float">
            <text:p>0.032729</text:p>
          </table:table-cell>
          <table:table-cell office:value-type="float" office:value="0.13343" calcext:value-type="float">
            <text:p>0.1334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8509" calcext:value-type="float">
            <text:p>0.028509</text:p>
          </table:table-cell>
          <table:table-cell office:value-type="float" office:value="0.12113" calcext:value-type="float">
            <text:p>0.121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5103" calcext:value-type="float">
            <text:p>0.25103</text:p>
          </table:table-cell>
          <table:table-cell office:value-type="float" office:value="0.14014" calcext:value-type="float">
            <text:p>0.140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9015" calcext:value-type="float">
            <text:p>0.039015</text:p>
          </table:table-cell>
          <table:table-cell office:value-type="float" office:value="0.14198" calcext:value-type="float">
            <text:p>0.1419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9494" calcext:value-type="float">
            <text:p>0.029494</text:p>
          </table:table-cell>
          <table:table-cell office:value-type="float" office:value="0.12361" calcext:value-type="float">
            <text:p>0.1236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2285" calcext:value-type="float">
            <text:p>0.032285</text:p>
          </table:table-cell>
          <table:table-cell office:value-type="float" office:value="0.12193" calcext:value-type="float">
            <text:p>0.121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7605" calcext:value-type="float">
            <text:p>0.17605</text:p>
          </table:table-cell>
          <table:table-cell office:value-type="float" office:value="0.15442" calcext:value-type="float">
            <text:p>0.1544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9246" calcext:value-type="float">
            <text:p>0.039246</text:p>
          </table:table-cell>
          <table:table-cell office:value-type="float" office:value="0.13399" calcext:value-type="float">
            <text:p>0.133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9175" calcext:value-type="float">
            <text:p>0.039175</text:p>
          </table:table-cell>
          <table:table-cell office:value-type="float" office:value="0.11173" calcext:value-type="float">
            <text:p>0.1117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9723" calcext:value-type="float">
            <text:p>0.029723</text:p>
          </table:table-cell>
          <table:table-cell office:value-type="float" office:value="0.11938" calcext:value-type="float">
            <text:p>0.119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50169" calcext:value-type="float">
            <text:p>0.050169</text:p>
          </table:table-cell>
          <table:table-cell office:value-type="float" office:value="0.14207" calcext:value-type="float">
            <text:p>0.142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4181" calcext:value-type="float">
            <text:p>0.034181</text:p>
          </table:table-cell>
          <table:table-cell office:value-type="float" office:value="0.14633" calcext:value-type="float">
            <text:p>0.1463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827" calcext:value-type="float">
            <text:p>0.03827</text:p>
          </table:table-cell>
          <table:table-cell office:value-type="float" office:value="0.14433" calcext:value-type="float">
            <text:p>0.1443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9931" calcext:value-type="float">
            <text:p>0.029931</text:p>
          </table:table-cell>
          <table:table-cell office:value-type="float" office:value="0.13429" calcext:value-type="float">
            <text:p>0.134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4601" calcext:value-type="float">
            <text:p>0.44601</text:p>
          </table:table-cell>
          <table:table-cell office:value-type="float" office:value="0.11657" calcext:value-type="float">
            <text:p>0.1165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6111" calcext:value-type="float">
            <text:p>0.036111</text:p>
          </table:table-cell>
          <table:table-cell office:value-type="float" office:value="0.14238" calcext:value-type="float">
            <text:p>0.1423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0282" calcext:value-type="float">
            <text:p>0.030282</text:p>
          </table:table-cell>
          <table:table-cell office:value-type="float" office:value="0.14162" calcext:value-type="float">
            <text:p>0.1416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9429" calcext:value-type="float">
            <text:p>0.029429</text:p>
          </table:table-cell>
          <table:table-cell office:value-type="float" office:value="0.15125" calcext:value-type="float">
            <text:p>0.151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6875" calcext:value-type="float">
            <text:p>0.16875</text:p>
          </table:table-cell>
          <table:table-cell office:value-type="float" office:value="0.14018" calcext:value-type="float">
            <text:p>0.140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43898" calcext:value-type="float">
            <text:p>0.043898</text:p>
          </table:table-cell>
          <table:table-cell office:value-type="float" office:value="0.12617" calcext:value-type="float">
            <text:p>0.1261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1997" calcext:value-type="float">
            <text:p>0.031997</text:p>
          </table:table-cell>
          <table:table-cell office:value-type="float" office:value="0.12967" calcext:value-type="float">
            <text:p>0.1296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7862" calcext:value-type="float">
            <text:p>0.027862</text:p>
          </table:table-cell>
          <table:table-cell office:value-type="float" office:value="0.12263" calcext:value-type="float">
            <text:p>0.122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7166" calcext:value-type="float">
            <text:p>0.57166</text:p>
          </table:table-cell>
          <table:table-cell office:value-type="float" office:value="0.13432" calcext:value-type="float">
            <text:p>0.1343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9234" calcext:value-type="float">
            <text:p>0.039234</text:p>
          </table:table-cell>
          <table:table-cell office:value-type="float" office:value="0.15016" calcext:value-type="float">
            <text:p>0.1501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0262" calcext:value-type="float">
            <text:p>0.030262</text:p>
          </table:table-cell>
          <table:table-cell office:value-type="float" office:value="0.13606" calcext:value-type="float">
            <text:p>0.1360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8234" calcext:value-type="float">
            <text:p>0.028234</text:p>
          </table:table-cell>
          <table:table-cell office:value-type="float" office:value="0.13968" calcext:value-type="float">
            <text:p>0.139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4549" calcext:value-type="float">
            <text:p>0.24549</text:p>
          </table:table-cell>
          <table:table-cell office:value-type="float" office:value="0.11638" calcext:value-type="float">
            <text:p>0.1163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7882" calcext:value-type="float">
            <text:p>0.037882</text:p>
          </table:table-cell>
          <table:table-cell office:value-type="float" office:value="0.12589" calcext:value-type="float">
            <text:p>0.125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3921" calcext:value-type="float">
            <text:p>0.033921</text:p>
          </table:table-cell>
          <table:table-cell office:value-type="float" office:value="0.16213" calcext:value-type="float">
            <text:p>0.1621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2969" calcext:value-type="float">
            <text:p>0.032969</text:p>
          </table:table-cell>
          <table:table-cell office:value-type="float" office:value="0.13827" calcext:value-type="float">
            <text:p>0.138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2593" calcext:value-type="float">
            <text:p>0.72593</text:p>
          </table:table-cell>
          <table:table-cell office:value-type="float" office:value="0.13853" calcext:value-type="float">
            <text:p>0.1385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41319" calcext:value-type="float">
            <text:p>0.041319</text:p>
          </table:table-cell>
          <table:table-cell office:value-type="float" office:value="0.12828" calcext:value-type="float">
            <text:p>0.1282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2134" calcext:value-type="float">
            <text:p>0.032134</text:p>
          </table:table-cell>
          <table:table-cell office:value-type="float" office:value="0.11377" calcext:value-type="float">
            <text:p>0.1137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9122" calcext:value-type="float">
            <text:p>0.029122</text:p>
          </table:table-cell>
          <table:table-cell office:value-type="float" office:value="0.15419" calcext:value-type="float">
            <text:p>0.154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3297" calcext:value-type="float">
            <text:p>0.13297</text:p>
          </table:table-cell>
          <table:table-cell office:value-type="float" office:value="0.15706" calcext:value-type="float">
            <text:p>0.1570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46252" calcext:value-type="float">
            <text:p>0.046252</text:p>
          </table:table-cell>
          <table:table-cell office:value-type="float" office:value="0.1015" calcext:value-type="float">
            <text:p>0.101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5082" calcext:value-type="float">
            <text:p>0.035082</text:p>
          </table:table-cell>
          <table:table-cell office:value-type="float" office:value="0.14158" calcext:value-type="float">
            <text:p>0.1415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058" calcext:value-type="float">
            <text:p>0.03058</text:p>
          </table:table-cell>
          <table:table-cell office:value-type="float" office:value="0.14809" calcext:value-type="float">
            <text:p>0.148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0279" calcext:value-type="float">
            <text:p>0.10279</text:p>
          </table:table-cell>
          <table:table-cell office:value-type="float" office:value="0.13716" calcext:value-type="float">
            <text:p>0.1371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41874" calcext:value-type="float">
            <text:p>0.041874</text:p>
          </table:table-cell>
          <table:table-cell office:value-type="float" office:value="0.11838" calcext:value-type="float">
            <text:p>0.1183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3744" calcext:value-type="float">
            <text:p>0.033744</text:p>
          </table:table-cell>
          <table:table-cell office:value-type="float" office:value="0.14112" calcext:value-type="float">
            <text:p>0.141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10293" calcext:value-type="float">
            <text:p>0.102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0249" calcext:value-type="float">
            <text:p>0.10249</text:p>
          </table:table-cell>
          <table:table-cell office:value-type="float" office:value="0.13609" calcext:value-type="float">
            <text:p>0.1360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5492" calcext:value-type="float">
            <text:p>0.035492</text:p>
          </table:table-cell>
          <table:table-cell office:value-type="float" office:value="0.11545" calcext:value-type="float">
            <text:p>0.1154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223" calcext:value-type="float">
            <text:p>0.03223</text:p>
          </table:table-cell>
          <table:table-cell office:value-type="float" office:value="0.14508" calcext:value-type="float">
            <text:p>0.145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5635" calcext:value-type="float">
            <text:p>0.025635</text:p>
          </table:table-cell>
          <table:table-cell office:value-type="float" office:value="0.12377" calcext:value-type="float">
            <text:p>0.123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61463" calcext:value-type="float">
            <text:p>0.061463</text:p>
          </table:table-cell>
          <table:table-cell office:value-type="float" office:value="0.12277" calcext:value-type="float">
            <text:p>0.1227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872" calcext:value-type="float">
            <text:p>0.03872</text:p>
          </table:table-cell>
          <table:table-cell office:value-type="float" office:value="0.13517" calcext:value-type="float">
            <text:p>0.1351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1859" calcext:value-type="float">
            <text:p>0.031859</text:p>
          </table:table-cell>
          <table:table-cell office:value-type="float" office:value="0.12636" calcext:value-type="float">
            <text:p>0.1263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8908" calcext:value-type="float">
            <text:p>0.028908</text:p>
          </table:table-cell>
          <table:table-cell office:value-type="float" office:value="0.1481" calcext:value-type="float">
            <text:p>0.14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3327" calcext:value-type="float">
            <text:p>0.13327</text:p>
          </table:table-cell>
          <table:table-cell office:value-type="float" office:value="0.13816" calcext:value-type="float">
            <text:p>0.1381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5357" calcext:value-type="float">
            <text:p>0.035357</text:p>
          </table:table-cell>
          <table:table-cell office:value-type="float" office:value="0.12927" calcext:value-type="float">
            <text:p>0.1292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4142" calcext:value-type="float">
            <text:p>0.034142</text:p>
          </table:table-cell>
          <table:table-cell office:value-type="float" office:value="0.12379" calcext:value-type="float">
            <text:p>0.1237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8947" calcext:value-type="float">
            <text:p>0.028947</text:p>
          </table:table-cell>
          <table:table-cell office:value-type="float" office:value="0.12436" calcext:value-type="float">
            <text:p>0.124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74135" calcext:value-type="float">
            <text:p>0.074135</text:p>
          </table:table-cell>
          <table:table-cell office:value-type="float" office:value="0.14749" calcext:value-type="float">
            <text:p>0.1474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3427" calcext:value-type="float">
            <text:p>0.033427</text:p>
          </table:table-cell>
          <table:table-cell office:value-type="float" office:value="0.14074" calcext:value-type="float">
            <text:p>0.1407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4923" calcext:value-type="float">
            <text:p>0.034923</text:p>
          </table:table-cell>
          <table:table-cell office:value-type="float" office:value="0.13418" calcext:value-type="float">
            <text:p>0.134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1653" calcext:value-type="float">
            <text:p>0.031653</text:p>
          </table:table-cell>
          <table:table-cell office:value-type="float" office:value="0.14434" calcext:value-type="float">
            <text:p>0.144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9126" calcext:value-type="float">
            <text:p>0.19126</text:p>
          </table:table-cell>
          <table:table-cell office:value-type="float" office:value="0.15116" calcext:value-type="float">
            <text:p>0.1511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7087" calcext:value-type="float">
            <text:p>0.037087</text:p>
          </table:table-cell>
          <table:table-cell office:value-type="float" office:value="0.11734" calcext:value-type="float">
            <text:p>0.1173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7439" calcext:value-type="float">
            <text:p>0.027439</text:p>
          </table:table-cell>
          <table:table-cell office:value-type="float" office:value="0.14875" calcext:value-type="float">
            <text:p>0.1487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8419" calcext:value-type="float">
            <text:p>0.028419</text:p>
          </table:table-cell>
          <table:table-cell office:value-type="float" office:value="0.16263" calcext:value-type="float">
            <text:p>0.162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50506" calcext:value-type="float">
            <text:p>0.050506</text:p>
          </table:table-cell>
          <table:table-cell office:value-type="float" office:value="0.16428" calcext:value-type="float">
            <text:p>0.1642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41342" calcext:value-type="float">
            <text:p>0.041342</text:p>
          </table:table-cell>
          <table:table-cell office:value-type="float" office:value="0.14152" calcext:value-type="float">
            <text:p>0.1415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9257" calcext:value-type="float">
            <text:p>0.029257</text:p>
          </table:table-cell>
          <table:table-cell office:value-type="float" office:value="0.13211" calcext:value-type="float">
            <text:p>0.1321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8973" calcext:value-type="float">
            <text:p>0.028973</text:p>
          </table:table-cell>
          <table:table-cell office:value-type="float" office:value="0.11112" calcext:value-type="float">
            <text:p>0.111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1279" calcext:value-type="float">
            <text:p>0.11279</text:p>
          </table:table-cell>
          <table:table-cell office:value-type="float" office:value="0.11501" calcext:value-type="float">
            <text:p>0.115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45607" calcext:value-type="float">
            <text:p>0.045607</text:p>
          </table:table-cell>
          <table:table-cell office:value-type="float" office:value="0.13867" calcext:value-type="float">
            <text:p>0.1386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2175" calcext:value-type="float">
            <text:p>0.032175</text:p>
          </table:table-cell>
          <table:table-cell office:value-type="float" office:value="0.15049" calcext:value-type="float">
            <text:p>0.1504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9227" calcext:value-type="float">
            <text:p>0.029227</text:p>
          </table:table-cell>
          <table:table-cell office:value-type="float" office:value="0.12286" calcext:value-type="float">
            <text:p>0.122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5722" calcext:value-type="float">
            <text:p>0.15722</text:p>
          </table:table-cell>
          <table:table-cell office:value-type="float" office:value="0.13746" calcext:value-type="float">
            <text:p>0.1374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41261" calcext:value-type="float">
            <text:p>0.041261</text:p>
          </table:table-cell>
          <table:table-cell office:value-type="float" office:value="0.11897" calcext:value-type="float">
            <text:p>0.1189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444" calcext:value-type="float">
            <text:p>0.03444</text:p>
          </table:table-cell>
          <table:table-cell office:value-type="float" office:value="0.14772" calcext:value-type="float">
            <text:p>0.1477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9769" calcext:value-type="float">
            <text:p>0.029769</text:p>
          </table:table-cell>
          <table:table-cell office:value-type="float" office:value="0.14141" calcext:value-type="float">
            <text:p>0.141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56609" calcext:value-type="float">
            <text:p>0.056609</text:p>
          </table:table-cell>
          <table:table-cell office:value-type="float" office:value="0.13102" calcext:value-type="float">
            <text:p>0.1310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5872" calcext:value-type="float">
            <text:p>0.035872</text:p>
          </table:table-cell>
          <table:table-cell office:value-type="float" office:value="0.13489" calcext:value-type="float">
            <text:p>0.134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1253" calcext:value-type="float">
            <text:p>0.031253</text:p>
          </table:table-cell>
          <table:table-cell office:value-type="float" office:value="0.15564" calcext:value-type="float">
            <text:p>0.1556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0937" calcext:value-type="float">
            <text:p>0.030937</text:p>
          </table:table-cell>
          <table:table-cell office:value-type="float" office:value="0.13782" calcext:value-type="float">
            <text:p>0.137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48731" calcext:value-type="float">
            <text:p>0.048731</text:p>
          </table:table-cell>
          <table:table-cell office:value-type="float" office:value="0.11225" calcext:value-type="float">
            <text:p>0.1122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6291" calcext:value-type="float">
            <text:p>0.036291</text:p>
          </table:table-cell>
          <table:table-cell office:value-type="float" office:value="0.11366" calcext:value-type="float">
            <text:p>0.1136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3352" calcext:value-type="float">
            <text:p>0.033352</text:p>
          </table:table-cell>
          <table:table-cell office:value-type="float" office:value="0.13268" calcext:value-type="float">
            <text:p>0.1326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0858" calcext:value-type="float">
            <text:p>0.030858</text:p>
          </table:table-cell>
          <table:table-cell office:value-type="float" office:value="0.1327" calcext:value-type="float">
            <text:p>0.13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2737" calcext:value-type="float">
            <text:p>0.12737</text:p>
          </table:table-cell>
          <table:table-cell office:value-type="float" office:value="0.13086" calcext:value-type="float">
            <text:p>0.1308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1199" calcext:value-type="float">
            <text:p>0.031199</text:p>
          </table:table-cell>
          <table:table-cell office:value-type="float" office:value="0.1352" calcext:value-type="float">
            <text:p>0.135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0329" calcext:value-type="float">
            <text:p>0.030329</text:p>
          </table:table-cell>
          <table:table-cell office:value-type="float" office:value="0.13622" calcext:value-type="float">
            <text:p>0.1362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8222" calcext:value-type="float">
            <text:p>0.028222</text:p>
          </table:table-cell>
          <table:table-cell office:value-type="float" office:value="0.1459" calcext:value-type="float">
            <text:p>0.14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821" calcext:value-type="float">
            <text:p>0.0821</text:p>
          </table:table-cell>
          <table:table-cell office:value-type="float" office:value="0.14152" calcext:value-type="float">
            <text:p>0.1415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945" calcext:value-type="float">
            <text:p>0.03945</text:p>
          </table:table-cell>
          <table:table-cell office:value-type="float" office:value="0.13518" calcext:value-type="float">
            <text:p>0.135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4846" calcext:value-type="float">
            <text:p>0.034846</text:p>
          </table:table-cell>
          <table:table-cell office:value-type="float" office:value="0.11813" calcext:value-type="float">
            <text:p>0.1181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9755" calcext:value-type="float">
            <text:p>0.029755</text:p>
          </table:table-cell>
          <table:table-cell office:value-type="float" office:value="0.14465" calcext:value-type="float">
            <text:p>0.144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7147" calcext:value-type="float">
            <text:p>0.17147</text:p>
          </table:table-cell>
          <table:table-cell office:value-type="float" office:value="0.13794" calcext:value-type="float">
            <text:p>0.1379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5462" calcext:value-type="float">
            <text:p>0.035462</text:p>
          </table:table-cell>
          <table:table-cell office:value-type="float" office:value="0.12895" calcext:value-type="float">
            <text:p>0.1289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2364" calcext:value-type="float">
            <text:p>0.032364</text:p>
          </table:table-cell>
          <table:table-cell office:value-type="float" office:value="0.14489" calcext:value-type="float">
            <text:p>0.144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7181" calcext:value-type="float">
            <text:p>0.027181</text:p>
          </table:table-cell>
          <table:table-cell office:value-type="float" office:value="0.14633" calcext:value-type="float">
            <text:p>0.146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0803" calcext:value-type="float">
            <text:p>0.20803</text:p>
          </table:table-cell>
          <table:table-cell office:value-type="float" office:value="0.1522" calcext:value-type="float">
            <text:p>0.152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2736" calcext:value-type="float">
            <text:p>0.032736</text:p>
          </table:table-cell>
          <table:table-cell office:value-type="float" office:value="0.14722" calcext:value-type="float">
            <text:p>0.1472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9505" calcext:value-type="float">
            <text:p>0.029505</text:p>
          </table:table-cell>
          <table:table-cell office:value-type="float" office:value="0.15033" calcext:value-type="float">
            <text:p>0.1503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8897" calcext:value-type="float">
            <text:p>0.028897</text:p>
          </table:table-cell>
          <table:table-cell office:value-type="float" office:value="0.13283" calcext:value-type="float">
            <text:p>0.132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3302" calcext:value-type="float">
            <text:p>0.13302</text:p>
          </table:table-cell>
          <table:table-cell office:value-type="float" office:value="0.13998" calcext:value-type="float">
            <text:p>0.1399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5123" calcext:value-type="float">
            <text:p>0.035123</text:p>
          </table:table-cell>
          <table:table-cell office:value-type="float" office:value="0.14323" calcext:value-type="float">
            <text:p>0.143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3107" calcext:value-type="float">
            <text:p>0.033107</text:p>
          </table:table-cell>
          <table:table-cell office:value-type="float" office:value="0.13211" calcext:value-type="float">
            <text:p>0.1321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8934" calcext:value-type="float">
            <text:p>0.028934</text:p>
          </table:table-cell>
          <table:table-cell office:value-type="float" office:value="0.11023" calcext:value-type="float">
            <text:p>0.110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71315" calcext:value-type="float">
            <text:p>0.071315</text:p>
          </table:table-cell>
          <table:table-cell office:value-type="float" office:value="0.15105" calcext:value-type="float">
            <text:p>0.1510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2872" calcext:value-type="float">
            <text:p>0.032872</text:p>
          </table:table-cell>
          <table:table-cell office:value-type="float" office:value="0.14175" calcext:value-type="float">
            <text:p>0.1417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239" calcext:value-type="float">
            <text:p>0.03239</text:p>
          </table:table-cell>
          <table:table-cell office:value-type="float" office:value="0.13077" calcext:value-type="float">
            <text:p>0.1307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0554" calcext:value-type="float">
            <text:p>0.030554</text:p>
          </table:table-cell>
          <table:table-cell office:value-type="float" office:value="0.13793" calcext:value-type="float">
            <text:p>0.137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953" calcext:value-type="float">
            <text:p>0.2953</text:p>
          </table:table-cell>
          <table:table-cell office:value-type="float" office:value="0.12755" calcext:value-type="float">
            <text:p>0.1275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5292" calcext:value-type="float">
            <text:p>0.035292</text:p>
          </table:table-cell>
          <table:table-cell office:value-type="float" office:value="0.15699" calcext:value-type="float">
            <text:p>0.156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1809" calcext:value-type="float">
            <text:p>0.031809</text:p>
          </table:table-cell>
          <table:table-cell office:value-type="float" office:value="0.11275" calcext:value-type="float">
            <text:p>0.1127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1652" calcext:value-type="float">
            <text:p>0.031652</text:p>
          </table:table-cell>
          <table:table-cell office:value-type="float" office:value="0.14157" calcext:value-type="float">
            <text:p>0.141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0373" calcext:value-type="float">
            <text:p>0.10373</text:p>
          </table:table-cell>
          <table:table-cell office:value-type="float" office:value="0.15541" calcext:value-type="float">
            <text:p>0.1554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9347" calcext:value-type="float">
            <text:p>0.039347</text:p>
          </table:table-cell>
          <table:table-cell office:value-type="float" office:value="0.15489" calcext:value-type="float">
            <text:p>0.154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2551" calcext:value-type="float">
            <text:p>0.032551</text:p>
          </table:table-cell>
          <table:table-cell office:value-type="float" office:value="0.11934" calcext:value-type="float">
            <text:p>0.1193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8337" calcext:value-type="float">
            <text:p>0.028337</text:p>
          </table:table-cell>
          <table:table-cell office:value-type="float" office:value="0.12834" calcext:value-type="float">
            <text:p>0.128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80741" calcext:value-type="float">
            <text:p>0.080741</text:p>
          </table:table-cell>
          <table:table-cell office:value-type="float" office:value="0.15224" calcext:value-type="float">
            <text:p>0.1522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4277" calcext:value-type="float">
            <text:p>0.04277</text:p>
          </table:table-cell>
          <table:table-cell office:value-type="float" office:value="0.12642" calcext:value-type="float">
            <text:p>0.1264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0458" calcext:value-type="float">
            <text:p>0.030458</text:p>
          </table:table-cell>
          <table:table-cell office:value-type="float" office:value="0.13116" calcext:value-type="float">
            <text:p>0.1311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0291" calcext:value-type="float">
            <text:p>0.030291</text:p>
          </table:table-cell>
          <table:table-cell office:value-type="float" office:value="0.14319" calcext:value-type="float">
            <text:p>0.143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3539" calcext:value-type="float">
            <text:p>0.23539</text:p>
          </table:table-cell>
          <table:table-cell office:value-type="float" office:value="0.14698" calcext:value-type="float">
            <text:p>0.1469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7731" calcext:value-type="float">
            <text:p>0.037731</text:p>
          </table:table-cell>
          <table:table-cell office:value-type="float" office:value="0.14597" calcext:value-type="float">
            <text:p>0.1459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2264" calcext:value-type="float">
            <text:p>0.032264</text:p>
          </table:table-cell>
          <table:table-cell office:value-type="float" office:value="0.14432" calcext:value-type="float">
            <text:p>0.1443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9833" calcext:value-type="float">
            <text:p>0.029833</text:p>
          </table:table-cell>
          <table:table-cell office:value-type="float" office:value="0.1621" calcext:value-type="float">
            <text:p>0.16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4386" calcext:value-type="float">
            <text:p>0.34386</text:p>
          </table:table-cell>
          <table:table-cell office:value-type="float" office:value="0.13677" calcext:value-type="float">
            <text:p>0.1367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0466" calcext:value-type="float">
            <text:p>0.030466</text:p>
          </table:table-cell>
          <table:table-cell office:value-type="float" office:value="0.11984" calcext:value-type="float">
            <text:p>0.1198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3729" calcext:value-type="float">
            <text:p>0.033729</text:p>
          </table:table-cell>
          <table:table-cell office:value-type="float" office:value="0.11952" calcext:value-type="float">
            <text:p>0.1195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9947" calcext:value-type="float">
            <text:p>0.029947</text:p>
          </table:table-cell>
          <table:table-cell office:value-type="float" office:value="0.12649" calcext:value-type="float">
            <text:p>0.126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9469" calcext:value-type="float">
            <text:p>0.19469</text:p>
          </table:table-cell>
          <table:table-cell office:value-type="float" office:value="0.14741" calcext:value-type="float">
            <text:p>0.1474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9312" calcext:value-type="float">
            <text:p>0.039312</text:p>
          </table:table-cell>
          <table:table-cell office:value-type="float" office:value="0.13624" calcext:value-type="float">
            <text:p>0.1362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2363" calcext:value-type="float">
            <text:p>0.032363</text:p>
          </table:table-cell>
          <table:table-cell office:value-type="float" office:value="0.13783" calcext:value-type="float">
            <text:p>0.1378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7577" calcext:value-type="float">
            <text:p>0.027577</text:p>
          </table:table-cell>
          <table:table-cell office:value-type="float" office:value="0.12989" calcext:value-type="float">
            <text:p>0.129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6776" calcext:value-type="float">
            <text:p>2.6776</text:p>
          </table:table-cell>
          <table:table-cell office:value-type="float" office:value="0.1621" calcext:value-type="float">
            <text:p>0.16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41817" calcext:value-type="float">
            <text:p>0.041817</text:p>
          </table:table-cell>
          <table:table-cell office:value-type="float" office:value="0.12441" calcext:value-type="float">
            <text:p>0.1244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1552" calcext:value-type="float">
            <text:p>0.031552</text:p>
          </table:table-cell>
          <table:table-cell office:value-type="float" office:value="0.13203" calcext:value-type="float">
            <text:p>0.132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7304" calcext:value-type="float">
            <text:p>0.027304</text:p>
          </table:table-cell>
          <table:table-cell office:value-type="float" office:value="0.14256" calcext:value-type="float">
            <text:p>0.142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9586" calcext:value-type="float">
            <text:p>0.19586</text:p>
          </table:table-cell>
          <table:table-cell office:value-type="float" office:value="0.12226" calcext:value-type="float">
            <text:p>0.1222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6098" calcext:value-type="float">
            <text:p>0.036098</text:p>
          </table:table-cell>
          <table:table-cell office:value-type="float" office:value="0.14146" calcext:value-type="float">
            <text:p>0.1414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4191" calcext:value-type="float">
            <text:p>0.034191</text:p>
          </table:table-cell>
          <table:table-cell office:value-type="float" office:value="0.13569" calcext:value-type="float">
            <text:p>0.1356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8096" calcext:value-type="float">
            <text:p>0.028096</text:p>
          </table:table-cell>
          <table:table-cell office:value-type="float" office:value="0.12921" calcext:value-type="float">
            <text:p>0.129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4792" calcext:value-type="float">
            <text:p>0.14792</text:p>
          </table:table-cell>
          <table:table-cell office:value-type="float" office:value="0.15251" calcext:value-type="float">
            <text:p>0.1525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6446" calcext:value-type="float">
            <text:p>0.036446</text:p>
          </table:table-cell>
          <table:table-cell office:value-type="float" office:value="0.13434" calcext:value-type="float">
            <text:p>0.1343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7205" calcext:value-type="float">
            <text:p>0.037205</text:p>
          </table:table-cell>
          <table:table-cell office:value-type="float" office:value="0.12985" calcext:value-type="float">
            <text:p>0.1298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9074" calcext:value-type="float">
            <text:p>0.029074</text:p>
          </table:table-cell>
          <table:table-cell office:value-type="float" office:value="0.12309" calcext:value-type="float">
            <text:p>0.123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3228" calcext:value-type="float">
            <text:p>0.13228</text:p>
          </table:table-cell>
          <table:table-cell office:value-type="float" office:value="0.13117" calcext:value-type="float">
            <text:p>0.1311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39908" calcext:value-type="float">
            <text:p>0.039908</text:p>
          </table:table-cell>
          <table:table-cell office:value-type="float" office:value="0.14934" calcext:value-type="float">
            <text:p>0.1493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8366" calcext:value-type="float">
            <text:p>0.028366</text:p>
          </table:table-cell>
          <table:table-cell office:value-type="float" office:value="0.13596" calcext:value-type="float">
            <text:p>0.1359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7946" calcext:value-type="float">
            <text:p>0.027946</text:p>
          </table:table-cell>
          <table:table-cell office:value-type="float" office:value="0.14827" calcext:value-type="float">
            <text:p>0.148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79859" calcext:value-type="float">
            <text:p>0.079859</text:p>
          </table:table-cell>
          <table:table-cell office:value-type="float" office:value="0.14586" calcext:value-type="float">
            <text:p>0.1458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4564" calcext:value-type="float">
            <text:p>0.034564</text:p>
          </table:table-cell>
          <table:table-cell office:value-type="float" office:value="0.16837" calcext:value-type="float">
            <text:p>0.1683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4979" calcext:value-type="float">
            <text:p>0.034979</text:p>
          </table:table-cell>
          <table:table-cell office:value-type="float" office:value="0.1745" calcext:value-type="float">
            <text:p>0.174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9251" calcext:value-type="float">
            <text:p>0.029251</text:p>
          </table:table-cell>
          <table:table-cell office:value-type="float" office:value="0.12815" calcext:value-type="float">
            <text:p>0.128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2714" calcext:value-type="float">
            <text:p>0.1271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4312" calcext:value-type="float">
            <text:p>0.034312</text:p>
          </table:table-cell>
          <table:table-cell office:value-type="float" office:value="0.17011" calcext:value-type="float">
            <text:p>0.1701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9181" calcext:value-type="float">
            <text:p>0.039181</text:p>
          </table:table-cell>
          <table:table-cell office:value-type="float" office:value="0.14516" calcext:value-type="float">
            <text:p>0.145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649" calcext:value-type="float">
            <text:p>0.02649</text:p>
          </table:table-cell>
          <table:table-cell office:value-type="float" office:value="0.15855" calcext:value-type="float">
            <text:p>0.158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1456" calcext:value-type="float">
            <text:p>0.21456</text:p>
          </table:table-cell>
          <table:table-cell office:value-type="float" office:value="0.15673" calcext:value-type="float">
            <text:p>0.1567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43804" calcext:value-type="float">
            <text:p>0.043804</text:p>
          </table:table-cell>
          <table:table-cell office:value-type="float" office:value="0.14054" calcext:value-type="float">
            <text:p>0.1405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2357" calcext:value-type="float">
            <text:p>0.032357</text:p>
          </table:table-cell>
          <table:table-cell office:value-type="float" office:value="0.14292" calcext:value-type="float">
            <text:p>0.1429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8819" calcext:value-type="float">
            <text:p>0.028819</text:p>
          </table:table-cell>
          <table:table-cell office:value-type="float" office:value="0.14845" calcext:value-type="float">
            <text:p>0.148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6394" calcext:value-type="float">
            <text:p>3.6394</text:p>
          </table:table-cell>
          <table:table-cell office:value-type="float" office:value="0.11219" calcext:value-type="float">
            <text:p>0.1121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44282" calcext:value-type="float">
            <text:p>0.044282</text:p>
          </table:table-cell>
          <table:table-cell office:value-type="float" office:value="0.1368" calcext:value-type="float">
            <text:p>0.136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2796" calcext:value-type="float">
            <text:p>0.032796</text:p>
          </table:table-cell>
          <table:table-cell office:value-type="float" office:value="0.15073" calcext:value-type="float">
            <text:p>0.1507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3273" calcext:value-type="float">
            <text:p>0.033273</text:p>
          </table:table-cell>
          <table:table-cell office:value-type="float" office:value="0.15246" calcext:value-type="float">
            <text:p>0.152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4885" calcext:value-type="float">
            <text:p>0.64885</text:p>
          </table:table-cell>
          <table:table-cell office:value-type="float" office:value="0.15666" calcext:value-type="float">
            <text:p>0.1566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6501" calcext:value-type="float">
            <text:p>0.036501</text:p>
          </table:table-cell>
          <table:table-cell office:value-type="float" office:value="0.14977" calcext:value-type="float">
            <text:p>0.1497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2538" calcext:value-type="float">
            <text:p>0.032538</text:p>
          </table:table-cell>
          <table:table-cell office:value-type="float" office:value="0.13541" calcext:value-type="float">
            <text:p>0.1354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0301" calcext:value-type="float">
            <text:p>0.030301</text:p>
          </table:table-cell>
          <table:table-cell office:value-type="float" office:value="0.14948" calcext:value-type="float">
            <text:p>0.149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181" calcext:value-type="float">
            <text:p>0.2181</text:p>
          </table:table-cell>
          <table:table-cell office:value-type="float" office:value="0.16811" calcext:value-type="float">
            <text:p>0.1681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9301" calcext:value-type="float">
            <text:p>0.039301</text:p>
          </table:table-cell>
          <table:table-cell office:value-type="float" office:value="0.13341" calcext:value-type="float">
            <text:p>0.1334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3285" calcext:value-type="float">
            <text:p>0.033285</text:p>
          </table:table-cell>
          <table:table-cell office:value-type="float" office:value="0.14309" calcext:value-type="float">
            <text:p>0.1430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8222" calcext:value-type="float">
            <text:p>0.028222</text:p>
          </table:table-cell>
          <table:table-cell office:value-type="float" office:value="0.15679" calcext:value-type="float">
            <text:p>0.156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0417" calcext:value-type="float">
            <text:p>0.40417</text:p>
          </table:table-cell>
          <table:table-cell office:value-type="float" office:value="0.16191" calcext:value-type="float">
            <text:p>0.1619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4052" calcext:value-type="float">
            <text:p>0.034052</text:p>
          </table:table-cell>
          <table:table-cell office:value-type="float" office:value="0.16088" calcext:value-type="float">
            <text:p>0.1608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2559" calcext:value-type="float">
            <text:p>0.032559</text:p>
          </table:table-cell>
          <table:table-cell office:value-type="float" office:value="0.19387" calcext:value-type="float">
            <text:p>0.1938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8711" calcext:value-type="float">
            <text:p>0.028711</text:p>
          </table:table-cell>
          <table:table-cell office:value-type="float" office:value="0.14767" calcext:value-type="float">
            <text:p>0.147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53825" calcext:value-type="float">
            <text:p>0.053825</text:p>
          </table:table-cell>
          <table:table-cell office:value-type="float" office:value="0.13521" calcext:value-type="float">
            <text:p>0.1352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40932" calcext:value-type="float">
            <text:p>0.040932</text:p>
          </table:table-cell>
          <table:table-cell office:value-type="float" office:value="0.14696" calcext:value-type="float">
            <text:p>0.1469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1455" calcext:value-type="float">
            <text:p>0.031455</text:p>
          </table:table-cell>
          <table:table-cell office:value-type="float" office:value="0.14617" calcext:value-type="float">
            <text:p>0.146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205" calcext:value-type="float">
            <text:p>0.03205</text:p>
          </table:table-cell>
          <table:table-cell office:value-type="float" office:value="0.11759" calcext:value-type="float">
            <text:p>0.117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74998" calcext:value-type="float">
            <text:p>0.074998</text:p>
          </table:table-cell>
          <table:table-cell office:value-type="float" office:value="0.13714" calcext:value-type="float">
            <text:p>0.1371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9171" calcext:value-type="float">
            <text:p>0.039171</text:p>
          </table:table-cell>
          <table:table-cell office:value-type="float" office:value="0.1513" calcext:value-type="float">
            <text:p>0.151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0989" calcext:value-type="float">
            <text:p>0.030989</text:p>
          </table:table-cell>
          <table:table-cell office:value-type="float" office:value="0.17665" calcext:value-type="float">
            <text:p>0.1766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1187" calcext:value-type="float">
            <text:p>0.031187</text:p>
          </table:table-cell>
          <table:table-cell office:value-type="float" office:value="0.12612" calcext:value-type="float">
            <text:p>0.126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7124" calcext:value-type="float">
            <text:p>0.47124</text:p>
          </table:table-cell>
          <table:table-cell office:value-type="float" office:value="0.1625" calcext:value-type="float">
            <text:p>0.162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47941" calcext:value-type="float">
            <text:p>0.047941</text:p>
          </table:table-cell>
          <table:table-cell office:value-type="float" office:value="0.1575" calcext:value-type="float">
            <text:p>0.157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2431" calcext:value-type="float">
            <text:p>0.032431</text:p>
          </table:table-cell>
          <table:table-cell office:value-type="float" office:value="0.16469" calcext:value-type="float">
            <text:p>0.1646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1883" calcext:value-type="float">
            <text:p>0.031883</text:p>
          </table:table-cell>
          <table:table-cell office:value-type="float" office:value="0.16404" calcext:value-type="float">
            <text:p>0.164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1497" calcext:value-type="float">
            <text:p>0.11497</text:p>
          </table:table-cell>
          <table:table-cell office:value-type="float" office:value="0.18228" calcext:value-type="float">
            <text:p>0.1822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56542" calcext:value-type="float">
            <text:p>0.056542</text:p>
          </table:table-cell>
          <table:table-cell office:value-type="float" office:value="0.14076" calcext:value-type="float">
            <text:p>0.1407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5384" calcext:value-type="float">
            <text:p>0.035384</text:p>
          </table:table-cell>
          <table:table-cell office:value-type="float" office:value="0.1414" calcext:value-type="float">
            <text:p>0.141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8326" calcext:value-type="float">
            <text:p>0.028326</text:p>
          </table:table-cell>
          <table:table-cell office:value-type="float" office:value="0.16499" calcext:value-type="float">
            <text:p>0.164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0003" calcext:value-type="float">
            <text:p>0.10003</text:p>
          </table:table-cell>
          <table:table-cell office:value-type="float" office:value="0.14434" calcext:value-type="float">
            <text:p>0.1443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4395" calcext:value-type="float">
            <text:p>0.034395</text:p>
          </table:table-cell>
          <table:table-cell office:value-type="float" office:value="0.18146" calcext:value-type="float">
            <text:p>0.1814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7614" calcext:value-type="float">
            <text:p>0.037614</text:p>
          </table:table-cell>
          <table:table-cell office:value-type="float" office:value="0.12751" calcext:value-type="float">
            <text:p>0.1275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9102" calcext:value-type="float">
            <text:p>0.029102</text:p>
          </table:table-cell>
          <table:table-cell office:value-type="float" office:value="0.14448" calcext:value-type="float">
            <text:p>0.144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0903" calcext:value-type="float">
            <text:p>1.0903</text:p>
          </table:table-cell>
          <table:table-cell office:value-type="float" office:value="0.14661" calcext:value-type="float">
            <text:p>0.1466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7673" calcext:value-type="float">
            <text:p>0.037673</text:p>
          </table:table-cell>
          <table:table-cell office:value-type="float" office:value="0.12952" calcext:value-type="float">
            <text:p>0.1295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6471" calcext:value-type="float">
            <text:p>0.036471</text:p>
          </table:table-cell>
          <table:table-cell office:value-type="float" office:value="0.15571" calcext:value-type="float">
            <text:p>0.1557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6845" calcext:value-type="float">
            <text:p>0.026845</text:p>
          </table:table-cell>
          <table:table-cell office:value-type="float" office:value="0.17939" calcext:value-type="float">
            <text:p>0.179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5881" calcext:value-type="float">
            <text:p>0.15881</text:p>
          </table:table-cell>
          <table:table-cell office:value-type="float" office:value="0.14763" calcext:value-type="float">
            <text:p>0.1476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9513" calcext:value-type="float">
            <text:p>0.039513</text:p>
          </table:table-cell>
          <table:table-cell office:value-type="float" office:value="0.15217" calcext:value-type="float">
            <text:p>0.152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7184" calcext:value-type="float">
            <text:p>0.037184</text:p>
          </table:table-cell>
          <table:table-cell office:value-type="float" office:value="0.15106" calcext:value-type="float">
            <text:p>0.1510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0605" calcext:value-type="float">
            <text:p>0.030605</text:p>
          </table:table-cell>
          <table:table-cell office:value-type="float" office:value="0.16372" calcext:value-type="float">
            <text:p>0.163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0611" calcext:value-type="float">
            <text:p>0.10611</text:p>
          </table:table-cell>
          <table:table-cell office:value-type="float" office:value="0.15187" calcext:value-type="float">
            <text:p>0.1518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40951" calcext:value-type="float">
            <text:p>0.040951</text:p>
          </table:table-cell>
          <table:table-cell office:value-type="float" office:value="0.15317" calcext:value-type="float">
            <text:p>0.153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6693" calcext:value-type="float">
            <text:p>0.036693</text:p>
          </table:table-cell>
          <table:table-cell office:value-type="float" office:value="0.14937" calcext:value-type="float">
            <text:p>0.1493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2612" calcext:value-type="float">
            <text:p>0.032612</text:p>
          </table:table-cell>
          <table:table-cell office:value-type="float" office:value="0.14854" calcext:value-type="float">
            <text:p>0.148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4234" calcext:value-type="float">
            <text:p>0.14234</text:p>
          </table:table-cell>
          <table:table-cell office:value-type="float" office:value="0.15007" calcext:value-type="float">
            <text:p>0.1500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6737" calcext:value-type="float">
            <text:p>0.036737</text:p>
          </table:table-cell>
          <table:table-cell office:value-type="float" office:value="0.13862" calcext:value-type="float">
            <text:p>0.1386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5924" calcext:value-type="float">
            <text:p>0.035924</text:p>
          </table:table-cell>
          <table:table-cell office:value-type="float" office:value="0.1676" calcext:value-type="float">
            <text:p>0.167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0637" calcext:value-type="float">
            <text:p>0.030637</text:p>
          </table:table-cell>
          <table:table-cell office:value-type="float" office:value="0.1655" calcext:value-type="float">
            <text:p>0.16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409" calcext:value-type="float">
            <text:p>0.2409</text:p>
          </table:table-cell>
          <table:table-cell office:value-type="float" office:value="0.17024" calcext:value-type="float">
            <text:p>0.1702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40596" calcext:value-type="float">
            <text:p>0.040596</text:p>
          </table:table-cell>
          <table:table-cell office:value-type="float" office:value="0.17323" calcext:value-type="float">
            <text:p>0.1732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0145" calcext:value-type="float">
            <text:p>0.030145</text:p>
          </table:table-cell>
          <table:table-cell office:value-type="float" office:value="0.13971" calcext:value-type="float">
            <text:p>0.1397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5469" calcext:value-type="float">
            <text:p>0.025469</text:p>
          </table:table-cell>
          <table:table-cell office:value-type="float" office:value="0.15159" calcext:value-type="float">
            <text:p>0.151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98486" calcext:value-type="float">
            <text:p>0.098486</text:p>
          </table:table-cell>
          <table:table-cell office:value-type="float" office:value="0.14096" calcext:value-type="float">
            <text:p>0.1409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49017" calcext:value-type="float">
            <text:p>0.049017</text:p>
          </table:table-cell>
          <table:table-cell office:value-type="float" office:value="0.11386" calcext:value-type="float">
            <text:p>0.1138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6065" calcext:value-type="float">
            <text:p>0.036065</text:p>
          </table:table-cell>
          <table:table-cell office:value-type="float" office:value="0.14653" calcext:value-type="float">
            <text:p>0.1465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1089" calcext:value-type="float">
            <text:p>0.031089</text:p>
          </table:table-cell>
          <table:table-cell office:value-type="float" office:value="0.13814" calcext:value-type="float">
            <text:p>0.138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9.248" calcext:value-type="float">
            <text:p>89.248</text:p>
          </table:table-cell>
          <table:table-cell office:value-type="float" office:value="0.15821" calcext:value-type="float">
            <text:p>0.1582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40695" calcext:value-type="float">
            <text:p>0.040695</text:p>
          </table:table-cell>
          <table:table-cell office:value-type="float" office:value="0.12971" calcext:value-type="float">
            <text:p>0.1297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2797" calcext:value-type="float">
            <text:p>0.032797</text:p>
          </table:table-cell>
          <table:table-cell office:value-type="float" office:value="0.13776" calcext:value-type="float">
            <text:p>0.1377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9668" calcext:value-type="float">
            <text:p>0.029668</text:p>
          </table:table-cell>
          <table:table-cell office:value-type="float" office:value="0.13698" calcext:value-type="float">
            <text:p>0.136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0072" calcext:value-type="float">
            <text:p>0.20072</text:p>
          </table:table-cell>
          <table:table-cell office:value-type="float" office:value="0.12437" calcext:value-type="float">
            <text:p>0.1243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42053" calcext:value-type="float">
            <text:p>0.042053</text:p>
          </table:table-cell>
          <table:table-cell office:value-type="float" office:value="0.13886" calcext:value-type="float">
            <text:p>0.1388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1888" calcext:value-type="float">
            <text:p>0.031888</text:p>
          </table:table-cell>
          <table:table-cell office:value-type="float" office:value="0.14316" calcext:value-type="float">
            <text:p>0.143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9396" calcext:value-type="float">
            <text:p>0.029396</text:p>
          </table:table-cell>
          <table:table-cell office:value-type="float" office:value="0.14421" calcext:value-type="float">
            <text:p>0.144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1559" calcext:value-type="float">
            <text:p>0.11559</text:p>
          </table:table-cell>
          <table:table-cell office:value-type="float" office:value="0.15925" calcext:value-type="float">
            <text:p>0.1592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48743" calcext:value-type="float">
            <text:p>0.048743</text:p>
          </table:table-cell>
          <table:table-cell office:value-type="float" office:value="0.14252" calcext:value-type="float">
            <text:p>0.1425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2029" calcext:value-type="float">
            <text:p>0.032029</text:p>
          </table:table-cell>
          <table:table-cell office:value-type="float" office:value="0.14343" calcext:value-type="float">
            <text:p>0.1434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9583" calcext:value-type="float">
            <text:p>0.029583</text:p>
          </table:table-cell>
          <table:table-cell office:value-type="float" office:value="0.15104" calcext:value-type="float">
            <text:p>0.151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3857" calcext:value-type="float">
            <text:p>0.13857</text:p>
          </table:table-cell>
          <table:table-cell office:value-type="float" office:value="0.17601" calcext:value-type="float">
            <text:p>0.1760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4487" calcext:value-type="float">
            <text:p>0.04487</text:p>
          </table:table-cell>
          <table:table-cell office:value-type="float" office:value="0.15188" calcext:value-type="float">
            <text:p>0.1518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9871" calcext:value-type="float">
            <text:p>0.029871</text:p>
          </table:table-cell>
          <table:table-cell office:value-type="float" office:value="0.13659" calcext:value-type="float">
            <text:p>0.1365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8523" calcext:value-type="float">
            <text:p>0.028523</text:p>
          </table:table-cell>
          <table:table-cell office:value-type="float" office:value="0.1607" calcext:value-type="float">
            <text:p>0.16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4751" calcext:value-type="float">
            <text:p>0.24751</text:p>
          </table:table-cell>
          <table:table-cell office:value-type="float" office:value="0.15995" calcext:value-type="float">
            <text:p>0.1599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5666" calcext:value-type="float">
            <text:p>0.035666</text:p>
          </table:table-cell>
          <table:table-cell office:value-type="float" office:value="0.15833" calcext:value-type="float">
            <text:p>0.1583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0771" calcext:value-type="float">
            <text:p>0.030771</text:p>
          </table:table-cell>
          <table:table-cell office:value-type="float" office:value="0.16279" calcext:value-type="float">
            <text:p>0.1627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8795" calcext:value-type="float">
            <text:p>0.028795</text:p>
          </table:table-cell>
          <table:table-cell office:value-type="float" office:value="0.13633" calcext:value-type="float">
            <text:p>0.136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1363" calcext:value-type="float">
            <text:p>1.1363</text:p>
          </table:table-cell>
          <table:table-cell office:value-type="float" office:value="0.1464" calcext:value-type="float">
            <text:p>0.146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7487" calcext:value-type="float">
            <text:p>0.037487</text:p>
          </table:table-cell>
          <table:table-cell office:value-type="float" office:value="0.12016" calcext:value-type="float">
            <text:p>0.120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1899" calcext:value-type="float">
            <text:p>0.031899</text:p>
          </table:table-cell>
          <table:table-cell office:value-type="float" office:value="0.14485" calcext:value-type="float">
            <text:p>0.1448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9262" calcext:value-type="float">
            <text:p>0.029262</text:p>
          </table:table-cell>
          <table:table-cell office:value-type="float" office:value="0.14199" calcext:value-type="float">
            <text:p>0.141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91606" calcext:value-type="float">
            <text:p>0.091606</text:p>
          </table:table-cell>
          <table:table-cell office:value-type="float" office:value="0.14192" calcext:value-type="float">
            <text:p>0.1419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633" calcext:value-type="float">
            <text:p>0.03633</text:p>
          </table:table-cell>
          <table:table-cell office:value-type="float" office:value="0.13473" calcext:value-type="float">
            <text:p>0.1347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3019" calcext:value-type="float">
            <text:p>0.033019</text:p>
          </table:table-cell>
          <table:table-cell office:value-type="float" office:value="0.15372" calcext:value-type="float">
            <text:p>0.1537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945" calcext:value-type="float">
            <text:p>0.02945</text:p>
          </table:table-cell>
          <table:table-cell office:value-type="float" office:value="0.11659" calcext:value-type="float">
            <text:p>0.116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8214" calcext:value-type="float">
            <text:p>0.18214</text:p>
          </table:table-cell>
          <table:table-cell office:value-type="float" office:value="0.11979" calcext:value-type="float">
            <text:p>0.1197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7548" calcext:value-type="float">
            <text:p>0.037548</text:p>
          </table:table-cell>
          <table:table-cell office:value-type="float" office:value="0.14222" calcext:value-type="float">
            <text:p>0.142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9536" calcext:value-type="float">
            <text:p>0.029536</text:p>
          </table:table-cell>
          <table:table-cell office:value-type="float" office:value="0.15829" calcext:value-type="float">
            <text:p>0.1582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8793" calcext:value-type="float">
            <text:p>0.028793</text:p>
          </table:table-cell>
          <table:table-cell office:value-type="float" office:value="0.15616" calcext:value-type="float">
            <text:p>0.156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9328" calcext:value-type="float">
            <text:p>0.19328</text:p>
          </table:table-cell>
          <table:table-cell office:value-type="float" office:value="0.16128" calcext:value-type="float">
            <text:p>0.1612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937" calcext:value-type="float">
            <text:p>0.03937</text:p>
          </table:table-cell>
          <table:table-cell office:value-type="float" office:value="0.17678" calcext:value-type="float">
            <text:p>0.1767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7198" calcext:value-type="float">
            <text:p>0.037198</text:p>
          </table:table-cell>
          <table:table-cell office:value-type="float" office:value="0.17542" calcext:value-type="float">
            <text:p>0.1754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9279" calcext:value-type="float">
            <text:p>0.029279</text:p>
          </table:table-cell>
          <table:table-cell office:value-type="float" office:value="0.14763" calcext:value-type="float">
            <text:p>0.147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4187" calcext:value-type="float">
            <text:p>0.14187</text:p>
          </table:table-cell>
          <table:table-cell office:value-type="float" office:value="0.15526" calcext:value-type="float">
            <text:p>0.1552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518" calcext:value-type="float">
            <text:p>0.03518</text:p>
          </table:table-cell>
          <table:table-cell office:value-type="float" office:value="0.14202" calcext:value-type="float">
            <text:p>0.1420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071" calcext:value-type="float">
            <text:p>0.03071</text:p>
          </table:table-cell>
          <table:table-cell office:value-type="float" office:value="0.15718" calcext:value-type="float">
            <text:p>0.1571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8771" calcext:value-type="float">
            <text:p>0.028771</text:p>
          </table:table-cell>
          <table:table-cell office:value-type="float" office:value="0.13736" calcext:value-type="float">
            <text:p>0.137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66022" calcext:value-type="float">
            <text:p>0.066022</text:p>
          </table:table-cell>
          <table:table-cell office:value-type="float" office:value="0.15655" calcext:value-type="float">
            <text:p>0.1565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41106" calcext:value-type="float">
            <text:p>0.041106</text:p>
          </table:table-cell>
          <table:table-cell office:value-type="float" office:value="0.13066" calcext:value-type="float">
            <text:p>0.1306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0059" calcext:value-type="float">
            <text:p>0.030059</text:p>
          </table:table-cell>
          <table:table-cell office:value-type="float" office:value="0.14631" calcext:value-type="float">
            <text:p>0.146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803" calcext:value-type="float">
            <text:p>0.02803</text:p>
          </table:table-cell>
          <table:table-cell office:value-type="float" office:value="0.13503" calcext:value-type="float">
            <text:p>0.135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74679" calcext:value-type="float">
            <text:p>0.074679</text:p>
          </table:table-cell>
          <table:table-cell office:value-type="float" office:value="0.15342" calcext:value-type="float">
            <text:p>0.1534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3836" calcext:value-type="float">
            <text:p>0.033836</text:p>
          </table:table-cell>
          <table:table-cell office:value-type="float" office:value="0.14738" calcext:value-type="float">
            <text:p>0.1473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2188" calcext:value-type="float">
            <text:p>0.032188</text:p>
          </table:table-cell>
          <table:table-cell office:value-type="float" office:value="0.14538" calcext:value-type="float">
            <text:p>0.1453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1874" calcext:value-type="float">
            <text:p>0.031874</text:p>
          </table:table-cell>
          <table:table-cell office:value-type="float" office:value="0.16842" calcext:value-type="float">
            <text:p>0.168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6049" calcext:value-type="float">
            <text:p>0.26049</text:p>
          </table:table-cell>
          <table:table-cell office:value-type="float" office:value="0.17935" calcext:value-type="float">
            <text:p>0.1793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48516" calcext:value-type="float">
            <text:p>0.048516</text:p>
          </table:table-cell>
          <table:table-cell office:value-type="float" office:value="0.15177" calcext:value-type="float">
            <text:p>0.1517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1098" calcext:value-type="float">
            <text:p>0.031098</text:p>
          </table:table-cell>
          <table:table-cell office:value-type="float" office:value="0.15049" calcext:value-type="float">
            <text:p>0.1504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1885" calcext:value-type="float">
            <text:p>0.031885</text:p>
          </table:table-cell>
          <table:table-cell office:value-type="float" office:value="0.15316" calcext:value-type="float">
            <text:p>0.153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4302" calcext:value-type="float">
            <text:p>0.34302</text:p>
          </table:table-cell>
          <table:table-cell office:value-type="float" office:value="0.17224" calcext:value-type="float">
            <text:p>0.1722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40555" calcext:value-type="float">
            <text:p>0.040555</text:p>
          </table:table-cell>
          <table:table-cell office:value-type="float" office:value="0.14782" calcext:value-type="float">
            <text:p>0.1478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4984" calcext:value-type="float">
            <text:p>0.034984</text:p>
          </table:table-cell>
          <table:table-cell office:value-type="float" office:value="0.1307" calcext:value-type="float">
            <text:p>0.130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9217" calcext:value-type="float">
            <text:p>0.029217</text:p>
          </table:table-cell>
          <table:table-cell office:value-type="float" office:value="0.14062" calcext:value-type="float">
            <text:p>0.140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9111" calcext:value-type="float">
            <text:p>0.19111</text:p>
          </table:table-cell>
          <table:table-cell office:value-type="float" office:value="0.11997" calcext:value-type="float">
            <text:p>0.1199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7163" calcext:value-type="float">
            <text:p>0.037163</text:p>
          </table:table-cell>
          <table:table-cell office:value-type="float" office:value="0.14673" calcext:value-type="float">
            <text:p>0.1467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166" calcext:value-type="float">
            <text:p>0.03166</text:p>
          </table:table-cell>
          <table:table-cell office:value-type="float" office:value="0.15377" calcext:value-type="float">
            <text:p>0.1537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0277" calcext:value-type="float">
            <text:p>0.030277</text:p>
          </table:table-cell>
          <table:table-cell office:value-type="float" office:value="0.14871" calcext:value-type="float">
            <text:p>0.1487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9361" calcext:value-type="float">
            <text:p>0.19361</text:p>
          </table:table-cell>
          <table:table-cell office:value-type="float" office:value="0.15084" calcext:value-type="float">
            <text:p>0.1508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525" calcext:value-type="float">
            <text:p>0.03525</text:p>
          </table:table-cell>
          <table:table-cell office:value-type="float" office:value="0.15797" calcext:value-type="float">
            <text:p>0.1579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0034" calcext:value-type="float">
            <text:p>0.030034</text:p>
          </table:table-cell>
          <table:table-cell office:value-type="float" office:value="0.16424" calcext:value-type="float">
            <text:p>0.1642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8702" calcext:value-type="float">
            <text:p>0.028702</text:p>
          </table:table-cell>
          <table:table-cell office:value-type="float" office:value="0.1337" calcext:value-type="float">
            <text:p>0.133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72009" calcext:value-type="float">
            <text:p>0.072009</text:p>
          </table:table-cell>
          <table:table-cell office:value-type="float" office:value="0.15146" calcext:value-type="float">
            <text:p>0.1514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52807" calcext:value-type="float">
            <text:p>0.052807</text:p>
          </table:table-cell>
          <table:table-cell office:value-type="float" office:value="0.16252" calcext:value-type="float">
            <text:p>0.1625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6978" calcext:value-type="float">
            <text:p>0.036978</text:p>
          </table:table-cell>
          <table:table-cell office:value-type="float" office:value="0.13711" calcext:value-type="float">
            <text:p>0.1371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0299" calcext:value-type="float">
            <text:p>0.030299</text:p>
          </table:table-cell>
          <table:table-cell office:value-type="float" office:value="0.14214" calcext:value-type="float">
            <text:p>0.142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2213" calcext:value-type="float">
            <text:p>0.12213</text:p>
          </table:table-cell>
          <table:table-cell office:value-type="float" office:value="0.15633" calcext:value-type="float">
            <text:p>0.1563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44219" calcext:value-type="float">
            <text:p>0.044219</text:p>
          </table:table-cell>
          <table:table-cell office:value-type="float" office:value="0.15338" calcext:value-type="float">
            <text:p>0.1533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5707" calcext:value-type="float">
            <text:p>0.035707</text:p>
          </table:table-cell>
          <table:table-cell office:value-type="float" office:value="0.16417" calcext:value-type="float">
            <text:p>0.164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9881" calcext:value-type="float">
            <text:p>0.029881</text:p>
          </table:table-cell>
          <table:table-cell office:value-type="float" office:value="0.1642" calcext:value-type="float">
            <text:p>0.16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8265" calcext:value-type="float">
            <text:p>0.38265</text:p>
          </table:table-cell>
          <table:table-cell office:value-type="float" office:value="0.12577" calcext:value-type="float">
            <text:p>0.1257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7262" calcext:value-type="float">
            <text:p>0.037262</text:p>
          </table:table-cell>
          <table:table-cell office:value-type="float" office:value="0.15569" calcext:value-type="float">
            <text:p>0.1556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6762" calcext:value-type="float">
            <text:p>0.036762</text:p>
          </table:table-cell>
          <table:table-cell office:value-type="float" office:value="0.14062" calcext:value-type="float">
            <text:p>0.1406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1122" calcext:value-type="float">
            <text:p>0.031122</text:p>
          </table:table-cell>
          <table:table-cell office:value-type="float" office:value="0.14816" calcext:value-type="float">
            <text:p>0.148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0935" calcext:value-type="float">
            <text:p>0.10935</text:p>
          </table:table-cell>
          <table:table-cell office:value-type="float" office:value="0.14683" calcext:value-type="float">
            <text:p>0.1468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2266" calcext:value-type="float">
            <text:p>0.032266</text:p>
          </table:table-cell>
          <table:table-cell office:value-type="float" office:value="0.12442" calcext:value-type="float">
            <text:p>0.1244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4024" calcext:value-type="float">
            <text:p>0.034024</text:p>
          </table:table-cell>
          <table:table-cell office:value-type="float" office:value="0.15692" calcext:value-type="float">
            <text:p>0.1569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148" calcext:value-type="float">
            <text:p>0.03148</text:p>
          </table:table-cell>
          <table:table-cell office:value-type="float" office:value="0.15573" calcext:value-type="float">
            <text:p>0.1557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9684" calcext:value-type="float">
            <text:p>0.19684</text:p>
          </table:table-cell>
          <table:table-cell office:value-type="float" office:value="0.12286" calcext:value-type="float">
            <text:p>0.1228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915" calcext:value-type="float">
            <text:p>0.03915</text:p>
          </table:table-cell>
          <table:table-cell office:value-type="float" office:value="0.14978" calcext:value-type="float">
            <text:p>0.1497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8509" calcext:value-type="float">
            <text:p>0.028509</text:p>
          </table:table-cell>
          <table:table-cell office:value-type="float" office:value="0.13911" calcext:value-type="float">
            <text:p>0.1391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2079" calcext:value-type="float">
            <text:p>0.032079</text:p>
          </table:table-cell>
          <table:table-cell office:value-type="float" office:value="0.12811" calcext:value-type="float">
            <text:p>0.128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5863" calcext:value-type="float">
            <text:p>0.15863</text:p>
          </table:table-cell>
          <table:table-cell office:value-type="float" office:value="0.13824" calcext:value-type="float">
            <text:p>0.1382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41924" calcext:value-type="float">
            <text:p>0.041924</text:p>
          </table:table-cell>
          <table:table-cell office:value-type="float" office:value="0.14921" calcext:value-type="float">
            <text:p>0.1492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2369" calcext:value-type="float">
            <text:p>0.032369</text:p>
          </table:table-cell>
          <table:table-cell office:value-type="float" office:value="0.13391" calcext:value-type="float">
            <text:p>0.1339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8792" calcext:value-type="float">
            <text:p>0.028792</text:p>
          </table:table-cell>
          <table:table-cell office:value-type="float" office:value="0.13021" calcext:value-type="float">
            <text:p>0.130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9641" calcext:value-type="float">
            <text:p>0.49641</text:p>
          </table:table-cell>
          <table:table-cell office:value-type="float" office:value="0.15614" calcext:value-type="float">
            <text:p>0.1561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5833" calcext:value-type="float">
            <text:p>0.035833</text:p>
          </table:table-cell>
          <table:table-cell office:value-type="float" office:value="0.12569" calcext:value-type="float">
            <text:p>0.1256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9841" calcext:value-type="float">
            <text:p>0.029841</text:p>
          </table:table-cell>
          <table:table-cell office:value-type="float" office:value="0.17185" calcext:value-type="float">
            <text:p>0.1718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8598" calcext:value-type="float">
            <text:p>0.028598</text:p>
          </table:table-cell>
          <table:table-cell office:value-type="float" office:value="0.16382" calcext:value-type="float">
            <text:p>0.163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399" calcext:value-type="float">
            <text:p>0.2399</text:p>
          </table:table-cell>
          <table:table-cell office:value-type="float" office:value="0.13572" calcext:value-type="float">
            <text:p>0.1357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56108" calcext:value-type="float">
            <text:p>0.056108</text:p>
          </table:table-cell>
          <table:table-cell office:value-type="float" office:value="0.13032" calcext:value-type="float">
            <text:p>0.1303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4431" calcext:value-type="float">
            <text:p>0.034431</text:p>
          </table:table-cell>
          <table:table-cell office:value-type="float" office:value="0.14142" calcext:value-type="float">
            <text:p>0.1414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9438" calcext:value-type="float">
            <text:p>0.029438</text:p>
          </table:table-cell>
          <table:table-cell office:value-type="float" office:value="0.14607" calcext:value-type="float">
            <text:p>0.146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2436" calcext:value-type="float">
            <text:p>0.12436</text:p>
          </table:table-cell>
          <table:table-cell office:value-type="float" office:value="0.16518" calcext:value-type="float">
            <text:p>0.1651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42964" calcext:value-type="float">
            <text:p>0.042964</text:p>
          </table:table-cell>
          <table:table-cell office:value-type="float" office:value="0.16011" calcext:value-type="float">
            <text:p>0.1601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4886" calcext:value-type="float">
            <text:p>0.034886</text:p>
          </table:table-cell>
          <table:table-cell office:value-type="float" office:value="0.12823" calcext:value-type="float">
            <text:p>0.1282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7652" calcext:value-type="float">
            <text:p>0.027652</text:p>
          </table:table-cell>
          <table:table-cell office:value-type="float" office:value="0.15381" calcext:value-type="float">
            <text:p>0.1538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3319" calcext:value-type="float">
            <text:p>0.23319</text:p>
          </table:table-cell>
          <table:table-cell office:value-type="float" office:value="0.14243" calcext:value-type="float">
            <text:p>0.1424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1676" calcext:value-type="float">
            <text:p>0.031676</text:p>
          </table:table-cell>
          <table:table-cell office:value-type="float" office:value="0.13374" calcext:value-type="float">
            <text:p>0.1337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1738" calcext:value-type="float">
            <text:p>0.031738</text:p>
          </table:table-cell>
          <table:table-cell office:value-type="float" office:value="0.14382" calcext:value-type="float">
            <text:p>0.1438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9867" calcext:value-type="float">
            <text:p>0.029867</text:p>
          </table:table-cell>
          <table:table-cell office:value-type="float" office:value="0.15175" calcext:value-type="float">
            <text:p>0.151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0593" calcext:value-type="float">
            <text:p>0.20593</text:p>
          </table:table-cell>
          <table:table-cell office:value-type="float" office:value="0.16727" calcext:value-type="float">
            <text:p>0.1672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40205" calcext:value-type="float">
            <text:p>0.040205</text:p>
          </table:table-cell>
          <table:table-cell office:value-type="float" office:value="0.13762" calcext:value-type="float">
            <text:p>0.1376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40074" calcext:value-type="float">
            <text:p>0.040074</text:p>
          </table:table-cell>
          <table:table-cell office:value-type="float" office:value="0.15916" calcext:value-type="float">
            <text:p>0.159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0213" calcext:value-type="float">
            <text:p>0.030213</text:p>
          </table:table-cell>
          <table:table-cell office:value-type="float" office:value="0.15497" calcext:value-type="float">
            <text:p>0.154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1535" calcext:value-type="float">
            <text:p>1.1535</text:p>
          </table:table-cell>
          <table:table-cell office:value-type="float" office:value="0.15212" calcext:value-type="float">
            <text:p>0.1521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7389" calcext:value-type="float">
            <text:p>0.037389</text:p>
          </table:table-cell>
          <table:table-cell office:value-type="float" office:value="0.15246" calcext:value-type="float">
            <text:p>0.1524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5329" calcext:value-type="float">
            <text:p>0.035329</text:p>
          </table:table-cell>
          <table:table-cell office:value-type="float" office:value="0.14513" calcext:value-type="float">
            <text:p>0.1451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8162" calcext:value-type="float">
            <text:p>0.028162</text:p>
          </table:table-cell>
          <table:table-cell office:value-type="float" office:value="0.14908" calcext:value-type="float">
            <text:p>0.1490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4704" calcext:value-type="float">
            <text:p>0.24704</text:p>
          </table:table-cell>
          <table:table-cell office:value-type="float" office:value="0.1589" calcext:value-type="float">
            <text:p>0.158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41168" calcext:value-type="float">
            <text:p>0.041168</text:p>
          </table:table-cell>
          <table:table-cell office:value-type="float" office:value="0.15695" calcext:value-type="float">
            <text:p>0.1569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1504" calcext:value-type="float">
            <text:p>0.031504</text:p>
          </table:table-cell>
          <table:table-cell office:value-type="float" office:value="0.15967" calcext:value-type="float">
            <text:p>0.1596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8033" calcext:value-type="float">
            <text:p>0.028033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1211" calcext:value-type="float">
            <text:p>2.1211</text:p>
          </table:table-cell>
          <table:table-cell office:value-type="float" office:value="0.12921" calcext:value-type="float">
            <text:p>0.1292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41121" calcext:value-type="float">
            <text:p>0.041121</text:p>
          </table:table-cell>
          <table:table-cell office:value-type="float" office:value="0.13032" calcext:value-type="float">
            <text:p>0.1303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711" calcext:value-type="float">
            <text:p>0.02711</text:p>
          </table:table-cell>
          <table:table-cell office:value-type="float" office:value="0.14991" calcext:value-type="float">
            <text:p>0.1499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27998" calcext:value-type="float">
            <text:p>0.027998</text:p>
          </table:table-cell>
          <table:table-cell office:value-type="float" office:value="0.14329" calcext:value-type="float">
            <text:p>0.143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73128" calcext:value-type="float">
            <text:p>0.073128</text:p>
          </table:table-cell>
          <table:table-cell office:value-type="float" office:value="0.15044" calcext:value-type="float">
            <text:p>0.1504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6123" calcext:value-type="float">
            <text:p>0.036123</text:p>
          </table:table-cell>
          <table:table-cell office:value-type="float" office:value="0.12387" calcext:value-type="float">
            <text:p>0.1238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0989" calcext:value-type="float">
            <text:p>0.030989</text:p>
          </table:table-cell>
          <table:table-cell office:value-type="float" office:value="0.16444" calcext:value-type="float">
            <text:p>0.1644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0237" calcext:value-type="float">
            <text:p>0.030237</text:p>
          </table:table-cell>
          <table:table-cell office:value-type="float" office:value="0.15323" calcext:value-type="float">
            <text:p>0.153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6975" calcext:value-type="float">
            <text:p>0.16975</text:p>
          </table:table-cell>
          <table:table-cell office:value-type="float" office:value="0.17423" calcext:value-type="float">
            <text:p>0.1742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8652" calcext:value-type="float">
            <text:p>0.038652</text:p>
          </table:table-cell>
          <table:table-cell office:value-type="float" office:value="0.17281" calcext:value-type="float">
            <text:p>0.1728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5208" calcext:value-type="float">
            <text:p>0.035208</text:p>
          </table:table-cell>
          <table:table-cell office:value-type="float" office:value="0.14376" calcext:value-type="float">
            <text:p>0.1437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30089" calcext:value-type="float">
            <text:p>0.030089</text:p>
          </table:table-cell>
          <table:table-cell office:value-type="float" office:value="0.1541" calcext:value-type="float">
            <text:p>0.15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163" calcext:value-type="float">
            <text:p>0.2163</text:p>
          </table:table-cell>
          <table:table-cell office:value-type="float" office:value="0.14707" calcext:value-type="float">
            <text:p>0.1470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40241" calcext:value-type="float">
            <text:p>0.040241</text:p>
          </table:table-cell>
          <table:table-cell office:value-type="float" office:value="0.17337" calcext:value-type="float">
            <text:p>0.1733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1492" calcext:value-type="float">
            <text:p>0.031492</text:p>
          </table:table-cell>
          <table:table-cell office:value-type="float" office:value="0.17475" calcext:value-type="float">
            <text:p>0.1747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8794" calcext:value-type="float">
            <text:p>0.028794</text:p>
          </table:table-cell>
          <table:table-cell office:value-type="float" office:value="0.16762" calcext:value-type="float">
            <text:p>0.167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9771" calcext:value-type="float">
            <text:p>0.49771</text:p>
          </table:table-cell>
          <table:table-cell office:value-type="float" office:value="0.16747" calcext:value-type="float">
            <text:p>0.1674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7907" calcext:value-type="float">
            <text:p>0.037907</text:p>
          </table:table-cell>
          <table:table-cell office:value-type="float" office:value="0.14019" calcext:value-type="float">
            <text:p>0.140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9369" calcext:value-type="float">
            <text:p>0.029369</text:p>
          </table:table-cell>
          <table:table-cell office:value-type="float" office:value="0.16052" calcext:value-type="float">
            <text:p>0.1605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0466" calcext:value-type="float">
            <text:p>0.030466</text:p>
          </table:table-cell>
          <table:table-cell office:value-type="float" office:value="0.17927" calcext:value-type="float">
            <text:p>0.179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64168" calcext:value-type="float">
            <text:p>0.064168</text:p>
          </table:table-cell>
          <table:table-cell office:value-type="float" office:value="0.16112" calcext:value-type="float">
            <text:p>0.1611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9953" calcext:value-type="float">
            <text:p>0.039953</text:p>
          </table:table-cell>
          <table:table-cell office:value-type="float" office:value="0.16431" calcext:value-type="float">
            <text:p>0.1643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1397" calcext:value-type="float">
            <text:p>0.031397</text:p>
          </table:table-cell>
          <table:table-cell office:value-type="float" office:value="0.16696" calcext:value-type="float">
            <text:p>0.1669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1963" calcext:value-type="float">
            <text:p>0.031963</text:p>
          </table:table-cell>
          <table:table-cell office:value-type="float" office:value="0.1808" calcext:value-type="float">
            <text:p>0.18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0192" calcext:value-type="float">
            <text:p>0.40192</text:p>
          </table:table-cell>
          <table:table-cell office:value-type="float" office:value="0.16579" calcext:value-type="float">
            <text:p>0.1657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6935" calcext:value-type="float">
            <text:p>0.036935</text:p>
          </table:table-cell>
          <table:table-cell office:value-type="float" office:value="0.16479" calcext:value-type="float">
            <text:p>0.1647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0796" calcext:value-type="float">
            <text:p>0.030796</text:p>
          </table:table-cell>
          <table:table-cell office:value-type="float" office:value="0.15838" calcext:value-type="float">
            <text:p>0.1583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9852" calcext:value-type="float">
            <text:p>0.029852</text:p>
          </table:table-cell>
          <table:table-cell office:value-type="float" office:value="0.1804" calcext:value-type="float">
            <text:p>0.18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74392" calcext:value-type="float">
            <text:p>0.074392</text:p>
          </table:table-cell>
          <table:table-cell office:value-type="float" office:value="0.1466" calcext:value-type="float">
            <text:p>0.146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44606" calcext:value-type="float">
            <text:p>0.044606</text:p>
          </table:table-cell>
          <table:table-cell office:value-type="float" office:value="0.1525" calcext:value-type="float">
            <text:p>0.152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5224" calcext:value-type="float">
            <text:p>0.035224</text:p>
          </table:table-cell>
          <table:table-cell office:value-type="float" office:value="0.15202" calcext:value-type="float">
            <text:p>0.1520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8667" calcext:value-type="float">
            <text:p>0.028667</text:p>
          </table:table-cell>
          <table:table-cell office:value-type="float" office:value="0.1765" calcext:value-type="float">
            <text:p>0.17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4665" calcext:value-type="float">
            <text:p>0.14665</text:p>
          </table:table-cell>
          <table:table-cell office:value-type="float" office:value="0.18479" calcext:value-type="float">
            <text:p>0.1847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9487" calcext:value-type="float">
            <text:p>0.039487</text:p>
          </table:table-cell>
          <table:table-cell office:value-type="float" office:value="0.15633" calcext:value-type="float">
            <text:p>0.1563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1398" calcext:value-type="float">
            <text:p>0.031398</text:p>
          </table:table-cell>
          <table:table-cell office:value-type="float" office:value="0.14467" calcext:value-type="float">
            <text:p>0.1446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0319" calcext:value-type="float">
            <text:p>0.030319</text:p>
          </table:table-cell>
          <table:table-cell office:value-type="float" office:value="0.2073" calcext:value-type="float">
            <text:p>0.20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4211" calcext:value-type="float">
            <text:p>0.14211</text:p>
          </table:table-cell>
          <table:table-cell office:value-type="float" office:value="0.16838" calcext:value-type="float">
            <text:p>0.1683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6598" calcext:value-type="float">
            <text:p>0.036598</text:p>
          </table:table-cell>
          <table:table-cell office:value-type="float" office:value="0.16395" calcext:value-type="float">
            <text:p>0.1639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5813" calcext:value-type="float">
            <text:p>0.035813</text:p>
          </table:table-cell>
          <table:table-cell office:value-type="float" office:value="0.16724" calcext:value-type="float">
            <text:p>0.167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7041" calcext:value-type="float">
            <text:p>0.170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047" calcext:value-type="float">
            <text:p>0.3047</text:p>
          </table:table-cell>
          <table:table-cell office:value-type="float" office:value="0.14451" calcext:value-type="float">
            <text:p>0.1445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8936" calcext:value-type="float">
            <text:p>0.038936</text:p>
          </table:table-cell>
          <table:table-cell office:value-type="float" office:value="0.16176" calcext:value-type="float">
            <text:p>0.1617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2376" calcext:value-type="float">
            <text:p>0.032376</text:p>
          </table:table-cell>
          <table:table-cell office:value-type="float" office:value="0.17353" calcext:value-type="float">
            <text:p>0.1735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9178" calcext:value-type="float">
            <text:p>0.029178</text:p>
          </table:table-cell>
          <table:table-cell office:value-type="float" office:value="0.11969" calcext:value-type="float">
            <text:p>0.119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75977" calcext:value-type="float">
            <text:p>0.075977</text:p>
          </table:table-cell>
          <table:table-cell office:value-type="float" office:value="0.12637" calcext:value-type="float">
            <text:p>0.1263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9897" calcext:value-type="float">
            <text:p>0.039897</text:p>
          </table:table-cell>
          <table:table-cell office:value-type="float" office:value="0.17586" calcext:value-type="float">
            <text:p>0.1758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9987" calcext:value-type="float">
            <text:p>0.029987</text:p>
          </table:table-cell>
          <table:table-cell office:value-type="float" office:value="0.15913" calcext:value-type="float">
            <text:p>0.1591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9698" calcext:value-type="float">
            <text:p>0.029698</text:p>
          </table:table-cell>
          <table:table-cell office:value-type="float" office:value="0.16619" calcext:value-type="float">
            <text:p>0.166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2468" calcext:value-type="float">
            <text:p>0.42468</text:p>
          </table:table-cell>
          <table:table-cell office:value-type="float" office:value="0.14978" calcext:value-type="float">
            <text:p>0.1497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44198" calcext:value-type="float">
            <text:p>0.044198</text:p>
          </table:table-cell>
          <table:table-cell office:value-type="float" office:value="0.16669" calcext:value-type="float">
            <text:p>0.1666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7634" calcext:value-type="float">
            <text:p>0.037634</text:p>
          </table:table-cell>
          <table:table-cell office:value-type="float" office:value="0.16219" calcext:value-type="float">
            <text:p>0.162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7243" calcext:value-type="float">
            <text:p>0.027243</text:p>
          </table:table-cell>
          <table:table-cell office:value-type="float" office:value="0.14116" calcext:value-type="float">
            <text:p>0.141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8871" calcext:value-type="float">
            <text:p>0.48871</text:p>
          </table:table-cell>
          <table:table-cell office:value-type="float" office:value="0.16293" calcext:value-type="float">
            <text:p>0.1629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4763" calcext:value-type="float">
            <text:p>0.034763</text:p>
          </table:table-cell>
          <table:table-cell office:value-type="float" office:value="0.14311" calcext:value-type="float">
            <text:p>0.1431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0285" calcext:value-type="float">
            <text:p>0.030285</text:p>
          </table:table-cell>
          <table:table-cell office:value-type="float" office:value="0.16266" calcext:value-type="float">
            <text:p>0.1626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9739" calcext:value-type="float">
            <text:p>0.029739</text:p>
          </table:table-cell>
          <table:table-cell office:value-type="float" office:value="0.14217" calcext:value-type="float">
            <text:p>0.142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2453" calcext:value-type="float">
            <text:p>0.22453</text:p>
          </table:table-cell>
          <table:table-cell office:value-type="float" office:value="0.18089" calcext:value-type="float">
            <text:p>0.1808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8881" calcext:value-type="float">
            <text:p>0.038881</text:p>
          </table:table-cell>
          <table:table-cell office:value-type="float" office:value="0.16035" calcext:value-type="float">
            <text:p>0.1603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2907" calcext:value-type="float">
            <text:p>0.032907</text:p>
          </table:table-cell>
          <table:table-cell office:value-type="float" office:value="0.16219" calcext:value-type="float">
            <text:p>0.162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8166" calcext:value-type="float">
            <text:p>0.028166</text:p>
          </table:table-cell>
          <table:table-cell office:value-type="float" office:value="0.15305" calcext:value-type="float">
            <text:p>0.153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19434" calcext:value-type="float">
            <text:p>0.1943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47787" calcext:value-type="float">
            <text:p>0.047787</text:p>
          </table:table-cell>
          <table:table-cell office:value-type="float" office:value="0.15277" calcext:value-type="float">
            <text:p>0.1527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345" calcext:value-type="float">
            <text:p>0.03345</text:p>
          </table:table-cell>
          <table:table-cell office:value-type="float" office:value="0.15908" calcext:value-type="float">
            <text:p>0.159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932" calcext:value-type="float">
            <text:p>0.02932</text:p>
          </table:table-cell>
          <table:table-cell office:value-type="float" office:value="0.16212" calcext:value-type="float">
            <text:p>0.162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132" calcext:value-type="float">
            <text:p>0.1132</text:p>
          </table:table-cell>
          <table:table-cell office:value-type="float" office:value="0.14423" calcext:value-type="float">
            <text:p>0.144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1991" calcext:value-type="float">
            <text:p>0.031991</text:p>
          </table:table-cell>
          <table:table-cell office:value-type="float" office:value="0.16449" calcext:value-type="float">
            <text:p>0.1644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5869" calcext:value-type="float">
            <text:p>0.035869</text:p>
          </table:table-cell>
          <table:table-cell office:value-type="float" office:value="0.16253" calcext:value-type="float">
            <text:p>0.1625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9488" calcext:value-type="float">
            <text:p>0.029488</text:p>
          </table:table-cell>
          <table:table-cell office:value-type="float" office:value="0.16056" calcext:value-type="float">
            <text:p>0.160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6303" calcext:value-type="float">
            <text:p>0.16303</text:p>
          </table:table-cell>
          <table:table-cell office:value-type="float" office:value="0.15084" calcext:value-type="float">
            <text:p>0.1508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4186" calcext:value-type="float">
            <text:p>0.034186</text:p>
          </table:table-cell>
          <table:table-cell office:value-type="float" office:value="0.16562" calcext:value-type="float">
            <text:p>0.1656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254" calcext:value-type="float">
            <text:p>0.03254</text:p>
          </table:table-cell>
          <table:table-cell office:value-type="float" office:value="0.15109" calcext:value-type="float">
            <text:p>0.1510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9971" calcext:value-type="float">
            <text:p>0.029971</text:p>
          </table:table-cell>
          <table:table-cell office:value-type="float" office:value="0.15084" calcext:value-type="float">
            <text:p>0.150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6477" calcext:value-type="float">
            <text:p>0.16477</text:p>
          </table:table-cell>
          <table:table-cell office:value-type="float" office:value="0.12998" calcext:value-type="float">
            <text:p>0.1299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1133" calcext:value-type="float">
            <text:p>0.031133</text:p>
          </table:table-cell>
          <table:table-cell office:value-type="float" office:value="0.16567" calcext:value-type="float">
            <text:p>0.1656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5483" calcext:value-type="float">
            <text:p>0.035483</text:p>
          </table:table-cell>
          <table:table-cell office:value-type="float" office:value="0.17515" calcext:value-type="float">
            <text:p>0.1751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8472" calcext:value-type="float">
            <text:p>0.028472</text:p>
          </table:table-cell>
          <table:table-cell office:value-type="float" office:value="0.1461" calcext:value-type="float">
            <text:p>0.14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4056" calcext:value-type="float">
            <text:p>0.14056</text:p>
          </table:table-cell>
          <table:table-cell office:value-type="float" office:value="0.15803" calcext:value-type="float">
            <text:p>0.1580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5771" calcext:value-type="float">
            <text:p>0.035771</text:p>
          </table:table-cell>
          <table:table-cell office:value-type="float" office:value="0.15027" calcext:value-type="float">
            <text:p>0.1502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6421" calcext:value-type="float">
            <text:p>0.036421</text:p>
          </table:table-cell>
          <table:table-cell office:value-type="float" office:value="0.16057" calcext:value-type="float">
            <text:p>0.1605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3058" calcext:value-type="float">
            <text:p>0.033058</text:p>
          </table:table-cell>
          <table:table-cell office:value-type="float" office:value="0.15965" calcext:value-type="float">
            <text:p>0.159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5976" calcext:value-type="float">
            <text:p>0.15976</text:p>
          </table:table-cell>
          <table:table-cell office:value-type="float" office:value="0.14407" calcext:value-type="float">
            <text:p>0.1440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5458" calcext:value-type="float">
            <text:p>0.035458</text:p>
          </table:table-cell>
          <table:table-cell office:value-type="float" office:value="0.16733" calcext:value-type="float">
            <text:p>0.1673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402" calcext:value-type="float">
            <text:p>0.03402</text:p>
          </table:table-cell>
          <table:table-cell office:value-type="float" office:value="0.16408" calcext:value-type="float">
            <text:p>0.164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0328" calcext:value-type="float">
            <text:p>0.030328</text:p>
          </table:table-cell>
          <table:table-cell office:value-type="float" office:value="0.15057" calcext:value-type="float">
            <text:p>0.150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0525" calcext:value-type="float">
            <text:p>0.10525</text:p>
          </table:table-cell>
          <table:table-cell office:value-type="float" office:value="0.13594" calcext:value-type="float">
            <text:p>0.1359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6027" calcext:value-type="float">
            <text:p>0.036027</text:p>
          </table:table-cell>
          <table:table-cell office:value-type="float" office:value="0.1615" calcext:value-type="float">
            <text:p>0.161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3434" calcext:value-type="float">
            <text:p>0.033434</text:p>
          </table:table-cell>
          <table:table-cell office:value-type="float" office:value="0.16077" calcext:value-type="float">
            <text:p>0.1607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0567" calcext:value-type="float">
            <text:p>0.030567</text:p>
          </table:table-cell>
          <table:table-cell office:value-type="float" office:value="0.18522" calcext:value-type="float">
            <text:p>0.185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98096" calcext:value-type="float">
            <text:p>0.098096</text:p>
          </table:table-cell>
          <table:table-cell office:value-type="float" office:value="0.15792" calcext:value-type="float">
            <text:p>0.1579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42813" calcext:value-type="float">
            <text:p>0.042813</text:p>
          </table:table-cell>
          <table:table-cell office:value-type="float" office:value="0.17555" calcext:value-type="float">
            <text:p>0.1755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2848" calcext:value-type="float">
            <text:p>0.032848</text:p>
          </table:table-cell>
          <table:table-cell office:value-type="float" office:value="0.1503" calcext:value-type="float">
            <text:p>0.150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3124" calcext:value-type="float">
            <text:p>0.033124</text:p>
          </table:table-cell>
          <table:table-cell office:value-type="float" office:value="0.14657" calcext:value-type="float">
            <text:p>0.146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89813" calcext:value-type="float">
            <text:p>0.089813</text:p>
          </table:table-cell>
          <table:table-cell office:value-type="float" office:value="0.17371" calcext:value-type="float">
            <text:p>0.1737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7699" calcext:value-type="float">
            <text:p>0.037699</text:p>
          </table:table-cell>
          <table:table-cell office:value-type="float" office:value="0.16005" calcext:value-type="float">
            <text:p>0.1600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2664" calcext:value-type="float">
            <text:p>0.032664</text:p>
          </table:table-cell>
          <table:table-cell office:value-type="float" office:value="0.13961" calcext:value-type="float">
            <text:p>0.1396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1888" calcext:value-type="float">
            <text:p>0.031888</text:p>
          </table:table-cell>
          <table:table-cell office:value-type="float" office:value="0.16489" calcext:value-type="float">
            <text:p>0.164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0564" calcext:value-type="float">
            <text:p>0.40564</text:p>
          </table:table-cell>
          <table:table-cell office:value-type="float" office:value="0.1637" calcext:value-type="float">
            <text:p>0.163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40739" calcext:value-type="float">
            <text:p>0.040739</text:p>
          </table:table-cell>
          <table:table-cell office:value-type="float" office:value="0.14934" calcext:value-type="float">
            <text:p>0.1493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1196" calcext:value-type="float">
            <text:p>0.031196</text:p>
          </table:table-cell>
          <table:table-cell office:value-type="float" office:value="0.15798" calcext:value-type="float">
            <text:p>0.1579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7884" calcext:value-type="float">
            <text:p>0.027884</text:p>
          </table:table-cell>
          <table:table-cell office:value-type="float" office:value="0.16375" calcext:value-type="float">
            <text:p>0.163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2464" calcext:value-type="float">
            <text:p>0.12464</text:p>
          </table:table-cell>
          <table:table-cell office:value-type="float" office:value="0.16054" calcext:value-type="float">
            <text:p>0.1605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48094" calcext:value-type="float">
            <text:p>0.048094</text:p>
          </table:table-cell>
          <table:table-cell office:value-type="float" office:value="0.16251" calcext:value-type="float">
            <text:p>0.1625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4703" calcext:value-type="float">
            <text:p>0.034703</text:p>
          </table:table-cell>
          <table:table-cell office:value-type="float" office:value="0.16924" calcext:value-type="float">
            <text:p>0.169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8625" calcext:value-type="float">
            <text:p>0.028625</text:p>
          </table:table-cell>
          <table:table-cell office:value-type="float" office:value="0.14548" calcext:value-type="float">
            <text:p>0.145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70839" calcext:value-type="float">
            <text:p>0.070839</text:p>
          </table:table-cell>
          <table:table-cell office:value-type="float" office:value="0.16515" calcext:value-type="float">
            <text:p>0.1651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1398" calcext:value-type="float">
            <text:p>0.139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3526" calcext:value-type="float">
            <text:p>0.033526</text:p>
          </table:table-cell>
          <table:table-cell office:value-type="float" office:value="0.15075" calcext:value-type="float">
            <text:p>0.1507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1474" calcext:value-type="float">
            <text:p>0.031474</text:p>
          </table:table-cell>
          <table:table-cell office:value-type="float" office:value="0.14428" calcext:value-type="float">
            <text:p>0.144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9237" calcext:value-type="float">
            <text:p>0.59237</text:p>
          </table:table-cell>
          <table:table-cell office:value-type="float" office:value="0.165" calcext:value-type="float">
            <text:p>0.16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42407" calcext:value-type="float">
            <text:p>0.042407</text:p>
          </table:table-cell>
          <table:table-cell office:value-type="float" office:value="0.16945" calcext:value-type="float">
            <text:p>0.1694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9487" calcext:value-type="float">
            <text:p>0.029487</text:p>
          </table:table-cell>
          <table:table-cell office:value-type="float" office:value="0.15436" calcext:value-type="float">
            <text:p>0.1543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2479" calcext:value-type="float">
            <text:p>0.032479</text:p>
          </table:table-cell>
          <table:table-cell office:value-type="float" office:value="0.14526" calcext:value-type="float">
            <text:p>0.145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0507" calcext:value-type="float">
            <text:p>0.10507</text:p>
          </table:table-cell>
          <table:table-cell office:value-type="float" office:value="0.14395" calcext:value-type="float">
            <text:p>0.1439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45771" calcext:value-type="float">
            <text:p>0.045771</text:p>
          </table:table-cell>
          <table:table-cell office:value-type="float" office:value="0.171" calcext:value-type="float">
            <text:p>0.17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3227" calcext:value-type="float">
            <text:p>0.033227</text:p>
          </table:table-cell>
          <table:table-cell office:value-type="float" office:value="0.15321" calcext:value-type="float">
            <text:p>0.1532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8923" calcext:value-type="float">
            <text:p>0.028923</text:p>
          </table:table-cell>
          <table:table-cell office:value-type="float" office:value="0.14938" calcext:value-type="float">
            <text:p>0.149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826" calcext:value-type="float">
            <text:p>0.7826</text:p>
          </table:table-cell>
          <table:table-cell office:value-type="float" office:value="0.13632" calcext:value-type="float">
            <text:p>0.1363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9535" calcext:value-type="float">
            <text:p>0.039535</text:p>
          </table:table-cell>
          <table:table-cell office:value-type="float" office:value="0.17659" calcext:value-type="float">
            <text:p>0.1765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1756" calcext:value-type="float">
            <text:p>0.031756</text:p>
          </table:table-cell>
          <table:table-cell office:value-type="float" office:value="0.16017" calcext:value-type="float">
            <text:p>0.1601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9924" calcext:value-type="float">
            <text:p>0.029924</text:p>
          </table:table-cell>
          <table:table-cell office:value-type="float" office:value="0.17149" calcext:value-type="float">
            <text:p>0.171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4771" calcext:value-type="float">
            <text:p>0.94771</text:p>
          </table:table-cell>
          <table:table-cell office:value-type="float" office:value="0.15714" calcext:value-type="float">
            <text:p>0.1571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46288" calcext:value-type="float">
            <text:p>0.046288</text:p>
          </table:table-cell>
          <table:table-cell office:value-type="float" office:value="0.15883" calcext:value-type="float">
            <text:p>0.1588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579" calcext:value-type="float">
            <text:p>0.03579</text:p>
          </table:table-cell>
          <table:table-cell office:value-type="float" office:value="0.15858" calcext:value-type="float">
            <text:p>0.1585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9836" calcext:value-type="float">
            <text:p>0.029836</text:p>
          </table:table-cell>
          <table:table-cell office:value-type="float" office:value="0.16169" calcext:value-type="float">
            <text:p>0.161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7368" calcext:value-type="float">
            <text:p>0.27368</text:p>
          </table:table-cell>
          <table:table-cell office:value-type="float" office:value="0.15889" calcext:value-type="float">
            <text:p>0.1588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45186" calcext:value-type="float">
            <text:p>0.045186</text:p>
          </table:table-cell>
          <table:table-cell office:value-type="float" office:value="0.18472" calcext:value-type="float">
            <text:p>0.1847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1566" calcext:value-type="float">
            <text:p>0.031566</text:p>
          </table:table-cell>
          <table:table-cell office:value-type="float" office:value="0.14269" calcext:value-type="float">
            <text:p>0.1426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6549" calcext:value-type="float">
            <text:p>0.026549</text:p>
          </table:table-cell>
          <table:table-cell office:value-type="float" office:value="0.1872" calcext:value-type="float">
            <text:p>0.18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6493" calcext:value-type="float">
            <text:p>0.16493</text:p>
          </table:table-cell>
          <table:table-cell office:value-type="float" office:value="0.15822" calcext:value-type="float">
            <text:p>0.158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4427" calcext:value-type="float">
            <text:p>0.034427</text:p>
          </table:table-cell>
          <table:table-cell office:value-type="float" office:value="0.12725" calcext:value-type="float">
            <text:p>0.1272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811" calcext:value-type="float">
            <text:p>0.03811</text:p>
          </table:table-cell>
          <table:table-cell office:value-type="float" office:value="0.17006" calcext:value-type="float">
            <text:p>0.1700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0933" calcext:value-type="float">
            <text:p>0.030933</text:p>
          </table:table-cell>
          <table:table-cell office:value-type="float" office:value="0.13008" calcext:value-type="float">
            <text:p>0.130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1101" calcext:value-type="float">
            <text:p>0.11101</text:p>
          </table:table-cell>
          <table:table-cell office:value-type="float" office:value="0.1426" calcext:value-type="float">
            <text:p>0.142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6217" calcext:value-type="float">
            <text:p>0.036217</text:p>
          </table:table-cell>
          <table:table-cell office:value-type="float" office:value="0.15516" calcext:value-type="float">
            <text:p>0.155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3071" calcext:value-type="float">
            <text:p>0.033071</text:p>
          </table:table-cell>
          <table:table-cell office:value-type="float" office:value="0.14474" calcext:value-type="float">
            <text:p>0.1447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0456" calcext:value-type="float">
            <text:p>0.030456</text:p>
          </table:table-cell>
          <table:table-cell office:value-type="float" office:value="0.17638" calcext:value-type="float">
            <text:p>0.176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1674" calcext:value-type="float">
            <text:p>0.11674</text:p>
          </table:table-cell>
          <table:table-cell office:value-type="float" office:value="0.17691" calcext:value-type="float">
            <text:p>0.1769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5321" calcext:value-type="float">
            <text:p>0.035321</text:p>
          </table:table-cell>
          <table:table-cell office:value-type="float" office:value="0.17659" calcext:value-type="float">
            <text:p>0.1765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6087" calcext:value-type="float">
            <text:p>0.036087</text:p>
          </table:table-cell>
          <table:table-cell office:value-type="float" office:value="0.14147" calcext:value-type="float">
            <text:p>0.1414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7367" calcext:value-type="float">
            <text:p>0.027367</text:p>
          </table:table-cell>
          <table:table-cell office:value-type="float" office:value="0.15922" calcext:value-type="float">
            <text:p>0.159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0.15181" calcext:value-type="float">
            <text:p>0.1518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48273" calcext:value-type="float">
            <text:p>0.048273</text:p>
          </table:table-cell>
          <table:table-cell office:value-type="float" office:value="0.164" calcext:value-type="float">
            <text:p>0.16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7179" calcext:value-type="float">
            <text:p>0.037179</text:p>
          </table:table-cell>
          <table:table-cell office:value-type="float" office:value="0.15964" calcext:value-type="float">
            <text:p>0.1596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1116" calcext:value-type="float">
            <text:p>0.031116</text:p>
          </table:table-cell>
          <table:table-cell office:value-type="float" office:value="0.15428" calcext:value-type="float">
            <text:p>0.154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0517" calcext:value-type="float">
            <text:p>0.60517</text:p>
          </table:table-cell>
          <table:table-cell office:value-type="float" office:value="0.17064" calcext:value-type="float">
            <text:p>0.1706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5418" calcext:value-type="float">
            <text:p>0.05418</text:p>
          </table:table-cell>
          <table:table-cell office:value-type="float" office:value="0.18066" calcext:value-type="float">
            <text:p>0.1806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2253" calcext:value-type="float">
            <text:p>0.032253</text:p>
          </table:table-cell>
          <table:table-cell office:value-type="float" office:value="0.14755" calcext:value-type="float">
            <text:p>0.1475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9917" calcext:value-type="float">
            <text:p>0.029917</text:p>
          </table:table-cell>
          <table:table-cell office:value-type="float" office:value="0.16587" calcext:value-type="float">
            <text:p>0.165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82" calcext:value-type="float">
            <text:p>0.182</text:p>
          </table:table-cell>
          <table:table-cell office:value-type="float" office:value="0.15265" calcext:value-type="float">
            <text:p>0.1526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8272" calcext:value-type="float">
            <text:p>0.038272</text:p>
          </table:table-cell>
          <table:table-cell office:value-type="float" office:value="0.15042" calcext:value-type="float">
            <text:p>0.1504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0751" calcext:value-type="float">
            <text:p>0.030751</text:p>
          </table:table-cell>
          <table:table-cell office:value-type="float" office:value="0.1719" calcext:value-type="float">
            <text:p>0.17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8246" calcext:value-type="float">
            <text:p>0.028246</text:p>
          </table:table-cell>
          <table:table-cell office:value-type="float" office:value="0.17356" calcext:value-type="float">
            <text:p>0.173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8227" calcext:value-type="float">
            <text:p>0.18227</text:p>
          </table:table-cell>
          <table:table-cell office:value-type="float" office:value="0.1547" calcext:value-type="float">
            <text:p>0.154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5602" calcext:value-type="float">
            <text:p>0.035602</text:p>
          </table:table-cell>
          <table:table-cell office:value-type="float" office:value="0.17411" calcext:value-type="float">
            <text:p>0.1741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15879" calcext:value-type="float">
            <text:p>0.1587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9375" calcext:value-type="float">
            <text:p>0.029375</text:p>
          </table:table-cell>
          <table:table-cell office:value-type="float" office:value="0.17131" calcext:value-type="float">
            <text:p>0.171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49" calcext:value-type="float">
            <text:p>0.349</text:p>
          </table:table-cell>
          <table:table-cell office:value-type="float" office:value="0.1754" calcext:value-type="float">
            <text:p>0.175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4293" calcext:value-type="float">
            <text:p>0.034293</text:p>
          </table:table-cell>
          <table:table-cell office:value-type="float" office:value="0.15346" calcext:value-type="float">
            <text:p>0.1534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5531" calcext:value-type="float">
            <text:p>0.035531</text:p>
          </table:table-cell>
          <table:table-cell office:value-type="float" office:value="0.16164" calcext:value-type="float">
            <text:p>0.1616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18369" calcext:value-type="float">
            <text:p>0.183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72222" calcext:value-type="float">
            <text:p>0.072222</text:p>
          </table:table-cell>
          <table:table-cell office:value-type="float" office:value="0.15553" calcext:value-type="float">
            <text:p>0.1555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4536" calcext:value-type="float">
            <text:p>0.034536</text:p>
          </table:table-cell>
          <table:table-cell office:value-type="float" office:value="0.14886" calcext:value-type="float">
            <text:p>0.1488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2833" calcext:value-type="float">
            <text:p>0.032833</text:p>
          </table:table-cell>
          <table:table-cell office:value-type="float" office:value="0.16555" calcext:value-type="float">
            <text:p>0.1655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7988" calcext:value-type="float">
            <text:p>0.027988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9424" calcext:value-type="float">
            <text:p>0.19424</text:p>
          </table:table-cell>
          <table:table-cell office:value-type="float" office:value="0.18101" calcext:value-type="float">
            <text:p>0.181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3622" calcext:value-type="float">
            <text:p>0.033622</text:p>
          </table:table-cell>
          <table:table-cell office:value-type="float" office:value="0.1771" calcext:value-type="float">
            <text:p>0.177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5907" calcext:value-type="float">
            <text:p>0.035907</text:p>
          </table:table-cell>
          <table:table-cell office:value-type="float" office:value="0.16812" calcext:value-type="float">
            <text:p>0.1681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9556" calcext:value-type="float">
            <text:p>0.029556</text:p>
          </table:table-cell>
          <table:table-cell office:value-type="float" office:value="0.13004" calcext:value-type="float">
            <text:p>0.130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9998" calcext:value-type="float">
            <text:p>0.19998</text:p>
          </table:table-cell>
          <table:table-cell office:value-type="float" office:value="0.15535" calcext:value-type="float">
            <text:p>0.1553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4527" calcext:value-type="float">
            <text:p>0.034527</text:p>
          </table:table-cell>
          <table:table-cell office:value-type="float" office:value="0.12943" calcext:value-type="float">
            <text:p>0.1294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2197" calcext:value-type="float">
            <text:p>0.032197</text:p>
          </table:table-cell>
          <table:table-cell office:value-type="float" office:value="0.18299" calcext:value-type="float">
            <text:p>0.1829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841" calcext:value-type="float">
            <text:p>0.02841</text:p>
          </table:table-cell>
          <table:table-cell office:value-type="float" office:value="0.15599" calcext:value-type="float">
            <text:p>0.155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97802" calcext:value-type="float">
            <text:p>0.097802</text:p>
          </table:table-cell>
          <table:table-cell office:value-type="float" office:value="0.17109" calcext:value-type="float">
            <text:p>0.1710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7341" calcext:value-type="float">
            <text:p>0.037341</text:p>
          </table:table-cell>
          <table:table-cell office:value-type="float" office:value="0.17241" calcext:value-type="float">
            <text:p>0.1724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4206" calcext:value-type="float">
            <text:p>0.034206</text:p>
          </table:table-cell>
          <table:table-cell office:value-type="float" office:value="0.1399" calcext:value-type="float">
            <text:p>0.139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8948" calcext:value-type="float">
            <text:p>0.028948</text:p>
          </table:table-cell>
          <table:table-cell office:value-type="float" office:value="0.16596" calcext:value-type="float">
            <text:p>0.165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8722" calcext:value-type="float">
            <text:p>0.18722</text:p>
          </table:table-cell>
          <table:table-cell office:value-type="float" office:value="0.17493" calcext:value-type="float">
            <text:p>0.1749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7019" calcext:value-type="float">
            <text:p>0.037019</text:p>
          </table:table-cell>
          <table:table-cell office:value-type="float" office:value="0.1572" calcext:value-type="float">
            <text:p>0.157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8909" calcext:value-type="float">
            <text:p>0.038909</text:p>
          </table:table-cell>
          <table:table-cell office:value-type="float" office:value="0.15182" calcext:value-type="float">
            <text:p>0.1518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821" calcext:value-type="float">
            <text:p>0.02821</text:p>
          </table:table-cell>
          <table:table-cell office:value-type="float" office:value="0.15889" calcext:value-type="float">
            <text:p>0.158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1431" calcext:value-type="float">
            <text:p>0.41431</text:p>
          </table:table-cell>
          <table:table-cell office:value-type="float" office:value="0.15392" calcext:value-type="float">
            <text:p>0.1539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42249" calcext:value-type="float">
            <text:p>0.042249</text:p>
          </table:table-cell>
          <table:table-cell office:value-type="float" office:value="0.17341" calcext:value-type="float">
            <text:p>0.1734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16576" calcext:value-type="float">
            <text:p>0.1657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8178" calcext:value-type="float">
            <text:p>0.028178</text:p>
          </table:table-cell>
          <table:table-cell office:value-type="float" office:value="0.15363" calcext:value-type="float">
            <text:p>0.153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6563" calcext:value-type="float">
            <text:p>0.16563</text:p>
          </table:table-cell>
          <table:table-cell office:value-type="float" office:value="0.17559" calcext:value-type="float">
            <text:p>0.1755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7184" calcext:value-type="float">
            <text:p>0.037184</text:p>
          </table:table-cell>
          <table:table-cell office:value-type="float" office:value="0.16825" calcext:value-type="float">
            <text:p>0.1682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2703" calcext:value-type="float">
            <text:p>0.032703</text:p>
          </table:table-cell>
          <table:table-cell office:value-type="float" office:value="0.13484" calcext:value-type="float">
            <text:p>0.1348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1234" calcext:value-type="float">
            <text:p>0.031234</text:p>
          </table:table-cell>
          <table:table-cell office:value-type="float" office:value="0.1394" calcext:value-type="float">
            <text:p>0.13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8886" calcext:value-type="float">
            <text:p>0.18886</text:p>
          </table:table-cell>
          <table:table-cell office:value-type="float" office:value="0.17782" calcext:value-type="float">
            <text:p>0.1778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46352" calcext:value-type="float">
            <text:p>0.046352</text:p>
          </table:table-cell>
          <table:table-cell office:value-type="float" office:value="0.15976" calcext:value-type="float">
            <text:p>0.1597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5303" calcext:value-type="float">
            <text:p>0.035303</text:p>
          </table:table-cell>
          <table:table-cell office:value-type="float" office:value="0.13275" calcext:value-type="float">
            <text:p>0.1327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9245" calcext:value-type="float">
            <text:p>0.029245</text:p>
          </table:table-cell>
          <table:table-cell office:value-type="float" office:value="0.15284" calcext:value-type="float">
            <text:p>0.152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489" calcext:value-type="float">
            <text:p>3.489</text:p>
          </table:table-cell>
          <table:table-cell office:value-type="float" office:value="0.17803" calcext:value-type="float">
            <text:p>0.1780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4414" calcext:value-type="float">
            <text:p>0.04414</text:p>
          </table:table-cell>
          <table:table-cell office:value-type="float" office:value="0.1679" calcext:value-type="float">
            <text:p>0.167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4129" calcext:value-type="float">
            <text:p>0.034129</text:p>
          </table:table-cell>
          <table:table-cell office:value-type="float" office:value="0.15393" calcext:value-type="float">
            <text:p>0.1539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1941" calcext:value-type="float">
            <text:p>0.031941</text:p>
          </table:table-cell>
          <table:table-cell office:value-type="float" office:value="0.181" calcext:value-type="float">
            <text:p>0.1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7491" calcext:value-type="float">
            <text:p>0.37491</text:p>
          </table:table-cell>
          <table:table-cell office:value-type="float" office:value="0.16156" calcext:value-type="float">
            <text:p>0.1615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9479" calcext:value-type="float">
            <text:p>0.039479</text:p>
          </table:table-cell>
          <table:table-cell office:value-type="float" office:value="0.15155" calcext:value-type="float">
            <text:p>0.1515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1776" calcext:value-type="float">
            <text:p>0.031776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8765" calcext:value-type="float">
            <text:p>0.028765</text:p>
          </table:table-cell>
          <table:table-cell office:value-type="float" office:value="0.15797" calcext:value-type="float">
            <text:p>0.157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13491" calcext:value-type="float">
            <text:p>0.1349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6418" calcext:value-type="float">
            <text:p>0.036418</text:p>
          </table:table-cell>
          <table:table-cell office:value-type="float" office:value="0.16012" calcext:value-type="float">
            <text:p>0.1601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377" calcext:value-type="float">
            <text:p>0.03377</text:p>
          </table:table-cell>
          <table:table-cell office:value-type="float" office:value="0.16201" calcext:value-type="float">
            <text:p>0.162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9866" calcext:value-type="float">
            <text:p>0.029866</text:p>
          </table:table-cell>
          <table:table-cell office:value-type="float" office:value="0.15605" calcext:value-type="float">
            <text:p>0.156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7629" calcext:value-type="float">
            <text:p>0.37629</text:p>
          </table:table-cell>
          <table:table-cell office:value-type="float" office:value="0.15104" calcext:value-type="float">
            <text:p>0.1510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0406" calcext:value-type="float">
            <text:p>0.030406</text:p>
          </table:table-cell>
          <table:table-cell office:value-type="float" office:value="0.1587" calcext:value-type="float">
            <text:p>0.158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2797" calcext:value-type="float">
            <text:p>0.032797</text:p>
          </table:table-cell>
          <table:table-cell office:value-type="float" office:value="0.17116" calcext:value-type="float">
            <text:p>0.171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0462" calcext:value-type="float">
            <text:p>0.030462</text:p>
          </table:table-cell>
          <table:table-cell office:value-type="float" office:value="0.13986" calcext:value-type="float">
            <text:p>0.139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6866" calcext:value-type="float">
            <text:p>0.26866</text:p>
          </table:table-cell>
          <table:table-cell office:value-type="float" office:value="0.14971" calcext:value-type="float">
            <text:p>0.1497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40834" calcext:value-type="float">
            <text:p>0.040834</text:p>
          </table:table-cell>
          <table:table-cell office:value-type="float" office:value="0.15874" calcext:value-type="float">
            <text:p>0.1587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5999" calcext:value-type="float">
            <text:p>0.035999</text:p>
          </table:table-cell>
          <table:table-cell office:value-type="float" office:value="0.14725" calcext:value-type="float">
            <text:p>0.1472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32304" calcext:value-type="float">
            <text:p>0.032304</text:p>
          </table:table-cell>
          <table:table-cell office:value-type="float" office:value="0.12677" calcext:value-type="float">
            <text:p>0.126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5253" calcext:value-type="float">
            <text:p>0.55253</text:p>
          </table:table-cell>
          <table:table-cell office:value-type="float" office:value="0.1721" calcext:value-type="float">
            <text:p>0.17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47377" calcext:value-type="float">
            <text:p>0.047377</text:p>
          </table:table-cell>
          <table:table-cell office:value-type="float" office:value="0.1688" calcext:value-type="float">
            <text:p>0.168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732" calcext:value-type="float">
            <text:p>0.03732</text:p>
          </table:table-cell>
          <table:table-cell office:value-type="float" office:value="0.14141" calcext:value-type="float">
            <text:p>0.1414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2854" calcext:value-type="float">
            <text:p>0.032854</text:p>
          </table:table-cell>
          <table:table-cell office:value-type="float" office:value="0.17653" calcext:value-type="float">
            <text:p>0.176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2943" calcext:value-type="float">
            <text:p>0.32943</text:p>
          </table:table-cell>
          <table:table-cell office:value-type="float" office:value="0.17926" calcext:value-type="float">
            <text:p>0.1792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40569" calcext:value-type="float">
            <text:p>0.040569</text:p>
          </table:table-cell>
          <table:table-cell office:value-type="float" office:value="0.14938" calcext:value-type="float">
            <text:p>0.1493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557" calcext:value-type="float">
            <text:p>0.03557</text:p>
          </table:table-cell>
          <table:table-cell office:value-type="float" office:value="0.14888" calcext:value-type="float">
            <text:p>0.1488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27847" calcext:value-type="float">
            <text:p>0.027847</text:p>
          </table:table-cell>
          <table:table-cell office:value-type="float" office:value="0.16863" calcext:value-type="float">
            <text:p>0.168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1255" calcext:value-type="float">
            <text:p>0.11255</text:p>
          </table:table-cell>
          <table:table-cell office:value-type="float" office:value="0.16182" calcext:value-type="float">
            <text:p>0.1618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41377" calcext:value-type="float">
            <text:p>0.041377</text:p>
          </table:table-cell>
          <table:table-cell office:value-type="float" office:value="0.18509" calcext:value-type="float">
            <text:p>0.1850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3519" calcext:value-type="float">
            <text:p>0.033519</text:p>
          </table:table-cell>
          <table:table-cell office:value-type="float" office:value="0.16759" calcext:value-type="float">
            <text:p>0.1675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15223" calcext:value-type="float">
            <text:p>0.152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3154" calcext:value-type="float">
            <text:p>4.3154</text:p>
          </table:table-cell>
          <table:table-cell office:value-type="float" office:value="0.16411" calcext:value-type="float">
            <text:p>0.1641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9513" calcext:value-type="float">
            <text:p>0.039513</text:p>
          </table:table-cell>
          <table:table-cell office:value-type="float" office:value="0.16495" calcext:value-type="float">
            <text:p>0.1649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3429" calcext:value-type="float">
            <text:p>0.033429</text:p>
          </table:table-cell>
          <table:table-cell office:value-type="float" office:value="0.16236" calcext:value-type="float">
            <text:p>0.162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28991" calcext:value-type="float">
            <text:p>0.028991</text:p>
          </table:table-cell>
          <table:table-cell office:value-type="float" office:value="0.18626" calcext:value-type="float">
            <text:p>0.186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1583" calcext:value-type="float">
            <text:p>0.11583</text:p>
          </table:table-cell>
          <table:table-cell office:value-type="float" office:value="0.17942" calcext:value-type="float">
            <text:p>0.1794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4564" calcext:value-type="float">
            <text:p>0.034564</text:p>
          </table:table-cell>
          <table:table-cell office:value-type="float" office:value="0.20089" calcext:value-type="float">
            <text:p>0.2008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6847" calcext:value-type="float">
            <text:p>0.036847</text:p>
          </table:table-cell>
          <table:table-cell office:value-type="float" office:value="0.15933" calcext:value-type="float">
            <text:p>0.1593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26501" calcext:value-type="float">
            <text:p>0.026501</text:p>
          </table:table-cell>
          <table:table-cell office:value-type="float" office:value="0.14848" calcext:value-type="float">
            <text:p>0.148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2723" calcext:value-type="float">
            <text:p>1.2723</text:p>
          </table:table-cell>
          <table:table-cell office:value-type="float" office:value="0.17485" calcext:value-type="float">
            <text:p>0.1748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7493" calcext:value-type="float">
            <text:p>0.037493</text:p>
          </table:table-cell>
          <table:table-cell office:value-type="float" office:value="0.15286" calcext:value-type="float">
            <text:p>0.1528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4468" calcext:value-type="float">
            <text:p>0.034468</text:p>
          </table:table-cell>
          <table:table-cell office:value-type="float" office:value="0.19414" calcext:value-type="float">
            <text:p>0.194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29473" calcext:value-type="float">
            <text:p>0.029473</text:p>
          </table:table-cell>
          <table:table-cell office:value-type="float" office:value="0.16447" calcext:value-type="float">
            <text:p>0.164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70696" calcext:value-type="float">
            <text:p>0.070696</text:p>
          </table:table-cell>
          <table:table-cell office:value-type="float" office:value="0.14036" calcext:value-type="float">
            <text:p>0.140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6104" calcext:value-type="float">
            <text:p>0.036104</text:p>
          </table:table-cell>
          <table:table-cell office:value-type="float" office:value="0.16803" calcext:value-type="float">
            <text:p>0.168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2146" calcext:value-type="float">
            <text:p>0.032146</text:p>
          </table:table-cell>
          <table:table-cell office:value-type="float" office:value="0.17231" calcext:value-type="float">
            <text:p>0.172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3477" calcext:value-type="float">
            <text:p>0.033477</text:p>
          </table:table-cell>
          <table:table-cell office:value-type="float" office:value="0.16574" calcext:value-type="float">
            <text:p>0.165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75494" calcext:value-type="float">
            <text:p>0.075494</text:p>
          </table:table-cell>
          <table:table-cell office:value-type="float" office:value="0.15902" calcext:value-type="float">
            <text:p>0.1590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8447" calcext:value-type="float">
            <text:p>0.038447</text:p>
          </table:table-cell>
          <table:table-cell office:value-type="float" office:value="0.19363" calcext:value-type="float">
            <text:p>0.1936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2305" calcext:value-type="float">
            <text:p>0.032305</text:p>
          </table:table-cell>
          <table:table-cell office:value-type="float" office:value="0.17478" calcext:value-type="float">
            <text:p>0.1747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29459" calcext:value-type="float">
            <text:p>0.029459</text:p>
          </table:table-cell>
          <table:table-cell office:value-type="float" office:value="0.15353" calcext:value-type="float">
            <text:p>0.153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2303" calcext:value-type="float">
            <text:p>0.12303</text:p>
          </table:table-cell>
          <table:table-cell office:value-type="float" office:value="0.18915" calcext:value-type="float">
            <text:p>0.1891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3301" calcext:value-type="float">
            <text:p>0.033301</text:p>
          </table:table-cell>
          <table:table-cell office:value-type="float" office:value="0.15697" calcext:value-type="float">
            <text:p>0.1569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2018" calcext:value-type="float">
            <text:p>0.032018</text:p>
          </table:table-cell>
          <table:table-cell office:value-type="float" office:value="0.1564" calcext:value-type="float">
            <text:p>0.156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29596" calcext:value-type="float">
            <text:p>0.029596</text:p>
          </table:table-cell>
          <table:table-cell office:value-type="float" office:value="0.15558" calcext:value-type="float">
            <text:p>0.1555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75152" calcext:value-type="float">
            <text:p>0.075152</text:p>
          </table:table-cell>
          <table:table-cell office:value-type="float" office:value="0.1782" calcext:value-type="float">
            <text:p>0.178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2556" calcext:value-type="float">
            <text:p>0.032556</text:p>
          </table:table-cell>
          <table:table-cell office:value-type="float" office:value="0.16199" calcext:value-type="float">
            <text:p>0.1619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3157" calcext:value-type="float">
            <text:p>0.033157</text:p>
          </table:table-cell>
          <table:table-cell office:value-type="float" office:value="0.15252" calcext:value-type="float">
            <text:p>0.1525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29542" calcext:value-type="float">
            <text:p>0.029542</text:p>
          </table:table-cell>
          <table:table-cell office:value-type="float" office:value="0.16204" calcext:value-type="float">
            <text:p>0.162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2523" calcext:value-type="float">
            <text:p>0.12523</text:p>
          </table:table-cell>
          <table:table-cell office:value-type="float" office:value="0.15938" calcext:value-type="float">
            <text:p>0.1593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44622" calcext:value-type="float">
            <text:p>0.044622</text:p>
          </table:table-cell>
          <table:table-cell office:value-type="float" office:value="0.153" calcext:value-type="float">
            <text:p>0.15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3303" calcext:value-type="float">
            <text:p>0.033303</text:p>
          </table:table-cell>
          <table:table-cell office:value-type="float" office:value="0.15362" calcext:value-type="float">
            <text:p>0.1536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1159" calcext:value-type="float">
            <text:p>0.031159</text:p>
          </table:table-cell>
          <table:table-cell office:value-type="float" office:value="0.13069" calcext:value-type="float">
            <text:p>0.130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9173" calcext:value-type="float">
            <text:p>0.29173</text:p>
          </table:table-cell>
          <table:table-cell office:value-type="float" office:value="0.15164" calcext:value-type="float">
            <text:p>0.1516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48934" calcext:value-type="float">
            <text:p>0.048934</text:p>
          </table:table-cell>
          <table:table-cell office:value-type="float" office:value="0.16343" calcext:value-type="float">
            <text:p>0.1634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4678" calcext:value-type="float">
            <text:p>0.034678</text:p>
          </table:table-cell>
          <table:table-cell office:value-type="float" office:value="0.15207" calcext:value-type="float">
            <text:p>0.1520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17979" calcext:value-type="float">
            <text:p>0.1797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6402" calcext:value-type="float">
            <text:p>0.16402</text:p>
          </table:table-cell>
          <table:table-cell office:value-type="float" office:value="0.17977" calcext:value-type="float">
            <text:p>0.1797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6457" calcext:value-type="float">
            <text:p>0.036457</text:p>
          </table:table-cell>
          <table:table-cell office:value-type="float" office:value="0.16589" calcext:value-type="float">
            <text:p>0.1658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9401" calcext:value-type="float">
            <text:p>0.039401</text:p>
          </table:table-cell>
          <table:table-cell office:value-type="float" office:value="0.16766" calcext:value-type="float">
            <text:p>0.1676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3039" calcext:value-type="float">
            <text:p>0.033039</text:p>
          </table:table-cell>
          <table:table-cell office:value-type="float" office:value="0.16748" calcext:value-type="float">
            <text:p>0.167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5762" calcext:value-type="float">
            <text:p>0.25762</text:p>
          </table:table-cell>
          <table:table-cell office:value-type="float" office:value="0.15324" calcext:value-type="float">
            <text:p>0.153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9615" calcext:value-type="float">
            <text:p>0.039615</text:p>
          </table:table-cell>
          <table:table-cell office:value-type="float" office:value="0.18021" calcext:value-type="float">
            <text:p>0.180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028" calcext:value-type="float">
            <text:p>0.03028</text:p>
          </table:table-cell>
          <table:table-cell office:value-type="float" office:value="0.16725" calcext:value-type="float">
            <text:p>0.1672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29208" calcext:value-type="float">
            <text:p>0.029208</text:p>
          </table:table-cell>
          <table:table-cell office:value-type="float" office:value="0.17983" calcext:value-type="float">
            <text:p>0.179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1179" calcext:value-type="float">
            <text:p>0.11179</text:p>
          </table:table-cell>
          <table:table-cell office:value-type="float" office:value="0.14331" calcext:value-type="float">
            <text:p>0.143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4344" calcext:value-type="float">
            <text:p>0.04344</text:p>
          </table:table-cell>
          <table:table-cell office:value-type="float" office:value="0.14354" calcext:value-type="float">
            <text:p>0.1435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5013" calcext:value-type="float">
            <text:p>0.035013</text:p>
          </table:table-cell>
          <table:table-cell office:value-type="float" office:value="0.17076" calcext:value-type="float">
            <text:p>0.1707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0259" calcext:value-type="float">
            <text:p>0.030259</text:p>
          </table:table-cell>
          <table:table-cell office:value-type="float" office:value="0.15993" calcext:value-type="float">
            <text:p>0.159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542" calcext:value-type="float">
            <text:p>0.1554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5861" calcext:value-type="float">
            <text:p>0.035861</text:p>
          </table:table-cell>
          <table:table-cell office:value-type="float" office:value="0.15784" calcext:value-type="float">
            <text:p>0.1578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5014" calcext:value-type="float">
            <text:p>0.035014</text:p>
          </table:table-cell>
          <table:table-cell office:value-type="float" office:value="0.16876" calcext:value-type="float">
            <text:p>0.1687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7075" calcext:value-type="float">
            <text:p>0.170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423" calcext:value-type="float">
            <text:p>0.37423</text:p>
          </table:table-cell>
          <table:table-cell office:value-type="float" office:value="0.18339" calcext:value-type="float">
            <text:p>0.1833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40824" calcext:value-type="float">
            <text:p>0.040824</text:p>
          </table:table-cell>
          <table:table-cell office:value-type="float" office:value="0.15632" calcext:value-type="float">
            <text:p>0.1563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497" calcext:value-type="float">
            <text:p>0.03497</text:p>
          </table:table-cell>
          <table:table-cell office:value-type="float" office:value="0.16489" calcext:value-type="float">
            <text:p>0.1648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2236" calcext:value-type="float">
            <text:p>0.032236</text:p>
          </table:table-cell>
          <table:table-cell office:value-type="float" office:value="0.18035" calcext:value-type="float">
            <text:p>0.180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97401" calcext:value-type="float">
            <text:p>0.097401</text:p>
          </table:table-cell>
          <table:table-cell office:value-type="float" office:value="0.17072" calcext:value-type="float">
            <text:p>0.1707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.16748" calcext:value-type="float">
            <text:p>0.1674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2758" calcext:value-type="float">
            <text:p>0.032758</text:p>
          </table:table-cell>
          <table:table-cell office:value-type="float" office:value="0.14575" calcext:value-type="float">
            <text:p>0.1457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28597" calcext:value-type="float">
            <text:p>0.028597</text:p>
          </table:table-cell>
          <table:table-cell office:value-type="float" office:value="0.18914" calcext:value-type="float">
            <text:p>0.189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1052" calcext:value-type="float">
            <text:p>0.11052</text:p>
          </table:table-cell>
          <table:table-cell office:value-type="float" office:value="0.15724" calcext:value-type="float">
            <text:p>0.157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41987" calcext:value-type="float">
            <text:p>0.041987</text:p>
          </table:table-cell>
          <table:table-cell office:value-type="float" office:value="0.17992" calcext:value-type="float">
            <text:p>0.1799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2266" calcext:value-type="float">
            <text:p>0.032266</text:p>
          </table:table-cell>
          <table:table-cell office:value-type="float" office:value="0.21494" calcext:value-type="float">
            <text:p>0.2149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1065" calcext:value-type="float">
            <text:p>0.031065</text:p>
          </table:table-cell>
          <table:table-cell office:value-type="float" office:value="0.18475" calcext:value-type="float">
            <text:p>0.184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3585" calcext:value-type="float">
            <text:p>1.3585</text:p>
          </table:table-cell>
          <table:table-cell office:value-type="float" office:value="0.17542" calcext:value-type="float">
            <text:p>0.1754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8218" calcext:value-type="float">
            <text:p>0.038218</text:p>
          </table:table-cell>
          <table:table-cell office:value-type="float" office:value="0.1848" calcext:value-type="float">
            <text:p>0.184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2031" calcext:value-type="float">
            <text:p>0.032031</text:p>
          </table:table-cell>
          <table:table-cell office:value-type="float" office:value="0.17586" calcext:value-type="float">
            <text:p>0.1758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0526" calcext:value-type="float">
            <text:p>0.030526</text:p>
          </table:table-cell>
          <table:table-cell office:value-type="float" office:value="0.18396" calcext:value-type="float">
            <text:p>0.1839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0279" calcext:value-type="float">
            <text:p>0.10279</text:p>
          </table:table-cell>
          <table:table-cell office:value-type="float" office:value="0.16374" calcext:value-type="float">
            <text:p>0.1637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7687" calcext:value-type="float">
            <text:p>0.037687</text:p>
          </table:table-cell>
          <table:table-cell office:value-type="float" office:value="0.17883" calcext:value-type="float">
            <text:p>0.1788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2237" calcext:value-type="float">
            <text:p>0.032237</text:p>
          </table:table-cell>
          <table:table-cell office:value-type="float" office:value="0.15531" calcext:value-type="float">
            <text:p>0.155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1413" calcext:value-type="float">
            <text:p>0.031413</text:p>
          </table:table-cell>
          <table:table-cell office:value-type="float" office:value="0.16348" calcext:value-type="float">
            <text:p>0.163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4911" calcext:value-type="float">
            <text:p>0.64911</text:p>
          </table:table-cell>
          <table:table-cell office:value-type="float" office:value="0.17127" calcext:value-type="float">
            <text:p>0.171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40944" calcext:value-type="float">
            <text:p>0.040944</text:p>
          </table:table-cell>
          <table:table-cell office:value-type="float" office:value="0.17764" calcext:value-type="float">
            <text:p>0.1776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1303" calcext:value-type="float">
            <text:p>0.13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0054" calcext:value-type="float">
            <text:p>0.030054</text:p>
          </table:table-cell>
          <table:table-cell office:value-type="float" office:value="0.16808" calcext:value-type="float">
            <text:p>0.168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5847" calcext:value-type="float">
            <text:p>0.15847</text:p>
          </table:table-cell>
          <table:table-cell office:value-type="float" office:value="0.17959" calcext:value-type="float">
            <text:p>0.1795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4182" calcext:value-type="float">
            <text:p>0.034182</text:p>
          </table:table-cell>
          <table:table-cell office:value-type="float" office:value="0.15994" calcext:value-type="float">
            <text:p>0.1599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7013" calcext:value-type="float">
            <text:p>0.037013</text:p>
          </table:table-cell>
          <table:table-cell office:value-type="float" office:value="0.1802" calcext:value-type="float">
            <text:p>0.180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17591" calcext:value-type="float">
            <text:p>0.175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97593" calcext:value-type="float">
            <text:p>0.097593</text:p>
          </table:table-cell>
          <table:table-cell office:value-type="float" office:value="0.18141" calcext:value-type="float">
            <text:p>0.1814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8128" calcext:value-type="float">
            <text:p>0.038128</text:p>
          </table:table-cell>
          <table:table-cell office:value-type="float" office:value="0.1891" calcext:value-type="float">
            <text:p>0.189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1504" calcext:value-type="float">
            <text:p>0.031504</text:p>
          </table:table-cell>
          <table:table-cell office:value-type="float" office:value="0.17652" calcext:value-type="float">
            <text:p>0.1765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28294" calcext:value-type="float">
            <text:p>0.028294</text:p>
          </table:table-cell>
          <table:table-cell office:value-type="float" office:value="0.16658" calcext:value-type="float">
            <text:p>0.1665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446" calcext:value-type="float">
            <text:p>1.446</text:p>
          </table:table-cell>
          <table:table-cell office:value-type="float" office:value="0.17713" calcext:value-type="float">
            <text:p>0.1771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5269" calcext:value-type="float">
            <text:p>0.035269</text:p>
          </table:table-cell>
          <table:table-cell office:value-type="float" office:value="0.17182" calcext:value-type="float">
            <text:p>0.1718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0754" calcext:value-type="float">
            <text:p>0.030754</text:p>
          </table:table-cell>
          <table:table-cell office:value-type="float" office:value="0.15028" calcext:value-type="float">
            <text:p>0.150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29007" calcext:value-type="float">
            <text:p>0.029007</text:p>
          </table:table-cell>
          <table:table-cell office:value-type="float" office:value="0.15327" calcext:value-type="float">
            <text:p>0.153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0268" calcext:value-type="float">
            <text:p>0.10268</text:p>
          </table:table-cell>
          <table:table-cell office:value-type="float" office:value="0.14887" calcext:value-type="float">
            <text:p>0.1488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8783" calcext:value-type="float">
            <text:p>0.038783</text:p>
          </table:table-cell>
          <table:table-cell office:value-type="float" office:value="0.15479" calcext:value-type="float">
            <text:p>0.1547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3058" calcext:value-type="float">
            <text:p>0.033058</text:p>
          </table:table-cell>
          <table:table-cell office:value-type="float" office:value="0.16188" calcext:value-type="float">
            <text:p>0.1618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2103" calcext:value-type="float">
            <text:p>0.032103</text:p>
          </table:table-cell>
          <table:table-cell office:value-type="float" office:value="0.14706" calcext:value-type="float">
            <text:p>0.147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039" calcext:value-type="float">
            <text:p>1.039</text:p>
          </table:table-cell>
          <table:table-cell office:value-type="float" office:value="0.1705" calcext:value-type="float">
            <text:p>0.170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9336" calcext:value-type="float">
            <text:p>0.039336</text:p>
          </table:table-cell>
          <table:table-cell office:value-type="float" office:value="0.15242" calcext:value-type="float">
            <text:p>0.1524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2441" calcext:value-type="float">
            <text:p>0.032441</text:p>
          </table:table-cell>
          <table:table-cell office:value-type="float" office:value="0.14507" calcext:value-type="float">
            <text:p>0.1450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2928" calcext:value-type="float">
            <text:p>0.02928</text:p>
          </table:table-cell>
          <table:table-cell office:value-type="float" office:value="0.18318" calcext:value-type="float">
            <text:p>0.183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04" calcext:value-type="float">
            <text:p>0.204</text:p>
          </table:table-cell>
          <table:table-cell office:value-type="float" office:value="0.16916" calcext:value-type="float">
            <text:p>0.169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2318" calcext:value-type="float">
            <text:p>0.032318</text:p>
          </table:table-cell>
          <table:table-cell office:value-type="float" office:value="0.17178" calcext:value-type="float">
            <text:p>0.1717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1209" calcext:value-type="float">
            <text:p>0.031209</text:p>
          </table:table-cell>
          <table:table-cell office:value-type="float" office:value="0.17173" calcext:value-type="float">
            <text:p>0.1717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0983" calcext:value-type="float">
            <text:p>0.030983</text:p>
          </table:table-cell>
          <table:table-cell office:value-type="float" office:value="0.15916" calcext:value-type="float">
            <text:p>0.159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3808" calcext:value-type="float">
            <text:p>0.13808</text:p>
          </table:table-cell>
          <table:table-cell office:value-type="float" office:value="0.19667" calcext:value-type="float">
            <text:p>0.1966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8282" calcext:value-type="float">
            <text:p>0.038282</text:p>
          </table:table-cell>
          <table:table-cell office:value-type="float" office:value="0.16681" calcext:value-type="float">
            <text:p>0.1668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3937" calcext:value-type="float">
            <text:p>0.033937</text:p>
          </table:table-cell>
          <table:table-cell office:value-type="float" office:value="0.14517" calcext:value-type="float">
            <text:p>0.145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29126" calcext:value-type="float">
            <text:p>0.029126</text:p>
          </table:table-cell>
          <table:table-cell office:value-type="float" office:value="0.1442" calcext:value-type="float">
            <text:p>0.14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6752" calcext:value-type="float">
            <text:p>0.46752</text:p>
          </table:table-cell>
          <table:table-cell office:value-type="float" office:value="0.16955" calcext:value-type="float">
            <text:p>0.1695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41933" calcext:value-type="float">
            <text:p>0.041933</text:p>
          </table:table-cell>
          <table:table-cell office:value-type="float" office:value="0.18012" calcext:value-type="float">
            <text:p>0.1801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5785" calcext:value-type="float">
            <text:p>0.035785</text:p>
          </table:table-cell>
          <table:table-cell office:value-type="float" office:value="0.17381" calcext:value-type="float">
            <text:p>0.1738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29469" calcext:value-type="float">
            <text:p>0.029469</text:p>
          </table:table-cell>
          <table:table-cell office:value-type="float" office:value="0.16013" calcext:value-type="float">
            <text:p>0.160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9467" calcext:value-type="float">
            <text:p>0.29467</text:p>
          </table:table-cell>
          <table:table-cell office:value-type="float" office:value="0.15401" calcext:value-type="float">
            <text:p>0.1540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9035" calcext:value-type="float">
            <text:p>0.039035</text:p>
          </table:table-cell>
          <table:table-cell office:value-type="float" office:value="0.18496" calcext:value-type="float">
            <text:p>0.1849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2165" calcext:value-type="float">
            <text:p>0.032165</text:p>
          </table:table-cell>
          <table:table-cell office:value-type="float" office:value="0.14925" calcext:value-type="float">
            <text:p>0.1492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29399" calcext:value-type="float">
            <text:p>0.029399</text:p>
          </table:table-cell>
          <table:table-cell office:value-type="float" office:value="0.15703" calcext:value-type="float">
            <text:p>0.157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1518" calcext:value-type="float">
            <text:p>0.11518</text:p>
          </table:table-cell>
          <table:table-cell office:value-type="float" office:value="0.15515" calcext:value-type="float">
            <text:p>0.1551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7447" calcext:value-type="float">
            <text:p>0.037447</text:p>
          </table:table-cell>
          <table:table-cell office:value-type="float" office:value="0.16613" calcext:value-type="float">
            <text:p>0.1661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28217" calcext:value-type="float">
            <text:p>0.028217</text:p>
          </table:table-cell>
          <table:table-cell office:value-type="float" office:value="0.17707" calcext:value-type="float">
            <text:p>0.1770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0609" calcext:value-type="float">
            <text:p>0.030609</text:p>
          </table:table-cell>
          <table:table-cell office:value-type="float" office:value="0.15809" calcext:value-type="float">
            <text:p>0.1580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8087" calcext:value-type="float">
            <text:p>0.18087</text:p>
          </table:table-cell>
          <table:table-cell office:value-type="float" office:value="0.15442" calcext:value-type="float">
            <text:p>0.1544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42644" calcext:value-type="float">
            <text:p>0.042644</text:p>
          </table:table-cell>
          <table:table-cell office:value-type="float" office:value="0.16016" calcext:value-type="float">
            <text:p>0.160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2413" calcext:value-type="float">
            <text:p>0.032413</text:p>
          </table:table-cell>
          <table:table-cell office:value-type="float" office:value="0.16916" calcext:value-type="float">
            <text:p>0.169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0843" calcext:value-type="float">
            <text:p>0.030843</text:p>
          </table:table-cell>
          <table:table-cell office:value-type="float" office:value="0.18411" calcext:value-type="float">
            <text:p>0.184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2537" calcext:value-type="float">
            <text:p>0.42537</text:p>
          </table:table-cell>
          <table:table-cell office:value-type="float" office:value="0.15517" calcext:value-type="float">
            <text:p>0.155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42326" calcext:value-type="float">
            <text:p>0.042326</text:p>
          </table:table-cell>
          <table:table-cell office:value-type="float" office:value="0.17026" calcext:value-type="float">
            <text:p>0.1702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3325" calcext:value-type="float">
            <text:p>0.033325</text:p>
          </table:table-cell>
          <table:table-cell office:value-type="float" office:value="0.16558" calcext:value-type="float">
            <text:p>0.1655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29938" calcext:value-type="float">
            <text:p>0.029938</text:p>
          </table:table-cell>
          <table:table-cell office:value-type="float" office:value="0.1692" calcext:value-type="float">
            <text:p>0.16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3774" calcext:value-type="float">
            <text:p>0.13774</text:p>
          </table:table-cell>
          <table:table-cell office:value-type="float" office:value="0.15588" calcext:value-type="float">
            <text:p>0.1558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8679" calcext:value-type="float">
            <text:p>0.038679</text:p>
          </table:table-cell>
          <table:table-cell office:value-type="float" office:value="0.16822" calcext:value-type="float">
            <text:p>0.168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2589" calcext:value-type="float">
            <text:p>0.032589</text:p>
          </table:table-cell>
          <table:table-cell office:value-type="float" office:value="0.19121" calcext:value-type="float">
            <text:p>0.191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1099" calcext:value-type="float">
            <text:p>0.031099</text:p>
          </table:table-cell>
          <table:table-cell office:value-type="float" office:value="0.15862" calcext:value-type="float">
            <text:p>0.158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8347" calcext:value-type="float">
            <text:p>0.08347</text:p>
          </table:table-cell>
          <table:table-cell office:value-type="float" office:value="0.16682" calcext:value-type="float">
            <text:p>0.1668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40233" calcext:value-type="float">
            <text:p>0.040233</text:p>
          </table:table-cell>
          <table:table-cell office:value-type="float" office:value="0.15095" calcext:value-type="float">
            <text:p>0.1509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3873" calcext:value-type="float">
            <text:p>0.033873</text:p>
          </table:table-cell>
          <table:table-cell office:value-type="float" office:value="0.15722" calcext:value-type="float">
            <text:p>0.157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29822" calcext:value-type="float">
            <text:p>0.029822</text:p>
          </table:table-cell>
          <table:table-cell office:value-type="float" office:value="0.17673" calcext:value-type="float">
            <text:p>0.176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2877" calcext:value-type="float">
            <text:p>0.12877</text:p>
          </table:table-cell>
          <table:table-cell office:value-type="float" office:value="0.15185" calcext:value-type="float">
            <text:p>0.1518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8036" calcext:value-type="float">
            <text:p>0.038036</text:p>
          </table:table-cell>
          <table:table-cell office:value-type="float" office:value="0.18094" calcext:value-type="float">
            <text:p>0.1809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6381" calcext:value-type="float">
            <text:p>0.036381</text:p>
          </table:table-cell>
          <table:table-cell office:value-type="float" office:value="0.16795" calcext:value-type="float">
            <text:p>0.1679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29692" calcext:value-type="float">
            <text:p>0.029692</text:p>
          </table:table-cell>
          <table:table-cell office:value-type="float" office:value="0.16434" calcext:value-type="float">
            <text:p>0.164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1761" calcext:value-type="float">
            <text:p>0.31761</text:p>
          </table:table-cell>
          <table:table-cell office:value-type="float" office:value="0.16436" calcext:value-type="float">
            <text:p>0.164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40146" calcext:value-type="float">
            <text:p>0.040146</text:p>
          </table:table-cell>
          <table:table-cell office:value-type="float" office:value="0.19929" calcext:value-type="float">
            <text:p>0.199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4415" calcext:value-type="float">
            <text:p>0.034415</text:p>
          </table:table-cell>
          <table:table-cell office:value-type="float" office:value="0.18657" calcext:value-type="float">
            <text:p>0.186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0787" calcext:value-type="float">
            <text:p>0.030787</text:p>
          </table:table-cell>
          <table:table-cell office:value-type="float" office:value="0.14088" calcext:value-type="float">
            <text:p>0.140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1647" calcext:value-type="float">
            <text:p>0.164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41201" calcext:value-type="float">
            <text:p>0.041201</text:p>
          </table:table-cell>
          <table:table-cell office:value-type="float" office:value="0.18791" calcext:value-type="float">
            <text:p>0.1879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0815" calcext:value-type="float">
            <text:p>0.030815</text:p>
          </table:table-cell>
          <table:table-cell office:value-type="float" office:value="0.16788" calcext:value-type="float">
            <text:p>0.1678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27973" calcext:value-type="float">
            <text:p>0.027973</text:p>
          </table:table-cell>
          <table:table-cell office:value-type="float" office:value="0.16964" calcext:value-type="float">
            <text:p>0.169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1595" calcext:value-type="float">
            <text:p>2.1595</text:p>
          </table:table-cell>
          <table:table-cell office:value-type="float" office:value="0.16633" calcext:value-type="float">
            <text:p>0.1663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9363" calcext:value-type="float">
            <text:p>0.039363</text:p>
          </table:table-cell>
          <table:table-cell office:value-type="float" office:value="0.14884" calcext:value-type="float">
            <text:p>0.1488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1952" calcext:value-type="float">
            <text:p>0.031952</text:p>
          </table:table-cell>
          <table:table-cell office:value-type="float" office:value="0.19524" calcext:value-type="float">
            <text:p>0.195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0152" calcext:value-type="float">
            <text:p>0.030152</text:p>
          </table:table-cell>
          <table:table-cell office:value-type="float" office:value="0.16052" calcext:value-type="float">
            <text:p>0.160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97351" calcext:value-type="float">
            <text:p>0.097351</text:p>
          </table:table-cell>
          <table:table-cell office:value-type="float" office:value="0.18552" calcext:value-type="float">
            <text:p>0.1855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6145" calcext:value-type="float">
            <text:p>0.036145</text:p>
          </table:table-cell>
          <table:table-cell office:value-type="float" office:value="0.16217" calcext:value-type="float">
            <text:p>0.162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4792" calcext:value-type="float">
            <text:p>0.034792</text:p>
          </table:table-cell>
          <table:table-cell office:value-type="float" office:value="0.19246" calcext:value-type="float">
            <text:p>0.1924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2812" calcext:value-type="float">
            <text:p>0.02812</text:p>
          </table:table-cell>
          <table:table-cell office:value-type="float" office:value="0.18391" calcext:value-type="float">
            <text:p>0.183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1884" calcext:value-type="float">
            <text:p>0.061884</text:p>
          </table:table-cell>
          <table:table-cell office:value-type="float" office:value="0.17147" calcext:value-type="float">
            <text:p>0.1714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4103" calcext:value-type="float">
            <text:p>0.034103</text:p>
          </table:table-cell>
          <table:table-cell office:value-type="float" office:value="0.18554" calcext:value-type="float">
            <text:p>0.1855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2587" calcext:value-type="float">
            <text:p>0.032587</text:p>
          </table:table-cell>
          <table:table-cell office:value-type="float" office:value="0.18285" calcext:value-type="float">
            <text:p>0.1828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2374" calcext:value-type="float">
            <text:p>0.032374</text:p>
          </table:table-cell>
          <table:table-cell office:value-type="float" office:value="0.15024" calcext:value-type="float">
            <text:p>0.150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15993" calcext:value-type="float">
            <text:p>0.1599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6393" calcext:value-type="float">
            <text:p>0.036393</text:p>
          </table:table-cell>
          <table:table-cell office:value-type="float" office:value="0.16037" calcext:value-type="float">
            <text:p>0.1603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0244" calcext:value-type="float">
            <text:p>0.030244</text:p>
          </table:table-cell>
          <table:table-cell office:value-type="float" office:value="0.15789" calcext:value-type="float">
            <text:p>0.1578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28288" calcext:value-type="float">
            <text:p>0.028288</text:p>
          </table:table-cell>
          <table:table-cell office:value-type="float" office:value="0.17524" calcext:value-type="float">
            <text:p>0.175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3525" calcext:value-type="float">
            <text:p>0.43525</text:p>
          </table:table-cell>
          <table:table-cell office:value-type="float" office:value="0.17356" calcext:value-type="float">
            <text:p>0.1735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43337" calcext:value-type="float">
            <text:p>0.043337</text:p>
          </table:table-cell>
          <table:table-cell office:value-type="float" office:value="0.1786" calcext:value-type="float">
            <text:p>0.178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505" calcext:value-type="float">
            <text:p>0.03505</text:p>
          </table:table-cell>
          <table:table-cell office:value-type="float" office:value="0.15529" calcext:value-type="float">
            <text:p>0.155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28752" calcext:value-type="float">
            <text:p>0.028752</text:p>
          </table:table-cell>
          <table:table-cell office:value-type="float" office:value="0.17157" calcext:value-type="float">
            <text:p>0.1715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8136" calcext:value-type="float">
            <text:p>0.28136</text:p>
          </table:table-cell>
          <table:table-cell office:value-type="float" office:value="0.14209" calcext:value-type="float">
            <text:p>0.1420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41051" calcext:value-type="float">
            <text:p>0.041051</text:p>
          </table:table-cell>
          <table:table-cell office:value-type="float" office:value="0.13544" calcext:value-type="float">
            <text:p>0.1354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5359" calcext:value-type="float">
            <text:p>0.035359</text:p>
          </table:table-cell>
          <table:table-cell office:value-type="float" office:value="0.15588" calcext:value-type="float">
            <text:p>0.1558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29775" calcext:value-type="float">
            <text:p>0.029775</text:p>
          </table:table-cell>
          <table:table-cell office:value-type="float" office:value="0.18993" calcext:value-type="float">
            <text:p>0.189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89498" calcext:value-type="float">
            <text:p>0.089498</text:p>
          </table:table-cell>
          <table:table-cell office:value-type="float" office:value="0.15323" calcext:value-type="float">
            <text:p>0.153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40959" calcext:value-type="float">
            <text:p>0.040959</text:p>
          </table:table-cell>
          <table:table-cell office:value-type="float" office:value="0.16847" calcext:value-type="float">
            <text:p>0.1684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4423" calcext:value-type="float">
            <text:p>0.034423</text:p>
          </table:table-cell>
          <table:table-cell office:value-type="float" office:value="0.15835" calcext:value-type="float">
            <text:p>0.1583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29737" calcext:value-type="float">
            <text:p>0.029737</text:p>
          </table:table-cell>
          <table:table-cell office:value-type="float" office:value="0.16372" calcext:value-type="float">
            <text:p>0.163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84027" calcext:value-type="float">
            <text:p>0.084027</text:p>
          </table:table-cell>
          <table:table-cell office:value-type="float" office:value="0.1616" calcext:value-type="float">
            <text:p>0.16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8745" calcext:value-type="float">
            <text:p>0.038745</text:p>
          </table:table-cell>
          <table:table-cell office:value-type="float" office:value="0.17681" calcext:value-type="float">
            <text:p>0.1768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5717" calcext:value-type="float">
            <text:p>0.035717</text:p>
          </table:table-cell>
          <table:table-cell office:value-type="float" office:value="0.19828" calcext:value-type="float">
            <text:p>0.198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0202" calcext:value-type="float">
            <text:p>0.030202</text:p>
          </table:table-cell>
          <table:table-cell office:value-type="float" office:value="0.16722" calcext:value-type="float">
            <text:p>0.167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7365" calcext:value-type="float">
            <text:p>0.47365</text:p>
          </table:table-cell>
          <table:table-cell office:value-type="float" office:value="0.16957" calcext:value-type="float">
            <text:p>0.169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41051" calcext:value-type="float">
            <text:p>0.041051</text:p>
          </table:table-cell>
          <table:table-cell office:value-type="float" office:value="0.16505" calcext:value-type="float">
            <text:p>0.1650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1828" calcext:value-type="float">
            <text:p>0.031828</text:p>
          </table:table-cell>
          <table:table-cell office:value-type="float" office:value="0.18232" calcext:value-type="float">
            <text:p>0.1823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29524" calcext:value-type="float">
            <text:p>0.029524</text:p>
          </table:table-cell>
          <table:table-cell office:value-type="float" office:value="0.15132" calcext:value-type="float">
            <text:p>0.151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5723" calcext:value-type="float">
            <text:p>0.065723</text:p>
          </table:table-cell>
          <table:table-cell office:value-type="float" office:value="0.16041" calcext:value-type="float">
            <text:p>0.1604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47957" calcext:value-type="float">
            <text:p>0.047957</text:p>
          </table:table-cell>
          <table:table-cell office:value-type="float" office:value="0.15274" calcext:value-type="float">
            <text:p>0.1527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2687" calcext:value-type="float">
            <text:p>0.032687</text:p>
          </table:table-cell>
          <table:table-cell office:value-type="float" office:value="0.17425" calcext:value-type="float">
            <text:p>0.1742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1262" calcext:value-type="float">
            <text:p>0.031262</text:p>
          </table:table-cell>
          <table:table-cell office:value-type="float" office:value="0.17732" calcext:value-type="float">
            <text:p>0.177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6596" calcext:value-type="float">
            <text:p>0.16596</text:p>
          </table:table-cell>
          <table:table-cell office:value-type="float" office:value="0.19795" calcext:value-type="float">
            <text:p>0.1979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4006" calcext:value-type="float">
            <text:p>0.034006</text:p>
          </table:table-cell>
          <table:table-cell office:value-type="float" office:value="0.17975" calcext:value-type="float">
            <text:p>0.1797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0966" calcext:value-type="float">
            <text:p>0.030966</text:p>
          </table:table-cell>
          <table:table-cell office:value-type="float" office:value="0.18069" calcext:value-type="float">
            <text:p>0.1806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26663" calcext:value-type="float">
            <text:p>0.026663</text:p>
          </table:table-cell>
          <table:table-cell office:value-type="float" office:value="0.18323" calcext:value-type="float">
            <text:p>0.183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0129" calcext:value-type="float">
            <text:p>0.10129</text:p>
          </table:table-cell>
          <table:table-cell office:value-type="float" office:value="0.20878" calcext:value-type="float">
            <text:p>0.2087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7118" calcext:value-type="float">
            <text:p>0.037118</text:p>
          </table:table-cell>
          <table:table-cell office:value-type="float" office:value="0.18573" calcext:value-type="float">
            <text:p>0.185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7528" calcext:value-type="float">
            <text:p>0.037528</text:p>
          </table:table-cell>
          <table:table-cell office:value-type="float" office:value="0.16052" calcext:value-type="float">
            <text:p>0.160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9254" calcext:value-type="float">
            <text:p>0.029254</text:p>
          </table:table-cell>
          <table:table-cell office:value-type="float" office:value="0.17571" calcext:value-type="float">
            <text:p>0.175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86345" calcext:value-type="float">
            <text:p>0.086345</text:p>
          </table:table-cell>
          <table:table-cell office:value-type="float" office:value="0.19741" calcext:value-type="float">
            <text:p>0.197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5358" calcext:value-type="float">
            <text:p>0.035358</text:p>
          </table:table-cell>
          <table:table-cell office:value-type="float" office:value="0.16848" calcext:value-type="float">
            <text:p>0.168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5071" calcext:value-type="float">
            <text:p>0.035071</text:p>
          </table:table-cell>
          <table:table-cell office:value-type="float" office:value="0.17917" calcext:value-type="float">
            <text:p>0.179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2344" calcext:value-type="float">
            <text:p>0.032344</text:p>
          </table:table-cell>
          <table:table-cell office:value-type="float" office:value="0.17655" calcext:value-type="float">
            <text:p>0.176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9.63" calcext:value-type="float">
            <text:p>169.63</text:p>
          </table:table-cell>
          <table:table-cell office:value-type="float" office:value="0.18468" calcext:value-type="float">
            <text:p>0.184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7912" calcext:value-type="float">
            <text:p>0.037912</text:p>
          </table:table-cell>
          <table:table-cell office:value-type="float" office:value="0.17193" calcext:value-type="float">
            <text:p>0.171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0528" calcext:value-type="float">
            <text:p>0.030528</text:p>
          </table:table-cell>
          <table:table-cell office:value-type="float" office:value="0.1794" calcext:value-type="float">
            <text:p>0.17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0559" calcext:value-type="float">
            <text:p>0.030559</text:p>
          </table:table-cell>
          <table:table-cell office:value-type="float" office:value="0.18283" calcext:value-type="float">
            <text:p>0.182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0049" calcext:value-type="float">
            <text:p>0.10049</text:p>
          </table:table-cell>
          <table:table-cell office:value-type="float" office:value="0.18182" calcext:value-type="float">
            <text:p>0.181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2852" calcext:value-type="float">
            <text:p>0.042852</text:p>
          </table:table-cell>
          <table:table-cell office:value-type="float" office:value="0.17699" calcext:value-type="float">
            <text:p>0.176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1076" calcext:value-type="float">
            <text:p>0.031076</text:p>
          </table:table-cell>
          <table:table-cell office:value-type="float" office:value="0.16499" calcext:value-type="float">
            <text:p>0.164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0138" calcext:value-type="float">
            <text:p>0.030138</text:p>
          </table:table-cell>
          <table:table-cell office:value-type="float" office:value="0.16601" calcext:value-type="float">
            <text:p>0.166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1633" calcext:value-type="float">
            <text:p>0.11633</text:p>
          </table:table-cell>
          <table:table-cell office:value-type="float" office:value="0.18028" calcext:value-type="float">
            <text:p>0.180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0398" calcext:value-type="float">
            <text:p>0.040398</text:p>
          </table:table-cell>
          <table:table-cell office:value-type="float" office:value="0.18281" calcext:value-type="float">
            <text:p>0.1828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3423" calcext:value-type="float">
            <text:p>0.033423</text:p>
          </table:table-cell>
          <table:table-cell office:value-type="float" office:value="0.17894" calcext:value-type="float">
            <text:p>0.178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2741" calcext:value-type="float">
            <text:p>0.032741</text:p>
          </table:table-cell>
          <table:table-cell office:value-type="float" office:value="0.14712" calcext:value-type="float">
            <text:p>0.147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93949" calcext:value-type="float">
            <text:p>0.093949</text:p>
          </table:table-cell>
          <table:table-cell office:value-type="float" office:value="0.17165" calcext:value-type="float">
            <text:p>0.171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4631" calcext:value-type="float">
            <text:p>0.034631</text:p>
          </table:table-cell>
          <table:table-cell office:value-type="float" office:value="0.1685" calcext:value-type="float">
            <text:p>0.16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1578" calcext:value-type="float">
            <text:p>0.031578</text:p>
          </table:table-cell>
          <table:table-cell office:value-type="float" office:value="0.19865" calcext:value-type="float">
            <text:p>0.198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9542" calcext:value-type="float">
            <text:p>0.029542</text:p>
          </table:table-cell>
          <table:table-cell office:value-type="float" office:value="0.19356" calcext:value-type="float">
            <text:p>0.193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0429" calcext:value-type="float">
            <text:p>0.10429</text:p>
          </table:table-cell>
          <table:table-cell office:value-type="float" office:value="0.20911" calcext:value-type="float">
            <text:p>0.209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7243" calcext:value-type="float">
            <text:p>0.037243</text:p>
          </table:table-cell>
          <table:table-cell office:value-type="float" office:value="0.17202" calcext:value-type="float">
            <text:p>0.172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3608" calcext:value-type="float">
            <text:p>0.033608</text:p>
          </table:table-cell>
          <table:table-cell office:value-type="float" office:value="0.17679" calcext:value-type="float">
            <text:p>0.176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1083" calcext:value-type="float">
            <text:p>0.031083</text:p>
          </table:table-cell>
          <table:table-cell office:value-type="float" office:value="0.18184" calcext:value-type="float">
            <text:p>0.181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3715" calcext:value-type="float">
            <text:p>0.33715</text:p>
          </table:table-cell>
          <table:table-cell office:value-type="float" office:value="0.1757" calcext:value-type="float">
            <text:p>0.175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5442" calcext:value-type="float">
            <text:p>0.045442</text:p>
          </table:table-cell>
          <table:table-cell office:value-type="float" office:value="0.17528" calcext:value-type="float">
            <text:p>0.175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6755" calcext:value-type="float">
            <text:p>0.036755</text:p>
          </table:table-cell>
          <table:table-cell office:value-type="float" office:value="0.18711" calcext:value-type="float">
            <text:p>0.187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0399" calcext:value-type="float">
            <text:p>0.030399</text:p>
          </table:table-cell>
          <table:table-cell office:value-type="float" office:value="0.16876" calcext:value-type="float">
            <text:p>0.168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9309" calcext:value-type="float">
            <text:p>0.079309</text:p>
          </table:table-cell>
          <table:table-cell office:value-type="float" office:value="0.19864" calcext:value-type="float">
            <text:p>0.198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0991" calcext:value-type="float">
            <text:p>0.040991</text:p>
          </table:table-cell>
          <table:table-cell office:value-type="float" office:value="0.20518" calcext:value-type="float">
            <text:p>0.205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1379" calcext:value-type="float">
            <text:p>0.031379</text:p>
          </table:table-cell>
          <table:table-cell office:value-type="float" office:value="0.17301" calcext:value-type="float">
            <text:p>0.173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6314" calcext:value-type="float">
            <text:p>0.026314</text:p>
          </table:table-cell>
          <table:table-cell office:value-type="float" office:value="0.1848" calcext:value-type="float">
            <text:p>0.18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011" calcext:value-type="float">
            <text:p>0.2011</text:p>
          </table:table-cell>
          <table:table-cell office:value-type="float" office:value="0.17067" calcext:value-type="float">
            <text:p>0.170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0638" calcext:value-type="float">
            <text:p>0.040638</text:p>
          </table:table-cell>
          <table:table-cell office:value-type="float" office:value="0.18548" calcext:value-type="float">
            <text:p>0.185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6094" calcext:value-type="float">
            <text:p>0.036094</text:p>
          </table:table-cell>
          <table:table-cell office:value-type="float" office:value="0.17049" calcext:value-type="float">
            <text:p>0.170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154" calcext:value-type="float">
            <text:p>0.03154</text:p>
          </table:table-cell>
          <table:table-cell office:value-type="float" office:value="0.16577" calcext:value-type="float">
            <text:p>0.165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5954" calcext:value-type="float">
            <text:p>1.5954</text:p>
          </table:table-cell>
          <table:table-cell office:value-type="float" office:value="0.19157" calcext:value-type="float">
            <text:p>0.1915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0391" calcext:value-type="float">
            <text:p>0.040391</text:p>
          </table:table-cell>
          <table:table-cell office:value-type="float" office:value="0.17249" calcext:value-type="float">
            <text:p>0.172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2047" calcext:value-type="float">
            <text:p>0.032047</text:p>
          </table:table-cell>
          <table:table-cell office:value-type="float" office:value="0.16127" calcext:value-type="float">
            <text:p>0.161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9781" calcext:value-type="float">
            <text:p>0.029781</text:p>
          </table:table-cell>
          <table:table-cell office:value-type="float" office:value="0.18071" calcext:value-type="float">
            <text:p>0.180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0283" calcext:value-type="float">
            <text:p>0.90283</text:p>
          </table:table-cell>
          <table:table-cell office:value-type="float" office:value="0.16918" calcext:value-type="float">
            <text:p>0.169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2592" calcext:value-type="float">
            <text:p>0.042592</text:p>
          </table:table-cell>
          <table:table-cell office:value-type="float" office:value="0.18236" calcext:value-type="float">
            <text:p>0.182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4808" calcext:value-type="float">
            <text:p>0.034808</text:p>
          </table:table-cell>
          <table:table-cell office:value-type="float" office:value="0.17274" calcext:value-type="float">
            <text:p>0.1727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0782" calcext:value-type="float">
            <text:p>0.030782</text:p>
          </table:table-cell>
          <table:table-cell office:value-type="float" office:value="0.18622" calcext:value-type="float">
            <text:p>0.186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8154" calcext:value-type="float">
            <text:p>1.8154</text:p>
          </table:table-cell>
          <table:table-cell office:value-type="float" office:value="0.16555" calcext:value-type="float">
            <text:p>0.165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4073" calcext:value-type="float">
            <text:p>0.034073</text:p>
          </table:table-cell>
          <table:table-cell office:value-type="float" office:value="0.16688" calcext:value-type="float">
            <text:p>0.166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4199" calcext:value-type="float">
            <text:p>0.034199</text:p>
          </table:table-cell>
          <table:table-cell office:value-type="float" office:value="0.17911" calcext:value-type="float">
            <text:p>0.179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9458" calcext:value-type="float">
            <text:p>0.029458</text:p>
          </table:table-cell>
          <table:table-cell office:value-type="float" office:value="0.18573" calcext:value-type="float">
            <text:p>0.185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87818" calcext:value-type="float">
            <text:p>0.087818</text:p>
          </table:table-cell>
          <table:table-cell office:value-type="float" office:value="0.1962" calcext:value-type="float">
            <text:p>0.19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1887" calcext:value-type="float">
            <text:p>0.041887</text:p>
          </table:table-cell>
          <table:table-cell office:value-type="float" office:value="0.21942" calcext:value-type="float">
            <text:p>0.219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1764" calcext:value-type="float">
            <text:p>0.031764</text:p>
          </table:table-cell>
          <table:table-cell office:value-type="float" office:value="0.1499" calcext:value-type="float">
            <text:p>0.14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1262" calcext:value-type="float">
            <text:p>0.031262</text:p>
          </table:table-cell>
          <table:table-cell office:value-type="float" office:value="0.16563" calcext:value-type="float">
            <text:p>0.165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013" calcext:value-type="float">
            <text:p>1.2013</text:p>
          </table:table-cell>
          <table:table-cell office:value-type="float" office:value="0.20586" calcext:value-type="float">
            <text:p>0.205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8651" calcext:value-type="float">
            <text:p>0.038651</text:p>
          </table:table-cell>
          <table:table-cell office:value-type="float" office:value="0.19488" calcext:value-type="float">
            <text:p>0.194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729" calcext:value-type="float">
            <text:p>0.03729</text:p>
          </table:table-cell>
          <table:table-cell office:value-type="float" office:value="0.17947" calcext:value-type="float">
            <text:p>0.179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9437" calcext:value-type="float">
            <text:p>0.029437</text:p>
          </table:table-cell>
          <table:table-cell office:value-type="float" office:value="0.21547" calcext:value-type="float">
            <text:p>0.215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0764" calcext:value-type="float">
            <text:p>0.20764</text:p>
          </table:table-cell>
          <table:table-cell office:value-type="float" office:value="0.17613" calcext:value-type="float">
            <text:p>0.176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338" calcext:value-type="float">
            <text:p>0.04338</text:p>
          </table:table-cell>
          <table:table-cell office:value-type="float" office:value="0.15022" calcext:value-type="float">
            <text:p>0.150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7843" calcext:value-type="float">
            <text:p>0.037843</text:p>
          </table:table-cell>
          <table:table-cell office:value-type="float" office:value="0.17586" calcext:value-type="float">
            <text:p>0.175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0303" calcext:value-type="float">
            <text:p>0.030303</text:p>
          </table:table-cell>
          <table:table-cell office:value-type="float" office:value="0.17041" calcext:value-type="float">
            <text:p>0.170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0653" calcext:value-type="float">
            <text:p>0.10653</text:p>
          </table:table-cell>
          <table:table-cell office:value-type="float" office:value="0.18023" calcext:value-type="float">
            <text:p>0.180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0281" calcext:value-type="float">
            <text:p>0.040281</text:p>
          </table:table-cell>
          <table:table-cell office:value-type="float" office:value="0.17199" calcext:value-type="float">
            <text:p>0.171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149" calcext:value-type="float">
            <text:p>0.03149</text:p>
          </table:table-cell>
          <table:table-cell office:value-type="float" office:value="0.17723" calcext:value-type="float">
            <text:p>0.177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0698" calcext:value-type="float">
            <text:p>0.030698</text:p>
          </table:table-cell>
          <table:table-cell office:value-type="float" office:value="0.19207" calcext:value-type="float">
            <text:p>0.192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7575" calcext:value-type="float">
            <text:p>0.077575</text:p>
          </table:table-cell>
          <table:table-cell office:value-type="float" office:value="0.19595" calcext:value-type="float">
            <text:p>0.195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0385" calcext:value-type="float">
            <text:p>0.040385</text:p>
          </table:table-cell>
          <table:table-cell office:value-type="float" office:value="0.15735" calcext:value-type="float">
            <text:p>0.157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3819" calcext:value-type="float">
            <text:p>0.033819</text:p>
          </table:table-cell>
          <table:table-cell office:value-type="float" office:value="0.18564" calcext:value-type="float">
            <text:p>0.185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1481" calcext:value-type="float">
            <text:p>0.031481</text:p>
          </table:table-cell>
          <table:table-cell office:value-type="float" office:value="0.16425" calcext:value-type="float">
            <text:p>0.164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5947" calcext:value-type="float">
            <text:p>0.35947</text:p>
          </table:table-cell>
          <table:table-cell office:value-type="float" office:value="0.22688" calcext:value-type="float">
            <text:p>0.226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0251" calcext:value-type="float">
            <text:p>0.040251</text:p>
          </table:table-cell>
          <table:table-cell office:value-type="float" office:value="0.2025" calcext:value-type="float">
            <text:p>0.20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5391" calcext:value-type="float">
            <text:p>0.035391</text:p>
          </table:table-cell>
          <table:table-cell office:value-type="float" office:value="0.16378" calcext:value-type="float">
            <text:p>0.1637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5209" calcext:value-type="float">
            <text:p>0.035209</text:p>
          </table:table-cell>
          <table:table-cell office:value-type="float" office:value="0.20161" calcext:value-type="float">
            <text:p>0.201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9892" calcext:value-type="float">
            <text:p>0.49892</text:p>
          </table:table-cell>
          <table:table-cell office:value-type="float" office:value="0.1599" calcext:value-type="float">
            <text:p>0.15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5539" calcext:value-type="float">
            <text:p>0.035539</text:p>
          </table:table-cell>
          <table:table-cell office:value-type="float" office:value="0.18429" calcext:value-type="float">
            <text:p>0.184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4954" calcext:value-type="float">
            <text:p>0.034954</text:p>
          </table:table-cell>
          <table:table-cell office:value-type="float" office:value="0.19642" calcext:value-type="float">
            <text:p>0.196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9542" calcext:value-type="float">
            <text:p>0.029542</text:p>
          </table:table-cell>
          <table:table-cell office:value-type="float" office:value="0.18852" calcext:value-type="float">
            <text:p>0.188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96103" calcext:value-type="float">
            <text:p>0.096103</text:p>
          </table:table-cell>
          <table:table-cell office:value-type="float" office:value="0.1788" calcext:value-type="float">
            <text:p>0.17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7225" calcext:value-type="float">
            <text:p>0.037225</text:p>
          </table:table-cell>
          <table:table-cell office:value-type="float" office:value="0.18233" calcext:value-type="float">
            <text:p>0.182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3612" calcext:value-type="float">
            <text:p>0.033612</text:p>
          </table:table-cell>
          <table:table-cell office:value-type="float" office:value="0.18259" calcext:value-type="float">
            <text:p>0.1825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1461" calcext:value-type="float">
            <text:p>0.031461</text:p>
          </table:table-cell>
          <table:table-cell office:value-type="float" office:value="0.18104" calcext:value-type="float">
            <text:p>0.181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4848" calcext:value-type="float">
            <text:p>0.94848</text:p>
          </table:table-cell>
          <table:table-cell office:value-type="float" office:value="0.1801" calcext:value-type="float">
            <text:p>0.18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2117" calcext:value-type="float">
            <text:p>0.042117</text:p>
          </table:table-cell>
          <table:table-cell office:value-type="float" office:value="0.16684" calcext:value-type="float">
            <text:p>0.166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5583" calcext:value-type="float">
            <text:p>0.035583</text:p>
          </table:table-cell>
          <table:table-cell office:value-type="float" office:value="0.1953" calcext:value-type="float">
            <text:p>0.195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0524" calcext:value-type="float">
            <text:p>0.030524</text:p>
          </table:table-cell>
          <table:table-cell office:value-type="float" office:value="0.16916" calcext:value-type="float">
            <text:p>0.169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0168" calcext:value-type="float">
            <text:p>0.40168</text:p>
          </table:table-cell>
          <table:table-cell office:value-type="float" office:value="0.18605" calcext:value-type="float">
            <text:p>0.186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7233" calcext:value-type="float">
            <text:p>0.037233</text:p>
          </table:table-cell>
          <table:table-cell office:value-type="float" office:value="0.19462" calcext:value-type="float">
            <text:p>0.194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1964" calcext:value-type="float">
            <text:p>0.041964</text:p>
          </table:table-cell>
          <table:table-cell office:value-type="float" office:value="0.16338" calcext:value-type="float">
            <text:p>0.163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8141" calcext:value-type="float">
            <text:p>0.028141</text:p>
          </table:table-cell>
          <table:table-cell office:value-type="float" office:value="0.20103" calcext:value-type="float">
            <text:p>0.201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0983" calcext:value-type="float">
            <text:p>0.20983</text:p>
          </table:table-cell>
          <table:table-cell office:value-type="float" office:value="0.17937" calcext:value-type="float">
            <text:p>0.179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0793" calcext:value-type="float">
            <text:p>0.040793</text:p>
          </table:table-cell>
          <table:table-cell office:value-type="float" office:value="0.19247" calcext:value-type="float">
            <text:p>0.192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1625" calcext:value-type="float">
            <text:p>0.031625</text:p>
          </table:table-cell>
          <table:table-cell office:value-type="float" office:value="0.16841" calcext:value-type="float">
            <text:p>0.168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8681" calcext:value-type="float">
            <text:p>0.028681</text:p>
          </table:table-cell>
          <table:table-cell office:value-type="float" office:value="0.1815" calcext:value-type="float">
            <text:p>0.18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6901" calcext:value-type="float">
            <text:p>0.26901</text:p>
          </table:table-cell>
          <table:table-cell office:value-type="float" office:value="0.18371" calcext:value-type="float">
            <text:p>0.183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6048" calcext:value-type="float">
            <text:p>0.036048</text:p>
          </table:table-cell>
          <table:table-cell office:value-type="float" office:value="0.19465" calcext:value-type="float">
            <text:p>0.194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3317" calcext:value-type="float">
            <text:p>0.033317</text:p>
          </table:table-cell>
          <table:table-cell office:value-type="float" office:value="0.18597" calcext:value-type="float">
            <text:p>0.185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8145" calcext:value-type="float">
            <text:p>0.028145</text:p>
          </table:table-cell>
          <table:table-cell office:value-type="float" office:value="0.18456" calcext:value-type="float">
            <text:p>0.184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689" calcext:value-type="float">
            <text:p>4.689</text:p>
          </table:table-cell>
          <table:table-cell office:value-type="float" office:value="0.18188" calcext:value-type="float">
            <text:p>0.181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0959" calcext:value-type="float">
            <text:p>0.040959</text:p>
          </table:table-cell>
          <table:table-cell office:value-type="float" office:value="0.19227" calcext:value-type="float">
            <text:p>0.192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2171" calcext:value-type="float">
            <text:p>0.032171</text:p>
          </table:table-cell>
          <table:table-cell office:value-type="float" office:value="0.17211" calcext:value-type="float">
            <text:p>0.172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0569" calcext:value-type="float">
            <text:p>0.030569</text:p>
          </table:table-cell>
          <table:table-cell office:value-type="float" office:value="0.17157" calcext:value-type="float">
            <text:p>0.171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2571" calcext:value-type="float">
            <text:p>0.12571</text:p>
          </table:table-cell>
          <table:table-cell office:value-type="float" office:value="0.1742" calcext:value-type="float">
            <text:p>0.17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3772" calcext:value-type="float">
            <text:p>0.043772</text:p>
          </table:table-cell>
          <table:table-cell office:value-type="float" office:value="0.18534" calcext:value-type="float">
            <text:p>0.1853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4603" calcext:value-type="float">
            <text:p>0.034603</text:p>
          </table:table-cell>
          <table:table-cell office:value-type="float" office:value="0.16057" calcext:value-type="float">
            <text:p>0.1605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7733" calcext:value-type="float">
            <text:p>0.027733</text:p>
          </table:table-cell>
          <table:table-cell office:value-type="float" office:value="0.20254" calcext:value-type="float">
            <text:p>0.202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2369" calcext:value-type="float">
            <text:p>0.42369</text:p>
          </table:table-cell>
          <table:table-cell office:value-type="float" office:value="0.19142" calcext:value-type="float">
            <text:p>0.191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0417" calcext:value-type="float">
            <text:p>0.040417</text:p>
          </table:table-cell>
          <table:table-cell office:value-type="float" office:value="0.16861" calcext:value-type="float">
            <text:p>0.168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0906" calcext:value-type="float">
            <text:p>0.030906</text:p>
          </table:table-cell>
          <table:table-cell office:value-type="float" office:value="0.21261" calcext:value-type="float">
            <text:p>0.212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0656" calcext:value-type="float">
            <text:p>0.030656</text:p>
          </table:table-cell>
          <table:table-cell office:value-type="float" office:value="0.17071" calcext:value-type="float">
            <text:p>0.170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065" calcext:value-type="float">
            <text:p>0.2065</text:p>
          </table:table-cell>
          <table:table-cell office:value-type="float" office:value="0.1661" calcext:value-type="float">
            <text:p>0.16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2861" calcext:value-type="float">
            <text:p>0.042861</text:p>
          </table:table-cell>
          <table:table-cell office:value-type="float" office:value="0.18539" calcext:value-type="float">
            <text:p>0.185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2567" calcext:value-type="float">
            <text:p>0.032567</text:p>
          </table:table-cell>
          <table:table-cell office:value-type="float" office:value="0.18063" calcext:value-type="float">
            <text:p>0.1806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1405" calcext:value-type="float">
            <text:p>0.031405</text:p>
          </table:table-cell>
          <table:table-cell office:value-type="float" office:value="0.19197" calcext:value-type="float">
            <text:p>0.191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4007" calcext:value-type="float">
            <text:p>0.54007</text:p>
          </table:table-cell>
          <table:table-cell office:value-type="float" office:value="0.17662" calcext:value-type="float">
            <text:p>0.176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7616" calcext:value-type="float">
            <text:p>0.037616</text:p>
          </table:table-cell>
          <table:table-cell office:value-type="float" office:value="0.16635" calcext:value-type="float">
            <text:p>0.166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2263" calcext:value-type="float">
            <text:p>0.032263</text:p>
          </table:table-cell>
          <table:table-cell office:value-type="float" office:value="0.19689" calcext:value-type="float">
            <text:p>0.196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6973" calcext:value-type="float">
            <text:p>0.026973</text:p>
          </table:table-cell>
          <table:table-cell office:value-type="float" office:value="0.17075" calcext:value-type="float">
            <text:p>0.170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8194" calcext:value-type="float">
            <text:p>2.8194</text:p>
          </table:table-cell>
          <table:table-cell office:value-type="float" office:value="0.19816" calcext:value-type="float">
            <text:p>0.198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1527" calcext:value-type="float">
            <text:p>0.041527</text:p>
          </table:table-cell>
          <table:table-cell office:value-type="float" office:value="0.20015" calcext:value-type="float">
            <text:p>0.200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3321" calcext:value-type="float">
            <text:p>0.033321</text:p>
          </table:table-cell>
          <table:table-cell office:value-type="float" office:value="0.19252" calcext:value-type="float">
            <text:p>0.192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9665" calcext:value-type="float">
            <text:p>0.029665</text:p>
          </table:table-cell>
          <table:table-cell office:value-type="float" office:value="0.1978" calcext:value-type="float">
            <text:p>0.19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743" calcext:value-type="float">
            <text:p>1.4743</text:p>
          </table:table-cell>
          <table:table-cell office:value-type="float" office:value="0.15153" calcext:value-type="float">
            <text:p>0.1515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1721" calcext:value-type="float">
            <text:p>0.041721</text:p>
          </table:table-cell>
          <table:table-cell office:value-type="float" office:value="0.21082" calcext:value-type="float">
            <text:p>0.210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2058" calcext:value-type="float">
            <text:p>0.032058</text:p>
          </table:table-cell>
          <table:table-cell office:value-type="float" office:value="0.18239" calcext:value-type="float">
            <text:p>0.182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17504" calcext:value-type="float">
            <text:p>0.175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1596" calcext:value-type="float">
            <text:p>0.11596</text:p>
          </table:table-cell>
          <table:table-cell office:value-type="float" office:value="0.18795" calcext:value-type="float">
            <text:p>0.187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0425" calcext:value-type="float">
            <text:p>0.040425</text:p>
          </table:table-cell>
          <table:table-cell office:value-type="float" office:value="0.19925" calcext:value-type="float">
            <text:p>0.19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3461" calcext:value-type="float">
            <text:p>0.033461</text:p>
          </table:table-cell>
          <table:table-cell office:value-type="float" office:value="0.18313" calcext:value-type="float">
            <text:p>0.183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9363" calcext:value-type="float">
            <text:p>0.029363</text:p>
          </table:table-cell>
          <table:table-cell office:value-type="float" office:value="0.19027" calcext:value-type="float">
            <text:p>0.190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2459" calcext:value-type="float">
            <text:p>0.22459</text:p>
          </table:table-cell>
          <table:table-cell office:value-type="float" office:value="0.18022" calcext:value-type="float">
            <text:p>0.180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9683" calcext:value-type="float">
            <text:p>0.049683</text:p>
          </table:table-cell>
          <table:table-cell office:value-type="float" office:value="0.18352" calcext:value-type="float">
            <text:p>0.183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0717" calcext:value-type="float">
            <text:p>0.040717</text:p>
          </table:table-cell>
          <table:table-cell office:value-type="float" office:value="0.17305" calcext:value-type="float">
            <text:p>0.173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9958" calcext:value-type="float">
            <text:p>0.029958</text:p>
          </table:table-cell>
          <table:table-cell office:value-type="float" office:value="0.19448" calcext:value-type="float">
            <text:p>0.194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0339" calcext:value-type="float">
            <text:p>0.60339</text:p>
          </table:table-cell>
          <table:table-cell office:value-type="float" office:value="0.15781" calcext:value-type="float">
            <text:p>0.1578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0111" calcext:value-type="float">
            <text:p>0.040111</text:p>
          </table:table-cell>
          <table:table-cell office:value-type="float" office:value="0.177" calcext:value-type="float">
            <text:p>0.1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127" calcext:value-type="float">
            <text:p>0.03127</text:p>
          </table:table-cell>
          <table:table-cell office:value-type="float" office:value="0.20527" calcext:value-type="float">
            <text:p>0.205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9054" calcext:value-type="float">
            <text:p>0.029054</text:p>
          </table:table-cell>
          <table:table-cell office:value-type="float" office:value="0.14792" calcext:value-type="float">
            <text:p>0.147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6474" calcext:value-type="float">
            <text:p>0.26474</text:p>
          </table:table-cell>
          <table:table-cell office:value-type="float" office:value="0.17983" calcext:value-type="float">
            <text:p>0.179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0252" calcext:value-type="float">
            <text:p>0.040252</text:p>
          </table:table-cell>
          <table:table-cell office:value-type="float" office:value="0.19348" calcext:value-type="float">
            <text:p>0.193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5206" calcext:value-type="float">
            <text:p>0.035206</text:p>
          </table:table-cell>
          <table:table-cell office:value-type="float" office:value="0.16895" calcext:value-type="float">
            <text:p>0.168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0439" calcext:value-type="float">
            <text:p>0.030439</text:p>
          </table:table-cell>
          <table:table-cell office:value-type="float" office:value="0.19423" calcext:value-type="float">
            <text:p>0.194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9714" calcext:value-type="float">
            <text:p>0.39714</text:p>
          </table:table-cell>
          <table:table-cell office:value-type="float" office:value="0.182" calcext:value-type="float">
            <text:p>0.1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989" calcext:value-type="float">
            <text:p>0.03989</text:p>
          </table:table-cell>
          <table:table-cell office:value-type="float" office:value="0.17312" calcext:value-type="float">
            <text:p>0.173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4817" calcext:value-type="float">
            <text:p>0.034817</text:p>
          </table:table-cell>
          <table:table-cell office:value-type="float" office:value="0.18552" calcext:value-type="float">
            <text:p>0.185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0865" calcext:value-type="float">
            <text:p>0.030865</text:p>
          </table:table-cell>
          <table:table-cell office:value-type="float" office:value="0.18139" calcext:value-type="float">
            <text:p>0.181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5383" calcext:value-type="float">
            <text:p>0.75383</text:p>
          </table:table-cell>
          <table:table-cell office:value-type="float" office:value="0.16898" calcext:value-type="float">
            <text:p>0.168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676" calcext:value-type="float">
            <text:p>0.03676</text:p>
          </table:table-cell>
          <table:table-cell office:value-type="float" office:value="0.1784" calcext:value-type="float">
            <text:p>0.17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3242" calcext:value-type="float">
            <text:p>0.033242</text:p>
          </table:table-cell>
          <table:table-cell office:value-type="float" office:value="0.19266" calcext:value-type="float">
            <text:p>0.192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896" calcext:value-type="float">
            <text:p>0.02896</text:p>
          </table:table-cell>
          <table:table-cell office:value-type="float" office:value="0.19456" calcext:value-type="float">
            <text:p>0.194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633" calcext:value-type="float">
            <text:p>0.1633</text:p>
          </table:table-cell>
          <table:table-cell office:value-type="float" office:value="0.18642" calcext:value-type="float">
            <text:p>0.186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5297" calcext:value-type="float">
            <text:p>0.035297</text:p>
          </table:table-cell>
          <table:table-cell office:value-type="float" office:value="0.16506" calcext:value-type="float">
            <text:p>0.165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4629" calcext:value-type="float">
            <text:p>0.034629</text:p>
          </table:table-cell>
          <table:table-cell office:value-type="float" office:value="0.15736" calcext:value-type="float">
            <text:p>0.157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9539" calcext:value-type="float">
            <text:p>0.029539</text:p>
          </table:table-cell>
          <table:table-cell office:value-type="float" office:value="0.1741" calcext:value-type="float">
            <text:p>0.17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2304" calcext:value-type="float">
            <text:p>0.12304</text:p>
          </table:table-cell>
          <table:table-cell office:value-type="float" office:value="0.18414" calcext:value-type="float">
            <text:p>0.1841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5391" calcext:value-type="float">
            <text:p>0.045391</text:p>
          </table:table-cell>
          <table:table-cell office:value-type="float" office:value="0.16322" calcext:value-type="float">
            <text:p>0.163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5347" calcext:value-type="float">
            <text:p>0.035347</text:p>
          </table:table-cell>
          <table:table-cell office:value-type="float" office:value="0.1909" calcext:value-type="float">
            <text:p>0.19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1194" calcext:value-type="float">
            <text:p>0.031194</text:p>
          </table:table-cell>
          <table:table-cell office:value-type="float" office:value="0.18928" calcext:value-type="float">
            <text:p>0.189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4204" calcext:value-type="float">
            <text:p>0.64204</text:p>
          </table:table-cell>
          <table:table-cell office:value-type="float" office:value="0.1792" calcext:value-type="float">
            <text:p>0.17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9754" calcext:value-type="float">
            <text:p>0.039754</text:p>
          </table:table-cell>
          <table:table-cell office:value-type="float" office:value="0.18475" calcext:value-type="float">
            <text:p>0.184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20023" calcext:value-type="float">
            <text:p>0.200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0818" calcext:value-type="float">
            <text:p>0.030818</text:p>
          </table:table-cell>
          <table:table-cell office:value-type="float" office:value="0.15688" calcext:value-type="float">
            <text:p>0.156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8284" calcext:value-type="float">
            <text:p>0.18284</text:p>
          </table:table-cell>
          <table:table-cell office:value-type="float" office:value="0.21747" calcext:value-type="float">
            <text:p>0.217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8381" calcext:value-type="float">
            <text:p>0.038381</text:p>
          </table:table-cell>
          <table:table-cell office:value-type="float" office:value="0.20558" calcext:value-type="float">
            <text:p>0.2055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3091" calcext:value-type="float">
            <text:p>0.033091</text:p>
          </table:table-cell>
          <table:table-cell office:value-type="float" office:value="0.2091" calcext:value-type="float">
            <text:p>0.209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1562" calcext:value-type="float">
            <text:p>0.031562</text:p>
          </table:table-cell>
          <table:table-cell office:value-type="float" office:value="0.15993" calcext:value-type="float">
            <text:p>0.159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6281" calcext:value-type="float">
            <text:p>0.16281</text:p>
          </table:table-cell>
          <table:table-cell office:value-type="float" office:value="0.17336" calcext:value-type="float">
            <text:p>0.173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51474" calcext:value-type="float">
            <text:p>0.051474</text:p>
          </table:table-cell>
          <table:table-cell office:value-type="float" office:value="0.19023" calcext:value-type="float">
            <text:p>0.190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2495" calcext:value-type="float">
            <text:p>0.032495</text:p>
          </table:table-cell>
          <table:table-cell office:value-type="float" office:value="0.18819" calcext:value-type="float">
            <text:p>0.188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2105" calcext:value-type="float">
            <text:p>0.032105</text:p>
          </table:table-cell>
          <table:table-cell office:value-type="float" office:value="0.17344" calcext:value-type="float">
            <text:p>0.173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0863" calcext:value-type="float">
            <text:p>0.10863</text:p>
          </table:table-cell>
          <table:table-cell office:value-type="float" office:value="0.18701" calcext:value-type="float">
            <text:p>0.187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1373" calcext:value-type="float">
            <text:p>0.041373</text:p>
          </table:table-cell>
          <table:table-cell office:value-type="float" office:value="0.18656" calcext:value-type="float">
            <text:p>0.186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123" calcext:value-type="float">
            <text:p>0.03123</text:p>
          </table:table-cell>
          <table:table-cell office:value-type="float" office:value="0.19052" calcext:value-type="float">
            <text:p>0.190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1741" calcext:value-type="float">
            <text:p>0.031741</text:p>
          </table:table-cell>
          <table:table-cell office:value-type="float" office:value="0.16135" calcext:value-type="float">
            <text:p>0.161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85617" calcext:value-type="float">
            <text:p>0.085617</text:p>
          </table:table-cell>
          <table:table-cell office:value-type="float" office:value="0.16836" calcext:value-type="float">
            <text:p>0.168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024" calcext:value-type="float">
            <text:p>0.04024</text:p>
          </table:table-cell>
          <table:table-cell office:value-type="float" office:value="0.16686" calcext:value-type="float">
            <text:p>0.166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005" calcext:value-type="float">
            <text:p>0.03005</text:p>
          </table:table-cell>
          <table:table-cell office:value-type="float" office:value="0.15343" calcext:value-type="float">
            <text:p>0.153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0819" calcext:value-type="float">
            <text:p>0.030819</text:p>
          </table:table-cell>
          <table:table-cell office:value-type="float" office:value="0.1876" calcext:value-type="float">
            <text:p>0.18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9911" calcext:value-type="float">
            <text:p>0.19911</text:p>
          </table:table-cell>
          <table:table-cell office:value-type="float" office:value="0.18008" calcext:value-type="float">
            <text:p>0.18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6009" calcext:value-type="float">
            <text:p>0.036009</text:p>
          </table:table-cell>
          <table:table-cell office:value-type="float" office:value="0.17879" calcext:value-type="float">
            <text:p>0.178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1191" calcext:value-type="float">
            <text:p>0.031191</text:p>
          </table:table-cell>
          <table:table-cell office:value-type="float" office:value="0.1771" calcext:value-type="float">
            <text:p>0.17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9743" calcext:value-type="float">
            <text:p>0.029743</text:p>
          </table:table-cell>
          <table:table-cell office:value-type="float" office:value="0.19201" calcext:value-type="float">
            <text:p>0.192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3617" calcext:value-type="float">
            <text:p>0.23617</text:p>
          </table:table-cell>
          <table:table-cell office:value-type="float" office:value="0.17012" calcext:value-type="float">
            <text:p>0.170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6509" calcext:value-type="float">
            <text:p>0.036509</text:p>
          </table:table-cell>
          <table:table-cell office:value-type="float" office:value="0.1661" calcext:value-type="float">
            <text:p>0.16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883" calcext:value-type="float">
            <text:p>0.03883</text:p>
          </table:table-cell>
          <table:table-cell office:value-type="float" office:value="0.15641" calcext:value-type="float">
            <text:p>0.156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0186" calcext:value-type="float">
            <text:p>0.030186</text:p>
          </table:table-cell>
          <table:table-cell office:value-type="float" office:value="0.15078" calcext:value-type="float">
            <text:p>0.150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0063" calcext:value-type="float">
            <text:p>0.070063</text:p>
          </table:table-cell>
          <table:table-cell office:value-type="float" office:value="0.19442" calcext:value-type="float">
            <text:p>0.194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4963" calcext:value-type="float">
            <text:p>0.034963</text:p>
          </table:table-cell>
          <table:table-cell office:value-type="float" office:value="0.16337" calcext:value-type="float">
            <text:p>0.163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2265" calcext:value-type="float">
            <text:p>0.032265</text:p>
          </table:table-cell>
          <table:table-cell office:value-type="float" office:value="0.2019" calcext:value-type="float">
            <text:p>0.20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7022" calcext:value-type="float">
            <text:p>0.027022</text:p>
          </table:table-cell>
          <table:table-cell office:value-type="float" office:value="0.17576" calcext:value-type="float">
            <text:p>0.175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62" calcext:value-type="float">
            <text:p>0.462</text:p>
          </table:table-cell>
          <table:table-cell office:value-type="float" office:value="0.18683" calcext:value-type="float">
            <text:p>0.186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54175" calcext:value-type="float">
            <text:p>0.054175</text:p>
          </table:table-cell>
          <table:table-cell office:value-type="float" office:value="0.1817" calcext:value-type="float">
            <text:p>0.18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5921" calcext:value-type="float">
            <text:p>0.035921</text:p>
          </table:table-cell>
          <table:table-cell office:value-type="float" office:value="0.19148" calcext:value-type="float">
            <text:p>0.191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014" calcext:value-type="float">
            <text:p>0.03014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7398" calcext:value-type="float">
            <text:p>0.27398</text:p>
          </table:table-cell>
          <table:table-cell office:value-type="float" office:value="0.18186" calcext:value-type="float">
            <text:p>0.181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5479" calcext:value-type="float">
            <text:p>0.045479</text:p>
          </table:table-cell>
          <table:table-cell office:value-type="float" office:value="0.19261" calcext:value-type="float">
            <text:p>0.192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2104" calcext:value-type="float">
            <text:p>0.032104</text:p>
          </table:table-cell>
          <table:table-cell office:value-type="float" office:value="0.18148" calcext:value-type="float">
            <text:p>0.181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0443" calcext:value-type="float">
            <text:p>0.030443</text:p>
          </table:table-cell>
          <table:table-cell office:value-type="float" office:value="0.16546" calcext:value-type="float">
            <text:p>0.1654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3492" calcext:value-type="float">
            <text:p>1.3492</text:p>
          </table:table-cell>
          <table:table-cell office:value-type="float" office:value="0.19929" calcext:value-type="float">
            <text:p>0.1992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6" calcext:value-type="float">
            <text:p>0.036</text:p>
          </table:table-cell>
          <table:table-cell office:value-type="float" office:value="0.20837" calcext:value-type="float">
            <text:p>0.208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2038" calcext:value-type="float">
            <text:p>0.032038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0783" calcext:value-type="float">
            <text:p>0.030783</text:p>
          </table:table-cell>
          <table:table-cell office:value-type="float" office:value="0.21156" calcext:value-type="float">
            <text:p>0.2115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81892" calcext:value-type="float">
            <text:p>0.081892</text:p>
          </table:table-cell>
          <table:table-cell office:value-type="float" office:value="0.19642" calcext:value-type="float">
            <text:p>0.196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40177" calcext:value-type="float">
            <text:p>0.040177</text:p>
          </table:table-cell>
          <table:table-cell office:value-type="float" office:value="0.18417" calcext:value-type="float">
            <text:p>0.184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1022" calcext:value-type="float">
            <text:p>0.031022</text:p>
          </table:table-cell>
          <table:table-cell office:value-type="float" office:value="0.19475" calcext:value-type="float">
            <text:p>0.1947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19459" calcext:value-type="float">
            <text:p>0.1945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0077" calcext:value-type="float">
            <text:p>0.10077</text:p>
          </table:table-cell>
          <table:table-cell office:value-type="float" office:value="0.20068" calcext:value-type="float">
            <text:p>0.2006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46713" calcext:value-type="float">
            <text:p>0.046713</text:p>
          </table:table-cell>
          <table:table-cell office:value-type="float" office:value="0.20208" calcext:value-type="float">
            <text:p>0.2020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4819" calcext:value-type="float">
            <text:p>0.034819</text:p>
          </table:table-cell>
          <table:table-cell office:value-type="float" office:value="0.18862" calcext:value-type="float">
            <text:p>0.1886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0324" calcext:value-type="float">
            <text:p>0.030324</text:p>
          </table:table-cell>
          <table:table-cell office:value-type="float" office:value="0.19981" calcext:value-type="float">
            <text:p>0.1998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3259" calcext:value-type="float">
            <text:p>0.13259</text:p>
          </table:table-cell>
          <table:table-cell office:value-type="float" office:value="0.20134" calcext:value-type="float">
            <text:p>0.2013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8616" calcext:value-type="float">
            <text:p>0.038616</text:p>
          </table:table-cell>
          <table:table-cell office:value-type="float" office:value="0.19338" calcext:value-type="float">
            <text:p>0.1933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3414" calcext:value-type="float">
            <text:p>0.033414</text:p>
          </table:table-cell>
          <table:table-cell office:value-type="float" office:value="0.19881" calcext:value-type="float">
            <text:p>0.1988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29676" calcext:value-type="float">
            <text:p>0.029676</text:p>
          </table:table-cell>
          <table:table-cell office:value-type="float" office:value="0.19479" calcext:value-type="float">
            <text:p>0.1947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80722" calcext:value-type="float">
            <text:p>0.80722</text:p>
          </table:table-cell>
          <table:table-cell office:value-type="float" office:value="0.1857" calcext:value-type="float">
            <text:p>0.185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9241" calcext:value-type="float">
            <text:p>0.039241</text:p>
          </table:table-cell>
          <table:table-cell office:value-type="float" office:value="0.19743" calcext:value-type="float">
            <text:p>0.1974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695" calcext:value-type="float">
            <text:p>0.03695</text:p>
          </table:table-cell>
          <table:table-cell office:value-type="float" office:value="0.17053" calcext:value-type="float">
            <text:p>0.1705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2626" calcext:value-type="float">
            <text:p>0.032626</text:p>
          </table:table-cell>
          <table:table-cell office:value-type="float" office:value="0.17598" calcext:value-type="float">
            <text:p>0.175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8432" calcext:value-type="float">
            <text:p>0.28432</text:p>
          </table:table-cell>
          <table:table-cell office:value-type="float" office:value="0.21569" calcext:value-type="float">
            <text:p>0.2156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4901" calcext:value-type="float">
            <text:p>0.034901</text:p>
          </table:table-cell>
          <table:table-cell office:value-type="float" office:value="0.17303" calcext:value-type="float">
            <text:p>0.1730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0114" calcext:value-type="float">
            <text:p>0.030114</text:p>
          </table:table-cell>
          <table:table-cell office:value-type="float" office:value="0.20031" calcext:value-type="float">
            <text:p>0.2003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1987" calcext:value-type="float">
            <text:p>0.031987</text:p>
          </table:table-cell>
          <table:table-cell office:value-type="float" office:value="0.1854" calcext:value-type="float">
            <text:p>0.185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839" calcext:value-type="float">
            <text:p>0.1839</text:p>
          </table:table-cell>
          <table:table-cell office:value-type="float" office:value="0.19669" calcext:value-type="float">
            <text:p>0.1966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9381" calcext:value-type="float">
            <text:p>0.039381</text:p>
          </table:table-cell>
          <table:table-cell office:value-type="float" office:value="0.23897" calcext:value-type="float">
            <text:p>0.2389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1678" calcext:value-type="float">
            <text:p>0.031678</text:p>
          </table:table-cell>
          <table:table-cell office:value-type="float" office:value="0.18276" calcext:value-type="float">
            <text:p>0.1827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0499" calcext:value-type="float">
            <text:p>0.030499</text:p>
          </table:table-cell>
          <table:table-cell office:value-type="float" office:value="0.19731" calcext:value-type="float">
            <text:p>0.1973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3793" calcext:value-type="float">
            <text:p>0.13793</text:p>
          </table:table-cell>
          <table:table-cell office:value-type="float" office:value="0.20849" calcext:value-type="float">
            <text:p>0.2084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43264" calcext:value-type="float">
            <text:p>0.043264</text:p>
          </table:table-cell>
          <table:table-cell office:value-type="float" office:value="0.20682" calcext:value-type="float">
            <text:p>0.2068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2904" calcext:value-type="float">
            <text:p>0.032904</text:p>
          </table:table-cell>
          <table:table-cell office:value-type="float" office:value="0.18342" calcext:value-type="float">
            <text:p>0.183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29624" calcext:value-type="float">
            <text:p>0.029624</text:p>
          </table:table-cell>
          <table:table-cell office:value-type="float" office:value="0.21455" calcext:value-type="float">
            <text:p>0.214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8451" calcext:value-type="float">
            <text:p>0.38451</text:p>
          </table:table-cell>
          <table:table-cell office:value-type="float" office:value="0.19091" calcext:value-type="float">
            <text:p>0.1909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41187" calcext:value-type="float">
            <text:p>0.041187</text:p>
          </table:table-cell>
          <table:table-cell office:value-type="float" office:value="0.19449" calcext:value-type="float">
            <text:p>0.1944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3116" calcext:value-type="float">
            <text:p>0.033116</text:p>
          </table:table-cell>
          <table:table-cell office:value-type="float" office:value="0.20129" calcext:value-type="float">
            <text:p>0.2012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29912" calcext:value-type="float">
            <text:p>0.029912</text:p>
          </table:table-cell>
          <table:table-cell office:value-type="float" office:value="0.19794" calcext:value-type="float">
            <text:p>0.1979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2484" calcext:value-type="float">
            <text:p>0.12484</text:p>
          </table:table-cell>
          <table:table-cell office:value-type="float" office:value="0.1894" calcext:value-type="float">
            <text:p>0.189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41129" calcext:value-type="float">
            <text:p>0.041129</text:p>
          </table:table-cell>
          <table:table-cell office:value-type="float" office:value="0.15719" calcext:value-type="float">
            <text:p>0.157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5396" calcext:value-type="float">
            <text:p>0.035396</text:p>
          </table:table-cell>
          <table:table-cell office:value-type="float" office:value="0.20285" calcext:value-type="float">
            <text:p>0.2028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1471" calcext:value-type="float">
            <text:p>0.031471</text:p>
          </table:table-cell>
          <table:table-cell office:value-type="float" office:value="0.16553" calcext:value-type="float">
            <text:p>0.1655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20197" calcext:value-type="float">
            <text:p>0.2019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9183" calcext:value-type="float">
            <text:p>0.039183</text:p>
          </table:table-cell>
          <table:table-cell office:value-type="float" office:value="0.17972" calcext:value-type="float">
            <text:p>0.1797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4462" calcext:value-type="float">
            <text:p>0.034462</text:p>
          </table:table-cell>
          <table:table-cell office:value-type="float" office:value="0.18995" calcext:value-type="float">
            <text:p>0.1899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1539" calcext:value-type="float">
            <text:p>0.031539</text:p>
          </table:table-cell>
          <table:table-cell office:value-type="float" office:value="0.18999" calcext:value-type="float">
            <text:p>0.1899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81533" calcext:value-type="float">
            <text:p>0.081533</text:p>
          </table:table-cell>
          <table:table-cell office:value-type="float" office:value="0.18358" calcext:value-type="float">
            <text:p>0.1835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40436" calcext:value-type="float">
            <text:p>0.040436</text:p>
          </table:table-cell>
          <table:table-cell office:value-type="float" office:value="0.19414" calcext:value-type="float">
            <text:p>0.1941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8936" calcext:value-type="float">
            <text:p>0.038936</text:p>
          </table:table-cell>
          <table:table-cell office:value-type="float" office:value="0.18674" calcext:value-type="float">
            <text:p>0.1867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2978" calcext:value-type="float">
            <text:p>0.032978</text:p>
          </table:table-cell>
          <table:table-cell office:value-type="float" office:value="0.18023" calcext:value-type="float">
            <text:p>0.1802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97402" calcext:value-type="float">
            <text:p>0.097402</text:p>
          </table:table-cell>
          <table:table-cell office:value-type="float" office:value="0.17209" calcext:value-type="float">
            <text:p>0.1720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46579" calcext:value-type="float">
            <text:p>0.046579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2604" calcext:value-type="float">
            <text:p>0.032604</text:p>
          </table:table-cell>
          <table:table-cell office:value-type="float" office:value="0.18029" calcext:value-type="float">
            <text:p>0.1802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0954" calcext:value-type="float">
            <text:p>0.030954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2818" calcext:value-type="float">
            <text:p>0.62818</text:p>
          </table:table-cell>
          <table:table-cell office:value-type="float" office:value="0.19639" calcext:value-type="float">
            <text:p>0.196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4399" calcext:value-type="float">
            <text:p>0.034399</text:p>
          </table:table-cell>
          <table:table-cell office:value-type="float" office:value="0.17729" calcext:value-type="float">
            <text:p>0.1772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2253" calcext:value-type="float">
            <text:p>0.032253</text:p>
          </table:table-cell>
          <table:table-cell office:value-type="float" office:value="0.17509" calcext:value-type="float">
            <text:p>0.1750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28868" calcext:value-type="float">
            <text:p>0.028868</text:p>
          </table:table-cell>
          <table:table-cell office:value-type="float" office:value="0.20055" calcext:value-type="float">
            <text:p>0.200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871" calcext:value-type="float">
            <text:p>0.2871</text:p>
          </table:table-cell>
          <table:table-cell office:value-type="float" office:value="0.17821" calcext:value-type="float">
            <text:p>0.178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40711" calcext:value-type="float">
            <text:p>0.040711</text:p>
          </table:table-cell>
          <table:table-cell office:value-type="float" office:value="0.19594" calcext:value-type="float">
            <text:p>0.1959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4532" calcext:value-type="float">
            <text:p>0.034532</text:p>
          </table:table-cell>
          <table:table-cell office:value-type="float" office:value="0.20742" calcext:value-type="float">
            <text:p>0.207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0713" calcext:value-type="float">
            <text:p>0.030713</text:p>
          </table:table-cell>
          <table:table-cell office:value-type="float" office:value="0.21076" calcext:value-type="float">
            <text:p>0.2107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4947" calcext:value-type="float">
            <text:p>0.24947</text:p>
          </table:table-cell>
          <table:table-cell office:value-type="float" office:value="0.1783" calcext:value-type="float">
            <text:p>0.178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7688" calcext:value-type="float">
            <text:p>0.037688</text:p>
          </table:table-cell>
          <table:table-cell office:value-type="float" office:value="0.18723" calcext:value-type="float">
            <text:p>0.1872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2897" calcext:value-type="float">
            <text:p>0.032897</text:p>
          </table:table-cell>
          <table:table-cell office:value-type="float" office:value="0.1816" calcext:value-type="float">
            <text:p>0.18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2498" calcext:value-type="float">
            <text:p>0.032498</text:p>
          </table:table-cell>
          <table:table-cell office:value-type="float" office:value="0.17007" calcext:value-type="float">
            <text:p>0.1700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3053" calcext:value-type="float">
            <text:p>0.13053</text:p>
          </table:table-cell>
          <table:table-cell office:value-type="float" office:value="0.22817" calcext:value-type="float">
            <text:p>0.228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4458" calcext:value-type="float">
            <text:p>0.04458</text:p>
          </table:table-cell>
          <table:table-cell office:value-type="float" office:value="0.18964" calcext:value-type="float">
            <text:p>0.1896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5439" calcext:value-type="float">
            <text:p>0.035439</text:p>
          </table:table-cell>
          <table:table-cell office:value-type="float" office:value="0.20285" calcext:value-type="float">
            <text:p>0.2028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0911" calcext:value-type="float">
            <text:p>0.030911</text:p>
          </table:table-cell>
          <table:table-cell office:value-type="float" office:value="0.20817" calcext:value-type="float">
            <text:p>0.208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8973" calcext:value-type="float">
            <text:p>0.18973</text:p>
          </table:table-cell>
          <table:table-cell office:value-type="float" office:value="0.18456" calcext:value-type="float">
            <text:p>0.1845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40729" calcext:value-type="float">
            <text:p>0.040729</text:p>
          </table:table-cell>
          <table:table-cell office:value-type="float" office:value="0.19985" calcext:value-type="float">
            <text:p>0.1998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1446" calcext:value-type="float">
            <text:p>0.031446</text:p>
          </table:table-cell>
          <table:table-cell office:value-type="float" office:value="0.20374" calcext:value-type="float">
            <text:p>0.2037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2024" calcext:value-type="float">
            <text:p>0.032024</text:p>
          </table:table-cell>
          <table:table-cell office:value-type="float" office:value="0.20293" calcext:value-type="float">
            <text:p>0.202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9711" calcext:value-type="float">
            <text:p>0.09711</text:p>
          </table:table-cell>
          <table:table-cell office:value-type="float" office:value="0.19229" calcext:value-type="float">
            <text:p>0.1922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4028" calcext:value-type="float">
            <text:p>0.04028</text:p>
          </table:table-cell>
          <table:table-cell office:value-type="float" office:value="0.19445" calcext:value-type="float">
            <text:p>0.194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2035" calcext:value-type="float">
            <text:p>0.032035</text:p>
          </table:table-cell>
          <table:table-cell office:value-type="float" office:value="0.22231" calcext:value-type="float">
            <text:p>0.2223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28689" calcext:value-type="float">
            <text:p>0.028689</text:p>
          </table:table-cell>
          <table:table-cell office:value-type="float" office:value="0.21474" calcext:value-type="float">
            <text:p>0.2147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3057" calcext:value-type="float">
            <text:p>1.3057</text:p>
          </table:table-cell>
          <table:table-cell office:value-type="float" office:value="0.20794" calcext:value-type="float">
            <text:p>0.2079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9419" calcext:value-type="float">
            <text:p>0.039419</text:p>
          </table:table-cell>
          <table:table-cell office:value-type="float" office:value="0.18611" calcext:value-type="float">
            <text:p>0.1861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3884" calcext:value-type="float">
            <text:p>0.033884</text:p>
          </table:table-cell>
          <table:table-cell office:value-type="float" office:value="0.20592" calcext:value-type="float">
            <text:p>0.2059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0682" calcext:value-type="float">
            <text:p>0.030682</text:p>
          </table:table-cell>
          <table:table-cell office:value-type="float" office:value="0.18708" calcext:value-type="float">
            <text:p>0.187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3851" calcext:value-type="float">
            <text:p>0.13851</text:p>
          </table:table-cell>
          <table:table-cell office:value-type="float" office:value="0.18143" calcext:value-type="float">
            <text:p>0.1814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41751" calcext:value-type="float">
            <text:p>0.041751</text:p>
          </table:table-cell>
          <table:table-cell office:value-type="float" office:value="0.1888" calcext:value-type="float">
            <text:p>0.188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4377" calcext:value-type="float">
            <text:p>0.034377</text:p>
          </table:table-cell>
          <table:table-cell office:value-type="float" office:value="0.18589" calcext:value-type="float">
            <text:p>0.1858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1798" calcext:value-type="float">
            <text:p>0.031798</text:p>
          </table:table-cell>
          <table:table-cell office:value-type="float" office:value="0.17816" calcext:value-type="float">
            <text:p>0.1781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0728" calcext:value-type="float">
            <text:p>1.0728</text:p>
          </table:table-cell>
          <table:table-cell office:value-type="float" office:value="0.19562" calcext:value-type="float">
            <text:p>0.1956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44474" calcext:value-type="float">
            <text:p>0.044474</text:p>
          </table:table-cell>
          <table:table-cell office:value-type="float" office:value="0.2189" calcext:value-type="float">
            <text:p>0.218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4416" calcext:value-type="float">
            <text:p>0.034416</text:p>
          </table:table-cell>
          <table:table-cell office:value-type="float" office:value="0.20647" calcext:value-type="float">
            <text:p>0.2064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2646" calcext:value-type="float">
            <text:p>0.032646</text:p>
          </table:table-cell>
          <table:table-cell office:value-type="float" office:value="0.17717" calcext:value-type="float">
            <text:p>0.177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96738" calcext:value-type="float">
            <text:p>0.096738</text:p>
          </table:table-cell>
          <table:table-cell office:value-type="float" office:value="0.21818" calcext:value-type="float">
            <text:p>0.218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6283" calcext:value-type="float">
            <text:p>0.036283</text:p>
          </table:table-cell>
          <table:table-cell office:value-type="float" office:value="0.184" calcext:value-type="float">
            <text:p>0.18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0497" calcext:value-type="float">
            <text:p>0.030497</text:p>
          </table:table-cell>
          <table:table-cell office:value-type="float" office:value="0.20549" calcext:value-type="float">
            <text:p>0.2054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29735" calcext:value-type="float">
            <text:p>0.029735</text:p>
          </table:table-cell>
          <table:table-cell office:value-type="float" office:value="0.17787" calcext:value-type="float">
            <text:p>0.1778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6821" calcext:value-type="float">
            <text:p>0.16821</text:p>
          </table:table-cell>
          <table:table-cell office:value-type="float" office:value="0.1963" calcext:value-type="float">
            <text:p>0.196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9406" calcext:value-type="float">
            <text:p>0.039406</text:p>
          </table:table-cell>
          <table:table-cell office:value-type="float" office:value="0.18046" calcext:value-type="float">
            <text:p>0.1804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0.20487" calcext:value-type="float">
            <text:p>0.2048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1398" calcext:value-type="float">
            <text:p>0.031398</text:p>
          </table:table-cell>
          <table:table-cell office:value-type="float" office:value="0.2095" calcext:value-type="float">
            <text:p>0.209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7692" calcext:value-type="float">
            <text:p>0.17692</text:p>
          </table:table-cell>
          <table:table-cell office:value-type="float" office:value="0.1703" calcext:value-type="float">
            <text:p>0.170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51694" calcext:value-type="float">
            <text:p>0.051694</text:p>
          </table:table-cell>
          <table:table-cell office:value-type="float" office:value="0.19412" calcext:value-type="float">
            <text:p>0.1941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4898" calcext:value-type="float">
            <text:p>0.034898</text:p>
          </table:table-cell>
          <table:table-cell office:value-type="float" office:value="0.16861" calcext:value-type="float">
            <text:p>0.1686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1856" calcext:value-type="float">
            <text:p>0.031856</text:p>
          </table:table-cell>
          <table:table-cell office:value-type="float" office:value="0.20309" calcext:value-type="float">
            <text:p>0.203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6032" calcext:value-type="float">
            <text:p>6.6032</text:p>
          </table:table-cell>
          <table:table-cell office:value-type="float" office:value="0.18373" calcext:value-type="float">
            <text:p>0.1837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6709" calcext:value-type="float">
            <text:p>0.036709</text:p>
          </table:table-cell>
          <table:table-cell office:value-type="float" office:value="0.2038" calcext:value-type="float">
            <text:p>0.203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2827" calcext:value-type="float">
            <text:p>0.032827</text:p>
          </table:table-cell>
          <table:table-cell office:value-type="float" office:value="0.21216" calcext:value-type="float">
            <text:p>0.212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2958" calcext:value-type="float">
            <text:p>0.02958</text:p>
          </table:table-cell>
          <table:table-cell office:value-type="float" office:value="0.20939" calcext:value-type="float">
            <text:p>0.2093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4993" calcext:value-type="float">
            <text:p>0.24993</text:p>
          </table:table-cell>
          <table:table-cell office:value-type="float" office:value="0.20966" calcext:value-type="float">
            <text:p>0.2096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40407" calcext:value-type="float">
            <text:p>0.040407</text:p>
          </table:table-cell>
          <table:table-cell office:value-type="float" office:value="0.1849" calcext:value-type="float">
            <text:p>0.184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5617" calcext:value-type="float">
            <text:p>0.035617</text:p>
          </table:table-cell>
          <table:table-cell office:value-type="float" office:value="0.18692" calcext:value-type="float">
            <text:p>0.1869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0546" calcext:value-type="float">
            <text:p>0.030546</text:p>
          </table:table-cell>
          <table:table-cell office:value-type="float" office:value="0.18328" calcext:value-type="float">
            <text:p>0.1832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5397" calcext:value-type="float">
            <text:p>0.25397</text:p>
          </table:table-cell>
          <table:table-cell office:value-type="float" office:value="0.17462" calcext:value-type="float">
            <text:p>0.1746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9709" calcext:value-type="float">
            <text:p>0.039709</text:p>
          </table:table-cell>
          <table:table-cell office:value-type="float" office:value="0.20688" calcext:value-type="float">
            <text:p>0.2068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3765" calcext:value-type="float">
            <text:p>0.033765</text:p>
          </table:table-cell>
          <table:table-cell office:value-type="float" office:value="0.20622" calcext:value-type="float">
            <text:p>0.206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28486" calcext:value-type="float">
            <text:p>0.028486</text:p>
          </table:table-cell>
          <table:table-cell office:value-type="float" office:value="0.1811" calcext:value-type="float">
            <text:p>0.18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8705" calcext:value-type="float">
            <text:p>0.28705</text:p>
          </table:table-cell>
          <table:table-cell office:value-type="float" office:value="0.19404" calcext:value-type="float">
            <text:p>0.1940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9554" calcext:value-type="float">
            <text:p>0.039554</text:p>
          </table:table-cell>
          <table:table-cell office:value-type="float" office:value="0.21701" calcext:value-type="float">
            <text:p>0.2170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1436" calcext:value-type="float">
            <text:p>0.031436</text:p>
          </table:table-cell>
          <table:table-cell office:value-type="float" office:value="0.18696" calcext:value-type="float">
            <text:p>0.1869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1438" calcext:value-type="float">
            <text:p>0.031438</text:p>
          </table:table-cell>
          <table:table-cell office:value-type="float" office:value="0.21684" calcext:value-type="float">
            <text:p>0.2168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20658" calcext:value-type="float">
            <text:p>0.2065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17561" calcext:value-type="float">
            <text:p>0.1756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2337" calcext:value-type="float">
            <text:p>0.032337</text:p>
          </table:table-cell>
          <table:table-cell office:value-type="float" office:value="0.17924" calcext:value-type="float">
            <text:p>0.179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0117" calcext:value-type="float">
            <text:p>0.030117</text:p>
          </table:table-cell>
          <table:table-cell office:value-type="float" office:value="0.20336" calcext:value-type="float">
            <text:p>0.2033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2447" calcext:value-type="float">
            <text:p>0.12447</text:p>
          </table:table-cell>
          <table:table-cell office:value-type="float" office:value="0.19544" calcext:value-type="float">
            <text:p>0.195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44392" calcext:value-type="float">
            <text:p>0.044392</text:p>
          </table:table-cell>
          <table:table-cell office:value-type="float" office:value="0.19369" calcext:value-type="float">
            <text:p>0.1936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5303" calcext:value-type="float">
            <text:p>0.035303</text:p>
          </table:table-cell>
          <table:table-cell office:value-type="float" office:value="0.19475" calcext:value-type="float">
            <text:p>0.1947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1672" calcext:value-type="float">
            <text:p>0.031672</text:p>
          </table:table-cell>
          <table:table-cell office:value-type="float" office:value="0.21509" calcext:value-type="float">
            <text:p>0.215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0369" calcext:value-type="float">
            <text:p>0.20369</text:p>
          </table:table-cell>
          <table:table-cell office:value-type="float" office:value="0.17138" calcext:value-type="float">
            <text:p>0.1713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2627" calcext:value-type="float">
            <text:p>0.032627</text:p>
          </table:table-cell>
          <table:table-cell office:value-type="float" office:value="0.20914" calcext:value-type="float">
            <text:p>0.2091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1936" calcext:value-type="float">
            <text:p>0.031936</text:p>
          </table:table-cell>
          <table:table-cell office:value-type="float" office:value="0.17503" calcext:value-type="float">
            <text:p>0.1750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1312" calcext:value-type="float">
            <text:p>0.031312</text:p>
          </table:table-cell>
          <table:table-cell office:value-type="float" office:value="0.18416" calcext:value-type="float">
            <text:p>0.1841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59257" calcext:value-type="float">
            <text:p>0.059257</text:p>
          </table:table-cell>
          <table:table-cell office:value-type="float" office:value="0.20095" calcext:value-type="float">
            <text:p>0.2009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43691" calcext:value-type="float">
            <text:p>0.043691</text:p>
          </table:table-cell>
          <table:table-cell office:value-type="float" office:value="0.20546" calcext:value-type="float">
            <text:p>0.2054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5867" calcext:value-type="float">
            <text:p>0.035867</text:p>
          </table:table-cell>
          <table:table-cell office:value-type="float" office:value="0.21715" calcext:value-type="float">
            <text:p>0.2171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1868" calcext:value-type="float">
            <text:p>0.031868</text:p>
          </table:table-cell>
          <table:table-cell office:value-type="float" office:value="0.18455" calcext:value-type="float">
            <text:p>0.184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0118" calcext:value-type="float">
            <text:p>4.0118</text:p>
          </table:table-cell>
          <table:table-cell office:value-type="float" office:value="0.193" calcext:value-type="float">
            <text:p>0.19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40224" calcext:value-type="float">
            <text:p>0.040224</text:p>
          </table:table-cell>
          <table:table-cell office:value-type="float" office:value="0.19206" calcext:value-type="float">
            <text:p>0.1920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4755" calcext:value-type="float">
            <text:p>0.034755</text:p>
          </table:table-cell>
          <table:table-cell office:value-type="float" office:value="0.17181" calcext:value-type="float">
            <text:p>0.1718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27154" calcext:value-type="float">
            <text:p>0.027154</text:p>
          </table:table-cell>
          <table:table-cell office:value-type="float" office:value="0.17422" calcext:value-type="float">
            <text:p>0.1742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2668" calcext:value-type="float">
            <text:p>0.12668</text:p>
          </table:table-cell>
          <table:table-cell office:value-type="float" office:value="0.20548" calcext:value-type="float">
            <text:p>0.2054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9921" calcext:value-type="float">
            <text:p>0.039921</text:p>
          </table:table-cell>
          <table:table-cell office:value-type="float" office:value="0.20745" calcext:value-type="float">
            <text:p>0.207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1822" calcext:value-type="float">
            <text:p>0.031822</text:p>
          </table:table-cell>
          <table:table-cell office:value-type="float" office:value="0.19104" calcext:value-type="float">
            <text:p>0.1910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1202" calcext:value-type="float">
            <text:p>0.031202</text:p>
          </table:table-cell>
          <table:table-cell office:value-type="float" office:value="0.19304" calcext:value-type="float">
            <text:p>0.193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5892" calcext:value-type="float">
            <text:p>0.15892</text:p>
          </table:table-cell>
          <table:table-cell office:value-type="float" office:value="0.20114" calcext:value-type="float">
            <text:p>0.2011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8205" calcext:value-type="float">
            <text:p>0.038205</text:p>
          </table:table-cell>
          <table:table-cell office:value-type="float" office:value="0.20515" calcext:value-type="float">
            <text:p>0.2051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6977" calcext:value-type="float">
            <text:p>0.036977</text:p>
          </table:table-cell>
          <table:table-cell office:value-type="float" office:value="0.20381" calcext:value-type="float">
            <text:p>0.2038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19015" calcext:value-type="float">
            <text:p>0.190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3726" calcext:value-type="float">
            <text:p>0.33726</text:p>
          </table:table-cell>
          <table:table-cell office:value-type="float" office:value="0.19646" calcext:value-type="float">
            <text:p>0.1964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40356" calcext:value-type="float">
            <text:p>0.040356</text:p>
          </table:table-cell>
          <table:table-cell office:value-type="float" office:value="0.19482" calcext:value-type="float">
            <text:p>0.1948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2375" calcext:value-type="float">
            <text:p>0.032375</text:p>
          </table:table-cell>
          <table:table-cell office:value-type="float" office:value="0.19609" calcext:value-type="float">
            <text:p>0.1960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19361" calcext:value-type="float">
            <text:p>0.1936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1209" calcext:value-type="float">
            <text:p>1.1209</text:p>
          </table:table-cell>
          <table:table-cell office:value-type="float" office:value="0.21479" calcext:value-type="float">
            <text:p>0.2147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49885" calcext:value-type="float">
            <text:p>0.049885</text:p>
          </table:table-cell>
          <table:table-cell office:value-type="float" office:value="0.17246" calcext:value-type="float">
            <text:p>0.1724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512" calcext:value-type="float">
            <text:p>0.03512</text:p>
          </table:table-cell>
          <table:table-cell office:value-type="float" office:value="0.19138" calcext:value-type="float">
            <text:p>0.1913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2523" calcext:value-type="float">
            <text:p>0.032523</text:p>
          </table:table-cell>
          <table:table-cell office:value-type="float" office:value="0.20156" calcext:value-type="float">
            <text:p>0.2015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2951" calcext:value-type="float">
            <text:p>0.32951</text:p>
          </table:table-cell>
          <table:table-cell office:value-type="float" office:value="0.19236" calcext:value-type="float">
            <text:p>0.1923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5301" calcext:value-type="float">
            <text:p>0.035301</text:p>
          </table:table-cell>
          <table:table-cell office:value-type="float" office:value="0.20062" calcext:value-type="float">
            <text:p>0.2006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1245" calcext:value-type="float">
            <text:p>0.031245</text:p>
          </table:table-cell>
          <table:table-cell office:value-type="float" office:value="0.21232" calcext:value-type="float">
            <text:p>0.212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0611" calcext:value-type="float">
            <text:p>0.030611</text:p>
          </table:table-cell>
          <table:table-cell office:value-type="float" office:value="0.18116" calcext:value-type="float">
            <text:p>0.1811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0901" calcext:value-type="float">
            <text:p>0.90901</text:p>
          </table:table-cell>
          <table:table-cell office:value-type="float" office:value="0.17737" calcext:value-type="float">
            <text:p>0.177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7377" calcext:value-type="float">
            <text:p>0.037377</text:p>
          </table:table-cell>
          <table:table-cell office:value-type="float" office:value="0.18039" calcext:value-type="float">
            <text:p>0.180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20308" calcext:value-type="float">
            <text:p>0.2030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0977" calcext:value-type="float">
            <text:p>0.030977</text:p>
          </table:table-cell>
          <table:table-cell office:value-type="float" office:value="0.22958" calcext:value-type="float">
            <text:p>0.2295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72466" calcext:value-type="float">
            <text:p>0.072466</text:p>
          </table:table-cell>
          <table:table-cell office:value-type="float" office:value="0.20645" calcext:value-type="float">
            <text:p>0.206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41178" calcext:value-type="float">
            <text:p>0.041178</text:p>
          </table:table-cell>
          <table:table-cell office:value-type="float" office:value="0.16915" calcext:value-type="float">
            <text:p>0.1691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3982" calcext:value-type="float">
            <text:p>0.033982</text:p>
          </table:table-cell>
          <table:table-cell office:value-type="float" office:value="0.20485" calcext:value-type="float">
            <text:p>0.2048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1532" calcext:value-type="float">
            <text:p>0.031532</text:p>
          </table:table-cell>
          <table:table-cell office:value-type="float" office:value="0.17108" calcext:value-type="float">
            <text:p>0.171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4712" calcext:value-type="float">
            <text:p>0.4712</text:p>
          </table:table-cell>
          <table:table-cell office:value-type="float" office:value="0.18212" calcext:value-type="float">
            <text:p>0.1821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8731" calcext:value-type="float">
            <text:p>0.038731</text:p>
          </table:table-cell>
          <table:table-cell office:value-type="float" office:value="0.21626" calcext:value-type="float">
            <text:p>0.2162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4587" calcext:value-type="float">
            <text:p>0.034587</text:p>
          </table:table-cell>
          <table:table-cell office:value-type="float" office:value="0.17799" calcext:value-type="float">
            <text:p>0.1779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0836" calcext:value-type="float">
            <text:p>0.030836</text:p>
          </table:table-cell>
          <table:table-cell office:value-type="float" office:value="0.18317" calcext:value-type="float">
            <text:p>0.183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0772" calcext:value-type="float">
            <text:p>0.10772</text:p>
          </table:table-cell>
          <table:table-cell office:value-type="float" office:value="0.1735" calcext:value-type="float">
            <text:p>0.173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1673" calcext:value-type="float">
            <text:p>0.031673</text:p>
          </table:table-cell>
          <table:table-cell office:value-type="float" office:value="0.19195" calcext:value-type="float">
            <text:p>0.1919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8008" calcext:value-type="float">
            <text:p>0.038008</text:p>
          </table:table-cell>
          <table:table-cell office:value-type="float" office:value="0.19038" calcext:value-type="float">
            <text:p>0.1903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5128" calcext:value-type="float">
            <text:p>0.035128</text:p>
          </table:table-cell>
          <table:table-cell office:value-type="float" office:value="0.16846" calcext:value-type="float">
            <text:p>0.1684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9224" calcext:value-type="float">
            <text:p>0.39224</text:p>
          </table:table-cell>
          <table:table-cell office:value-type="float" office:value="0.18242" calcext:value-type="float">
            <text:p>0.182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6729" calcext:value-type="float">
            <text:p>0.036729</text:p>
          </table:table-cell>
          <table:table-cell office:value-type="float" office:value="0.21169" calcext:value-type="float">
            <text:p>0.2116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499" calcext:value-type="float">
            <text:p>0.03499</text:p>
          </table:table-cell>
          <table:table-cell office:value-type="float" office:value="0.20025" calcext:value-type="float">
            <text:p>0.2002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0881" calcext:value-type="float">
            <text:p>0.030881</text:p>
          </table:table-cell>
          <table:table-cell office:value-type="float" office:value="0.17367" calcext:value-type="float">
            <text:p>0.1736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7029" calcext:value-type="float">
            <text:p>0.17029</text:p>
          </table:table-cell>
          <table:table-cell office:value-type="float" office:value="0.1898" calcext:value-type="float">
            <text:p>0.189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41578" calcext:value-type="float">
            <text:p>0.041578</text:p>
          </table:table-cell>
          <table:table-cell office:value-type="float" office:value="0.2068" calcext:value-type="float">
            <text:p>0.206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3884" calcext:value-type="float">
            <text:p>0.033884</text:p>
          </table:table-cell>
          <table:table-cell office:value-type="float" office:value="0.20944" calcext:value-type="float">
            <text:p>0.209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29125" calcext:value-type="float">
            <text:p>0.029125</text:p>
          </table:table-cell>
          <table:table-cell office:value-type="float" office:value="0.18523" calcext:value-type="float">
            <text:p>0.1852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0997" calcext:value-type="float">
            <text:p>0.20997</text:p>
          </table:table-cell>
          <table:table-cell office:value-type="float" office:value="0.18597" calcext:value-type="float">
            <text:p>0.1859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48272" calcext:value-type="float">
            <text:p>0.048272</text:p>
          </table:table-cell>
          <table:table-cell office:value-type="float" office:value="0.19644" calcext:value-type="float">
            <text:p>0.196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3404" calcext:value-type="float">
            <text:p>0.033404</text:p>
          </table:table-cell>
          <table:table-cell office:value-type="float" office:value="0.18763" calcext:value-type="float">
            <text:p>0.1876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29604" calcext:value-type="float">
            <text:p>0.029604</text:p>
          </table:table-cell>
          <table:table-cell office:value-type="float" office:value="0.19018" calcext:value-type="float">
            <text:p>0.190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7694" calcext:value-type="float">
            <text:p>0.27694</text:p>
          </table:table-cell>
          <table:table-cell office:value-type="float" office:value="0.17931" calcext:value-type="float">
            <text:p>0.1793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41864" calcext:value-type="float">
            <text:p>0.041864</text:p>
          </table:table-cell>
          <table:table-cell office:value-type="float" office:value="0.20531" calcext:value-type="float">
            <text:p>0.2053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8872" calcext:value-type="float">
            <text:p>0.038872</text:p>
          </table:table-cell>
          <table:table-cell office:value-type="float" office:value="0.19774" calcext:value-type="float">
            <text:p>0.1977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027" calcext:value-type="float">
            <text:p>0.03027</text:p>
          </table:table-cell>
          <table:table-cell office:value-type="float" office:value="0.18808" calcext:value-type="float">
            <text:p>0.188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901" calcext:value-type="float">
            <text:p>1.901</text:p>
          </table:table-cell>
          <table:table-cell office:value-type="float" office:value="0.19624" calcext:value-type="float">
            <text:p>0.196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4701" calcext:value-type="float">
            <text:p>0.034701</text:p>
          </table:table-cell>
          <table:table-cell office:value-type="float" office:value="0.1852" calcext:value-type="float">
            <text:p>0.185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6838" calcext:value-type="float">
            <text:p>0.036838</text:p>
          </table:table-cell>
          <table:table-cell office:value-type="float" office:value="0.20788" calcext:value-type="float">
            <text:p>0.2078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29049" calcext:value-type="float">
            <text:p>0.029049</text:p>
          </table:table-cell>
          <table:table-cell office:value-type="float" office:value="0.2007" calcext:value-type="float">
            <text:p>0.200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2673" calcext:value-type="float">
            <text:p>0.12673</text:p>
          </table:table-cell>
          <table:table-cell office:value-type="float" office:value="0.21073" calcext:value-type="float">
            <text:p>0.2107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4262" calcext:value-type="float">
            <text:p>0.04262</text:p>
          </table:table-cell>
          <table:table-cell office:value-type="float" office:value="0.17576" calcext:value-type="float">
            <text:p>0.1757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6345" calcext:value-type="float">
            <text:p>0.036345</text:p>
          </table:table-cell>
          <table:table-cell office:value-type="float" office:value="0.17553" calcext:value-type="float">
            <text:p>0.1755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29966" calcext:value-type="float">
            <text:p>0.029966</text:p>
          </table:table-cell>
          <table:table-cell office:value-type="float" office:value="0.19708" calcext:value-type="float">
            <text:p>0.197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71" calcext:value-type="float">
            <text:p>0.271</text:p>
          </table:table-cell>
          <table:table-cell office:value-type="float" office:value="0.2072" calcext:value-type="float">
            <text:p>0.207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40309" calcext:value-type="float">
            <text:p>0.040309</text:p>
          </table:table-cell>
          <table:table-cell office:value-type="float" office:value="0.17741" calcext:value-type="float">
            <text:p>0.177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2038" calcext:value-type="float">
            <text:p>0.032038</text:p>
          </table:table-cell>
          <table:table-cell office:value-type="float" office:value="0.17479" calcext:value-type="float">
            <text:p>0.1747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273" calcext:value-type="float">
            <text:p>0.03273</text:p>
          </table:table-cell>
          <table:table-cell office:value-type="float" office:value="0.20104" calcext:value-type="float">
            <text:p>0.201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72214" calcext:value-type="float">
            <text:p>0.72214</text:p>
          </table:table-cell>
          <table:table-cell office:value-type="float" office:value="0.21211" calcext:value-type="float">
            <text:p>0.2121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8914" calcext:value-type="float">
            <text:p>0.038914</text:p>
          </table:table-cell>
          <table:table-cell office:value-type="float" office:value="0.20439" calcext:value-type="float">
            <text:p>0.2043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3204" calcext:value-type="float">
            <text:p>0.033204</text:p>
          </table:table-cell>
          <table:table-cell office:value-type="float" office:value="0.20529" calcext:value-type="float">
            <text:p>0.2052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28095" calcext:value-type="float">
            <text:p>0.028095</text:p>
          </table:table-cell>
          <table:table-cell office:value-type="float" office:value="0.18485" calcext:value-type="float">
            <text:p>0.1848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47667" calcext:value-type="float">
            <text:p>0.47667</text:p>
          </table:table-cell>
          <table:table-cell office:value-type="float" office:value="0.20715" calcext:value-type="float">
            <text:p>0.2071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8605" calcext:value-type="float">
            <text:p>0.038605</text:p>
          </table:table-cell>
          <table:table-cell office:value-type="float" office:value="0.2077" calcext:value-type="float">
            <text:p>0.207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0822" calcext:value-type="float">
            <text:p>0.030822</text:p>
          </table:table-cell>
          <table:table-cell office:value-type="float" office:value="0.21141" calcext:value-type="float">
            <text:p>0.2114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29195" calcext:value-type="float">
            <text:p>0.029195</text:p>
          </table:table-cell>
          <table:table-cell office:value-type="float" office:value="0.19272" calcext:value-type="float">
            <text:p>0.1927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98055" calcext:value-type="float">
            <text:p>0.098055</text:p>
          </table:table-cell>
          <table:table-cell office:value-type="float" office:value="0.21387" calcext:value-type="float">
            <text:p>0.2138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41984" calcext:value-type="float">
            <text:p>0.041984</text:p>
          </table:table-cell>
          <table:table-cell office:value-type="float" office:value="0.17079" calcext:value-type="float">
            <text:p>0.1707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449" calcext:value-type="float">
            <text:p>0.03449</text:p>
          </table:table-cell>
          <table:table-cell office:value-type="float" office:value="0.20379" calcext:value-type="float">
            <text:p>0.2037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0113" calcext:value-type="float">
            <text:p>0.030113</text:p>
          </table:table-cell>
          <table:table-cell office:value-type="float" office:value="0.2085" calcext:value-type="float">
            <text:p>0.208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6902" calcext:value-type="float">
            <text:p>0.26902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51933" calcext:value-type="float">
            <text:p>0.051933</text:p>
          </table:table-cell>
          <table:table-cell office:value-type="float" office:value="0.16982" calcext:value-type="float">
            <text:p>0.1698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2929" calcext:value-type="float">
            <text:p>0.032929</text:p>
          </table:table-cell>
          <table:table-cell office:value-type="float" office:value="0.23638" calcext:value-type="float">
            <text:p>0.2363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1919" calcext:value-type="float">
            <text:p>0.031919</text:p>
          </table:table-cell>
          <table:table-cell office:value-type="float" office:value="0.23639" calcext:value-type="float">
            <text:p>0.2363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42782" calcext:value-type="float">
            <text:p>0.42782</text:p>
          </table:table-cell>
          <table:table-cell office:value-type="float" office:value="0.18382" calcext:value-type="float">
            <text:p>0.1838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44075" calcext:value-type="float">
            <text:p>0.044075</text:p>
          </table:table-cell>
          <table:table-cell office:value-type="float" office:value="0.21663" calcext:value-type="float">
            <text:p>0.2166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3407" calcext:value-type="float">
            <text:p>0.033407</text:p>
          </table:table-cell>
          <table:table-cell office:value-type="float" office:value="0.17724" calcext:value-type="float">
            <text:p>0.1772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29194" calcext:value-type="float">
            <text:p>0.029194</text:p>
          </table:table-cell>
          <table:table-cell office:value-type="float" office:value="0.18046" calcext:value-type="float">
            <text:p>0.1804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2434" calcext:value-type="float">
            <text:p>0.32434</text:p>
          </table:table-cell>
          <table:table-cell office:value-type="float" office:value="0.19658" calcext:value-type="float">
            <text:p>0.1965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4893" calcext:value-type="float">
            <text:p>0.034893</text:p>
          </table:table-cell>
          <table:table-cell office:value-type="float" office:value="0.20975" calcext:value-type="float">
            <text:p>0.2097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4723" calcext:value-type="float">
            <text:p>0.034723</text:p>
          </table:table-cell>
          <table:table-cell office:value-type="float" office:value="0.19234" calcext:value-type="float">
            <text:p>0.1923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29989" calcext:value-type="float">
            <text:p>0.029989</text:p>
          </table:table-cell>
          <table:table-cell office:value-type="float" office:value="0.19189" calcext:value-type="float">
            <text:p>0.1918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5394" calcext:value-type="float">
            <text:p>0.15394</text:p>
          </table:table-cell>
          <table:table-cell office:value-type="float" office:value="0.21203" calcext:value-type="float">
            <text:p>0.2120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7459" calcext:value-type="float">
            <text:p>0.037459</text:p>
          </table:table-cell>
          <table:table-cell office:value-type="float" office:value="0.19871" calcext:value-type="float">
            <text:p>0.1987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7418" calcext:value-type="float">
            <text:p>0.037418</text:p>
          </table:table-cell>
          <table:table-cell office:value-type="float" office:value="0.21556" calcext:value-type="float">
            <text:p>0.2155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28999" calcext:value-type="float">
            <text:p>0.028999</text:p>
          </table:table-cell>
          <table:table-cell office:value-type="float" office:value="0.20157" calcext:value-type="float">
            <text:p>0.2015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2578" calcext:value-type="float">
            <text:p>0.12578</text:p>
          </table:table-cell>
          <table:table-cell office:value-type="float" office:value="0.22606" calcext:value-type="float">
            <text:p>0.2260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44707" calcext:value-type="float">
            <text:p>0.044707</text:p>
          </table:table-cell>
          <table:table-cell office:value-type="float" office:value="0.21177" calcext:value-type="float">
            <text:p>0.2117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142" calcext:value-type="float">
            <text:p>0.03142</text:p>
          </table:table-cell>
          <table:table-cell office:value-type="float" office:value="0.2264" calcext:value-type="float">
            <text:p>0.226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0774" calcext:value-type="float">
            <text:p>0.030774</text:p>
          </table:table-cell>
          <table:table-cell office:value-type="float" office:value="0.18976" calcext:value-type="float">
            <text:p>0.1897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0719" calcext:value-type="float">
            <text:p>3.0719</text:p>
          </table:table-cell>
          <table:table-cell office:value-type="float" office:value="0.17786" calcext:value-type="float">
            <text:p>0.1778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6946" calcext:value-type="float">
            <text:p>0.036946</text:p>
          </table:table-cell>
          <table:table-cell office:value-type="float" office:value="0.17897" calcext:value-type="float">
            <text:p>0.1789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5991" calcext:value-type="float">
            <text:p>0.035991</text:p>
          </table:table-cell>
          <table:table-cell office:value-type="float" office:value="0.18682" calcext:value-type="float">
            <text:p>0.1868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2181" calcext:value-type="float">
            <text:p>0.032181</text:p>
          </table:table-cell>
          <table:table-cell office:value-type="float" office:value="0.22291" calcext:value-type="float">
            <text:p>0.2229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5425" calcext:value-type="float">
            <text:p>0.25425</text:p>
          </table:table-cell>
          <table:table-cell office:value-type="float" office:value="0.18549" calcext:value-type="float">
            <text:p>0.1854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44369" calcext:value-type="float">
            <text:p>0.044369</text:p>
          </table:table-cell>
          <table:table-cell office:value-type="float" office:value="0.19289" calcext:value-type="float">
            <text:p>0.1928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3892" calcext:value-type="float">
            <text:p>0.033892</text:p>
          </table:table-cell>
          <table:table-cell office:value-type="float" office:value="0.21026" calcext:value-type="float">
            <text:p>0.210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0992" calcext:value-type="float">
            <text:p>0.030992</text:p>
          </table:table-cell>
          <table:table-cell office:value-type="float" office:value="0.21172" calcext:value-type="float">
            <text:p>0.2117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6533" calcext:value-type="float">
            <text:p>0.56533</text:p>
          </table:table-cell>
          <table:table-cell office:value-type="float" office:value="0.19409" calcext:value-type="float">
            <text:p>0.1940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8663" calcext:value-type="float">
            <text:p>0.038663</text:p>
          </table:table-cell>
          <table:table-cell office:value-type="float" office:value="0.21634" calcext:value-type="float">
            <text:p>0.2163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4362" calcext:value-type="float">
            <text:p>0.034362</text:p>
          </table:table-cell>
          <table:table-cell office:value-type="float" office:value="0.22352" calcext:value-type="float">
            <text:p>0.223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28718" calcext:value-type="float">
            <text:p>0.028718</text:p>
          </table:table-cell>
          <table:table-cell office:value-type="float" office:value="0.1945" calcext:value-type="float">
            <text:p>0.194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7067" calcext:value-type="float">
            <text:p>0.17067</text:p>
          </table:table-cell>
          <table:table-cell office:value-type="float" office:value="0.21094" calcext:value-type="float">
            <text:p>0.2109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43083" calcext:value-type="float">
            <text:p>0.043083</text:p>
          </table:table-cell>
          <table:table-cell office:value-type="float" office:value="0.19228" calcext:value-type="float">
            <text:p>0.1922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4148" calcext:value-type="float">
            <text:p>0.034148</text:p>
          </table:table-cell>
          <table:table-cell office:value-type="float" office:value="0.21319" calcext:value-type="float">
            <text:p>0.2131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2097" calcext:value-type="float">
            <text:p>0.032097</text:p>
          </table:table-cell>
          <table:table-cell office:value-type="float" office:value="0.19107" calcext:value-type="float">
            <text:p>0.1910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1702" calcext:value-type="float">
            <text:p>0.51702</text:p>
          </table:table-cell>
          <table:table-cell office:value-type="float" office:value="0.19382" calcext:value-type="float">
            <text:p>0.1938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45566" calcext:value-type="float">
            <text:p>0.045566</text:p>
          </table:table-cell>
          <table:table-cell office:value-type="float" office:value="0.19435" calcext:value-type="float">
            <text:p>0.1943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5825" calcext:value-type="float">
            <text:p>0.035825</text:p>
          </table:table-cell>
          <table:table-cell office:value-type="float" office:value="0.18882" calcext:value-type="float">
            <text:p>0.1888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1388" calcext:value-type="float">
            <text:p>0.031388</text:p>
          </table:table-cell>
          <table:table-cell office:value-type="float" office:value="0.19835" calcext:value-type="float">
            <text:p>0.1983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3059" calcext:value-type="float">
            <text:p>1.3059</text:p>
          </table:table-cell>
          <table:table-cell office:value-type="float" office:value="0.20293" calcext:value-type="float">
            <text:p>0.2029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7876" calcext:value-type="float">
            <text:p>0.037876</text:p>
          </table:table-cell>
          <table:table-cell office:value-type="float" office:value="0.19622" calcext:value-type="float">
            <text:p>0.1962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4946" calcext:value-type="float">
            <text:p>0.034946</text:p>
          </table:table-cell>
          <table:table-cell office:value-type="float" office:value="0.22848" calcext:value-type="float">
            <text:p>0.2284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28286" calcext:value-type="float">
            <text:p>0.028286</text:p>
          </table:table-cell>
          <table:table-cell office:value-type="float" office:value="0.21513" calcext:value-type="float">
            <text:p>0.215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8826" calcext:value-type="float">
            <text:p>4.8826</text:p>
          </table:table-cell>
          <table:table-cell office:value-type="float" office:value="0.19136" calcext:value-type="float">
            <text:p>0.1913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45458" calcext:value-type="float">
            <text:p>0.045458</text:p>
          </table:table-cell>
          <table:table-cell office:value-type="float" office:value="0.21836" calcext:value-type="float">
            <text:p>0.2183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304" calcext:value-type="float">
            <text:p>0.03304</text:p>
          </table:table-cell>
          <table:table-cell office:value-type="float" office:value="0.18685" calcext:value-type="float">
            <text:p>0.1868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176" calcext:value-type="float">
            <text:p>0.03176</text:p>
          </table:table-cell>
          <table:table-cell office:value-type="float" office:value="0.19525" calcext:value-type="float">
            <text:p>0.195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2102" calcext:value-type="float">
            <text:p>2.2102</text:p>
          </table:table-cell>
          <table:table-cell office:value-type="float" office:value="0.19554" calcext:value-type="float">
            <text:p>0.1955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6912" calcext:value-type="float">
            <text:p>0.036912</text:p>
          </table:table-cell>
          <table:table-cell office:value-type="float" office:value="0.21811" calcext:value-type="float">
            <text:p>0.2181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4906" calcext:value-type="float">
            <text:p>0.034906</text:p>
          </table:table-cell>
          <table:table-cell office:value-type="float" office:value="0.20177" calcext:value-type="float">
            <text:p>0.2017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20268" calcext:value-type="float">
            <text:p>0.2026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74342" calcext:value-type="float">
            <text:p>0.074342</text:p>
          </table:table-cell>
          <table:table-cell office:value-type="float" office:value="0.22351" calcext:value-type="float">
            <text:p>0.2235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43758" calcext:value-type="float">
            <text:p>0.043758</text:p>
          </table:table-cell>
          <table:table-cell office:value-type="float" office:value="0.19778" calcext:value-type="float">
            <text:p>0.1977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3917" calcext:value-type="float">
            <text:p>0.033917</text:p>
          </table:table-cell>
          <table:table-cell office:value-type="float" office:value="0.21633" calcext:value-type="float">
            <text:p>0.2163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27811" calcext:value-type="float">
            <text:p>0.027811</text:p>
          </table:table-cell>
          <table:table-cell office:value-type="float" office:value="0.18414" calcext:value-type="float">
            <text:p>0.1841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48752" calcext:value-type="float">
            <text:p>0.48752</text:p>
          </table:table-cell>
          <table:table-cell office:value-type="float" office:value="0.20418" calcext:value-type="float">
            <text:p>0.2041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42034" calcext:value-type="float">
            <text:p>0.042034</text:p>
          </table:table-cell>
          <table:table-cell office:value-type="float" office:value="0.21504" calcext:value-type="float">
            <text:p>0.2150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5142" calcext:value-type="float">
            <text:p>0.035142</text:p>
          </table:table-cell>
          <table:table-cell office:value-type="float" office:value="0.18707" calcext:value-type="float">
            <text:p>0.1870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1887" calcext:value-type="float">
            <text:p>0.031887</text:p>
          </table:table-cell>
          <table:table-cell office:value-type="float" office:value="0.21063" calcext:value-type="float">
            <text:p>0.2106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44645" calcext:value-type="float">
            <text:p>0.44645</text:p>
          </table:table-cell>
          <table:table-cell office:value-type="float" office:value="0.20136" calcext:value-type="float">
            <text:p>0.2013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861" calcext:value-type="float">
            <text:p>0.03861</text:p>
          </table:table-cell>
          <table:table-cell office:value-type="float" office:value="0.19395" calcext:value-type="float">
            <text:p>0.1939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7871" calcext:value-type="float">
            <text:p>0.037871</text:p>
          </table:table-cell>
          <table:table-cell office:value-type="float" office:value="0.18292" calcext:value-type="float">
            <text:p>0.1829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29519" calcext:value-type="float">
            <text:p>0.029519</text:p>
          </table:table-cell>
          <table:table-cell office:value-type="float" office:value="0.20958" calcext:value-type="float">
            <text:p>0.209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3909" calcext:value-type="float">
            <text:p>0.13909</text:p>
          </table:table-cell>
          <table:table-cell office:value-type="float" office:value="0.21003" calcext:value-type="float">
            <text:p>0.2100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40404" calcext:value-type="float">
            <text:p>0.040404</text:p>
          </table:table-cell>
          <table:table-cell office:value-type="float" office:value="0.19934" calcext:value-type="float">
            <text:p>0.1993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2939" calcext:value-type="float">
            <text:p>0.032939</text:p>
          </table:table-cell>
          <table:table-cell office:value-type="float" office:value="0.21414" calcext:value-type="float">
            <text:p>0.2141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28673" calcext:value-type="float">
            <text:p>0.028673</text:p>
          </table:table-cell>
          <table:table-cell office:value-type="float" office:value="0.22322" calcext:value-type="float">
            <text:p>0.223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7241" calcext:value-type="float">
            <text:p>0.07241</text:p>
          </table:table-cell>
          <table:table-cell office:value-type="float" office:value="0.16597" calcext:value-type="float">
            <text:p>0.1659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18266" calcext:value-type="float">
            <text:p>0.1826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4086" calcext:value-type="float">
            <text:p>0.034086</text:p>
          </table:table-cell>
          <table:table-cell office:value-type="float" office:value="0.18298" calcext:value-type="float">
            <text:p>0.1829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0869" calcext:value-type="float">
            <text:p>0.030869</text:p>
          </table:table-cell>
          <table:table-cell office:value-type="float" office:value="0.19881" calcext:value-type="float">
            <text:p>0.1988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4022" calcext:value-type="float">
            <text:p>0.24022</text:p>
          </table:table-cell>
          <table:table-cell office:value-type="float" office:value="0.19568" calcext:value-type="float">
            <text:p>0.1956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6534" calcext:value-type="float">
            <text:p>0.036534</text:p>
          </table:table-cell>
          <table:table-cell office:value-type="float" office:value="0.20577" calcext:value-type="float">
            <text:p>0.2057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307" calcext:value-type="float">
            <text:p>0.03307</text:p>
          </table:table-cell>
          <table:table-cell office:value-type="float" office:value="0.20995" calcext:value-type="float">
            <text:p>0.2099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2875" calcext:value-type="float">
            <text:p>0.02875</text:p>
          </table:table-cell>
          <table:table-cell office:value-type="float" office:value="0.19517" calcext:value-type="float">
            <text:p>0.195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9803" calcext:value-type="float">
            <text:p>0.69803</text:p>
          </table:table-cell>
          <table:table-cell office:value-type="float" office:value="0.19014" calcext:value-type="float">
            <text:p>0.1901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41929" calcext:value-type="float">
            <text:p>0.041929</text:p>
          </table:table-cell>
          <table:table-cell office:value-type="float" office:value="0.19109" calcext:value-type="float">
            <text:p>0.1910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3414" calcext:value-type="float">
            <text:p>0.033414</text:p>
          </table:table-cell>
          <table:table-cell office:value-type="float" office:value="0.25041" calcext:value-type="float">
            <text:p>0.2504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0683" calcext:value-type="float">
            <text:p>0.030683</text:p>
          </table:table-cell>
          <table:table-cell office:value-type="float" office:value="0.19255" calcext:value-type="float">
            <text:p>0.192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6421" calcext:value-type="float">
            <text:p>0.26421</text:p>
          </table:table-cell>
          <table:table-cell office:value-type="float" office:value="0.18527" calcext:value-type="float">
            <text:p>0.1852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41798" calcext:value-type="float">
            <text:p>0.041798</text:p>
          </table:table-cell>
          <table:table-cell office:value-type="float" office:value="0.20129" calcext:value-type="float">
            <text:p>0.2012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2303" calcext:value-type="float">
            <text:p>0.032303</text:p>
          </table:table-cell>
          <table:table-cell office:value-type="float" office:value="0.1964" calcext:value-type="float">
            <text:p>0.196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2797" calcext:value-type="float">
            <text:p>0.02797</text:p>
          </table:table-cell>
          <table:table-cell office:value-type="float" office:value="0.19112" calcext:value-type="float">
            <text:p>0.1911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8157" calcext:value-type="float">
            <text:p>0.38157</text:p>
          </table:table-cell>
          <table:table-cell office:value-type="float" office:value="0.19514" calcext:value-type="float">
            <text:p>0.1951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44022" calcext:value-type="float">
            <text:p>0.044022</text:p>
          </table:table-cell>
          <table:table-cell office:value-type="float" office:value="0.21394" calcext:value-type="float">
            <text:p>0.2139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4192" calcext:value-type="float">
            <text:p>0.034192</text:p>
          </table:table-cell>
          <table:table-cell office:value-type="float" office:value="0.18067" calcext:value-type="float">
            <text:p>0.1806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2663" calcext:value-type="float">
            <text:p>0.032663</text:p>
          </table:table-cell>
          <table:table-cell office:value-type="float" office:value="0.19839" calcext:value-type="float">
            <text:p>0.1983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7032" calcext:value-type="float">
            <text:p>0.27032</text:p>
          </table:table-cell>
          <table:table-cell office:value-type="float" office:value="0.18163" calcext:value-type="float">
            <text:p>0.1816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41532" calcext:value-type="float">
            <text:p>0.041532</text:p>
          </table:table-cell>
          <table:table-cell office:value-type="float" office:value="0.18816" calcext:value-type="float">
            <text:p>0.1881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5857" calcext:value-type="float">
            <text:p>0.035857</text:p>
          </table:table-cell>
          <table:table-cell office:value-type="float" office:value="0.19355" calcext:value-type="float">
            <text:p>0.1935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29029" calcext:value-type="float">
            <text:p>0.029029</text:p>
          </table:table-cell>
          <table:table-cell office:value-type="float" office:value="0.22642" calcext:value-type="float">
            <text:p>0.2264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5705" calcext:value-type="float">
            <text:p>0.15705</text:p>
          </table:table-cell>
          <table:table-cell office:value-type="float" office:value="0.1805" calcext:value-type="float">
            <text:p>0.180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43968" calcext:value-type="float">
            <text:p>0.043968</text:p>
          </table:table-cell>
          <table:table-cell office:value-type="float" office:value="0.21474" calcext:value-type="float">
            <text:p>0.2147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4137" calcext:value-type="float">
            <text:p>0.034137</text:p>
          </table:table-cell>
          <table:table-cell office:value-type="float" office:value="0.21657" calcext:value-type="float">
            <text:p>0.2165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28125" calcext:value-type="float">
            <text:p>0.028125</text:p>
          </table:table-cell>
          <table:table-cell office:value-type="float" office:value="0.25531" calcext:value-type="float">
            <text:p>0.2553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3132" calcext:value-type="float">
            <text:p>0.13132</text:p>
          </table:table-cell>
          <table:table-cell office:value-type="float" office:value="0.22225" calcext:value-type="float">
            <text:p>0.2222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42196" calcext:value-type="float">
            <text:p>0.042196</text:p>
          </table:table-cell>
          <table:table-cell office:value-type="float" office:value="0.19008" calcext:value-type="float">
            <text:p>0.1900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4437" calcext:value-type="float">
            <text:p>0.034437</text:p>
          </table:table-cell>
          <table:table-cell office:value-type="float" office:value="0.18294" calcext:value-type="float">
            <text:p>0.1829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049" calcext:value-type="float">
            <text:p>0.03049</text:p>
          </table:table-cell>
          <table:table-cell office:value-type="float" office:value="0.18653" calcext:value-type="float">
            <text:p>0.1865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0246" calcext:value-type="float">
            <text:p>0.10246</text:p>
          </table:table-cell>
          <table:table-cell office:value-type="float" office:value="0.20397" calcext:value-type="float">
            <text:p>0.2039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40568" calcext:value-type="float">
            <text:p>0.040568</text:p>
          </table:table-cell>
          <table:table-cell office:value-type="float" office:value="0.19419" calcext:value-type="float">
            <text:p>0.1941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4981" calcext:value-type="float">
            <text:p>0.034981</text:p>
          </table:table-cell>
          <table:table-cell office:value-type="float" office:value="0.21355" calcext:value-type="float">
            <text:p>0.2135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29995" calcext:value-type="float">
            <text:p>0.029995</text:p>
          </table:table-cell>
          <table:table-cell office:value-type="float" office:value="0.19455" calcext:value-type="float">
            <text:p>0.194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1154" calcext:value-type="float">
            <text:p>0.31154</text:p>
          </table:table-cell>
          <table:table-cell office:value-type="float" office:value="0.20002" calcext:value-type="float">
            <text:p>0.2000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8333" calcext:value-type="float">
            <text:p>0.038333</text:p>
          </table:table-cell>
          <table:table-cell office:value-type="float" office:value="0.19278" calcext:value-type="float">
            <text:p>0.1927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3477" calcext:value-type="float">
            <text:p>0.033477</text:p>
          </table:table-cell>
          <table:table-cell office:value-type="float" office:value="0.19504" calcext:value-type="float">
            <text:p>0.1950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0163" calcext:value-type="float">
            <text:p>0.030163</text:p>
          </table:table-cell>
          <table:table-cell office:value-type="float" office:value="0.1957" calcext:value-type="float">
            <text:p>0.195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9094" calcext:value-type="float">
            <text:p>0.39094</text:p>
          </table:table-cell>
          <table:table-cell office:value-type="float" office:value="0.19021" calcext:value-type="float">
            <text:p>0.1902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48425" calcext:value-type="float">
            <text:p>0.048425</text:p>
          </table:table-cell>
          <table:table-cell office:value-type="float" office:value="0.20136" calcext:value-type="float">
            <text:p>0.2013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6571" calcext:value-type="float">
            <text:p>0.036571</text:p>
          </table:table-cell>
          <table:table-cell office:value-type="float" office:value="0.20862" calcext:value-type="float">
            <text:p>0.2086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0995" calcext:value-type="float">
            <text:p>0.030995</text:p>
          </table:table-cell>
          <table:table-cell office:value-type="float" office:value="0.19423" calcext:value-type="float">
            <text:p>0.194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1493" calcext:value-type="float">
            <text:p>0.11493</text:p>
          </table:table-cell>
          <table:table-cell office:value-type="float" office:value="0.21378" calcext:value-type="float">
            <text:p>0.2137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6572" calcext:value-type="float">
            <text:p>0.036572</text:p>
          </table:table-cell>
          <table:table-cell office:value-type="float" office:value="0.2198" calcext:value-type="float">
            <text:p>0.219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3341" calcext:value-type="float">
            <text:p>0.033341</text:p>
          </table:table-cell>
          <table:table-cell office:value-type="float" office:value="0.22865" calcext:value-type="float">
            <text:p>0.2286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27875" calcext:value-type="float">
            <text:p>0.027875</text:p>
          </table:table-cell>
          <table:table-cell office:value-type="float" office:value="0.23786" calcext:value-type="float">
            <text:p>0.2378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0167" calcext:value-type="float">
            <text:p>0.60167</text:p>
          </table:table-cell>
          <table:table-cell office:value-type="float" office:value="0.19208" calcext:value-type="float">
            <text:p>0.1920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5999" calcext:value-type="float">
            <text:p>0.035999</text:p>
          </table:table-cell>
          <table:table-cell office:value-type="float" office:value="0.20818" calcext:value-type="float">
            <text:p>0.2081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805" calcext:value-type="float">
            <text:p>0.03805</text:p>
          </table:table-cell>
          <table:table-cell office:value-type="float" office:value="0.21584" calcext:value-type="float">
            <text:p>0.2158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0401" calcext:value-type="float">
            <text:p>0.030401</text:p>
          </table:table-cell>
          <table:table-cell office:value-type="float" office:value="0.22258" calcext:value-type="float">
            <text:p>0.222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0552" calcext:value-type="float">
            <text:p>4.0552</text:p>
          </table:table-cell>
          <table:table-cell office:value-type="float" office:value="0.23867" calcext:value-type="float">
            <text:p>0.2386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7398" calcext:value-type="float">
            <text:p>0.037398</text:p>
          </table:table-cell>
          <table:table-cell office:value-type="float" office:value="0.22727" calcext:value-type="float">
            <text:p>0.2272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0501" calcext:value-type="float">
            <text:p>0.030501</text:p>
          </table:table-cell>
          <table:table-cell office:value-type="float" office:value="0.18796" calcext:value-type="float">
            <text:p>0.1879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4077" calcext:value-type="float">
            <text:p>0.034077</text:p>
          </table:table-cell>
          <table:table-cell office:value-type="float" office:value="0.17081" calcext:value-type="float">
            <text:p>0.1708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5332" calcext:value-type="float">
            <text:p>0.15332</text:p>
          </table:table-cell>
          <table:table-cell office:value-type="float" office:value="0.20049" calcext:value-type="float">
            <text:p>0.2004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4693" calcext:value-type="float">
            <text:p>0.034693</text:p>
          </table:table-cell>
          <table:table-cell office:value-type="float" office:value="0.20736" calcext:value-type="float">
            <text:p>0.2073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5954" calcext:value-type="float">
            <text:p>0.035954</text:p>
          </table:table-cell>
          <table:table-cell office:value-type="float" office:value="0.1964" calcext:value-type="float">
            <text:p>0.196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1105" calcext:value-type="float">
            <text:p>0.031105</text:p>
          </table:table-cell>
          <table:table-cell office:value-type="float" office:value="0.20434" calcext:value-type="float">
            <text:p>0.2043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93029" calcext:value-type="float">
            <text:p>0.093029</text:p>
          </table:table-cell>
          <table:table-cell office:value-type="float" office:value="0.22842" calcext:value-type="float">
            <text:p>0.2284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9315" calcext:value-type="float">
            <text:p>0.039315</text:p>
          </table:table-cell>
          <table:table-cell office:value-type="float" office:value="0.20161" calcext:value-type="float">
            <text:p>0.2016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6353" calcext:value-type="float">
            <text:p>0.036353</text:p>
          </table:table-cell>
          <table:table-cell office:value-type="float" office:value="0.16955" calcext:value-type="float">
            <text:p>0.1695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237" calcext:value-type="float">
            <text:p>0.03237</text:p>
          </table:table-cell>
          <table:table-cell office:value-type="float" office:value="0.20474" calcext:value-type="float">
            <text:p>0.2047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0882" calcext:value-type="float">
            <text:p>4.0882</text:p>
          </table:table-cell>
          <table:table-cell office:value-type="float" office:value="0.20225" calcext:value-type="float">
            <text:p>0.2022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50337" calcext:value-type="float">
            <text:p>0.050337</text:p>
          </table:table-cell>
          <table:table-cell office:value-type="float" office:value="0.21758" calcext:value-type="float">
            <text:p>0.2175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5797" calcext:value-type="float">
            <text:p>0.035797</text:p>
          </table:table-cell>
          <table:table-cell office:value-type="float" office:value="0.20141" calcext:value-type="float">
            <text:p>0.2014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0803" calcext:value-type="float">
            <text:p>0.030803</text:p>
          </table:table-cell>
          <table:table-cell office:value-type="float" office:value="0.21562" calcext:value-type="float">
            <text:p>0.2156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70778" calcext:value-type="float">
            <text:p>0.070778</text:p>
          </table:table-cell>
          <table:table-cell office:value-type="float" office:value="0.19868" calcext:value-type="float">
            <text:p>0.1986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40055" calcext:value-type="float">
            <text:p>0.040055</text:p>
          </table:table-cell>
          <table:table-cell office:value-type="float" office:value="0.20695" calcext:value-type="float">
            <text:p>0.2069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8019" calcext:value-type="float">
            <text:p>0.038019</text:p>
          </table:table-cell>
          <table:table-cell office:value-type="float" office:value="0.19875" calcext:value-type="float">
            <text:p>0.1987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1214" calcext:value-type="float">
            <text:p>0.031214</text:p>
          </table:table-cell>
          <table:table-cell office:value-type="float" office:value="0.18917" calcext:value-type="float">
            <text:p>0.189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92394" calcext:value-type="float">
            <text:p>0.092394</text:p>
          </table:table-cell>
          <table:table-cell office:value-type="float" office:value="0.21923" calcext:value-type="float">
            <text:p>0.2192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7725" calcext:value-type="float">
            <text:p>0.037725</text:p>
          </table:table-cell>
          <table:table-cell office:value-type="float" office:value="0.19798" calcext:value-type="float">
            <text:p>0.1979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2077" calcext:value-type="float">
            <text:p>0.032077</text:p>
          </table:table-cell>
          <table:table-cell office:value-type="float" office:value="0.21814" calcext:value-type="float">
            <text:p>0.2181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0309" calcext:value-type="float">
            <text:p>0.030309</text:p>
          </table:table-cell>
          <table:table-cell office:value-type="float" office:value="0.18098" calcext:value-type="float">
            <text:p>0.180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8285" calcext:value-type="float">
            <text:p>0.8285</text:p>
          </table:table-cell>
          <table:table-cell office:value-type="float" office:value="0.2278" calcext:value-type="float">
            <text:p>0.227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5266" calcext:value-type="float">
            <text:p>0.035266</text:p>
          </table:table-cell>
          <table:table-cell office:value-type="float" office:value="0.20703" calcext:value-type="float">
            <text:p>0.2070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2847" calcext:value-type="float">
            <text:p>0.032847</text:p>
          </table:table-cell>
          <table:table-cell office:value-type="float" office:value="0.17905" calcext:value-type="float">
            <text:p>0.1790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0691" calcext:value-type="float">
            <text:p>0.030691</text:p>
          </table:table-cell>
          <table:table-cell office:value-type="float" office:value="0.21867" calcext:value-type="float">
            <text:p>0.218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883" calcext:value-type="float">
            <text:p>0.1883</text:p>
          </table:table-cell>
          <table:table-cell office:value-type="float" office:value="0.20014" calcext:value-type="float">
            <text:p>0.2001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4047" calcext:value-type="float">
            <text:p>0.04047</text:p>
          </table:table-cell>
          <table:table-cell office:value-type="float" office:value="0.17712" calcext:value-type="float">
            <text:p>0.1771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5427" calcext:value-type="float">
            <text:p>0.035427</text:p>
          </table:table-cell>
          <table:table-cell office:value-type="float" office:value="0.18079" calcext:value-type="float">
            <text:p>0.1807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2336" calcext:value-type="float">
            <text:p>0.032336</text:p>
          </table:table-cell>
          <table:table-cell office:value-type="float" office:value="0.18994" calcext:value-type="float">
            <text:p>0.1899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87145" calcext:value-type="float">
            <text:p>0.87145</text:p>
          </table:table-cell>
          <table:table-cell office:value-type="float" office:value="0.19151" calcext:value-type="float">
            <text:p>0.1915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47275" calcext:value-type="float">
            <text:p>0.047275</text:p>
          </table:table-cell>
          <table:table-cell office:value-type="float" office:value="0.20523" calcext:value-type="float">
            <text:p>0.2052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4859" calcext:value-type="float">
            <text:p>0.034859</text:p>
          </table:table-cell>
          <table:table-cell office:value-type="float" office:value="0.19813" calcext:value-type="float">
            <text:p>0.1981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035" calcext:value-type="float">
            <text:p>0.03035</text:p>
          </table:table-cell>
          <table:table-cell office:value-type="float" office:value="0.21178" calcext:value-type="float">
            <text:p>0.2117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3673" calcext:value-type="float">
            <text:p>0.13673</text:p>
          </table:table-cell>
          <table:table-cell office:value-type="float" office:value="0.20628" calcext:value-type="float">
            <text:p>0.2062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41285" calcext:value-type="float">
            <text:p>0.041285</text:p>
          </table:table-cell>
          <table:table-cell office:value-type="float" office:value="0.2076" calcext:value-type="float">
            <text:p>0.207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4329" calcext:value-type="float">
            <text:p>0.034329</text:p>
          </table:table-cell>
          <table:table-cell office:value-type="float" office:value="0.20805" calcext:value-type="float">
            <text:p>0.2080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1998" calcext:value-type="float">
            <text:p>0.031998</text:p>
          </table:table-cell>
          <table:table-cell office:value-type="float" office:value="0.20968" calcext:value-type="float">
            <text:p>0.2096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0074" calcext:value-type="float">
            <text:p>0.50074</text:p>
          </table:table-cell>
          <table:table-cell office:value-type="float" office:value="0.20999" calcext:value-type="float">
            <text:p>0.2099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41039" calcext:value-type="float">
            <text:p>0.041039</text:p>
          </table:table-cell>
          <table:table-cell office:value-type="float" office:value="0.16452" calcext:value-type="float">
            <text:p>0.164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41591" calcext:value-type="float">
            <text:p>0.041591</text:p>
          </table:table-cell>
          <table:table-cell office:value-type="float" office:value="0.16904" calcext:value-type="float">
            <text:p>0.1690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3335" calcext:value-type="float">
            <text:p>0.033335</text:p>
          </table:table-cell>
          <table:table-cell office:value-type="float" office:value="0.19974" calcext:value-type="float">
            <text:p>0.1997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2881" calcext:value-type="float">
            <text:p>4.2881</text:p>
          </table:table-cell>
          <table:table-cell office:value-type="float" office:value="0.19428" calcext:value-type="float">
            <text:p>0.1942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4842" calcext:value-type="float">
            <text:p>0.04842</text:p>
          </table:table-cell>
          <table:table-cell office:value-type="float" office:value="0.21253" calcext:value-type="float">
            <text:p>0.2125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5955" calcext:value-type="float">
            <text:p>0.035955</text:p>
          </table:table-cell>
          <table:table-cell office:value-type="float" office:value="0.20319" calcext:value-type="float">
            <text:p>0.2031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29684" calcext:value-type="float">
            <text:p>0.029684</text:p>
          </table:table-cell>
          <table:table-cell office:value-type="float" office:value="0.19759" calcext:value-type="float">
            <text:p>0.197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2127" calcext:value-type="float">
            <text:p>0.62127</text:p>
          </table:table-cell>
          <table:table-cell office:value-type="float" office:value="0.19771" calcext:value-type="float">
            <text:p>0.1977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41657" calcext:value-type="float">
            <text:p>0.041657</text:p>
          </table:table-cell>
          <table:table-cell office:value-type="float" office:value="0.20835" calcext:value-type="float">
            <text:p>0.2083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0475" calcext:value-type="float">
            <text:p>0.030475</text:p>
          </table:table-cell>
          <table:table-cell office:value-type="float" office:value="0.20174" calcext:value-type="float">
            <text:p>0.2017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0817" calcext:value-type="float">
            <text:p>0.030817</text:p>
          </table:table-cell>
          <table:table-cell office:value-type="float" office:value="0.19128" calcext:value-type="float">
            <text:p>0.1912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42502" calcext:value-type="float">
            <text:p>0.42502</text:p>
          </table:table-cell>
          <table:table-cell office:value-type="float" office:value="0.1816" calcext:value-type="float">
            <text:p>0.181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40626" calcext:value-type="float">
            <text:p>0.040626</text:p>
          </table:table-cell>
          <table:table-cell office:value-type="float" office:value="0.19283" calcext:value-type="float">
            <text:p>0.1928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4259" calcext:value-type="float">
            <text:p>0.034259</text:p>
          </table:table-cell>
          <table:table-cell office:value-type="float" office:value="0.19907" calcext:value-type="float">
            <text:p>0.1990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1301" calcext:value-type="float">
            <text:p>0.031301</text:p>
          </table:table-cell>
          <table:table-cell office:value-type="float" office:value="0.22114" calcext:value-type="float">
            <text:p>0.2211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2041" calcext:value-type="float">
            <text:p>0.12041</text:p>
          </table:table-cell>
          <table:table-cell office:value-type="float" office:value="0.18588" calcext:value-type="float">
            <text:p>0.1858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41749" calcext:value-type="float">
            <text:p>0.041749</text:p>
          </table:table-cell>
          <table:table-cell office:value-type="float" office:value="0.17809" calcext:value-type="float">
            <text:p>0.1780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2468" calcext:value-type="float">
            <text:p>0.032468</text:p>
          </table:table-cell>
          <table:table-cell office:value-type="float" office:value="0.2286" calcext:value-type="float">
            <text:p>0.228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3592" calcext:value-type="float">
            <text:p>0.033592</text:p>
          </table:table-cell>
          <table:table-cell office:value-type="float" office:value="0.19416" calcext:value-type="float">
            <text:p>0.194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3265" calcext:value-type="float">
            <text:p>0.13265</text:p>
          </table:table-cell>
          <table:table-cell office:value-type="float" office:value="0.19263" calcext:value-type="float">
            <text:p>0.1926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8134" calcext:value-type="float">
            <text:p>0.038134</text:p>
          </table:table-cell>
          <table:table-cell office:value-type="float" office:value="0.18862" calcext:value-type="float">
            <text:p>0.1886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3459" calcext:value-type="float">
            <text:p>0.033459</text:p>
          </table:table-cell>
          <table:table-cell office:value-type="float" office:value="0.23182" calcext:value-type="float">
            <text:p>0.2318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2693" calcext:value-type="float">
            <text:p>0.02693</text:p>
          </table:table-cell>
          <table:table-cell office:value-type="float" office:value="0.2249" calcext:value-type="float">
            <text:p>0.224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2715" calcext:value-type="float">
            <text:p>0.12715</text:p>
          </table:table-cell>
          <table:table-cell office:value-type="float" office:value="0.22014" calcext:value-type="float">
            <text:p>0.2201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9201" calcext:value-type="float">
            <text:p>0.039201</text:p>
          </table:table-cell>
          <table:table-cell office:value-type="float" office:value="0.21559" calcext:value-type="float">
            <text:p>0.2155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0993" calcext:value-type="float">
            <text:p>0.030993</text:p>
          </table:table-cell>
          <table:table-cell office:value-type="float" office:value="0.20497" calcext:value-type="float">
            <text:p>0.2049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31663" calcext:value-type="float">
            <text:p>0.031663</text:p>
          </table:table-cell>
          <table:table-cell office:value-type="float" office:value="0.1963" calcext:value-type="float">
            <text:p>0.196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9992" calcext:value-type="float">
            <text:p>6.9992</text:p>
          </table:table-cell>
          <table:table-cell office:value-type="float" office:value="0.23382" calcext:value-type="float">
            <text:p>0.2338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40172" calcext:value-type="float">
            <text:p>0.040172</text:p>
          </table:table-cell>
          <table:table-cell office:value-type="float" office:value="0.21227" calcext:value-type="float">
            <text:p>0.2122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4981" calcext:value-type="float">
            <text:p>0.034981</text:p>
          </table:table-cell>
          <table:table-cell office:value-type="float" office:value="0.20988" calcext:value-type="float">
            <text:p>0.2098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29277" calcext:value-type="float">
            <text:p>0.029277</text:p>
          </table:table-cell>
          <table:table-cell office:value-type="float" office:value="0.20343" calcext:value-type="float">
            <text:p>0.2034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84497" calcext:value-type="float">
            <text:p>0.084497</text:p>
          </table:table-cell>
          <table:table-cell office:value-type="float" office:value="0.25093" calcext:value-type="float">
            <text:p>0.2509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9287" calcext:value-type="float">
            <text:p>0.039287</text:p>
          </table:table-cell>
          <table:table-cell office:value-type="float" office:value="0.21411" calcext:value-type="float">
            <text:p>0.2141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5664" calcext:value-type="float">
            <text:p>0.035664</text:p>
          </table:table-cell>
          <table:table-cell office:value-type="float" office:value="0.21194" calcext:value-type="float">
            <text:p>0.2119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29773" calcext:value-type="float">
            <text:p>0.029773</text:p>
          </table:table-cell>
          <table:table-cell office:value-type="float" office:value="0.22553" calcext:value-type="float">
            <text:p>0.2255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1329" calcext:value-type="float">
            <text:p>0.21329</text:p>
          </table:table-cell>
          <table:table-cell office:value-type="float" office:value="0.1962" calcext:value-type="float">
            <text:p>0.196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4392" calcext:value-type="float">
            <text:p>0.04392</text:p>
          </table:table-cell>
          <table:table-cell office:value-type="float" office:value="0.20937" calcext:value-type="float">
            <text:p>0.2093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3569" calcext:value-type="float">
            <text:p>0.033569</text:p>
          </table:table-cell>
          <table:table-cell office:value-type="float" office:value="0.20196" calcext:value-type="float">
            <text:p>0.2019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0526" calcext:value-type="float">
            <text:p>0.030526</text:p>
          </table:table-cell>
          <table:table-cell office:value-type="float" office:value="0.22772" calcext:value-type="float">
            <text:p>0.2277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7459" calcext:value-type="float">
            <text:p>0.27459</text:p>
          </table:table-cell>
          <table:table-cell office:value-type="float" office:value="0.2047" calcext:value-type="float">
            <text:p>0.204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4437" calcext:value-type="float">
            <text:p>0.04437</text:p>
          </table:table-cell>
          <table:table-cell office:value-type="float" office:value="0.22153" calcext:value-type="float">
            <text:p>0.2215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3505" calcext:value-type="float">
            <text:p>0.033505</text:p>
          </table:table-cell>
          <table:table-cell office:value-type="float" office:value="0.20621" calcext:value-type="float">
            <text:p>0.2062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2979" calcext:value-type="float">
            <text:p>0.02979</text:p>
          </table:table-cell>
          <table:table-cell office:value-type="float" office:value="0.23319" calcext:value-type="float">
            <text:p>0.2331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1455" calcext:value-type="float">
            <text:p>0.31455</text:p>
          </table:table-cell>
          <table:table-cell office:value-type="float" office:value="0.22866" calcext:value-type="float">
            <text:p>0.2286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43731" calcext:value-type="float">
            <text:p>0.043731</text:p>
          </table:table-cell>
          <table:table-cell office:value-type="float" office:value="0.20524" calcext:value-type="float">
            <text:p>0.2052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2176" calcext:value-type="float">
            <text:p>0.032176</text:p>
          </table:table-cell>
          <table:table-cell office:value-type="float" office:value="0.21254" calcext:value-type="float">
            <text:p>0.2125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2851" calcext:value-type="float">
            <text:p>0.02851</text:p>
          </table:table-cell>
          <table:table-cell office:value-type="float" office:value="0.20659" calcext:value-type="float">
            <text:p>0.206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.2574" calcext:value-type="float">
            <text:p>3.2574</text:p>
          </table:table-cell>
          <table:table-cell office:value-type="float" office:value="0.18933" calcext:value-type="float">
            <text:p>0.1893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8467" calcext:value-type="float">
            <text:p>0.038467</text:p>
          </table:table-cell>
          <table:table-cell office:value-type="float" office:value="0.19389" calcext:value-type="float">
            <text:p>0.1938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4523" calcext:value-type="float">
            <text:p>0.034523</text:p>
          </table:table-cell>
          <table:table-cell office:value-type="float" office:value="0.20363" calcext:value-type="float">
            <text:p>0.2036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28102" calcext:value-type="float">
            <text:p>0.028102</text:p>
          </table:table-cell>
          <table:table-cell office:value-type="float" office:value="0.21411" calcext:value-type="float">
            <text:p>0.214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4773" calcext:value-type="float">
            <text:p>1.4773</text:p>
          </table:table-cell>
          <table:table-cell office:value-type="float" office:value="0.21425" calcext:value-type="float">
            <text:p>0.2142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7868" calcext:value-type="float">
            <text:p>0.037868</text:p>
          </table:table-cell>
          <table:table-cell office:value-type="float" office:value="0.17269" calcext:value-type="float">
            <text:p>0.1726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3089" calcext:value-type="float">
            <text:p>0.033089</text:p>
          </table:table-cell>
          <table:table-cell office:value-type="float" office:value="0.21338" calcext:value-type="float">
            <text:p>0.2133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3334" calcext:value-type="float">
            <text:p>0.033334</text:p>
          </table:table-cell>
          <table:table-cell office:value-type="float" office:value="0.22339" calcext:value-type="float">
            <text:p>0.2233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1063" calcext:value-type="float">
            <text:p>0.11063</text:p>
          </table:table-cell>
          <table:table-cell office:value-type="float" office:value="0.20708" calcext:value-type="float">
            <text:p>0.2070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9822" calcext:value-type="float">
            <text:p>0.039822</text:p>
          </table:table-cell>
          <table:table-cell office:value-type="float" office:value="0.20989" calcext:value-type="float">
            <text:p>0.2098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4232" calcext:value-type="float">
            <text:p>0.034232</text:p>
          </table:table-cell>
          <table:table-cell office:value-type="float" office:value="0.25053" calcext:value-type="float">
            <text:p>0.2505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0165" calcext:value-type="float">
            <text:p>0.030165</text:p>
          </table:table-cell>
          <table:table-cell office:value-type="float" office:value="0.19199" calcext:value-type="float">
            <text:p>0.1919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4158" calcext:value-type="float">
            <text:p>0.24158</text:p>
          </table:table-cell>
          <table:table-cell office:value-type="float" office:value="0.21198" calcext:value-type="float">
            <text:p>0.2119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41704" calcext:value-type="float">
            <text:p>0.041704</text:p>
          </table:table-cell>
          <table:table-cell office:value-type="float" office:value="0.21376" calcext:value-type="float">
            <text:p>0.2137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3029" calcext:value-type="float">
            <text:p>0.033029</text:p>
          </table:table-cell>
          <table:table-cell office:value-type="float" office:value="0.22667" calcext:value-type="float">
            <text:p>0.226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3015" calcext:value-type="float">
            <text:p>0.033015</text:p>
          </table:table-cell>
          <table:table-cell office:value-type="float" office:value="0.21432" calcext:value-type="float">
            <text:p>0.214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6275" calcext:value-type="float">
            <text:p>2.6275</text:p>
          </table:table-cell>
          <table:table-cell office:value-type="float" office:value="0.21255" calcext:value-type="float">
            <text:p>0.2125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40333" calcext:value-type="float">
            <text:p>0.040333</text:p>
          </table:table-cell>
          <table:table-cell office:value-type="float" office:value="0.21969" calcext:value-type="float">
            <text:p>0.2196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586" calcext:value-type="float">
            <text:p>0.03586</text:p>
          </table:table-cell>
          <table:table-cell office:value-type="float" office:value="0.19484" calcext:value-type="float">
            <text:p>0.1948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0561" calcext:value-type="float">
            <text:p>0.030561</text:p>
          </table:table-cell>
          <table:table-cell office:value-type="float" office:value="0.20876" calcext:value-type="float">
            <text:p>0.2087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1482" calcext:value-type="float">
            <text:p>1.1482</text:p>
          </table:table-cell>
          <table:table-cell office:value-type="float" office:value="0.23895" calcext:value-type="float">
            <text:p>0.2389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4817" calcext:value-type="float">
            <text:p>0.04817</text:p>
          </table:table-cell>
          <table:table-cell office:value-type="float" office:value="0.19878" calcext:value-type="float">
            <text:p>0.1987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7925" calcext:value-type="float">
            <text:p>0.037925</text:p>
          </table:table-cell>
          <table:table-cell office:value-type="float" office:value="0.21046" calcext:value-type="float">
            <text:p>0.2104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2329" calcext:value-type="float">
            <text:p>0.032329</text:p>
          </table:table-cell>
          <table:table-cell office:value-type="float" office:value="0.21057" calcext:value-type="float">
            <text:p>0.2105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7589" calcext:value-type="float">
            <text:p>0.17589</text:p>
          </table:table-cell>
          <table:table-cell office:value-type="float" office:value="0.21138" calcext:value-type="float">
            <text:p>0.2113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7822" calcext:value-type="float">
            <text:p>0.037822</text:p>
          </table:table-cell>
          <table:table-cell office:value-type="float" office:value="0.20546" calcext:value-type="float">
            <text:p>0.2054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20809" calcext:value-type="float">
            <text:p>0.2080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0156" calcext:value-type="float">
            <text:p>0.030156</text:p>
          </table:table-cell>
          <table:table-cell office:value-type="float" office:value="0.18233" calcext:value-type="float">
            <text:p>0.182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4606" calcext:value-type="float">
            <text:p>0.34606</text:p>
          </table:table-cell>
          <table:table-cell office:value-type="float" office:value="0.22283" calcext:value-type="float">
            <text:p>0.2228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4121" calcext:value-type="float">
            <text:p>0.04121</text:p>
          </table:table-cell>
          <table:table-cell office:value-type="float" office:value="0.17864" calcext:value-type="float">
            <text:p>0.1786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6052" calcext:value-type="float">
            <text:p>0.036052</text:p>
          </table:table-cell>
          <table:table-cell office:value-type="float" office:value="0.21465" calcext:value-type="float">
            <text:p>0.2146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29219" calcext:value-type="float">
            <text:p>0.029219</text:p>
          </table:table-cell>
          <table:table-cell office:value-type="float" office:value="0.25567" calcext:value-type="float">
            <text:p>0.255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91252" calcext:value-type="float">
            <text:p>0.091252</text:p>
          </table:table-cell>
          <table:table-cell office:value-type="float" office:value="0.21813" calcext:value-type="float">
            <text:p>0.2181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43363" calcext:value-type="float">
            <text:p>0.043363</text:p>
          </table:table-cell>
          <table:table-cell office:value-type="float" office:value="0.22547" calcext:value-type="float">
            <text:p>0.2254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4856" calcext:value-type="float">
            <text:p>0.034856</text:p>
          </table:table-cell>
          <table:table-cell office:value-type="float" office:value="0.22411" calcext:value-type="float">
            <text:p>0.2241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29999" calcext:value-type="float">
            <text:p>0.029999</text:p>
          </table:table-cell>
          <table:table-cell office:value-type="float" office:value="0.22893" calcext:value-type="float">
            <text:p>0.2289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3872" calcext:value-type="float">
            <text:p>1.3872</text:p>
          </table:table-cell>
          <table:table-cell office:value-type="float" office:value="0.16567" calcext:value-type="float">
            <text:p>0.165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5" calcext:value-type="float">
            <text:p>0.05</text:p>
          </table:table-cell>
          <table:table-cell office:value-type="float" office:value="0.21309" calcext:value-type="float">
            <text:p>0.2130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7727" calcext:value-type="float">
            <text:p>0.037727</text:p>
          </table:table-cell>
          <table:table-cell office:value-type="float" office:value="0.18699" calcext:value-type="float">
            <text:p>0.1869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0415" calcext:value-type="float">
            <text:p>0.030415</text:p>
          </table:table-cell>
          <table:table-cell office:value-type="float" office:value="0.20331" calcext:value-type="float">
            <text:p>0.203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7923" calcext:value-type="float">
            <text:p>0.57923</text:p>
          </table:table-cell>
          <table:table-cell office:value-type="float" office:value="0.2068" calcext:value-type="float">
            <text:p>0.206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5569" calcext:value-type="float">
            <text:p>0.035569</text:p>
          </table:table-cell>
          <table:table-cell office:value-type="float" office:value="0.19294" calcext:value-type="float">
            <text:p>0.1929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4579" calcext:value-type="float">
            <text:p>0.034579</text:p>
          </table:table-cell>
          <table:table-cell office:value-type="float" office:value="0.19564" calcext:value-type="float">
            <text:p>0.1956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0332" calcext:value-type="float">
            <text:p>0.030332</text:p>
          </table:table-cell>
          <table:table-cell office:value-type="float" office:value="0.21194" calcext:value-type="float">
            <text:p>0.2119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9072" calcext:value-type="float">
            <text:p>1.9072</text:p>
          </table:table-cell>
          <table:table-cell office:value-type="float" office:value="0.20386" calcext:value-type="float">
            <text:p>0.2038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42972" calcext:value-type="float">
            <text:p>0.042972</text:p>
          </table:table-cell>
          <table:table-cell office:value-type="float" office:value="0.21197" calcext:value-type="float">
            <text:p>0.2119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3291" calcext:value-type="float">
            <text:p>0.033291</text:p>
          </table:table-cell>
          <table:table-cell office:value-type="float" office:value="0.20144" calcext:value-type="float">
            <text:p>0.2014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2459" calcext:value-type="float">
            <text:p>0.032459</text:p>
          </table:table-cell>
          <table:table-cell office:value-type="float" office:value="0.23892" calcext:value-type="float">
            <text:p>0.2389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6193" calcext:value-type="float">
            <text:p>0.36193</text:p>
          </table:table-cell>
          <table:table-cell office:value-type="float" office:value="0.1944" calcext:value-type="float">
            <text:p>0.194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8424" calcext:value-type="float">
            <text:p>0.038424</text:p>
          </table:table-cell>
          <table:table-cell office:value-type="float" office:value="0.18886" calcext:value-type="float">
            <text:p>0.1888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4647" calcext:value-type="float">
            <text:p>0.034647</text:p>
          </table:table-cell>
          <table:table-cell office:value-type="float" office:value="0.1965" calcext:value-type="float">
            <text:p>0.196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1727" calcext:value-type="float">
            <text:p>0.031727</text:p>
          </table:table-cell>
          <table:table-cell office:value-type="float" office:value="0.20159" calcext:value-type="float">
            <text:p>0.201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99569" calcext:value-type="float">
            <text:p>0.099569</text:p>
          </table:table-cell>
          <table:table-cell office:value-type="float" office:value="0.24611" calcext:value-type="float">
            <text:p>0.2461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43518" calcext:value-type="float">
            <text:p>0.043518</text:p>
          </table:table-cell>
          <table:table-cell office:value-type="float" office:value="0.19931" calcext:value-type="float">
            <text:p>0.1993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4004" calcext:value-type="float">
            <text:p>0.034004</text:p>
          </table:table-cell>
          <table:table-cell office:value-type="float" office:value="0.20234" calcext:value-type="float">
            <text:p>0.2023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092" calcext:value-type="float">
            <text:p>0.03092</text:p>
          </table:table-cell>
          <table:table-cell office:value-type="float" office:value="0.22377" calcext:value-type="float">
            <text:p>0.2237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.025" calcext:value-type="float">
            <text:p>15.025</text:p>
          </table:table-cell>
          <table:table-cell office:value-type="float" office:value="0.21981" calcext:value-type="float">
            <text:p>0.2198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46592" calcext:value-type="float">
            <text:p>0.046592</text:p>
          </table:table-cell>
          <table:table-cell office:value-type="float" office:value="0.17155" calcext:value-type="float">
            <text:p>0.1715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702" calcext:value-type="float">
            <text:p>0.03702</text:p>
          </table:table-cell>
          <table:table-cell office:value-type="float" office:value="0.24205" calcext:value-type="float">
            <text:p>0.2420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1022" calcext:value-type="float">
            <text:p>0.031022</text:p>
          </table:table-cell>
          <table:table-cell office:value-type="float" office:value="0.19831" calcext:value-type="float">
            <text:p>0.198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0998" calcext:value-type="float">
            <text:p>0.10998</text:p>
          </table:table-cell>
          <table:table-cell office:value-type="float" office:value="0.19742" calcext:value-type="float">
            <text:p>0.1974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8787" calcext:value-type="float">
            <text:p>0.038787</text:p>
          </table:table-cell>
          <table:table-cell office:value-type="float" office:value="0.20599" calcext:value-type="float">
            <text:p>0.2059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2137" calcext:value-type="float">
            <text:p>0.032137</text:p>
          </table:table-cell>
          <table:table-cell office:value-type="float" office:value="0.18632" calcext:value-type="float">
            <text:p>0.1863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29662" calcext:value-type="float">
            <text:p>0.029662</text:p>
          </table:table-cell>
          <table:table-cell office:value-type="float" office:value="0.24075" calcext:value-type="float">
            <text:p>0.2407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23393" calcext:value-type="float">
            <text:p>0.2339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9776" calcext:value-type="float">
            <text:p>0.039776</text:p>
          </table:table-cell>
          <table:table-cell office:value-type="float" office:value="0.20417" calcext:value-type="float">
            <text:p>0.2041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40069" calcext:value-type="float">
            <text:p>0.040069</text:p>
          </table:table-cell>
          <table:table-cell office:value-type="float" office:value="0.20401" calcext:value-type="float">
            <text:p>0.2040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1534" calcext:value-type="float">
            <text:p>0.031534</text:p>
          </table:table-cell>
          <table:table-cell office:value-type="float" office:value="0.21165" calcext:value-type="float">
            <text:p>0.2116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.814" calcext:value-type="float">
            <text:p>7.814</text:p>
          </table:table-cell>
          <table:table-cell office:value-type="float" office:value="0.20679" calcext:value-type="float">
            <text:p>0.2067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42677" calcext:value-type="float">
            <text:p>0.042677</text:p>
          </table:table-cell>
          <table:table-cell office:value-type="float" office:value="0.21874" calcext:value-type="float">
            <text:p>0.2187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40209" calcext:value-type="float">
            <text:p>0.040209</text:p>
          </table:table-cell>
          <table:table-cell office:value-type="float" office:value="0.2084" calcext:value-type="float">
            <text:p>0.208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1582" calcext:value-type="float">
            <text:p>0.031582</text:p>
          </table:table-cell>
          <table:table-cell office:value-type="float" office:value="0.23569" calcext:value-type="float">
            <text:p>0.2356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6.779" calcext:value-type="float">
            <text:p>56.779</text:p>
          </table:table-cell>
          <table:table-cell office:value-type="float" office:value="0.21038" calcext:value-type="float">
            <text:p>0.2103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42827" calcext:value-type="float">
            <text:p>0.042827</text:p>
          </table:table-cell>
          <table:table-cell office:value-type="float" office:value="0.20852" calcext:value-type="float">
            <text:p>0.2085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5268" calcext:value-type="float">
            <text:p>0.035268</text:p>
          </table:table-cell>
          <table:table-cell office:value-type="float" office:value="0.16827" calcext:value-type="float">
            <text:p>0.1682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1368" calcext:value-type="float">
            <text:p>0.031368</text:p>
          </table:table-cell>
          <table:table-cell office:value-type="float" office:value="0.19694" calcext:value-type="float">
            <text:p>0.1969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3339" calcext:value-type="float">
            <text:p>0.13339</text:p>
          </table:table-cell>
          <table:table-cell office:value-type="float" office:value="0.21479" calcext:value-type="float">
            <text:p>0.2147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6541" calcext:value-type="float">
            <text:p>0.036541</text:p>
          </table:table-cell>
          <table:table-cell office:value-type="float" office:value="0.21174" calcext:value-type="float">
            <text:p>0.2117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1217" calcext:value-type="float">
            <text:p>0.031217</text:p>
          </table:table-cell>
          <table:table-cell office:value-type="float" office:value="0.19972" calcext:value-type="float">
            <text:p>0.1997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1746" calcext:value-type="float">
            <text:p>0.031746</text:p>
          </table:table-cell>
          <table:table-cell office:value-type="float" office:value="0.18139" calcext:value-type="float">
            <text:p>0.1813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4479" calcext:value-type="float">
            <text:p>0.14479</text:p>
          </table:table-cell>
          <table:table-cell office:value-type="float" office:value="0.21802" calcext:value-type="float">
            <text:p>0.2180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325" calcext:value-type="float">
            <text:p>0.03325</text:p>
          </table:table-cell>
          <table:table-cell office:value-type="float" office:value="0.23696" calcext:value-type="float">
            <text:p>0.2369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6191" calcext:value-type="float">
            <text:p>0.036191</text:p>
          </table:table-cell>
          <table:table-cell office:value-type="float" office:value="0.22565" calcext:value-type="float">
            <text:p>0.2256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0472" calcext:value-type="float">
            <text:p>0.030472</text:p>
          </table:table-cell>
          <table:table-cell office:value-type="float" office:value="0.21856" calcext:value-type="float">
            <text:p>0.2185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2748" calcext:value-type="float">
            <text:p>1.2748</text:p>
          </table:table-cell>
          <table:table-cell office:value-type="float" office:value="0.18231" calcext:value-type="float">
            <text:p>0.1823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683" calcext:value-type="float">
            <text:p>0.03683</text:p>
          </table:table-cell>
          <table:table-cell office:value-type="float" office:value="0.20981" calcext:value-type="float">
            <text:p>0.2098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1431" calcext:value-type="float">
            <text:p>0.031431</text:p>
          </table:table-cell>
          <table:table-cell office:value-type="float" office:value="0.20772" calcext:value-type="float">
            <text:p>0.2077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2219" calcext:value-type="float">
            <text:p>0.032219</text:p>
          </table:table-cell>
          <table:table-cell office:value-type="float" office:value="0.19852" calcext:value-type="float">
            <text:p>0.1985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2782" calcext:value-type="float">
            <text:p>0.12782</text:p>
          </table:table-cell>
          <table:table-cell office:value-type="float" office:value="0.23016" calcext:value-type="float">
            <text:p>0.2301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41144" calcext:value-type="float">
            <text:p>0.041144</text:p>
          </table:table-cell>
          <table:table-cell office:value-type="float" office:value="0.20584" calcext:value-type="float">
            <text:p>0.2058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3698" calcext:value-type="float">
            <text:p>0.033698</text:p>
          </table:table-cell>
          <table:table-cell office:value-type="float" office:value="0.22142" calcext:value-type="float">
            <text:p>0.2214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0951" calcext:value-type="float">
            <text:p>0.030951</text:p>
          </table:table-cell>
          <table:table-cell office:value-type="float" office:value="0.24465" calcext:value-type="float">
            <text:p>0.2446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8093" calcext:value-type="float">
            <text:p>0.18093</text:p>
          </table:table-cell>
          <table:table-cell office:value-type="float" office:value="0.19991" calcext:value-type="float">
            <text:p>0.1999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6762" calcext:value-type="float">
            <text:p>0.036762</text:p>
          </table:table-cell>
          <table:table-cell office:value-type="float" office:value="0.22872" calcext:value-type="float">
            <text:p>0.2287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6744" calcext:value-type="float">
            <text:p>0.036744</text:p>
          </table:table-cell>
          <table:table-cell office:value-type="float" office:value="0.21893" calcext:value-type="float">
            <text:p>0.2189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0448" calcext:value-type="float">
            <text:p>0.030448</text:p>
          </table:table-cell>
          <table:table-cell office:value-type="float" office:value="0.22918" calcext:value-type="float">
            <text:p>0.229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3975" calcext:value-type="float">
            <text:p>0.33975</text:p>
          </table:table-cell>
          <table:table-cell office:value-type="float" office:value="0.25016" calcext:value-type="float">
            <text:p>0.2501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7219" calcext:value-type="float">
            <text:p>0.037219</text:p>
          </table:table-cell>
          <table:table-cell office:value-type="float" office:value="0.24136" calcext:value-type="float">
            <text:p>0.2413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6522" calcext:value-type="float">
            <text:p>0.036522</text:p>
          </table:table-cell>
          <table:table-cell office:value-type="float" office:value="0.21587" calcext:value-type="float">
            <text:p>0.2158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2944" calcext:value-type="float">
            <text:p>0.032944</text:p>
          </table:table-cell>
          <table:table-cell office:value-type="float" office:value="0.19069" calcext:value-type="float">
            <text:p>0.1906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46209" calcext:value-type="float">
            <text:p>0.46209</text:p>
          </table:table-cell>
          <table:table-cell office:value-type="float" office:value="0.23144" calcext:value-type="float">
            <text:p>0.2314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20717" calcext:value-type="float">
            <text:p>0.2071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6497" calcext:value-type="float">
            <text:p>0.036497</text:p>
          </table:table-cell>
          <table:table-cell office:value-type="float" office:value="0.20148" calcext:value-type="float">
            <text:p>0.2014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0883" calcext:value-type="float">
            <text:p>0.030883</text:p>
          </table:table-cell>
          <table:table-cell office:value-type="float" office:value="0.20573" calcext:value-type="float">
            <text:p>0.2057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21744" calcext:value-type="float">
            <text:p>0.2174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42482" calcext:value-type="float">
            <text:p>0.042482</text:p>
          </table:table-cell>
          <table:table-cell office:value-type="float" office:value="0.21009" calcext:value-type="float">
            <text:p>0.2100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6137" calcext:value-type="float">
            <text:p>0.036137</text:p>
          </table:table-cell>
          <table:table-cell office:value-type="float" office:value="0.21762" calcext:value-type="float">
            <text:p>0.2176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0916" calcext:value-type="float">
            <text:p>0.030916</text:p>
          </table:table-cell>
          <table:table-cell office:value-type="float" office:value="0.21004" calcext:value-type="float">
            <text:p>0.2100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8432" calcext:value-type="float">
            <text:p>0.18432</text:p>
          </table:table-cell>
          <table:table-cell office:value-type="float" office:value="0.20766" calcext:value-type="float">
            <text:p>0.2076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7983" calcext:value-type="float">
            <text:p>0.037983</text:p>
          </table:table-cell>
          <table:table-cell office:value-type="float" office:value="0.20813" calcext:value-type="float">
            <text:p>0.2081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3662" calcext:value-type="float">
            <text:p>0.033662</text:p>
          </table:table-cell>
          <table:table-cell office:value-type="float" office:value="0.19194" calcext:value-type="float">
            <text:p>0.1919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1313" calcext:value-type="float">
            <text:p>0.031313</text:p>
          </table:table-cell>
          <table:table-cell office:value-type="float" office:value="0.22259" calcext:value-type="float">
            <text:p>0.222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98401" calcext:value-type="float">
            <text:p>0.098401</text:p>
          </table:table-cell>
          <table:table-cell office:value-type="float" office:value="0.21859" calcext:value-type="float">
            <text:p>0.2185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41953" calcext:value-type="float">
            <text:p>0.041953</text:p>
          </table:table-cell>
          <table:table-cell office:value-type="float" office:value="0.2239" calcext:value-type="float">
            <text:p>0.223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1755" calcext:value-type="float">
            <text:p>0.031755</text:p>
          </table:table-cell>
          <table:table-cell office:value-type="float" office:value="0.26211" calcext:value-type="float">
            <text:p>0.2621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0535" calcext:value-type="float">
            <text:p>0.030535</text:p>
          </table:table-cell>
          <table:table-cell office:value-type="float" office:value="0.23424" calcext:value-type="float">
            <text:p>0.234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0921" calcext:value-type="float">
            <text:p>0.10921</text:p>
          </table:table-cell>
          <table:table-cell office:value-type="float" office:value="0.20109" calcext:value-type="float">
            <text:p>0.2010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45566" calcext:value-type="float">
            <text:p>0.045566</text:p>
          </table:table-cell>
          <table:table-cell office:value-type="float" office:value="0.21741" calcext:value-type="float">
            <text:p>0.2174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3176" calcext:value-type="float">
            <text:p>0.033176</text:p>
          </table:table-cell>
          <table:table-cell office:value-type="float" office:value="0.24007" calcext:value-type="float">
            <text:p>0.2400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0032" calcext:value-type="float">
            <text:p>0.030032</text:p>
          </table:table-cell>
          <table:table-cell office:value-type="float" office:value="0.21893" calcext:value-type="float">
            <text:p>0.2189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21398" calcext:value-type="float">
            <text:p>0.2139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40569" calcext:value-type="float">
            <text:p>0.040569</text:p>
          </table:table-cell>
          <table:table-cell office:value-type="float" office:value="0.214" calcext:value-type="float">
            <text:p>0.21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7446" calcext:value-type="float">
            <text:p>0.037446</text:p>
          </table:table-cell>
          <table:table-cell office:value-type="float" office:value="0.22085" calcext:value-type="float">
            <text:p>0.2208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2907" calcext:value-type="float">
            <text:p>0.02907</text:p>
          </table:table-cell>
          <table:table-cell office:value-type="float" office:value="0.20166" calcext:value-type="float">
            <text:p>0.2016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85246" calcext:value-type="float">
            <text:p>0.085246</text:p>
          </table:table-cell>
          <table:table-cell office:value-type="float" office:value="0.21061" calcext:value-type="float">
            <text:p>0.2106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52135" calcext:value-type="float">
            <text:p>0.052135</text:p>
          </table:table-cell>
          <table:table-cell office:value-type="float" office:value="0.21546" calcext:value-type="float">
            <text:p>0.2154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6374" calcext:value-type="float">
            <text:p>0.036374</text:p>
          </table:table-cell>
          <table:table-cell office:value-type="float" office:value="0.23923" calcext:value-type="float">
            <text:p>0.2392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1711" calcext:value-type="float">
            <text:p>0.031711</text:p>
          </table:table-cell>
          <table:table-cell office:value-type="float" office:value="0.22824" calcext:value-type="float">
            <text:p>0.228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9697" calcext:value-type="float">
            <text:p>0.19697</text:p>
          </table:table-cell>
          <table:table-cell office:value-type="float" office:value="0.22708" calcext:value-type="float">
            <text:p>0.2270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6587" calcext:value-type="float">
            <text:p>0.036587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8486" calcext:value-type="float">
            <text:p>0.038486</text:p>
          </table:table-cell>
          <table:table-cell office:value-type="float" office:value="0.24396" calcext:value-type="float">
            <text:p>0.2439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2989" calcext:value-type="float">
            <text:p>0.02989</text:p>
          </table:table-cell>
          <table:table-cell office:value-type="float" office:value="0.24128" calcext:value-type="float">
            <text:p>0.24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0189" calcext:value-type="float">
            <text:p>0.20189</text:p>
          </table:table-cell>
          <table:table-cell office:value-type="float" office:value="0.20198" calcext:value-type="float">
            <text:p>0.2019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41469" calcext:value-type="float">
            <text:p>0.041469</text:p>
          </table:table-cell>
          <table:table-cell office:value-type="float" office:value="0.23241" calcext:value-type="float">
            <text:p>0.2324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4944" calcext:value-type="float">
            <text:p>0.034944</text:p>
          </table:table-cell>
          <table:table-cell office:value-type="float" office:value="0.21067" calcext:value-type="float">
            <text:p>0.210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2109" calcext:value-type="float">
            <text:p>0.032109</text:p>
          </table:table-cell>
          <table:table-cell office:value-type="float" office:value="0.19302" calcext:value-type="float">
            <text:p>0.1930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0067" calcext:value-type="float">
            <text:p>0.10067</text:p>
          </table:table-cell>
          <table:table-cell office:value-type="float" office:value="0.20231" calcext:value-type="float">
            <text:p>0.2023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42479" calcext:value-type="float">
            <text:p>0.042479</text:p>
          </table:table-cell>
          <table:table-cell office:value-type="float" office:value="0.20177" calcext:value-type="float">
            <text:p>0.2017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3196" calcext:value-type="float">
            <text:p>0.033196</text:p>
          </table:table-cell>
          <table:table-cell office:value-type="float" office:value="0.21258" calcext:value-type="float">
            <text:p>0.2125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297" calcext:value-type="float">
            <text:p>0.03297</text:p>
          </table:table-cell>
          <table:table-cell office:value-type="float" office:value="0.20272" calcext:value-type="float">
            <text:p>0.2027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9343" calcext:value-type="float">
            <text:p>0.39343</text:p>
          </table:table-cell>
          <table:table-cell office:value-type="float" office:value="0.2133" calcext:value-type="float">
            <text:p>0.213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6774" calcext:value-type="float">
            <text:p>0.036774</text:p>
          </table:table-cell>
          <table:table-cell office:value-type="float" office:value="0.22378" calcext:value-type="float">
            <text:p>0.2237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3635" calcext:value-type="float">
            <text:p>0.033635</text:p>
          </table:table-cell>
          <table:table-cell office:value-type="float" office:value="0.20487" calcext:value-type="float">
            <text:p>0.2048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1419" calcext:value-type="float">
            <text:p>0.031419</text:p>
          </table:table-cell>
          <table:table-cell office:value-type="float" office:value="0.18719" calcext:value-type="float">
            <text:p>0.1871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0432" calcext:value-type="float">
            <text:p>0.20432</text:p>
          </table:table-cell>
          <table:table-cell office:value-type="float" office:value="0.2213" calcext:value-type="float">
            <text:p>0.221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9354" calcext:value-type="float">
            <text:p>0.039354</text:p>
          </table:table-cell>
          <table:table-cell office:value-type="float" office:value="0.19393" calcext:value-type="float">
            <text:p>0.1939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40615" calcext:value-type="float">
            <text:p>0.040615</text:p>
          </table:table-cell>
          <table:table-cell office:value-type="float" office:value="0.19691" calcext:value-type="float">
            <text:p>0.1969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3283" calcext:value-type="float">
            <text:p>0.033283</text:p>
          </table:table-cell>
          <table:table-cell office:value-type="float" office:value="0.18087" calcext:value-type="float">
            <text:p>0.1808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2065" calcext:value-type="float">
            <text:p>0.12065</text:p>
          </table:table-cell>
          <table:table-cell office:value-type="float" office:value="0.20286" calcext:value-type="float">
            <text:p>0.2028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818" calcext:value-type="float">
            <text:p>0.03818</text:p>
          </table:table-cell>
          <table:table-cell office:value-type="float" office:value="0.21806" calcext:value-type="float">
            <text:p>0.2180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2502" calcext:value-type="float">
            <text:p>0.032502</text:p>
          </table:table-cell>
          <table:table-cell office:value-type="float" office:value="0.21167" calcext:value-type="float">
            <text:p>0.211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0861" calcext:value-type="float">
            <text:p>0.030861</text:p>
          </table:table-cell>
          <table:table-cell office:value-type="float" office:value="0.2092" calcext:value-type="float">
            <text:p>0.209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7895" calcext:value-type="float">
            <text:p>0.37895</text:p>
          </table:table-cell>
          <table:table-cell office:value-type="float" office:value="0.23649" calcext:value-type="float">
            <text:p>0.2364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8658" calcext:value-type="float">
            <text:p>0.038658</text:p>
          </table:table-cell>
          <table:table-cell office:value-type="float" office:value="0.21121" calcext:value-type="float">
            <text:p>0.2112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1347" calcext:value-type="float">
            <text:p>0.031347</text:p>
          </table:table-cell>
          <table:table-cell office:value-type="float" office:value="0.22346" calcext:value-type="float">
            <text:p>0.2234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1931" calcext:value-type="float">
            <text:p>0.031931</text:p>
          </table:table-cell>
          <table:table-cell office:value-type="float" office:value="0.18605" calcext:value-type="float">
            <text:p>0.186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1905" calcext:value-type="float">
            <text:p>0.11905</text:p>
          </table:table-cell>
          <table:table-cell office:value-type="float" office:value="0.22037" calcext:value-type="float">
            <text:p>0.2203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9033" calcext:value-type="float">
            <text:p>0.039033</text:p>
          </table:table-cell>
          <table:table-cell office:value-type="float" office:value="0.19674" calcext:value-type="float">
            <text:p>0.1967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5004" calcext:value-type="float">
            <text:p>0.035004</text:p>
          </table:table-cell>
          <table:table-cell office:value-type="float" office:value="0.22075" calcext:value-type="float">
            <text:p>0.2207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0636" calcext:value-type="float">
            <text:p>0.030636</text:p>
          </table:table-cell>
          <table:table-cell office:value-type="float" office:value="0.23124" calcext:value-type="float">
            <text:p>0.231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0923" calcext:value-type="float">
            <text:p>0.30923</text:p>
          </table:table-cell>
          <table:table-cell office:value-type="float" office:value="0.20366" calcext:value-type="float">
            <text:p>0.2036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8029" calcext:value-type="float">
            <text:p>0.038029</text:p>
          </table:table-cell>
          <table:table-cell office:value-type="float" office:value="0.20449" calcext:value-type="float">
            <text:p>0.2044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6043" calcext:value-type="float">
            <text:p>0.036043</text:p>
          </table:table-cell>
          <table:table-cell office:value-type="float" office:value="0.17747" calcext:value-type="float">
            <text:p>0.1774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1982" calcext:value-type="float">
            <text:p>0.031982</text:p>
          </table:table-cell>
          <table:table-cell office:value-type="float" office:value="0.20698" calcext:value-type="float">
            <text:p>0.2069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45397" calcext:value-type="float">
            <text:p>0.45397</text:p>
          </table:table-cell>
          <table:table-cell office:value-type="float" office:value="0.20304" calcext:value-type="float">
            <text:p>0.2030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40434" calcext:value-type="float">
            <text:p>0.040434</text:p>
          </table:table-cell>
          <table:table-cell office:value-type="float" office:value="0.23787" calcext:value-type="float">
            <text:p>0.2378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1248" calcext:value-type="float">
            <text:p>0.031248</text:p>
          </table:table-cell>
          <table:table-cell office:value-type="float" office:value="0.19254" calcext:value-type="float">
            <text:p>0.1925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2597" calcext:value-type="float">
            <text:p>0.032597</text:p>
          </table:table-cell>
          <table:table-cell office:value-type="float" office:value="0.19662" calcext:value-type="float">
            <text:p>0.1966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4462" calcext:value-type="float">
            <text:p>0.94462</text:p>
          </table:table-cell>
          <table:table-cell office:value-type="float" office:value="0.22061" calcext:value-type="float">
            <text:p>0.2206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8064" calcext:value-type="float">
            <text:p>0.038064</text:p>
          </table:table-cell>
          <table:table-cell office:value-type="float" office:value="0.20289" calcext:value-type="float">
            <text:p>0.2028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3242" calcext:value-type="float">
            <text:p>0.033242</text:p>
          </table:table-cell>
          <table:table-cell office:value-type="float" office:value="0.20167" calcext:value-type="float">
            <text:p>0.201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19638" calcext:value-type="float">
            <text:p>0.196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0745" calcext:value-type="float">
            <text:p>0.10745</text:p>
          </table:table-cell>
          <table:table-cell office:value-type="float" office:value="0.21278" calcext:value-type="float">
            <text:p>0.2127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40743" calcext:value-type="float">
            <text:p>0.040743</text:p>
          </table:table-cell>
          <table:table-cell office:value-type="float" office:value="0.20741" calcext:value-type="float">
            <text:p>0.2074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2917" calcext:value-type="float">
            <text:p>0.032917</text:p>
          </table:table-cell>
          <table:table-cell office:value-type="float" office:value="0.22074" calcext:value-type="float">
            <text:p>0.2207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1348" calcext:value-type="float">
            <text:p>0.031348</text:p>
          </table:table-cell>
          <table:table-cell office:value-type="float" office:value="0.18653" calcext:value-type="float">
            <text:p>0.1865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4747" calcext:value-type="float">
            <text:p>0.14747</text:p>
          </table:table-cell>
          <table:table-cell office:value-type="float" office:value="0.18974" calcext:value-type="float">
            <text:p>0.1897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41827" calcext:value-type="float">
            <text:p>0.041827</text:p>
          </table:table-cell>
          <table:table-cell office:value-type="float" office:value="0.21026" calcext:value-type="float">
            <text:p>0.2102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3929" calcext:value-type="float">
            <text:p>0.033929</text:p>
          </table:table-cell>
          <table:table-cell office:value-type="float" office:value="0.20152" calcext:value-type="float">
            <text:p>0.2015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30915" calcext:value-type="float">
            <text:p>0.030915</text:p>
          </table:table-cell>
          <table:table-cell office:value-type="float" office:value="0.19279" calcext:value-type="float">
            <text:p>0.1927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2964" calcext:value-type="float">
            <text:p>0.32964</text:p>
          </table:table-cell>
          <table:table-cell office:value-type="float" office:value="0.21841" calcext:value-type="float">
            <text:p>0.2184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9411" calcext:value-type="float">
            <text:p>0.039411</text:p>
          </table:table-cell>
          <table:table-cell office:value-type="float" office:value="0.22506" calcext:value-type="float">
            <text:p>0.2250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5833" calcext:value-type="float">
            <text:p>0.035833</text:p>
          </table:table-cell>
          <table:table-cell office:value-type="float" office:value="0.22893" calcext:value-type="float">
            <text:p>0.2289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0905" calcext:value-type="float">
            <text:p>0.030905</text:p>
          </table:table-cell>
          <table:table-cell office:value-type="float" office:value="0.2349" calcext:value-type="float">
            <text:p>0.23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7386" calcext:value-type="float">
            <text:p>0.17386</text:p>
          </table:table-cell>
          <table:table-cell office:value-type="float" office:value="0.23566" calcext:value-type="float">
            <text:p>0.2356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1875" calcext:value-type="float">
            <text:p>0.041875</text:p>
          </table:table-cell>
          <table:table-cell office:value-type="float" office:value="0.18818" calcext:value-type="float">
            <text:p>0.1881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8134" calcext:value-type="float">
            <text:p>0.038134</text:p>
          </table:table-cell>
          <table:table-cell office:value-type="float" office:value="0.20772" calcext:value-type="float">
            <text:p>0.2077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0815" calcext:value-type="float">
            <text:p>0.030815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.1894" calcext:value-type="float">
            <text:p>7.1894</text:p>
          </table:table-cell>
          <table:table-cell office:value-type="float" office:value="0.24222" calcext:value-type="float">
            <text:p>0.2422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6862" calcext:value-type="float">
            <text:p>0.036862</text:p>
          </table:table-cell>
          <table:table-cell office:value-type="float" office:value="0.2468" calcext:value-type="float">
            <text:p>0.246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305" calcext:value-type="float">
            <text:p>0.03305</text:p>
          </table:table-cell>
          <table:table-cell office:value-type="float" office:value="0.20872" calcext:value-type="float">
            <text:p>0.2087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1156" calcext:value-type="float">
            <text:p>0.031156</text:p>
          </table:table-cell>
          <table:table-cell office:value-type="float" office:value="0.21336" calcext:value-type="float">
            <text:p>0.2133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8893" calcext:value-type="float">
            <text:p>0.18893</text:p>
          </table:table-cell>
          <table:table-cell office:value-type="float" office:value="0.20648" calcext:value-type="float">
            <text:p>0.2064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3161" calcext:value-type="float">
            <text:p>0.043161</text:p>
          </table:table-cell>
          <table:table-cell office:value-type="float" office:value="0.23529" calcext:value-type="float">
            <text:p>0.2352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3691" calcext:value-type="float">
            <text:p>0.033691</text:p>
          </table:table-cell>
          <table:table-cell office:value-type="float" office:value="0.21046" calcext:value-type="float">
            <text:p>0.2104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1701" calcext:value-type="float">
            <text:p>0.031701</text:p>
          </table:table-cell>
          <table:table-cell office:value-type="float" office:value="0.21056" calcext:value-type="float">
            <text:p>0.2105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3948" calcext:value-type="float">
            <text:p>0.13948</text:p>
          </table:table-cell>
          <table:table-cell office:value-type="float" office:value="0.22427" calcext:value-type="float">
            <text:p>0.2242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1842" calcext:value-type="float">
            <text:p>0.041842</text:p>
          </table:table-cell>
          <table:table-cell office:value-type="float" office:value="0.22326" calcext:value-type="float">
            <text:p>0.2232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4622" calcext:value-type="float">
            <text:p>0.034622</text:p>
          </table:table-cell>
          <table:table-cell office:value-type="float" office:value="0.21809" calcext:value-type="float">
            <text:p>0.2180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0.20542" calcext:value-type="float">
            <text:p>0.205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.7286" calcext:value-type="float">
            <text:p>7.7286</text:p>
          </table:table-cell>
          <table:table-cell office:value-type="float" office:value="0.24544" calcext:value-type="float">
            <text:p>0.2454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3716" calcext:value-type="float">
            <text:p>0.043716</text:p>
          </table:table-cell>
          <table:table-cell office:value-type="float" office:value="0.23302" calcext:value-type="float">
            <text:p>0.2330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7636" calcext:value-type="float">
            <text:p>0.037636</text:p>
          </table:table-cell>
          <table:table-cell office:value-type="float" office:value="0.18658" calcext:value-type="float">
            <text:p>0.1865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1694" calcext:value-type="float">
            <text:p>0.031694</text:p>
          </table:table-cell>
          <table:table-cell office:value-type="float" office:value="0.22816" calcext:value-type="float">
            <text:p>0.228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9.6" calcext:value-type="float">
            <text:p>159.6</text:p>
          </table:table-cell>
          <table:table-cell office:value-type="float" office:value="0.24478" calcext:value-type="float">
            <text:p>0.2447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6675" calcext:value-type="float">
            <text:p>0.036675</text:p>
          </table:table-cell>
          <table:table-cell office:value-type="float" office:value="0.21678" calcext:value-type="float">
            <text:p>0.2167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2143" calcext:value-type="float">
            <text:p>0.032143</text:p>
          </table:table-cell>
          <table:table-cell office:value-type="float" office:value="0.24884" calcext:value-type="float">
            <text:p>0.2488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2234" calcext:value-type="float">
            <text:p>0.032234</text:p>
          </table:table-cell>
          <table:table-cell office:value-type="float" office:value="0.22518" calcext:value-type="float">
            <text:p>0.225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2241" calcext:value-type="float">
            <text:p>0.12241</text:p>
          </table:table-cell>
          <table:table-cell office:value-type="float" office:value="0.24768" calcext:value-type="float">
            <text:p>0.2476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2177" calcext:value-type="float">
            <text:p>0.042177</text:p>
          </table:table-cell>
          <table:table-cell office:value-type="float" office:value="0.22432" calcext:value-type="float">
            <text:p>0.2243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5491" calcext:value-type="float">
            <text:p>0.035491</text:p>
          </table:table-cell>
          <table:table-cell office:value-type="float" office:value="0.25447" calcext:value-type="float">
            <text:p>0.2544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1517" calcext:value-type="float">
            <text:p>0.031517</text:p>
          </table:table-cell>
          <table:table-cell office:value-type="float" office:value="0.22414" calcext:value-type="float">
            <text:p>0.2241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4487" calcext:value-type="float">
            <text:p>0.14487</text:p>
          </table:table-cell>
          <table:table-cell office:value-type="float" office:value="0.26211" calcext:value-type="float">
            <text:p>0.2621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804" calcext:value-type="float">
            <text:p>0.03804</text:p>
          </table:table-cell>
          <table:table-cell office:value-type="float" office:value="0.21684" calcext:value-type="float">
            <text:p>0.2168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4351" calcext:value-type="float">
            <text:p>0.034351</text:p>
          </table:table-cell>
          <table:table-cell office:value-type="float" office:value="0.23396" calcext:value-type="float">
            <text:p>0.2339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22722" calcext:value-type="float">
            <text:p>0.2272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859" calcext:value-type="float">
            <text:p>0.5859</text:p>
          </table:table-cell>
          <table:table-cell office:value-type="float" office:value="0.20527" calcext:value-type="float">
            <text:p>0.2052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4687" calcext:value-type="float">
            <text:p>0.044687</text:p>
          </table:table-cell>
          <table:table-cell office:value-type="float" office:value="0.24845" calcext:value-type="float">
            <text:p>0.2484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4959" calcext:value-type="float">
            <text:p>0.034959</text:p>
          </table:table-cell>
          <table:table-cell office:value-type="float" office:value="0.21693" calcext:value-type="float">
            <text:p>0.2169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1312" calcext:value-type="float">
            <text:p>0.031312</text:p>
          </table:table-cell>
          <table:table-cell office:value-type="float" office:value="0.24305" calcext:value-type="float">
            <text:p>0.2430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4246" calcext:value-type="float">
            <text:p>0.24246</text:p>
          </table:table-cell>
          <table:table-cell office:value-type="float" office:value="0.19359" calcext:value-type="float">
            <text:p>0.1935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121" calcext:value-type="float">
            <text:p>0.04121</text:p>
          </table:table-cell>
          <table:table-cell office:value-type="float" office:value="0.23223" calcext:value-type="float">
            <text:p>0.2322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4602" calcext:value-type="float">
            <text:p>0.034602</text:p>
          </table:table-cell>
          <table:table-cell office:value-type="float" office:value="0.24856" calcext:value-type="float">
            <text:p>0.2485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0936" calcext:value-type="float">
            <text:p>0.030936</text:p>
          </table:table-cell>
          <table:table-cell office:value-type="float" office:value="0.23763" calcext:value-type="float">
            <text:p>0.2376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9516" calcext:value-type="float">
            <text:p>0.19516</text:p>
          </table:table-cell>
          <table:table-cell office:value-type="float" office:value="0.19008" calcext:value-type="float">
            <text:p>0.1900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2677" calcext:value-type="float">
            <text:p>0.042677</text:p>
          </table:table-cell>
          <table:table-cell office:value-type="float" office:value="0.20192" calcext:value-type="float">
            <text:p>0.2019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6103" calcext:value-type="float">
            <text:p>0.036103</text:p>
          </table:table-cell>
          <table:table-cell office:value-type="float" office:value="0.23434" calcext:value-type="float">
            <text:p>0.2343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2641" calcext:value-type="float">
            <text:p>0.032641</text:p>
          </table:table-cell>
          <table:table-cell office:value-type="float" office:value="0.19924" calcext:value-type="float">
            <text:p>0.199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0523" calcext:value-type="float">
            <text:p>0.30523</text:p>
          </table:table-cell>
          <table:table-cell office:value-type="float" office:value="0.19166" calcext:value-type="float">
            <text:p>0.1916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274" calcext:value-type="float">
            <text:p>0.04274</text:p>
          </table:table-cell>
          <table:table-cell office:value-type="float" office:value="0.21398" calcext:value-type="float">
            <text:p>0.2139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3048" calcext:value-type="float">
            <text:p>0.033048</text:p>
          </table:table-cell>
          <table:table-cell office:value-type="float" office:value="0.23097" calcext:value-type="float">
            <text:p>0.2309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2156" calcext:value-type="float">
            <text:p>0.032156</text:p>
          </table:table-cell>
          <table:table-cell office:value-type="float" office:value="0.22927" calcext:value-type="float">
            <text:p>0.2292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2225" calcext:value-type="float">
            <text:p>0.12225</text:p>
          </table:table-cell>
          <table:table-cell office:value-type="float" office:value="0.21186" calcext:value-type="float">
            <text:p>0.2118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9979" calcext:value-type="float">
            <text:p>0.039979</text:p>
          </table:table-cell>
          <table:table-cell office:value-type="float" office:value="0.21297" calcext:value-type="float">
            <text:p>0.2129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3502" calcext:value-type="float">
            <text:p>0.033502</text:p>
          </table:table-cell>
          <table:table-cell office:value-type="float" office:value="0.21848" calcext:value-type="float">
            <text:p>0.2184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1412" calcext:value-type="float">
            <text:p>0.031412</text:p>
          </table:table-cell>
          <table:table-cell office:value-type="float" office:value="0.20363" calcext:value-type="float">
            <text:p>0.2036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9737" calcext:value-type="float">
            <text:p>0.49737</text:p>
          </table:table-cell>
          <table:table-cell office:value-type="float" office:value="0.2163" calcext:value-type="float">
            <text:p>0.216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5994" calcext:value-type="float">
            <text:p>0.045994</text:p>
          </table:table-cell>
          <table:table-cell office:value-type="float" office:value="0.21936" calcext:value-type="float">
            <text:p>0.2193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4563" calcext:value-type="float">
            <text:p>0.034563</text:p>
          </table:table-cell>
          <table:table-cell office:value-type="float" office:value="0.22383" calcext:value-type="float">
            <text:p>0.2238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28909" calcext:value-type="float">
            <text:p>0.028909</text:p>
          </table:table-cell>
          <table:table-cell office:value-type="float" office:value="0.21775" calcext:value-type="float">
            <text:p>0.217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9831" calcext:value-type="float">
            <text:p>0.19831</text:p>
          </table:table-cell>
          <table:table-cell office:value-type="float" office:value="0.21721" calcext:value-type="float">
            <text:p>0.2172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5549" calcext:value-type="float">
            <text:p>0.035549</text:p>
          </table:table-cell>
          <table:table-cell office:value-type="float" office:value="0.24017" calcext:value-type="float">
            <text:p>0.2401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8248" calcext:value-type="float">
            <text:p>0.038248</text:p>
          </table:table-cell>
          <table:table-cell office:value-type="float" office:value="0.23449" calcext:value-type="float">
            <text:p>0.2344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2009" calcext:value-type="float">
            <text:p>0.032009</text:p>
          </table:table-cell>
          <table:table-cell office:value-type="float" office:value="0.23895" calcext:value-type="float">
            <text:p>0.2389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67467" calcext:value-type="float">
            <text:p>0.067467</text:p>
          </table:table-cell>
          <table:table-cell office:value-type="float" office:value="0.22714" calcext:value-type="float">
            <text:p>0.2271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6142" calcext:value-type="float">
            <text:p>0.046142</text:p>
          </table:table-cell>
          <table:table-cell office:value-type="float" office:value="0.25298" calcext:value-type="float">
            <text:p>0.2529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7489" calcext:value-type="float">
            <text:p>0.037489</text:p>
          </table:table-cell>
          <table:table-cell office:value-type="float" office:value="0.20988" calcext:value-type="float">
            <text:p>0.2098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0497" calcext:value-type="float">
            <text:p>0.030497</text:p>
          </table:table-cell>
          <table:table-cell office:value-type="float" office:value="0.23765" calcext:value-type="float">
            <text:p>0.2376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3992" calcext:value-type="float">
            <text:p>0.33992</text:p>
          </table:table-cell>
          <table:table-cell office:value-type="float" office:value="0.21296" calcext:value-type="float">
            <text:p>0.2129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1844" calcext:value-type="float">
            <text:p>0.041844</text:p>
          </table:table-cell>
          <table:table-cell office:value-type="float" office:value="0.23625" calcext:value-type="float">
            <text:p>0.2362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5487" calcext:value-type="float">
            <text:p>0.035487</text:p>
          </table:table-cell>
          <table:table-cell office:value-type="float" office:value="0.20752" calcext:value-type="float">
            <text:p>0.2075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059" calcext:value-type="float">
            <text:p>0.03059</text:p>
          </table:table-cell>
          <table:table-cell office:value-type="float" office:value="0.20742" calcext:value-type="float">
            <text:p>0.207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3462" calcext:value-type="float">
            <text:p>0.13462</text:p>
          </table:table-cell>
          <table:table-cell office:value-type="float" office:value="0.21326" calcext:value-type="float">
            <text:p>0.2132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0036" calcext:value-type="float">
            <text:p>0.040036</text:p>
          </table:table-cell>
          <table:table-cell office:value-type="float" office:value="0.20707" calcext:value-type="float">
            <text:p>0.2070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9623" calcext:value-type="float">
            <text:p>0.039623</text:p>
          </table:table-cell>
          <table:table-cell office:value-type="float" office:value="0.20506" calcext:value-type="float">
            <text:p>0.2050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1381" calcext:value-type="float">
            <text:p>0.031381</text:p>
          </table:table-cell>
          <table:table-cell office:value-type="float" office:value="0.20874" calcext:value-type="float">
            <text:p>0.2087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4201" calcext:value-type="float">
            <text:p>0.34201</text:p>
          </table:table-cell>
          <table:table-cell office:value-type="float" office:value="0.23275" calcext:value-type="float">
            <text:p>0.2327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4244" calcext:value-type="float">
            <text:p>0.044244</text:p>
          </table:table-cell>
          <table:table-cell office:value-type="float" office:value="0.1993" calcext:value-type="float">
            <text:p>0.199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3288" calcext:value-type="float">
            <text:p>0.033288</text:p>
          </table:table-cell>
          <table:table-cell office:value-type="float" office:value="0.24269" calcext:value-type="float">
            <text:p>0.2426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0614" calcext:value-type="float">
            <text:p>0.030614</text:p>
          </table:table-cell>
          <table:table-cell office:value-type="float" office:value="0.18813" calcext:value-type="float">
            <text:p>0.1881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1741" calcext:value-type="float">
            <text:p>0.21741</text:p>
          </table:table-cell>
          <table:table-cell office:value-type="float" office:value="0.25507" calcext:value-type="float">
            <text:p>0.2550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3629" calcext:value-type="float">
            <text:p>0.043629</text:p>
          </table:table-cell>
          <table:table-cell office:value-type="float" office:value="0.22949" calcext:value-type="float">
            <text:p>0.2294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4752" calcext:value-type="float">
            <text:p>0.034752</text:p>
          </table:table-cell>
          <table:table-cell office:value-type="float" office:value="0.21119" calcext:value-type="float">
            <text:p>0.2111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3116" calcext:value-type="float">
            <text:p>0.033116</text:p>
          </table:table-cell>
          <table:table-cell office:value-type="float" office:value="0.20437" calcext:value-type="float">
            <text:p>0.2043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6769" calcext:value-type="float">
            <text:p>0.16769</text:p>
          </table:table-cell>
          <table:table-cell office:value-type="float" office:value="0.2123" calcext:value-type="float">
            <text:p>0.212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9836" calcext:value-type="float">
            <text:p>0.039836</text:p>
          </table:table-cell>
          <table:table-cell office:value-type="float" office:value="0.21651" calcext:value-type="float">
            <text:p>0.2165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3306" calcext:value-type="float">
            <text:p>0.033306</text:p>
          </table:table-cell>
          <table:table-cell office:value-type="float" office:value="0.21965" calcext:value-type="float">
            <text:p>0.2196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3947" calcext:value-type="float">
            <text:p>0.033947</text:p>
          </table:table-cell>
          <table:table-cell office:value-type="float" office:value="0.21373" calcext:value-type="float">
            <text:p>0.2137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6205" calcext:value-type="float">
            <text:p>0.16205</text:p>
          </table:table-cell>
          <table:table-cell office:value-type="float" office:value="0.22472" calcext:value-type="float">
            <text:p>0.2247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602" calcext:value-type="float">
            <text:p>0.03602</text:p>
          </table:table-cell>
          <table:table-cell office:value-type="float" office:value="0.24242" calcext:value-type="float">
            <text:p>0.2424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3565" calcext:value-type="float">
            <text:p>0.033565</text:p>
          </table:table-cell>
          <table:table-cell office:value-type="float" office:value="0.24901" calcext:value-type="float">
            <text:p>0.2490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2368" calcext:value-type="float">
            <text:p>0.032368</text:p>
          </table:table-cell>
          <table:table-cell office:value-type="float" office:value="0.22643" calcext:value-type="float">
            <text:p>0.2264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3465" calcext:value-type="float">
            <text:p>0.13465</text:p>
          </table:table-cell>
          <table:table-cell office:value-type="float" office:value="0.23075" calcext:value-type="float">
            <text:p>0.2307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3811" calcext:value-type="float">
            <text:p>0.033811</text:p>
          </table:table-cell>
          <table:table-cell office:value-type="float" office:value="0.22553" calcext:value-type="float">
            <text:p>0.2255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3902" calcext:value-type="float">
            <text:p>0.033902</text:p>
          </table:table-cell>
          <table:table-cell office:value-type="float" office:value="0.2296" calcext:value-type="float">
            <text:p>0.229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29662" calcext:value-type="float">
            <text:p>0.029662</text:p>
          </table:table-cell>
          <table:table-cell office:value-type="float" office:value="0.19821" calcext:value-type="float">
            <text:p>0.1982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6087" calcext:value-type="float">
            <text:p>0.16087</text:p>
          </table:table-cell>
          <table:table-cell office:value-type="float" office:value="0.25369" calcext:value-type="float">
            <text:p>0.2536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1268" calcext:value-type="float">
            <text:p>0.041268</text:p>
          </table:table-cell>
          <table:table-cell office:value-type="float" office:value="0.24058" calcext:value-type="float">
            <text:p>0.2405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9186" calcext:value-type="float">
            <text:p>0.039186</text:p>
          </table:table-cell>
          <table:table-cell office:value-type="float" office:value="0.24133" calcext:value-type="float">
            <text:p>0.2413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2502" calcext:value-type="float">
            <text:p>0.032502</text:p>
          </table:table-cell>
          <table:table-cell office:value-type="float" office:value="0.24927" calcext:value-type="float">
            <text:p>0.2492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9214" calcext:value-type="float">
            <text:p>0.19214</text:p>
          </table:table-cell>
          <table:table-cell office:value-type="float" office:value="0.24841" calcext:value-type="float">
            <text:p>0.2484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5573" calcext:value-type="float">
            <text:p>0.035573</text:p>
          </table:table-cell>
          <table:table-cell office:value-type="float" office:value="0.22429" calcext:value-type="float">
            <text:p>0.2242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4874" calcext:value-type="float">
            <text:p>0.034874</text:p>
          </table:table-cell>
          <table:table-cell office:value-type="float" office:value="0.23142" calcext:value-type="float">
            <text:p>0.2314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2335" calcext:value-type="float">
            <text:p>0.032335</text:p>
          </table:table-cell>
          <table:table-cell office:value-type="float" office:value="0.23216" calcext:value-type="float">
            <text:p>0.232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2849" calcext:value-type="float">
            <text:p>0.12849</text:p>
          </table:table-cell>
          <table:table-cell office:value-type="float" office:value="0.21784" calcext:value-type="float">
            <text:p>0.2178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4496" calcext:value-type="float">
            <text:p>0.044496</text:p>
          </table:table-cell>
          <table:table-cell office:value-type="float" office:value="0.19989" calcext:value-type="float">
            <text:p>0.1998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5165" calcext:value-type="float">
            <text:p>0.035165</text:p>
          </table:table-cell>
          <table:table-cell office:value-type="float" office:value="0.21437" calcext:value-type="float">
            <text:p>0.2143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1092" calcext:value-type="float">
            <text:p>0.031092</text:p>
          </table:table-cell>
          <table:table-cell office:value-type="float" office:value="0.23109" calcext:value-type="float">
            <text:p>0.2310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3274" calcext:value-type="float">
            <text:p>0.13274</text:p>
          </table:table-cell>
          <table:table-cell office:value-type="float" office:value="0.22444" calcext:value-type="float">
            <text:p>0.2244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7677" calcext:value-type="float">
            <text:p>0.037677</text:p>
          </table:table-cell>
          <table:table-cell office:value-type="float" office:value="0.24439" calcext:value-type="float">
            <text:p>0.2443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5026" calcext:value-type="float">
            <text:p>0.035026</text:p>
          </table:table-cell>
          <table:table-cell office:value-type="float" office:value="0.1884" calcext:value-type="float">
            <text:p>0.188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29313" calcext:value-type="float">
            <text:p>0.029313</text:p>
          </table:table-cell>
          <table:table-cell office:value-type="float" office:value="0.22889" calcext:value-type="float">
            <text:p>0.2288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4094" calcext:value-type="float">
            <text:p>0.64094</text:p>
          </table:table-cell>
          <table:table-cell office:value-type="float" office:value="0.22178" calcext:value-type="float">
            <text:p>0.2217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0908" calcext:value-type="float">
            <text:p>0.040908</text:p>
          </table:table-cell>
          <table:table-cell office:value-type="float" office:value="0.21394" calcext:value-type="float">
            <text:p>0.2139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5973" calcext:value-type="float">
            <text:p>0.035973</text:p>
          </table:table-cell>
          <table:table-cell office:value-type="float" office:value="0.21065" calcext:value-type="float">
            <text:p>0.2106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1424" calcext:value-type="float">
            <text:p>0.031424</text:p>
          </table:table-cell>
          <table:table-cell office:value-type="float" office:value="0.2371" calcext:value-type="float">
            <text:p>0.237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8377" calcext:value-type="float">
            <text:p>0.18377</text:p>
          </table:table-cell>
          <table:table-cell office:value-type="float" office:value="0.22741" calcext:value-type="float">
            <text:p>0.2274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3548" calcext:value-type="float">
            <text:p>0.043548</text:p>
          </table:table-cell>
          <table:table-cell office:value-type="float" office:value="0.22389" calcext:value-type="float">
            <text:p>0.2238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3264" calcext:value-type="float">
            <text:p>0.033264</text:p>
          </table:table-cell>
          <table:table-cell office:value-type="float" office:value="0.1935" calcext:value-type="float">
            <text:p>0.193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1311" calcext:value-type="float">
            <text:p>0.031311</text:p>
          </table:table-cell>
          <table:table-cell office:value-type="float" office:value="0.19955" calcext:value-type="float">
            <text:p>0.1995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5553" calcext:value-type="float">
            <text:p>0.15553</text:p>
          </table:table-cell>
          <table:table-cell office:value-type="float" office:value="0.22406" calcext:value-type="float">
            <text:p>0.2240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9494" calcext:value-type="float">
            <text:p>0.039494</text:p>
          </table:table-cell>
          <table:table-cell office:value-type="float" office:value="0.21062" calcext:value-type="float">
            <text:p>0.2106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0072" calcext:value-type="float">
            <text:p>0.040072</text:p>
          </table:table-cell>
          <table:table-cell office:value-type="float" office:value="0.22674" calcext:value-type="float">
            <text:p>0.2267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29026" calcext:value-type="float">
            <text:p>0.029026</text:p>
          </table:table-cell>
          <table:table-cell office:value-type="float" office:value="0.24976" calcext:value-type="float">
            <text:p>0.249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479" calcext:value-type="float">
            <text:p>0.2479</text:p>
          </table:table-cell>
          <table:table-cell office:value-type="float" office:value="0.22169" calcext:value-type="float">
            <text:p>0.2216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7486" calcext:value-type="float">
            <text:p>0.037486</text:p>
          </table:table-cell>
          <table:table-cell office:value-type="float" office:value="0.21062" calcext:value-type="float">
            <text:p>0.2106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6317" calcext:value-type="float">
            <text:p>0.036317</text:p>
          </table:table-cell>
          <table:table-cell office:value-type="float" office:value="0.24468" calcext:value-type="float">
            <text:p>0.2446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29687" calcext:value-type="float">
            <text:p>0.029687</text:p>
          </table:table-cell>
          <table:table-cell office:value-type="float" office:value="0.20686" calcext:value-type="float">
            <text:p>0.2068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8894" calcext:value-type="float">
            <text:p>0.18894</text:p>
          </table:table-cell>
          <table:table-cell office:value-type="float" office:value="0.2107" calcext:value-type="float">
            <text:p>0.210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0014" calcext:value-type="float">
            <text:p>0.040014</text:p>
          </table:table-cell>
          <table:table-cell office:value-type="float" office:value="0.22556" calcext:value-type="float">
            <text:p>0.2255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5118" calcext:value-type="float">
            <text:p>0.035118</text:p>
          </table:table-cell>
          <table:table-cell office:value-type="float" office:value="0.22206" calcext:value-type="float">
            <text:p>0.2220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29305" calcext:value-type="float">
            <text:p>0.029305</text:p>
          </table:table-cell>
          <table:table-cell office:value-type="float" office:value="0.23023" calcext:value-type="float">
            <text:p>0.2302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3245" calcext:value-type="float">
            <text:p>0.23245</text:p>
          </table:table-cell>
          <table:table-cell office:value-type="float" office:value="0.20656" calcext:value-type="float">
            <text:p>0.2065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8055" calcext:value-type="float">
            <text:p>0.048055</text:p>
          </table:table-cell>
          <table:table-cell office:value-type="float" office:value="0.2433" calcext:value-type="float">
            <text:p>0.243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2907" calcext:value-type="float">
            <text:p>0.032907</text:p>
          </table:table-cell>
          <table:table-cell office:value-type="float" office:value="0.23275" calcext:value-type="float">
            <text:p>0.2327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133" calcext:value-type="float">
            <text:p>0.03133</text:p>
          </table:table-cell>
          <table:table-cell office:value-type="float" office:value="0.23115" calcext:value-type="float">
            <text:p>0.231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1168" calcext:value-type="float">
            <text:p>0.11168</text:p>
          </table:table-cell>
          <table:table-cell office:value-type="float" office:value="0.2314" calcext:value-type="float">
            <text:p>0.231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9965" calcext:value-type="float">
            <text:p>0.039965</text:p>
          </table:table-cell>
          <table:table-cell office:value-type="float" office:value="0.21015" calcext:value-type="float">
            <text:p>0.210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6954" calcext:value-type="float">
            <text:p>0.036954</text:p>
          </table:table-cell>
          <table:table-cell office:value-type="float" office:value="0.2322" calcext:value-type="float">
            <text:p>0.232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0947" calcext:value-type="float">
            <text:p>0.030947</text:p>
          </table:table-cell>
          <table:table-cell office:value-type="float" office:value="0.22332" calcext:value-type="float">
            <text:p>0.2233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6679" calcext:value-type="float">
            <text:p>0.16679</text:p>
          </table:table-cell>
          <table:table-cell office:value-type="float" office:value="0.24093" calcext:value-type="float">
            <text:p>0.2409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0589" calcext:value-type="float">
            <text:p>0.040589</text:p>
          </table:table-cell>
          <table:table-cell office:value-type="float" office:value="0.20422" calcext:value-type="float">
            <text:p>0.2042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2621" calcext:value-type="float">
            <text:p>0.032621</text:p>
          </table:table-cell>
          <table:table-cell office:value-type="float" office:value="0.21539" calcext:value-type="float">
            <text:p>0.2153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1597" calcext:value-type="float">
            <text:p>0.031597</text:p>
          </table:table-cell>
          <table:table-cell office:value-type="float" office:value="0.23112" calcext:value-type="float">
            <text:p>0.2311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4556" calcext:value-type="float">
            <text:p>0.14556</text:p>
          </table:table-cell>
          <table:table-cell office:value-type="float" office:value="0.22321" calcext:value-type="float">
            <text:p>0.2232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1387" calcext:value-type="float">
            <text:p>0.041387</text:p>
          </table:table-cell>
          <table:table-cell office:value-type="float" office:value="0.22353" calcext:value-type="float">
            <text:p>0.2235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4002" calcext:value-type="float">
            <text:p>0.034002</text:p>
          </table:table-cell>
          <table:table-cell office:value-type="float" office:value="0.24115" calcext:value-type="float">
            <text:p>0.241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3376" calcext:value-type="float">
            <text:p>0.033376</text:p>
          </table:table-cell>
          <table:table-cell office:value-type="float" office:value="0.24338" calcext:value-type="float">
            <text:p>0.243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7007" calcext:value-type="float">
            <text:p>0.17007</text:p>
          </table:table-cell>
          <table:table-cell office:value-type="float" office:value="0.22463" calcext:value-type="float">
            <text:p>0.2246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1711" calcext:value-type="float">
            <text:p>0.041711</text:p>
          </table:table-cell>
          <table:table-cell office:value-type="float" office:value="0.21904" calcext:value-type="float">
            <text:p>0.2190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4642" calcext:value-type="float">
            <text:p>0.034642</text:p>
          </table:table-cell>
          <table:table-cell office:value-type="float" office:value="0.22859" calcext:value-type="float">
            <text:p>0.2285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4716" calcext:value-type="float">
            <text:p>0.034716</text:p>
          </table:table-cell>
          <table:table-cell office:value-type="float" office:value="0.24388" calcext:value-type="float">
            <text:p>0.2438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2381" calcext:value-type="float">
            <text:p>0.12381</text:p>
          </table:table-cell>
          <table:table-cell office:value-type="float" office:value="0.21511" calcext:value-type="float">
            <text:p>0.2151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7807" calcext:value-type="float">
            <text:p>0.037807</text:p>
          </table:table-cell>
          <table:table-cell office:value-type="float" office:value="0.22928" calcext:value-type="float">
            <text:p>0.2292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651" calcext:value-type="float">
            <text:p>0.03651</text:p>
          </table:table-cell>
          <table:table-cell office:value-type="float" office:value="0.2172" calcext:value-type="float">
            <text:p>0.217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2545" calcext:value-type="float">
            <text:p>0.032545</text:p>
          </table:table-cell>
          <table:table-cell office:value-type="float" office:value="0.22067" calcext:value-type="float">
            <text:p>0.2206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20788" calcext:value-type="float">
            <text:p>0.2078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5171" calcext:value-type="float">
            <text:p>0.045171</text:p>
          </table:table-cell>
          <table:table-cell office:value-type="float" office:value="0.21068" calcext:value-type="float">
            <text:p>0.2106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2809" calcext:value-type="float">
            <text:p>0.032809</text:p>
          </table:table-cell>
          <table:table-cell office:value-type="float" office:value="0.21952" calcext:value-type="float">
            <text:p>0.2195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3074" calcext:value-type="float">
            <text:p>0.033074</text:p>
          </table:table-cell>
          <table:table-cell office:value-type="float" office:value="0.21514" calcext:value-type="float">
            <text:p>0.2151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0743" calcext:value-type="float">
            <text:p>0.20743</text:p>
          </table:table-cell>
          <table:table-cell office:value-type="float" office:value="0.24643" calcext:value-type="float">
            <text:p>0.2464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4103" calcext:value-type="float">
            <text:p>0.044103</text:p>
          </table:table-cell>
          <table:table-cell office:value-type="float" office:value="0.20931" calcext:value-type="float">
            <text:p>0.2093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5442" calcext:value-type="float">
            <text:p>0.035442</text:p>
          </table:table-cell>
          <table:table-cell office:value-type="float" office:value="0.23721" calcext:value-type="float">
            <text:p>0.2372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1789" calcext:value-type="float">
            <text:p>0.031789</text:p>
          </table:table-cell>
          <table:table-cell office:value-type="float" office:value="0.21002" calcext:value-type="float">
            <text:p>0.2100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5769" calcext:value-type="float">
            <text:p>0.25769</text:p>
          </table:table-cell>
          <table:table-cell office:value-type="float" office:value="0.21637" calcext:value-type="float">
            <text:p>0.2163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4878" calcext:value-type="float">
            <text:p>0.034878</text:p>
          </table:table-cell>
          <table:table-cell office:value-type="float" office:value="0.20849" calcext:value-type="float">
            <text:p>0.2084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1646" calcext:value-type="float">
            <text:p>0.031646</text:p>
          </table:table-cell>
          <table:table-cell office:value-type="float" office:value="0.2321" calcext:value-type="float">
            <text:p>0.232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29568" calcext:value-type="float">
            <text:p>0.029568</text:p>
          </table:table-cell>
          <table:table-cell office:value-type="float" office:value="0.20759" calcext:value-type="float">
            <text:p>0.2075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2896" calcext:value-type="float">
            <text:p>0.12896</text:p>
          </table:table-cell>
          <table:table-cell office:value-type="float" office:value="0.22488" calcext:value-type="float">
            <text:p>0.2248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1189" calcext:value-type="float">
            <text:p>0.041189</text:p>
          </table:table-cell>
          <table:table-cell office:value-type="float" office:value="0.23449" calcext:value-type="float">
            <text:p>0.2344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6127" calcext:value-type="float">
            <text:p>0.036127</text:p>
          </table:table-cell>
          <table:table-cell office:value-type="float" office:value="0.23824" calcext:value-type="float">
            <text:p>0.2382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376" calcext:value-type="float">
            <text:p>0.03376</text:p>
          </table:table-cell>
          <table:table-cell office:value-type="float" office:value="0.2097" calcext:value-type="float">
            <text:p>0.209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3071" calcext:value-type="float">
            <text:p>0.13071</text:p>
          </table:table-cell>
          <table:table-cell office:value-type="float" office:value="0.20032" calcext:value-type="float">
            <text:p>0.2003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9046" calcext:value-type="float">
            <text:p>0.039046</text:p>
          </table:table-cell>
          <table:table-cell office:value-type="float" office:value="0.1982" calcext:value-type="float">
            <text:p>0.198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5759" calcext:value-type="float">
            <text:p>0.035759</text:p>
          </table:table-cell>
          <table:table-cell office:value-type="float" office:value="0.22929" calcext:value-type="float">
            <text:p>0.2292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29346" calcext:value-type="float">
            <text:p>0.029346</text:p>
          </table:table-cell>
          <table:table-cell office:value-type="float" office:value="0.22283" calcext:value-type="float">
            <text:p>0.222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8251" calcext:value-type="float">
            <text:p>0.48251</text:p>
          </table:table-cell>
          <table:table-cell office:value-type="float" office:value="0.22079" calcext:value-type="float">
            <text:p>0.2207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8251" calcext:value-type="float">
            <text:p>0.048251</text:p>
          </table:table-cell>
          <table:table-cell office:value-type="float" office:value="0.24891" calcext:value-type="float">
            <text:p>0.2489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6678" calcext:value-type="float">
            <text:p>0.036678</text:p>
          </table:table-cell>
          <table:table-cell office:value-type="float" office:value="0.22237" calcext:value-type="float">
            <text:p>0.2223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1558" calcext:value-type="float">
            <text:p>0.031558</text:p>
          </table:table-cell>
          <table:table-cell office:value-type="float" office:value="0.23084" calcext:value-type="float">
            <text:p>0.2308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2943" calcext:value-type="float">
            <text:p>1.2943</text:p>
          </table:table-cell>
          <table:table-cell office:value-type="float" office:value="0.23514" calcext:value-type="float">
            <text:p>0.2351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3651" calcext:value-type="float">
            <text:p>0.043651</text:p>
          </table:table-cell>
          <table:table-cell office:value-type="float" office:value="0.23614" calcext:value-type="float">
            <text:p>0.2361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7654" calcext:value-type="float">
            <text:p>0.037654</text:p>
          </table:table-cell>
          <table:table-cell office:value-type="float" office:value="0.22438" calcext:value-type="float">
            <text:p>0.2243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2966" calcext:value-type="float">
            <text:p>0.02966</text:p>
          </table:table-cell>
          <table:table-cell office:value-type="float" office:value="0.23946" calcext:value-type="float">
            <text:p>0.2394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389" calcext:value-type="float">
            <text:p>0.5389</text:p>
          </table:table-cell>
          <table:table-cell office:value-type="float" office:value="0.19831" calcext:value-type="float">
            <text:p>0.1983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7111" calcext:value-type="float">
            <text:p>0.047111</text:p>
          </table:table-cell>
          <table:table-cell office:value-type="float" office:value="0.2108" calcext:value-type="float">
            <text:p>0.210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2388" calcext:value-type="float">
            <text:p>0.032388</text:p>
          </table:table-cell>
          <table:table-cell office:value-type="float" office:value="0.20585" calcext:value-type="float">
            <text:p>0.2058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2915" calcext:value-type="float">
            <text:p>0.02915</text:p>
          </table:table-cell>
          <table:table-cell office:value-type="float" office:value="0.21085" calcext:value-type="float">
            <text:p>0.2108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232" calcext:value-type="float">
            <text:p>1.232</text:p>
          </table:table-cell>
          <table:table-cell office:value-type="float" office:value="0.2109" calcext:value-type="float">
            <text:p>0.210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6622" calcext:value-type="float">
            <text:p>0.036622</text:p>
          </table:table-cell>
          <table:table-cell office:value-type="float" office:value="0.22049" calcext:value-type="float">
            <text:p>0.2204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0212" calcext:value-type="float">
            <text:p>0.030212</text:p>
          </table:table-cell>
          <table:table-cell office:value-type="float" office:value="0.24023" calcext:value-type="float">
            <text:p>0.2402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26973" calcext:value-type="float">
            <text:p>0.026973</text:p>
          </table:table-cell>
          <table:table-cell office:value-type="float" office:value="0.21865" calcext:value-type="float">
            <text:p>0.2186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78855" calcext:value-type="float">
            <text:p>0.078855</text:p>
          </table:table-cell>
          <table:table-cell office:value-type="float" office:value="0.18718" calcext:value-type="float">
            <text:p>0.1871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6246" calcext:value-type="float">
            <text:p>0.046246</text:p>
          </table:table-cell>
          <table:table-cell office:value-type="float" office:value="0.23435" calcext:value-type="float">
            <text:p>0.2343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5712" calcext:value-type="float">
            <text:p>0.035712</text:p>
          </table:table-cell>
          <table:table-cell office:value-type="float" office:value="0.23897" calcext:value-type="float">
            <text:p>0.2389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1014" calcext:value-type="float">
            <text:p>0.031014</text:p>
          </table:table-cell>
          <table:table-cell office:value-type="float" office:value="0.21402" calcext:value-type="float">
            <text:p>0.2140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1468" calcext:value-type="float">
            <text:p>0.11468</text:p>
          </table:table-cell>
          <table:table-cell office:value-type="float" office:value="0.21988" calcext:value-type="float">
            <text:p>0.2198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4022" calcext:value-type="float">
            <text:p>0.04022</text:p>
          </table:table-cell>
          <table:table-cell office:value-type="float" office:value="0.22016" calcext:value-type="float">
            <text:p>0.2201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1993" calcext:value-type="float">
            <text:p>0.031993</text:p>
          </table:table-cell>
          <table:table-cell office:value-type="float" office:value="0.24596" calcext:value-type="float">
            <text:p>0.2459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31383" calcext:value-type="float">
            <text:p>0.031383</text:p>
          </table:table-cell>
          <table:table-cell office:value-type="float" office:value="0.20213" calcext:value-type="float">
            <text:p>0.202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8498" calcext:value-type="float">
            <text:p>0.28498</text:p>
          </table:table-cell>
          <table:table-cell office:value-type="float" office:value="0.25539" calcext:value-type="float">
            <text:p>0.2553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1568" calcext:value-type="float">
            <text:p>0.041568</text:p>
          </table:table-cell>
          <table:table-cell office:value-type="float" office:value="0.2528" calcext:value-type="float">
            <text:p>0.252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6142" calcext:value-type="float">
            <text:p>0.036142</text:p>
          </table:table-cell>
          <table:table-cell office:value-type="float" office:value="0.23494" calcext:value-type="float">
            <text:p>0.2349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2601" calcext:value-type="float">
            <text:p>0.032601</text:p>
          </table:table-cell>
          <table:table-cell office:value-type="float" office:value="0.2123" calcext:value-type="float">
            <text:p>0.21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3333" calcext:value-type="float">
            <text:p>0.63333</text:p>
          </table:table-cell>
          <table:table-cell office:value-type="float" office:value="0.23736" calcext:value-type="float">
            <text:p>0.2373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3867" calcext:value-type="float">
            <text:p>0.043867</text:p>
          </table:table-cell>
          <table:table-cell office:value-type="float" office:value="0.23595" calcext:value-type="float">
            <text:p>0.2359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235" calcext:value-type="float">
            <text:p>0.03235</text:p>
          </table:table-cell>
          <table:table-cell office:value-type="float" office:value="0.25616" calcext:value-type="float">
            <text:p>0.2561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056" calcext:value-type="float">
            <text:p>0.03056</text:p>
          </table:table-cell>
          <table:table-cell office:value-type="float" office:value="0.21166" calcext:value-type="float">
            <text:p>0.211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5548" calcext:value-type="float">
            <text:p>0.095548</text:p>
          </table:table-cell>
          <table:table-cell office:value-type="float" office:value="0.24773" calcext:value-type="float">
            <text:p>0.2477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2535" calcext:value-type="float">
            <text:p>0.042535</text:p>
          </table:table-cell>
          <table:table-cell office:value-type="float" office:value="0.21976" calcext:value-type="float">
            <text:p>0.2197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8827" calcext:value-type="float">
            <text:p>0.038827</text:p>
          </table:table-cell>
          <table:table-cell office:value-type="float" office:value="0.22081" calcext:value-type="float">
            <text:p>0.2208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28092" calcext:value-type="float">
            <text:p>0.028092</text:p>
          </table:table-cell>
          <table:table-cell office:value-type="float" office:value="0.2341" calcext:value-type="float">
            <text:p>0.23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4096" calcext:value-type="float">
            <text:p>0.24096</text:p>
          </table:table-cell>
          <table:table-cell office:value-type="float" office:value="0.19421" calcext:value-type="float">
            <text:p>0.1942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8048" calcext:value-type="float">
            <text:p>0.048048</text:p>
          </table:table-cell>
          <table:table-cell office:value-type="float" office:value="0.25303" calcext:value-type="float">
            <text:p>0.2530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5564" calcext:value-type="float">
            <text:p>0.035564</text:p>
          </table:table-cell>
          <table:table-cell office:value-type="float" office:value="0.25269" calcext:value-type="float">
            <text:p>0.2526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28152" calcext:value-type="float">
            <text:p>0.281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2759" calcext:value-type="float">
            <text:p>0.62759</text:p>
          </table:table-cell>
          <table:table-cell office:value-type="float" office:value="0.22481" calcext:value-type="float">
            <text:p>0.2248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7521" calcext:value-type="float">
            <text:p>0.047521</text:p>
          </table:table-cell>
          <table:table-cell office:value-type="float" office:value="0.24439" calcext:value-type="float">
            <text:p>0.2443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545" calcext:value-type="float">
            <text:p>0.03545</text:p>
          </table:table-cell>
          <table:table-cell office:value-type="float" office:value="0.23853" calcext:value-type="float">
            <text:p>0.2385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3573" calcext:value-type="float">
            <text:p>0.033573</text:p>
          </table:table-cell>
          <table:table-cell office:value-type="float" office:value="0.22166" calcext:value-type="float">
            <text:p>0.221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2119" calcext:value-type="float">
            <text:p>0.92119</text:p>
          </table:table-cell>
          <table:table-cell office:value-type="float" office:value="0.22714" calcext:value-type="float">
            <text:p>0.2271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1726" calcext:value-type="float">
            <text:p>0.041726</text:p>
          </table:table-cell>
          <table:table-cell office:value-type="float" office:value="0.24371" calcext:value-type="float">
            <text:p>0.2437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6029" calcext:value-type="float">
            <text:p>0.036029</text:p>
          </table:table-cell>
          <table:table-cell office:value-type="float" office:value="0.24286" calcext:value-type="float">
            <text:p>0.2428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2312" calcext:value-type="float">
            <text:p>0.032312</text:p>
          </table:table-cell>
          <table:table-cell office:value-type="float" office:value="0.23177" calcext:value-type="float">
            <text:p>0.231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662" calcext:value-type="float">
            <text:p>0.1662</text:p>
          </table:table-cell>
          <table:table-cell office:value-type="float" office:value="0.22809" calcext:value-type="float">
            <text:p>0.2280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2184" calcext:value-type="float">
            <text:p>0.042184</text:p>
          </table:table-cell>
          <table:table-cell office:value-type="float" office:value="0.23169" calcext:value-type="float">
            <text:p>0.2316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5073" calcext:value-type="float">
            <text:p>0.035073</text:p>
          </table:table-cell>
          <table:table-cell office:value-type="float" office:value="0.23309" calcext:value-type="float">
            <text:p>0.2330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0382" calcext:value-type="float">
            <text:p>0.030382</text:p>
          </table:table-cell>
          <table:table-cell office:value-type="float" office:value="0.23137" calcext:value-type="float">
            <text:p>0.231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7037" calcext:value-type="float">
            <text:p>0.17037</text:p>
          </table:table-cell>
          <table:table-cell office:value-type="float" office:value="0.20144" calcext:value-type="float">
            <text:p>0.2014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0481" calcext:value-type="float">
            <text:p>0.040481</text:p>
          </table:table-cell>
          <table:table-cell office:value-type="float" office:value="0.23413" calcext:value-type="float">
            <text:p>0.2341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4858" calcext:value-type="float">
            <text:p>0.034858</text:p>
          </table:table-cell>
          <table:table-cell office:value-type="float" office:value="0.24856" calcext:value-type="float">
            <text:p>0.2485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4726" calcext:value-type="float">
            <text:p>0.034726</text:p>
          </table:table-cell>
          <table:table-cell office:value-type="float" office:value="0.25434" calcext:value-type="float">
            <text:p>0.254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4703" calcext:value-type="float">
            <text:p>0.64703</text:p>
          </table:table-cell>
          <table:table-cell office:value-type="float" office:value="0.26087" calcext:value-type="float">
            <text:p>0.2608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3623" calcext:value-type="float">
            <text:p>0.043623</text:p>
          </table:table-cell>
          <table:table-cell office:value-type="float" office:value="0.23056" calcext:value-type="float">
            <text:p>0.2305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1959" calcext:value-type="float">
            <text:p>0.031959</text:p>
          </table:table-cell>
          <table:table-cell office:value-type="float" office:value="0.22742" calcext:value-type="float">
            <text:p>0.2274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1902" calcext:value-type="float">
            <text:p>0.031902</text:p>
          </table:table-cell>
          <table:table-cell office:value-type="float" office:value="0.24073" calcext:value-type="float">
            <text:p>0.240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4154" calcext:value-type="float">
            <text:p>0.094154</text:p>
          </table:table-cell>
          <table:table-cell office:value-type="float" office:value="0.21005" calcext:value-type="float">
            <text:p>0.2100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7368" calcext:value-type="float">
            <text:p>0.047368</text:p>
          </table:table-cell>
          <table:table-cell office:value-type="float" office:value="0.21679" calcext:value-type="float">
            <text:p>0.2167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3077" calcext:value-type="float">
            <text:p>0.033077</text:p>
          </table:table-cell>
          <table:table-cell office:value-type="float" office:value="0.22011" calcext:value-type="float">
            <text:p>0.2201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1948" calcext:value-type="float">
            <text:p>0.031948</text:p>
          </table:table-cell>
          <table:table-cell office:value-type="float" office:value="0.24445" calcext:value-type="float">
            <text:p>0.244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6007" calcext:value-type="float">
            <text:p>0.16007</text:p>
          </table:table-cell>
          <table:table-cell office:value-type="float" office:value="0.2262" calcext:value-type="float">
            <text:p>0.226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5912" calcext:value-type="float">
            <text:p>0.035912</text:p>
          </table:table-cell>
          <table:table-cell office:value-type="float" office:value="0.25027" calcext:value-type="float">
            <text:p>0.2502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3219" calcext:value-type="float">
            <text:p>0.033219</text:p>
          </table:table-cell>
          <table:table-cell office:value-type="float" office:value="0.20946" calcext:value-type="float">
            <text:p>0.2094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2535" calcext:value-type="float">
            <text:p>0.032535</text:p>
          </table:table-cell>
          <table:table-cell office:value-type="float" office:value="0.24902" calcext:value-type="float">
            <text:p>0.249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066" calcext:value-type="float">
            <text:p>0.09066</text:p>
          </table:table-cell>
          <table:table-cell office:value-type="float" office:value="0.23131" calcext:value-type="float">
            <text:p>0.2313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0147" calcext:value-type="float">
            <text:p>0.040147</text:p>
          </table:table-cell>
          <table:table-cell office:value-type="float" office:value="0.22079" calcext:value-type="float">
            <text:p>0.2207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5833" calcext:value-type="float">
            <text:p>0.035833</text:p>
          </table:table-cell>
          <table:table-cell office:value-type="float" office:value="0.25735" calcext:value-type="float">
            <text:p>0.2573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1341" calcext:value-type="float">
            <text:p>0.031341</text:p>
          </table:table-cell>
          <table:table-cell office:value-type="float" office:value="0.23412" calcext:value-type="float">
            <text:p>0.234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769" calcext:value-type="float">
            <text:p>0.14769</text:p>
          </table:table-cell>
          <table:table-cell office:value-type="float" office:value="0.23168" calcext:value-type="float">
            <text:p>0.2316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2789" calcext:value-type="float">
            <text:p>0.042789</text:p>
          </table:table-cell>
          <table:table-cell office:value-type="float" office:value="0.23634" calcext:value-type="float">
            <text:p>0.2363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876" calcext:value-type="float">
            <text:p>0.03876</text:p>
          </table:table-cell>
          <table:table-cell office:value-type="float" office:value="0.24095" calcext:value-type="float">
            <text:p>0.2409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1774" calcext:value-type="float">
            <text:p>0.031774</text:p>
          </table:table-cell>
          <table:table-cell office:value-type="float" office:value="0.25277" calcext:value-type="float">
            <text:p>0.252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663" calcext:value-type="float">
            <text:p>0.13663</text:p>
          </table:table-cell>
          <table:table-cell office:value-type="float" office:value="0.22884" calcext:value-type="float">
            <text:p>0.2288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7491" calcext:value-type="float">
            <text:p>0.037491</text:p>
          </table:table-cell>
          <table:table-cell office:value-type="float" office:value="0.22993" calcext:value-type="float">
            <text:p>0.2299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4772" calcext:value-type="float">
            <text:p>0.034772</text:p>
          </table:table-cell>
          <table:table-cell office:value-type="float" office:value="0.22034" calcext:value-type="float">
            <text:p>0.2203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28981" calcext:value-type="float">
            <text:p>0.028981</text:p>
          </table:table-cell>
          <table:table-cell office:value-type="float" office:value="0.27244" calcext:value-type="float">
            <text:p>0.272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0141" calcext:value-type="float">
            <text:p>0.20141</text:p>
          </table:table-cell>
          <table:table-cell office:value-type="float" office:value="0.23582" calcext:value-type="float">
            <text:p>0.2358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455" calcext:value-type="float">
            <text:p>0.04455</text:p>
          </table:table-cell>
          <table:table-cell office:value-type="float" office:value="0.24245" calcext:value-type="float">
            <text:p>0.2424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1955" calcext:value-type="float">
            <text:p>0.031955</text:p>
          </table:table-cell>
          <table:table-cell office:value-type="float" office:value="0.23886" calcext:value-type="float">
            <text:p>0.2388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2814" calcext:value-type="float">
            <text:p>0.032814</text:p>
          </table:table-cell>
          <table:table-cell office:value-type="float" office:value="0.21334" calcext:value-type="float">
            <text:p>0.213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8448" calcext:value-type="float">
            <text:p>2.8448</text:p>
          </table:table-cell>
          <table:table-cell office:value-type="float" office:value="0.24001" calcext:value-type="float">
            <text:p>0.2400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8578" calcext:value-type="float">
            <text:p>0.038578</text:p>
          </table:table-cell>
          <table:table-cell office:value-type="float" office:value="0.2436" calcext:value-type="float">
            <text:p>0.243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2634" calcext:value-type="float">
            <text:p>0.032634</text:p>
          </table:table-cell>
          <table:table-cell office:value-type="float" office:value="0.243" calcext:value-type="float">
            <text:p>0.24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2333" calcext:value-type="float">
            <text:p>0.032333</text:p>
          </table:table-cell>
          <table:table-cell office:value-type="float" office:value="0.25174" calcext:value-type="float">
            <text:p>0.251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1558" calcext:value-type="float">
            <text:p>3.1558</text:p>
          </table:table-cell>
          <table:table-cell office:value-type="float" office:value="0.25025" calcext:value-type="float">
            <text:p>0.250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8473" calcext:value-type="float">
            <text:p>0.038473</text:p>
          </table:table-cell>
          <table:table-cell office:value-type="float" office:value="0.23245" calcext:value-type="float">
            <text:p>0.2324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3469" calcext:value-type="float">
            <text:p>0.033469</text:p>
          </table:table-cell>
          <table:table-cell office:value-type="float" office:value="0.22164" calcext:value-type="float">
            <text:p>0.2216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1122" calcext:value-type="float">
            <text:p>0.031122</text:p>
          </table:table-cell>
          <table:table-cell office:value-type="float" office:value="0.23274" calcext:value-type="float">
            <text:p>0.232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19435" calcext:value-type="float">
            <text:p>0.1943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1211" calcext:value-type="float">
            <text:p>0.041211</text:p>
          </table:table-cell>
          <table:table-cell office:value-type="float" office:value="0.24305" calcext:value-type="float">
            <text:p>0.2430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4257" calcext:value-type="float">
            <text:p>0.034257</text:p>
          </table:table-cell>
          <table:table-cell office:value-type="float" office:value="0.22017" calcext:value-type="float">
            <text:p>0.2201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2507" calcext:value-type="float">
            <text:p>0.032507</text:p>
          </table:table-cell>
          <table:table-cell office:value-type="float" office:value="0.2282" calcext:value-type="float">
            <text:p>0.22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3852" calcext:value-type="float">
            <text:p>0.23852</text:p>
          </table:table-cell>
          <table:table-cell office:value-type="float" office:value="0.2225" calcext:value-type="float">
            <text:p>0.22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7375" calcext:value-type="float">
            <text:p>0.037375</text:p>
          </table:table-cell>
          <table:table-cell office:value-type="float" office:value="0.24334" calcext:value-type="float">
            <text:p>0.2433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2744" calcext:value-type="float">
            <text:p>0.032744</text:p>
          </table:table-cell>
          <table:table-cell office:value-type="float" office:value="0.24597" calcext:value-type="float">
            <text:p>0.2459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29212" calcext:value-type="float">
            <text:p>0.029212</text:p>
          </table:table-cell>
          <table:table-cell office:value-type="float" office:value="0.22699" calcext:value-type="float">
            <text:p>0.226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.891" calcext:value-type="float">
            <text:p>8.891</text:p>
          </table:table-cell>
          <table:table-cell office:value-type="float" office:value="0.24859" calcext:value-type="float">
            <text:p>0.2485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7429" calcext:value-type="float">
            <text:p>0.037429</text:p>
          </table:table-cell>
          <table:table-cell office:value-type="float" office:value="0.20344" calcext:value-type="float">
            <text:p>0.2034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2028" calcext:value-type="float">
            <text:p>0.032028</text:p>
          </table:table-cell>
          <table:table-cell office:value-type="float" office:value="0.23634" calcext:value-type="float">
            <text:p>0.2363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2067" calcext:value-type="float">
            <text:p>0.032067</text:p>
          </table:table-cell>
          <table:table-cell office:value-type="float" office:value="0.2197" calcext:value-type="float">
            <text:p>0.21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3233" calcext:value-type="float">
            <text:p>0.43233</text:p>
          </table:table-cell>
          <table:table-cell office:value-type="float" office:value="0.21369" calcext:value-type="float">
            <text:p>0.2136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349" calcext:value-type="float">
            <text:p>0.04349</text:p>
          </table:table-cell>
          <table:table-cell office:value-type="float" office:value="0.21953" calcext:value-type="float">
            <text:p>0.2195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2533" calcext:value-type="float">
            <text:p>0.032533</text:p>
          </table:table-cell>
          <table:table-cell office:value-type="float" office:value="0.26516" calcext:value-type="float">
            <text:p>0.2651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4144" calcext:value-type="float">
            <text:p>0.034144</text:p>
          </table:table-cell>
          <table:table-cell office:value-type="float" office:value="0.23635" calcext:value-type="float">
            <text:p>0.236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8764" calcext:value-type="float">
            <text:p>0.28764</text:p>
          </table:table-cell>
          <table:table-cell office:value-type="float" office:value="0.26631" calcext:value-type="float">
            <text:p>0.2663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2506" calcext:value-type="float">
            <text:p>0.042506</text:p>
          </table:table-cell>
          <table:table-cell office:value-type="float" office:value="0.22492" calcext:value-type="float">
            <text:p>0.2249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659" calcext:value-type="float">
            <text:p>0.03659</text:p>
          </table:table-cell>
          <table:table-cell office:value-type="float" office:value="0.23664" calcext:value-type="float">
            <text:p>0.2366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0777" calcext:value-type="float">
            <text:p>0.030777</text:p>
          </table:table-cell>
          <table:table-cell office:value-type="float" office:value="0.2657" calcext:value-type="float">
            <text:p>0.26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6979" calcext:value-type="float">
            <text:p>0.16979</text:p>
          </table:table-cell>
          <table:table-cell office:value-type="float" office:value="0.25129" calcext:value-type="float">
            <text:p>0.2512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6375" calcext:value-type="float">
            <text:p>0.046375</text:p>
          </table:table-cell>
          <table:table-cell office:value-type="float" office:value="0.21788" calcext:value-type="float">
            <text:p>0.217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5277" calcext:value-type="float">
            <text:p>0.035277</text:p>
          </table:table-cell>
          <table:table-cell office:value-type="float" office:value="0.244" calcext:value-type="float">
            <text:p>0.24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1157" calcext:value-type="float">
            <text:p>0.031157</text:p>
          </table:table-cell>
          <table:table-cell office:value-type="float" office:value="0.2277" calcext:value-type="float">
            <text:p>0.22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0494" calcext:value-type="float">
            <text:p>1.0494</text:p>
          </table:table-cell>
          <table:table-cell office:value-type="float" office:value="0.22815" calcext:value-type="float">
            <text:p>0.2281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7244" calcext:value-type="float">
            <text:p>0.037244</text:p>
          </table:table-cell>
          <table:table-cell office:value-type="float" office:value="0.25946" calcext:value-type="float">
            <text:p>0.2594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8651" calcext:value-type="float">
            <text:p>0.038651</text:p>
          </table:table-cell>
          <table:table-cell office:value-type="float" office:value="0.20376" calcext:value-type="float">
            <text:p>0.2037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0371" calcext:value-type="float">
            <text:p>0.030371</text:p>
          </table:table-cell>
          <table:table-cell office:value-type="float" office:value="0.21677" calcext:value-type="float">
            <text:p>0.216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1622" calcext:value-type="float">
            <text:p>0.21622</text:p>
          </table:table-cell>
          <table:table-cell office:value-type="float" office:value="0.22962" calcext:value-type="float">
            <text:p>0.2296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4091" calcext:value-type="float">
            <text:p>0.044091</text:p>
          </table:table-cell>
          <table:table-cell office:value-type="float" office:value="0.22604" calcext:value-type="float">
            <text:p>0.2260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4281" calcext:value-type="float">
            <text:p>0.034281</text:p>
          </table:table-cell>
          <table:table-cell office:value-type="float" office:value="0.26649" calcext:value-type="float">
            <text:p>0.2664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1507" calcext:value-type="float">
            <text:p>0.031507</text:p>
          </table:table-cell>
          <table:table-cell office:value-type="float" office:value="0.22307" calcext:value-type="float">
            <text:p>0.223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1248" calcext:value-type="float">
            <text:p>0.31248</text:p>
          </table:table-cell>
          <table:table-cell office:value-type="float" office:value="0.20422" calcext:value-type="float">
            <text:p>0.2042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8191" calcext:value-type="float">
            <text:p>0.048191</text:p>
          </table:table-cell>
          <table:table-cell office:value-type="float" office:value="0.22242" calcext:value-type="float">
            <text:p>0.2224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5389" calcext:value-type="float">
            <text:p>0.035389</text:p>
          </table:table-cell>
          <table:table-cell office:value-type="float" office:value="0.22825" calcext:value-type="float">
            <text:p>0.228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2437" calcext:value-type="float">
            <text:p>0.032437</text:p>
          </table:table-cell>
          <table:table-cell office:value-type="float" office:value="0.23839" calcext:value-type="float">
            <text:p>0.238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7576" calcext:value-type="float">
            <text:p>2.7576</text:p>
          </table:table-cell>
          <table:table-cell office:value-type="float" office:value="0.23906" calcext:value-type="float">
            <text:p>0.2390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2767" calcext:value-type="float">
            <text:p>0.042767</text:p>
          </table:table-cell>
          <table:table-cell office:value-type="float" office:value="0.23066" calcext:value-type="float">
            <text:p>0.2306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4476" calcext:value-type="float">
            <text:p>0.034476</text:p>
          </table:table-cell>
          <table:table-cell office:value-type="float" office:value="0.18803" calcext:value-type="float">
            <text:p>0.1880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2285" calcext:value-type="float">
            <text:p>0.032285</text:p>
          </table:table-cell>
          <table:table-cell office:value-type="float" office:value="0.20187" calcext:value-type="float">
            <text:p>0.201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6863" calcext:value-type="float">
            <text:p>0.16863</text:p>
          </table:table-cell>
          <table:table-cell office:value-type="float" office:value="0.21234" calcext:value-type="float">
            <text:p>0.2123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6097" calcext:value-type="float">
            <text:p>0.036097</text:p>
          </table:table-cell>
          <table:table-cell office:value-type="float" office:value="0.21428" calcext:value-type="float">
            <text:p>0.2142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6459" calcext:value-type="float">
            <text:p>0.036459</text:p>
          </table:table-cell>
          <table:table-cell office:value-type="float" office:value="0.23644" calcext:value-type="float">
            <text:p>0.2364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1876" calcext:value-type="float">
            <text:p>0.031876</text:p>
          </table:table-cell>
          <table:table-cell office:value-type="float" office:value="0.25683" calcext:value-type="float">
            <text:p>0.256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8931" calcext:value-type="float">
            <text:p>0.68931</text:p>
          </table:table-cell>
          <table:table-cell office:value-type="float" office:value="0.24819" calcext:value-type="float">
            <text:p>0.2481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1791" calcext:value-type="float">
            <text:p>0.041791</text:p>
          </table:table-cell>
          <table:table-cell office:value-type="float" office:value="0.22172" calcext:value-type="float">
            <text:p>0.2217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5731" calcext:value-type="float">
            <text:p>0.035731</text:p>
          </table:table-cell>
          <table:table-cell office:value-type="float" office:value="0.24136" calcext:value-type="float">
            <text:p>0.2413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297" calcext:value-type="float">
            <text:p>0.03297</text:p>
          </table:table-cell>
          <table:table-cell office:value-type="float" office:value="0.22532" calcext:value-type="float">
            <text:p>0.225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3277" calcext:value-type="float">
            <text:p>0.23277</text:p>
          </table:table-cell>
          <table:table-cell office:value-type="float" office:value="0.26715" calcext:value-type="float">
            <text:p>0.2671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0045" calcext:value-type="float">
            <text:p>0.040045</text:p>
          </table:table-cell>
          <table:table-cell office:value-type="float" office:value="0.2234" calcext:value-type="float">
            <text:p>0.223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805" calcext:value-type="float">
            <text:p>0.03805</text:p>
          </table:table-cell>
          <table:table-cell office:value-type="float" office:value="0.24153" calcext:value-type="float">
            <text:p>0.2415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1085" calcext:value-type="float">
            <text:p>0.031085</text:p>
          </table:table-cell>
          <table:table-cell office:value-type="float" office:value="0.25539" calcext:value-type="float">
            <text:p>0.255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.5272" calcext:value-type="float">
            <text:p>7.5272</text:p>
          </table:table-cell>
          <table:table-cell office:value-type="float" office:value="0.21181" calcext:value-type="float">
            <text:p>0.2118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4811" calcext:value-type="float">
            <text:p>0.044811</text:p>
          </table:table-cell>
          <table:table-cell office:value-type="float" office:value="0.27741" calcext:value-type="float">
            <text:p>0.2774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5562" calcext:value-type="float">
            <text:p>0.035562</text:p>
          </table:table-cell>
          <table:table-cell office:value-type="float" office:value="0.24058" calcext:value-type="float">
            <text:p>0.2405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29328" calcext:value-type="float">
            <text:p>0.029328</text:p>
          </table:table-cell>
          <table:table-cell office:value-type="float" office:value="0.24797" calcext:value-type="float">
            <text:p>0.247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4604" calcext:value-type="float">
            <text:p>0.64604</text:p>
          </table:table-cell>
          <table:table-cell office:value-type="float" office:value="0.21582" calcext:value-type="float">
            <text:p>0.2158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3138" calcext:value-type="float">
            <text:p>0.043138</text:p>
          </table:table-cell>
          <table:table-cell office:value-type="float" office:value="0.2317" calcext:value-type="float">
            <text:p>0.231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1995" calcext:value-type="float">
            <text:p>0.031995</text:p>
          </table:table-cell>
          <table:table-cell office:value-type="float" office:value="0.22722" calcext:value-type="float">
            <text:p>0.2272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1341" calcext:value-type="float">
            <text:p>0.031341</text:p>
          </table:table-cell>
          <table:table-cell office:value-type="float" office:value="0.24509" calcext:value-type="float">
            <text:p>0.245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4611" calcext:value-type="float">
            <text:p>0.24611</text:p>
          </table:table-cell>
          <table:table-cell office:value-type="float" office:value="0.2155" calcext:value-type="float">
            <text:p>0.215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1147" calcext:value-type="float">
            <text:p>0.041147</text:p>
          </table:table-cell>
          <table:table-cell office:value-type="float" office:value="0.24034" calcext:value-type="float">
            <text:p>0.2403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4219" calcext:value-type="float">
            <text:p>0.034219</text:p>
          </table:table-cell>
          <table:table-cell office:value-type="float" office:value="0.21077" calcext:value-type="float">
            <text:p>0.2107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2126" calcext:value-type="float">
            <text:p>0.032126</text:p>
          </table:table-cell>
          <table:table-cell office:value-type="float" office:value="0.23965" calcext:value-type="float">
            <text:p>0.239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2508" calcext:value-type="float">
            <text:p>0.22508</text:p>
          </table:table-cell>
          <table:table-cell office:value-type="float" office:value="0.24928" calcext:value-type="float">
            <text:p>0.2492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7414" calcext:value-type="float">
            <text:p>0.037414</text:p>
          </table:table-cell>
          <table:table-cell office:value-type="float" office:value="0.20489" calcext:value-type="float">
            <text:p>0.2048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4151" calcext:value-type="float">
            <text:p>0.034151</text:p>
          </table:table-cell>
          <table:table-cell office:value-type="float" office:value="0.19805" calcext:value-type="float">
            <text:p>0.1980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1657" calcext:value-type="float">
            <text:p>0.031657</text:p>
          </table:table-cell>
          <table:table-cell office:value-type="float" office:value="0.22294" calcext:value-type="float">
            <text:p>0.222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8659" calcext:value-type="float">
            <text:p>0.18659</text:p>
          </table:table-cell>
          <table:table-cell office:value-type="float" office:value="0.19777" calcext:value-type="float">
            <text:p>0.1977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6386" calcext:value-type="float">
            <text:p>0.046386</text:p>
          </table:table-cell>
          <table:table-cell office:value-type="float" office:value="0.24362" calcext:value-type="float">
            <text:p>0.2436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6677" calcext:value-type="float">
            <text:p>0.036677</text:p>
          </table:table-cell>
          <table:table-cell office:value-type="float" office:value="0.2591" calcext:value-type="float">
            <text:p>0.259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1847" calcext:value-type="float">
            <text:p>0.031847</text:p>
          </table:table-cell>
          <table:table-cell office:value-type="float" office:value="0.21282" calcext:value-type="float">
            <text:p>0.212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3295" calcext:value-type="float">
            <text:p>0.23295</text:p>
          </table:table-cell>
          <table:table-cell office:value-type="float" office:value="0.23727" calcext:value-type="float">
            <text:p>0.2372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8358" calcext:value-type="float">
            <text:p>0.048358</text:p>
          </table:table-cell>
          <table:table-cell office:value-type="float" office:value="0.23687" calcext:value-type="float">
            <text:p>0.2368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3427" calcext:value-type="float">
            <text:p>0.033427</text:p>
          </table:table-cell>
          <table:table-cell office:value-type="float" office:value="0.23366" calcext:value-type="float">
            <text:p>0.2336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0602" calcext:value-type="float">
            <text:p>0.030602</text:p>
          </table:table-cell>
          <table:table-cell office:value-type="float" office:value="0.2514" calcext:value-type="float">
            <text:p>0.25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1229" calcext:value-type="float">
            <text:p>0.31229</text:p>
          </table:table-cell>
          <table:table-cell office:value-type="float" office:value="0.23403" calcext:value-type="float">
            <text:p>0.2340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6736" calcext:value-type="float">
            <text:p>0.046736</text:p>
          </table:table-cell>
          <table:table-cell office:value-type="float" office:value="0.2274" calcext:value-type="float">
            <text:p>0.227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0972" calcext:value-type="float">
            <text:p>0.030972</text:p>
          </table:table-cell>
          <table:table-cell office:value-type="float" office:value="0.24145" calcext:value-type="float">
            <text:p>0.2414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0635" calcext:value-type="float">
            <text:p>0.030635</text:p>
          </table:table-cell>
          <table:table-cell office:value-type="float" office:value="0.24371" calcext:value-type="float">
            <text:p>0.243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9594" calcext:value-type="float">
            <text:p>0.099594</text:p>
          </table:table-cell>
          <table:table-cell office:value-type="float" office:value="0.24803" calcext:value-type="float">
            <text:p>0.2480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4912" calcext:value-type="float">
            <text:p>0.044912</text:p>
          </table:table-cell>
          <table:table-cell office:value-type="float" office:value="0.22086" calcext:value-type="float">
            <text:p>0.2208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5803" calcext:value-type="float">
            <text:p>0.035803</text:p>
          </table:table-cell>
          <table:table-cell office:value-type="float" office:value="0.20958" calcext:value-type="float">
            <text:p>0.2095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1323" calcext:value-type="float">
            <text:p>0.031323</text:p>
          </table:table-cell>
          <table:table-cell office:value-type="float" office:value="0.26438" calcext:value-type="float">
            <text:p>0.264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3384" calcext:value-type="float">
            <text:p>1.3384</text:p>
          </table:table-cell>
          <table:table-cell office:value-type="float" office:value="0.22717" calcext:value-type="float">
            <text:p>0.2271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1538" calcext:value-type="float">
            <text:p>0.041538</text:p>
          </table:table-cell>
          <table:table-cell office:value-type="float" office:value="0.20677" calcext:value-type="float">
            <text:p>0.2067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817" calcext:value-type="float">
            <text:p>0.03817</text:p>
          </table:table-cell>
          <table:table-cell office:value-type="float" office:value="0.25343" calcext:value-type="float">
            <text:p>0.2534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1011" calcext:value-type="float">
            <text:p>0.031011</text:p>
          </table:table-cell>
          <table:table-cell office:value-type="float" office:value="0.25461" calcext:value-type="float">
            <text:p>0.254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2297" calcext:value-type="float">
            <text:p>0.22297</text:p>
          </table:table-cell>
          <table:table-cell office:value-type="float" office:value="0.24878" calcext:value-type="float">
            <text:p>0.2487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7597" calcext:value-type="float">
            <text:p>0.037597</text:p>
          </table:table-cell>
          <table:table-cell office:value-type="float" office:value="0.25369" calcext:value-type="float">
            <text:p>0.2536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2954" calcext:value-type="float">
            <text:p>0.032954</text:p>
          </table:table-cell>
          <table:table-cell office:value-type="float" office:value="0.22204" calcext:value-type="float">
            <text:p>0.2220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2434" calcext:value-type="float">
            <text:p>0.032434</text:p>
          </table:table-cell>
          <table:table-cell office:value-type="float" office:value="0.2515" calcext:value-type="float">
            <text:p>0.25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0991" calcext:value-type="float">
            <text:p>0.10991</text:p>
          </table:table-cell>
          <table:table-cell office:value-type="float" office:value="0.2367" calcext:value-type="float">
            <text:p>0.236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6534" calcext:value-type="float">
            <text:p>0.036534</text:p>
          </table:table-cell>
          <table:table-cell office:value-type="float" office:value="0.22688" calcext:value-type="float">
            <text:p>0.226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0288" calcext:value-type="float">
            <text:p>0.030288</text:p>
          </table:table-cell>
          <table:table-cell office:value-type="float" office:value="0.23494" calcext:value-type="float">
            <text:p>0.2349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1183" calcext:value-type="float">
            <text:p>0.031183</text:p>
          </table:table-cell>
          <table:table-cell office:value-type="float" office:value="0.24233" calcext:value-type="float">
            <text:p>0.242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3352" calcext:value-type="float">
            <text:p>1.3352</text:p>
          </table:table-cell>
          <table:table-cell office:value-type="float" office:value="0.23469" calcext:value-type="float">
            <text:p>0.2346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3771" calcext:value-type="float">
            <text:p>0.043771</text:p>
          </table:table-cell>
          <table:table-cell office:value-type="float" office:value="0.22454" calcext:value-type="float">
            <text:p>0.2245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4293" calcext:value-type="float">
            <text:p>0.034293</text:p>
          </table:table-cell>
          <table:table-cell office:value-type="float" office:value="0.26885" calcext:value-type="float">
            <text:p>0.2688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29392" calcext:value-type="float">
            <text:p>0.029392</text:p>
          </table:table-cell>
          <table:table-cell office:value-type="float" office:value="0.20143" calcext:value-type="float">
            <text:p>0.201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18" calcext:value-type="float">
            <text:p>1.218</text:p>
          </table:table-cell>
          <table:table-cell office:value-type="float" office:value="0.21709" calcext:value-type="float">
            <text:p>0.2170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9315" calcext:value-type="float">
            <text:p>0.039315</text:p>
          </table:table-cell>
          <table:table-cell office:value-type="float" office:value="0.26489" calcext:value-type="float">
            <text:p>0.2648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5985" calcext:value-type="float">
            <text:p>0.035985</text:p>
          </table:table-cell>
          <table:table-cell office:value-type="float" office:value="0.24776" calcext:value-type="float">
            <text:p>0.2477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2902" calcext:value-type="float">
            <text:p>0.032902</text:p>
          </table:table-cell>
          <table:table-cell office:value-type="float" office:value="0.23557" calcext:value-type="float">
            <text:p>0.235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1099" calcext:value-type="float">
            <text:p>0.91099</text:p>
          </table:table-cell>
          <table:table-cell office:value-type="float" office:value="0.2379" calcext:value-type="float">
            <text:p>0.237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26205" calcext:value-type="float">
            <text:p>0.2620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5383" calcext:value-type="float">
            <text:p>0.035383</text:p>
          </table:table-cell>
          <table:table-cell office:value-type="float" office:value="0.24073" calcext:value-type="float">
            <text:p>0.2407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1465" calcext:value-type="float">
            <text:p>0.031465</text:p>
          </table:table-cell>
          <table:table-cell office:value-type="float" office:value="0.2345" calcext:value-type="float">
            <text:p>0.23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4752" calcext:value-type="float">
            <text:p>0.34752</text:p>
          </table:table-cell>
          <table:table-cell office:value-type="float" office:value="0.24704" calcext:value-type="float">
            <text:p>0.2470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3797" calcext:value-type="float">
            <text:p>0.043797</text:p>
          </table:table-cell>
          <table:table-cell office:value-type="float" office:value="0.24675" calcext:value-type="float">
            <text:p>0.246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5152" calcext:value-type="float">
            <text:p>0.035152</text:p>
          </table:table-cell>
          <table:table-cell office:value-type="float" office:value="0.22664" calcext:value-type="float">
            <text:p>0.2266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0915" calcext:value-type="float">
            <text:p>0.030915</text:p>
          </table:table-cell>
          <table:table-cell office:value-type="float" office:value="0.21555" calcext:value-type="float">
            <text:p>0.215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3462" calcext:value-type="float">
            <text:p>0.43462</text:p>
          </table:table-cell>
          <table:table-cell office:value-type="float" office:value="0.233" calcext:value-type="float">
            <text:p>0.23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4704" calcext:value-type="float">
            <text:p>0.044704</text:p>
          </table:table-cell>
          <table:table-cell office:value-type="float" office:value="0.25184" calcext:value-type="float">
            <text:p>0.2518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8801" calcext:value-type="float">
            <text:p>0.038801</text:p>
          </table:table-cell>
          <table:table-cell office:value-type="float" office:value="0.23417" calcext:value-type="float">
            <text:p>0.2341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2098" calcext:value-type="float">
            <text:p>0.032098</text:p>
          </table:table-cell>
          <table:table-cell office:value-type="float" office:value="0.24224" calcext:value-type="float">
            <text:p>0.242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5714" calcext:value-type="float">
            <text:p>0.095714</text:p>
          </table:table-cell>
          <table:table-cell office:value-type="float" office:value="0.21802" calcext:value-type="float">
            <text:p>0.2180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0128" calcext:value-type="float">
            <text:p>0.040128</text:p>
          </table:table-cell>
          <table:table-cell office:value-type="float" office:value="0.24066" calcext:value-type="float">
            <text:p>0.2406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6093" calcext:value-type="float">
            <text:p>0.036093</text:p>
          </table:table-cell>
          <table:table-cell office:value-type="float" office:value="0.23288" calcext:value-type="float">
            <text:p>0.232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0.22857" calcext:value-type="float">
            <text:p>0.228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6618" calcext:value-type="float">
            <text:p>1.6618</text:p>
          </table:table-cell>
          <table:table-cell office:value-type="float" office:value="0.24255" calcext:value-type="float">
            <text:p>0.2425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9693" calcext:value-type="float">
            <text:p>0.039693</text:p>
          </table:table-cell>
          <table:table-cell office:value-type="float" office:value="0.22548" calcext:value-type="float">
            <text:p>0.2254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8536" calcext:value-type="float">
            <text:p>0.038536</text:p>
          </table:table-cell>
          <table:table-cell office:value-type="float" office:value="0.20509" calcext:value-type="float">
            <text:p>0.2050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302" calcext:value-type="float">
            <text:p>0.03302</text:p>
          </table:table-cell>
          <table:table-cell office:value-type="float" office:value="0.20781" calcext:value-type="float">
            <text:p>0.207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4267" calcext:value-type="float">
            <text:p>0.084267</text:p>
          </table:table-cell>
          <table:table-cell office:value-type="float" office:value="0.22405" calcext:value-type="float">
            <text:p>0.2240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4902" calcext:value-type="float">
            <text:p>0.044902</text:p>
          </table:table-cell>
          <table:table-cell office:value-type="float" office:value="0.21569" calcext:value-type="float">
            <text:p>0.2156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9019" calcext:value-type="float">
            <text:p>0.039019</text:p>
          </table:table-cell>
          <table:table-cell office:value-type="float" office:value="0.23507" calcext:value-type="float">
            <text:p>0.2350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29705" calcext:value-type="float">
            <text:p>0.029705</text:p>
          </table:table-cell>
          <table:table-cell office:value-type="float" office:value="0.23098" calcext:value-type="float">
            <text:p>0.230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6149" calcext:value-type="float">
            <text:p>0.26149</text:p>
          </table:table-cell>
          <table:table-cell office:value-type="float" office:value="0.2547" calcext:value-type="float">
            <text:p>0.254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7384" calcext:value-type="float">
            <text:p>0.037384</text:p>
          </table:table-cell>
          <table:table-cell office:value-type="float" office:value="0.24836" calcext:value-type="float">
            <text:p>0.2483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9176" calcext:value-type="float">
            <text:p>0.039176</text:p>
          </table:table-cell>
          <table:table-cell office:value-type="float" office:value="0.23357" calcext:value-type="float">
            <text:p>0.2335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32219" calcext:value-type="float">
            <text:p>0.032219</text:p>
          </table:table-cell>
          <table:table-cell office:value-type="float" office:value="0.21567" calcext:value-type="float">
            <text:p>0.215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0951" calcext:value-type="float">
            <text:p>0.40951</text:p>
          </table:table-cell>
          <table:table-cell office:value-type="float" office:value="0.27027" calcext:value-type="float">
            <text:p>0.2702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4551" calcext:value-type="float">
            <text:p>0.034551</text:p>
          </table:table-cell>
          <table:table-cell office:value-type="float" office:value="0.22872" calcext:value-type="float">
            <text:p>0.2287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6341" calcext:value-type="float">
            <text:p>0.036341</text:p>
          </table:table-cell>
          <table:table-cell office:value-type="float" office:value="0.23583" calcext:value-type="float">
            <text:p>0.2358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3047" calcext:value-type="float">
            <text:p>0.033047</text:p>
          </table:table-cell>
          <table:table-cell office:value-type="float" office:value="0.26703" calcext:value-type="float">
            <text:p>0.2670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20107" calcext:value-type="float">
            <text:p>0.20107</text:p>
          </table:table-cell>
          <table:table-cell office:value-type="float" office:value="0.22991" calcext:value-type="float">
            <text:p>0.2299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44362" calcext:value-type="float">
            <text:p>0.044362</text:p>
          </table:table-cell>
          <table:table-cell office:value-type="float" office:value="0.22667" calcext:value-type="float">
            <text:p>0.2266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7979" calcext:value-type="float">
            <text:p>0.037979</text:p>
          </table:table-cell>
          <table:table-cell office:value-type="float" office:value="0.24371" calcext:value-type="float">
            <text:p>0.2437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0913" calcext:value-type="float">
            <text:p>0.030913</text:p>
          </table:table-cell>
          <table:table-cell office:value-type="float" office:value="0.24299" calcext:value-type="float">
            <text:p>0.2429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70169" calcext:value-type="float">
            <text:p>0.70169</text:p>
          </table:table-cell>
          <table:table-cell office:value-type="float" office:value="0.22048" calcext:value-type="float">
            <text:p>0.2204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6389" calcext:value-type="float">
            <text:p>0.036389</text:p>
          </table:table-cell>
          <table:table-cell office:value-type="float" office:value="0.27812" calcext:value-type="float">
            <text:p>0.2781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4899" calcext:value-type="float">
            <text:p>0.034899</text:p>
          </table:table-cell>
          <table:table-cell office:value-type="float" office:value="0.24443" calcext:value-type="float">
            <text:p>0.2444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1379" calcext:value-type="float">
            <text:p>0.031379</text:p>
          </table:table-cell>
          <table:table-cell office:value-type="float" office:value="0.2385" calcext:value-type="float">
            <text:p>0.238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20598" calcext:value-type="float">
            <text:p>0.2059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4785" calcext:value-type="float">
            <text:p>0.04785</text:p>
          </table:table-cell>
          <table:table-cell office:value-type="float" office:value="0.25292" calcext:value-type="float">
            <text:p>0.2529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8113" calcext:value-type="float">
            <text:p>0.038113</text:p>
          </table:table-cell>
          <table:table-cell office:value-type="float" office:value="0.23613" calcext:value-type="float">
            <text:p>0.2361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2082" calcext:value-type="float">
            <text:p>0.032082</text:p>
          </table:table-cell>
          <table:table-cell office:value-type="float" office:value="0.24753" calcext:value-type="float">
            <text:p>0.2475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5943" calcext:value-type="float">
            <text:p>0.15943</text:p>
          </table:table-cell>
          <table:table-cell office:value-type="float" office:value="0.24611" calcext:value-type="float">
            <text:p>0.2461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40782" calcext:value-type="float">
            <text:p>0.040782</text:p>
          </table:table-cell>
          <table:table-cell office:value-type="float" office:value="0.22798" calcext:value-type="float">
            <text:p>0.2279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406" calcext:value-type="float">
            <text:p>0.03406</text:p>
          </table:table-cell>
          <table:table-cell office:value-type="float" office:value="0.24872" calcext:value-type="float">
            <text:p>0.2487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25084" calcext:value-type="float">
            <text:p>0.2508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31444" calcext:value-type="float">
            <text:p>0.31444</text:p>
          </table:table-cell>
          <table:table-cell office:value-type="float" office:value="0.25288" calcext:value-type="float">
            <text:p>0.2528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5763" calcext:value-type="float">
            <text:p>0.035763</text:p>
          </table:table-cell>
          <table:table-cell office:value-type="float" office:value="0.25402" calcext:value-type="float">
            <text:p>0.2540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6339" calcext:value-type="float">
            <text:p>0.036339</text:p>
          </table:table-cell>
          <table:table-cell office:value-type="float" office:value="0.20589" calcext:value-type="float">
            <text:p>0.2058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2993" calcext:value-type="float">
            <text:p>0.02993</text:p>
          </table:table-cell>
          <table:table-cell office:value-type="float" office:value="0.25932" calcext:value-type="float">
            <text:p>0.2593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5996" calcext:value-type="float">
            <text:p>0.15996</text:p>
          </table:table-cell>
          <table:table-cell office:value-type="float" office:value="0.24645" calcext:value-type="float">
            <text:p>0.2464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8226" calcext:value-type="float">
            <text:p>0.038226</text:p>
          </table:table-cell>
          <table:table-cell office:value-type="float" office:value="0.24265" calcext:value-type="float">
            <text:p>0.2426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7357" calcext:value-type="float">
            <text:p>0.037357</text:p>
          </table:table-cell>
          <table:table-cell office:value-type="float" office:value="0.25967" calcext:value-type="float">
            <text:p>0.2596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2082" calcext:value-type="float">
            <text:p>0.032082</text:p>
          </table:table-cell>
          <table:table-cell office:value-type="float" office:value="0.24899" calcext:value-type="float">
            <text:p>0.2489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4852" calcext:value-type="float">
            <text:p>0.14852</text:p>
          </table:table-cell>
          <table:table-cell office:value-type="float" office:value="0.23947" calcext:value-type="float">
            <text:p>0.2394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6478" calcext:value-type="float">
            <text:p>0.036478</text:p>
          </table:table-cell>
          <table:table-cell office:value-type="float" office:value="0.25824" calcext:value-type="float">
            <text:p>0.2582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515" calcext:value-type="float">
            <text:p>0.03515</text:p>
          </table:table-cell>
          <table:table-cell office:value-type="float" office:value="0.24267" calcext:value-type="float">
            <text:p>0.2426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0488" calcext:value-type="float">
            <text:p>0.030488</text:p>
          </table:table-cell>
          <table:table-cell office:value-type="float" office:value="0.24721" calcext:value-type="float">
            <text:p>0.2472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7843" calcext:value-type="float">
            <text:p>2.7843</text:p>
          </table:table-cell>
          <table:table-cell office:value-type="float" office:value="0.24325" calcext:value-type="float">
            <text:p>0.2432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45899" calcext:value-type="float">
            <text:p>0.045899</text:p>
          </table:table-cell>
          <table:table-cell office:value-type="float" office:value="0.20363" calcext:value-type="float">
            <text:p>0.2036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4681" calcext:value-type="float">
            <text:p>0.034681</text:p>
          </table:table-cell>
          <table:table-cell office:value-type="float" office:value="0.25326" calcext:value-type="float">
            <text:p>0.2532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28773" calcext:value-type="float">
            <text:p>0.028773</text:p>
          </table:table-cell>
          <table:table-cell office:value-type="float" office:value="0.25638" calcext:value-type="float">
            <text:p>0.2563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3529" calcext:value-type="float">
            <text:p>0.13529</text:p>
          </table:table-cell>
          <table:table-cell office:value-type="float" office:value="0.25532" calcext:value-type="float">
            <text:p>0.2553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7335" calcext:value-type="float">
            <text:p>0.037335</text:p>
          </table:table-cell>
          <table:table-cell office:value-type="float" office:value="0.25336" calcext:value-type="float">
            <text:p>0.2533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3209" calcext:value-type="float">
            <text:p>0.033209</text:p>
          </table:table-cell>
          <table:table-cell office:value-type="float" office:value="0.26817" calcext:value-type="float">
            <text:p>0.2681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2009" calcext:value-type="float">
            <text:p>0.032009</text:p>
          </table:table-cell>
          <table:table-cell office:value-type="float" office:value="0.23124" calcext:value-type="float">
            <text:p>0.2312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6087" calcext:value-type="float">
            <text:p>0.16087</text:p>
          </table:table-cell>
          <table:table-cell office:value-type="float" office:value="0.25294" calcext:value-type="float">
            <text:p>0.2529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8859" calcext:value-type="float">
            <text:p>0.038859</text:p>
          </table:table-cell>
          <table:table-cell office:value-type="float" office:value="0.24406" calcext:value-type="float">
            <text:p>0.2440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7058" calcext:value-type="float">
            <text:p>0.037058</text:p>
          </table:table-cell>
          <table:table-cell office:value-type="float" office:value="0.25109" calcext:value-type="float">
            <text:p>0.2510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3824" calcext:value-type="float">
            <text:p>0.033824</text:p>
          </table:table-cell>
          <table:table-cell office:value-type="float" office:value="0.23577" calcext:value-type="float">
            <text:p>0.2357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0182" calcext:value-type="float">
            <text:p>0.10182</text:p>
          </table:table-cell>
          <table:table-cell office:value-type="float" office:value="0.25985" calcext:value-type="float">
            <text:p>0.2598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45468" calcext:value-type="float">
            <text:p>0.045468</text:p>
          </table:table-cell>
          <table:table-cell office:value-type="float" office:value="0.23165" calcext:value-type="float">
            <text:p>0.2316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42314" calcext:value-type="float">
            <text:p>0.042314</text:p>
          </table:table-cell>
          <table:table-cell office:value-type="float" office:value="0.21981" calcext:value-type="float">
            <text:p>0.2198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3253" calcext:value-type="float">
            <text:p>0.033253</text:p>
          </table:table-cell>
          <table:table-cell office:value-type="float" office:value="0.21616" calcext:value-type="float">
            <text:p>0.2161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4329" calcext:value-type="float">
            <text:p>0.54329</text:p>
          </table:table-cell>
          <table:table-cell office:value-type="float" office:value="0.24965" calcext:value-type="float">
            <text:p>0.2496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43752" calcext:value-type="float">
            <text:p>0.043752</text:p>
          </table:table-cell>
          <table:table-cell office:value-type="float" office:value="0.234" calcext:value-type="float">
            <text:p>0.23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5285" calcext:value-type="float">
            <text:p>0.035285</text:p>
          </table:table-cell>
          <table:table-cell office:value-type="float" office:value="0.23803" calcext:value-type="float">
            <text:p>0.2380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2749" calcext:value-type="float">
            <text:p>0.032749</text:p>
          </table:table-cell>
          <table:table-cell office:value-type="float" office:value="0.23538" calcext:value-type="float">
            <text:p>0.2353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3059" calcext:value-type="float">
            <text:p>2.3059</text:p>
          </table:table-cell>
          <table:table-cell office:value-type="float" office:value="0.23375" calcext:value-type="float">
            <text:p>0.2337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44584" calcext:value-type="float">
            <text:p>0.044584</text:p>
          </table:table-cell>
          <table:table-cell office:value-type="float" office:value="0.22374" calcext:value-type="float">
            <text:p>0.2237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1488" calcext:value-type="float">
            <text:p>0.031488</text:p>
          </table:table-cell>
          <table:table-cell office:value-type="float" office:value="0.23509" calcext:value-type="float">
            <text:p>0.2350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2058" calcext:value-type="float">
            <text:p>0.032058</text:p>
          </table:table-cell>
          <table:table-cell office:value-type="float" office:value="0.20878" calcext:value-type="float">
            <text:p>0.2087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0675" calcext:value-type="float">
            <text:p>0.50675</text:p>
          </table:table-cell>
          <table:table-cell office:value-type="float" office:value="0.23273" calcext:value-type="float">
            <text:p>0.2327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9748" calcext:value-type="float">
            <text:p>0.039748</text:p>
          </table:table-cell>
          <table:table-cell office:value-type="float" office:value="0.24256" calcext:value-type="float">
            <text:p>0.2425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6861" calcext:value-type="float">
            <text:p>0.036861</text:p>
          </table:table-cell>
          <table:table-cell office:value-type="float" office:value="0.25414" calcext:value-type="float">
            <text:p>0.2541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1743" calcext:value-type="float">
            <text:p>0.031743</text:p>
          </table:table-cell>
          <table:table-cell office:value-type="float" office:value="0.23398" calcext:value-type="float">
            <text:p>0.2339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0294" calcext:value-type="float">
            <text:p>1.0294</text:p>
          </table:table-cell>
          <table:table-cell office:value-type="float" office:value="0.25704" calcext:value-type="float">
            <text:p>0.2570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49582" calcext:value-type="float">
            <text:p>0.049582</text:p>
          </table:table-cell>
          <table:table-cell office:value-type="float" office:value="0.2527" calcext:value-type="float">
            <text:p>0.252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7427" calcext:value-type="float">
            <text:p>0.037427</text:p>
          </table:table-cell>
          <table:table-cell office:value-type="float" office:value="0.23435" calcext:value-type="float">
            <text:p>0.2343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2081" calcext:value-type="float">
            <text:p>0.032081</text:p>
          </table:table-cell>
          <table:table-cell office:value-type="float" office:value="0.24012" calcext:value-type="float">
            <text:p>0.240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3214" calcext:value-type="float">
            <text:p>0.43214</text:p>
          </table:table-cell>
          <table:table-cell office:value-type="float" office:value="0.28561" calcext:value-type="float">
            <text:p>0.2856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41017" calcext:value-type="float">
            <text:p>0.041017</text:p>
          </table:table-cell>
          <table:table-cell office:value-type="float" office:value="0.24951" calcext:value-type="float">
            <text:p>0.2495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8976" calcext:value-type="float">
            <text:p>0.038976</text:p>
          </table:table-cell>
          <table:table-cell office:value-type="float" office:value="0.24384" calcext:value-type="float">
            <text:p>0.2438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4236" calcext:value-type="float">
            <text:p>0.034236</text:p>
          </table:table-cell>
          <table:table-cell office:value-type="float" office:value="0.2683" calcext:value-type="float">
            <text:p>0.268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1987" calcext:value-type="float">
            <text:p>0.51987</text:p>
          </table:table-cell>
          <table:table-cell office:value-type="float" office:value="0.24423" calcext:value-type="float">
            <text:p>0.2442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40093" calcext:value-type="float">
            <text:p>0.040093</text:p>
          </table:table-cell>
          <table:table-cell office:value-type="float" office:value="0.22686" calcext:value-type="float">
            <text:p>0.2268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2258" calcext:value-type="float">
            <text:p>0.032258</text:p>
          </table:table-cell>
          <table:table-cell office:value-type="float" office:value="0.23952" calcext:value-type="float">
            <text:p>0.2395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2458" calcext:value-type="float">
            <text:p>0.032458</text:p>
          </table:table-cell>
          <table:table-cell office:value-type="float" office:value="0.24114" calcext:value-type="float">
            <text:p>0.2411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6995" calcext:value-type="float">
            <text:p>1.6995</text:p>
          </table:table-cell>
          <table:table-cell office:value-type="float" office:value="0.23153" calcext:value-type="float">
            <text:p>0.2315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41393" calcext:value-type="float">
            <text:p>0.041393</text:p>
          </table:table-cell>
          <table:table-cell office:value-type="float" office:value="0.25693" calcext:value-type="float">
            <text:p>0.2569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6231" calcext:value-type="float">
            <text:p>0.036231</text:p>
          </table:table-cell>
          <table:table-cell office:value-type="float" office:value="0.21908" calcext:value-type="float">
            <text:p>0.2190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1851" calcext:value-type="float">
            <text:p>0.031851</text:p>
          </table:table-cell>
          <table:table-cell office:value-type="float" office:value="0.2441" calcext:value-type="float">
            <text:p>0.24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33081" calcext:value-type="float">
            <text:p>0.33081</text:p>
          </table:table-cell>
          <table:table-cell office:value-type="float" office:value="0.23372" calcext:value-type="float">
            <text:p>0.2337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8693" calcext:value-type="float">
            <text:p>0.038693</text:p>
          </table:table-cell>
          <table:table-cell office:value-type="float" office:value="0.25573" calcext:value-type="float">
            <text:p>0.2557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7264" calcext:value-type="float">
            <text:p>0.037264</text:p>
          </table:table-cell>
          <table:table-cell office:value-type="float" office:value="0.23605" calcext:value-type="float">
            <text:p>0.2360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2842" calcext:value-type="float">
            <text:p>0.032842</text:p>
          </table:table-cell>
          <table:table-cell office:value-type="float" office:value="0.2471" calcext:value-type="float">
            <text:p>0.24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3704" calcext:value-type="float">
            <text:p>0.13704</text:p>
          </table:table-cell>
          <table:table-cell office:value-type="float" office:value="0.22125" calcext:value-type="float">
            <text:p>0.2212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9625" calcext:value-type="float">
            <text:p>0.039625</text:p>
          </table:table-cell>
          <table:table-cell office:value-type="float" office:value="0.2658" calcext:value-type="float">
            <text:p>0.265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273" calcext:value-type="float">
            <text:p>0.03273</text:p>
          </table:table-cell>
          <table:table-cell office:value-type="float" office:value="0.29329" calcext:value-type="float">
            <text:p>0.2932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165" calcext:value-type="float">
            <text:p>0.03165</text:p>
          </table:table-cell>
          <table:table-cell office:value-type="float" office:value="0.22935" calcext:value-type="float">
            <text:p>0.2293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0842" calcext:value-type="float">
            <text:p>0.10842</text:p>
          </table:table-cell>
          <table:table-cell office:value-type="float" office:value="0.21229" calcext:value-type="float">
            <text:p>0.2122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7177" calcext:value-type="float">
            <text:p>0.037177</text:p>
          </table:table-cell>
          <table:table-cell office:value-type="float" office:value="0.24599" calcext:value-type="float">
            <text:p>0.2459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8271" calcext:value-type="float">
            <text:p>0.038271</text:p>
          </table:table-cell>
          <table:table-cell office:value-type="float" office:value="0.19816" calcext:value-type="float">
            <text:p>0.1981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26541" calcext:value-type="float">
            <text:p>0.026541</text:p>
          </table:table-cell>
          <table:table-cell office:value-type="float" office:value="0.26103" calcext:value-type="float">
            <text:p>0.2610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26755" calcext:value-type="float">
            <text:p>0.26755</text:p>
          </table:table-cell>
          <table:table-cell office:value-type="float" office:value="0.23846" calcext:value-type="float">
            <text:p>0.2384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42366" calcext:value-type="float">
            <text:p>0.042366</text:p>
          </table:table-cell>
          <table:table-cell office:value-type="float" office:value="0.24609" calcext:value-type="float">
            <text:p>0.2460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3238" calcext:value-type="float">
            <text:p>0.033238</text:p>
          </table:table-cell>
          <table:table-cell office:value-type="float" office:value="0.26863" calcext:value-type="float">
            <text:p>0.2686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29499" calcext:value-type="float">
            <text:p>0.029499</text:p>
          </table:table-cell>
          <table:table-cell office:value-type="float" office:value="0.2392" calcext:value-type="float">
            <text:p>0.239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7367" calcext:value-type="float">
            <text:p>0.17367</text:p>
          </table:table-cell>
          <table:table-cell office:value-type="float" office:value="0.23558" calcext:value-type="float">
            <text:p>0.2355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40897" calcext:value-type="float">
            <text:p>0.040897</text:p>
          </table:table-cell>
          <table:table-cell office:value-type="float" office:value="0.25398" calcext:value-type="float">
            <text:p>0.2539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3844" calcext:value-type="float">
            <text:p>0.033844</text:p>
          </table:table-cell>
          <table:table-cell office:value-type="float" office:value="0.23677" calcext:value-type="float">
            <text:p>0.2367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1363" calcext:value-type="float">
            <text:p>0.031363</text:p>
          </table:table-cell>
          <table:table-cell office:value-type="float" office:value="0.2225" calcext:value-type="float">
            <text:p>0.22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1868" calcext:value-type="float">
            <text:p>0.11868</text:p>
          </table:table-cell>
          <table:table-cell office:value-type="float" office:value="0.25975" calcext:value-type="float">
            <text:p>0.2597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42749" calcext:value-type="float">
            <text:p>0.042749</text:p>
          </table:table-cell>
          <table:table-cell office:value-type="float" office:value="0.2436" calcext:value-type="float">
            <text:p>0.243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4669" calcext:value-type="float">
            <text:p>0.034669</text:p>
          </table:table-cell>
          <table:table-cell office:value-type="float" office:value="0.24536" calcext:value-type="float">
            <text:p>0.2453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29903" calcext:value-type="float">
            <text:p>0.029903</text:p>
          </table:table-cell>
          <table:table-cell office:value-type="float" office:value="0.23364" calcext:value-type="float">
            <text:p>0.2336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25781" calcext:value-type="float">
            <text:p>0.25781</text:p>
          </table:table-cell>
          <table:table-cell office:value-type="float" office:value="0.27032" calcext:value-type="float">
            <text:p>0.2703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44234" calcext:value-type="float">
            <text:p>0.044234</text:p>
          </table:table-cell>
          <table:table-cell office:value-type="float" office:value="0.22945" calcext:value-type="float">
            <text:p>0.2294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6435" calcext:value-type="float">
            <text:p>0.036435</text:p>
          </table:table-cell>
          <table:table-cell office:value-type="float" office:value="0.2103" calcext:value-type="float">
            <text:p>0.210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1565" calcext:value-type="float">
            <text:p>0.031565</text:p>
          </table:table-cell>
          <table:table-cell office:value-type="float" office:value="0.26145" calcext:value-type="float">
            <text:p>0.2614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21424" calcext:value-type="float">
            <text:p>0.2142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40192" calcext:value-type="float">
            <text:p>0.040192</text:p>
          </table:table-cell>
          <table:table-cell office:value-type="float" office:value="0.25735" calcext:value-type="float">
            <text:p>0.2573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5338" calcext:value-type="float">
            <text:p>0.035338</text:p>
          </table:table-cell>
          <table:table-cell office:value-type="float" office:value="0.22084" calcext:value-type="float">
            <text:p>0.2208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3079" calcext:value-type="float">
            <text:p>0.033079</text:p>
          </table:table-cell>
          <table:table-cell office:value-type="float" office:value="0.2339" calcext:value-type="float">
            <text:p>0.233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20456" calcext:value-type="float">
            <text:p>0.20456</text:p>
          </table:table-cell>
          <table:table-cell office:value-type="float" office:value="0.26651" calcext:value-type="float">
            <text:p>0.2665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43737" calcext:value-type="float">
            <text:p>0.043737</text:p>
          </table:table-cell>
          <table:table-cell office:value-type="float" office:value="0.23738" calcext:value-type="float">
            <text:p>0.2373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501" calcext:value-type="float">
            <text:p>0.03501</text:p>
          </table:table-cell>
          <table:table-cell office:value-type="float" office:value="0.23935" calcext:value-type="float">
            <text:p>0.2393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29319" calcext:value-type="float">
            <text:p>0.029319</text:p>
          </table:table-cell>
          <table:table-cell office:value-type="float" office:value="0.25834" calcext:value-type="float">
            <text:p>0.2583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4273" calcext:value-type="float">
            <text:p>0.14273</text:p>
          </table:table-cell>
          <table:table-cell office:value-type="float" office:value="0.25732" calcext:value-type="float">
            <text:p>0.2573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40384" calcext:value-type="float">
            <text:p>0.040384</text:p>
          </table:table-cell>
          <table:table-cell office:value-type="float" office:value="0.25401" calcext:value-type="float">
            <text:p>0.2540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5354" calcext:value-type="float">
            <text:p>0.035354</text:p>
          </table:table-cell>
          <table:table-cell office:value-type="float" office:value="0.24014" calcext:value-type="float">
            <text:p>0.2401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2657" calcext:value-type="float">
            <text:p>0.032657</text:p>
          </table:table-cell>
          <table:table-cell office:value-type="float" office:value="0.25059" calcext:value-type="float">
            <text:p>0.250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0513" calcext:value-type="float">
            <text:p>0.10513</text:p>
          </table:table-cell>
          <table:table-cell office:value-type="float" office:value="0.25537" calcext:value-type="float">
            <text:p>0.2553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45845" calcext:value-type="float">
            <text:p>0.045845</text:p>
          </table:table-cell>
          <table:table-cell office:value-type="float" office:value="0.26473" calcext:value-type="float">
            <text:p>0.2647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6643" calcext:value-type="float">
            <text:p>0.036643</text:p>
          </table:table-cell>
          <table:table-cell office:value-type="float" office:value="0.2575" calcext:value-type="float">
            <text:p>0.257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1004" calcext:value-type="float">
            <text:p>0.031004</text:p>
          </table:table-cell>
          <table:table-cell office:value-type="float" office:value="0.24888" calcext:value-type="float">
            <text:p>0.2488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26602" calcext:value-type="float">
            <text:p>0.26602</text:p>
          </table:table-cell>
          <table:table-cell office:value-type="float" office:value="0.2299" calcext:value-type="float">
            <text:p>0.229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6563" calcext:value-type="float">
            <text:p>0.036563</text:p>
          </table:table-cell>
          <table:table-cell office:value-type="float" office:value="0.25247" calcext:value-type="float">
            <text:p>0.2524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3925" calcext:value-type="float">
            <text:p>0.033925</text:p>
          </table:table-cell>
          <table:table-cell office:value-type="float" office:value="0.24013" calcext:value-type="float">
            <text:p>0.2401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211" calcext:value-type="float">
            <text:p>0.03211</text:p>
          </table:table-cell>
          <table:table-cell office:value-type="float" office:value="0.24902" calcext:value-type="float">
            <text:p>0.2490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2071" calcext:value-type="float">
            <text:p>1.2071</text:p>
          </table:table-cell>
          <table:table-cell office:value-type="float" office:value="0.21816" calcext:value-type="float">
            <text:p>0.2181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51098" calcext:value-type="float">
            <text:p>0.051098</text:p>
          </table:table-cell>
          <table:table-cell office:value-type="float" office:value="0.2358" calcext:value-type="float">
            <text:p>0.235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653" calcext:value-type="float">
            <text:p>0.03653</text:p>
          </table:table-cell>
          <table:table-cell office:value-type="float" office:value="0.25425" calcext:value-type="float">
            <text:p>0.2542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1507" calcext:value-type="float">
            <text:p>0.031507</text:p>
          </table:table-cell>
          <table:table-cell office:value-type="float" office:value="0.24201" calcext:value-type="float">
            <text:p>0.242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7023" calcext:value-type="float">
            <text:p>1.7023</text:p>
          </table:table-cell>
          <table:table-cell office:value-type="float" office:value="0.27835" calcext:value-type="float">
            <text:p>0.2783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48284" calcext:value-type="float">
            <text:p>0.048284</text:p>
          </table:table-cell>
          <table:table-cell office:value-type="float" office:value="0.25173" calcext:value-type="float">
            <text:p>0.2517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5418" calcext:value-type="float">
            <text:p>0.035418</text:p>
          </table:table-cell>
          <table:table-cell office:value-type="float" office:value="0.24451" calcext:value-type="float">
            <text:p>0.2445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0691" calcext:value-type="float">
            <text:p>0.030691</text:p>
          </table:table-cell>
          <table:table-cell office:value-type="float" office:value="0.24251" calcext:value-type="float">
            <text:p>0.2425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25374" calcext:value-type="float">
            <text:p>0.25374</text:p>
          </table:table-cell>
          <table:table-cell office:value-type="float" office:value="0.24446" calcext:value-type="float">
            <text:p>0.2444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9192" calcext:value-type="float">
            <text:p>0.039192</text:p>
          </table:table-cell>
          <table:table-cell office:value-type="float" office:value="0.27407" calcext:value-type="float">
            <text:p>0.2740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0.27897" calcext:value-type="float">
            <text:p>0.2789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1157" calcext:value-type="float">
            <text:p>0.031157</text:p>
          </table:table-cell>
          <table:table-cell office:value-type="float" office:value="0.2412" calcext:value-type="float">
            <text:p>0.24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3648" calcext:value-type="float">
            <text:p>0.13648</text:p>
          </table:table-cell>
          <table:table-cell office:value-type="float" office:value="0.25286" calcext:value-type="float">
            <text:p>0.2528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7219" calcext:value-type="float">
            <text:p>0.037219</text:p>
          </table:table-cell>
          <table:table-cell office:value-type="float" office:value="0.25589" calcext:value-type="float">
            <text:p>0.2558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4854" calcext:value-type="float">
            <text:p>0.034854</text:p>
          </table:table-cell>
          <table:table-cell office:value-type="float" office:value="0.25349" calcext:value-type="float">
            <text:p>0.2534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29806" calcext:value-type="float">
            <text:p>0.029806</text:p>
          </table:table-cell>
          <table:table-cell office:value-type="float" office:value="0.22359" calcext:value-type="float">
            <text:p>0.223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7931" calcext:value-type="float">
            <text:p>0.17931</text:p>
          </table:table-cell>
          <table:table-cell office:value-type="float" office:value="0.25771" calcext:value-type="float">
            <text:p>0.2577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53486" calcext:value-type="float">
            <text:p>0.053486</text:p>
          </table:table-cell>
          <table:table-cell office:value-type="float" office:value="0.24676" calcext:value-type="float">
            <text:p>0.2467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7468" calcext:value-type="float">
            <text:p>0.037468</text:p>
          </table:table-cell>
          <table:table-cell office:value-type="float" office:value="0.23905" calcext:value-type="float">
            <text:p>0.2390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0438" calcext:value-type="float">
            <text:p>0.030438</text:p>
          </table:table-cell>
          <table:table-cell office:value-type="float" office:value="0.22812" calcext:value-type="float">
            <text:p>0.228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76375" calcext:value-type="float">
            <text:p>0.76375</text:p>
          </table:table-cell>
          <table:table-cell office:value-type="float" office:value="0.2305" calcext:value-type="float">
            <text:p>0.230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42084" calcext:value-type="float">
            <text:p>0.042084</text:p>
          </table:table-cell>
          <table:table-cell office:value-type="float" office:value="0.23229" calcext:value-type="float">
            <text:p>0.2322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7664" calcext:value-type="float">
            <text:p>0.037664</text:p>
          </table:table-cell>
          <table:table-cell office:value-type="float" office:value="0.25993" calcext:value-type="float">
            <text:p>0.2599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1154" calcext:value-type="float">
            <text:p>0.031154</text:p>
          </table:table-cell>
          <table:table-cell office:value-type="float" office:value="0.25742" calcext:value-type="float">
            <text:p>0.2574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0009" calcext:value-type="float">
            <text:p>0.10009</text:p>
          </table:table-cell>
          <table:table-cell office:value-type="float" office:value="0.23588" calcext:value-type="float">
            <text:p>0.2358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43308" calcext:value-type="float">
            <text:p>0.043308</text:p>
          </table:table-cell>
          <table:table-cell office:value-type="float" office:value="0.2533" calcext:value-type="float">
            <text:p>0.253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2529" calcext:value-type="float">
            <text:p>0.032529</text:p>
          </table:table-cell>
          <table:table-cell office:value-type="float" office:value="0.25294" calcext:value-type="float">
            <text:p>0.2529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0632" calcext:value-type="float">
            <text:p>0.030632</text:p>
          </table:table-cell>
          <table:table-cell office:value-type="float" office:value="0.24883" calcext:value-type="float">
            <text:p>0.2488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8663" calcext:value-type="float">
            <text:p>0.68663</text:p>
          </table:table-cell>
          <table:table-cell office:value-type="float" office:value="0.25993" calcext:value-type="float">
            <text:p>0.2599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50391" calcext:value-type="float">
            <text:p>0.050391</text:p>
          </table:table-cell>
          <table:table-cell office:value-type="float" office:value="0.24715" calcext:value-type="float">
            <text:p>0.2471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4008" calcext:value-type="float">
            <text:p>0.034008</text:p>
          </table:table-cell>
          <table:table-cell office:value-type="float" office:value="0.2461" calcext:value-type="float">
            <text:p>0.246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1735" calcext:value-type="float">
            <text:p>0.031735</text:p>
          </table:table-cell>
          <table:table-cell office:value-type="float" office:value="0.26241" calcext:value-type="float">
            <text:p>0.262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7622" calcext:value-type="float">
            <text:p>0.17622</text:p>
          </table:table-cell>
          <table:table-cell office:value-type="float" office:value="0.24399" calcext:value-type="float">
            <text:p>0.2439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40235" calcext:value-type="float">
            <text:p>0.040235</text:p>
          </table:table-cell>
          <table:table-cell office:value-type="float" office:value="0.2426" calcext:value-type="float">
            <text:p>0.242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2069" calcext:value-type="float">
            <text:p>0.032069</text:p>
          </table:table-cell>
          <table:table-cell office:value-type="float" office:value="0.24431" calcext:value-type="float">
            <text:p>0.2443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641" calcext:value-type="float">
            <text:p>0.03641</text:p>
          </table:table-cell>
          <table:table-cell office:value-type="float" office:value="0.23599" calcext:value-type="float">
            <text:p>0.2359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4094" calcext:value-type="float">
            <text:p>1.4094</text:p>
          </table:table-cell>
          <table:table-cell office:value-type="float" office:value="0.2355" calcext:value-type="float">
            <text:p>0.235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48926" calcext:value-type="float">
            <text:p>0.048926</text:p>
          </table:table-cell>
          <table:table-cell office:value-type="float" office:value="0.24796" calcext:value-type="float">
            <text:p>0.2479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7618" calcext:value-type="float">
            <text:p>0.037618</text:p>
          </table:table-cell>
          <table:table-cell office:value-type="float" office:value="0.26316" calcext:value-type="float">
            <text:p>0.2631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28982" calcext:value-type="float">
            <text:p>0.028982</text:p>
          </table:table-cell>
          <table:table-cell office:value-type="float" office:value="0.24696" calcext:value-type="float">
            <text:p>0.2469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9017" calcext:value-type="float">
            <text:p>0.19017</text:p>
          </table:table-cell>
          <table:table-cell office:value-type="float" office:value="0.24717" calcext:value-type="float">
            <text:p>0.2471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43813" calcext:value-type="float">
            <text:p>0.043813</text:p>
          </table:table-cell>
          <table:table-cell office:value-type="float" office:value="0.23812" calcext:value-type="float">
            <text:p>0.2381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4415" calcext:value-type="float">
            <text:p>0.034415</text:p>
          </table:table-cell>
          <table:table-cell office:value-type="float" office:value="0.24377" calcext:value-type="float">
            <text:p>0.2437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0647" calcext:value-type="float">
            <text:p>0.030647</text:p>
          </table:table-cell>
          <table:table-cell office:value-type="float" office:value="0.25447" calcext:value-type="float">
            <text:p>0.2544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.2979" calcext:value-type="float">
            <text:p>8.2979</text:p>
          </table:table-cell>
          <table:table-cell office:value-type="float" office:value="0.22463" calcext:value-type="float">
            <text:p>0.2246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56063" calcext:value-type="float">
            <text:p>0.056063</text:p>
          </table:table-cell>
          <table:table-cell office:value-type="float" office:value="0.23319" calcext:value-type="float">
            <text:p>0.2331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1" calcext:value-type="float">
            <text:p>0.031</text:p>
          </table:table-cell>
          <table:table-cell office:value-type="float" office:value="0.25031" calcext:value-type="float">
            <text:p>0.2503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3339" calcext:value-type="float">
            <text:p>0.033339</text:p>
          </table:table-cell>
          <table:table-cell office:value-type="float" office:value="0.24614" calcext:value-type="float">
            <text:p>0.2461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25889" calcext:value-type="float">
            <text:p>0.25889</text:p>
          </table:table-cell>
          <table:table-cell office:value-type="float" office:value="0.24994" calcext:value-type="float">
            <text:p>0.2499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49172" calcext:value-type="float">
            <text:p>0.049172</text:p>
          </table:table-cell>
          <table:table-cell office:value-type="float" office:value="0.22913" calcext:value-type="float">
            <text:p>0.2291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5873" calcext:value-type="float">
            <text:p>0.035873</text:p>
          </table:table-cell>
          <table:table-cell office:value-type="float" office:value="0.27119" calcext:value-type="float">
            <text:p>0.2711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131" calcext:value-type="float">
            <text:p>0.03131</text:p>
          </table:table-cell>
          <table:table-cell office:value-type="float" office:value="0.24847" calcext:value-type="float">
            <text:p>0.2484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1469" calcext:value-type="float">
            <text:p>0.11469</text:p>
          </table:table-cell>
          <table:table-cell office:value-type="float" office:value="0.23759" calcext:value-type="float">
            <text:p>0.2375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6218" calcext:value-type="float">
            <text:p>0.036218</text:p>
          </table:table-cell>
          <table:table-cell office:value-type="float" office:value="0.23879" calcext:value-type="float">
            <text:p>0.2387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5408" calcext:value-type="float">
            <text:p>0.035408</text:p>
          </table:table-cell>
          <table:table-cell office:value-type="float" office:value="0.24691" calcext:value-type="float">
            <text:p>0.2469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1495" calcext:value-type="float">
            <text:p>0.031495</text:p>
          </table:table-cell>
          <table:table-cell office:value-type="float" office:value="0.25357" calcext:value-type="float">
            <text:p>0.2535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6855" calcext:value-type="float">
            <text:p>0.66855</text:p>
          </table:table-cell>
          <table:table-cell office:value-type="float" office:value="0.2537" calcext:value-type="float">
            <text:p>0.253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9221" calcext:value-type="float">
            <text:p>0.039221</text:p>
          </table:table-cell>
          <table:table-cell office:value-type="float" office:value="0.24072" calcext:value-type="float">
            <text:p>0.2407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3503" calcext:value-type="float">
            <text:p>0.033503</text:p>
          </table:table-cell>
          <table:table-cell office:value-type="float" office:value="0.24805" calcext:value-type="float">
            <text:p>0.2480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2617" calcext:value-type="float">
            <text:p>0.032617</text:p>
          </table:table-cell>
          <table:table-cell office:value-type="float" office:value="0.22603" calcext:value-type="float">
            <text:p>0.2260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7437" calcext:value-type="float">
            <text:p>0.17437</text:p>
          </table:table-cell>
          <table:table-cell office:value-type="float" office:value="0.26745" calcext:value-type="float">
            <text:p>0.2674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40823" calcext:value-type="float">
            <text:p>0.040823</text:p>
          </table:table-cell>
          <table:table-cell office:value-type="float" office:value="0.24759" calcext:value-type="float">
            <text:p>0.2475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4947" calcext:value-type="float">
            <text:p>0.034947</text:p>
          </table:table-cell>
          <table:table-cell office:value-type="float" office:value="0.23281" calcext:value-type="float">
            <text:p>0.2328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29709" calcext:value-type="float">
            <text:p>0.029709</text:p>
          </table:table-cell>
          <table:table-cell office:value-type="float" office:value="0.24395" calcext:value-type="float">
            <text:p>0.243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6971" calcext:value-type="float">
            <text:p>0.16971</text:p>
          </table:table-cell>
          <table:table-cell office:value-type="float" office:value="0.23255" calcext:value-type="float">
            <text:p>0.2325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513" calcext:value-type="float">
            <text:p>0.03513</text:p>
          </table:table-cell>
          <table:table-cell office:value-type="float" office:value="0.21977" calcext:value-type="float">
            <text:p>0.2197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2556" calcext:value-type="float">
            <text:p>0.032556</text:p>
          </table:table-cell>
          <table:table-cell office:value-type="float" office:value="0.252" calcext:value-type="float">
            <text:p>0.25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2715" calcext:value-type="float">
            <text:p>0.032715</text:p>
          </table:table-cell>
          <table:table-cell office:value-type="float" office:value="0.22094" calcext:value-type="float">
            <text:p>0.2209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12" calcext:value-type="float">
            <text:p>0.412</text:p>
          </table:table-cell>
          <table:table-cell office:value-type="float" office:value="0.2401" calcext:value-type="float">
            <text:p>0.240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904" calcext:value-type="float">
            <text:p>0.03904</text:p>
          </table:table-cell>
          <table:table-cell office:value-type="float" office:value="0.23652" calcext:value-type="float">
            <text:p>0.2365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4421" calcext:value-type="float">
            <text:p>0.034421</text:p>
          </table:table-cell>
          <table:table-cell office:value-type="float" office:value="0.25457" calcext:value-type="float">
            <text:p>0.2545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0125" calcext:value-type="float">
            <text:p>0.030125</text:p>
          </table:table-cell>
          <table:table-cell office:value-type="float" office:value="0.22948" calcext:value-type="float">
            <text:p>0.229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26097" calcext:value-type="float">
            <text:p>0.26097</text:p>
          </table:table-cell>
          <table:table-cell office:value-type="float" office:value="0.26082" calcext:value-type="float">
            <text:p>0.2608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44555" calcext:value-type="float">
            <text:p>0.044555</text:p>
          </table:table-cell>
          <table:table-cell office:value-type="float" office:value="0.24394" calcext:value-type="float">
            <text:p>0.2439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31281" calcext:value-type="float">
            <text:p>0.031281</text:p>
          </table:table-cell>
          <table:table-cell office:value-type="float" office:value="0.25265" calcext:value-type="float">
            <text:p>0.2526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29363" calcext:value-type="float">
            <text:p>0.029363</text:p>
          </table:table-cell>
          <table:table-cell office:value-type="float" office:value="0.25758" calcext:value-type="float">
            <text:p>0.2575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6189" calcext:value-type="float">
            <text:p>0.16189</text:p>
          </table:table-cell>
          <table:table-cell office:value-type="float" office:value="0.22473" calcext:value-type="float">
            <text:p>0.2247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9828" calcext:value-type="float">
            <text:p>0.039828</text:p>
          </table:table-cell>
          <table:table-cell office:value-type="float" office:value="0.24787" calcext:value-type="float">
            <text:p>0.2478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3498" calcext:value-type="float">
            <text:p>0.033498</text:p>
          </table:table-cell>
          <table:table-cell office:value-type="float" office:value="0.26236" calcext:value-type="float">
            <text:p>0.2623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0297" calcext:value-type="float">
            <text:p>0.030297</text:p>
          </table:table-cell>
          <table:table-cell office:value-type="float" office:value="0.26727" calcext:value-type="float">
            <text:p>0.2672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0973" calcext:value-type="float">
            <text:p>2.0973</text:p>
          </table:table-cell>
          <table:table-cell office:value-type="float" office:value="0.25437" calcext:value-type="float">
            <text:p>0.2543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3895" calcext:value-type="float">
            <text:p>0.043895</text:p>
          </table:table-cell>
          <table:table-cell office:value-type="float" office:value="0.26924" calcext:value-type="float">
            <text:p>0.2692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7385" calcext:value-type="float">
            <text:p>0.037385</text:p>
          </table:table-cell>
          <table:table-cell office:value-type="float" office:value="0.21938" calcext:value-type="float">
            <text:p>0.2193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1179" calcext:value-type="float">
            <text:p>0.031179</text:p>
          </table:table-cell>
          <table:table-cell office:value-type="float" office:value="0.2557" calcext:value-type="float">
            <text:p>0.255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0255" calcext:value-type="float">
            <text:p>0.10255</text:p>
          </table:table-cell>
          <table:table-cell office:value-type="float" office:value="0.2462" calcext:value-type="float">
            <text:p>0.246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7218" calcext:value-type="float">
            <text:p>0.047218</text:p>
          </table:table-cell>
          <table:table-cell office:value-type="float" office:value="0.23745" calcext:value-type="float">
            <text:p>0.2374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1884" calcext:value-type="float">
            <text:p>0.031884</text:p>
          </table:table-cell>
          <table:table-cell office:value-type="float" office:value="0.28132" calcext:value-type="float">
            <text:p>0.2813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29385" calcext:value-type="float">
            <text:p>0.029385</text:p>
          </table:table-cell>
          <table:table-cell office:value-type="float" office:value="0.24986" calcext:value-type="float">
            <text:p>0.2498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1475" calcext:value-type="float">
            <text:p>0.21475</text:p>
          </table:table-cell>
          <table:table-cell office:value-type="float" office:value="0.22992" calcext:value-type="float">
            <text:p>0.2299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9115" calcext:value-type="float">
            <text:p>0.039115</text:p>
          </table:table-cell>
          <table:table-cell office:value-type="float" office:value="0.28233" calcext:value-type="float">
            <text:p>0.2823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4558" calcext:value-type="float">
            <text:p>0.034558</text:p>
          </table:table-cell>
          <table:table-cell office:value-type="float" office:value="0.22885" calcext:value-type="float">
            <text:p>0.2288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1697" calcext:value-type="float">
            <text:p>0.031697</text:p>
          </table:table-cell>
          <table:table-cell office:value-type="float" office:value="0.2473" calcext:value-type="float">
            <text:p>0.247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58088" calcext:value-type="float">
            <text:p>0.58088</text:p>
          </table:table-cell>
          <table:table-cell office:value-type="float" office:value="0.24571" calcext:value-type="float">
            <text:p>0.2457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5688" calcext:value-type="float">
            <text:p>0.045688</text:p>
          </table:table-cell>
          <table:table-cell office:value-type="float" office:value="0.25739" calcext:value-type="float">
            <text:p>0.2573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8583" calcext:value-type="float">
            <text:p>0.038583</text:p>
          </table:table-cell>
          <table:table-cell office:value-type="float" office:value="0.27121" calcext:value-type="float">
            <text:p>0.2712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1019" calcext:value-type="float">
            <text:p>0.031019</text:p>
          </table:table-cell>
          <table:table-cell office:value-type="float" office:value="0.23446" calcext:value-type="float">
            <text:p>0.2344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25243" calcext:value-type="float">
            <text:p>0.2524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4578" calcext:value-type="float">
            <text:p>0.044578</text:p>
          </table:table-cell>
          <table:table-cell office:value-type="float" office:value="0.24677" calcext:value-type="float">
            <text:p>0.2467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5905" calcext:value-type="float">
            <text:p>0.035905</text:p>
          </table:table-cell>
          <table:table-cell office:value-type="float" office:value="0.25783" calcext:value-type="float">
            <text:p>0.2578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0811" calcext:value-type="float">
            <text:p>0.030811</text:p>
          </table:table-cell>
          <table:table-cell office:value-type="float" office:value="0.27963" calcext:value-type="float">
            <text:p>0.2796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7621" calcext:value-type="float">
            <text:p>0.17621</text:p>
          </table:table-cell>
          <table:table-cell office:value-type="float" office:value="0.23949" calcext:value-type="float">
            <text:p>0.2394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4079" calcext:value-type="float">
            <text:p>0.044079</text:p>
          </table:table-cell>
          <table:table-cell office:value-type="float" office:value="0.23369" calcext:value-type="float">
            <text:p>0.2336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5636" calcext:value-type="float">
            <text:p>0.035636</text:p>
          </table:table-cell>
          <table:table-cell office:value-type="float" office:value="0.2693" calcext:value-type="float">
            <text:p>0.269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0893" calcext:value-type="float">
            <text:p>0.030893</text:p>
          </table:table-cell>
          <table:table-cell office:value-type="float" office:value="0.2573" calcext:value-type="float">
            <text:p>0.257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1383" calcext:value-type="float">
            <text:p>0.11383</text:p>
          </table:table-cell>
          <table:table-cell office:value-type="float" office:value="0.24247" calcext:value-type="float">
            <text:p>0.2424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7623" calcext:value-type="float">
            <text:p>0.037623</text:p>
          </table:table-cell>
          <table:table-cell office:value-type="float" office:value="0.26491" calcext:value-type="float">
            <text:p>0.2649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9526" calcext:value-type="float">
            <text:p>0.039526</text:p>
          </table:table-cell>
          <table:table-cell office:value-type="float" office:value="0.26108" calcext:value-type="float">
            <text:p>0.2610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2717" calcext:value-type="float">
            <text:p>0.032717</text:p>
          </table:table-cell>
          <table:table-cell office:value-type="float" office:value="0.25632" calcext:value-type="float">
            <text:p>0.2563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1891" calcext:value-type="float">
            <text:p>0.11891</text:p>
          </table:table-cell>
          <table:table-cell office:value-type="float" office:value="0.27139" calcext:value-type="float">
            <text:p>0.2713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8793" calcext:value-type="float">
            <text:p>0.038793</text:p>
          </table:table-cell>
          <table:table-cell office:value-type="float" office:value="0.26975" calcext:value-type="float">
            <text:p>0.2697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658" calcext:value-type="float">
            <text:p>0.03658</text:p>
          </table:table-cell>
          <table:table-cell office:value-type="float" office:value="0.26567" calcext:value-type="float">
            <text:p>0.2656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2721" calcext:value-type="float">
            <text:p>0.032721</text:p>
          </table:table-cell>
          <table:table-cell office:value-type="float" office:value="0.2182" calcext:value-type="float">
            <text:p>0.2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.9931" calcext:value-type="float">
            <text:p>3.9931</text:p>
          </table:table-cell>
          <table:table-cell office:value-type="float" office:value="0.22828" calcext:value-type="float">
            <text:p>0.2282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401" calcext:value-type="float">
            <text:p>0.04401</text:p>
          </table:table-cell>
          <table:table-cell office:value-type="float" office:value="0.27283" calcext:value-type="float">
            <text:p>0.2728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1354" calcext:value-type="float">
            <text:p>0.041354</text:p>
          </table:table-cell>
          <table:table-cell office:value-type="float" office:value="0.24397" calcext:value-type="float">
            <text:p>0.2439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2781" calcext:value-type="float">
            <text:p>0.032781</text:p>
          </table:table-cell>
          <table:table-cell office:value-type="float" office:value="0.23556" calcext:value-type="float">
            <text:p>0.2355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5638" calcext:value-type="float">
            <text:p>0.15638</text:p>
          </table:table-cell>
          <table:table-cell office:value-type="float" office:value="0.26507" calcext:value-type="float">
            <text:p>0.2650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0069" calcext:value-type="float">
            <text:p>0.040069</text:p>
          </table:table-cell>
          <table:table-cell office:value-type="float" office:value="0.25644" calcext:value-type="float">
            <text:p>0.2564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6927" calcext:value-type="float">
            <text:p>0.036927</text:p>
          </table:table-cell>
          <table:table-cell office:value-type="float" office:value="0.2752" calcext:value-type="float">
            <text:p>0.275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1388" calcext:value-type="float">
            <text:p>0.031388</text:p>
          </table:table-cell>
          <table:table-cell office:value-type="float" office:value="0.25061" calcext:value-type="float">
            <text:p>0.2506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24154" calcext:value-type="float">
            <text:p>0.2415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9406" calcext:value-type="float">
            <text:p>0.039406</text:p>
          </table:table-cell>
          <table:table-cell office:value-type="float" office:value="0.26556" calcext:value-type="float">
            <text:p>0.2655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5838" calcext:value-type="float">
            <text:p>0.035838</text:p>
          </table:table-cell>
          <table:table-cell office:value-type="float" office:value="0.23176" calcext:value-type="float">
            <text:p>0.2317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0876" calcext:value-type="float">
            <text:p>0.030876</text:p>
          </table:table-cell>
          <table:table-cell office:value-type="float" office:value="0.25404" calcext:value-type="float">
            <text:p>0.254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59076" calcext:value-type="float">
            <text:p>0.59076</text:p>
          </table:table-cell>
          <table:table-cell office:value-type="float" office:value="0.2316" calcext:value-type="float">
            <text:p>0.231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0368" calcext:value-type="float">
            <text:p>0.040368</text:p>
          </table:table-cell>
          <table:table-cell office:value-type="float" office:value="0.25159" calcext:value-type="float">
            <text:p>0.2515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3845" calcext:value-type="float">
            <text:p>0.033845</text:p>
          </table:table-cell>
          <table:table-cell office:value-type="float" office:value="0.24386" calcext:value-type="float">
            <text:p>0.2438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0436" calcext:value-type="float">
            <text:p>0.030436</text:p>
          </table:table-cell>
          <table:table-cell office:value-type="float" office:value="0.28487" calcext:value-type="float">
            <text:p>0.2848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8593" calcext:value-type="float">
            <text:p>0.38593</text:p>
          </table:table-cell>
          <table:table-cell office:value-type="float" office:value="0.26573" calcext:value-type="float">
            <text:p>0.2657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2754" calcext:value-type="float">
            <text:p>0.042754</text:p>
          </table:table-cell>
          <table:table-cell office:value-type="float" office:value="0.26824" calcext:value-type="float">
            <text:p>0.2682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4308" calcext:value-type="float">
            <text:p>0.034308</text:p>
          </table:table-cell>
          <table:table-cell office:value-type="float" office:value="0.23543" calcext:value-type="float">
            <text:p>0.2354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1351" calcext:value-type="float">
            <text:p>0.031351</text:p>
          </table:table-cell>
          <table:table-cell office:value-type="float" office:value="0.22558" calcext:value-type="float">
            <text:p>0.2255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0412" calcext:value-type="float">
            <text:p>0.10412</text:p>
          </table:table-cell>
          <table:table-cell office:value-type="float" office:value="0.2646" calcext:value-type="float">
            <text:p>0.264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0513" calcext:value-type="float">
            <text:p>0.040513</text:p>
          </table:table-cell>
          <table:table-cell office:value-type="float" office:value="0.24538" calcext:value-type="float">
            <text:p>0.2453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26764" calcext:value-type="float">
            <text:p>0.2676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1533" calcext:value-type="float">
            <text:p>0.031533</text:p>
          </table:table-cell>
          <table:table-cell office:value-type="float" office:value="0.22744" calcext:value-type="float">
            <text:p>0.2274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47269" calcext:value-type="float">
            <text:p>0.47269</text:p>
          </table:table-cell>
          <table:table-cell office:value-type="float" office:value="0.26729" calcext:value-type="float">
            <text:p>0.2672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4146" calcext:value-type="float">
            <text:p>0.044146</text:p>
          </table:table-cell>
          <table:table-cell office:value-type="float" office:value="0.25979" calcext:value-type="float">
            <text:p>0.2597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3576" calcext:value-type="float">
            <text:p>0.033576</text:p>
          </table:table-cell>
          <table:table-cell office:value-type="float" office:value="0.25478" calcext:value-type="float">
            <text:p>0.2547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1426" calcext:value-type="float">
            <text:p>0.031426</text:p>
          </table:table-cell>
          <table:table-cell office:value-type="float" office:value="0.25817" calcext:value-type="float">
            <text:p>0.258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2444" calcext:value-type="float">
            <text:p>0.22444</text:p>
          </table:table-cell>
          <table:table-cell office:value-type="float" office:value="0.23131" calcext:value-type="float">
            <text:p>0.2313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3543" calcext:value-type="float">
            <text:p>0.043543</text:p>
          </table:table-cell>
          <table:table-cell office:value-type="float" office:value="0.25855" calcext:value-type="float">
            <text:p>0.2585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3957" calcext:value-type="float">
            <text:p>0.033957</text:p>
          </table:table-cell>
          <table:table-cell office:value-type="float" office:value="0.25891" calcext:value-type="float">
            <text:p>0.2589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1017" calcext:value-type="float">
            <text:p>0.031017</text:p>
          </table:table-cell>
          <table:table-cell office:value-type="float" office:value="0.26997" calcext:value-type="float">
            <text:p>0.2699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2838" calcext:value-type="float">
            <text:p>0.12838</text:p>
          </table:table-cell>
          <table:table-cell office:value-type="float" office:value="0.25067" calcext:value-type="float">
            <text:p>0.2506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935" calcext:value-type="float">
            <text:p>0.03935</text:p>
          </table:table-cell>
          <table:table-cell office:value-type="float" office:value="0.24136" calcext:value-type="float">
            <text:p>0.2413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4417" calcext:value-type="float">
            <text:p>0.034417</text:p>
          </table:table-cell>
          <table:table-cell office:value-type="float" office:value="0.28469" calcext:value-type="float">
            <text:p>0.2846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1057" calcext:value-type="float">
            <text:p>0.031057</text:p>
          </table:table-cell>
          <table:table-cell office:value-type="float" office:value="0.2663" calcext:value-type="float">
            <text:p>0.266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45687" calcext:value-type="float">
            <text:p>0.45687</text:p>
          </table:table-cell>
          <table:table-cell office:value-type="float" office:value="0.22847" calcext:value-type="float">
            <text:p>0.2284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6906" calcext:value-type="float">
            <text:p>0.036906</text:p>
          </table:table-cell>
          <table:table-cell office:value-type="float" office:value="0.26938" calcext:value-type="float">
            <text:p>0.2693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25577" calcext:value-type="float">
            <text:p>0.2557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2408" calcext:value-type="float">
            <text:p>0.032408</text:p>
          </table:table-cell>
          <table:table-cell office:value-type="float" office:value="0.24641" calcext:value-type="float">
            <text:p>0.246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24808" calcext:value-type="float">
            <text:p>0.2480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805" calcext:value-type="float">
            <text:p>0.03805</text:p>
          </table:table-cell>
          <table:table-cell office:value-type="float" office:value="0.26316" calcext:value-type="float">
            <text:p>0.2631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5718" calcext:value-type="float">
            <text:p>0.035718</text:p>
          </table:table-cell>
          <table:table-cell office:value-type="float" office:value="0.24091" calcext:value-type="float">
            <text:p>0.2409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3903" calcext:value-type="float">
            <text:p>0.033903</text:p>
          </table:table-cell>
          <table:table-cell office:value-type="float" office:value="0.26692" calcext:value-type="float">
            <text:p>0.2669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9922" calcext:value-type="float">
            <text:p>0.29922</text:p>
          </table:table-cell>
          <table:table-cell office:value-type="float" office:value="0.24262" calcext:value-type="float">
            <text:p>0.2426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0649" calcext:value-type="float">
            <text:p>0.040649</text:p>
          </table:table-cell>
          <table:table-cell office:value-type="float" office:value="0.26859" calcext:value-type="float">
            <text:p>0.2685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4196" calcext:value-type="float">
            <text:p>0.034196</text:p>
          </table:table-cell>
          <table:table-cell office:value-type="float" office:value="0.25856" calcext:value-type="float">
            <text:p>0.2585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0951" calcext:value-type="float">
            <text:p>0.030951</text:p>
          </table:table-cell>
          <table:table-cell office:value-type="float" office:value="0.21651" calcext:value-type="float">
            <text:p>0.2165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0925" calcext:value-type="float">
            <text:p>2.0925</text:p>
          </table:table-cell>
          <table:table-cell office:value-type="float" office:value="0.23934" calcext:value-type="float">
            <text:p>0.2393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4072" calcext:value-type="float">
            <text:p>0.044072</text:p>
          </table:table-cell>
          <table:table-cell office:value-type="float" office:value="0.22685" calcext:value-type="float">
            <text:p>0.2268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3692" calcext:value-type="float">
            <text:p>0.033692</text:p>
          </table:table-cell>
          <table:table-cell office:value-type="float" office:value="0.25534" calcext:value-type="float">
            <text:p>0.2553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29878" calcext:value-type="float">
            <text:p>0.029878</text:p>
          </table:table-cell>
          <table:table-cell office:value-type="float" office:value="0.27271" calcext:value-type="float">
            <text:p>0.2727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83622" calcext:value-type="float">
            <text:p>0.083622</text:p>
          </table:table-cell>
          <table:table-cell office:value-type="float" office:value="0.22311" calcext:value-type="float">
            <text:p>0.2231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7759" calcext:value-type="float">
            <text:p>0.047759</text:p>
          </table:table-cell>
          <table:table-cell office:value-type="float" office:value="0.23726" calcext:value-type="float">
            <text:p>0.2372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5131" calcext:value-type="float">
            <text:p>0.035131</text:p>
          </table:table-cell>
          <table:table-cell office:value-type="float" office:value="0.22254" calcext:value-type="float">
            <text:p>0.2225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1308" calcext:value-type="float">
            <text:p>0.031308</text:p>
          </table:table-cell>
          <table:table-cell office:value-type="float" office:value="0.24201" calcext:value-type="float">
            <text:p>0.2420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7926" calcext:value-type="float">
            <text:p>0.17926</text:p>
          </table:table-cell>
          <table:table-cell office:value-type="float" office:value="0.24165" calcext:value-type="float">
            <text:p>0.2416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8529" calcext:value-type="float">
            <text:p>0.038529</text:p>
          </table:table-cell>
          <table:table-cell office:value-type="float" office:value="0.23924" calcext:value-type="float">
            <text:p>0.2392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3758" calcext:value-type="float">
            <text:p>0.033758</text:p>
          </table:table-cell>
          <table:table-cell office:value-type="float" office:value="0.25217" calcext:value-type="float">
            <text:p>0.2521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231" calcext:value-type="float">
            <text:p>0.03231</text:p>
          </table:table-cell>
          <table:table-cell office:value-type="float" office:value="0.25727" calcext:value-type="float">
            <text:p>0.2572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34" calcext:value-type="float">
            <text:p>0.234</text:p>
          </table:table-cell>
          <table:table-cell office:value-type="float" office:value="0.25111" calcext:value-type="float">
            <text:p>0.2511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1181" calcext:value-type="float">
            <text:p>0.041181</text:p>
          </table:table-cell>
          <table:table-cell office:value-type="float" office:value="0.23167" calcext:value-type="float">
            <text:p>0.2316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3475" calcext:value-type="float">
            <text:p>0.033475</text:p>
          </table:table-cell>
          <table:table-cell office:value-type="float" office:value="0.22799" calcext:value-type="float">
            <text:p>0.2279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2339" calcext:value-type="float">
            <text:p>0.032339</text:p>
          </table:table-cell>
          <table:table-cell office:value-type="float" office:value="0.23928" calcext:value-type="float">
            <text:p>0.239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.376" calcext:value-type="float">
            <text:p>20.376</text:p>
          </table:table-cell>
          <table:table-cell office:value-type="float" office:value="0.258" calcext:value-type="float">
            <text:p>0.25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4756" calcext:value-type="float">
            <text:p>0.044756</text:p>
          </table:table-cell>
          <table:table-cell office:value-type="float" office:value="0.28962" calcext:value-type="float">
            <text:p>0.2896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5514" calcext:value-type="float">
            <text:p>0.035514</text:p>
          </table:table-cell>
          <table:table-cell office:value-type="float" office:value="0.25068" calcext:value-type="float">
            <text:p>0.2506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3102" calcext:value-type="float">
            <text:p>0.033102</text:p>
          </table:table-cell>
          <table:table-cell office:value-type="float" office:value="0.25209" calcext:value-type="float">
            <text:p>0.2520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8329" calcext:value-type="float">
            <text:p>0.18329</text:p>
          </table:table-cell>
          <table:table-cell office:value-type="float" office:value="0.2577" calcext:value-type="float">
            <text:p>0.257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9761" calcext:value-type="float">
            <text:p>0.039761</text:p>
          </table:table-cell>
          <table:table-cell office:value-type="float" office:value="0.27546" calcext:value-type="float">
            <text:p>0.2754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663" calcext:value-type="float">
            <text:p>0.03663</text:p>
          </table:table-cell>
          <table:table-cell office:value-type="float" office:value="0.27171" calcext:value-type="float">
            <text:p>0.2717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29905" calcext:value-type="float">
            <text:p>0.029905</text:p>
          </table:table-cell>
          <table:table-cell office:value-type="float" office:value="0.25213" calcext:value-type="float">
            <text:p>0.2521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8095" calcext:value-type="float">
            <text:p>0.18095</text:p>
          </table:table-cell>
          <table:table-cell office:value-type="float" office:value="0.24966" calcext:value-type="float">
            <text:p>0.2496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4626" calcext:value-type="float">
            <text:p>0.044626</text:p>
          </table:table-cell>
          <table:table-cell office:value-type="float" office:value="0.21413" calcext:value-type="float">
            <text:p>0.2141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8371" calcext:value-type="float">
            <text:p>0.038371</text:p>
          </table:table-cell>
          <table:table-cell office:value-type="float" office:value="0.23387" calcext:value-type="float">
            <text:p>0.2338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1619" calcext:value-type="float">
            <text:p>0.031619</text:p>
          </table:table-cell>
          <table:table-cell office:value-type="float" office:value="0.23595" calcext:value-type="float">
            <text:p>0.2359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0178" calcext:value-type="float">
            <text:p>0.90178</text:p>
          </table:table-cell>
          <table:table-cell office:value-type="float" office:value="0.25152" calcext:value-type="float">
            <text:p>0.2515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1708" calcext:value-type="float">
            <text:p>0.041708</text:p>
          </table:table-cell>
          <table:table-cell office:value-type="float" office:value="0.27961" calcext:value-type="float">
            <text:p>0.2796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493" calcext:value-type="float">
            <text:p>0.03493</text:p>
          </table:table-cell>
          <table:table-cell office:value-type="float" office:value="0.282" calcext:value-type="float">
            <text:p>0.28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1365" calcext:value-type="float">
            <text:p>0.031365</text:p>
          </table:table-cell>
          <table:table-cell office:value-type="float" office:value="0.2303" calcext:value-type="float">
            <text:p>0.230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1136" calcext:value-type="float">
            <text:p>0.21136</text:p>
          </table:table-cell>
          <table:table-cell office:value-type="float" office:value="0.25796" calcext:value-type="float">
            <text:p>0.2579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8581" calcext:value-type="float">
            <text:p>0.038581</text:p>
          </table:table-cell>
          <table:table-cell office:value-type="float" office:value="0.25653" calcext:value-type="float">
            <text:p>0.2565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6186" calcext:value-type="float">
            <text:p>0.036186</text:p>
          </table:table-cell>
          <table:table-cell office:value-type="float" office:value="0.25167" calcext:value-type="float">
            <text:p>0.2516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4267" calcext:value-type="float">
            <text:p>0.034267</text:p>
          </table:table-cell>
          <table:table-cell office:value-type="float" office:value="0.25837" calcext:value-type="float">
            <text:p>0.2583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9274" calcext:value-type="float">
            <text:p>0.29274</text:p>
          </table:table-cell>
          <table:table-cell office:value-type="float" office:value="0.30335" calcext:value-type="float">
            <text:p>0.3033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9994" calcext:value-type="float">
            <text:p>0.049994</text:p>
          </table:table-cell>
          <table:table-cell office:value-type="float" office:value="0.25717" calcext:value-type="float">
            <text:p>0.2571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925" calcext:value-type="float">
            <text:p>0.03925</text:p>
          </table:table-cell>
          <table:table-cell office:value-type="float" office:value="0.25508" calcext:value-type="float">
            <text:p>0.2550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2257" calcext:value-type="float">
            <text:p>0.032257</text:p>
          </table:table-cell>
          <table:table-cell office:value-type="float" office:value="0.24814" calcext:value-type="float">
            <text:p>0.2481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55541" calcext:value-type="float">
            <text:p>0.55541</text:p>
          </table:table-cell>
          <table:table-cell office:value-type="float" office:value="0.26287" calcext:value-type="float">
            <text:p>0.2628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9478" calcext:value-type="float">
            <text:p>0.039478</text:p>
          </table:table-cell>
          <table:table-cell office:value-type="float" office:value="0.26978" calcext:value-type="float">
            <text:p>0.2697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5835" calcext:value-type="float">
            <text:p>0.035835</text:p>
          </table:table-cell>
          <table:table-cell office:value-type="float" office:value="0.26653" calcext:value-type="float">
            <text:p>0.2665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0779" calcext:value-type="float">
            <text:p>0.030779</text:p>
          </table:table-cell>
          <table:table-cell office:value-type="float" office:value="0.25261" calcext:value-type="float">
            <text:p>0.2526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0067" calcext:value-type="float">
            <text:p>1.0067</text:p>
          </table:table-cell>
          <table:table-cell office:value-type="float" office:value="0.29108" calcext:value-type="float">
            <text:p>0.2910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6807" calcext:value-type="float">
            <text:p>0.046807</text:p>
          </table:table-cell>
          <table:table-cell office:value-type="float" office:value="0.25967" calcext:value-type="float">
            <text:p>0.2596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6835" calcext:value-type="float">
            <text:p>0.036835</text:p>
          </table:table-cell>
          <table:table-cell office:value-type="float" office:value="0.2594" calcext:value-type="float">
            <text:p>0.259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2225" calcext:value-type="float">
            <text:p>0.032225</text:p>
          </table:table-cell>
          <table:table-cell office:value-type="float" office:value="0.23732" calcext:value-type="float">
            <text:p>0.2373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3341" calcext:value-type="float">
            <text:p>0.23341</text:p>
          </table:table-cell>
          <table:table-cell office:value-type="float" office:value="0.25674" calcext:value-type="float">
            <text:p>0.2567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6555" calcext:value-type="float">
            <text:p>0.046555</text:p>
          </table:table-cell>
          <table:table-cell office:value-type="float" office:value="0.25815" calcext:value-type="float">
            <text:p>0.2581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4526" calcext:value-type="float">
            <text:p>0.034526</text:p>
          </table:table-cell>
          <table:table-cell office:value-type="float" office:value="0.27063" calcext:value-type="float">
            <text:p>0.2706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3445" calcext:value-type="float">
            <text:p>0.033445</text:p>
          </table:table-cell>
          <table:table-cell office:value-type="float" office:value="0.23554" calcext:value-type="float">
            <text:p>0.2355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43816" calcext:value-type="float">
            <text:p>0.43816</text:p>
          </table:table-cell>
          <table:table-cell office:value-type="float" office:value="0.25589" calcext:value-type="float">
            <text:p>0.2558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1432" calcext:value-type="float">
            <text:p>0.041432</text:p>
          </table:table-cell>
          <table:table-cell office:value-type="float" office:value="0.27676" calcext:value-type="float">
            <text:p>0.2767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5911" calcext:value-type="float">
            <text:p>0.035911</text:p>
          </table:table-cell>
          <table:table-cell office:value-type="float" office:value="0.25329" calcext:value-type="float">
            <text:p>0.2532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2955" calcext:value-type="float">
            <text:p>0.032955</text:p>
          </table:table-cell>
          <table:table-cell office:value-type="float" office:value="0.25726" calcext:value-type="float">
            <text:p>0.2572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2045" calcext:value-type="float">
            <text:p>0.12045</text:p>
          </table:table-cell>
          <table:table-cell office:value-type="float" office:value="0.23643" calcext:value-type="float">
            <text:p>0.2364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4596" calcext:value-type="float">
            <text:p>0.044596</text:p>
          </table:table-cell>
          <table:table-cell office:value-type="float" office:value="0.25709" calcext:value-type="float">
            <text:p>0.2570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3828" calcext:value-type="float">
            <text:p>0.033828</text:p>
          </table:table-cell>
          <table:table-cell office:value-type="float" office:value="0.25499" calcext:value-type="float">
            <text:p>0.2549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27942" calcext:value-type="float">
            <text:p>0.027942</text:p>
          </table:table-cell>
          <table:table-cell office:value-type="float" office:value="0.24654" calcext:value-type="float">
            <text:p>0.2465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2321" calcext:value-type="float">
            <text:p>0.22321</text:p>
          </table:table-cell>
          <table:table-cell office:value-type="float" office:value="0.27308" calcext:value-type="float">
            <text:p>0.2730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9588" calcext:value-type="float">
            <text:p>0.039588</text:p>
          </table:table-cell>
          <table:table-cell office:value-type="float" office:value="0.24303" calcext:value-type="float">
            <text:p>0.2430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3558" calcext:value-type="float">
            <text:p>0.033558</text:p>
          </table:table-cell>
          <table:table-cell office:value-type="float" office:value="0.24158" calcext:value-type="float">
            <text:p>0.2415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037" calcext:value-type="float">
            <text:p>0.03037</text:p>
          </table:table-cell>
          <table:table-cell office:value-type="float" office:value="0.2497" calcext:value-type="float">
            <text:p>0.249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5341" calcext:value-type="float">
            <text:p>0.25341</text:p>
          </table:table-cell>
          <table:table-cell office:value-type="float" office:value="0.2513" calcext:value-type="float">
            <text:p>0.251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9294" calcext:value-type="float">
            <text:p>0.039294</text:p>
          </table:table-cell>
          <table:table-cell office:value-type="float" office:value="0.26992" calcext:value-type="float">
            <text:p>0.2699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4753" calcext:value-type="float">
            <text:p>0.034753</text:p>
          </table:table-cell>
          <table:table-cell office:value-type="float" office:value="0.28069" calcext:value-type="float">
            <text:p>0.2806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1504" calcext:value-type="float">
            <text:p>0.031504</text:p>
          </table:table-cell>
          <table:table-cell office:value-type="float" office:value="0.26321" calcext:value-type="float">
            <text:p>0.2632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2843" calcext:value-type="float">
            <text:p>0.22843</text:p>
          </table:table-cell>
          <table:table-cell office:value-type="float" office:value="0.25318" calcext:value-type="float">
            <text:p>0.2531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1523" calcext:value-type="float">
            <text:p>0.041523</text:p>
          </table:table-cell>
          <table:table-cell office:value-type="float" office:value="0.21409" calcext:value-type="float">
            <text:p>0.2140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4343" calcext:value-type="float">
            <text:p>0.034343</text:p>
          </table:table-cell>
          <table:table-cell office:value-type="float" office:value="0.29211" calcext:value-type="float">
            <text:p>0.2921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1676" calcext:value-type="float">
            <text:p>0.031676</text:p>
          </table:table-cell>
          <table:table-cell office:value-type="float" office:value="0.26295" calcext:value-type="float">
            <text:p>0.2629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1036" calcext:value-type="float">
            <text:p>0.31036</text:p>
          </table:table-cell>
          <table:table-cell office:value-type="float" office:value="0.22011" calcext:value-type="float">
            <text:p>0.2201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1421" calcext:value-type="float">
            <text:p>0.041421</text:p>
          </table:table-cell>
          <table:table-cell office:value-type="float" office:value="0.24576" calcext:value-type="float">
            <text:p>0.2457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5349" calcext:value-type="float">
            <text:p>0.035349</text:p>
          </table:table-cell>
          <table:table-cell office:value-type="float" office:value="0.23531" calcext:value-type="float">
            <text:p>0.2353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121" calcext:value-type="float">
            <text:p>0.03121</text:p>
          </table:table-cell>
          <table:table-cell office:value-type="float" office:value="0.25496" calcext:value-type="float">
            <text:p>0.2549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0076" calcext:value-type="float">
            <text:p>1.0076</text:p>
          </table:table-cell>
          <table:table-cell office:value-type="float" office:value="0.22253" calcext:value-type="float">
            <text:p>0.2225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4714" calcext:value-type="float">
            <text:p>0.044714</text:p>
          </table:table-cell>
          <table:table-cell office:value-type="float" office:value="0.21572" calcext:value-type="float">
            <text:p>0.2157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6665" calcext:value-type="float">
            <text:p>0.036665</text:p>
          </table:table-cell>
          <table:table-cell office:value-type="float" office:value="0.2348" calcext:value-type="float">
            <text:p>0.234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0284" calcext:value-type="float">
            <text:p>0.030284</text:p>
          </table:table-cell>
          <table:table-cell office:value-type="float" office:value="0.24567" calcext:value-type="float">
            <text:p>0.245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0674" calcext:value-type="float">
            <text:p>0.20674</text:p>
          </table:table-cell>
          <table:table-cell office:value-type="float" office:value="0.2683" calcext:value-type="float">
            <text:p>0.268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6654" calcext:value-type="float">
            <text:p>0.046654</text:p>
          </table:table-cell>
          <table:table-cell office:value-type="float" office:value="0.26562" calcext:value-type="float">
            <text:p>0.2656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6603" calcext:value-type="float">
            <text:p>0.036603</text:p>
          </table:table-cell>
          <table:table-cell office:value-type="float" office:value="0.24863" calcext:value-type="float">
            <text:p>0.2486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1676" calcext:value-type="float">
            <text:p>0.031676</text:p>
          </table:table-cell>
          <table:table-cell office:value-type="float" office:value="0.26986" calcext:value-type="float">
            <text:p>0.2698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.7838" calcext:value-type="float">
            <text:p>3.7838</text:p>
          </table:table-cell>
          <table:table-cell office:value-type="float" office:value="0.24064" calcext:value-type="float">
            <text:p>0.2406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4945" calcext:value-type="float">
            <text:p>0.034945</text:p>
          </table:table-cell>
          <table:table-cell office:value-type="float" office:value="0.26935" calcext:value-type="float">
            <text:p>0.2693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9921" calcext:value-type="float">
            <text:p>0.039921</text:p>
          </table:table-cell>
          <table:table-cell office:value-type="float" office:value="0.25858" calcext:value-type="float">
            <text:p>0.2585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1808" calcext:value-type="float">
            <text:p>0.031808</text:p>
          </table:table-cell>
          <table:table-cell office:value-type="float" office:value="0.25669" calcext:value-type="float">
            <text:p>0.256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446" calcext:value-type="float">
            <text:p>0.2446</text:p>
          </table:table-cell>
          <table:table-cell office:value-type="float" office:value="0.25971" calcext:value-type="float">
            <text:p>0.2597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4909" calcext:value-type="float">
            <text:p>0.044909</text:p>
          </table:table-cell>
          <table:table-cell office:value-type="float" office:value="0.29621" calcext:value-type="float">
            <text:p>0.2962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5347" calcext:value-type="float">
            <text:p>0.035347</text:p>
          </table:table-cell>
          <table:table-cell office:value-type="float" office:value="0.24402" calcext:value-type="float">
            <text:p>0.2440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1526" calcext:value-type="float">
            <text:p>0.031526</text:p>
          </table:table-cell>
          <table:table-cell office:value-type="float" office:value="0.26463" calcext:value-type="float">
            <text:p>0.2646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895" calcext:value-type="float">
            <text:p>1.895</text:p>
          </table:table-cell>
          <table:table-cell office:value-type="float" office:value="0.24468" calcext:value-type="float">
            <text:p>0.2446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1361" calcext:value-type="float">
            <text:p>0.041361</text:p>
          </table:table-cell>
          <table:table-cell office:value-type="float" office:value="0.27493" calcext:value-type="float">
            <text:p>0.2749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8152" calcext:value-type="float">
            <text:p>0.038152</text:p>
          </table:table-cell>
          <table:table-cell office:value-type="float" office:value="0.24801" calcext:value-type="float">
            <text:p>0.2480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2507" calcext:value-type="float">
            <text:p>0.032507</text:p>
          </table:table-cell>
          <table:table-cell office:value-type="float" office:value="0.25986" calcext:value-type="float">
            <text:p>0.2598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7064" calcext:value-type="float">
            <text:p>0.17064</text:p>
          </table:table-cell>
          <table:table-cell office:value-type="float" office:value="0.24993" calcext:value-type="float">
            <text:p>0.2499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855" calcext:value-type="float">
            <text:p>0.03855</text:p>
          </table:table-cell>
          <table:table-cell office:value-type="float" office:value="0.2413" calcext:value-type="float">
            <text:p>0.241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23653" calcext:value-type="float">
            <text:p>0.2365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2473" calcext:value-type="float">
            <text:p>0.032473</text:p>
          </table:table-cell>
          <table:table-cell office:value-type="float" office:value="0.26555" calcext:value-type="float">
            <text:p>0.2655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9277" calcext:value-type="float">
            <text:p>1.9277</text:p>
          </table:table-cell>
          <table:table-cell office:value-type="float" office:value="0.23652" calcext:value-type="float">
            <text:p>0.2365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5239" calcext:value-type="float">
            <text:p>0.045239</text:p>
          </table:table-cell>
          <table:table-cell office:value-type="float" office:value="0.25312" calcext:value-type="float">
            <text:p>0.2531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1424" calcext:value-type="float">
            <text:p>0.031424</text:p>
          </table:table-cell>
          <table:table-cell office:value-type="float" office:value="0.23857" calcext:value-type="float">
            <text:p>0.2385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1838" calcext:value-type="float">
            <text:p>0.031838</text:p>
          </table:table-cell>
          <table:table-cell office:value-type="float" office:value="0.25424" calcext:value-type="float">
            <text:p>0.2542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8197" calcext:value-type="float">
            <text:p>0.18197</text:p>
          </table:table-cell>
          <table:table-cell office:value-type="float" office:value="0.28633" calcext:value-type="float">
            <text:p>0.2863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3997" calcext:value-type="float">
            <text:p>0.043997</text:p>
          </table:table-cell>
          <table:table-cell office:value-type="float" office:value="0.23949" calcext:value-type="float">
            <text:p>0.2394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4748" calcext:value-type="float">
            <text:p>0.034748</text:p>
          </table:table-cell>
          <table:table-cell office:value-type="float" office:value="0.26076" calcext:value-type="float">
            <text:p>0.2607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29996" calcext:value-type="float">
            <text:p>0.029996</text:p>
          </table:table-cell>
          <table:table-cell office:value-type="float" office:value="0.26428" calcext:value-type="float">
            <text:p>0.264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66031" calcext:value-type="float">
            <text:p>0.66031</text:p>
          </table:table-cell>
          <table:table-cell office:value-type="float" office:value="0.26899" calcext:value-type="float">
            <text:p>0.2689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0137" calcext:value-type="float">
            <text:p>0.040137</text:p>
          </table:table-cell>
          <table:table-cell office:value-type="float" office:value="0.27047" calcext:value-type="float">
            <text:p>0.2704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514" calcext:value-type="float">
            <text:p>0.03514</text:p>
          </table:table-cell>
          <table:table-cell office:value-type="float" office:value="0.24571" calcext:value-type="float">
            <text:p>0.2457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29779" calcext:value-type="float">
            <text:p>0.029779</text:p>
          </table:table-cell>
          <table:table-cell office:value-type="float" office:value="0.24234" calcext:value-type="float">
            <text:p>0.2423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4219" calcext:value-type="float">
            <text:p>0.24219</text:p>
          </table:table-cell>
          <table:table-cell office:value-type="float" office:value="0.25428" calcext:value-type="float">
            <text:p>0.2542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46982" calcext:value-type="float">
            <text:p>0.046982</text:p>
          </table:table-cell>
          <table:table-cell office:value-type="float" office:value="0.23391" calcext:value-type="float">
            <text:p>0.2339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6597" calcext:value-type="float">
            <text:p>0.036597</text:p>
          </table:table-cell>
          <table:table-cell office:value-type="float" office:value="0.24032" calcext:value-type="float">
            <text:p>0.2403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30489" calcext:value-type="float">
            <text:p>0.030489</text:p>
          </table:table-cell>
          <table:table-cell office:value-type="float" office:value="0.23396" calcext:value-type="float">
            <text:p>0.2339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8128" calcext:value-type="float">
            <text:p>0.18128</text:p>
          </table:table-cell>
          <table:table-cell office:value-type="float" office:value="0.23237" calcext:value-type="float">
            <text:p>0.2323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0944" calcext:value-type="float">
            <text:p>0.040944</text:p>
          </table:table-cell>
          <table:table-cell office:value-type="float" office:value="0.25061" calcext:value-type="float">
            <text:p>0.2506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5285" calcext:value-type="float">
            <text:p>0.035285</text:p>
          </table:table-cell>
          <table:table-cell office:value-type="float" office:value="0.2491" calcext:value-type="float">
            <text:p>0.249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085" calcext:value-type="float">
            <text:p>0.03085</text:p>
          </table:table-cell>
          <table:table-cell office:value-type="float" office:value="0.26434" calcext:value-type="float">
            <text:p>0.2643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69341" calcext:value-type="float">
            <text:p>0.69341</text:p>
          </table:table-cell>
          <table:table-cell office:value-type="float" office:value="0.29576" calcext:value-type="float">
            <text:p>0.2957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6283" calcext:value-type="float">
            <text:p>0.046283</text:p>
          </table:table-cell>
          <table:table-cell office:value-type="float" office:value="0.22695" calcext:value-type="float">
            <text:p>0.2269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7327" calcext:value-type="float">
            <text:p>0.037327</text:p>
          </table:table-cell>
          <table:table-cell office:value-type="float" office:value="0.24093" calcext:value-type="float">
            <text:p>0.2409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1787" calcext:value-type="float">
            <text:p>0.031787</text:p>
          </table:table-cell>
          <table:table-cell office:value-type="float" office:value="0.27858" calcext:value-type="float">
            <text:p>0.2785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.0849" calcext:value-type="float">
            <text:p>9.0849</text:p>
          </table:table-cell>
          <table:table-cell office:value-type="float" office:value="0.25034" calcext:value-type="float">
            <text:p>0.2503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3105" calcext:value-type="float">
            <text:p>0.043105</text:p>
          </table:table-cell>
          <table:table-cell office:value-type="float" office:value="0.26135" calcext:value-type="float">
            <text:p>0.2613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27626" calcext:value-type="float">
            <text:p>0.2762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2335" calcext:value-type="float">
            <text:p>0.032335</text:p>
          </table:table-cell>
          <table:table-cell office:value-type="float" office:value="0.27384" calcext:value-type="float">
            <text:p>0.2738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7583" calcext:value-type="float">
            <text:p>1.7583</text:p>
          </table:table-cell>
          <table:table-cell office:value-type="float" office:value="0.27024" calcext:value-type="float">
            <text:p>0.2702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297" calcext:value-type="float">
            <text:p>0.04297</text:p>
          </table:table-cell>
          <table:table-cell office:value-type="float" office:value="0.27623" calcext:value-type="float">
            <text:p>0.2762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6606" calcext:value-type="float">
            <text:p>0.036606</text:p>
          </table:table-cell>
          <table:table-cell office:value-type="float" office:value="0.23817" calcext:value-type="float">
            <text:p>0.2381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0012" calcext:value-type="float">
            <text:p>0.030012</text:p>
          </table:table-cell>
          <table:table-cell office:value-type="float" office:value="0.27786" calcext:value-type="float">
            <text:p>0.277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1819" calcext:value-type="float">
            <text:p>3.1819</text:p>
          </table:table-cell>
          <table:table-cell office:value-type="float" office:value="0.28846" calcext:value-type="float">
            <text:p>0.2884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2189" calcext:value-type="float">
            <text:p>0.042189</text:p>
          </table:table-cell>
          <table:table-cell office:value-type="float" office:value="0.26084" calcext:value-type="float">
            <text:p>0.2608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6185" calcext:value-type="float">
            <text:p>0.036185</text:p>
          </table:table-cell>
          <table:table-cell office:value-type="float" office:value="0.24483" calcext:value-type="float">
            <text:p>0.2448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3018" calcext:value-type="float">
            <text:p>0.033018</text:p>
          </table:table-cell>
          <table:table-cell office:value-type="float" office:value="0.2742" calcext:value-type="float">
            <text:p>0.274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515" calcext:value-type="float">
            <text:p>0.7515</text:p>
          </table:table-cell>
          <table:table-cell office:value-type="float" office:value="0.25038" calcext:value-type="float">
            <text:p>0.2503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242" calcext:value-type="float">
            <text:p>0.04242</text:p>
          </table:table-cell>
          <table:table-cell office:value-type="float" office:value="0.26829" calcext:value-type="float">
            <text:p>0.2682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4068" calcext:value-type="float">
            <text:p>0.034068</text:p>
          </table:table-cell>
          <table:table-cell office:value-type="float" office:value="0.22079" calcext:value-type="float">
            <text:p>0.2207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1502" calcext:value-type="float">
            <text:p>0.031502</text:p>
          </table:table-cell>
          <table:table-cell office:value-type="float" office:value="0.28072" calcext:value-type="float">
            <text:p>0.2807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1386" calcext:value-type="float">
            <text:p>2.1386</text:p>
          </table:table-cell>
          <table:table-cell office:value-type="float" office:value="0.25533" calcext:value-type="float">
            <text:p>0.2553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4617" calcext:value-type="float">
            <text:p>0.044617</text:p>
          </table:table-cell>
          <table:table-cell office:value-type="float" office:value="0.22866" calcext:value-type="float">
            <text:p>0.2286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5582" calcext:value-type="float">
            <text:p>0.035582</text:p>
          </table:table-cell>
          <table:table-cell office:value-type="float" office:value="0.25359" calcext:value-type="float">
            <text:p>0.2535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1004" calcext:value-type="float">
            <text:p>0.031004</text:p>
          </table:table-cell>
          <table:table-cell office:value-type="float" office:value="0.2308" calcext:value-type="float">
            <text:p>0.230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2992" calcext:value-type="float">
            <text:p>0.12992</text:p>
          </table:table-cell>
          <table:table-cell office:value-type="float" office:value="0.27625" calcext:value-type="float">
            <text:p>0.2762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8665" calcext:value-type="float">
            <text:p>0.048665</text:p>
          </table:table-cell>
          <table:table-cell office:value-type="float" office:value="0.2302" calcext:value-type="float">
            <text:p>0.230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5735" calcext:value-type="float">
            <text:p>0.035735</text:p>
          </table:table-cell>
          <table:table-cell office:value-type="float" office:value="0.25581" calcext:value-type="float">
            <text:p>0.2558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202" calcext:value-type="float">
            <text:p>0.03202</text:p>
          </table:table-cell>
          <table:table-cell office:value-type="float" office:value="0.24087" calcext:value-type="float">
            <text:p>0.2408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66074" calcext:value-type="float">
            <text:p>0.66074</text:p>
          </table:table-cell>
          <table:table-cell office:value-type="float" office:value="0.25747" calcext:value-type="float">
            <text:p>0.2574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9766" calcext:value-type="float">
            <text:p>0.039766</text:p>
          </table:table-cell>
          <table:table-cell office:value-type="float" office:value="0.28202" calcext:value-type="float">
            <text:p>0.2820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7245" calcext:value-type="float">
            <text:p>0.037245</text:p>
          </table:table-cell>
          <table:table-cell office:value-type="float" office:value="0.25785" calcext:value-type="float">
            <text:p>0.2578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1853" calcext:value-type="float">
            <text:p>0.031853</text:p>
          </table:table-cell>
          <table:table-cell office:value-type="float" office:value="0.26585" calcext:value-type="float">
            <text:p>0.265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2514" calcext:value-type="float">
            <text:p>0.22514</text:p>
          </table:table-cell>
          <table:table-cell office:value-type="float" office:value="0.26158" calcext:value-type="float">
            <text:p>0.2615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9225" calcext:value-type="float">
            <text:p>0.039225</text:p>
          </table:table-cell>
          <table:table-cell office:value-type="float" office:value="0.25103" calcext:value-type="float">
            <text:p>0.2510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5544" calcext:value-type="float">
            <text:p>0.035544</text:p>
          </table:table-cell>
          <table:table-cell office:value-type="float" office:value="0.2554" calcext:value-type="float">
            <text:p>0.255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2989" calcext:value-type="float">
            <text:p>0.032989</text:p>
          </table:table-cell>
          <table:table-cell office:value-type="float" office:value="0.25631" calcext:value-type="float">
            <text:p>0.2563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8688" calcext:value-type="float">
            <text:p>0.58688</text:p>
          </table:table-cell>
          <table:table-cell office:value-type="float" office:value="0.27199" calcext:value-type="float">
            <text:p>0.2719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2504" calcext:value-type="float">
            <text:p>0.042504</text:p>
          </table:table-cell>
          <table:table-cell office:value-type="float" office:value="0.25328" calcext:value-type="float">
            <text:p>0.2532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4344" calcext:value-type="float">
            <text:p>0.034344</text:p>
          </table:table-cell>
          <table:table-cell office:value-type="float" office:value="0.26285" calcext:value-type="float">
            <text:p>0.2628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29878" calcext:value-type="float">
            <text:p>0.029878</text:p>
          </table:table-cell>
          <table:table-cell office:value-type="float" office:value="0.27436" calcext:value-type="float">
            <text:p>0.274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1668" calcext:value-type="float">
            <text:p>0.21668</text:p>
          </table:table-cell>
          <table:table-cell office:value-type="float" office:value="0.27146" calcext:value-type="float">
            <text:p>0.2714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8239" calcext:value-type="float">
            <text:p>0.038239</text:p>
          </table:table-cell>
          <table:table-cell office:value-type="float" office:value="0.23985" calcext:value-type="float">
            <text:p>0.2398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5061" calcext:value-type="float">
            <text:p>0.035061</text:p>
          </table:table-cell>
          <table:table-cell office:value-type="float" office:value="0.27909" calcext:value-type="float">
            <text:p>0.2790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29811" calcext:value-type="float">
            <text:p>0.029811</text:p>
          </table:table-cell>
          <table:table-cell office:value-type="float" office:value="0.26929" calcext:value-type="float">
            <text:p>0.2692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30066" calcext:value-type="float">
            <text:p>0.30066</text:p>
          </table:table-cell>
          <table:table-cell office:value-type="float" office:value="0.27816" calcext:value-type="float">
            <text:p>0.2781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7913" calcext:value-type="float">
            <text:p>0.047913</text:p>
          </table:table-cell>
          <table:table-cell office:value-type="float" office:value="0.26768" calcext:value-type="float">
            <text:p>0.2676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6095" calcext:value-type="float">
            <text:p>0.036095</text:p>
          </table:table-cell>
          <table:table-cell office:value-type="float" office:value="0.25203" calcext:value-type="float">
            <text:p>0.2520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2458" calcext:value-type="float">
            <text:p>0.032458</text:p>
          </table:table-cell>
          <table:table-cell office:value-type="float" office:value="0.26475" calcext:value-type="float">
            <text:p>0.264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0526" calcext:value-type="float">
            <text:p>0.20526</text:p>
          </table:table-cell>
          <table:table-cell office:value-type="float" office:value="0.27541" calcext:value-type="float">
            <text:p>0.2754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0598" calcext:value-type="float">
            <text:p>0.040598</text:p>
          </table:table-cell>
          <table:table-cell office:value-type="float" office:value="0.25316" calcext:value-type="float">
            <text:p>0.2531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5455" calcext:value-type="float">
            <text:p>0.035455</text:p>
          </table:table-cell>
          <table:table-cell office:value-type="float" office:value="0.27351" calcext:value-type="float">
            <text:p>0.2735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29718" calcext:value-type="float">
            <text:p>0.029718</text:p>
          </table:table-cell>
          <table:table-cell office:value-type="float" office:value="0.26091" calcext:value-type="float">
            <text:p>0.2609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32861" calcext:value-type="float">
            <text:p>0.32861</text:p>
          </table:table-cell>
          <table:table-cell office:value-type="float" office:value="0.26072" calcext:value-type="float">
            <text:p>0.260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2812" calcext:value-type="float">
            <text:p>0.042812</text:p>
          </table:table-cell>
          <table:table-cell office:value-type="float" office:value="0.2588" calcext:value-type="float">
            <text:p>0.258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3287" calcext:value-type="float">
            <text:p>0.033287</text:p>
          </table:table-cell>
          <table:table-cell office:value-type="float" office:value="0.29806" calcext:value-type="float">
            <text:p>0.2980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3786" calcext:value-type="float">
            <text:p>0.033786</text:p>
          </table:table-cell>
          <table:table-cell office:value-type="float" office:value="0.24745" calcext:value-type="float">
            <text:p>0.2474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44178" calcext:value-type="float">
            <text:p>0.44178</text:p>
          </table:table-cell>
          <table:table-cell office:value-type="float" office:value="0.25937" calcext:value-type="float">
            <text:p>0.2593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9028" calcext:value-type="float">
            <text:p>0.039028</text:p>
          </table:table-cell>
          <table:table-cell office:value-type="float" office:value="0.24069" calcext:value-type="float">
            <text:p>0.2406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2648" calcext:value-type="float">
            <text:p>0.032648</text:p>
          </table:table-cell>
          <table:table-cell office:value-type="float" office:value="0.28304" calcext:value-type="float">
            <text:p>0.2830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2827" calcext:value-type="float">
            <text:p>0.032827</text:p>
          </table:table-cell>
          <table:table-cell office:value-type="float" office:value="0.24327" calcext:value-type="float">
            <text:p>0.243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.2643" calcext:value-type="float">
            <text:p>8.2643</text:p>
          </table:table-cell>
          <table:table-cell office:value-type="float" office:value="0.25392" calcext:value-type="float">
            <text:p>0.2539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4093" calcext:value-type="float">
            <text:p>0.044093</text:p>
          </table:table-cell>
          <table:table-cell office:value-type="float" office:value="0.25685" calcext:value-type="float">
            <text:p>0.2568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5918" calcext:value-type="float">
            <text:p>0.035918</text:p>
          </table:table-cell>
          <table:table-cell office:value-type="float" office:value="0.26518" calcext:value-type="float">
            <text:p>0.2651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1683" calcext:value-type="float">
            <text:p>0.031683</text:p>
          </table:table-cell>
          <table:table-cell office:value-type="float" office:value="0.28578" calcext:value-type="float">
            <text:p>0.2857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7.1" calcext:value-type="float">
            <text:p>287.1</text:p>
          </table:table-cell>
          <table:table-cell office:value-type="float" office:value="0.28349" calcext:value-type="float">
            <text:p>0.2834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538" calcext:value-type="float">
            <text:p>0.04538</text:p>
          </table:table-cell>
          <table:table-cell office:value-type="float" office:value="0.25172" calcext:value-type="float">
            <text:p>0.251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5752" calcext:value-type="float">
            <text:p>0.035752</text:p>
          </table:table-cell>
          <table:table-cell office:value-type="float" office:value="0.23975" calcext:value-type="float">
            <text:p>0.2397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1816" calcext:value-type="float">
            <text:p>0.031816</text:p>
          </table:table-cell>
          <table:table-cell office:value-type="float" office:value="0.23565" calcext:value-type="float">
            <text:p>0.2356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4097" calcext:value-type="float">
            <text:p>0.14097</text:p>
          </table:table-cell>
          <table:table-cell office:value-type="float" office:value="0.27996" calcext:value-type="float">
            <text:p>0.2799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4643" calcext:value-type="float">
            <text:p>0.044643</text:p>
          </table:table-cell>
          <table:table-cell office:value-type="float" office:value="0.26934" calcext:value-type="float">
            <text:p>0.2693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781" calcext:value-type="float">
            <text:p>0.03781</text:p>
          </table:table-cell>
          <table:table-cell office:value-type="float" office:value="0.24485" calcext:value-type="float">
            <text:p>0.2448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2121" calcext:value-type="float">
            <text:p>0.032121</text:p>
          </table:table-cell>
          <table:table-cell office:value-type="float" office:value="0.25998" calcext:value-type="float">
            <text:p>0.2599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34682" calcext:value-type="float">
            <text:p>0.34682</text:p>
          </table:table-cell>
          <table:table-cell office:value-type="float" office:value="0.27507" calcext:value-type="float">
            <text:p>0.2750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3458" calcext:value-type="float">
            <text:p>0.043458</text:p>
          </table:table-cell>
          <table:table-cell office:value-type="float" office:value="0.2653" calcext:value-type="float">
            <text:p>0.265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28699" calcext:value-type="float">
            <text:p>0.2869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4138" calcext:value-type="float">
            <text:p>0.034138</text:p>
          </table:table-cell>
          <table:table-cell office:value-type="float" office:value="0.27385" calcext:value-type="float">
            <text:p>0.273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7681" calcext:value-type="float">
            <text:p>0.57681</text:p>
          </table:table-cell>
          <table:table-cell office:value-type="float" office:value="0.26462" calcext:value-type="float">
            <text:p>0.2646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982" calcext:value-type="float">
            <text:p>0.03982</text:p>
          </table:table-cell>
          <table:table-cell office:value-type="float" office:value="0.26552" calcext:value-type="float">
            <text:p>0.2655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2828" calcext:value-type="float">
            <text:p>0.032828</text:p>
          </table:table-cell>
          <table:table-cell office:value-type="float" office:value="0.25516" calcext:value-type="float">
            <text:p>0.2551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1007" calcext:value-type="float">
            <text:p>0.031007</text:p>
          </table:table-cell>
          <table:table-cell office:value-type="float" office:value="0.24576" calcext:value-type="float">
            <text:p>0.2457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9177" calcext:value-type="float">
            <text:p>0.19177</text:p>
          </table:table-cell>
          <table:table-cell office:value-type="float" office:value="0.26607" calcext:value-type="float">
            <text:p>0.2660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0442" calcext:value-type="float">
            <text:p>0.040442</text:p>
          </table:table-cell>
          <table:table-cell office:value-type="float" office:value="0.28149" calcext:value-type="float">
            <text:p>0.2814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3449" calcext:value-type="float">
            <text:p>0.033449</text:p>
          </table:table-cell>
          <table:table-cell office:value-type="float" office:value="0.28044" calcext:value-type="float">
            <text:p>0.2804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4613" calcext:value-type="float">
            <text:p>0.034613</text:p>
          </table:table-cell>
          <table:table-cell office:value-type="float" office:value="0.23191" calcext:value-type="float">
            <text:p>0.2319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285" calcext:value-type="float">
            <text:p>0.2285</text:p>
          </table:table-cell>
          <table:table-cell office:value-type="float" office:value="0.26333" calcext:value-type="float">
            <text:p>0.2633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7939" calcext:value-type="float">
            <text:p>0.047939</text:p>
          </table:table-cell>
          <table:table-cell office:value-type="float" office:value="0.2749" calcext:value-type="float">
            <text:p>0.274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8687" calcext:value-type="float">
            <text:p>0.038687</text:p>
          </table:table-cell>
          <table:table-cell office:value-type="float" office:value="0.26952" calcext:value-type="float">
            <text:p>0.2695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1036" calcext:value-type="float">
            <text:p>0.031036</text:p>
          </table:table-cell>
          <table:table-cell office:value-type="float" office:value="0.27071" calcext:value-type="float">
            <text:p>0.270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27027" calcext:value-type="float">
            <text:p>0.2702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7969" calcext:value-type="float">
            <text:p>0.047969</text:p>
          </table:table-cell>
          <table:table-cell office:value-type="float" office:value="0.29604" calcext:value-type="float">
            <text:p>0.2960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6964" calcext:value-type="float">
            <text:p>0.036964</text:p>
          </table:table-cell>
          <table:table-cell office:value-type="float" office:value="0.26747" calcext:value-type="float">
            <text:p>0.2674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1053" calcext:value-type="float">
            <text:p>0.031053</text:p>
          </table:table-cell>
          <table:table-cell office:value-type="float" office:value="0.24839" calcext:value-type="float">
            <text:p>0.2483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3152" calcext:value-type="float">
            <text:p>1.3152</text:p>
          </table:table-cell>
          <table:table-cell office:value-type="float" office:value="0.26098" calcext:value-type="float">
            <text:p>0.2609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2861" calcext:value-type="float">
            <text:p>0.042861</text:p>
          </table:table-cell>
          <table:table-cell office:value-type="float" office:value="0.27536" calcext:value-type="float">
            <text:p>0.2753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915" calcext:value-type="float">
            <text:p>0.03915</text:p>
          </table:table-cell>
          <table:table-cell office:value-type="float" office:value="0.26163" calcext:value-type="float">
            <text:p>0.2616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1807" calcext:value-type="float">
            <text:p>0.031807</text:p>
          </table:table-cell>
          <table:table-cell office:value-type="float" office:value="0.26171" calcext:value-type="float">
            <text:p>0.261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69138" calcext:value-type="float">
            <text:p>0.69138</text:p>
          </table:table-cell>
          <table:table-cell office:value-type="float" office:value="0.26004" calcext:value-type="float">
            <text:p>0.2600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2991" calcext:value-type="float">
            <text:p>0.042991</text:p>
          </table:table-cell>
          <table:table-cell office:value-type="float" office:value="0.28374" calcext:value-type="float">
            <text:p>0.2837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9878" calcext:value-type="float">
            <text:p>0.039878</text:p>
          </table:table-cell>
          <table:table-cell office:value-type="float" office:value="0.25855" calcext:value-type="float">
            <text:p>0.2585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29806" calcext:value-type="float">
            <text:p>0.029806</text:p>
          </table:table-cell>
          <table:table-cell office:value-type="float" office:value="0.25975" calcext:value-type="float">
            <text:p>0.259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5574" calcext:value-type="float">
            <text:p>0.15574</text:p>
          </table:table-cell>
          <table:table-cell office:value-type="float" office:value="0.24657" calcext:value-type="float">
            <text:p>0.2465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0995" calcext:value-type="float">
            <text:p>0.040995</text:p>
          </table:table-cell>
          <table:table-cell office:value-type="float" office:value="0.27985" calcext:value-type="float">
            <text:p>0.2798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5956" calcext:value-type="float">
            <text:p>0.035956</text:p>
          </table:table-cell>
          <table:table-cell office:value-type="float" office:value="0.24903" calcext:value-type="float">
            <text:p>0.2490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1746" calcext:value-type="float">
            <text:p>0.031746</text:p>
          </table:table-cell>
          <table:table-cell office:value-type="float" office:value="0.24288" calcext:value-type="float">
            <text:p>0.2428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0689" calcext:value-type="float">
            <text:p>1.0689</text:p>
          </table:table-cell>
          <table:table-cell office:value-type="float" office:value="0.23595" calcext:value-type="float">
            <text:p>0.2359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0219" calcext:value-type="float">
            <text:p>0.040219</text:p>
          </table:table-cell>
          <table:table-cell office:value-type="float" office:value="0.25826" calcext:value-type="float">
            <text:p>0.2582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25735" calcext:value-type="float">
            <text:p>0.2573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4852" calcext:value-type="float">
            <text:p>0.034852</text:p>
          </table:table-cell>
          <table:table-cell office:value-type="float" office:value="0.25156" calcext:value-type="float">
            <text:p>0.2515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4149" calcext:value-type="float">
            <text:p>1.4149</text:p>
          </table:table-cell>
          <table:table-cell office:value-type="float" office:value="0.27055" calcext:value-type="float">
            <text:p>0.2705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7137" calcext:value-type="float">
            <text:p>0.047137</text:p>
          </table:table-cell>
          <table:table-cell office:value-type="float" office:value="0.26852" calcext:value-type="float">
            <text:p>0.2685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1004" calcext:value-type="float">
            <text:p>0.041004</text:p>
          </table:table-cell>
          <table:table-cell office:value-type="float" office:value="0.2582" calcext:value-type="float">
            <text:p>0.258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3854" calcext:value-type="float">
            <text:p>0.033854</text:p>
          </table:table-cell>
          <table:table-cell office:value-type="float" office:value="0.2588" calcext:value-type="float">
            <text:p>0.258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34983" calcext:value-type="float">
            <text:p>0.34983</text:p>
          </table:table-cell>
          <table:table-cell office:value-type="float" office:value="0.26611" calcext:value-type="float">
            <text:p>0.2661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2248" calcext:value-type="float">
            <text:p>0.042248</text:p>
          </table:table-cell>
          <table:table-cell office:value-type="float" office:value="0.28219" calcext:value-type="float">
            <text:p>0.2821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5558" calcext:value-type="float">
            <text:p>0.035558</text:p>
          </table:table-cell>
          <table:table-cell office:value-type="float" office:value="0.25873" calcext:value-type="float">
            <text:p>0.2587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0074" calcext:value-type="float">
            <text:p>0.030074</text:p>
          </table:table-cell>
          <table:table-cell office:value-type="float" office:value="0.28725" calcext:value-type="float">
            <text:p>0.287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5594" calcext:value-type="float">
            <text:p>1.5594</text:p>
          </table:table-cell>
          <table:table-cell office:value-type="float" office:value="0.26129" calcext:value-type="float">
            <text:p>0.2612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8134" calcext:value-type="float">
            <text:p>0.038134</text:p>
          </table:table-cell>
          <table:table-cell office:value-type="float" office:value="0.28798" calcext:value-type="float">
            <text:p>0.2879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9561" calcext:value-type="float">
            <text:p>0.039561</text:p>
          </table:table-cell>
          <table:table-cell office:value-type="float" office:value="0.26169" calcext:value-type="float">
            <text:p>0.2616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1325" calcext:value-type="float">
            <text:p>0.031325</text:p>
          </table:table-cell>
          <table:table-cell office:value-type="float" office:value="0.27041" calcext:value-type="float">
            <text:p>0.2704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1361" calcext:value-type="float">
            <text:p>0.71361</text:p>
          </table:table-cell>
          <table:table-cell office:value-type="float" office:value="0.26453" calcext:value-type="float">
            <text:p>0.2645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2697" calcext:value-type="float">
            <text:p>0.042697</text:p>
          </table:table-cell>
          <table:table-cell office:value-type="float" office:value="0.29479" calcext:value-type="float">
            <text:p>0.2947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4371" calcext:value-type="float">
            <text:p>0.034371</text:p>
          </table:table-cell>
          <table:table-cell office:value-type="float" office:value="0.28593" calcext:value-type="float">
            <text:p>0.2859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2729" calcext:value-type="float">
            <text:p>0.032729</text:p>
          </table:table-cell>
          <table:table-cell office:value-type="float" office:value="0.23894" calcext:value-type="float">
            <text:p>0.2389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0696" calcext:value-type="float">
            <text:p>0.20696</text:p>
          </table:table-cell>
          <table:table-cell office:value-type="float" office:value="0.24693" calcext:value-type="float">
            <text:p>0.2469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6418" calcext:value-type="float">
            <text:p>0.046418</text:p>
          </table:table-cell>
          <table:table-cell office:value-type="float" office:value="0.25994" calcext:value-type="float">
            <text:p>0.2599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5327" calcext:value-type="float">
            <text:p>0.035327</text:p>
          </table:table-cell>
          <table:table-cell office:value-type="float" office:value="0.26979" calcext:value-type="float">
            <text:p>0.2697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1694" calcext:value-type="float">
            <text:p>0.031694</text:p>
          </table:table-cell>
          <table:table-cell office:value-type="float" office:value="0.27346" calcext:value-type="float">
            <text:p>0.2734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0324" calcext:value-type="float">
            <text:p>1.0324</text:p>
          </table:table-cell>
          <table:table-cell office:value-type="float" office:value="0.25349" calcext:value-type="float">
            <text:p>0.2534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7127" calcext:value-type="float">
            <text:p>0.047127</text:p>
          </table:table-cell>
          <table:table-cell office:value-type="float" office:value="0.25375" calcext:value-type="float">
            <text:p>0.2537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5904" calcext:value-type="float">
            <text:p>0.2590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1612" calcext:value-type="float">
            <text:p>0.031612</text:p>
          </table:table-cell>
          <table:table-cell office:value-type="float" office:value="0.26336" calcext:value-type="float">
            <text:p>0.263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2707" calcext:value-type="float">
            <text:p>2.2707</text:p>
          </table:table-cell>
          <table:table-cell office:value-type="float" office:value="0.25993" calcext:value-type="float">
            <text:p>0.2599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6898" calcext:value-type="float">
            <text:p>0.036898</text:p>
          </table:table-cell>
          <table:table-cell office:value-type="float" office:value="0.24955" calcext:value-type="float">
            <text:p>0.2495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3448" calcext:value-type="float">
            <text:p>0.033448</text:p>
          </table:table-cell>
          <table:table-cell office:value-type="float" office:value="0.26563" calcext:value-type="float">
            <text:p>0.2656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23574" calcext:value-type="float">
            <text:p>0.2357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4748" calcext:value-type="float">
            <text:p>0.14748</text:p>
          </table:table-cell>
          <table:table-cell office:value-type="float" office:value="0.2901" calcext:value-type="float">
            <text:p>0.290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3936" calcext:value-type="float">
            <text:p>0.043936</text:p>
          </table:table-cell>
          <table:table-cell office:value-type="float" office:value="0.26082" calcext:value-type="float">
            <text:p>0.2608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5891" calcext:value-type="float">
            <text:p>0.035891</text:p>
          </table:table-cell>
          <table:table-cell office:value-type="float" office:value="0.21755" calcext:value-type="float">
            <text:p>0.2175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0836" calcext:value-type="float">
            <text:p>0.030836</text:p>
          </table:table-cell>
          <table:table-cell office:value-type="float" office:value="0.25455" calcext:value-type="float">
            <text:p>0.2545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2841" calcext:value-type="float">
            <text:p>0.12841</text:p>
          </table:table-cell>
          <table:table-cell office:value-type="float" office:value="0.26094" calcext:value-type="float">
            <text:p>0.2609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9085" calcext:value-type="float">
            <text:p>0.049085</text:p>
          </table:table-cell>
          <table:table-cell office:value-type="float" office:value="0.26339" calcext:value-type="float">
            <text:p>0.2633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6947" calcext:value-type="float">
            <text:p>0.036947</text:p>
          </table:table-cell>
          <table:table-cell office:value-type="float" office:value="0.23561" calcext:value-type="float">
            <text:p>0.2356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29904" calcext:value-type="float">
            <text:p>0.029904</text:p>
          </table:table-cell>
          <table:table-cell office:value-type="float" office:value="0.28801" calcext:value-type="float">
            <text:p>0.2880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2837" calcext:value-type="float">
            <text:p>0.22837</text:p>
          </table:table-cell>
          <table:table-cell office:value-type="float" office:value="0.28733" calcext:value-type="float">
            <text:p>0.2873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109" calcext:value-type="float">
            <text:p>0.04109</text:p>
          </table:table-cell>
          <table:table-cell office:value-type="float" office:value="0.25988" calcext:value-type="float">
            <text:p>0.2598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4974" calcext:value-type="float">
            <text:p>0.034974</text:p>
          </table:table-cell>
          <table:table-cell office:value-type="float" office:value="0.25482" calcext:value-type="float">
            <text:p>0.2548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3944" calcext:value-type="float">
            <text:p>0.033944</text:p>
          </table:table-cell>
          <table:table-cell office:value-type="float" office:value="0.27463" calcext:value-type="float">
            <text:p>0.2746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49394" calcext:value-type="float">
            <text:p>0.49394</text:p>
          </table:table-cell>
          <table:table-cell office:value-type="float" office:value="0.25588" calcext:value-type="float">
            <text:p>0.2558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6042" calcext:value-type="float">
            <text:p>0.046042</text:p>
          </table:table-cell>
          <table:table-cell office:value-type="float" office:value="0.28128" calcext:value-type="float">
            <text:p>0.2812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616" calcext:value-type="float">
            <text:p>0.03616</text:p>
          </table:table-cell>
          <table:table-cell office:value-type="float" office:value="0.27119" calcext:value-type="float">
            <text:p>0.2711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269" calcext:value-type="float">
            <text:p>0.03269</text:p>
          </table:table-cell>
          <table:table-cell office:value-type="float" office:value="0.27404" calcext:value-type="float">
            <text:p>0.2740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88953" calcext:value-type="float">
            <text:p>0.088953</text:p>
          </table:table-cell>
          <table:table-cell office:value-type="float" office:value="0.24607" calcext:value-type="float">
            <text:p>0.2460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8105" calcext:value-type="float">
            <text:p>0.048105</text:p>
          </table:table-cell>
          <table:table-cell office:value-type="float" office:value="0.2231" calcext:value-type="float">
            <text:p>0.223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635" calcext:value-type="float">
            <text:p>0.03635</text:p>
          </table:table-cell>
          <table:table-cell office:value-type="float" office:value="0.28328" calcext:value-type="float">
            <text:p>0.2832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0218" calcext:value-type="float">
            <text:p>0.030218</text:p>
          </table:table-cell>
          <table:table-cell office:value-type="float" office:value="0.27498" calcext:value-type="float">
            <text:p>0.2749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1349" calcext:value-type="float">
            <text:p>1.1349</text:p>
          </table:table-cell>
          <table:table-cell office:value-type="float" office:value="0.24475" calcext:value-type="float">
            <text:p>0.2447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1111" calcext:value-type="float">
            <text:p>0.041111</text:p>
          </table:table-cell>
          <table:table-cell office:value-type="float" office:value="0.24411" calcext:value-type="float">
            <text:p>0.2441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6869" calcext:value-type="float">
            <text:p>0.036869</text:p>
          </table:table-cell>
          <table:table-cell office:value-type="float" office:value="0.26997" calcext:value-type="float">
            <text:p>0.2699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3283" calcext:value-type="float">
            <text:p>0.033283</text:p>
          </table:table-cell>
          <table:table-cell office:value-type="float" office:value="0.257" calcext:value-type="float">
            <text:p>0.25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31753" calcext:value-type="float">
            <text:p>0.31753</text:p>
          </table:table-cell>
          <table:table-cell office:value-type="float" office:value="0.25594" calcext:value-type="float">
            <text:p>0.2559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0304" calcext:value-type="float">
            <text:p>0.040304</text:p>
          </table:table-cell>
          <table:table-cell office:value-type="float" office:value="0.23316" calcext:value-type="float">
            <text:p>0.2331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8106" calcext:value-type="float">
            <text:p>0.038106</text:p>
          </table:table-cell>
          <table:table-cell office:value-type="float" office:value="0.27413" calcext:value-type="float">
            <text:p>0.2741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2993" calcext:value-type="float">
            <text:p>0.02993</text:p>
          </table:table-cell>
          <table:table-cell office:value-type="float" office:value="0.28858" calcext:value-type="float">
            <text:p>0.2885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8747" calcext:value-type="float">
            <text:p>0.18747</text:p>
          </table:table-cell>
          <table:table-cell office:value-type="float" office:value="0.26897" calcext:value-type="float">
            <text:p>0.2689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9444" calcext:value-type="float">
            <text:p>0.039444</text:p>
          </table:table-cell>
          <table:table-cell office:value-type="float" office:value="0.22441" calcext:value-type="float">
            <text:p>0.2244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1204" calcext:value-type="float">
            <text:p>0.031204</text:p>
          </table:table-cell>
          <table:table-cell office:value-type="float" office:value="0.26221" calcext:value-type="float">
            <text:p>0.2622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3929" calcext:value-type="float">
            <text:p>0.033929</text:p>
          </table:table-cell>
          <table:table-cell office:value-type="float" office:value="0.25456" calcext:value-type="float">
            <text:p>0.2545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0308" calcext:value-type="float">
            <text:p>0.50308</text:p>
          </table:table-cell>
          <table:table-cell office:value-type="float" office:value="0.23848" calcext:value-type="float">
            <text:p>0.2384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8847" calcext:value-type="float">
            <text:p>0.048847</text:p>
          </table:table-cell>
          <table:table-cell office:value-type="float" office:value="0.24078" calcext:value-type="float">
            <text:p>0.2407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7312" calcext:value-type="float">
            <text:p>0.037312</text:p>
          </table:table-cell>
          <table:table-cell office:value-type="float" office:value="0.28672" calcext:value-type="float">
            <text:p>0.286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0974" calcext:value-type="float">
            <text:p>0.030974</text:p>
          </table:table-cell>
          <table:table-cell office:value-type="float" office:value="0.28989" calcext:value-type="float">
            <text:p>0.2898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0323" calcext:value-type="float">
            <text:p>2.0323</text:p>
          </table:table-cell>
          <table:table-cell office:value-type="float" office:value="0.28408" calcext:value-type="float">
            <text:p>0.2840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076" calcext:value-type="float">
            <text:p>0.04076</text:p>
          </table:table-cell>
          <table:table-cell office:value-type="float" office:value="0.26372" calcext:value-type="float">
            <text:p>0.263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6192" calcext:value-type="float">
            <text:p>0.036192</text:p>
          </table:table-cell>
          <table:table-cell office:value-type="float" office:value="0.25347" calcext:value-type="float">
            <text:p>0.2534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4397" calcext:value-type="float">
            <text:p>0.034397</text:p>
          </table:table-cell>
          <table:table-cell office:value-type="float" office:value="0.27786" calcext:value-type="float">
            <text:p>0.277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33361" calcext:value-type="float">
            <text:p>0.33361</text:p>
          </table:table-cell>
          <table:table-cell office:value-type="float" office:value="0.25363" calcext:value-type="float">
            <text:p>0.2536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9165" calcext:value-type="float">
            <text:p>0.039165</text:p>
          </table:table-cell>
          <table:table-cell office:value-type="float" office:value="0.28362" calcext:value-type="float">
            <text:p>0.2836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7795" calcext:value-type="float">
            <text:p>0.037795</text:p>
          </table:table-cell>
          <table:table-cell office:value-type="float" office:value="0.24394" calcext:value-type="float">
            <text:p>0.2439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4063" calcext:value-type="float">
            <text:p>0.034063</text:p>
          </table:table-cell>
          <table:table-cell office:value-type="float" office:value="0.27341" calcext:value-type="float">
            <text:p>0.2734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4104" calcext:value-type="float">
            <text:p>0.24104</text:p>
          </table:table-cell>
          <table:table-cell office:value-type="float" office:value="0.29555" calcext:value-type="float">
            <text:p>0.2955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032" calcext:value-type="float">
            <text:p>0.04032</text:p>
          </table:table-cell>
          <table:table-cell office:value-type="float" office:value="0.31678" calcext:value-type="float">
            <text:p>0.3167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6181" calcext:value-type="float">
            <text:p>0.036181</text:p>
          </table:table-cell>
          <table:table-cell office:value-type="float" office:value="0.27493" calcext:value-type="float">
            <text:p>0.2749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2988" calcext:value-type="float">
            <text:p>0.032988</text:p>
          </table:table-cell>
          <table:table-cell office:value-type="float" office:value="0.25787" calcext:value-type="float">
            <text:p>0.2578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3671" calcext:value-type="float">
            <text:p>1.3671</text:p>
          </table:table-cell>
          <table:table-cell office:value-type="float" office:value="0.29801" calcext:value-type="float">
            <text:p>0.2980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9031" calcext:value-type="float">
            <text:p>0.039031</text:p>
          </table:table-cell>
          <table:table-cell office:value-type="float" office:value="0.24026" calcext:value-type="float">
            <text:p>0.2402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5674" calcext:value-type="float">
            <text:p>0.035674</text:p>
          </table:table-cell>
          <table:table-cell office:value-type="float" office:value="0.24495" calcext:value-type="float">
            <text:p>0.2449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1014" calcext:value-type="float">
            <text:p>0.031014</text:p>
          </table:table-cell>
          <table:table-cell office:value-type="float" office:value="0.26303" calcext:value-type="float">
            <text:p>0.2630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36925" calcext:value-type="float">
            <text:p>0.36925</text:p>
          </table:table-cell>
          <table:table-cell office:value-type="float" office:value="0.24954" calcext:value-type="float">
            <text:p>0.2495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44038" calcext:value-type="float">
            <text:p>0.044038</text:p>
          </table:table-cell>
          <table:table-cell office:value-type="float" office:value="0.28313" calcext:value-type="float">
            <text:p>0.2831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675" calcext:value-type="float">
            <text:p>0.03675</text:p>
          </table:table-cell>
          <table:table-cell office:value-type="float" office:value="0.26718" calcext:value-type="float">
            <text:p>0.2671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117" calcext:value-type="float">
            <text:p>0.03117</text:p>
          </table:table-cell>
          <table:table-cell office:value-type="float" office:value="0.25986" calcext:value-type="float">
            <text:p>0.259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0924" calcext:value-type="float">
            <text:p>1.0924</text:p>
          </table:table-cell>
          <table:table-cell office:value-type="float" office:value="0.24134" calcext:value-type="float">
            <text:p>0.2413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8941" calcext:value-type="float">
            <text:p>0.038941</text:p>
          </table:table-cell>
          <table:table-cell office:value-type="float" office:value="0.24576" calcext:value-type="float">
            <text:p>0.2457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3509" calcext:value-type="float">
            <text:p>0.033509</text:p>
          </table:table-cell>
          <table:table-cell office:value-type="float" office:value="0.27754" calcext:value-type="float">
            <text:p>0.2775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33009" calcext:value-type="float">
            <text:p>0.033009</text:p>
          </table:table-cell>
          <table:table-cell office:value-type="float" office:value="0.25059" calcext:value-type="float">
            <text:p>0.2505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43326" calcext:value-type="float">
            <text:p>0.43326</text:p>
          </table:table-cell>
          <table:table-cell office:value-type="float" office:value="0.27187" calcext:value-type="float">
            <text:p>0.2718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3268" calcext:value-type="float">
            <text:p>0.043268</text:p>
          </table:table-cell>
          <table:table-cell office:value-type="float" office:value="0.27658" calcext:value-type="float">
            <text:p>0.2765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3582" calcext:value-type="float">
            <text:p>0.033582</text:p>
          </table:table-cell>
          <table:table-cell office:value-type="float" office:value="0.26478" calcext:value-type="float">
            <text:p>0.2647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3434" calcext:value-type="float">
            <text:p>0.033434</text:p>
          </table:table-cell>
          <table:table-cell office:value-type="float" office:value="0.28269" calcext:value-type="float">
            <text:p>0.2826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7034" calcext:value-type="float">
            <text:p>0.17034</text:p>
          </table:table-cell>
          <table:table-cell office:value-type="float" office:value="0.2984" calcext:value-type="float">
            <text:p>0.298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1627" calcext:value-type="float">
            <text:p>0.041627</text:p>
          </table:table-cell>
          <table:table-cell office:value-type="float" office:value="0.30816" calcext:value-type="float">
            <text:p>0.3081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1361" calcext:value-type="float">
            <text:p>0.041361</text:p>
          </table:table-cell>
          <table:table-cell office:value-type="float" office:value="0.28006" calcext:value-type="float">
            <text:p>0.2800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073" calcext:value-type="float">
            <text:p>0.03073</text:p>
          </table:table-cell>
          <table:table-cell office:value-type="float" office:value="0.31165" calcext:value-type="float">
            <text:p>0.311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48493" calcext:value-type="float">
            <text:p>0.48493</text:p>
          </table:table-cell>
          <table:table-cell office:value-type="float" office:value="0.27411" calcext:value-type="float">
            <text:p>0.2741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8942" calcext:value-type="float">
            <text:p>0.038942</text:p>
          </table:table-cell>
          <table:table-cell office:value-type="float" office:value="0.30493" calcext:value-type="float">
            <text:p>0.3049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3619" calcext:value-type="float">
            <text:p>0.033619</text:p>
          </table:table-cell>
          <table:table-cell office:value-type="float" office:value="0.28322" calcext:value-type="float">
            <text:p>0.2832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3014" calcext:value-type="float">
            <text:p>0.033014</text:p>
          </table:table-cell>
          <table:table-cell office:value-type="float" office:value="0.25693" calcext:value-type="float">
            <text:p>0.2569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3077" calcext:value-type="float">
            <text:p>0.63077</text:p>
          </table:table-cell>
          <table:table-cell office:value-type="float" office:value="0.28891" calcext:value-type="float">
            <text:p>0.2889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3036" calcext:value-type="float">
            <text:p>0.043036</text:p>
          </table:table-cell>
          <table:table-cell office:value-type="float" office:value="0.25944" calcext:value-type="float">
            <text:p>0.2594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6893" calcext:value-type="float">
            <text:p>0.036893</text:p>
          </table:table-cell>
          <table:table-cell office:value-type="float" office:value="0.2619" calcext:value-type="float">
            <text:p>0.261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29872" calcext:value-type="float">
            <text:p>0.029872</text:p>
          </table:table-cell>
          <table:table-cell office:value-type="float" office:value="0.27051" calcext:value-type="float">
            <text:p>0.2705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0256" calcext:value-type="float">
            <text:p>0.50256</text:p>
          </table:table-cell>
          <table:table-cell office:value-type="float" office:value="0.27094" calcext:value-type="float">
            <text:p>0.2709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3097" calcext:value-type="float">
            <text:p>0.043097</text:p>
          </table:table-cell>
          <table:table-cell office:value-type="float" office:value="0.27436" calcext:value-type="float">
            <text:p>0.2743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792" calcext:value-type="float">
            <text:p>0.03792</text:p>
          </table:table-cell>
          <table:table-cell office:value-type="float" office:value="0.28993" calcext:value-type="float">
            <text:p>0.2899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0961" calcext:value-type="float">
            <text:p>0.030961</text:p>
          </table:table-cell>
          <table:table-cell office:value-type="float" office:value="0.25944" calcext:value-type="float">
            <text:p>0.2594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86963" calcext:value-type="float">
            <text:p>0.86963</text:p>
          </table:table-cell>
          <table:table-cell office:value-type="float" office:value="0.25543" calcext:value-type="float">
            <text:p>0.2554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6619" calcext:value-type="float">
            <text:p>0.046619</text:p>
          </table:table-cell>
          <table:table-cell office:value-type="float" office:value="0.25203" calcext:value-type="float">
            <text:p>0.2520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4135" calcext:value-type="float">
            <text:p>0.034135</text:p>
          </table:table-cell>
          <table:table-cell office:value-type="float" office:value="0.27361" calcext:value-type="float">
            <text:p>0.2736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146" calcext:value-type="float">
            <text:p>0.03146</text:p>
          </table:table-cell>
          <table:table-cell office:value-type="float" office:value="0.27539" calcext:value-type="float">
            <text:p>0.2753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384" calcext:value-type="float">
            <text:p>0.1384</text:p>
          </table:table-cell>
          <table:table-cell office:value-type="float" office:value="0.25122" calcext:value-type="float">
            <text:p>0.2512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3523" calcext:value-type="float">
            <text:p>0.043523</text:p>
          </table:table-cell>
          <table:table-cell office:value-type="float" office:value="0.2699" calcext:value-type="float">
            <text:p>0.269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1495" calcext:value-type="float">
            <text:p>0.041495</text:p>
          </table:table-cell>
          <table:table-cell office:value-type="float" office:value="0.25718" calcext:value-type="float">
            <text:p>0.2571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2147" calcext:value-type="float">
            <text:p>0.032147</text:p>
          </table:table-cell>
          <table:table-cell office:value-type="float" office:value="0.24947" calcext:value-type="float">
            <text:p>0.2494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48939" calcext:value-type="float">
            <text:p>0.48939</text:p>
          </table:table-cell>
          <table:table-cell office:value-type="float" office:value="0.24587" calcext:value-type="float">
            <text:p>0.2458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8592" calcext:value-type="float">
            <text:p>0.048592</text:p>
          </table:table-cell>
          <table:table-cell office:value-type="float" office:value="0.26585" calcext:value-type="float">
            <text:p>0.2658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8387" calcext:value-type="float">
            <text:p>0.038387</text:p>
          </table:table-cell>
          <table:table-cell office:value-type="float" office:value="0.28755" calcext:value-type="float">
            <text:p>0.2875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3001" calcext:value-type="float">
            <text:p>0.033001</text:p>
          </table:table-cell>
          <table:table-cell office:value-type="float" office:value="0.25881" calcext:value-type="float">
            <text:p>0.2588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0375" calcext:value-type="float">
            <text:p>0.30375</text:p>
          </table:table-cell>
          <table:table-cell office:value-type="float" office:value="0.29602" calcext:value-type="float">
            <text:p>0.2960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2215" calcext:value-type="float">
            <text:p>0.042215</text:p>
          </table:table-cell>
          <table:table-cell office:value-type="float" office:value="0.2649" calcext:value-type="float">
            <text:p>0.264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5688" calcext:value-type="float">
            <text:p>0.035688</text:p>
          </table:table-cell>
          <table:table-cell office:value-type="float" office:value="0.2475" calcext:value-type="float">
            <text:p>0.247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3481" calcext:value-type="float">
            <text:p>0.033481</text:p>
          </table:table-cell>
          <table:table-cell office:value-type="float" office:value="0.26976" calcext:value-type="float">
            <text:p>0.2697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0771" calcext:value-type="float">
            <text:p>0.30771</text:p>
          </table:table-cell>
          <table:table-cell office:value-type="float" office:value="0.28372" calcext:value-type="float">
            <text:p>0.2837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2147" calcext:value-type="float">
            <text:p>0.042147</text:p>
          </table:table-cell>
          <table:table-cell office:value-type="float" office:value="0.30035" calcext:value-type="float">
            <text:p>0.3003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1367" calcext:value-type="float">
            <text:p>0.041367</text:p>
          </table:table-cell>
          <table:table-cell office:value-type="float" office:value="0.30363" calcext:value-type="float">
            <text:p>0.3036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29836" calcext:value-type="float">
            <text:p>0.029836</text:p>
          </table:table-cell>
          <table:table-cell office:value-type="float" office:value="0.29416" calcext:value-type="float">
            <text:p>0.2941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7588" calcext:value-type="float">
            <text:p>0.17588</text:p>
          </table:table-cell>
          <table:table-cell office:value-type="float" office:value="0.28418" calcext:value-type="float">
            <text:p>0.2841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28932" calcext:value-type="float">
            <text:p>0.2893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8359" calcext:value-type="float">
            <text:p>0.038359</text:p>
          </table:table-cell>
          <table:table-cell office:value-type="float" office:value="0.27565" calcext:value-type="float">
            <text:p>0.2756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0739" calcext:value-type="float">
            <text:p>0.030739</text:p>
          </table:table-cell>
          <table:table-cell office:value-type="float" office:value="0.25009" calcext:value-type="float">
            <text:p>0.2500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22259" calcext:value-type="float">
            <text:p>0.22259</text:p>
          </table:table-cell>
          <table:table-cell office:value-type="float" office:value="0.2612" calcext:value-type="float">
            <text:p>0.261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51814" calcext:value-type="float">
            <text:p>0.051814</text:p>
          </table:table-cell>
          <table:table-cell office:value-type="float" office:value="0.28036" calcext:value-type="float">
            <text:p>0.2803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4461" calcext:value-type="float">
            <text:p>0.034461</text:p>
          </table:table-cell>
          <table:table-cell office:value-type="float" office:value="0.26793" calcext:value-type="float">
            <text:p>0.2679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204" calcext:value-type="float">
            <text:p>0.03204</text:p>
          </table:table-cell>
          <table:table-cell office:value-type="float" office:value="0.24823" calcext:value-type="float">
            <text:p>0.2482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82402" calcext:value-type="float">
            <text:p>0.82402</text:p>
          </table:table-cell>
          <table:table-cell office:value-type="float" office:value="0.26842" calcext:value-type="float">
            <text:p>0.2684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4465" calcext:value-type="float">
            <text:p>0.044465</text:p>
          </table:table-cell>
          <table:table-cell office:value-type="float" office:value="0.225" calcext:value-type="float">
            <text:p>0.22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0442" calcext:value-type="float">
            <text:p>0.040442</text:p>
          </table:table-cell>
          <table:table-cell office:value-type="float" office:value="0.2838" calcext:value-type="float">
            <text:p>0.283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089" calcext:value-type="float">
            <text:p>0.03089</text:p>
          </table:table-cell>
          <table:table-cell office:value-type="float" office:value="0.2795" calcext:value-type="float">
            <text:p>0.279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21941" calcext:value-type="float">
            <text:p>0.21941</text:p>
          </table:table-cell>
          <table:table-cell office:value-type="float" office:value="0.2646" calcext:value-type="float">
            <text:p>0.264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50036" calcext:value-type="float">
            <text:p>0.050036</text:p>
          </table:table-cell>
          <table:table-cell office:value-type="float" office:value="0.28852" calcext:value-type="float">
            <text:p>0.2885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739" calcext:value-type="float">
            <text:p>0.03739</text:p>
          </table:table-cell>
          <table:table-cell office:value-type="float" office:value="0.27404" calcext:value-type="float">
            <text:p>0.2740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3054" calcext:value-type="float">
            <text:p>0.033054</text:p>
          </table:table-cell>
          <table:table-cell office:value-type="float" office:value="0.28507" calcext:value-type="float">
            <text:p>0.2850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1247" calcext:value-type="float">
            <text:p>0.51247</text:p>
          </table:table-cell>
          <table:table-cell office:value-type="float" office:value="0.25336" calcext:value-type="float">
            <text:p>0.2533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1467" calcext:value-type="float">
            <text:p>0.041467</text:p>
          </table:table-cell>
          <table:table-cell office:value-type="float" office:value="0.28479" calcext:value-type="float">
            <text:p>0.2847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8486" calcext:value-type="float">
            <text:p>0.038486</text:p>
          </table:table-cell>
          <table:table-cell office:value-type="float" office:value="0.25566" calcext:value-type="float">
            <text:p>0.2556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2247" calcext:value-type="float">
            <text:p>0.032247</text:p>
          </table:table-cell>
          <table:table-cell office:value-type="float" office:value="0.28312" calcext:value-type="float">
            <text:p>0.2831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1796" calcext:value-type="float">
            <text:p>2.1796</text:p>
          </table:table-cell>
          <table:table-cell office:value-type="float" office:value="0.27421" calcext:value-type="float">
            <text:p>0.2742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0101" calcext:value-type="float">
            <text:p>0.040101</text:p>
          </table:table-cell>
          <table:table-cell office:value-type="float" office:value="0.26219" calcext:value-type="float">
            <text:p>0.2621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5212" calcext:value-type="float">
            <text:p>0.035212</text:p>
          </table:table-cell>
          <table:table-cell office:value-type="float" office:value="0.28923" calcext:value-type="float">
            <text:p>0.2892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0468" calcext:value-type="float">
            <text:p>0.030468</text:p>
          </table:table-cell>
          <table:table-cell office:value-type="float" office:value="0.2454" calcext:value-type="float">
            <text:p>0.245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6565" calcext:value-type="float">
            <text:p>0.16565</text:p>
          </table:table-cell>
          <table:table-cell office:value-type="float" office:value="0.25217" calcext:value-type="float">
            <text:p>0.2521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50596" calcext:value-type="float">
            <text:p>0.050596</text:p>
          </table:table-cell>
          <table:table-cell office:value-type="float" office:value="0.25788" calcext:value-type="float">
            <text:p>0.2578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0097" calcext:value-type="float">
            <text:p>0.040097</text:p>
          </table:table-cell>
          <table:table-cell office:value-type="float" office:value="0.27812" calcext:value-type="float">
            <text:p>0.2781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506" calcext:value-type="float">
            <text:p>0.03506</text:p>
          </table:table-cell>
          <table:table-cell office:value-type="float" office:value="0.2503" calcext:value-type="float">
            <text:p>0.250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1497" calcext:value-type="float">
            <text:p>2.1497</text:p>
          </table:table-cell>
          <table:table-cell office:value-type="float" office:value="0.2959" calcext:value-type="float">
            <text:p>0.295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818" calcext:value-type="float">
            <text:p>0.04818</text:p>
          </table:table-cell>
          <table:table-cell office:value-type="float" office:value="0.27197" calcext:value-type="float">
            <text:p>0.2719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4088" calcext:value-type="float">
            <text:p>0.034088</text:p>
          </table:table-cell>
          <table:table-cell office:value-type="float" office:value="0.29531" calcext:value-type="float">
            <text:p>0.2953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29277" calcext:value-type="float">
            <text:p>0.029277</text:p>
          </table:table-cell>
          <table:table-cell office:value-type="float" office:value="0.26818" calcext:value-type="float">
            <text:p>0.268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.641" calcext:value-type="float">
            <text:p>11.641</text:p>
          </table:table-cell>
          <table:table-cell office:value-type="float" office:value="0.25178" calcext:value-type="float">
            <text:p>0.2517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2924" calcext:value-type="float">
            <text:p>0.042924</text:p>
          </table:table-cell>
          <table:table-cell office:value-type="float" office:value="0.28323" calcext:value-type="float">
            <text:p>0.2832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7224" calcext:value-type="float">
            <text:p>0.037224</text:p>
          </table:table-cell>
          <table:table-cell office:value-type="float" office:value="0.25728" calcext:value-type="float">
            <text:p>0.2572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1858" calcext:value-type="float">
            <text:p>0.031858</text:p>
          </table:table-cell>
          <table:table-cell office:value-type="float" office:value="0.28163" calcext:value-type="float">
            <text:p>0.2816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8138" calcext:value-type="float">
            <text:p>2.8138</text:p>
          </table:table-cell>
          <table:table-cell office:value-type="float" office:value="0.27963" calcext:value-type="float">
            <text:p>0.2796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4968" calcext:value-type="float">
            <text:p>0.044968</text:p>
          </table:table-cell>
          <table:table-cell office:value-type="float" office:value="0.29518" calcext:value-type="float">
            <text:p>0.2951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9866" calcext:value-type="float">
            <text:p>0.039866</text:p>
          </table:table-cell>
          <table:table-cell office:value-type="float" office:value="0.2883" calcext:value-type="float">
            <text:p>0.288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2123" calcext:value-type="float">
            <text:p>0.032123</text:p>
          </table:table-cell>
          <table:table-cell office:value-type="float" office:value="0.29053" calcext:value-type="float">
            <text:p>0.2905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0768" calcext:value-type="float">
            <text:p>0.10768</text:p>
          </table:table-cell>
          <table:table-cell office:value-type="float" office:value="0.28078" calcext:value-type="float">
            <text:p>0.2807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155" calcext:value-type="float">
            <text:p>0.04155</text:p>
          </table:table-cell>
          <table:table-cell office:value-type="float" office:value="0.27931" calcext:value-type="float">
            <text:p>0.2793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3451" calcext:value-type="float">
            <text:p>0.033451</text:p>
          </table:table-cell>
          <table:table-cell office:value-type="float" office:value="0.2872" calcext:value-type="float">
            <text:p>0.287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1393" calcext:value-type="float">
            <text:p>0.031393</text:p>
          </table:table-cell>
          <table:table-cell office:value-type="float" office:value="0.26503" calcext:value-type="float">
            <text:p>0.2650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169" calcext:value-type="float">
            <text:p>0.3169</text:p>
          </table:table-cell>
          <table:table-cell office:value-type="float" office:value="0.24745" calcext:value-type="float">
            <text:p>0.2474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7878" calcext:value-type="float">
            <text:p>0.037878</text:p>
          </table:table-cell>
          <table:table-cell office:value-type="float" office:value="0.26599" calcext:value-type="float">
            <text:p>0.2659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6711" calcext:value-type="float">
            <text:p>0.036711</text:p>
          </table:table-cell>
          <table:table-cell office:value-type="float" office:value="0.23501" calcext:value-type="float">
            <text:p>0.2350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2635" calcext:value-type="float">
            <text:p>0.032635</text:p>
          </table:table-cell>
          <table:table-cell office:value-type="float" office:value="0.27993" calcext:value-type="float">
            <text:p>0.2799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291" calcext:value-type="float">
            <text:p>0.291</text:p>
          </table:table-cell>
          <table:table-cell office:value-type="float" office:value="0.29025" calcext:value-type="float">
            <text:p>0.2902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2302" calcext:value-type="float">
            <text:p>0.042302</text:p>
          </table:table-cell>
          <table:table-cell office:value-type="float" office:value="0.25121" calcext:value-type="float">
            <text:p>0.2512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6666" calcext:value-type="float">
            <text:p>0.036666</text:p>
          </table:table-cell>
          <table:table-cell office:value-type="float" office:value="0.30038" calcext:value-type="float">
            <text:p>0.3003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1685" calcext:value-type="float">
            <text:p>0.031685</text:p>
          </table:table-cell>
          <table:table-cell office:value-type="float" office:value="0.29853" calcext:value-type="float">
            <text:p>0.2985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742" calcext:value-type="float">
            <text:p>0.1742</text:p>
          </table:table-cell>
          <table:table-cell office:value-type="float" office:value="0.28189" calcext:value-type="float">
            <text:p>0.2818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2335" calcext:value-type="float">
            <text:p>0.042335</text:p>
          </table:table-cell>
          <table:table-cell office:value-type="float" office:value="0.28189" calcext:value-type="float">
            <text:p>0.2818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8157" calcext:value-type="float">
            <text:p>0.038157</text:p>
          </table:table-cell>
          <table:table-cell office:value-type="float" office:value="0.27416" calcext:value-type="float">
            <text:p>0.2741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1901" calcext:value-type="float">
            <text:p>0.031901</text:p>
          </table:table-cell>
          <table:table-cell office:value-type="float" office:value="0.28575" calcext:value-type="float">
            <text:p>0.2857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2634" calcext:value-type="float">
            <text:p>1.2634</text:p>
          </table:table-cell>
          <table:table-cell office:value-type="float" office:value="0.27011" calcext:value-type="float">
            <text:p>0.2701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5405" calcext:value-type="float">
            <text:p>0.045405</text:p>
          </table:table-cell>
          <table:table-cell office:value-type="float" office:value="0.25283" calcext:value-type="float">
            <text:p>0.2528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648" calcext:value-type="float">
            <text:p>0.03648</text:p>
          </table:table-cell>
          <table:table-cell office:value-type="float" office:value="0.27344" calcext:value-type="float">
            <text:p>0.2734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3955" calcext:value-type="float">
            <text:p>0.033955</text:p>
          </table:table-cell>
          <table:table-cell office:value-type="float" office:value="0.25774" calcext:value-type="float">
            <text:p>0.2577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48803" calcext:value-type="float">
            <text:p>0.48803</text:p>
          </table:table-cell>
          <table:table-cell office:value-type="float" office:value="0.26372" calcext:value-type="float">
            <text:p>0.2637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24386" calcext:value-type="float">
            <text:p>0.2438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2777" calcext:value-type="float">
            <text:p>0.032777</text:p>
          </table:table-cell>
          <table:table-cell office:value-type="float" office:value="0.26176" calcext:value-type="float">
            <text:p>0.2617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3544" calcext:value-type="float">
            <text:p>0.033544</text:p>
          </table:table-cell>
          <table:table-cell office:value-type="float" office:value="0.29271" calcext:value-type="float">
            <text:p>0.2927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6297" calcext:value-type="float">
            <text:p>0.16297</text:p>
          </table:table-cell>
          <table:table-cell office:value-type="float" office:value="0.27701" calcext:value-type="float">
            <text:p>0.2770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0398" calcext:value-type="float">
            <text:p>0.040398</text:p>
          </table:table-cell>
          <table:table-cell office:value-type="float" office:value="0.29195" calcext:value-type="float">
            <text:p>0.2919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7547" calcext:value-type="float">
            <text:p>0.037547</text:p>
          </table:table-cell>
          <table:table-cell office:value-type="float" office:value="0.277" calcext:value-type="float">
            <text:p>0.27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3138" calcext:value-type="float">
            <text:p>0.033138</text:p>
          </table:table-cell>
          <table:table-cell office:value-type="float" office:value="0.28316" calcext:value-type="float">
            <text:p>0.2831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8668" calcext:value-type="float">
            <text:p>0.68668</text:p>
          </table:table-cell>
          <table:table-cell office:value-type="float" office:value="0.27696" calcext:value-type="float">
            <text:p>0.2769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3208" calcext:value-type="float">
            <text:p>0.043208</text:p>
          </table:table-cell>
          <table:table-cell office:value-type="float" office:value="0.28039" calcext:value-type="float">
            <text:p>0.2803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5943" calcext:value-type="float">
            <text:p>0.035943</text:p>
          </table:table-cell>
          <table:table-cell office:value-type="float" office:value="0.2729" calcext:value-type="float">
            <text:p>0.272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4352" calcext:value-type="float">
            <text:p>0.034352</text:p>
          </table:table-cell>
          <table:table-cell office:value-type="float" office:value="0.29751" calcext:value-type="float">
            <text:p>0.2975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9479" calcext:value-type="float">
            <text:p>0.19479</text:p>
          </table:table-cell>
          <table:table-cell office:value-type="float" office:value="0.2727" calcext:value-type="float">
            <text:p>0.272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3752" calcext:value-type="float">
            <text:p>0.043752</text:p>
          </table:table-cell>
          <table:table-cell office:value-type="float" office:value="0.31643" calcext:value-type="float">
            <text:p>0.3164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6204" calcext:value-type="float">
            <text:p>0.036204</text:p>
          </table:table-cell>
          <table:table-cell office:value-type="float" office:value="0.27405" calcext:value-type="float">
            <text:p>0.2740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3799" calcext:value-type="float">
            <text:p>0.033799</text:p>
          </table:table-cell>
          <table:table-cell office:value-type="float" office:value="0.2816" calcext:value-type="float">
            <text:p>0.281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3672" calcext:value-type="float">
            <text:p>0.33672</text:p>
          </table:table-cell>
          <table:table-cell office:value-type="float" office:value="0.27544" calcext:value-type="float">
            <text:p>0.2754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7443" calcext:value-type="float">
            <text:p>0.037443</text:p>
          </table:table-cell>
          <table:table-cell office:value-type="float" office:value="0.27435" calcext:value-type="float">
            <text:p>0.2743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6215" calcext:value-type="float">
            <text:p>0.036215</text:p>
          </table:table-cell>
          <table:table-cell office:value-type="float" office:value="0.25954" calcext:value-type="float">
            <text:p>0.2595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2888" calcext:value-type="float">
            <text:p>0.032888</text:p>
          </table:table-cell>
          <table:table-cell office:value-type="float" office:value="0.26626" calcext:value-type="float">
            <text:p>0.2662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25306" calcext:value-type="float">
            <text:p>0.2530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2051" calcext:value-type="float">
            <text:p>0.042051</text:p>
          </table:table-cell>
          <table:table-cell office:value-type="float" office:value="0.2664" calcext:value-type="float">
            <text:p>0.266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8585" calcext:value-type="float">
            <text:p>0.038585</text:p>
          </table:table-cell>
          <table:table-cell office:value-type="float" office:value="0.26295" calcext:value-type="float">
            <text:p>0.2629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5094" calcext:value-type="float">
            <text:p>0.035094</text:p>
          </table:table-cell>
          <table:table-cell office:value-type="float" office:value="0.27371" calcext:value-type="float">
            <text:p>0.2737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6335" calcext:value-type="float">
            <text:p>1.6335</text:p>
          </table:table-cell>
          <table:table-cell office:value-type="float" office:value="0.26733" calcext:value-type="float">
            <text:p>0.2673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2792" calcext:value-type="float">
            <text:p>0.042792</text:p>
          </table:table-cell>
          <table:table-cell office:value-type="float" office:value="0.28761" calcext:value-type="float">
            <text:p>0.2876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508" calcext:value-type="float">
            <text:p>0.03508</text:p>
          </table:table-cell>
          <table:table-cell office:value-type="float" office:value="0.27163" calcext:value-type="float">
            <text:p>0.2716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0713" calcext:value-type="float">
            <text:p>0.030713</text:p>
          </table:table-cell>
          <table:table-cell office:value-type="float" office:value="0.23822" calcext:value-type="float">
            <text:p>0.2382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507" calcext:value-type="float">
            <text:p>0.1507</text:p>
          </table:table-cell>
          <table:table-cell office:value-type="float" office:value="0.23491" calcext:value-type="float">
            <text:p>0.2349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1356" calcext:value-type="float">
            <text:p>0.041356</text:p>
          </table:table-cell>
          <table:table-cell office:value-type="float" office:value="0.28745" calcext:value-type="float">
            <text:p>0.2874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8391" calcext:value-type="float">
            <text:p>0.038391</text:p>
          </table:table-cell>
          <table:table-cell office:value-type="float" office:value="0.24432" calcext:value-type="float">
            <text:p>0.2443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2862" calcext:value-type="float">
            <text:p>0.032862</text:p>
          </table:table-cell>
          <table:table-cell office:value-type="float" office:value="0.27783" calcext:value-type="float">
            <text:p>0.2778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25471" calcext:value-type="float">
            <text:p>0.25471</text:p>
          </table:table-cell>
          <table:table-cell office:value-type="float" office:value="0.26197" calcext:value-type="float">
            <text:p>0.2619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4652" calcext:value-type="float">
            <text:p>0.044652</text:p>
          </table:table-cell>
          <table:table-cell office:value-type="float" office:value="0.27313" calcext:value-type="float">
            <text:p>0.273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3484" calcext:value-type="float">
            <text:p>0.033484</text:p>
          </table:table-cell>
          <table:table-cell office:value-type="float" office:value="0.25506" calcext:value-type="float">
            <text:p>0.2550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3115" calcext:value-type="float">
            <text:p>0.033115</text:p>
          </table:table-cell>
          <table:table-cell office:value-type="float" office:value="0.27647" calcext:value-type="float">
            <text:p>0.2764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6467" calcext:value-type="float">
            <text:p>0.36467</text:p>
          </table:table-cell>
          <table:table-cell office:value-type="float" office:value="0.26886" calcext:value-type="float">
            <text:p>0.2688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5049" calcext:value-type="float">
            <text:p>0.045049</text:p>
          </table:table-cell>
          <table:table-cell office:value-type="float" office:value="0.27709" calcext:value-type="float">
            <text:p>0.2770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7033" calcext:value-type="float">
            <text:p>0.037033</text:p>
          </table:table-cell>
          <table:table-cell office:value-type="float" office:value="0.29883" calcext:value-type="float">
            <text:p>0.2988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2928" calcext:value-type="float">
            <text:p>0.032928</text:p>
          </table:table-cell>
          <table:table-cell office:value-type="float" office:value="0.27007" calcext:value-type="float">
            <text:p>0.2700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2781" calcext:value-type="float">
            <text:p>0.278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2023" calcext:value-type="float">
            <text:p>0.042023</text:p>
          </table:table-cell>
          <table:table-cell office:value-type="float" office:value="0.28945" calcext:value-type="float">
            <text:p>0.2894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5691" calcext:value-type="float">
            <text:p>0.035691</text:p>
          </table:table-cell>
          <table:table-cell office:value-type="float" office:value="0.28396" calcext:value-type="float">
            <text:p>0.2839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1285" calcext:value-type="float">
            <text:p>0.031285</text:p>
          </table:table-cell>
          <table:table-cell office:value-type="float" office:value="0.29983" calcext:value-type="float">
            <text:p>0.2998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.9778" calcext:value-type="float">
            <text:p>7.9778</text:p>
          </table:table-cell>
          <table:table-cell office:value-type="float" office:value="0.23847" calcext:value-type="float">
            <text:p>0.2384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1933" calcext:value-type="float">
            <text:p>0.041933</text:p>
          </table:table-cell>
          <table:table-cell office:value-type="float" office:value="0.25818" calcext:value-type="float">
            <text:p>0.2581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3378" calcext:value-type="float">
            <text:p>0.043378</text:p>
          </table:table-cell>
          <table:table-cell office:value-type="float" office:value="0.26421" calcext:value-type="float">
            <text:p>0.2642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1167" calcext:value-type="float">
            <text:p>0.031167</text:p>
          </table:table-cell>
          <table:table-cell office:value-type="float" office:value="0.26948" calcext:value-type="float">
            <text:p>0.2694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278" calcext:value-type="float">
            <text:p>0.6278</text:p>
          </table:table-cell>
          <table:table-cell office:value-type="float" office:value="0.2826" calcext:value-type="float">
            <text:p>0.282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767" calcext:value-type="float">
            <text:p>0.03767</text:p>
          </table:table-cell>
          <table:table-cell office:value-type="float" office:value="0.3035" calcext:value-type="float">
            <text:p>0.303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1161" calcext:value-type="float">
            <text:p>0.031161</text:p>
          </table:table-cell>
          <table:table-cell office:value-type="float" office:value="0.29723" calcext:value-type="float">
            <text:p>0.2972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1545" calcext:value-type="float">
            <text:p>0.031545</text:p>
          </table:table-cell>
          <table:table-cell office:value-type="float" office:value="0.25983" calcext:value-type="float">
            <text:p>0.2598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25067" calcext:value-type="float">
            <text:p>0.25067</text:p>
          </table:table-cell>
          <table:table-cell office:value-type="float" office:value="0.289" calcext:value-type="float">
            <text:p>0.28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0589" calcext:value-type="float">
            <text:p>0.040589</text:p>
          </table:table-cell>
          <table:table-cell office:value-type="float" office:value="0.27983" calcext:value-type="float">
            <text:p>0.2798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3923" calcext:value-type="float">
            <text:p>0.033923</text:p>
          </table:table-cell>
          <table:table-cell office:value-type="float" office:value="0.26044" calcext:value-type="float">
            <text:p>0.2604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2036" calcext:value-type="float">
            <text:p>0.032036</text:p>
          </table:table-cell>
          <table:table-cell office:value-type="float" office:value="0.24912" calcext:value-type="float">
            <text:p>0.2491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29803" calcext:value-type="float">
            <text:p>0.29803</text:p>
          </table:table-cell>
          <table:table-cell office:value-type="float" office:value="0.30867" calcext:value-type="float">
            <text:p>0.3086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4354" calcext:value-type="float">
            <text:p>0.044354</text:p>
          </table:table-cell>
          <table:table-cell office:value-type="float" office:value="0.26485" calcext:value-type="float">
            <text:p>0.2648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895" calcext:value-type="float">
            <text:p>0.03895</text:p>
          </table:table-cell>
          <table:table-cell office:value-type="float" office:value="0.25977" calcext:value-type="float">
            <text:p>0.2597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0217" calcext:value-type="float">
            <text:p>0.030217</text:p>
          </table:table-cell>
          <table:table-cell office:value-type="float" office:value="0.28449" calcext:value-type="float">
            <text:p>0.2844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4346" calcext:value-type="float">
            <text:p>0.54346</text:p>
          </table:table-cell>
          <table:table-cell office:value-type="float" office:value="0.26888" calcext:value-type="float">
            <text:p>0.2688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1898" calcext:value-type="float">
            <text:p>0.041898</text:p>
          </table:table-cell>
          <table:table-cell office:value-type="float" office:value="0.26852" calcext:value-type="float">
            <text:p>0.2685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5994" calcext:value-type="float">
            <text:p>0.035994</text:p>
          </table:table-cell>
          <table:table-cell office:value-type="float" office:value="0.26716" calcext:value-type="float">
            <text:p>0.2671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3943" calcext:value-type="float">
            <text:p>0.033943</text:p>
          </table:table-cell>
          <table:table-cell office:value-type="float" office:value="0.23941" calcext:value-type="float">
            <text:p>0.2394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2175" calcext:value-type="float">
            <text:p>0.2175</text:p>
          </table:table-cell>
          <table:table-cell office:value-type="float" office:value="0.30304" calcext:value-type="float">
            <text:p>0.3030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6512" calcext:value-type="float">
            <text:p>0.046512</text:p>
          </table:table-cell>
          <table:table-cell office:value-type="float" office:value="0.2654" calcext:value-type="float">
            <text:p>0.265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1821" calcext:value-type="float">
            <text:p>0.031821</text:p>
          </table:table-cell>
          <table:table-cell office:value-type="float" office:value="0.31741" calcext:value-type="float">
            <text:p>0.3174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2597" calcext:value-type="float">
            <text:p>0.032597</text:p>
          </table:table-cell>
          <table:table-cell office:value-type="float" office:value="0.28994" calcext:value-type="float">
            <text:p>0.2899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5655" calcext:value-type="float">
            <text:p>0.15655</text:p>
          </table:table-cell>
          <table:table-cell office:value-type="float" office:value="0.28756" calcext:value-type="float">
            <text:p>0.2875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2438" calcext:value-type="float">
            <text:p>0.042438</text:p>
          </table:table-cell>
          <table:table-cell office:value-type="float" office:value="0.27941" calcext:value-type="float">
            <text:p>0.2794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557" calcext:value-type="float">
            <text:p>0.03557</text:p>
          </table:table-cell>
          <table:table-cell office:value-type="float" office:value="0.26057" calcext:value-type="float">
            <text:p>0.2605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163" calcext:value-type="float">
            <text:p>0.03163</text:p>
          </table:table-cell>
          <table:table-cell office:value-type="float" office:value="0.24749" calcext:value-type="float">
            <text:p>0.2474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6116" calcext:value-type="float">
            <text:p>0.56116</text:p>
          </table:table-cell>
          <table:table-cell office:value-type="float" office:value="0.25763" calcext:value-type="float">
            <text:p>0.2576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7178" calcext:value-type="float">
            <text:p>0.047178</text:p>
          </table:table-cell>
          <table:table-cell office:value-type="float" office:value="0.27519" calcext:value-type="float">
            <text:p>0.2751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1543" calcext:value-type="float">
            <text:p>0.031543</text:p>
          </table:table-cell>
          <table:table-cell office:value-type="float" office:value="0.2694" calcext:value-type="float">
            <text:p>0.269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2974" calcext:value-type="float">
            <text:p>0.02974</text:p>
          </table:table-cell>
          <table:table-cell office:value-type="float" office:value="0.26265" calcext:value-type="float">
            <text:p>0.262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0484" calcext:value-type="float">
            <text:p>0.30484</text:p>
          </table:table-cell>
          <table:table-cell office:value-type="float" office:value="0.29312" calcext:value-type="float">
            <text:p>0.2931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2744" calcext:value-type="float">
            <text:p>0.042744</text:p>
          </table:table-cell>
          <table:table-cell office:value-type="float" office:value="0.27252" calcext:value-type="float">
            <text:p>0.2725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5956" calcext:value-type="float">
            <text:p>0.035956</text:p>
          </table:table-cell>
          <table:table-cell office:value-type="float" office:value="0.29856" calcext:value-type="float">
            <text:p>0.2985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0716" calcext:value-type="float">
            <text:p>0.030716</text:p>
          </table:table-cell>
          <table:table-cell office:value-type="float" office:value="0.27268" calcext:value-type="float">
            <text:p>0.2726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.971" calcext:value-type="float">
            <text:p>15.971</text:p>
          </table:table-cell>
          <table:table-cell office:value-type="float" office:value="0.26961" calcext:value-type="float">
            <text:p>0.2696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4906" calcext:value-type="float">
            <text:p>0.044906</text:p>
          </table:table-cell>
          <table:table-cell office:value-type="float" office:value="0.28991" calcext:value-type="float">
            <text:p>0.2899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5498" calcext:value-type="float">
            <text:p>0.035498</text:p>
          </table:table-cell>
          <table:table-cell office:value-type="float" office:value="0.27984" calcext:value-type="float">
            <text:p>0.2798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4744" calcext:value-type="float">
            <text:p>0.034744</text:p>
          </table:table-cell>
          <table:table-cell office:value-type="float" office:value="0.29141" calcext:value-type="float">
            <text:p>0.2914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1047" calcext:value-type="float">
            <text:p>0.61047</text:p>
          </table:table-cell>
          <table:table-cell office:value-type="float" office:value="0.26784" calcext:value-type="float">
            <text:p>0.2678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5882" calcext:value-type="float">
            <text:p>0.045882</text:p>
          </table:table-cell>
          <table:table-cell office:value-type="float" office:value="0.26818" calcext:value-type="float">
            <text:p>0.2681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2828" calcext:value-type="float">
            <text:p>0.032828</text:p>
          </table:table-cell>
          <table:table-cell office:value-type="float" office:value="0.25207" calcext:value-type="float">
            <text:p>0.2520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0786" calcext:value-type="float">
            <text:p>0.030786</text:p>
          </table:table-cell>
          <table:table-cell office:value-type="float" office:value="0.29691" calcext:value-type="float">
            <text:p>0.2969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7215" calcext:value-type="float">
            <text:p>0.17215</text:p>
          </table:table-cell>
          <table:table-cell office:value-type="float" office:value="0.32089" calcext:value-type="float">
            <text:p>0.3208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50109" calcext:value-type="float">
            <text:p>0.050109</text:p>
          </table:table-cell>
          <table:table-cell office:value-type="float" office:value="0.29414" calcext:value-type="float">
            <text:p>0.2941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2853" calcext:value-type="float">
            <text:p>0.032853</text:p>
          </table:table-cell>
          <table:table-cell office:value-type="float" office:value="0.26723" calcext:value-type="float">
            <text:p>0.2672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0587" calcext:value-type="float">
            <text:p>0.030587</text:p>
          </table:table-cell>
          <table:table-cell office:value-type="float" office:value="0.28685" calcext:value-type="float">
            <text:p>0.286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0899" calcext:value-type="float">
            <text:p>4.0899</text:p>
          </table:table-cell>
          <table:table-cell office:value-type="float" office:value="0.25148" calcext:value-type="float">
            <text:p>0.2514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4785" calcext:value-type="float">
            <text:p>0.044785</text:p>
          </table:table-cell>
          <table:table-cell office:value-type="float" office:value="0.25845" calcext:value-type="float">
            <text:p>0.2584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5786" calcext:value-type="float">
            <text:p>0.035786</text:p>
          </table:table-cell>
          <table:table-cell office:value-type="float" office:value="0.26838" calcext:value-type="float">
            <text:p>0.2683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1144" calcext:value-type="float">
            <text:p>0.031144</text:p>
          </table:table-cell>
          <table:table-cell office:value-type="float" office:value="0.28017" calcext:value-type="float">
            <text:p>0.2801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6869" calcext:value-type="float">
            <text:p>0.16869</text:p>
          </table:table-cell>
          <table:table-cell office:value-type="float" office:value="0.30405" calcext:value-type="float">
            <text:p>0.3040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58633" calcext:value-type="float">
            <text:p>0.058633</text:p>
          </table:table-cell>
          <table:table-cell office:value-type="float" office:value="0.26391" calcext:value-type="float">
            <text:p>0.2639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40299" calcext:value-type="float">
            <text:p>0.040299</text:p>
          </table:table-cell>
          <table:table-cell office:value-type="float" office:value="0.28736" calcext:value-type="float">
            <text:p>0.2873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31511" calcext:value-type="float">
            <text:p>0.031511</text:p>
          </table:table-cell>
          <table:table-cell office:value-type="float" office:value="0.29067" calcext:value-type="float">
            <text:p>0.290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1311" calcext:value-type="float">
            <text:p>0.31311</text:p>
          </table:table-cell>
          <table:table-cell office:value-type="float" office:value="0.27712" calcext:value-type="float">
            <text:p>0.2771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1313" calcext:value-type="float">
            <text:p>0.041313</text:p>
          </table:table-cell>
          <table:table-cell office:value-type="float" office:value="0.30223" calcext:value-type="float">
            <text:p>0.3022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6974" calcext:value-type="float">
            <text:p>0.036974</text:p>
          </table:table-cell>
          <table:table-cell office:value-type="float" office:value="0.27699" calcext:value-type="float">
            <text:p>0.2769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2198" calcext:value-type="float">
            <text:p>0.032198</text:p>
          </table:table-cell>
          <table:table-cell office:value-type="float" office:value="0.27082" calcext:value-type="float">
            <text:p>0.2708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4195" calcext:value-type="float">
            <text:p>0.14195</text:p>
          </table:table-cell>
          <table:table-cell office:value-type="float" office:value="0.28219" calcext:value-type="float">
            <text:p>0.2821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8056" calcext:value-type="float">
            <text:p>0.048056</text:p>
          </table:table-cell>
          <table:table-cell office:value-type="float" office:value="0.29216" calcext:value-type="float">
            <text:p>0.2921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7405" calcext:value-type="float">
            <text:p>0.037405</text:p>
          </table:table-cell>
          <table:table-cell office:value-type="float" office:value="0.28157" calcext:value-type="float">
            <text:p>0.2815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5278" calcext:value-type="float">
            <text:p>0.035278</text:p>
          </table:table-cell>
          <table:table-cell office:value-type="float" office:value="0.25807" calcext:value-type="float">
            <text:p>0.258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8286" calcext:value-type="float">
            <text:p>0.18286</text:p>
          </table:table-cell>
          <table:table-cell office:value-type="float" office:value="0.28301" calcext:value-type="float">
            <text:p>0.283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7625" calcext:value-type="float">
            <text:p>0.047625</text:p>
          </table:table-cell>
          <table:table-cell office:value-type="float" office:value="0.25285" calcext:value-type="float">
            <text:p>0.2528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3493" calcext:value-type="float">
            <text:p>0.033493</text:p>
          </table:table-cell>
          <table:table-cell office:value-type="float" office:value="0.29786" calcext:value-type="float">
            <text:p>0.2978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4434" calcext:value-type="float">
            <text:p>0.034434</text:p>
          </table:table-cell>
          <table:table-cell office:value-type="float" office:value="0.27904" calcext:value-type="float">
            <text:p>0.279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9867" calcext:value-type="float">
            <text:p>0.59867</text:p>
          </table:table-cell>
          <table:table-cell office:value-type="float" office:value="0.29112" calcext:value-type="float">
            <text:p>0.2911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7861" calcext:value-type="float">
            <text:p>0.037861</text:p>
          </table:table-cell>
          <table:table-cell office:value-type="float" office:value="0.28383" calcext:value-type="float">
            <text:p>0.2838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3961" calcext:value-type="float">
            <text:p>0.033961</text:p>
          </table:table-cell>
          <table:table-cell office:value-type="float" office:value="0.26867" calcext:value-type="float">
            <text:p>0.268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3023" calcext:value-type="float">
            <text:p>0.033023</text:p>
          </table:table-cell>
          <table:table-cell office:value-type="float" office:value="0.30001" calcext:value-type="float">
            <text:p>0.300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4044" calcext:value-type="float">
            <text:p>1.4044</text:p>
          </table:table-cell>
          <table:table-cell office:value-type="float" office:value="0.2784" calcext:value-type="float">
            <text:p>0.278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8534" calcext:value-type="float">
            <text:p>0.048534</text:p>
          </table:table-cell>
          <table:table-cell office:value-type="float" office:value="0.28518" calcext:value-type="float">
            <text:p>0.2851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5153" calcext:value-type="float">
            <text:p>0.035153</text:p>
          </table:table-cell>
          <table:table-cell office:value-type="float" office:value="0.28275" calcext:value-type="float">
            <text:p>0.2827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206" calcext:value-type="float">
            <text:p>0.03206</text:p>
          </table:table-cell>
          <table:table-cell office:value-type="float" office:value="0.26926" calcext:value-type="float">
            <text:p>0.2692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122" calcext:value-type="float">
            <text:p>0.2122</text:p>
          </table:table-cell>
          <table:table-cell office:value-type="float" office:value="0.29639" calcext:value-type="float">
            <text:p>0.2963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4596" calcext:value-type="float">
            <text:p>0.044596</text:p>
          </table:table-cell>
          <table:table-cell office:value-type="float" office:value="0.29121" calcext:value-type="float">
            <text:p>0.2912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7818" calcext:value-type="float">
            <text:p>0.037818</text:p>
          </table:table-cell>
          <table:table-cell office:value-type="float" office:value="0.29422" calcext:value-type="float">
            <text:p>0.294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1995" calcext:value-type="float">
            <text:p>0.031995</text:p>
          </table:table-cell>
          <table:table-cell office:value-type="float" office:value="0.30061" calcext:value-type="float">
            <text:p>0.300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8512" calcext:value-type="float">
            <text:p>0.88512</text:p>
          </table:table-cell>
          <table:table-cell office:value-type="float" office:value="0.25361" calcext:value-type="float">
            <text:p>0.2536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4808" calcext:value-type="float">
            <text:p>0.044808</text:p>
          </table:table-cell>
          <table:table-cell office:value-type="float" office:value="0.28792" calcext:value-type="float">
            <text:p>0.2879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4114" calcext:value-type="float">
            <text:p>0.034114</text:p>
          </table:table-cell>
          <table:table-cell office:value-type="float" office:value="0.2628" calcext:value-type="float">
            <text:p>0.262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29968" calcext:value-type="float">
            <text:p>0.029968</text:p>
          </table:table-cell>
          <table:table-cell office:value-type="float" office:value="0.27557" calcext:value-type="float">
            <text:p>0.2755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435" calcext:value-type="float">
            <text:p>1.435</text:p>
          </table:table-cell>
          <table:table-cell office:value-type="float" office:value="0.31768" calcext:value-type="float">
            <text:p>0.3176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56586" calcext:value-type="float">
            <text:p>0.056586</text:p>
          </table:table-cell>
          <table:table-cell office:value-type="float" office:value="0.29142" calcext:value-type="float">
            <text:p>0.2914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5943" calcext:value-type="float">
            <text:p>0.035943</text:p>
          </table:table-cell>
          <table:table-cell office:value-type="float" office:value="0.29054" calcext:value-type="float">
            <text:p>0.2905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1257" calcext:value-type="float">
            <text:p>0.031257</text:p>
          </table:table-cell>
          <table:table-cell office:value-type="float" office:value="0.27455" calcext:value-type="float">
            <text:p>0.274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9062" calcext:value-type="float">
            <text:p>0.29062</text:p>
          </table:table-cell>
          <table:table-cell office:value-type="float" office:value="0.29867" calcext:value-type="float">
            <text:p>0.298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2651" calcext:value-type="float">
            <text:p>0.042651</text:p>
          </table:table-cell>
          <table:table-cell office:value-type="float" office:value="0.33122" calcext:value-type="float">
            <text:p>0.331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9185" calcext:value-type="float">
            <text:p>0.039185</text:p>
          </table:table-cell>
          <table:table-cell office:value-type="float" office:value="0.2744" calcext:value-type="float">
            <text:p>0.274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4546" calcext:value-type="float">
            <text:p>0.034546</text:p>
          </table:table-cell>
          <table:table-cell office:value-type="float" office:value="0.28416" calcext:value-type="float">
            <text:p>0.284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0601" calcext:value-type="float">
            <text:p>0.20601</text:p>
          </table:table-cell>
          <table:table-cell office:value-type="float" office:value="0.2721" calcext:value-type="float">
            <text:p>0.272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6604" calcext:value-type="float">
            <text:p>0.046604</text:p>
          </table:table-cell>
          <table:table-cell office:value-type="float" office:value="0.26019" calcext:value-type="float">
            <text:p>0.2601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6483" calcext:value-type="float">
            <text:p>0.036483</text:p>
          </table:table-cell>
          <table:table-cell office:value-type="float" office:value="0.28105" calcext:value-type="float">
            <text:p>0.2810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0636" calcext:value-type="float">
            <text:p>0.030636</text:p>
          </table:table-cell>
          <table:table-cell office:value-type="float" office:value="0.27726" calcext:value-type="float">
            <text:p>0.2772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7796" calcext:value-type="float">
            <text:p>0.27796</text:p>
          </table:table-cell>
          <table:table-cell office:value-type="float" office:value="0.30666" calcext:value-type="float">
            <text:p>0.3066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0232" calcext:value-type="float">
            <text:p>0.040232</text:p>
          </table:table-cell>
          <table:table-cell office:value-type="float" office:value="0.28301" calcext:value-type="float">
            <text:p>0.283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7333" calcext:value-type="float">
            <text:p>0.037333</text:p>
          </table:table-cell>
          <table:table-cell office:value-type="float" office:value="0.30732" calcext:value-type="float">
            <text:p>0.3073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1867" calcext:value-type="float">
            <text:p>0.031867</text:p>
          </table:table-cell>
          <table:table-cell office:value-type="float" office:value="0.27023" calcext:value-type="float">
            <text:p>0.270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965" calcext:value-type="float">
            <text:p>1.2965</text:p>
          </table:table-cell>
          <table:table-cell office:value-type="float" office:value="0.27016" calcext:value-type="float">
            <text:p>0.2701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1497" calcext:value-type="float">
            <text:p>0.041497</text:p>
          </table:table-cell>
          <table:table-cell office:value-type="float" office:value="0.29445" calcext:value-type="float">
            <text:p>0.2944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7037" calcext:value-type="float">
            <text:p>0.037037</text:p>
          </table:table-cell>
          <table:table-cell office:value-type="float" office:value="0.29991" calcext:value-type="float">
            <text:p>0.2999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2753" calcext:value-type="float">
            <text:p>0.032753</text:p>
          </table:table-cell>
          <table:table-cell office:value-type="float" office:value="0.27172" calcext:value-type="float">
            <text:p>0.271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8159" calcext:value-type="float">
            <text:p>0.38159</text:p>
          </table:table-cell>
          <table:table-cell office:value-type="float" office:value="0.27949" calcext:value-type="float">
            <text:p>0.2794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2921" calcext:value-type="float">
            <text:p>0.042921</text:p>
          </table:table-cell>
          <table:table-cell office:value-type="float" office:value="0.24936" calcext:value-type="float">
            <text:p>0.2493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7514" calcext:value-type="float">
            <text:p>0.037514</text:p>
          </table:table-cell>
          <table:table-cell office:value-type="float" office:value="0.29249" calcext:value-type="float">
            <text:p>0.2924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3123" calcext:value-type="float">
            <text:p>0.033123</text:p>
          </table:table-cell>
          <table:table-cell office:value-type="float" office:value="0.28278" calcext:value-type="float">
            <text:p>0.282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2268" calcext:value-type="float">
            <text:p>0.32268</text:p>
          </table:table-cell>
          <table:table-cell office:value-type="float" office:value="0.31483" calcext:value-type="float">
            <text:p>0.3148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7203" calcext:value-type="float">
            <text:p>0.047203</text:p>
          </table:table-cell>
          <table:table-cell office:value-type="float" office:value="0.25597" calcext:value-type="float">
            <text:p>0.2559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9388" calcext:value-type="float">
            <text:p>0.039388</text:p>
          </table:table-cell>
          <table:table-cell office:value-type="float" office:value="0.31008" calcext:value-type="float">
            <text:p>0.3100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0865" calcext:value-type="float">
            <text:p>0.030865</text:p>
          </table:table-cell>
          <table:table-cell office:value-type="float" office:value="0.32254" calcext:value-type="float">
            <text:p>0.3225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0281" calcext:value-type="float">
            <text:p>0.20281</text:p>
          </table:table-cell>
          <table:table-cell office:value-type="float" office:value="0.26053" calcext:value-type="float">
            <text:p>0.2605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1115" calcext:value-type="float">
            <text:p>0.041115</text:p>
          </table:table-cell>
          <table:table-cell office:value-type="float" office:value="0.22493" calcext:value-type="float">
            <text:p>0.2249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3416" calcext:value-type="float">
            <text:p>0.033416</text:p>
          </table:table-cell>
          <table:table-cell office:value-type="float" office:value="0.29373" calcext:value-type="float">
            <text:p>0.2937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264" calcext:value-type="float">
            <text:p>0.03264</text:p>
          </table:table-cell>
          <table:table-cell office:value-type="float" office:value="0.25601" calcext:value-type="float">
            <text:p>0.256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9129" calcext:value-type="float">
            <text:p>0.29129</text:p>
          </table:table-cell>
          <table:table-cell office:value-type="float" office:value="0.27223" calcext:value-type="float">
            <text:p>0.2722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3587" calcext:value-type="float">
            <text:p>0.043587</text:p>
          </table:table-cell>
          <table:table-cell office:value-type="float" office:value="0.2976" calcext:value-type="float">
            <text:p>0.297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3835" calcext:value-type="float">
            <text:p>0.033835</text:p>
          </table:table-cell>
          <table:table-cell office:value-type="float" office:value="0.2513" calcext:value-type="float">
            <text:p>0.251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1777" calcext:value-type="float">
            <text:p>0.031777</text:p>
          </table:table-cell>
          <table:table-cell office:value-type="float" office:value="0.26976" calcext:value-type="float">
            <text:p>0.269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4186" calcext:value-type="float">
            <text:p>0.54186</text:p>
          </table:table-cell>
          <table:table-cell office:value-type="float" office:value="0.30249" calcext:value-type="float">
            <text:p>0.3024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2733" calcext:value-type="float">
            <text:p>0.042733</text:p>
          </table:table-cell>
          <table:table-cell office:value-type="float" office:value="0.29333" calcext:value-type="float">
            <text:p>0.29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6148" calcext:value-type="float">
            <text:p>0.036148</text:p>
          </table:table-cell>
          <table:table-cell office:value-type="float" office:value="0.26733" calcext:value-type="float">
            <text:p>0.267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1582" calcext:value-type="float">
            <text:p>0.031582</text:p>
          </table:table-cell>
          <table:table-cell office:value-type="float" office:value="0.29453" calcext:value-type="float">
            <text:p>0.2945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9409" calcext:value-type="float">
            <text:p>0.19409</text:p>
          </table:table-cell>
          <table:table-cell office:value-type="float" office:value="0.26567" calcext:value-type="float">
            <text:p>0.265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6512" calcext:value-type="float">
            <text:p>0.046512</text:p>
          </table:table-cell>
          <table:table-cell office:value-type="float" office:value="0.2471" calcext:value-type="float">
            <text:p>0.247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0347" calcext:value-type="float">
            <text:p>0.040347</text:p>
          </table:table-cell>
          <table:table-cell office:value-type="float" office:value="0.25292" calcext:value-type="float">
            <text:p>0.2529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3178" calcext:value-type="float">
            <text:p>0.033178</text:p>
          </table:table-cell>
          <table:table-cell office:value-type="float" office:value="0.26612" calcext:value-type="float">
            <text:p>0.2661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6062" calcext:value-type="float">
            <text:p>0.16062</text:p>
          </table:table-cell>
          <table:table-cell office:value-type="float" office:value="0.30974" calcext:value-type="float">
            <text:p>0.3097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0498" calcext:value-type="float">
            <text:p>0.040498</text:p>
          </table:table-cell>
          <table:table-cell office:value-type="float" office:value="0.34143" calcext:value-type="float">
            <text:p>0.3414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5406" calcext:value-type="float">
            <text:p>0.035406</text:p>
          </table:table-cell>
          <table:table-cell office:value-type="float" office:value="0.26001" calcext:value-type="float">
            <text:p>0.260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0808" calcext:value-type="float">
            <text:p>0.030808</text:p>
          </table:table-cell>
          <table:table-cell office:value-type="float" office:value="0.29052" calcext:value-type="float">
            <text:p>0.290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2515" calcext:value-type="float">
            <text:p>0.12515</text:p>
          </table:table-cell>
          <table:table-cell office:value-type="float" office:value="0.26092" calcext:value-type="float">
            <text:p>0.2609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3447" calcext:value-type="float">
            <text:p>0.043447</text:p>
          </table:table-cell>
          <table:table-cell office:value-type="float" office:value="0.26583" calcext:value-type="float">
            <text:p>0.2658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2684" calcext:value-type="float">
            <text:p>0.032684</text:p>
          </table:table-cell>
          <table:table-cell office:value-type="float" office:value="0.31837" calcext:value-type="float">
            <text:p>0.3183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169" calcext:value-type="float">
            <text:p>0.03169</text:p>
          </table:table-cell>
          <table:table-cell office:value-type="float" office:value="0.29838" calcext:value-type="float">
            <text:p>0.298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8123" calcext:value-type="float">
            <text:p>0.18123</text:p>
          </table:table-cell>
          <table:table-cell office:value-type="float" office:value="0.27825" calcext:value-type="float">
            <text:p>0.2782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8274" calcext:value-type="float">
            <text:p>0.048274</text:p>
          </table:table-cell>
          <table:table-cell office:value-type="float" office:value="0.27676" calcext:value-type="float">
            <text:p>0.2767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7701" calcext:value-type="float">
            <text:p>0.037701</text:p>
          </table:table-cell>
          <table:table-cell office:value-type="float" office:value="0.29924" calcext:value-type="float">
            <text:p>0.2992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0899" calcext:value-type="float">
            <text:p>0.030899</text:p>
          </table:table-cell>
          <table:table-cell office:value-type="float" office:value="0.31346" calcext:value-type="float">
            <text:p>0.3134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2117" calcext:value-type="float">
            <text:p>0.52117</text:p>
          </table:table-cell>
          <table:table-cell office:value-type="float" office:value="0.27428" calcext:value-type="float">
            <text:p>0.2742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0731" calcext:value-type="float">
            <text:p>0.040731</text:p>
          </table:table-cell>
          <table:table-cell office:value-type="float" office:value="0.31594" calcext:value-type="float">
            <text:p>0.3159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6544" calcext:value-type="float">
            <text:p>0.036544</text:p>
          </table:table-cell>
          <table:table-cell office:value-type="float" office:value="0.32687" calcext:value-type="float">
            <text:p>0.3268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3089" calcext:value-type="float">
            <text:p>0.033089</text:p>
          </table:table-cell>
          <table:table-cell office:value-type="float" office:value="0.28871" calcext:value-type="float">
            <text:p>0.288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046" calcext:value-type="float">
            <text:p>0.2046</text:p>
          </table:table-cell>
          <table:table-cell office:value-type="float" office:value="0.27541" calcext:value-type="float">
            <text:p>0.2754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3688" calcext:value-type="float">
            <text:p>0.043688</text:p>
          </table:table-cell>
          <table:table-cell office:value-type="float" office:value="0.27701" calcext:value-type="float">
            <text:p>0.277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9955" calcext:value-type="float">
            <text:p>0.039955</text:p>
          </table:table-cell>
          <table:table-cell office:value-type="float" office:value="0.28455" calcext:value-type="float">
            <text:p>0.2845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1936" calcext:value-type="float">
            <text:p>0.031936</text:p>
          </table:table-cell>
          <table:table-cell office:value-type="float" office:value="0.30594" calcext:value-type="float">
            <text:p>0.305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4953" calcext:value-type="float">
            <text:p>0.14953</text:p>
          </table:table-cell>
          <table:table-cell office:value-type="float" office:value="0.28127" calcext:value-type="float">
            <text:p>0.2812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3005" calcext:value-type="float">
            <text:p>0.043005</text:p>
          </table:table-cell>
          <table:table-cell office:value-type="float" office:value="0.27861" calcext:value-type="float">
            <text:p>0.2786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5656" calcext:value-type="float">
            <text:p>0.035656</text:p>
          </table:table-cell>
          <table:table-cell office:value-type="float" office:value="0.25901" calcext:value-type="float">
            <text:p>0.259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1459" calcext:value-type="float">
            <text:p>0.031459</text:p>
          </table:table-cell>
          <table:table-cell office:value-type="float" office:value="0.31076" calcext:value-type="float">
            <text:p>0.310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0326" calcext:value-type="float">
            <text:p>3.0326</text:p>
          </table:table-cell>
          <table:table-cell office:value-type="float" office:value="0.28826" calcext:value-type="float">
            <text:p>0.2882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2963" calcext:value-type="float">
            <text:p>0.042963</text:p>
          </table:table-cell>
          <table:table-cell office:value-type="float" office:value="0.29008" calcext:value-type="float">
            <text:p>0.2900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7042" calcext:value-type="float">
            <text:p>0.037042</text:p>
          </table:table-cell>
          <table:table-cell office:value-type="float" office:value="0.27615" calcext:value-type="float">
            <text:p>0.2761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0495" calcext:value-type="float">
            <text:p>0.030495</text:p>
          </table:table-cell>
          <table:table-cell office:value-type="float" office:value="0.29625" calcext:value-type="float">
            <text:p>0.296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1462" calcext:value-type="float">
            <text:p>0.21462</text:p>
          </table:table-cell>
          <table:table-cell office:value-type="float" office:value="0.27902" calcext:value-type="float">
            <text:p>0.2790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0941" calcext:value-type="float">
            <text:p>0.040941</text:p>
          </table:table-cell>
          <table:table-cell office:value-type="float" office:value="0.29371" calcext:value-type="float">
            <text:p>0.2937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8495" calcext:value-type="float">
            <text:p>0.038495</text:p>
          </table:table-cell>
          <table:table-cell office:value-type="float" office:value="0.27408" calcext:value-type="float">
            <text:p>0.2740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4236" calcext:value-type="float">
            <text:p>0.034236</text:p>
          </table:table-cell>
          <table:table-cell office:value-type="float" office:value="0.29471" calcext:value-type="float">
            <text:p>0.294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2592" calcext:value-type="float">
            <text:p>0.22592</text:p>
          </table:table-cell>
          <table:table-cell office:value-type="float" office:value="0.28292" calcext:value-type="float">
            <text:p>0.2829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3169" calcext:value-type="float">
            <text:p>0.043169</text:p>
          </table:table-cell>
          <table:table-cell office:value-type="float" office:value="0.28604" calcext:value-type="float">
            <text:p>0.2860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4836" calcext:value-type="float">
            <text:p>0.034836</text:p>
          </table:table-cell>
          <table:table-cell office:value-type="float" office:value="0.27852" calcext:value-type="float">
            <text:p>0.2785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2324" calcext:value-type="float">
            <text:p>0.032324</text:p>
          </table:table-cell>
          <table:table-cell office:value-type="float" office:value="0.27423" calcext:value-type="float">
            <text:p>0.274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9608" calcext:value-type="float">
            <text:p>0.39608</text:p>
          </table:table-cell>
          <table:table-cell office:value-type="float" office:value="0.28143" calcext:value-type="float">
            <text:p>0.2814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1238" calcext:value-type="float">
            <text:p>0.041238</text:p>
          </table:table-cell>
          <table:table-cell office:value-type="float" office:value="0.28762" calcext:value-type="float">
            <text:p>0.2876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0303" calcext:value-type="float">
            <text:p>0.030303</text:p>
          </table:table-cell>
          <table:table-cell office:value-type="float" office:value="0.29817" calcext:value-type="float">
            <text:p>0.2981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0234" calcext:value-type="float">
            <text:p>0.030234</text:p>
          </table:table-cell>
          <table:table-cell office:value-type="float" office:value="0.31523" calcext:value-type="float">
            <text:p>0.315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6498" calcext:value-type="float">
            <text:p>0.96498</text:p>
          </table:table-cell>
          <table:table-cell office:value-type="float" office:value="0.32086" calcext:value-type="float">
            <text:p>0.3208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9646" calcext:value-type="float">
            <text:p>0.039646</text:p>
          </table:table-cell>
          <table:table-cell office:value-type="float" office:value="0.25346" calcext:value-type="float">
            <text:p>0.2534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782" calcext:value-type="float">
            <text:p>0.03782</text:p>
          </table:table-cell>
          <table:table-cell office:value-type="float" office:value="0.30756" calcext:value-type="float">
            <text:p>0.3075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1658" calcext:value-type="float">
            <text:p>0.031658</text:p>
          </table:table-cell>
          <table:table-cell office:value-type="float" office:value="0.33195" calcext:value-type="float">
            <text:p>0.331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91428" calcext:value-type="float">
            <text:p>0.091428</text:p>
          </table:table-cell>
          <table:table-cell office:value-type="float" office:value="0.24777" calcext:value-type="float">
            <text:p>0.2477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6028" calcext:value-type="float">
            <text:p>0.046028</text:p>
          </table:table-cell>
          <table:table-cell office:value-type="float" office:value="0.28108" calcext:value-type="float">
            <text:p>0.2810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6938" calcext:value-type="float">
            <text:p>0.036938</text:p>
          </table:table-cell>
          <table:table-cell office:value-type="float" office:value="0.30096" calcext:value-type="float">
            <text:p>0.3009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4685" calcext:value-type="float">
            <text:p>0.034685</text:p>
          </table:table-cell>
          <table:table-cell office:value-type="float" office:value="0.28632" calcext:value-type="float">
            <text:p>0.286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084" calcext:value-type="float">
            <text:p>0.4084</text:p>
          </table:table-cell>
          <table:table-cell office:value-type="float" office:value="0.26876" calcext:value-type="float">
            <text:p>0.2687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7511" calcext:value-type="float">
            <text:p>0.047511</text:p>
          </table:table-cell>
          <table:table-cell office:value-type="float" office:value="0.29763" calcext:value-type="float">
            <text:p>0.2976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483" calcext:value-type="float">
            <text:p>0.03483</text:p>
          </table:table-cell>
          <table:table-cell office:value-type="float" office:value="0.3226" calcext:value-type="float">
            <text:p>0.322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3807" calcext:value-type="float">
            <text:p>0.033807</text:p>
          </table:table-cell>
          <table:table-cell office:value-type="float" office:value="0.28938" calcext:value-type="float">
            <text:p>0.289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6069" calcext:value-type="float">
            <text:p>0.36069</text:p>
          </table:table-cell>
          <table:table-cell office:value-type="float" office:value="0.26765" calcext:value-type="float">
            <text:p>0.2676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6344" calcext:value-type="float">
            <text:p>0.046344</text:p>
          </table:table-cell>
          <table:table-cell office:value-type="float" office:value="0.25769" calcext:value-type="float">
            <text:p>0.2576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6808" calcext:value-type="float">
            <text:p>0.036808</text:p>
          </table:table-cell>
          <table:table-cell office:value-type="float" office:value="0.2652" calcext:value-type="float">
            <text:p>0.265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1418" calcext:value-type="float">
            <text:p>0.031418</text:p>
          </table:table-cell>
          <table:table-cell office:value-type="float" office:value="0.27193" calcext:value-type="float">
            <text:p>0.271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7765" calcext:value-type="float">
            <text:p>1.7765</text:p>
          </table:table-cell>
          <table:table-cell office:value-type="float" office:value="0.27664" calcext:value-type="float">
            <text:p>0.2766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2062" calcext:value-type="float">
            <text:p>0.042062</text:p>
          </table:table-cell>
          <table:table-cell office:value-type="float" office:value="0.27232" calcext:value-type="float">
            <text:p>0.2723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519" calcext:value-type="float">
            <text:p>0.03519</text:p>
          </table:table-cell>
          <table:table-cell office:value-type="float" office:value="0.26377" calcext:value-type="float">
            <text:p>0.2637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2633" calcext:value-type="float">
            <text:p>0.032633</text:p>
          </table:table-cell>
          <table:table-cell office:value-type="float" office:value="0.27346" calcext:value-type="float">
            <text:p>0.2734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1326" calcext:value-type="float">
            <text:p>0.61326</text:p>
          </table:table-cell>
          <table:table-cell office:value-type="float" office:value="0.30313" calcext:value-type="float">
            <text:p>0.3031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6123" calcext:value-type="float">
            <text:p>0.046123</text:p>
          </table:table-cell>
          <table:table-cell office:value-type="float" office:value="0.28595" calcext:value-type="float">
            <text:p>0.2859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6349" calcext:value-type="float">
            <text:p>0.036349</text:p>
          </table:table-cell>
          <table:table-cell office:value-type="float" office:value="0.28639" calcext:value-type="float">
            <text:p>0.2863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2173" calcext:value-type="float">
            <text:p>0.032173</text:p>
          </table:table-cell>
          <table:table-cell office:value-type="float" office:value="0.26503" calcext:value-type="float">
            <text:p>0.265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054" calcext:value-type="float">
            <text:p>0.2054</text:p>
          </table:table-cell>
          <table:table-cell office:value-type="float" office:value="0.29037" calcext:value-type="float">
            <text:p>0.2903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8253" calcext:value-type="float">
            <text:p>0.038253</text:p>
          </table:table-cell>
          <table:table-cell office:value-type="float" office:value="0.29935" calcext:value-type="float">
            <text:p>0.2993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4884" calcext:value-type="float">
            <text:p>0.034884</text:p>
          </table:table-cell>
          <table:table-cell office:value-type="float" office:value="0.28299" calcext:value-type="float">
            <text:p>0.2829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0646" calcext:value-type="float">
            <text:p>0.030646</text:p>
          </table:table-cell>
          <table:table-cell office:value-type="float" office:value="0.30635" calcext:value-type="float">
            <text:p>0.306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7557" calcext:value-type="float">
            <text:p>0.17557</text:p>
          </table:table-cell>
          <table:table-cell office:value-type="float" office:value="0.25771" calcext:value-type="float">
            <text:p>0.2577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3097" calcext:value-type="float">
            <text:p>0.043097</text:p>
          </table:table-cell>
          <table:table-cell office:value-type="float" office:value="0.28181" calcext:value-type="float">
            <text:p>0.2818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4817" calcext:value-type="float">
            <text:p>0.034817</text:p>
          </table:table-cell>
          <table:table-cell office:value-type="float" office:value="0.29134" calcext:value-type="float">
            <text:p>0.2913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1291" calcext:value-type="float">
            <text:p>0.031291</text:p>
          </table:table-cell>
          <table:table-cell office:value-type="float" office:value="0.2858" calcext:value-type="float">
            <text:p>0.28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9849" calcext:value-type="float">
            <text:p>0.19849</text:p>
          </table:table-cell>
          <table:table-cell office:value-type="float" office:value="0.24768" calcext:value-type="float">
            <text:p>0.2476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3981" calcext:value-type="float">
            <text:p>0.043981</text:p>
          </table:table-cell>
          <table:table-cell office:value-type="float" office:value="0.30017" calcext:value-type="float">
            <text:p>0.3001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179" calcext:value-type="float">
            <text:p>0.03179</text:p>
          </table:table-cell>
          <table:table-cell office:value-type="float" office:value="0.33066" calcext:value-type="float">
            <text:p>0.3306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0622" calcext:value-type="float">
            <text:p>0.030622</text:p>
          </table:table-cell>
          <table:table-cell office:value-type="float" office:value="0.30108" calcext:value-type="float">
            <text:p>0.301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3768" calcext:value-type="float">
            <text:p>0.13768</text:p>
          </table:table-cell>
          <table:table-cell office:value-type="float" office:value="0.30426" calcext:value-type="float">
            <text:p>0.3042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51614" calcext:value-type="float">
            <text:p>0.051614</text:p>
          </table:table-cell>
          <table:table-cell office:value-type="float" office:value="0.26433" calcext:value-type="float">
            <text:p>0.264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5425" calcext:value-type="float">
            <text:p>0.035425</text:p>
          </table:table-cell>
          <table:table-cell office:value-type="float" office:value="0.29202" calcext:value-type="float">
            <text:p>0.2920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3131" calcext:value-type="float">
            <text:p>0.033131</text:p>
          </table:table-cell>
          <table:table-cell office:value-type="float" office:value="0.2748" calcext:value-type="float">
            <text:p>0.27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5702" calcext:value-type="float">
            <text:p>0.65702</text:p>
          </table:table-cell>
          <table:table-cell office:value-type="float" office:value="0.27872" calcext:value-type="float">
            <text:p>0.2787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9677" calcext:value-type="float">
            <text:p>0.039677</text:p>
          </table:table-cell>
          <table:table-cell office:value-type="float" office:value="0.27666" calcext:value-type="float">
            <text:p>0.2766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8027" calcext:value-type="float">
            <text:p>0.038027</text:p>
          </table:table-cell>
          <table:table-cell office:value-type="float" office:value="0.27328" calcext:value-type="float">
            <text:p>0.2732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0872" calcext:value-type="float">
            <text:p>0.030872</text:p>
          </table:table-cell>
          <table:table-cell office:value-type="float" office:value="0.28118" calcext:value-type="float">
            <text:p>0.281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9178" calcext:value-type="float">
            <text:p>0.59178</text:p>
          </table:table-cell>
          <table:table-cell office:value-type="float" office:value="0.27678" calcext:value-type="float">
            <text:p>0.276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7933" calcext:value-type="float">
            <text:p>0.047933</text:p>
          </table:table-cell>
          <table:table-cell office:value-type="float" office:value="0.27379" calcext:value-type="float">
            <text:p>0.2737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6194" calcext:value-type="float">
            <text:p>0.036194</text:p>
          </table:table-cell>
          <table:table-cell office:value-type="float" office:value="0.27905" calcext:value-type="float">
            <text:p>0.2790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4042" calcext:value-type="float">
            <text:p>0.034042</text:p>
          </table:table-cell>
          <table:table-cell office:value-type="float" office:value="0.2944" calcext:value-type="float">
            <text:p>0.29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4386" calcext:value-type="float">
            <text:p>1.4386</text:p>
          </table:table-cell>
          <table:table-cell office:value-type="float" office:value="0.30332" calcext:value-type="float">
            <text:p>0.3033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7012" calcext:value-type="float">
            <text:p>0.047012</text:p>
          </table:table-cell>
          <table:table-cell office:value-type="float" office:value="0.27951" calcext:value-type="float">
            <text:p>0.2795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3802" calcext:value-type="float">
            <text:p>0.033802</text:p>
          </table:table-cell>
          <table:table-cell office:value-type="float" office:value="0.2739" calcext:value-type="float">
            <text:p>0.273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4172" calcext:value-type="float">
            <text:p>0.034172</text:p>
          </table:table-cell>
          <table:table-cell office:value-type="float" office:value="0.31049" calcext:value-type="float">
            <text:p>0.310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4" calcext:value-type="float">
            <text:p>0.24</text:p>
          </table:table-cell>
          <table:table-cell office:value-type="float" office:value="0.28477" calcext:value-type="float">
            <text:p>0.2847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2543" calcext:value-type="float">
            <text:p>0.042543</text:p>
          </table:table-cell>
          <table:table-cell office:value-type="float" office:value="0.27443" calcext:value-type="float">
            <text:p>0.2744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8114" calcext:value-type="float">
            <text:p>0.038114</text:p>
          </table:table-cell>
          <table:table-cell office:value-type="float" office:value="0.28788" calcext:value-type="float">
            <text:p>0.2878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0563" calcext:value-type="float">
            <text:p>0.030563</text:p>
          </table:table-cell>
          <table:table-cell office:value-type="float" office:value="0.28356" calcext:value-type="float">
            <text:p>0.283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28692" calcext:value-type="float">
            <text:p>0.2869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6748" calcext:value-type="float">
            <text:p>0.036748</text:p>
          </table:table-cell>
          <table:table-cell office:value-type="float" office:value="0.26921" calcext:value-type="float">
            <text:p>0.2692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6617" calcext:value-type="float">
            <text:p>0.036617</text:p>
          </table:table-cell>
          <table:table-cell office:value-type="float" office:value="0.28524" calcext:value-type="float">
            <text:p>0.2852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0463" calcext:value-type="float">
            <text:p>0.030463</text:p>
          </table:table-cell>
          <table:table-cell office:value-type="float" office:value="0.26592" calcext:value-type="float">
            <text:p>0.265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5874" calcext:value-type="float">
            <text:p>0.55874</text:p>
          </table:table-cell>
          <table:table-cell office:value-type="float" office:value="0.27811" calcext:value-type="float">
            <text:p>0.278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1896" calcext:value-type="float">
            <text:p>0.041896</text:p>
          </table:table-cell>
          <table:table-cell office:value-type="float" office:value="0.31287" calcext:value-type="float">
            <text:p>0.3128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5631" calcext:value-type="float">
            <text:p>0.035631</text:p>
          </table:table-cell>
          <table:table-cell office:value-type="float" office:value="0.29024" calcext:value-type="float">
            <text:p>0.2902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2301" calcext:value-type="float">
            <text:p>0.032301</text:p>
          </table:table-cell>
          <table:table-cell office:value-type="float" office:value="0.28079" calcext:value-type="float">
            <text:p>0.280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1436" calcext:value-type="float">
            <text:p>0.41436</text:p>
          </table:table-cell>
          <table:table-cell office:value-type="float" office:value="0.29415" calcext:value-type="float">
            <text:p>0.2941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6423" calcext:value-type="float">
            <text:p>0.036423</text:p>
          </table:table-cell>
          <table:table-cell office:value-type="float" office:value="0.31655" calcext:value-type="float">
            <text:p>0.3165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8479" calcext:value-type="float">
            <text:p>0.038479</text:p>
          </table:table-cell>
          <table:table-cell office:value-type="float" office:value="0.27206" calcext:value-type="float">
            <text:p>0.2720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3951" calcext:value-type="float">
            <text:p>0.033951</text:p>
          </table:table-cell>
          <table:table-cell office:value-type="float" office:value="0.28512" calcext:value-type="float">
            <text:p>0.2851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77328" calcext:value-type="float">
            <text:p>0.077328</text:p>
          </table:table-cell>
          <table:table-cell office:value-type="float" office:value="0.29846" calcext:value-type="float">
            <text:p>0.2984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6368" calcext:value-type="float">
            <text:p>0.046368</text:p>
          </table:table-cell>
          <table:table-cell office:value-type="float" office:value="0.28821" calcext:value-type="float">
            <text:p>0.2882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4138" calcext:value-type="float">
            <text:p>0.034138</text:p>
          </table:table-cell>
          <table:table-cell office:value-type="float" office:value="0.29306" calcext:value-type="float">
            <text:p>0.2930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3308" calcext:value-type="float">
            <text:p>0.033308</text:p>
          </table:table-cell>
          <table:table-cell office:value-type="float" office:value="0.30822" calcext:value-type="float">
            <text:p>0.308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2963" calcext:value-type="float">
            <text:p>0.22963</text:p>
          </table:table-cell>
          <table:table-cell office:value-type="float" office:value="0.29773" calcext:value-type="float">
            <text:p>0.2977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2446" calcext:value-type="float">
            <text:p>0.042446</text:p>
          </table:table-cell>
          <table:table-cell office:value-type="float" office:value="0.28379" calcext:value-type="float">
            <text:p>0.2837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1387" calcext:value-type="float">
            <text:p>0.031387</text:p>
          </table:table-cell>
          <table:table-cell office:value-type="float" office:value="0.32112" calcext:value-type="float">
            <text:p>0.3211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1163" calcext:value-type="float">
            <text:p>0.031163</text:p>
          </table:table-cell>
          <table:table-cell office:value-type="float" office:value="0.26524" calcext:value-type="float">
            <text:p>0.265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4126" calcext:value-type="float">
            <text:p>0.14126</text:p>
          </table:table-cell>
          <table:table-cell office:value-type="float" office:value="0.3092" calcext:value-type="float">
            <text:p>0.309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4418" calcext:value-type="float">
            <text:p>0.044418</text:p>
          </table:table-cell>
          <table:table-cell office:value-type="float" office:value="0.28231" calcext:value-type="float">
            <text:p>0.2823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4225" calcext:value-type="float">
            <text:p>0.034225</text:p>
          </table:table-cell>
          <table:table-cell office:value-type="float" office:value="0.30966" calcext:value-type="float">
            <text:p>0.3096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0072" calcext:value-type="float">
            <text:p>0.030072</text:p>
          </table:table-cell>
          <table:table-cell office:value-type="float" office:value="0.27819" calcext:value-type="float">
            <text:p>0.278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30306" calcext:value-type="float">
            <text:p>0.3030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9776" calcext:value-type="float">
            <text:p>0.039776</text:p>
          </table:table-cell>
          <table:table-cell office:value-type="float" office:value="0.27094" calcext:value-type="float">
            <text:p>0.2709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5253" calcext:value-type="float">
            <text:p>0.035253</text:p>
          </table:table-cell>
          <table:table-cell office:value-type="float" office:value="0.27521" calcext:value-type="float">
            <text:p>0.2752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3262" calcext:value-type="float">
            <text:p>0.033262</text:p>
          </table:table-cell>
          <table:table-cell office:value-type="float" office:value="0.27971" calcext:value-type="float">
            <text:p>0.279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7853" calcext:value-type="float">
            <text:p>0.67853</text:p>
          </table:table-cell>
          <table:table-cell office:value-type="float" office:value="0.28458" calcext:value-type="float">
            <text:p>0.2845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46865" calcext:value-type="float">
            <text:p>0.046865</text:p>
          </table:table-cell>
          <table:table-cell office:value-type="float" office:value="0.29591" calcext:value-type="float">
            <text:p>0.2959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5964" calcext:value-type="float">
            <text:p>0.035964</text:p>
          </table:table-cell>
          <table:table-cell office:value-type="float" office:value="0.30007" calcext:value-type="float">
            <text:p>0.3000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34232" calcext:value-type="float">
            <text:p>0.034232</text:p>
          </table:table-cell>
          <table:table-cell office:value-type="float" office:value="0.3043" calcext:value-type="float">
            <text:p>0.304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3146" calcext:value-type="float">
            <text:p>0.53146</text:p>
          </table:table-cell>
          <table:table-cell office:value-type="float" office:value="0.31068" calcext:value-type="float">
            <text:p>0.3106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6043" calcext:value-type="float">
            <text:p>0.046043</text:p>
          </table:table-cell>
          <table:table-cell office:value-type="float" office:value="0.25577" calcext:value-type="float">
            <text:p>0.2557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6891" calcext:value-type="float">
            <text:p>0.036891</text:p>
          </table:table-cell>
          <table:table-cell office:value-type="float" office:value="0.31924" calcext:value-type="float">
            <text:p>0.3192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4326" calcext:value-type="float">
            <text:p>0.034326</text:p>
          </table:table-cell>
          <table:table-cell office:value-type="float" office:value="0.31157" calcext:value-type="float">
            <text:p>0.3115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4242" calcext:value-type="float">
            <text:p>0.14242</text:p>
          </table:table-cell>
          <table:table-cell office:value-type="float" office:value="0.30585" calcext:value-type="float">
            <text:p>0.30585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1933" calcext:value-type="float">
            <text:p>0.041933</text:p>
          </table:table-cell>
          <table:table-cell office:value-type="float" office:value="0.26137" calcext:value-type="float">
            <text:p>0.2613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7411" calcext:value-type="float">
            <text:p>0.037411</text:p>
          </table:table-cell>
          <table:table-cell office:value-type="float" office:value="0.29716" calcext:value-type="float">
            <text:p>0.2971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1542" calcext:value-type="float">
            <text:p>0.031542</text:p>
          </table:table-cell>
          <table:table-cell office:value-type="float" office:value="0.27274" calcext:value-type="float">
            <text:p>0.2727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3012" calcext:value-type="float">
            <text:p>0.53012</text:p>
          </table:table-cell>
          <table:table-cell office:value-type="float" office:value="0.28402" calcext:value-type="float">
            <text:p>0.2840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7483" calcext:value-type="float">
            <text:p>0.047483</text:p>
          </table:table-cell>
          <table:table-cell office:value-type="float" office:value="0.26733" calcext:value-type="float">
            <text:p>0.26733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5702" calcext:value-type="float">
            <text:p>0.035702</text:p>
          </table:table-cell>
          <table:table-cell office:value-type="float" office:value="0.2852" calcext:value-type="float">
            <text:p>0.285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1705" calcext:value-type="float">
            <text:p>0.031705</text:p>
          </table:table-cell>
          <table:table-cell office:value-type="float" office:value="0.28359" calcext:value-type="float">
            <text:p>0.2835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2639" calcext:value-type="float">
            <text:p>0.42639</text:p>
          </table:table-cell>
          <table:table-cell office:value-type="float" office:value="0.32057" calcext:value-type="float">
            <text:p>0.3205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7163" calcext:value-type="float">
            <text:p>0.047163</text:p>
          </table:table-cell>
          <table:table-cell office:value-type="float" office:value="0.27848" calcext:value-type="float">
            <text:p>0.2784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6" calcext:value-type="float">
            <text:p>0.036</text:p>
          </table:table-cell>
          <table:table-cell office:value-type="float" office:value="0.33327" calcext:value-type="float">
            <text:p>0.3332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1687" calcext:value-type="float">
            <text:p>0.031687</text:p>
          </table:table-cell>
          <table:table-cell office:value-type="float" office:value="0.28066" calcext:value-type="float">
            <text:p>0.2806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8.36" calcext:value-type="float">
            <text:p>148.36</text:p>
          </table:table-cell>
          <table:table-cell office:value-type="float" office:value="0.29001" calcext:value-type="float">
            <text:p>0.2900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56438" calcext:value-type="float">
            <text:p>0.056438</text:p>
          </table:table-cell>
          <table:table-cell office:value-type="float" office:value="0.28998" calcext:value-type="float">
            <text:p>0.2899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3922" calcext:value-type="float">
            <text:p>0.033922</text:p>
          </table:table-cell>
          <table:table-cell office:value-type="float" office:value="0.29541" calcext:value-type="float">
            <text:p>0.2954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4295" calcext:value-type="float">
            <text:p>0.034295</text:p>
          </table:table-cell>
          <table:table-cell office:value-type="float" office:value="0.30522" calcext:value-type="float">
            <text:p>0.3052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5243" calcext:value-type="float">
            <text:p>1.5243</text:p>
          </table:table-cell>
          <table:table-cell office:value-type="float" office:value="0.32386" calcext:value-type="float">
            <text:p>0.3238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52773" calcext:value-type="float">
            <text:p>0.052773</text:p>
          </table:table-cell>
          <table:table-cell office:value-type="float" office:value="0.33984" calcext:value-type="float">
            <text:p>0.3398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5226" calcext:value-type="float">
            <text:p>0.035226</text:p>
          </table:table-cell>
          <table:table-cell office:value-type="float" office:value="0.27102" calcext:value-type="float">
            <text:p>0.2710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0029" calcext:value-type="float">
            <text:p>0.030029</text:p>
          </table:table-cell>
          <table:table-cell office:value-type="float" office:value="0.2783" calcext:value-type="float">
            <text:p>0.278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1608" calcext:value-type="float">
            <text:p>0.21608</text:p>
          </table:table-cell>
          <table:table-cell office:value-type="float" office:value="0.28674" calcext:value-type="float">
            <text:p>0.2867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0248" calcext:value-type="float">
            <text:p>0.040248</text:p>
          </table:table-cell>
          <table:table-cell office:value-type="float" office:value="0.27922" calcext:value-type="float">
            <text:p>0.2792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5604" calcext:value-type="float">
            <text:p>0.035604</text:p>
          </table:table-cell>
          <table:table-cell office:value-type="float" office:value="0.29784" calcext:value-type="float">
            <text:p>0.2978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3728" calcext:value-type="float">
            <text:p>0.033728</text:p>
          </table:table-cell>
          <table:table-cell office:value-type="float" office:value="0.28296" calcext:value-type="float">
            <text:p>0.2829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71589" calcext:value-type="float">
            <text:p>0.71589</text:p>
          </table:table-cell>
          <table:table-cell office:value-type="float" office:value="0.28302" calcext:value-type="float">
            <text:p>0.2830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5933" calcext:value-type="float">
            <text:p>0.045933</text:p>
          </table:table-cell>
          <table:table-cell office:value-type="float" office:value="0.29012" calcext:value-type="float">
            <text:p>0.2901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5369" calcext:value-type="float">
            <text:p>0.035369</text:p>
          </table:table-cell>
          <table:table-cell office:value-type="float" office:value="0.29486" calcext:value-type="float">
            <text:p>0.2948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2813" calcext:value-type="float">
            <text:p>0.032813</text:p>
          </table:table-cell>
          <table:table-cell office:value-type="float" office:value="0.30241" calcext:value-type="float">
            <text:p>0.3024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6319" calcext:value-type="float">
            <text:p>0.56319</text:p>
          </table:table-cell>
          <table:table-cell office:value-type="float" office:value="0.28343" calcext:value-type="float">
            <text:p>0.28343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29997" calcext:value-type="float">
            <text:p>0.2999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7236" calcext:value-type="float">
            <text:p>0.037236</text:p>
          </table:table-cell>
          <table:table-cell office:value-type="float" office:value="0.29699" calcext:value-type="float">
            <text:p>0.2969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5692" calcext:value-type="float">
            <text:p>0.035692</text:p>
          </table:table-cell>
          <table:table-cell office:value-type="float" office:value="0.30447" calcext:value-type="float">
            <text:p>0.3044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4143" calcext:value-type="float">
            <text:p>0.44143</text:p>
          </table:table-cell>
          <table:table-cell office:value-type="float" office:value="0.28218" calcext:value-type="float">
            <text:p>0.2821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9655" calcext:value-type="float">
            <text:p>0.039655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7258" calcext:value-type="float">
            <text:p>0.037258</text:p>
          </table:table-cell>
          <table:table-cell office:value-type="float" office:value="0.2753" calcext:value-type="float">
            <text:p>0.2753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3119" calcext:value-type="float">
            <text:p>0.033119</text:p>
          </table:table-cell>
          <table:table-cell office:value-type="float" office:value="0.32399" calcext:value-type="float">
            <text:p>0.3239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6108" calcext:value-type="float">
            <text:p>0.26108</text:p>
          </table:table-cell>
          <table:table-cell office:value-type="float" office:value="0.29758" calcext:value-type="float">
            <text:p>0.2975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54165" calcext:value-type="float">
            <text:p>0.054165</text:p>
          </table:table-cell>
          <table:table-cell office:value-type="float" office:value="0.26819" calcext:value-type="float">
            <text:p>0.2681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5564" calcext:value-type="float">
            <text:p>0.035564</text:p>
          </table:table-cell>
          <table:table-cell office:value-type="float" office:value="0.30026" calcext:value-type="float">
            <text:p>0.3002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1354" calcext:value-type="float">
            <text:p>0.031354</text:p>
          </table:table-cell>
          <table:table-cell office:value-type="float" office:value="0.28703" calcext:value-type="float">
            <text:p>0.2870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8419" calcext:value-type="float">
            <text:p>0.18419</text:p>
          </table:table-cell>
          <table:table-cell office:value-type="float" office:value="0.29117" calcext:value-type="float">
            <text:p>0.2911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296" calcext:value-type="float">
            <text:p>0.04296</text:p>
          </table:table-cell>
          <table:table-cell office:value-type="float" office:value="0.25681" calcext:value-type="float">
            <text:p>0.2568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6398" calcext:value-type="float">
            <text:p>0.036398</text:p>
          </table:table-cell>
          <table:table-cell office:value-type="float" office:value="0.30103" calcext:value-type="float">
            <text:p>0.30103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1803" calcext:value-type="float">
            <text:p>0.031803</text:p>
          </table:table-cell>
          <table:table-cell office:value-type="float" office:value="0.2952" calcext:value-type="float">
            <text:p>0.295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006" calcext:value-type="float">
            <text:p>2.006</text:p>
          </table:table-cell>
          <table:table-cell office:value-type="float" office:value="0.28218" calcext:value-type="float">
            <text:p>0.2821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651" calcext:value-type="float">
            <text:p>0.04651</text:p>
          </table:table-cell>
          <table:table-cell office:value-type="float" office:value="0.29729" calcext:value-type="float">
            <text:p>0.2972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5493" calcext:value-type="float">
            <text:p>0.035493</text:p>
          </table:table-cell>
          <table:table-cell office:value-type="float" office:value="0.32768" calcext:value-type="float">
            <text:p>0.3276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3264" calcext:value-type="float">
            <text:p>0.033264</text:p>
          </table:table-cell>
          <table:table-cell office:value-type="float" office:value="0.29414" calcext:value-type="float">
            <text:p>0.2941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83801" calcext:value-type="float">
            <text:p>0.083801</text:p>
          </table:table-cell>
          <table:table-cell office:value-type="float" office:value="0.30402" calcext:value-type="float">
            <text:p>0.3040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6029" calcext:value-type="float">
            <text:p>0.046029</text:p>
          </table:table-cell>
          <table:table-cell office:value-type="float" office:value="0.27597" calcext:value-type="float">
            <text:p>0.2759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4589" calcext:value-type="float">
            <text:p>0.034589</text:p>
          </table:table-cell>
          <table:table-cell office:value-type="float" office:value="0.29077" calcext:value-type="float">
            <text:p>0.2907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219" calcext:value-type="float">
            <text:p>0.03219</text:p>
          </table:table-cell>
          <table:table-cell office:value-type="float" office:value="0.29875" calcext:value-type="float">
            <text:p>0.298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75954" calcext:value-type="float">
            <text:p>0.75954</text:p>
          </table:table-cell>
          <table:table-cell office:value-type="float" office:value="0.29215" calcext:value-type="float">
            <text:p>0.29215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2217" calcext:value-type="float">
            <text:p>0.042217</text:p>
          </table:table-cell>
          <table:table-cell office:value-type="float" office:value="0.28186" calcext:value-type="float">
            <text:p>0.2818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5343" calcext:value-type="float">
            <text:p>0.035343</text:p>
          </table:table-cell>
          <table:table-cell office:value-type="float" office:value="0.28935" calcext:value-type="float">
            <text:p>0.28935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4128" calcext:value-type="float">
            <text:p>0.034128</text:p>
          </table:table-cell>
          <table:table-cell office:value-type="float" office:value="0.26977" calcext:value-type="float">
            <text:p>0.2697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32198" calcext:value-type="float">
            <text:p>0.32198</text:p>
          </table:table-cell>
          <table:table-cell office:value-type="float" office:value="0.27499" calcext:value-type="float">
            <text:p>0.2749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4985" calcext:value-type="float">
            <text:p>0.044985</text:p>
          </table:table-cell>
          <table:table-cell office:value-type="float" office:value="0.28219" calcext:value-type="float">
            <text:p>0.2821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5226" calcext:value-type="float">
            <text:p>0.035226</text:p>
          </table:table-cell>
          <table:table-cell office:value-type="float" office:value="0.29041" calcext:value-type="float">
            <text:p>0.2904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1503" calcext:value-type="float">
            <text:p>0.031503</text:p>
          </table:table-cell>
          <table:table-cell office:value-type="float" office:value="0.29157" calcext:value-type="float">
            <text:p>0.2915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6563" calcext:value-type="float">
            <text:p>1.6563</text:p>
          </table:table-cell>
          <table:table-cell office:value-type="float" office:value="0.30911" calcext:value-type="float">
            <text:p>0.3091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4637" calcext:value-type="float">
            <text:p>0.044637</text:p>
          </table:table-cell>
          <table:table-cell office:value-type="float" office:value="0.29568" calcext:value-type="float">
            <text:p>0.2956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6412" calcext:value-type="float">
            <text:p>0.036412</text:p>
          </table:table-cell>
          <table:table-cell office:value-type="float" office:value="0.26948" calcext:value-type="float">
            <text:p>0.2694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4967" calcext:value-type="float">
            <text:p>0.034967</text:p>
          </table:table-cell>
          <table:table-cell office:value-type="float" office:value="0.30926" calcext:value-type="float">
            <text:p>0.3092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0384" calcext:value-type="float">
            <text:p>1.0384</text:p>
          </table:table-cell>
          <table:table-cell office:value-type="float" office:value="0.31716" calcext:value-type="float">
            <text:p>0.3171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1314" calcext:value-type="float">
            <text:p>0.041314</text:p>
          </table:table-cell>
          <table:table-cell office:value-type="float" office:value="0.26718" calcext:value-type="float">
            <text:p>0.2671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5054" calcext:value-type="float">
            <text:p>0.035054</text:p>
          </table:table-cell>
          <table:table-cell office:value-type="float" office:value="0.28398" calcext:value-type="float">
            <text:p>0.2839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1883" calcext:value-type="float">
            <text:p>0.031883</text:p>
          </table:table-cell>
          <table:table-cell office:value-type="float" office:value="0.26036" calcext:value-type="float">
            <text:p>0.2603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0759" calcext:value-type="float">
            <text:p>0.10759</text:p>
          </table:table-cell>
          <table:table-cell office:value-type="float" office:value="0.28215" calcext:value-type="float">
            <text:p>0.28215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1134" calcext:value-type="float">
            <text:p>0.041134</text:p>
          </table:table-cell>
          <table:table-cell office:value-type="float" office:value="0.29307" calcext:value-type="float">
            <text:p>0.2930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9877" calcext:value-type="float">
            <text:p>0.039877</text:p>
          </table:table-cell>
          <table:table-cell office:value-type="float" office:value="0.27634" calcext:value-type="float">
            <text:p>0.2763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0694" calcext:value-type="float">
            <text:p>0.030694</text:p>
          </table:table-cell>
          <table:table-cell office:value-type="float" office:value="0.27071" calcext:value-type="float">
            <text:p>0.2707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1946" calcext:value-type="float">
            <text:p>0.51946</text:p>
          </table:table-cell>
          <table:table-cell office:value-type="float" office:value="0.30883" calcext:value-type="float">
            <text:p>0.30883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4712" calcext:value-type="float">
            <text:p>0.044712</text:p>
          </table:table-cell>
          <table:table-cell office:value-type="float" office:value="0.2849" calcext:value-type="float">
            <text:p>0.284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4718" calcext:value-type="float">
            <text:p>0.034718</text:p>
          </table:table-cell>
          <table:table-cell office:value-type="float" office:value="0.28084" calcext:value-type="float">
            <text:p>0.2808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3638" calcext:value-type="float">
            <text:p>0.033638</text:p>
          </table:table-cell>
          <table:table-cell office:value-type="float" office:value="0.27471" calcext:value-type="float">
            <text:p>0.2747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2378" calcext:value-type="float">
            <text:p>0.12378</text:p>
          </table:table-cell>
          <table:table-cell office:value-type="float" office:value="0.28684" calcext:value-type="float">
            <text:p>0.2868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1849" calcext:value-type="float">
            <text:p>0.041849</text:p>
          </table:table-cell>
          <table:table-cell office:value-type="float" office:value="0.27859" calcext:value-type="float">
            <text:p>0.2785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5574" calcext:value-type="float">
            <text:p>0.035574</text:p>
          </table:table-cell>
          <table:table-cell office:value-type="float" office:value="0.3081" calcext:value-type="float">
            <text:p>0.308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4557" calcext:value-type="float">
            <text:p>0.034557</text:p>
          </table:table-cell>
          <table:table-cell office:value-type="float" office:value="0.29856" calcext:value-type="float">
            <text:p>0.2985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5918" calcext:value-type="float">
            <text:p>0.25918</text:p>
          </table:table-cell>
          <table:table-cell office:value-type="float" office:value="0.32363" calcext:value-type="float">
            <text:p>0.32363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0394" calcext:value-type="float">
            <text:p>0.040394</text:p>
          </table:table-cell>
          <table:table-cell office:value-type="float" office:value="0.29161" calcext:value-type="float">
            <text:p>0.2916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29539" calcext:value-type="float">
            <text:p>0.2953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2591" calcext:value-type="float">
            <text:p>0.032591</text:p>
          </table:table-cell>
          <table:table-cell office:value-type="float" office:value="0.31164" calcext:value-type="float">
            <text:p>0.311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6443" calcext:value-type="float">
            <text:p>0.16443</text:p>
          </table:table-cell>
          <table:table-cell office:value-type="float" office:value="0.29991" calcext:value-type="float">
            <text:p>0.2999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8907" calcext:value-type="float">
            <text:p>0.038907</text:p>
          </table:table-cell>
          <table:table-cell office:value-type="float" office:value="0.31925" calcext:value-type="float">
            <text:p>0.31925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7627" calcext:value-type="float">
            <text:p>0.037627</text:p>
          </table:table-cell>
          <table:table-cell office:value-type="float" office:value="0.29252" calcext:value-type="float">
            <text:p>0.2925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29183" calcext:value-type="float">
            <text:p>0.029183</text:p>
          </table:table-cell>
          <table:table-cell office:value-type="float" office:value="0.30071" calcext:value-type="float">
            <text:p>0.3007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3035" calcext:value-type="float">
            <text:p>1.3035</text:p>
          </table:table-cell>
          <table:table-cell office:value-type="float" office:value="0.29254" calcext:value-type="float">
            <text:p>0.2925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2433" calcext:value-type="float">
            <text:p>0.042433</text:p>
          </table:table-cell>
          <table:table-cell office:value-type="float" office:value="0.30846" calcext:value-type="float">
            <text:p>0.3084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7475" calcext:value-type="float">
            <text:p>0.037475</text:p>
          </table:table-cell>
          <table:table-cell office:value-type="float" office:value="0.27666" calcext:value-type="float">
            <text:p>0.2766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0008" calcext:value-type="float">
            <text:p>0.030008</text:p>
          </table:table-cell>
          <table:table-cell office:value-type="float" office:value="0.31765" calcext:value-type="float">
            <text:p>0.3176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3563" calcext:value-type="float">
            <text:p>0.23563</text:p>
          </table:table-cell>
          <table:table-cell office:value-type="float" office:value="0.3151" calcext:value-type="float">
            <text:p>0.315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3321" calcext:value-type="float">
            <text:p>0.043321</text:p>
          </table:table-cell>
          <table:table-cell office:value-type="float" office:value="0.29572" calcext:value-type="float">
            <text:p>0.2957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7769" calcext:value-type="float">
            <text:p>0.037769</text:p>
          </table:table-cell>
          <table:table-cell office:value-type="float" office:value="0.28523" calcext:value-type="float">
            <text:p>0.28523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3788" calcext:value-type="float">
            <text:p>0.033788</text:p>
          </table:table-cell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1482" calcext:value-type="float">
            <text:p>0.21482</text:p>
          </table:table-cell>
          <table:table-cell office:value-type="float" office:value="0.27034" calcext:value-type="float">
            <text:p>0.2703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9157" calcext:value-type="float">
            <text:p>0.039157</text:p>
          </table:table-cell>
          <table:table-cell office:value-type="float" office:value="0.27933" calcext:value-type="float">
            <text:p>0.27933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7609" calcext:value-type="float">
            <text:p>0.037609</text:p>
          </table:table-cell>
          <table:table-cell office:value-type="float" office:value="0.27374" calcext:value-type="float">
            <text:p>0.2737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2167" calcext:value-type="float">
            <text:p>0.032167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0582" calcext:value-type="float">
            <text:p>0.90582</text:p>
          </table:table-cell>
          <table:table-cell office:value-type="float" office:value="0.30573" calcext:value-type="float">
            <text:p>0.30573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8656" calcext:value-type="float">
            <text:p>0.038656</text:p>
          </table:table-cell>
          <table:table-cell office:value-type="float" office:value="0.27004" calcext:value-type="float">
            <text:p>0.2700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6967" calcext:value-type="float">
            <text:p>0.036967</text:p>
          </table:table-cell>
          <table:table-cell office:value-type="float" office:value="0.26161" calcext:value-type="float">
            <text:p>0.2616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1325" calcext:value-type="float">
            <text:p>0.031325</text:p>
          </table:table-cell>
          <table:table-cell office:value-type="float" office:value="0.2874" calcext:value-type="float">
            <text:p>0.287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1591" calcext:value-type="float">
            <text:p>0.21591</text:p>
          </table:table-cell>
          <table:table-cell office:value-type="float" office:value="0.28005" calcext:value-type="float">
            <text:p>0.28005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8614" calcext:value-type="float">
            <text:p>0.038614</text:p>
          </table:table-cell>
          <table:table-cell office:value-type="float" office:value="0.27893" calcext:value-type="float">
            <text:p>0.27893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7082" calcext:value-type="float">
            <text:p>0.037082</text:p>
          </table:table-cell>
          <table:table-cell office:value-type="float" office:value="0.29574" calcext:value-type="float">
            <text:p>0.2957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1783" calcext:value-type="float">
            <text:p>0.031783</text:p>
          </table:table-cell>
          <table:table-cell office:value-type="float" office:value="0.2923" calcext:value-type="float">
            <text:p>0.292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5509" calcext:value-type="float">
            <text:p>0.55509</text:p>
          </table:table-cell>
          <table:table-cell office:value-type="float" office:value="0.31189" calcext:value-type="float">
            <text:p>0.3118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6693" calcext:value-type="float">
            <text:p>0.046693</text:p>
          </table:table-cell>
          <table:table-cell office:value-type="float" office:value="0.29758" calcext:value-type="float">
            <text:p>0.2975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0382" calcext:value-type="float">
            <text:p>0.040382</text:p>
          </table:table-cell>
          <table:table-cell office:value-type="float" office:value="0.3009" calcext:value-type="float">
            <text:p>0.300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293" calcext:value-type="float">
            <text:p>0.03293</text:p>
          </table:table-cell>
          <table:table-cell office:value-type="float" office:value="0.26744" calcext:value-type="float">
            <text:p>0.2674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2917" calcext:value-type="float">
            <text:p>0.22917</text:p>
          </table:table-cell>
          <table:table-cell office:value-type="float" office:value="0.28918" calcext:value-type="float">
            <text:p>0.2891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51412" calcext:value-type="float">
            <text:p>0.051412</text:p>
          </table:table-cell>
          <table:table-cell office:value-type="float" office:value="0.27465" calcext:value-type="float">
            <text:p>0.27465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8279" calcext:value-type="float">
            <text:p>0.038279</text:p>
          </table:table-cell>
          <table:table-cell office:value-type="float" office:value="0.27168" calcext:value-type="float">
            <text:p>0.2716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1621" calcext:value-type="float">
            <text:p>0.031621</text:p>
          </table:table-cell>
          <table:table-cell office:value-type="float" office:value="0.2996" calcext:value-type="float">
            <text:p>0.299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78341" calcext:value-type="float">
            <text:p>0.78341</text:p>
          </table:table-cell>
          <table:table-cell office:value-type="float" office:value="0.30426" calcext:value-type="float">
            <text:p>0.3042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2595" calcext:value-type="float">
            <text:p>0.042595</text:p>
          </table:table-cell>
          <table:table-cell office:value-type="float" office:value="0.31099" calcext:value-type="float">
            <text:p>0.3109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7394" calcext:value-type="float">
            <text:p>0.037394</text:p>
          </table:table-cell>
          <table:table-cell office:value-type="float" office:value="0.28858" calcext:value-type="float">
            <text:p>0.2885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0486" calcext:value-type="float">
            <text:p>0.030486</text:p>
          </table:table-cell>
          <table:table-cell office:value-type="float" office:value="0.29725" calcext:value-type="float">
            <text:p>0.297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221" calcext:value-type="float">
            <text:p>0.5221</text:p>
          </table:table-cell>
          <table:table-cell office:value-type="float" office:value="0.24881" calcext:value-type="float">
            <text:p>0.2488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1724" calcext:value-type="float">
            <text:p>0.041724</text:p>
          </table:table-cell>
          <table:table-cell office:value-type="float" office:value="0.28737" calcext:value-type="float">
            <text:p>0.2873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4271" calcext:value-type="float">
            <text:p>0.034271</text:p>
          </table:table-cell>
          <table:table-cell office:value-type="float" office:value="0.32128" calcext:value-type="float">
            <text:p>0.3212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3707" calcext:value-type="float">
            <text:p>0.033707</text:p>
          </table:table-cell>
          <table:table-cell office:value-type="float" office:value="0.28655" calcext:value-type="float">
            <text:p>0.2865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.2486" calcext:value-type="float">
            <text:p>4.2486</text:p>
          </table:table-cell>
          <table:table-cell office:value-type="float" office:value="0.26821" calcext:value-type="float">
            <text:p>0.2682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4486" calcext:value-type="float">
            <text:p>0.044486</text:p>
          </table:table-cell>
          <table:table-cell office:value-type="float" office:value="0.29012" calcext:value-type="float">
            <text:p>0.2901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6122" calcext:value-type="float">
            <text:p>0.036122</text:p>
          </table:table-cell>
          <table:table-cell office:value-type="float" office:value="0.3356" calcext:value-type="float">
            <text:p>0.335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4601" calcext:value-type="float">
            <text:p>0.034601</text:p>
          </table:table-cell>
          <table:table-cell office:value-type="float" office:value="0.32237" calcext:value-type="float">
            <text:p>0.3223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9559" calcext:value-type="float">
            <text:p>0.49559</text:p>
          </table:table-cell>
          <table:table-cell office:value-type="float" office:value="0.30214" calcext:value-type="float">
            <text:p>0.3021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51293" calcext:value-type="float">
            <text:p>0.051293</text:p>
          </table:table-cell>
          <table:table-cell office:value-type="float" office:value="0.25587" calcext:value-type="float">
            <text:p>0.2558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6897" calcext:value-type="float">
            <text:p>0.036897</text:p>
          </table:table-cell>
          <table:table-cell office:value-type="float" office:value="0.29586" calcext:value-type="float">
            <text:p>0.2958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3369" calcext:value-type="float">
            <text:p>0.033369</text:p>
          </table:table-cell>
          <table:table-cell office:value-type="float" office:value="0.2993" calcext:value-type="float">
            <text:p>0.299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30549" calcext:value-type="float">
            <text:p>0.30549</text:p>
          </table:table-cell>
          <table:table-cell office:value-type="float" office:value="0.27983" calcext:value-type="float">
            <text:p>0.27983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8899" calcext:value-type="float">
            <text:p>0.048899</text:p>
          </table:table-cell>
          <table:table-cell office:value-type="float" office:value="0.31182" calcext:value-type="float">
            <text:p>0.3118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5101" calcext:value-type="float">
            <text:p>0.035101</text:p>
          </table:table-cell>
          <table:table-cell office:value-type="float" office:value="0.2628" calcext:value-type="float">
            <text:p>0.262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2233" calcext:value-type="float">
            <text:p>0.032233</text:p>
          </table:table-cell>
          <table:table-cell office:value-type="float" office:value="0.34648" calcext:value-type="float">
            <text:p>0.3464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.378" calcext:value-type="float">
            <text:p>32.378</text:p>
          </table:table-cell>
          <table:table-cell office:value-type="float" office:value="0.2986" calcext:value-type="float">
            <text:p>0.298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4753" calcext:value-type="float">
            <text:p>0.044753</text:p>
          </table:table-cell>
          <table:table-cell office:value-type="float" office:value="0.33877" calcext:value-type="float">
            <text:p>0.3387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4771" calcext:value-type="float">
            <text:p>0.034771</text:p>
          </table:table-cell>
          <table:table-cell office:value-type="float" office:value="0.27128" calcext:value-type="float">
            <text:p>0.2712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269" calcext:value-type="float">
            <text:p>0.03269</text:p>
          </table:table-cell>
          <table:table-cell office:value-type="float" office:value="0.29762" calcext:value-type="float">
            <text:p>0.2976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73575" calcext:value-type="float">
            <text:p>0.73575</text:p>
          </table:table-cell>
          <table:table-cell office:value-type="float" office:value="0.28916" calcext:value-type="float">
            <text:p>0.2891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4555" calcext:value-type="float">
            <text:p>0.034555</text:p>
          </table:table-cell>
          <table:table-cell office:value-type="float" office:value="0.30646" calcext:value-type="float">
            <text:p>0.3064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6461" calcext:value-type="float">
            <text:p>0.036461</text:p>
          </table:table-cell>
          <table:table-cell office:value-type="float" office:value="0.26967" calcext:value-type="float">
            <text:p>0.2696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326" calcext:value-type="float">
            <text:p>0.03326</text:p>
          </table:table-cell>
          <table:table-cell office:value-type="float" office:value="0.3096" calcext:value-type="float">
            <text:p>0.309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6919" calcext:value-type="float">
            <text:p>0.66919</text:p>
          </table:table-cell>
          <table:table-cell office:value-type="float" office:value="0.30571" calcext:value-type="float">
            <text:p>0.3057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5412" calcext:value-type="float">
            <text:p>0.045412</text:p>
          </table:table-cell>
          <table:table-cell office:value-type="float" office:value="0.29591" calcext:value-type="float">
            <text:p>0.2959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4298" calcext:value-type="float">
            <text:p>0.034298</text:p>
          </table:table-cell>
          <table:table-cell office:value-type="float" office:value="0.28581" calcext:value-type="float">
            <text:p>0.2858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3182" calcext:value-type="float">
            <text:p>0.033182</text:p>
          </table:table-cell>
          <table:table-cell office:value-type="float" office:value="0.30014" calcext:value-type="float">
            <text:p>0.3001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4982" calcext:value-type="float">
            <text:p>0.24982</text:p>
          </table:table-cell>
          <table:table-cell office:value-type="float" office:value="0.28516" calcext:value-type="float">
            <text:p>0.2851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7464" calcext:value-type="float">
            <text:p>0.047464</text:p>
          </table:table-cell>
          <table:table-cell office:value-type="float" office:value="0.26011" calcext:value-type="float">
            <text:p>0.2601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5505" calcext:value-type="float">
            <text:p>0.035505</text:p>
          </table:table-cell>
          <table:table-cell office:value-type="float" office:value="0.27762" calcext:value-type="float">
            <text:p>0.2776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3543" calcext:value-type="float">
            <text:p>0.033543</text:p>
          </table:table-cell>
          <table:table-cell office:value-type="float" office:value="0.31321" calcext:value-type="float">
            <text:p>0.3132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37054" calcext:value-type="float">
            <text:p>0.37054</text:p>
          </table:table-cell>
          <table:table-cell office:value-type="float" office:value="0.30888" calcext:value-type="float">
            <text:p>0.3088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9718" calcext:value-type="float">
            <text:p>0.039718</text:p>
          </table:table-cell>
          <table:table-cell office:value-type="float" office:value="0.31279" calcext:value-type="float">
            <text:p>0.3127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6785" calcext:value-type="float">
            <text:p>0.036785</text:p>
          </table:table-cell>
          <table:table-cell office:value-type="float" office:value="0.29008" calcext:value-type="float">
            <text:p>0.2900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1199" calcext:value-type="float">
            <text:p>0.031199</text:p>
          </table:table-cell>
          <table:table-cell office:value-type="float" office:value="0.29421" calcext:value-type="float">
            <text:p>0.2942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.8384" calcext:value-type="float">
            <text:p>3.8384</text:p>
          </table:table-cell>
          <table:table-cell office:value-type="float" office:value="0.30692" calcext:value-type="float">
            <text:p>0.3069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1349" calcext:value-type="float">
            <text:p>0.041349</text:p>
          </table:table-cell>
          <table:table-cell office:value-type="float" office:value="0.30892" calcext:value-type="float">
            <text:p>0.3089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006" calcext:value-type="float">
            <text:p>0.04006</text:p>
          </table:table-cell>
          <table:table-cell office:value-type="float" office:value="0.26153" calcext:value-type="float">
            <text:p>0.26153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0769" calcext:value-type="float">
            <text:p>0.030769</text:p>
          </table:table-cell>
          <table:table-cell office:value-type="float" office:value="0.29075" calcext:value-type="float">
            <text:p>0.290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2244" calcext:value-type="float">
            <text:p>0.22244</text:p>
          </table:table-cell>
          <table:table-cell office:value-type="float" office:value="0.26924" calcext:value-type="float">
            <text:p>0.2692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8734" calcext:value-type="float">
            <text:p>0.038734</text:p>
          </table:table-cell>
          <table:table-cell office:value-type="float" office:value="0.30702" calcext:value-type="float">
            <text:p>0.3070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6399" calcext:value-type="float">
            <text:p>0.036399</text:p>
          </table:table-cell>
          <table:table-cell office:value-type="float" office:value="0.31944" calcext:value-type="float">
            <text:p>0.3194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2738" calcext:value-type="float">
            <text:p>0.032738</text:p>
          </table:table-cell>
          <table:table-cell office:value-type="float" office:value="0.29854" calcext:value-type="float">
            <text:p>0.2985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6355" calcext:value-type="float">
            <text:p>0.56355</text:p>
          </table:table-cell>
          <table:table-cell office:value-type="float" office:value="0.31355" calcext:value-type="float">
            <text:p>0.31355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2975" calcext:value-type="float">
            <text:p>0.042975</text:p>
          </table:table-cell>
          <table:table-cell office:value-type="float" office:value="0.29612" calcext:value-type="float">
            <text:p>0.2961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5418" calcext:value-type="float">
            <text:p>0.035418</text:p>
          </table:table-cell>
          <table:table-cell office:value-type="float" office:value="0.28783" calcext:value-type="float">
            <text:p>0.28783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29274" calcext:value-type="float">
            <text:p>0.029274</text:p>
          </table:table-cell>
          <table:table-cell office:value-type="float" office:value="0.30657" calcext:value-type="float">
            <text:p>0.3065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0087" calcext:value-type="float">
            <text:p>0.60087</text:p>
          </table:table-cell>
          <table:table-cell office:value-type="float" office:value="0.27406" calcext:value-type="float">
            <text:p>0.2740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6793" calcext:value-type="float">
            <text:p>0.046793</text:p>
          </table:table-cell>
          <table:table-cell office:value-type="float" office:value="0.29033" calcext:value-type="float">
            <text:p>0.29033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28353" calcext:value-type="float">
            <text:p>0.28353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0086" calcext:value-type="float">
            <text:p>0.030086</text:p>
          </table:table-cell>
          <table:table-cell office:value-type="float" office:value="0.28562" calcext:value-type="float">
            <text:p>0.2856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37267" calcext:value-type="float">
            <text:p>0.37267</text:p>
          </table:table-cell>
          <table:table-cell office:value-type="float" office:value="0.27977" calcext:value-type="float">
            <text:p>0.2797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7435" calcext:value-type="float">
            <text:p>0.047435</text:p>
          </table:table-cell>
          <table:table-cell office:value-type="float" office:value="0.28972" calcext:value-type="float">
            <text:p>0.2897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9008" calcext:value-type="float">
            <text:p>0.039008</text:p>
          </table:table-cell>
          <table:table-cell office:value-type="float" office:value="0.27328" calcext:value-type="float">
            <text:p>0.2732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4291" calcext:value-type="float">
            <text:p>0.034291</text:p>
          </table:table-cell>
          <table:table-cell office:value-type="float" office:value="0.27158" calcext:value-type="float">
            <text:p>0.2715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0432" calcext:value-type="float">
            <text:p>0.40432</text:p>
          </table:table-cell>
          <table:table-cell office:value-type="float" office:value="0.33342" calcext:value-type="float">
            <text:p>0.3334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2329" calcext:value-type="float">
            <text:p>0.042329</text:p>
          </table:table-cell>
          <table:table-cell office:value-type="float" office:value="0.28759" calcext:value-type="float">
            <text:p>0.2875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9981" calcext:value-type="float">
            <text:p>0.039981</text:p>
          </table:table-cell>
          <table:table-cell office:value-type="float" office:value="0.25949" calcext:value-type="float">
            <text:p>0.2594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2866" calcext:value-type="float">
            <text:p>0.032866</text:p>
          </table:table-cell>
          <table:table-cell office:value-type="float" office:value="0.31753" calcext:value-type="float">
            <text:p>0.3175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5908" calcext:value-type="float">
            <text:p>0.15908</text:p>
          </table:table-cell>
          <table:table-cell office:value-type="float" office:value="0.30189" calcext:value-type="float">
            <text:p>0.3018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43717" calcext:value-type="float">
            <text:p>0.043717</text:p>
          </table:table-cell>
          <table:table-cell office:value-type="float" office:value="0.31037" calcext:value-type="float">
            <text:p>0.3103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6955" calcext:value-type="float">
            <text:p>0.036955</text:p>
          </table:table-cell>
          <table:table-cell office:value-type="float" office:value="0.31099" calcext:value-type="float">
            <text:p>0.3109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3504" calcext:value-type="float">
            <text:p>0.033504</text:p>
          </table:table-cell>
          <table:table-cell office:value-type="float" office:value="0.32047" calcext:value-type="float">
            <text:p>0.3204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2652" calcext:value-type="float">
            <text:p>0.12652</text:p>
          </table:table-cell>
          <table:table-cell office:value-type="float" office:value="0.26547" calcext:value-type="float">
            <text:p>0.2654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51019" calcext:value-type="float">
            <text:p>0.051019</text:p>
          </table:table-cell>
          <table:table-cell office:value-type="float" office:value="0.29922" calcext:value-type="float">
            <text:p>0.2992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9981" calcext:value-type="float">
            <text:p>0.039981</text:p>
          </table:table-cell>
          <table:table-cell office:value-type="float" office:value="0.28795" calcext:value-type="float">
            <text:p>0.28795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2072" calcext:value-type="float">
            <text:p>0.032072</text:p>
          </table:table-cell>
          <table:table-cell office:value-type="float" office:value="0.2774" calcext:value-type="float">
            <text:p>0.277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3638" calcext:value-type="float">
            <text:p>0.23638</text:p>
          </table:table-cell>
          <table:table-cell office:value-type="float" office:value="0.29247" calcext:value-type="float">
            <text:p>0.2924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8446" calcext:value-type="float">
            <text:p>0.038446</text:p>
          </table:table-cell>
          <table:table-cell office:value-type="float" office:value="0.32628" calcext:value-type="float">
            <text:p>0.3262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7685" calcext:value-type="float">
            <text:p>0.037685</text:p>
          </table:table-cell>
          <table:table-cell office:value-type="float" office:value="0.30069" calcext:value-type="float">
            <text:p>0.3006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1653" calcext:value-type="float">
            <text:p>0.031653</text:p>
          </table:table-cell>
          <table:table-cell office:value-type="float" office:value="0.29733" calcext:value-type="float">
            <text:p>0.2973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84612" calcext:value-type="float">
            <text:p>0.84612</text:p>
          </table:table-cell>
          <table:table-cell office:value-type="float" office:value="0.30342" calcext:value-type="float">
            <text:p>0.3034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50104" calcext:value-type="float">
            <text:p>0.050104</text:p>
          </table:table-cell>
          <table:table-cell office:value-type="float" office:value="0.26621" calcext:value-type="float">
            <text:p>0.2662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9151" calcext:value-type="float">
            <text:p>0.039151</text:p>
          </table:table-cell>
          <table:table-cell office:value-type="float" office:value="0.29096" calcext:value-type="float">
            <text:p>0.2909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33547" calcext:value-type="float">
            <text:p>0.033547</text:p>
          </table:table-cell>
          <table:table-cell office:value-type="float" office:value="0.2844" calcext:value-type="float">
            <text:p>0.284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.7274" calcext:value-type="float">
            <text:p>3.7274</text:p>
          </table:table-cell>
          <table:table-cell office:value-type="float" office:value="0.28514" calcext:value-type="float">
            <text:p>0.2851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3419" calcext:value-type="float">
            <text:p>0.043419</text:p>
          </table:table-cell>
          <table:table-cell office:value-type="float" office:value="0.31321" calcext:value-type="float">
            <text:p>0.3132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8106" calcext:value-type="float">
            <text:p>0.038106</text:p>
          </table:table-cell>
          <table:table-cell office:value-type="float" office:value="0.30548" calcext:value-type="float">
            <text:p>0.3054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2073" calcext:value-type="float">
            <text:p>0.032073</text:p>
          </table:table-cell>
          <table:table-cell office:value-type="float" office:value="0.28762" calcext:value-type="float">
            <text:p>0.2876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20678" calcext:value-type="float">
            <text:p>0.20678</text:p>
          </table:table-cell>
          <table:table-cell office:value-type="float" office:value="0.28743" calcext:value-type="float">
            <text:p>0.2874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7343" calcext:value-type="float">
            <text:p>0.047343</text:p>
          </table:table-cell>
          <table:table-cell office:value-type="float" office:value="0.29807" calcext:value-type="float">
            <text:p>0.2980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4279" calcext:value-type="float">
            <text:p>0.034279</text:p>
          </table:table-cell>
          <table:table-cell office:value-type="float" office:value="0.29975" calcext:value-type="float">
            <text:p>0.2997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1043" calcext:value-type="float">
            <text:p>0.031043</text:p>
          </table:table-cell>
          <table:table-cell office:value-type="float" office:value="0.2937" calcext:value-type="float">
            <text:p>0.293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38186" calcext:value-type="float">
            <text:p>0.38186</text:p>
          </table:table-cell>
          <table:table-cell office:value-type="float" office:value="0.30791" calcext:value-type="float">
            <text:p>0.3079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7309" calcext:value-type="float">
            <text:p>0.047309</text:p>
          </table:table-cell>
          <table:table-cell office:value-type="float" office:value="0.32724" calcext:value-type="float">
            <text:p>0.3272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5829" calcext:value-type="float">
            <text:p>0.035829</text:p>
          </table:table-cell>
          <table:table-cell office:value-type="float" office:value="0.28966" calcext:value-type="float">
            <text:p>0.2896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5003" calcext:value-type="float">
            <text:p>0.035003</text:p>
          </table:table-cell>
          <table:table-cell office:value-type="float" office:value="0.29846" calcext:value-type="float">
            <text:p>0.2984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36906" calcext:value-type="float">
            <text:p>0.36906</text:p>
          </table:table-cell>
          <table:table-cell office:value-type="float" office:value="0.29483" calcext:value-type="float">
            <text:p>0.2948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3166" calcext:value-type="float">
            <text:p>0.043166</text:p>
          </table:table-cell>
          <table:table-cell office:value-type="float" office:value="0.34414" calcext:value-type="float">
            <text:p>0.3441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8589" calcext:value-type="float">
            <text:p>0.038589</text:p>
          </table:table-cell>
          <table:table-cell office:value-type="float" office:value="0.28355" calcext:value-type="float">
            <text:p>0.2835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0785" calcext:value-type="float">
            <text:p>0.030785</text:p>
          </table:table-cell>
          <table:table-cell office:value-type="float" office:value="0.32195" calcext:value-type="float">
            <text:p>0.3219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82888" calcext:value-type="float">
            <text:p>0.82888</text:p>
          </table:table-cell>
          <table:table-cell office:value-type="float" office:value="0.29959" calcext:value-type="float">
            <text:p>0.2995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3289" calcext:value-type="float">
            <text:p>0.043289</text:p>
          </table:table-cell>
          <table:table-cell office:value-type="float" office:value="0.2971" calcext:value-type="float">
            <text:p>0.297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7151" calcext:value-type="float">
            <text:p>0.037151</text:p>
          </table:table-cell>
          <table:table-cell office:value-type="float" office:value="0.28826" calcext:value-type="float">
            <text:p>0.2882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1746" calcext:value-type="float">
            <text:p>0.031746</text:p>
          </table:table-cell>
          <table:table-cell office:value-type="float" office:value="0.29515" calcext:value-type="float">
            <text:p>0.2951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346" calcext:value-type="float">
            <text:p>0.4346</text:p>
          </table:table-cell>
          <table:table-cell office:value-type="float" office:value="0.28781" calcext:value-type="float">
            <text:p>0.2878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51171" calcext:value-type="float">
            <text:p>0.051171</text:p>
          </table:table-cell>
          <table:table-cell office:value-type="float" office:value="0.27452" calcext:value-type="float">
            <text:p>0.2745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8547" calcext:value-type="float">
            <text:p>0.038547</text:p>
          </table:table-cell>
          <table:table-cell office:value-type="float" office:value="0.30203" calcext:value-type="float">
            <text:p>0.3020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5234" calcext:value-type="float">
            <text:p>0.035234</text:p>
          </table:table-cell>
          <table:table-cell office:value-type="float" office:value="0.27869" calcext:value-type="float">
            <text:p>0.2786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9701" calcext:value-type="float">
            <text:p>1.9701</text:p>
          </table:table-cell>
          <table:table-cell office:value-type="float" office:value="0.31372" calcext:value-type="float">
            <text:p>0.3137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7084" calcext:value-type="float">
            <text:p>0.047084</text:p>
          </table:table-cell>
          <table:table-cell office:value-type="float" office:value="0.33897" calcext:value-type="float">
            <text:p>0.3389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9405" calcext:value-type="float">
            <text:p>0.039405</text:p>
          </table:table-cell>
          <table:table-cell office:value-type="float" office:value="0.32404" calcext:value-type="float">
            <text:p>0.3240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149" calcext:value-type="float">
            <text:p>0.03149</text:p>
          </table:table-cell>
          <table:table-cell office:value-type="float" office:value="0.30051" calcext:value-type="float">
            <text:p>0.3005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4943" calcext:value-type="float">
            <text:p>0.14943</text:p>
          </table:table-cell>
          <table:table-cell office:value-type="float" office:value="0.29256" calcext:value-type="float">
            <text:p>0.2925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274" calcext:value-type="float">
            <text:p>0.04274</text:p>
          </table:table-cell>
          <table:table-cell office:value-type="float" office:value="0.29684" calcext:value-type="float">
            <text:p>0.2968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079" calcext:value-type="float">
            <text:p>0.04079</text:p>
          </table:table-cell>
          <table:table-cell office:value-type="float" office:value="0.33432" calcext:value-type="float">
            <text:p>0.3343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2729" calcext:value-type="float">
            <text:p>0.032729</text:p>
          </table:table-cell>
          <table:table-cell office:value-type="float" office:value="0.30018" calcext:value-type="float">
            <text:p>0.3001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2066" calcext:value-type="float">
            <text:p>2.2066</text:p>
          </table:table-cell>
          <table:table-cell office:value-type="float" office:value="0.29461" calcext:value-type="float">
            <text:p>0.2946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50639" calcext:value-type="float">
            <text:p>0.050639</text:p>
          </table:table-cell>
          <table:table-cell office:value-type="float" office:value="0.27369" calcext:value-type="float">
            <text:p>0.2736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4741" calcext:value-type="float">
            <text:p>0.034741</text:p>
          </table:table-cell>
          <table:table-cell office:value-type="float" office:value="0.29024" calcext:value-type="float">
            <text:p>0.2902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4416" calcext:value-type="float">
            <text:p>0.034416</text:p>
          </table:table-cell>
          <table:table-cell office:value-type="float" office:value="0.31448" calcext:value-type="float">
            <text:p>0.314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3251" calcext:value-type="float">
            <text:p>0.43251</text:p>
          </table:table-cell>
          <table:table-cell office:value-type="float" office:value="0.29143" calcext:value-type="float">
            <text:p>0.2914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4445" calcext:value-type="float">
            <text:p>0.044445</text:p>
          </table:table-cell>
          <table:table-cell office:value-type="float" office:value="0.33944" calcext:value-type="float">
            <text:p>0.3394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7606" calcext:value-type="float">
            <text:p>0.037606</text:p>
          </table:table-cell>
          <table:table-cell office:value-type="float" office:value="0.30726" calcext:value-type="float">
            <text:p>0.3072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247" calcext:value-type="float">
            <text:p>0.03247</text:p>
          </table:table-cell>
          <table:table-cell office:value-type="float" office:value="0.32883" calcext:value-type="float">
            <text:p>0.3288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27632" calcext:value-type="float">
            <text:p>0.27632</text:p>
          </table:table-cell>
          <table:table-cell office:value-type="float" office:value="0.2853" calcext:value-type="float">
            <text:p>0.285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168" calcext:value-type="float">
            <text:p>0.04168</text:p>
          </table:table-cell>
          <table:table-cell office:value-type="float" office:value="0.3165" calcext:value-type="float">
            <text:p>0.316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5737" calcext:value-type="float">
            <text:p>0.035737</text:p>
          </table:table-cell>
          <table:table-cell office:value-type="float" office:value="0.31933" calcext:value-type="float">
            <text:p>0.3193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3482" calcext:value-type="float">
            <text:p>0.033482</text:p>
          </table:table-cell>
          <table:table-cell office:value-type="float" office:value="0.30406" calcext:value-type="float">
            <text:p>0.3040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23484" calcext:value-type="float">
            <text:p>0.23484</text:p>
          </table:table-cell>
          <table:table-cell office:value-type="float" office:value="0.30647" calcext:value-type="float">
            <text:p>0.3064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51548" calcext:value-type="float">
            <text:p>0.051548</text:p>
          </table:table-cell>
          <table:table-cell office:value-type="float" office:value="0.33299" calcext:value-type="float">
            <text:p>0.3329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6127" calcext:value-type="float">
            <text:p>0.036127</text:p>
          </table:table-cell>
          <table:table-cell office:value-type="float" office:value="0.31362" calcext:value-type="float">
            <text:p>0.3136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0359" calcext:value-type="float">
            <text:p>0.030359</text:p>
          </table:table-cell>
          <table:table-cell office:value-type="float" office:value="0.26887" calcext:value-type="float">
            <text:p>0.2688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4027" calcext:value-type="float">
            <text:p>0.14027</text:p>
          </table:table-cell>
          <table:table-cell office:value-type="float" office:value="0.30485" calcext:value-type="float">
            <text:p>0.3048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0998" calcext:value-type="float">
            <text:p>0.040998</text:p>
          </table:table-cell>
          <table:table-cell office:value-type="float" office:value="0.33236" calcext:value-type="float">
            <text:p>0.3323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6948" calcext:value-type="float">
            <text:p>0.036948</text:p>
          </table:table-cell>
          <table:table-cell office:value-type="float" office:value="0.31008" calcext:value-type="float">
            <text:p>0.3100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0965" calcext:value-type="float">
            <text:p>0.030965</text:p>
          </table:table-cell>
          <table:table-cell office:value-type="float" office:value="0.30507" calcext:value-type="float">
            <text:p>0.3050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85141" calcext:value-type="float">
            <text:p>0.85141</text:p>
          </table:table-cell>
          <table:table-cell office:value-type="float" office:value="0.31031" calcext:value-type="float">
            <text:p>0.3103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0201" calcext:value-type="float">
            <text:p>0.040201</text:p>
          </table:table-cell>
          <table:table-cell office:value-type="float" office:value="0.29455" calcext:value-type="float">
            <text:p>0.2945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4935" calcext:value-type="float">
            <text:p>0.034935</text:p>
          </table:table-cell>
          <table:table-cell office:value-type="float" office:value="0.28616" calcext:value-type="float">
            <text:p>0.2861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2447" calcext:value-type="float">
            <text:p>0.032447</text:p>
          </table:table-cell>
          <table:table-cell office:value-type="float" office:value="0.2975" calcext:value-type="float">
            <text:p>0.297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53261" calcext:value-type="float">
            <text:p>0.53261</text:p>
          </table:table-cell>
          <table:table-cell office:value-type="float" office:value="0.29143" calcext:value-type="float">
            <text:p>0.2914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1304" calcext:value-type="float">
            <text:p>0.041304</text:p>
          </table:table-cell>
          <table:table-cell office:value-type="float" office:value="0.30967" calcext:value-type="float">
            <text:p>0.3096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4586" calcext:value-type="float">
            <text:p>0.034586</text:p>
          </table:table-cell>
          <table:table-cell office:value-type="float" office:value="0.33078" calcext:value-type="float">
            <text:p>0.3307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266" calcext:value-type="float">
            <text:p>0.03266</text:p>
          </table:table-cell>
          <table:table-cell office:value-type="float" office:value="0.2908" calcext:value-type="float">
            <text:p>0.290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6224" calcext:value-type="float">
            <text:p>0.16224</text:p>
          </table:table-cell>
          <table:table-cell office:value-type="float" office:value="0.28524" calcext:value-type="float">
            <text:p>0.2852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3668" calcext:value-type="float">
            <text:p>0.043668</text:p>
          </table:table-cell>
          <table:table-cell office:value-type="float" office:value="0.29054" calcext:value-type="float">
            <text:p>0.2905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7486" calcext:value-type="float">
            <text:p>0.037486</text:p>
          </table:table-cell>
          <table:table-cell office:value-type="float" office:value="0.31568" calcext:value-type="float">
            <text:p>0.3156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163" calcext:value-type="float">
            <text:p>0.03163</text:p>
          </table:table-cell>
          <table:table-cell office:value-type="float" office:value="0.28419" calcext:value-type="float">
            <text:p>0.284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69111" calcext:value-type="float">
            <text:p>0.69111</text:p>
          </table:table-cell>
          <table:table-cell office:value-type="float" office:value="0.30361" calcext:value-type="float">
            <text:p>0.3036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9927" calcext:value-type="float">
            <text:p>0.049927</text:p>
          </table:table-cell>
          <table:table-cell office:value-type="float" office:value="0.32755" calcext:value-type="float">
            <text:p>0.3275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5805" calcext:value-type="float">
            <text:p>0.035805</text:p>
          </table:table-cell>
          <table:table-cell office:value-type="float" office:value="0.29808" calcext:value-type="float">
            <text:p>0.2980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2548" calcext:value-type="float">
            <text:p>0.032548</text:p>
          </table:table-cell>
          <table:table-cell office:value-type="float" office:value="0.28312" calcext:value-type="float">
            <text:p>0.2831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55724" calcext:value-type="float">
            <text:p>0.55724</text:p>
          </table:table-cell>
          <table:table-cell office:value-type="float" office:value="0.27712" calcext:value-type="float">
            <text:p>0.2771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1504" calcext:value-type="float">
            <text:p>0.041504</text:p>
          </table:table-cell>
          <table:table-cell office:value-type="float" office:value="0.28727" calcext:value-type="float">
            <text:p>0.2872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9602" calcext:value-type="float">
            <text:p>0.039602</text:p>
          </table:table-cell>
          <table:table-cell office:value-type="float" office:value="0.28796" calcext:value-type="float">
            <text:p>0.2879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297" calcext:value-type="float">
            <text:p>0.03297</text:p>
          </table:table-cell>
          <table:table-cell office:value-type="float" office:value="0.28262" calcext:value-type="float">
            <text:p>0.2826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5021" calcext:value-type="float">
            <text:p>0.15021</text:p>
          </table:table-cell>
          <table:table-cell office:value-type="float" office:value="0.33319" calcext:value-type="float">
            <text:p>0.3331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6055" calcext:value-type="float">
            <text:p>0.046055</text:p>
          </table:table-cell>
          <table:table-cell office:value-type="float" office:value="0.28443" calcext:value-type="float">
            <text:p>0.2844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4081" calcext:value-type="float">
            <text:p>0.034081</text:p>
          </table:table-cell>
          <table:table-cell office:value-type="float" office:value="0.32912" calcext:value-type="float">
            <text:p>0.3291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1449" calcext:value-type="float">
            <text:p>0.031449</text:p>
          </table:table-cell>
          <table:table-cell office:value-type="float" office:value="0.28679" calcext:value-type="float">
            <text:p>0.2867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30224" calcext:value-type="float">
            <text:p>0.30224</text:p>
          </table:table-cell>
          <table:table-cell office:value-type="float" office:value="0.28557" calcext:value-type="float">
            <text:p>0.2855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3927" calcext:value-type="float">
            <text:p>0.043927</text:p>
          </table:table-cell>
          <table:table-cell office:value-type="float" office:value="0.30664" calcext:value-type="float">
            <text:p>0.3066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2398" calcext:value-type="float">
            <text:p>0.042398</text:p>
          </table:table-cell>
          <table:table-cell office:value-type="float" office:value="0.29222" calcext:value-type="float">
            <text:p>0.2922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0791" calcext:value-type="float">
            <text:p>0.030791</text:p>
          </table:table-cell>
          <table:table-cell office:value-type="float" office:value="0.30846" calcext:value-type="float">
            <text:p>0.3084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8934" calcext:value-type="float">
            <text:p>0.18934</text:p>
          </table:table-cell>
          <table:table-cell office:value-type="float" office:value="0.26655" calcext:value-type="float">
            <text:p>0.2665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6671" calcext:value-type="float">
            <text:p>0.046671</text:p>
          </table:table-cell>
          <table:table-cell office:value-type="float" office:value="0.29538" calcext:value-type="float">
            <text:p>0.2953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2446" calcext:value-type="float">
            <text:p>0.042446</text:p>
          </table:table-cell>
          <table:table-cell office:value-type="float" office:value="0.28261" calcext:value-type="float">
            <text:p>0.2826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3516" calcext:value-type="float">
            <text:p>0.033516</text:p>
          </table:table-cell>
          <table:table-cell office:value-type="float" office:value="0.30845" calcext:value-type="float">
            <text:p>0.3084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38232" calcext:value-type="float">
            <text:p>0.38232</text:p>
          </table:table-cell>
          <table:table-cell office:value-type="float" office:value="0.34896" calcext:value-type="float">
            <text:p>0.3489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4118" calcext:value-type="float">
            <text:p>0.044118</text:p>
          </table:table-cell>
          <table:table-cell office:value-type="float" office:value="0.3136" calcext:value-type="float">
            <text:p>0.313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5014" calcext:value-type="float">
            <text:p>0.035014</text:p>
          </table:table-cell>
          <table:table-cell office:value-type="float" office:value="0.31784" calcext:value-type="float">
            <text:p>0.3178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29586" calcext:value-type="float">
            <text:p>0.029586</text:p>
          </table:table-cell>
          <table:table-cell office:value-type="float" office:value="0.30688" calcext:value-type="float">
            <text:p>0.3068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6245" calcext:value-type="float">
            <text:p>0.16245</text:p>
          </table:table-cell>
          <table:table-cell office:value-type="float" office:value="0.31254" calcext:value-type="float">
            <text:p>0.3125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7885" calcext:value-type="float">
            <text:p>0.047885</text:p>
          </table:table-cell>
          <table:table-cell office:value-type="float" office:value="0.28696" calcext:value-type="float">
            <text:p>0.2869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6089" calcext:value-type="float">
            <text:p>0.036089</text:p>
          </table:table-cell>
          <table:table-cell office:value-type="float" office:value="0.30997" calcext:value-type="float">
            <text:p>0.3099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2371" calcext:value-type="float">
            <text:p>0.032371</text:p>
          </table:table-cell>
          <table:table-cell office:value-type="float" office:value="0.30807" calcext:value-type="float">
            <text:p>0.3080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8522" calcext:value-type="float">
            <text:p>1.8522</text:p>
          </table:table-cell>
          <table:table-cell office:value-type="float" office:value="0.30277" calcext:value-type="float">
            <text:p>0.3027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5078" calcext:value-type="float">
            <text:p>0.045078</text:p>
          </table:table-cell>
          <table:table-cell office:value-type="float" office:value="0.34127" calcext:value-type="float">
            <text:p>0.3412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681" calcext:value-type="float">
            <text:p>0.03681</text:p>
          </table:table-cell>
          <table:table-cell office:value-type="float" office:value="0.30834" calcext:value-type="float">
            <text:p>0.3083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31883" calcext:value-type="float">
            <text:p>0.3188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24098" calcext:value-type="float">
            <text:p>0.24098</text:p>
          </table:table-cell>
          <table:table-cell office:value-type="float" office:value="0.34761" calcext:value-type="float">
            <text:p>0.3476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2783" calcext:value-type="float">
            <text:p>0.042783</text:p>
          </table:table-cell>
          <table:table-cell office:value-type="float" office:value="0.30811" calcext:value-type="float">
            <text:p>0.3081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5504" calcext:value-type="float">
            <text:p>0.035504</text:p>
          </table:table-cell>
          <table:table-cell office:value-type="float" office:value="0.29751" calcext:value-type="float">
            <text:p>0.2975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3421" calcext:value-type="float">
            <text:p>0.033421</text:p>
          </table:table-cell>
          <table:table-cell office:value-type="float" office:value="0.32021" calcext:value-type="float">
            <text:p>0.320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8011" calcext:value-type="float">
            <text:p>0.18011</text:p>
          </table:table-cell>
          <table:table-cell office:value-type="float" office:value="0.27103" calcext:value-type="float">
            <text:p>0.2710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1323" calcext:value-type="float">
            <text:p>0.041323</text:p>
          </table:table-cell>
          <table:table-cell office:value-type="float" office:value="0.31979" calcext:value-type="float">
            <text:p>0.3197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7117" calcext:value-type="float">
            <text:p>0.037117</text:p>
          </table:table-cell>
          <table:table-cell office:value-type="float" office:value="0.28471" calcext:value-type="float">
            <text:p>0.2847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1206" calcext:value-type="float">
            <text:p>0.031206</text:p>
          </table:table-cell>
          <table:table-cell office:value-type="float" office:value="0.29564" calcext:value-type="float">
            <text:p>0.2956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6418" calcext:value-type="float">
            <text:p>0.46418</text:p>
          </table:table-cell>
          <table:table-cell office:value-type="float" office:value="0.27795" calcext:value-type="float">
            <text:p>0.2779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51866" calcext:value-type="float">
            <text:p>0.051866</text:p>
          </table:table-cell>
          <table:table-cell office:value-type="float" office:value="0.30136" calcext:value-type="float">
            <text:p>0.3013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30485" calcext:value-type="float">
            <text:p>0.3048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2389" calcext:value-type="float">
            <text:p>0.032389</text:p>
          </table:table-cell>
          <table:table-cell office:value-type="float" office:value="0.3057" calcext:value-type="float">
            <text:p>0.305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8613" calcext:value-type="float">
            <text:p>0.8613</text:p>
          </table:table-cell>
          <table:table-cell office:value-type="float" office:value="0.29364" calcext:value-type="float">
            <text:p>0.2936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2085" calcext:value-type="float">
            <text:p>0.042085</text:p>
          </table:table-cell>
          <table:table-cell office:value-type="float" office:value="0.32404" calcext:value-type="float">
            <text:p>0.3240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5508" calcext:value-type="float">
            <text:p>0.035508</text:p>
          </table:table-cell>
          <table:table-cell office:value-type="float" office:value="0.29167" calcext:value-type="float">
            <text:p>0.2916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1078" calcext:value-type="float">
            <text:p>0.031078</text:p>
          </table:table-cell>
          <table:table-cell office:value-type="float" office:value="0.30363" calcext:value-type="float">
            <text:p>0.3036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.3079" calcext:value-type="float">
            <text:p>3.3079</text:p>
          </table:table-cell>
          <table:table-cell office:value-type="float" office:value="0.29789" calcext:value-type="float">
            <text:p>0.2978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1814" calcext:value-type="float">
            <text:p>0.041814</text:p>
          </table:table-cell>
          <table:table-cell office:value-type="float" office:value="0.27566" calcext:value-type="float">
            <text:p>0.2756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7392" calcext:value-type="float">
            <text:p>0.037392</text:p>
          </table:table-cell>
          <table:table-cell office:value-type="float" office:value="0.32457" calcext:value-type="float">
            <text:p>0.3245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2173" calcext:value-type="float">
            <text:p>0.032173</text:p>
          </table:table-cell>
          <table:table-cell office:value-type="float" office:value="0.31135" calcext:value-type="float">
            <text:p>0.3113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64573" calcext:value-type="float">
            <text:p>0.64573</text:p>
          </table:table-cell>
          <table:table-cell office:value-type="float" office:value="0.31862" calcext:value-type="float">
            <text:p>0.3186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5388" calcext:value-type="float">
            <text:p>0.045388</text:p>
          </table:table-cell>
          <table:table-cell office:value-type="float" office:value="0.31285" calcext:value-type="float">
            <text:p>0.3128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31678" calcext:value-type="float">
            <text:p>0.3167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6319" calcext:value-type="float">
            <text:p>0.036319</text:p>
          </table:table-cell>
          <table:table-cell office:value-type="float" office:value="0.29557" calcext:value-type="float">
            <text:p>0.2955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87357" calcext:value-type="float">
            <text:p>0.87357</text:p>
          </table:table-cell>
          <table:table-cell office:value-type="float" office:value="0.30075" calcext:value-type="float">
            <text:p>0.3007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4145" calcext:value-type="float">
            <text:p>0.044145</text:p>
          </table:table-cell>
          <table:table-cell office:value-type="float" office:value="0.29788" calcext:value-type="float">
            <text:p>0.2978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6606" calcext:value-type="float">
            <text:p>0.036606</text:p>
          </table:table-cell>
          <table:table-cell office:value-type="float" office:value="0.30007" calcext:value-type="float">
            <text:p>0.3000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1621" calcext:value-type="float">
            <text:p>0.031621</text:p>
          </table:table-cell>
          <table:table-cell office:value-type="float" office:value="0.25606" calcext:value-type="float">
            <text:p>0.2560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3454" calcext:value-type="float">
            <text:p>0.13454</text:p>
          </table:table-cell>
          <table:table-cell office:value-type="float" office:value="0.31579" calcext:value-type="float">
            <text:p>0.3157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0101" calcext:value-type="float">
            <text:p>0.040101</text:p>
          </table:table-cell>
          <table:table-cell office:value-type="float" office:value="0.31336" calcext:value-type="float">
            <text:p>0.3133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6718" calcext:value-type="float">
            <text:p>0.036718</text:p>
          </table:table-cell>
          <table:table-cell office:value-type="float" office:value="0.31349" calcext:value-type="float">
            <text:p>0.3134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4032" calcext:value-type="float">
            <text:p>0.034032</text:p>
          </table:table-cell>
          <table:table-cell office:value-type="float" office:value="0.3249" calcext:value-type="float">
            <text:p>0.324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9467" calcext:value-type="float">
            <text:p>0.19467</text:p>
          </table:table-cell>
          <table:table-cell office:value-type="float" office:value="0.31127" calcext:value-type="float">
            <text:p>0.3112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4311" calcext:value-type="float">
            <text:p>0.044311</text:p>
          </table:table-cell>
          <table:table-cell office:value-type="float" office:value="0.29325" calcext:value-type="float">
            <text:p>0.2932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5478" calcext:value-type="float">
            <text:p>0.035478</text:p>
          </table:table-cell>
          <table:table-cell office:value-type="float" office:value="0.31925" calcext:value-type="float">
            <text:p>0.3192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4156" calcext:value-type="float">
            <text:p>0.034156</text:p>
          </table:table-cell>
          <table:table-cell office:value-type="float" office:value="0.29977" calcext:value-type="float">
            <text:p>0.2997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9138" calcext:value-type="float">
            <text:p>0.99138</text:p>
          </table:table-cell>
          <table:table-cell office:value-type="float" office:value="0.30388" calcext:value-type="float">
            <text:p>0.3038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1515" calcext:value-type="float">
            <text:p>0.041515</text:p>
          </table:table-cell>
          <table:table-cell office:value-type="float" office:value="0.29021" calcext:value-type="float">
            <text:p>0.2902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2365" calcext:value-type="float">
            <text:p>0.042365</text:p>
          </table:table-cell>
          <table:table-cell office:value-type="float" office:value="0.27084" calcext:value-type="float">
            <text:p>0.2708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28135" calcext:value-type="float">
            <text:p>0.028135</text:p>
          </table:table-cell>
          <table:table-cell office:value-type="float" office:value="0.3264" calcext:value-type="float">
            <text:p>0.326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6055" calcext:value-type="float">
            <text:p>0.16055</text:p>
          </table:table-cell>
          <table:table-cell office:value-type="float" office:value="0.28388" calcext:value-type="float">
            <text:p>0.2838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164" calcext:value-type="float">
            <text:p>0.04164</text:p>
          </table:table-cell>
          <table:table-cell office:value-type="float" office:value="0.28352" calcext:value-type="float">
            <text:p>0.2835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0602" calcext:value-type="float">
            <text:p>0.040602</text:p>
          </table:table-cell>
          <table:table-cell office:value-type="float" office:value="0.29646" calcext:value-type="float">
            <text:p>0.2964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1681" calcext:value-type="float">
            <text:p>0.031681</text:p>
          </table:table-cell>
          <table:table-cell office:value-type="float" office:value="0.29135" calcext:value-type="float">
            <text:p>0.2913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23102" calcext:value-type="float">
            <text:p>0.23102</text:p>
          </table:table-cell>
          <table:table-cell office:value-type="float" office:value="0.31542" calcext:value-type="float">
            <text:p>0.3154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9631" calcext:value-type="float">
            <text:p>0.049631</text:p>
          </table:table-cell>
          <table:table-cell office:value-type="float" office:value="0.31878" calcext:value-type="float">
            <text:p>0.3187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9427" calcext:value-type="float">
            <text:p>0.039427</text:p>
          </table:table-cell>
          <table:table-cell office:value-type="float" office:value="0.32472" calcext:value-type="float">
            <text:p>0.3247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1214" calcext:value-type="float">
            <text:p>0.031214</text:p>
          </table:table-cell>
          <table:table-cell office:value-type="float" office:value="0.28108" calcext:value-type="float">
            <text:p>0.2810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87369" calcext:value-type="float">
            <text:p>0.87369</text:p>
          </table:table-cell>
          <table:table-cell office:value-type="float" office:value="0.29019" calcext:value-type="float">
            <text:p>0.2901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0641" calcext:value-type="float">
            <text:p>0.040641</text:p>
          </table:table-cell>
          <table:table-cell office:value-type="float" office:value="0.34339" calcext:value-type="float">
            <text:p>0.3433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1319" calcext:value-type="float">
            <text:p>0.031319</text:p>
          </table:table-cell>
          <table:table-cell office:value-type="float" office:value="0.3361" calcext:value-type="float">
            <text:p>0.336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29773" calcext:value-type="float">
            <text:p>0.029773</text:p>
          </table:table-cell>
          <table:table-cell office:value-type="float" office:value="0.30472" calcext:value-type="float">
            <text:p>0.3047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.474" calcext:value-type="float">
            <text:p>7.474</text:p>
          </table:table-cell>
          <table:table-cell office:value-type="float" office:value="0.30196" calcext:value-type="float">
            <text:p>0.3019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5205" calcext:value-type="float">
            <text:p>0.045205</text:p>
          </table:table-cell>
          <table:table-cell office:value-type="float" office:value="0.29592" calcext:value-type="float">
            <text:p>0.2959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5183" calcext:value-type="float">
            <text:p>0.035183</text:p>
          </table:table-cell>
          <table:table-cell office:value-type="float" office:value="0.31843" calcext:value-type="float">
            <text:p>0.3184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3785" calcext:value-type="float">
            <text:p>0.033785</text:p>
          </table:table-cell>
          <table:table-cell office:value-type="float" office:value="0.28083" calcext:value-type="float">
            <text:p>0.2808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63483" calcext:value-type="float">
            <text:p>0.63483</text:p>
          </table:table-cell>
          <table:table-cell office:value-type="float" office:value="0.32006" calcext:value-type="float">
            <text:p>0.3200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3089" calcext:value-type="float">
            <text:p>0.043089</text:p>
          </table:table-cell>
          <table:table-cell office:value-type="float" office:value="0.3061" calcext:value-type="float">
            <text:p>0.306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6918" calcext:value-type="float">
            <text:p>0.036918</text:p>
          </table:table-cell>
          <table:table-cell office:value-type="float" office:value="0.31739" calcext:value-type="float">
            <text:p>0.3173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3792" calcext:value-type="float">
            <text:p>0.033792</text:p>
          </table:table-cell>
          <table:table-cell office:value-type="float" office:value="0.27337" calcext:value-type="float">
            <text:p>0.2733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9541" calcext:value-type="float">
            <text:p>0.19541</text:p>
          </table:table-cell>
          <table:table-cell office:value-type="float" office:value="0.33661" calcext:value-type="float">
            <text:p>0.3366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8" calcext:value-type="float">
            <text:p>0.048</text:p>
          </table:table-cell>
          <table:table-cell office:value-type="float" office:value="0.30953" calcext:value-type="float">
            <text:p>0.3095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511" calcext:value-type="float">
            <text:p>0.03511</text:p>
          </table:table-cell>
          <table:table-cell office:value-type="float" office:value="0.27222" calcext:value-type="float">
            <text:p>0.2722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28579" calcext:value-type="float">
            <text:p>0.028579</text:p>
          </table:table-cell>
          <table:table-cell office:value-type="float" office:value="0.30646" calcext:value-type="float">
            <text:p>0.3064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7922" calcext:value-type="float">
            <text:p>1.7922</text:p>
          </table:table-cell>
          <table:table-cell office:value-type="float" office:value="0.3293" calcext:value-type="float">
            <text:p>0.329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7412" calcext:value-type="float">
            <text:p>0.047412</text:p>
          </table:table-cell>
          <table:table-cell office:value-type="float" office:value="0.26025" calcext:value-type="float">
            <text:p>0.2602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3603" calcext:value-type="float">
            <text:p>0.033603</text:p>
          </table:table-cell>
          <table:table-cell office:value-type="float" office:value="0.30367" calcext:value-type="float">
            <text:p>0.3036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3347" calcext:value-type="float">
            <text:p>0.033347</text:p>
          </table:table-cell>
          <table:table-cell office:value-type="float" office:value="0.2815" calcext:value-type="float">
            <text:p>0.281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71546" calcext:value-type="float">
            <text:p>0.71546</text:p>
          </table:table-cell>
          <table:table-cell office:value-type="float" office:value="0.31383" calcext:value-type="float">
            <text:p>0.3138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1057" calcext:value-type="float">
            <text:p>0.041057</text:p>
          </table:table-cell>
          <table:table-cell office:value-type="float" office:value="0.30343" calcext:value-type="float">
            <text:p>0.3034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7928" calcext:value-type="float">
            <text:p>0.037928</text:p>
          </table:table-cell>
          <table:table-cell office:value-type="float" office:value="0.32354" calcext:value-type="float">
            <text:p>0.3235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152" calcext:value-type="float">
            <text:p>0.03152</text:p>
          </table:table-cell>
          <table:table-cell office:value-type="float" office:value="0.29331" calcext:value-type="float">
            <text:p>0.2933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3252" calcext:value-type="float">
            <text:p>0.13252</text:p>
          </table:table-cell>
          <table:table-cell office:value-type="float" office:value="0.34157" calcext:value-type="float">
            <text:p>0.3415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4245" calcext:value-type="float">
            <text:p>0.044245</text:p>
          </table:table-cell>
          <table:table-cell office:value-type="float" office:value="0.31932" calcext:value-type="float">
            <text:p>0.3193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6488" calcext:value-type="float">
            <text:p>0.036488</text:p>
          </table:table-cell>
          <table:table-cell office:value-type="float" office:value="0.28631" calcext:value-type="float">
            <text:p>0.2863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4554" calcext:value-type="float">
            <text:p>0.034554</text:p>
          </table:table-cell>
          <table:table-cell office:value-type="float" office:value="0.27186" calcext:value-type="float">
            <text:p>0.2718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4623" calcext:value-type="float">
            <text:p>2.4623</text:p>
          </table:table-cell>
          <table:table-cell office:value-type="float" office:value="0.30098" calcext:value-type="float">
            <text:p>0.3009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0852" calcext:value-type="float">
            <text:p>0.040852</text:p>
          </table:table-cell>
          <table:table-cell office:value-type="float" office:value="0.29173" calcext:value-type="float">
            <text:p>0.2917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5082" calcext:value-type="float">
            <text:p>0.035082</text:p>
          </table:table-cell>
          <table:table-cell office:value-type="float" office:value="0.34215" calcext:value-type="float">
            <text:p>0.3421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1941" calcext:value-type="float">
            <text:p>0.031941</text:p>
          </table:table-cell>
          <table:table-cell office:value-type="float" office:value="0.30375" calcext:value-type="float">
            <text:p>0.3037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25675" calcext:value-type="float">
            <text:p>0.25675</text:p>
          </table:table-cell>
          <table:table-cell office:value-type="float" office:value="0.31942" calcext:value-type="float">
            <text:p>0.3194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1384" calcext:value-type="float">
            <text:p>0.041384</text:p>
          </table:table-cell>
          <table:table-cell office:value-type="float" office:value="0.32382" calcext:value-type="float">
            <text:p>0.3238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9795" calcext:value-type="float">
            <text:p>0.039795</text:p>
          </table:table-cell>
          <table:table-cell office:value-type="float" office:value="0.27511" calcext:value-type="float">
            <text:p>0.2751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4056" calcext:value-type="float">
            <text:p>0.034056</text:p>
          </table:table-cell>
          <table:table-cell office:value-type="float" office:value="0.31633" calcext:value-type="float">
            <text:p>0.3163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4892" calcext:value-type="float">
            <text:p>0.14892</text:p>
          </table:table-cell>
          <table:table-cell office:value-type="float" office:value="0.303" calcext:value-type="float">
            <text:p>0.30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1496" calcext:value-type="float">
            <text:p>0.041496</text:p>
          </table:table-cell>
          <table:table-cell office:value-type="float" office:value="0.28929" calcext:value-type="float">
            <text:p>0.2892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0473" calcext:value-type="float">
            <text:p>0.040473</text:p>
          </table:table-cell>
          <table:table-cell office:value-type="float" office:value="0.29393" calcext:value-type="float">
            <text:p>0.2939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1843" calcext:value-type="float">
            <text:p>0.031843</text:p>
          </table:table-cell>
          <table:table-cell office:value-type="float" office:value="0.31286" calcext:value-type="float">
            <text:p>0.3128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134" calcext:value-type="float">
            <text:p>0.4134</text:p>
          </table:table-cell>
          <table:table-cell office:value-type="float" office:value="0.30706" calcext:value-type="float">
            <text:p>0.3070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6965" calcext:value-type="float">
            <text:p>0.046965</text:p>
          </table:table-cell>
          <table:table-cell office:value-type="float" office:value="0.27451" calcext:value-type="float">
            <text:p>0.2745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4452" calcext:value-type="float">
            <text:p>0.034452</text:p>
          </table:table-cell>
          <table:table-cell office:value-type="float" office:value="0.31774" calcext:value-type="float">
            <text:p>0.3177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3338" calcext:value-type="float">
            <text:p>0.033338</text:p>
          </table:table-cell>
          <table:table-cell office:value-type="float" office:value="0.31125" calcext:value-type="float">
            <text:p>0.311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0301" calcext:value-type="float">
            <text:p>2.0301</text:p>
          </table:table-cell>
          <table:table-cell office:value-type="float" office:value="0.27564" calcext:value-type="float">
            <text:p>0.2756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0781" calcext:value-type="float">
            <text:p>0.040781</text:p>
          </table:table-cell>
          <table:table-cell office:value-type="float" office:value="0.28512" calcext:value-type="float">
            <text:p>0.2851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7556" calcext:value-type="float">
            <text:p>0.037556</text:p>
          </table:table-cell>
          <table:table-cell office:value-type="float" office:value="0.29756" calcext:value-type="float">
            <text:p>0.2975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2955" calcext:value-type="float">
            <text:p>0.02955</text:p>
          </table:table-cell>
          <table:table-cell office:value-type="float" office:value="0.31183" calcext:value-type="float">
            <text:p>0.3118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8137" calcext:value-type="float">
            <text:p>0.18137</text:p>
          </table:table-cell>
          <table:table-cell office:value-type="float" office:value="0.3132" calcext:value-type="float">
            <text:p>0.313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4589" calcext:value-type="float">
            <text:p>0.044589</text:p>
          </table:table-cell>
          <table:table-cell office:value-type="float" office:value="0.31499" calcext:value-type="float">
            <text:p>0.3149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6309" calcext:value-type="float">
            <text:p>0.036309</text:p>
          </table:table-cell>
          <table:table-cell office:value-type="float" office:value="0.30249" calcext:value-type="float">
            <text:p>0.3024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4215" calcext:value-type="float">
            <text:p>0.034215</text:p>
          </table:table-cell>
          <table:table-cell office:value-type="float" office:value="0.30722" calcext:value-type="float">
            <text:p>0.3072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29146" calcext:value-type="float">
            <text:p>0.29146</text:p>
          </table:table-cell>
          <table:table-cell office:value-type="float" office:value="0.2959" calcext:value-type="float">
            <text:p>0.295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0143" calcext:value-type="float">
            <text:p>0.040143</text:p>
          </table:table-cell>
          <table:table-cell office:value-type="float" office:value="0.28094" calcext:value-type="float">
            <text:p>0.2809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40442" calcext:value-type="float">
            <text:p>0.040442</text:p>
          </table:table-cell>
          <table:table-cell office:value-type="float" office:value="0.32369" calcext:value-type="float">
            <text:p>0.3236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30964" calcext:value-type="float">
            <text:p>0.030964</text:p>
          </table:table-cell>
          <table:table-cell office:value-type="float" office:value="0.29591" calcext:value-type="float">
            <text:p>0.2959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6658" calcext:value-type="float">
            <text:p>0.16658</text:p>
          </table:table-cell>
          <table:table-cell office:value-type="float" office:value="0.34951" calcext:value-type="float">
            <text:p>0.3495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9409" calcext:value-type="float">
            <text:p>0.039409</text:p>
          </table:table-cell>
          <table:table-cell office:value-type="float" office:value="0.31039" calcext:value-type="float">
            <text:p>0.31039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6894" calcext:value-type="float">
            <text:p>0.036894</text:p>
          </table:table-cell>
          <table:table-cell office:value-type="float" office:value="0.31846" calcext:value-type="float">
            <text:p>0.3184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0292" calcext:value-type="float">
            <text:p>0.030292</text:p>
          </table:table-cell>
          <table:table-cell office:value-type="float" office:value="0.31192" calcext:value-type="float">
            <text:p>0.3119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7959" calcext:value-type="float">
            <text:p>1.7959</text:p>
          </table:table-cell>
          <table:table-cell office:value-type="float" office:value="0.32685" calcext:value-type="float">
            <text:p>0.3268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1955" calcext:value-type="float">
            <text:p>0.041955</text:p>
          </table:table-cell>
          <table:table-cell office:value-type="float" office:value="0.30376" calcext:value-type="float">
            <text:p>0.3037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6105" calcext:value-type="float">
            <text:p>0.036105</text:p>
          </table:table-cell>
          <table:table-cell office:value-type="float" office:value="0.31112" calcext:value-type="float">
            <text:p>0.3111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3544" calcext:value-type="float">
            <text:p>0.033544</text:p>
          </table:table-cell>
          <table:table-cell office:value-type="float" office:value="0.31407" calcext:value-type="float">
            <text:p>0.3140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68848" calcext:value-type="float">
            <text:p>0.68848</text:p>
          </table:table-cell>
          <table:table-cell office:value-type="float" office:value="0.31603" calcext:value-type="float">
            <text:p>0.3160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7438" calcext:value-type="float">
            <text:p>0.047438</text:p>
          </table:table-cell>
          <table:table-cell office:value-type="float" office:value="0.32927" calcext:value-type="float">
            <text:p>0.3292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6707" calcext:value-type="float">
            <text:p>0.036707</text:p>
          </table:table-cell>
          <table:table-cell office:value-type="float" office:value="0.32228" calcext:value-type="float">
            <text:p>0.3222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29712" calcext:value-type="float">
            <text:p>0.029712</text:p>
          </table:table-cell>
          <table:table-cell office:value-type="float" office:value="0.3008" calcext:value-type="float">
            <text:p>0.300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33286" calcext:value-type="float">
            <text:p>0.33286</text:p>
          </table:table-cell>
          <table:table-cell office:value-type="float" office:value="0.32808" calcext:value-type="float">
            <text:p>0.3280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3296" calcext:value-type="float">
            <text:p>0.043296</text:p>
          </table:table-cell>
          <table:table-cell office:value-type="float" office:value="0.32241" calcext:value-type="float">
            <text:p>0.3224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656" calcext:value-type="float">
            <text:p>0.03656</text:p>
          </table:table-cell>
          <table:table-cell office:value-type="float" office:value="0.33123" calcext:value-type="float">
            <text:p>0.3312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264" calcext:value-type="float">
            <text:p>0.03264</text:p>
          </table:table-cell>
          <table:table-cell office:value-type="float" office:value="0.33108" calcext:value-type="float">
            <text:p>0.3310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9971" calcext:value-type="float">
            <text:p>0.19971</text:p>
          </table:table-cell>
          <table:table-cell office:value-type="float" office:value="0.32115" calcext:value-type="float">
            <text:p>0.3211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7775" calcext:value-type="float">
            <text:p>0.047775</text:p>
          </table:table-cell>
          <table:table-cell office:value-type="float" office:value="0.29527" calcext:value-type="float">
            <text:p>0.2952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0244" calcext:value-type="float">
            <text:p>0.040244</text:p>
          </table:table-cell>
          <table:table-cell office:value-type="float" office:value="0.28757" calcext:value-type="float">
            <text:p>0.2875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4395" calcext:value-type="float">
            <text:p>0.034395</text:p>
          </table:table-cell>
          <table:table-cell office:value-type="float" office:value="0.29746" calcext:value-type="float">
            <text:p>0.2974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2331" calcext:value-type="float">
            <text:p>6.2331</text:p>
          </table:table-cell>
          <table:table-cell office:value-type="float" office:value="0.2804" calcext:value-type="float">
            <text:p>0.280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1769" calcext:value-type="float">
            <text:p>0.041769</text:p>
          </table:table-cell>
          <table:table-cell office:value-type="float" office:value="0.31037" calcext:value-type="float">
            <text:p>0.3103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4831" calcext:value-type="float">
            <text:p>0.034831</text:p>
          </table:table-cell>
          <table:table-cell office:value-type="float" office:value="0.31445" calcext:value-type="float">
            <text:p>0.3144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5198" calcext:value-type="float">
            <text:p>0.035198</text:p>
          </table:table-cell>
          <table:table-cell office:value-type="float" office:value="0.30063" calcext:value-type="float">
            <text:p>0.3006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7868" calcext:value-type="float">
            <text:p>0.27868</text:p>
          </table:table-cell>
          <table:table-cell office:value-type="float" office:value="0.31623" calcext:value-type="float">
            <text:p>0.3162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9052" calcext:value-type="float">
            <text:p>0.049052</text:p>
          </table:table-cell>
          <table:table-cell office:value-type="float" office:value="0.32398" calcext:value-type="float">
            <text:p>0.3239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606" calcext:value-type="float">
            <text:p>0.03606</text:p>
          </table:table-cell>
          <table:table-cell office:value-type="float" office:value="0.29878" calcext:value-type="float">
            <text:p>0.2987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4172" calcext:value-type="float">
            <text:p>0.034172</text:p>
          </table:table-cell>
          <table:table-cell office:value-type="float" office:value="0.31229" calcext:value-type="float">
            <text:p>0.312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6626" calcext:value-type="float">
            <text:p>0.26626</text:p>
          </table:table-cell>
          <table:table-cell office:value-type="float" office:value="0.30143" calcext:value-type="float">
            <text:p>0.3014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9798" calcext:value-type="float">
            <text:p>0.039798</text:p>
          </table:table-cell>
          <table:table-cell office:value-type="float" office:value="0.30251" calcext:value-type="float">
            <text:p>0.3025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663" calcext:value-type="float">
            <text:p>0.03663</text:p>
          </table:table-cell>
          <table:table-cell office:value-type="float" office:value="0.31938" calcext:value-type="float">
            <text:p>0.3193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2732" calcext:value-type="float">
            <text:p>0.032732</text:p>
          </table:table-cell>
          <table:table-cell office:value-type="float" office:value="0.33309" calcext:value-type="float">
            <text:p>0.3330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9622" calcext:value-type="float">
            <text:p>0.19622</text:p>
          </table:table-cell>
          <table:table-cell office:value-type="float" office:value="0.28593" calcext:value-type="float">
            <text:p>0.2859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4982" calcext:value-type="float">
            <text:p>0.044982</text:p>
          </table:table-cell>
          <table:table-cell office:value-type="float" office:value="0.31084" calcext:value-type="float">
            <text:p>0.3108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2344" calcext:value-type="float">
            <text:p>0.042344</text:p>
          </table:table-cell>
          <table:table-cell office:value-type="float" office:value="0.29344" calcext:value-type="float">
            <text:p>0.2934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264" calcext:value-type="float">
            <text:p>0.03264</text:p>
          </table:table-cell>
          <table:table-cell office:value-type="float" office:value="0.31872" calcext:value-type="float">
            <text:p>0.3187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1184" calcext:value-type="float">
            <text:p>0.51184</text:p>
          </table:table-cell>
          <table:table-cell office:value-type="float" office:value="0.29942" calcext:value-type="float">
            <text:p>0.2994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3905" calcext:value-type="float">
            <text:p>0.043905</text:p>
          </table:table-cell>
          <table:table-cell office:value-type="float" office:value="0.32934" calcext:value-type="float">
            <text:p>0.3293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653" calcext:value-type="float">
            <text:p>0.03653</text:p>
          </table:table-cell>
          <table:table-cell office:value-type="float" office:value="0.31726" calcext:value-type="float">
            <text:p>0.3172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0603" calcext:value-type="float">
            <text:p>0.030603</text:p>
          </table:table-cell>
          <table:table-cell office:value-type="float" office:value="0.32236" calcext:value-type="float">
            <text:p>0.3223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4608" calcext:value-type="float">
            <text:p>0.14608</text:p>
          </table:table-cell>
          <table:table-cell office:value-type="float" office:value="0.30609" calcext:value-type="float">
            <text:p>0.30609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5509" calcext:value-type="float">
            <text:p>0.045509</text:p>
          </table:table-cell>
          <table:table-cell office:value-type="float" office:value="0.29433" calcext:value-type="float">
            <text:p>0.2943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7634" calcext:value-type="float">
            <text:p>0.037634</text:p>
          </table:table-cell>
          <table:table-cell office:value-type="float" office:value="0.3037" calcext:value-type="float">
            <text:p>0.303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2169" calcext:value-type="float">
            <text:p>0.032169</text:p>
          </table:table-cell>
          <table:table-cell office:value-type="float" office:value="0.31498" calcext:value-type="float">
            <text:p>0.3149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2295" calcext:value-type="float">
            <text:p>0.22295</text:p>
          </table:table-cell>
          <table:table-cell office:value-type="float" office:value="0.31553" calcext:value-type="float">
            <text:p>0.3155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5376" calcext:value-type="float">
            <text:p>0.045376</text:p>
          </table:table-cell>
          <table:table-cell office:value-type="float" office:value="0.30258" calcext:value-type="float">
            <text:p>0.3025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6733" calcext:value-type="float">
            <text:p>0.036733</text:p>
          </table:table-cell>
          <table:table-cell office:value-type="float" office:value="0.32157" calcext:value-type="float">
            <text:p>0.3215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4932" calcext:value-type="float">
            <text:p>0.034932</text:p>
          </table:table-cell>
          <table:table-cell office:value-type="float" office:value="0.29674" calcext:value-type="float">
            <text:p>0.2967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68055" calcext:value-type="float">
            <text:p>0.68055</text:p>
          </table:table-cell>
          <table:table-cell office:value-type="float" office:value="0.30534" calcext:value-type="float">
            <text:p>0.3053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7345" calcext:value-type="float">
            <text:p>0.047345</text:p>
          </table:table-cell>
          <table:table-cell office:value-type="float" office:value="0.27697" calcext:value-type="float">
            <text:p>0.2769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29764" calcext:value-type="float">
            <text:p>0.2976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3283" calcext:value-type="float">
            <text:p>0.033283</text:p>
          </table:table-cell>
          <table:table-cell office:value-type="float" office:value="0.29214" calcext:value-type="float">
            <text:p>0.2921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0076" calcext:value-type="float">
            <text:p>1.0076</text:p>
          </table:table-cell>
          <table:table-cell office:value-type="float" office:value="0.34421" calcext:value-type="float">
            <text:p>0.3442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3029" calcext:value-type="float">
            <text:p>0.043029</text:p>
          </table:table-cell>
          <table:table-cell office:value-type="float" office:value="0.30305" calcext:value-type="float">
            <text:p>0.3030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721" calcext:value-type="float">
            <text:p>0.03721</text:p>
          </table:table-cell>
          <table:table-cell office:value-type="float" office:value="0.30708" calcext:value-type="float">
            <text:p>0.3070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3495" calcext:value-type="float">
            <text:p>0.033495</text:p>
          </table:table-cell>
          <table:table-cell office:value-type="float" office:value="0.32911" calcext:value-type="float">
            <text:p>0.3291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9436" calcext:value-type="float">
            <text:p>0.29436</text:p>
          </table:table-cell>
          <table:table-cell office:value-type="float" office:value="0.28225" calcext:value-type="float">
            <text:p>0.2822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7811" calcext:value-type="float">
            <text:p>0.037811</text:p>
          </table:table-cell>
          <table:table-cell office:value-type="float" office:value="0.3328" calcext:value-type="float">
            <text:p>0.332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7885" calcext:value-type="float">
            <text:p>0.037885</text:p>
          </table:table-cell>
          <table:table-cell office:value-type="float" office:value="0.312" calcext:value-type="float">
            <text:p>0.31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3528" calcext:value-type="float">
            <text:p>0.033528</text:p>
          </table:table-cell>
          <table:table-cell office:value-type="float" office:value="0.32365" calcext:value-type="float">
            <text:p>0.3236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8784" calcext:value-type="float">
            <text:p>0.18784</text:p>
          </table:table-cell>
          <table:table-cell office:value-type="float" office:value="0.32182" calcext:value-type="float">
            <text:p>0.3218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2744" calcext:value-type="float">
            <text:p>0.042744</text:p>
          </table:table-cell>
          <table:table-cell office:value-type="float" office:value="0.30886" calcext:value-type="float">
            <text:p>0.3088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5384" calcext:value-type="float">
            <text:p>0.035384</text:p>
          </table:table-cell>
          <table:table-cell office:value-type="float" office:value="0.28501" calcext:value-type="float">
            <text:p>0.2850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3242" calcext:value-type="float">
            <text:p>0.033242</text:p>
          </table:table-cell>
          <table:table-cell office:value-type="float" office:value="0.30757" calcext:value-type="float">
            <text:p>0.3075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3059" calcext:value-type="float">
            <text:p>0.3059</text:p>
          </table:table-cell>
          <table:table-cell office:value-type="float" office:value="0.32147" calcext:value-type="float">
            <text:p>0.3214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0183" calcext:value-type="float">
            <text:p>0.040183</text:p>
          </table:table-cell>
          <table:table-cell office:value-type="float" office:value="0.32802" calcext:value-type="float">
            <text:p>0.3280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4503" calcext:value-type="float">
            <text:p>0.034503</text:p>
          </table:table-cell>
          <table:table-cell office:value-type="float" office:value="0.29904" calcext:value-type="float">
            <text:p>0.2990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3223" calcext:value-type="float">
            <text:p>0.033223</text:p>
          </table:table-cell>
          <table:table-cell office:value-type="float" office:value="0.33391" calcext:value-type="float">
            <text:p>0.3339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958" calcext:value-type="float">
            <text:p>0.2958</text:p>
          </table:table-cell>
          <table:table-cell office:value-type="float" office:value="0.32826" calcext:value-type="float">
            <text:p>0.3282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6273" calcext:value-type="float">
            <text:p>0.046273</text:p>
          </table:table-cell>
          <table:table-cell office:value-type="float" office:value="0.31339" calcext:value-type="float">
            <text:p>0.31339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6916" calcext:value-type="float">
            <text:p>0.036916</text:p>
          </table:table-cell>
          <table:table-cell office:value-type="float" office:value="0.29357" calcext:value-type="float">
            <text:p>0.2935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318" calcext:value-type="float">
            <text:p>0.03318</text:p>
          </table:table-cell>
          <table:table-cell office:value-type="float" office:value="0.29233" calcext:value-type="float">
            <text:p>0.2923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6512" calcext:value-type="float">
            <text:p>0.56512</text:p>
          </table:table-cell>
          <table:table-cell office:value-type="float" office:value="0.28958" calcext:value-type="float">
            <text:p>0.2895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9779" calcext:value-type="float">
            <text:p>0.039779</text:p>
          </table:table-cell>
          <table:table-cell office:value-type="float" office:value="0.30291" calcext:value-type="float">
            <text:p>0.3029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5016" calcext:value-type="float">
            <text:p>0.035016</text:p>
          </table:table-cell>
          <table:table-cell office:value-type="float" office:value="0.28842" calcext:value-type="float">
            <text:p>0.2884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4629" calcext:value-type="float">
            <text:p>0.034629</text:p>
          </table:table-cell>
          <table:table-cell office:value-type="float" office:value="0.3166" calcext:value-type="float">
            <text:p>0.316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63173" calcext:value-type="float">
            <text:p>0.63173</text:p>
          </table:table-cell>
          <table:table-cell office:value-type="float" office:value="0.2996" calcext:value-type="float">
            <text:p>0.299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523" calcext:value-type="float">
            <text:p>0.03523</text:p>
          </table:table-cell>
          <table:table-cell office:value-type="float" office:value="0.33961" calcext:value-type="float">
            <text:p>0.3396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6737" calcext:value-type="float">
            <text:p>0.036737</text:p>
          </table:table-cell>
          <table:table-cell office:value-type="float" office:value="0.29735" calcext:value-type="float">
            <text:p>0.2973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2005" calcext:value-type="float">
            <text:p>0.032005</text:p>
          </table:table-cell>
          <table:table-cell office:value-type="float" office:value="0.33442" calcext:value-type="float">
            <text:p>0.3344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2903" calcext:value-type="float">
            <text:p>0.12903</text:p>
          </table:table-cell>
          <table:table-cell office:value-type="float" office:value="0.32201" calcext:value-type="float">
            <text:p>0.3220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737" calcext:value-type="float">
            <text:p>0.03737</text:p>
          </table:table-cell>
          <table:table-cell office:value-type="float" office:value="0.30493" calcext:value-type="float">
            <text:p>0.3049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7542" calcext:value-type="float">
            <text:p>0.037542</text:p>
          </table:table-cell>
          <table:table-cell office:value-type="float" office:value="0.32168" calcext:value-type="float">
            <text:p>0.3216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1644" calcext:value-type="float">
            <text:p>0.031644</text:p>
          </table:table-cell>
          <table:table-cell office:value-type="float" office:value="0.3218" calcext:value-type="float">
            <text:p>0.321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71354" calcext:value-type="float">
            <text:p>0.71354</text:p>
          </table:table-cell>
          <table:table-cell office:value-type="float" office:value="0.30251" calcext:value-type="float">
            <text:p>0.3025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0706" calcext:value-type="float">
            <text:p>0.040706</text:p>
          </table:table-cell>
          <table:table-cell office:value-type="float" office:value="0.31956" calcext:value-type="float">
            <text:p>0.3195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202" calcext:value-type="float">
            <text:p>0.03202</text:p>
          </table:table-cell>
          <table:table-cell office:value-type="float" office:value="0.28896" calcext:value-type="float">
            <text:p>0.2889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4978" calcext:value-type="float">
            <text:p>0.034978</text:p>
          </table:table-cell>
          <table:table-cell office:value-type="float" office:value="0.29398" calcext:value-type="float">
            <text:p>0.2939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34856" calcext:value-type="float">
            <text:p>0.34856</text:p>
          </table:table-cell>
          <table:table-cell office:value-type="float" office:value="0.33008" calcext:value-type="float">
            <text:p>0.3300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1192" calcext:value-type="float">
            <text:p>0.041192</text:p>
          </table:table-cell>
          <table:table-cell office:value-type="float" office:value="0.30031" calcext:value-type="float">
            <text:p>0.3003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7709" calcext:value-type="float">
            <text:p>0.037709</text:p>
          </table:table-cell>
          <table:table-cell office:value-type="float" office:value="0.32583" calcext:value-type="float">
            <text:p>0.3258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1839" calcext:value-type="float">
            <text:p>0.031839</text:p>
          </table:table-cell>
          <table:table-cell office:value-type="float" office:value="0.30047" calcext:value-type="float">
            <text:p>0.3004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2051" calcext:value-type="float">
            <text:p>0.12051</text:p>
          </table:table-cell>
          <table:table-cell office:value-type="float" office:value="0.33504" calcext:value-type="float">
            <text:p>0.3350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648" calcext:value-type="float">
            <text:p>0.04648</text:p>
          </table:table-cell>
          <table:table-cell office:value-type="float" office:value="0.35822" calcext:value-type="float">
            <text:p>0.3582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5759" calcext:value-type="float">
            <text:p>0.035759</text:p>
          </table:table-cell>
          <table:table-cell office:value-type="float" office:value="0.32518" calcext:value-type="float">
            <text:p>0.3251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0598" calcext:value-type="float">
            <text:p>0.030598</text:p>
          </table:table-cell>
          <table:table-cell office:value-type="float" office:value="0.30804" calcext:value-type="float">
            <text:p>0.3080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.8275" calcext:value-type="float">
            <text:p>5.8275</text:p>
          </table:table-cell>
          <table:table-cell office:value-type="float" office:value="0.33872" calcext:value-type="float">
            <text:p>0.3387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4999" calcext:value-type="float">
            <text:p>0.044999</text:p>
          </table:table-cell>
          <table:table-cell office:value-type="float" office:value="0.32892" calcext:value-type="float">
            <text:p>0.3289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8668" calcext:value-type="float">
            <text:p>0.038668</text:p>
          </table:table-cell>
          <table:table-cell office:value-type="float" office:value="0.30827" calcext:value-type="float">
            <text:p>0.3082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3163" calcext:value-type="float">
            <text:p>0.033163</text:p>
          </table:table-cell>
          <table:table-cell office:value-type="float" office:value="0.29258" calcext:value-type="float">
            <text:p>0.2925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7371" calcext:value-type="float">
            <text:p>0.27371</text:p>
          </table:table-cell>
          <table:table-cell office:value-type="float" office:value="0.3343" calcext:value-type="float">
            <text:p>0.334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7086" calcext:value-type="float">
            <text:p>0.047086</text:p>
          </table:table-cell>
          <table:table-cell office:value-type="float" office:value="0.31109" calcext:value-type="float">
            <text:p>0.31109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7451" calcext:value-type="float">
            <text:p>0.037451</text:p>
          </table:table-cell>
          <table:table-cell office:value-type="float" office:value="0.31645" calcext:value-type="float">
            <text:p>0.3164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3458" calcext:value-type="float">
            <text:p>0.033458</text:p>
          </table:table-cell>
          <table:table-cell office:value-type="float" office:value="0.32911" calcext:value-type="float">
            <text:p>0.3291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37477" calcext:value-type="float">
            <text:p>0.37477</text:p>
          </table:table-cell>
          <table:table-cell office:value-type="float" office:value="0.2936" calcext:value-type="float">
            <text:p>0.293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6679" calcext:value-type="float">
            <text:p>0.046679</text:p>
          </table:table-cell>
          <table:table-cell office:value-type="float" office:value="0.30439" calcext:value-type="float">
            <text:p>0.30439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9776" calcext:value-type="float">
            <text:p>0.039776</text:p>
          </table:table-cell>
          <table:table-cell office:value-type="float" office:value="0.31404" calcext:value-type="float">
            <text:p>0.3140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4165" calcext:value-type="float">
            <text:p>0.034165</text:p>
          </table:table-cell>
          <table:table-cell office:value-type="float" office:value="0.26988" calcext:value-type="float">
            <text:p>0.2698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32651" calcext:value-type="float">
            <text:p>0.32651</text:p>
          </table:table-cell>
          <table:table-cell office:value-type="float" office:value="0.31391" calcext:value-type="float">
            <text:p>0.3139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5578" calcext:value-type="float">
            <text:p>0.045578</text:p>
          </table:table-cell>
          <table:table-cell office:value-type="float" office:value="0.31907" calcext:value-type="float">
            <text:p>0.3190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8512" calcext:value-type="float">
            <text:p>0.038512</text:p>
          </table:table-cell>
          <table:table-cell office:value-type="float" office:value="0.30666" calcext:value-type="float">
            <text:p>0.3066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5462" calcext:value-type="float">
            <text:p>0.035462</text:p>
          </table:table-cell>
          <table:table-cell office:value-type="float" office:value="0.28927" calcext:value-type="float">
            <text:p>0.2892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80949" calcext:value-type="float">
            <text:p>0.80949</text:p>
          </table:table-cell>
          <table:table-cell office:value-type="float" office:value="0.33479" calcext:value-type="float">
            <text:p>0.33479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51656" calcext:value-type="float">
            <text:p>0.051656</text:p>
          </table:table-cell>
          <table:table-cell office:value-type="float" office:value="0.32274" calcext:value-type="float">
            <text:p>0.3227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463" calcext:value-type="float">
            <text:p>0.03463</text:p>
          </table:table-cell>
          <table:table-cell office:value-type="float" office:value="0.31533" calcext:value-type="float">
            <text:p>0.3153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1596" calcext:value-type="float">
            <text:p>0.031596</text:p>
          </table:table-cell>
          <table:table-cell office:value-type="float" office:value="0.29499" calcext:value-type="float">
            <text:p>0.2949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.364" calcext:value-type="float">
            <text:p>23.364</text:p>
          </table:table-cell>
          <table:table-cell office:value-type="float" office:value="0.32563" calcext:value-type="float">
            <text:p>0.3256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9891" calcext:value-type="float">
            <text:p>0.039891</text:p>
          </table:table-cell>
          <table:table-cell office:value-type="float" office:value="0.33042" calcext:value-type="float">
            <text:p>0.3304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7599" calcext:value-type="float">
            <text:p>0.037599</text:p>
          </table:table-cell>
          <table:table-cell office:value-type="float" office:value="0.30782" calcext:value-type="float">
            <text:p>0.3078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3104" calcext:value-type="float">
            <text:p>0.033104</text:p>
          </table:table-cell>
          <table:table-cell office:value-type="float" office:value="0.31593" calcext:value-type="float">
            <text:p>0.3159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3604" calcext:value-type="float">
            <text:p>0.53604</text:p>
          </table:table-cell>
          <table:table-cell office:value-type="float" office:value="0.29763" calcext:value-type="float">
            <text:p>0.2976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8114" calcext:value-type="float">
            <text:p>0.048114</text:p>
          </table:table-cell>
          <table:table-cell office:value-type="float" office:value="0.29967" calcext:value-type="float">
            <text:p>0.2996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878" calcext:value-type="float">
            <text:p>0.03878</text:p>
          </table:table-cell>
          <table:table-cell office:value-type="float" office:value="0.32859" calcext:value-type="float">
            <text:p>0.32859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0527" calcext:value-type="float">
            <text:p>0.030527</text:p>
          </table:table-cell>
          <table:table-cell office:value-type="float" office:value="0.30635" calcext:value-type="float">
            <text:p>0.3063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7057" calcext:value-type="float">
            <text:p>0.17057</text:p>
          </table:table-cell>
          <table:table-cell office:value-type="float" office:value="0.30588" calcext:value-type="float">
            <text:p>0.3058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5506" calcext:value-type="float">
            <text:p>0.05506</text:p>
          </table:table-cell>
          <table:table-cell office:value-type="float" office:value="0.28689" calcext:value-type="float">
            <text:p>0.28689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4748" calcext:value-type="float">
            <text:p>0.034748</text:p>
          </table:table-cell>
          <table:table-cell office:value-type="float" office:value="0.31841" calcext:value-type="float">
            <text:p>0.3184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274" calcext:value-type="float">
            <text:p>0.03274</text:p>
          </table:table-cell>
          <table:table-cell office:value-type="float" office:value="0.26437" calcext:value-type="float">
            <text:p>0.2643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.6255" calcext:value-type="float">
            <text:p>3.6255</text:p>
          </table:table-cell>
          <table:table-cell office:value-type="float" office:value="0.3371" calcext:value-type="float">
            <text:p>0.337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51265" calcext:value-type="float">
            <text:p>0.051265</text:p>
          </table:table-cell>
          <table:table-cell office:value-type="float" office:value="0.30693" calcext:value-type="float">
            <text:p>0.3069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30304" calcext:value-type="float">
            <text:p>0.3030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3796" calcext:value-type="float">
            <text:p>0.033796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46627" calcext:value-type="float">
            <text:p>0.46627</text:p>
          </table:table-cell>
          <table:table-cell office:value-type="float" office:value="0.3178" calcext:value-type="float">
            <text:p>0.317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2081" calcext:value-type="float">
            <text:p>0.042081</text:p>
          </table:table-cell>
          <table:table-cell office:value-type="float" office:value="0.2947" calcext:value-type="float">
            <text:p>0.294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8279" calcext:value-type="float">
            <text:p>0.038279</text:p>
          </table:table-cell>
          <table:table-cell office:value-type="float" office:value="0.29688" calcext:value-type="float">
            <text:p>0.2968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2191" calcext:value-type="float">
            <text:p>0.032191</text:p>
          </table:table-cell>
          <table:table-cell office:value-type="float" office:value="0.29813" calcext:value-type="float">
            <text:p>0.2981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39669" calcext:value-type="float">
            <text:p>0.39669</text:p>
          </table:table-cell>
          <table:table-cell office:value-type="float" office:value="0.31711" calcext:value-type="float">
            <text:p>0.3171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9568" calcext:value-type="float">
            <text:p>0.049568</text:p>
          </table:table-cell>
          <table:table-cell office:value-type="float" office:value="0.29672" calcext:value-type="float">
            <text:p>0.2967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1375" calcext:value-type="float">
            <text:p>0.041375</text:p>
          </table:table-cell>
          <table:table-cell office:value-type="float" office:value="0.31808" calcext:value-type="float">
            <text:p>0.3180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4066" calcext:value-type="float">
            <text:p>0.034066</text:p>
          </table:table-cell>
          <table:table-cell office:value-type="float" office:value="0.30737" calcext:value-type="float">
            <text:p>0.3073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.2003" calcext:value-type="float">
            <text:p>3.2003</text:p>
          </table:table-cell>
          <table:table-cell office:value-type="float" office:value="0.30665" calcext:value-type="float">
            <text:p>0.3066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5205" calcext:value-type="float">
            <text:p>0.045205</text:p>
          </table:table-cell>
          <table:table-cell office:value-type="float" office:value="0.27714" calcext:value-type="float">
            <text:p>0.2771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6934" calcext:value-type="float">
            <text:p>0.036934</text:p>
          </table:table-cell>
          <table:table-cell office:value-type="float" office:value="0.30461" calcext:value-type="float">
            <text:p>0.3046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2593" calcext:value-type="float">
            <text:p>0.032593</text:p>
          </table:table-cell>
          <table:table-cell office:value-type="float" office:value="0.31446" calcext:value-type="float">
            <text:p>0.3144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6239" calcext:value-type="float">
            <text:p>0.26239</text:p>
          </table:table-cell>
          <table:table-cell office:value-type="float" office:value="0.30061" calcext:value-type="float">
            <text:p>0.3006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51113" calcext:value-type="float">
            <text:p>0.051113</text:p>
          </table:table-cell>
          <table:table-cell office:value-type="float" office:value="0.30607" calcext:value-type="float">
            <text:p>0.3060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6253" calcext:value-type="float">
            <text:p>0.036253</text:p>
          </table:table-cell>
          <table:table-cell office:value-type="float" office:value="0.32589" calcext:value-type="float">
            <text:p>0.32589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3035" calcext:value-type="float">
            <text:p>0.033035</text:p>
          </table:table-cell>
          <table:table-cell office:value-type="float" office:value="0.31081" calcext:value-type="float">
            <text:p>0.3108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75658" calcext:value-type="float">
            <text:p>0.075658</text:p>
          </table:table-cell>
          <table:table-cell office:value-type="float" office:value="0.30289" calcext:value-type="float">
            <text:p>0.30289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9067" calcext:value-type="float">
            <text:p>0.049067</text:p>
          </table:table-cell>
          <table:table-cell office:value-type="float" office:value="0.32019" calcext:value-type="float">
            <text:p>0.32019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534" calcext:value-type="float">
            <text:p>0.03534</text:p>
          </table:table-cell>
          <table:table-cell office:value-type="float" office:value="0.29436" calcext:value-type="float">
            <text:p>0.2943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7602" calcext:value-type="float">
            <text:p>0.037602</text:p>
          </table:table-cell>
          <table:table-cell office:value-type="float" office:value="0.31095" calcext:value-type="float">
            <text:p>0.3109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4359" calcext:value-type="float">
            <text:p>0.4359</text:p>
          </table:table-cell>
          <table:table-cell office:value-type="float" office:value="0.32121" calcext:value-type="float">
            <text:p>0.3212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9417" calcext:value-type="float">
            <text:p>0.049417</text:p>
          </table:table-cell>
          <table:table-cell office:value-type="float" office:value="0.33287" calcext:value-type="float">
            <text:p>0.3328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6802" calcext:value-type="float">
            <text:p>0.036802</text:p>
          </table:table-cell>
          <table:table-cell office:value-type="float" office:value="0.31082" calcext:value-type="float">
            <text:p>0.3108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3629" calcext:value-type="float">
            <text:p>0.033629</text:p>
          </table:table-cell>
          <table:table-cell office:value-type="float" office:value="0.3085" calcext:value-type="float">
            <text:p>0.308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75573" calcext:value-type="float">
            <text:p>0.75573</text:p>
          </table:table-cell>
          <table:table-cell office:value-type="float" office:value="0.33151" calcext:value-type="float">
            <text:p>0.3315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3128" calcext:value-type="float">
            <text:p>0.043128</text:p>
          </table:table-cell>
          <table:table-cell office:value-type="float" office:value="0.32719" calcext:value-type="float">
            <text:p>0.32719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4364" calcext:value-type="float">
            <text:p>0.034364</text:p>
          </table:table-cell>
          <table:table-cell office:value-type="float" office:value="0.28746" calcext:value-type="float">
            <text:p>0.2874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257" calcext:value-type="float">
            <text:p>0.03257</text:p>
          </table:table-cell>
          <table:table-cell office:value-type="float" office:value="0.32027" calcext:value-type="float">
            <text:p>0.3202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5618" calcext:value-type="float">
            <text:p>0.15618</text:p>
          </table:table-cell>
          <table:table-cell office:value-type="float" office:value="0.30117" calcext:value-type="float">
            <text:p>0.3011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1409" calcext:value-type="float">
            <text:p>0.041409</text:p>
          </table:table-cell>
          <table:table-cell office:value-type="float" office:value="0.33113" calcext:value-type="float">
            <text:p>0.3311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0905" calcext:value-type="float">
            <text:p>0.040905</text:p>
          </table:table-cell>
          <table:table-cell office:value-type="float" office:value="0.3541" calcext:value-type="float">
            <text:p>0.354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0961" calcext:value-type="float">
            <text:p>0.030961</text:p>
          </table:table-cell>
          <table:table-cell office:value-type="float" office:value="0.31684" calcext:value-type="float">
            <text:p>0.3168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9216" calcext:value-type="float">
            <text:p>0.29216</text:p>
          </table:table-cell>
          <table:table-cell office:value-type="float" office:value="0.29486" calcext:value-type="float">
            <text:p>0.2948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6503" calcext:value-type="float">
            <text:p>0.036503</text:p>
          </table:table-cell>
          <table:table-cell office:value-type="float" office:value="0.31906" calcext:value-type="float">
            <text:p>0.3190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4774" calcext:value-type="float">
            <text:p>0.034774</text:p>
          </table:table-cell>
          <table:table-cell office:value-type="float" office:value="0.29126" calcext:value-type="float">
            <text:p>0.2912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1214" calcext:value-type="float">
            <text:p>0.031214</text:p>
          </table:table-cell>
          <table:table-cell office:value-type="float" office:value="0.31225" calcext:value-type="float">
            <text:p>0.3122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9817" calcext:value-type="float">
            <text:p>0.59817</text:p>
          </table:table-cell>
          <table:table-cell office:value-type="float" office:value="0.32122" calcext:value-type="float">
            <text:p>0.3212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3672" calcext:value-type="float">
            <text:p>0.043672</text:p>
          </table:table-cell>
          <table:table-cell office:value-type="float" office:value="0.30237" calcext:value-type="float">
            <text:p>0.3023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694" calcext:value-type="float">
            <text:p>0.03694</text:p>
          </table:table-cell>
          <table:table-cell office:value-type="float" office:value="0.28146" calcext:value-type="float">
            <text:p>0.2814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2655" calcext:value-type="float">
            <text:p>0.032655</text:p>
          </table:table-cell>
          <table:table-cell office:value-type="float" office:value="0.35076" calcext:value-type="float">
            <text:p>0.3507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3414" calcext:value-type="float">
            <text:p>0.3414</text:p>
          </table:table-cell>
          <table:table-cell office:value-type="float" office:value="0.30995" calcext:value-type="float">
            <text:p>0.3099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3945" calcext:value-type="float">
            <text:p>0.043945</text:p>
          </table:table-cell>
          <table:table-cell office:value-type="float" office:value="0.31735" calcext:value-type="float">
            <text:p>0.3173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8072" calcext:value-type="float">
            <text:p>0.038072</text:p>
          </table:table-cell>
          <table:table-cell office:value-type="float" office:value="0.30107" calcext:value-type="float">
            <text:p>0.3010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2058" calcext:value-type="float">
            <text:p>0.032058</text:p>
          </table:table-cell>
          <table:table-cell office:value-type="float" office:value="0.30607" calcext:value-type="float">
            <text:p>0.3060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9534" calcext:value-type="float">
            <text:p>1.9534</text:p>
          </table:table-cell>
          <table:table-cell office:value-type="float" office:value="0.3108" calcext:value-type="float">
            <text:p>0.310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8142" calcext:value-type="float">
            <text:p>0.048142</text:p>
          </table:table-cell>
          <table:table-cell office:value-type="float" office:value="0.28203" calcext:value-type="float">
            <text:p>0.2820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8194" calcext:value-type="float">
            <text:p>0.038194</text:p>
          </table:table-cell>
          <table:table-cell office:value-type="float" office:value="0.27275" calcext:value-type="float">
            <text:p>0.2727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28477" calcext:value-type="float">
            <text:p>0.028477</text:p>
          </table:table-cell>
          <table:table-cell office:value-type="float" office:value="0.3368" calcext:value-type="float">
            <text:p>0.336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33097" calcext:value-type="float">
            <text:p>0.33097</text:p>
          </table:table-cell>
          <table:table-cell office:value-type="float" office:value="0.31135" calcext:value-type="float">
            <text:p>0.3113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049" calcext:value-type="float">
            <text:p>0.04049</text:p>
          </table:table-cell>
          <table:table-cell office:value-type="float" office:value="0.28983" calcext:value-type="float">
            <text:p>0.2898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4084" calcext:value-type="float">
            <text:p>0.034084</text:p>
          </table:table-cell>
          <table:table-cell office:value-type="float" office:value="0.32647" calcext:value-type="float">
            <text:p>0.3264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4008" calcext:value-type="float">
            <text:p>0.034008</text:p>
          </table:table-cell>
          <table:table-cell office:value-type="float" office:value="0.29566" calcext:value-type="float">
            <text:p>0.2956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60293" calcext:value-type="float">
            <text:p>0.60293</text:p>
          </table:table-cell>
          <table:table-cell office:value-type="float" office:value="0.30817" calcext:value-type="float">
            <text:p>0.3081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8506" calcext:value-type="float">
            <text:p>0.038506</text:p>
          </table:table-cell>
          <table:table-cell office:value-type="float" office:value="0.30511" calcext:value-type="float">
            <text:p>0.3051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9085" calcext:value-type="float">
            <text:p>0.039085</text:p>
          </table:table-cell>
          <table:table-cell office:value-type="float" office:value="0.30908" calcext:value-type="float">
            <text:p>0.3090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1638" calcext:value-type="float">
            <text:p>0.031638</text:p>
          </table:table-cell>
          <table:table-cell office:value-type="float" office:value="0.30424" calcext:value-type="float">
            <text:p>0.3042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64644" calcext:value-type="float">
            <text:p>0.64644</text:p>
          </table:table-cell>
          <table:table-cell office:value-type="float" office:value="0.31843" calcext:value-type="float">
            <text:p>0.3184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6558" calcext:value-type="float">
            <text:p>0.046558</text:p>
          </table:table-cell>
          <table:table-cell office:value-type="float" office:value="0.34211" calcext:value-type="float">
            <text:p>0.3421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7421" calcext:value-type="float">
            <text:p>0.037421</text:p>
          </table:table-cell>
          <table:table-cell office:value-type="float" office:value="0.28742" calcext:value-type="float">
            <text:p>0.2874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1231" calcext:value-type="float">
            <text:p>0.031231</text:p>
          </table:table-cell>
          <table:table-cell office:value-type="float" office:value="0.29456" calcext:value-type="float">
            <text:p>0.2945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7577" calcext:value-type="float">
            <text:p>0.17577</text:p>
          </table:table-cell>
          <table:table-cell office:value-type="float" office:value="0.30117" calcext:value-type="float">
            <text:p>0.3011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9016" calcext:value-type="float">
            <text:p>0.039016</text:p>
          </table:table-cell>
          <table:table-cell office:value-type="float" office:value="0.31624" calcext:value-type="float">
            <text:p>0.3162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5932" calcext:value-type="float">
            <text:p>0.035932</text:p>
          </table:table-cell>
          <table:table-cell office:value-type="float" office:value="0.30019" calcext:value-type="float">
            <text:p>0.30019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2456" calcext:value-type="float">
            <text:p>0.032456</text:p>
          </table:table-cell>
          <table:table-cell office:value-type="float" office:value="0.32273" calcext:value-type="float">
            <text:p>0.3227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33274" calcext:value-type="float">
            <text:p>0.3327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31013" calcext:value-type="float">
            <text:p>0.3101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6212" calcext:value-type="float">
            <text:p>0.036212</text:p>
          </table:table-cell>
          <table:table-cell office:value-type="float" office:value="0.30907" calcext:value-type="float">
            <text:p>0.3090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34357" calcext:value-type="float">
            <text:p>0.034357</text:p>
          </table:table-cell>
          <table:table-cell office:value-type="float" office:value="0.30878" calcext:value-type="float">
            <text:p>0.3087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9832" calcext:value-type="float">
            <text:p>1.9832</text:p>
          </table:table-cell>
          <table:table-cell office:value-type="float" office:value="0.31676" calcext:value-type="float">
            <text:p>0.3167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769" calcext:value-type="float">
            <text:p>0.03769</text:p>
          </table:table-cell>
          <table:table-cell office:value-type="float" office:value="0.33177" calcext:value-type="float">
            <text:p>0.3317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0561" calcext:value-type="float">
            <text:p>0.040561</text:p>
          </table:table-cell>
          <table:table-cell office:value-type="float" office:value="0.31834" calcext:value-type="float">
            <text:p>0.3183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1513" calcext:value-type="float">
            <text:p>0.031513</text:p>
          </table:table-cell>
          <table:table-cell office:value-type="float" office:value="0.34919" calcext:value-type="float">
            <text:p>0.3491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47568" calcext:value-type="float">
            <text:p>0.47568</text:p>
          </table:table-cell>
          <table:table-cell office:value-type="float" office:value="0.34069" calcext:value-type="float">
            <text:p>0.3406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6756" calcext:value-type="float">
            <text:p>0.046756</text:p>
          </table:table-cell>
          <table:table-cell office:value-type="float" office:value="0.29504" calcext:value-type="float">
            <text:p>0.2950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4868" calcext:value-type="float">
            <text:p>0.034868</text:p>
          </table:table-cell>
          <table:table-cell office:value-type="float" office:value="0.32283" calcext:value-type="float">
            <text:p>0.3228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4153" calcext:value-type="float">
            <text:p>0.034153</text:p>
          </table:table-cell>
          <table:table-cell office:value-type="float" office:value="0.31542" calcext:value-type="float">
            <text:p>0.315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0455" calcext:value-type="float">
            <text:p>0.60455</text:p>
          </table:table-cell>
          <table:table-cell office:value-type="float" office:value="0.31338" calcext:value-type="float">
            <text:p>0.3133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3024" calcext:value-type="float">
            <text:p>0.043024</text:p>
          </table:table-cell>
          <table:table-cell office:value-type="float" office:value="0.30072" calcext:value-type="float">
            <text:p>0.3007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5672" calcext:value-type="float">
            <text:p>0.035672</text:p>
          </table:table-cell>
          <table:table-cell office:value-type="float" office:value="0.33708" calcext:value-type="float">
            <text:p>0.3370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3418" calcext:value-type="float">
            <text:p>0.033418</text:p>
          </table:table-cell>
          <table:table-cell office:value-type="float" office:value="0.30366" calcext:value-type="float">
            <text:p>0.3036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4144" calcext:value-type="float">
            <text:p>0.4144</text:p>
          </table:table-cell>
          <table:table-cell office:value-type="float" office:value="0.32612" calcext:value-type="float">
            <text:p>0.3261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8535" calcext:value-type="float">
            <text:p>0.048535</text:p>
          </table:table-cell>
          <table:table-cell office:value-type="float" office:value="0.32017" calcext:value-type="float">
            <text:p>0.3201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2937" calcext:value-type="float">
            <text:p>0.042937</text:p>
          </table:table-cell>
          <table:table-cell office:value-type="float" office:value="0.29721" calcext:value-type="float">
            <text:p>0.2972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1496" calcext:value-type="float">
            <text:p>0.031496</text:p>
          </table:table-cell>
          <table:table-cell office:value-type="float" office:value="0.28533" calcext:value-type="float">
            <text:p>0.285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3712" calcext:value-type="float">
            <text:p>0.33712</text:p>
          </table:table-cell>
          <table:table-cell office:value-type="float" office:value="0.30366" calcext:value-type="float">
            <text:p>0.3036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3189" calcext:value-type="float">
            <text:p>0.043189</text:p>
          </table:table-cell>
          <table:table-cell office:value-type="float" office:value="0.28695" calcext:value-type="float">
            <text:p>0.2869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8632" calcext:value-type="float">
            <text:p>0.038632</text:p>
          </table:table-cell>
          <table:table-cell office:value-type="float" office:value="0.33147" calcext:value-type="float">
            <text:p>0.3314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3268" calcext:value-type="float">
            <text:p>0.033268</text:p>
          </table:table-cell>
          <table:table-cell office:value-type="float" office:value="0.29512" calcext:value-type="float">
            <text:p>0.2951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072" calcext:value-type="float">
            <text:p>0.2072</text:p>
          </table:table-cell>
          <table:table-cell office:value-type="float" office:value="0.29053" calcext:value-type="float">
            <text:p>0.2905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1917" calcext:value-type="float">
            <text:p>0.041917</text:p>
          </table:table-cell>
          <table:table-cell office:value-type="float" office:value="0.31072" calcext:value-type="float">
            <text:p>0.3107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6299" calcext:value-type="float">
            <text:p>0.036299</text:p>
          </table:table-cell>
          <table:table-cell office:value-type="float" office:value="0.31589" calcext:value-type="float">
            <text:p>0.3158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4193" calcext:value-type="float">
            <text:p>0.034193</text:p>
          </table:table-cell>
          <table:table-cell office:value-type="float" office:value="0.3156" calcext:value-type="float">
            <text:p>0.315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4198" calcext:value-type="float">
            <text:p>1.4198</text:p>
          </table:table-cell>
          <table:table-cell office:value-type="float" office:value="0.32599" calcext:value-type="float">
            <text:p>0.3259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7929" calcext:value-type="float">
            <text:p>0.047929</text:p>
          </table:table-cell>
          <table:table-cell office:value-type="float" office:value="0.3289" calcext:value-type="float">
            <text:p>0.328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6871" calcext:value-type="float">
            <text:p>0.036871</text:p>
          </table:table-cell>
          <table:table-cell office:value-type="float" office:value="0.32813" calcext:value-type="float">
            <text:p>0.3281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2532" calcext:value-type="float">
            <text:p>0.032532</text:p>
          </table:table-cell>
          <table:table-cell office:value-type="float" office:value="0.34694" calcext:value-type="float">
            <text:p>0.3469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3613" calcext:value-type="float">
            <text:p>0.23613</text:p>
          </table:table-cell>
          <table:table-cell office:value-type="float" office:value="0.2955" calcext:value-type="float">
            <text:p>0.295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7397" calcext:value-type="float">
            <text:p>0.047397</text:p>
          </table:table-cell>
          <table:table-cell office:value-type="float" office:value="0.323" calcext:value-type="float">
            <text:p>0.32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4647" calcext:value-type="float">
            <text:p>0.034647</text:p>
          </table:table-cell>
          <table:table-cell office:value-type="float" office:value="0.31771" calcext:value-type="float">
            <text:p>0.3177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2046" calcext:value-type="float">
            <text:p>0.032046</text:p>
          </table:table-cell>
          <table:table-cell office:value-type="float" office:value="0.32731" calcext:value-type="float">
            <text:p>0.3273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354" calcext:value-type="float">
            <text:p>0.1354</text:p>
          </table:table-cell>
          <table:table-cell office:value-type="float" office:value="0.35859" calcext:value-type="float">
            <text:p>0.3585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1878" calcext:value-type="float">
            <text:p>0.041878</text:p>
          </table:table-cell>
          <table:table-cell office:value-type="float" office:value="0.34772" calcext:value-type="float">
            <text:p>0.3477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9681" calcext:value-type="float">
            <text:p>0.039681</text:p>
          </table:table-cell>
          <table:table-cell office:value-type="float" office:value="0.36533" calcext:value-type="float">
            <text:p>0.3653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1563" calcext:value-type="float">
            <text:p>0.031563</text:p>
          </table:table-cell>
          <table:table-cell office:value-type="float" office:value="0.3277" calcext:value-type="float">
            <text:p>0.327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2228" calcext:value-type="float">
            <text:p>2.2228</text:p>
          </table:table-cell>
          <table:table-cell office:value-type="float" office:value="0.33318" calcext:value-type="float">
            <text:p>0.3331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8379" calcext:value-type="float">
            <text:p>0.048379</text:p>
          </table:table-cell>
          <table:table-cell office:value-type="float" office:value="0.31741" calcext:value-type="float">
            <text:p>0.3174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4449" calcext:value-type="float">
            <text:p>0.034449</text:p>
          </table:table-cell>
          <table:table-cell office:value-type="float" office:value="0.34178" calcext:value-type="float">
            <text:p>0.3417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447" calcext:value-type="float">
            <text:p>0.03447</text:p>
          </table:table-cell>
          <table:table-cell office:value-type="float" office:value="0.33298" calcext:value-type="float">
            <text:p>0.332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0943" calcext:value-type="float">
            <text:p>2.0943</text:p>
          </table:table-cell>
          <table:table-cell office:value-type="float" office:value="0.30252" calcext:value-type="float">
            <text:p>0.3025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50702" calcext:value-type="float">
            <text:p>0.050702</text:p>
          </table:table-cell>
          <table:table-cell office:value-type="float" office:value="0.3293" calcext:value-type="float">
            <text:p>0.329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5113" calcext:value-type="float">
            <text:p>0.035113</text:p>
          </table:table-cell>
          <table:table-cell office:value-type="float" office:value="0.34859" calcext:value-type="float">
            <text:p>0.3485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418" calcext:value-type="float">
            <text:p>0.03418</text:p>
          </table:table-cell>
          <table:table-cell office:value-type="float" office:value="0.31281" calcext:value-type="float">
            <text:p>0.3128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0763" calcext:value-type="float">
            <text:p>0.20763</text:p>
          </table:table-cell>
          <table:table-cell office:value-type="float" office:value="0.33236" calcext:value-type="float">
            <text:p>0.3323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7087" calcext:value-type="float">
            <text:p>0.047087</text:p>
          </table:table-cell>
          <table:table-cell office:value-type="float" office:value="0.31265" calcext:value-type="float">
            <text:p>0.3126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9898" calcext:value-type="float">
            <text:p>0.039898</text:p>
          </table:table-cell>
          <table:table-cell office:value-type="float" office:value="0.29489" calcext:value-type="float">
            <text:p>0.2948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5586" calcext:value-type="float">
            <text:p>0.035586</text:p>
          </table:table-cell>
          <table:table-cell office:value-type="float" office:value="0.34957" calcext:value-type="float">
            <text:p>0.3495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44154" calcext:value-type="float">
            <text:p>0.44154</text:p>
          </table:table-cell>
          <table:table-cell office:value-type="float" office:value="0.30953" calcext:value-type="float">
            <text:p>0.3095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0193" calcext:value-type="float">
            <text:p>0.040193</text:p>
          </table:table-cell>
          <table:table-cell office:value-type="float" office:value="0.31803" calcext:value-type="float">
            <text:p>0.3180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7719" calcext:value-type="float">
            <text:p>0.037719</text:p>
          </table:table-cell>
          <table:table-cell office:value-type="float" office:value="0.3441" calcext:value-type="float">
            <text:p>0.344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354" calcext:value-type="float">
            <text:p>0.03354</text:p>
          </table:table-cell>
          <table:table-cell office:value-type="float" office:value="0.34872" calcext:value-type="float">
            <text:p>0.3487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4636" calcext:value-type="float">
            <text:p>0.14636</text:p>
          </table:table-cell>
          <table:table-cell office:value-type="float" office:value="0.31569" calcext:value-type="float">
            <text:p>0.3156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014" calcext:value-type="float">
            <text:p>0.04014</text:p>
          </table:table-cell>
          <table:table-cell office:value-type="float" office:value="0.33209" calcext:value-type="float">
            <text:p>0.3320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4485" calcext:value-type="float">
            <text:p>0.034485</text:p>
          </table:table-cell>
          <table:table-cell office:value-type="float" office:value="0.31676" calcext:value-type="float">
            <text:p>0.3167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4777" calcext:value-type="float">
            <text:p>0.034777</text:p>
          </table:table-cell>
          <table:table-cell office:value-type="float" office:value="0.29646" calcext:value-type="float">
            <text:p>0.296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6549" calcext:value-type="float">
            <text:p>0.16549</text:p>
          </table:table-cell>
          <table:table-cell office:value-type="float" office:value="0.28622" calcext:value-type="float">
            <text:p>0.2862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4924" calcext:value-type="float">
            <text:p>0.044924</text:p>
          </table:table-cell>
          <table:table-cell office:value-type="float" office:value="0.30073" calcext:value-type="float">
            <text:p>0.3007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6879" calcext:value-type="float">
            <text:p>0.036879</text:p>
          </table:table-cell>
          <table:table-cell office:value-type="float" office:value="0.31644" calcext:value-type="float">
            <text:p>0.3164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1293" calcext:value-type="float">
            <text:p>0.031293</text:p>
          </table:table-cell>
          <table:table-cell office:value-type="float" office:value="0.33514" calcext:value-type="float">
            <text:p>0.3351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9597" calcext:value-type="float">
            <text:p>0.19597</text:p>
          </table:table-cell>
          <table:table-cell office:value-type="float" office:value="0.28939" calcext:value-type="float">
            <text:p>0.2893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3602" calcext:value-type="float">
            <text:p>0.043602</text:p>
          </table:table-cell>
          <table:table-cell office:value-type="float" office:value="0.31973" calcext:value-type="float">
            <text:p>0.3197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6919" calcext:value-type="float">
            <text:p>0.036919</text:p>
          </table:table-cell>
          <table:table-cell office:value-type="float" office:value="0.31448" calcext:value-type="float">
            <text:p>0.3144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1635" calcext:value-type="float">
            <text:p>0.031635</text:p>
          </table:table-cell>
          <table:table-cell office:value-type="float" office:value="0.31535" calcext:value-type="float">
            <text:p>0.315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59023" calcext:value-type="float">
            <text:p>0.59023</text:p>
          </table:table-cell>
          <table:table-cell office:value-type="float" office:value="0.33481" calcext:value-type="float">
            <text:p>0.3348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9631" calcext:value-type="float">
            <text:p>0.039631</text:p>
          </table:table-cell>
          <table:table-cell office:value-type="float" office:value="0.34067" calcext:value-type="float">
            <text:p>0.3406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6851" calcext:value-type="float">
            <text:p>0.036851</text:p>
          </table:table-cell>
          <table:table-cell office:value-type="float" office:value="0.31627" calcext:value-type="float">
            <text:p>0.3162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0623" calcext:value-type="float">
            <text:p>0.030623</text:p>
          </table:table-cell>
          <table:table-cell office:value-type="float" office:value="0.29079" calcext:value-type="float">
            <text:p>0.2907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3451" calcext:value-type="float">
            <text:p>1.3451</text:p>
          </table:table-cell>
          <table:table-cell office:value-type="float" office:value="0.30671" calcext:value-type="float">
            <text:p>0.3067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0599" calcext:value-type="float">
            <text:p>0.040599</text:p>
          </table:table-cell>
          <table:table-cell office:value-type="float" office:value="0.31505" calcext:value-type="float">
            <text:p>0.3150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7159" calcext:value-type="float">
            <text:p>0.037159</text:p>
          </table:table-cell>
          <table:table-cell office:value-type="float" office:value="0.30496" calcext:value-type="float">
            <text:p>0.3049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29721" calcext:value-type="float">
            <text:p>0.029721</text:p>
          </table:table-cell>
          <table:table-cell office:value-type="float" office:value="0.33219" calcext:value-type="float">
            <text:p>0.3321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41051" calcext:value-type="float">
            <text:p>0.41051</text:p>
          </table:table-cell>
          <table:table-cell office:value-type="float" office:value="0.29826" calcext:value-type="float">
            <text:p>0.2982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5108" calcext:value-type="float">
            <text:p>0.045108</text:p>
          </table:table-cell>
          <table:table-cell office:value-type="float" office:value="0.30997" calcext:value-type="float">
            <text:p>0.3099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6357" calcext:value-type="float">
            <text:p>0.036357</text:p>
          </table:table-cell>
          <table:table-cell office:value-type="float" office:value="0.34087" calcext:value-type="float">
            <text:p>0.3408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3661" calcext:value-type="float">
            <text:p>0.033661</text:p>
          </table:table-cell>
          <table:table-cell office:value-type="float" office:value="0.33884" calcext:value-type="float">
            <text:p>0.3388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78171" calcext:value-type="float">
            <text:p>0.78171</text:p>
          </table:table-cell>
          <table:table-cell office:value-type="float" office:value="0.2994" calcext:value-type="float">
            <text:p>0.299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984" calcext:value-type="float">
            <text:p>0.04984</text:p>
          </table:table-cell>
          <table:table-cell office:value-type="float" office:value="0.31885" calcext:value-type="float">
            <text:p>0.3188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6072" calcext:value-type="float">
            <text:p>0.036072</text:p>
          </table:table-cell>
          <table:table-cell office:value-type="float" office:value="0.35414" calcext:value-type="float">
            <text:p>0.3541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1492" calcext:value-type="float">
            <text:p>0.031492</text:p>
          </table:table-cell>
          <table:table-cell office:value-type="float" office:value="0.35399" calcext:value-type="float">
            <text:p>0.3539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2551" calcext:value-type="float">
            <text:p>0.22551</text:p>
          </table:table-cell>
          <table:table-cell office:value-type="float" office:value="0.29768" calcext:value-type="float">
            <text:p>0.2976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9582" calcext:value-type="float">
            <text:p>0.049582</text:p>
          </table:table-cell>
          <table:table-cell office:value-type="float" office:value="0.32198" calcext:value-type="float">
            <text:p>0.3219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991" calcext:value-type="float">
            <text:p>0.03991</text:p>
          </table:table-cell>
          <table:table-cell office:value-type="float" office:value="0.33169" calcext:value-type="float">
            <text:p>0.3316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0681" calcext:value-type="float">
            <text:p>0.030681</text:p>
          </table:table-cell>
          <table:table-cell office:value-type="float" office:value="0.31179" calcext:value-type="float">
            <text:p>0.3117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0114" calcext:value-type="float">
            <text:p>2.0114</text:p>
          </table:table-cell>
          <table:table-cell office:value-type="float" office:value="0.31087" calcext:value-type="float">
            <text:p>0.3108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3546" calcext:value-type="float">
            <text:p>0.043546</text:p>
          </table:table-cell>
          <table:table-cell office:value-type="float" office:value="0.32779" calcext:value-type="float">
            <text:p>0.3277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8255" calcext:value-type="float">
            <text:p>0.038255</text:p>
          </table:table-cell>
          <table:table-cell office:value-type="float" office:value="0.32478" calcext:value-type="float">
            <text:p>0.3247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0943" calcext:value-type="float">
            <text:p>0.030943</text:p>
          </table:table-cell>
          <table:table-cell office:value-type="float" office:value="0.34593" calcext:value-type="float">
            <text:p>0.3459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0827" calcext:value-type="float">
            <text:p>0.30827</text:p>
          </table:table-cell>
          <table:table-cell office:value-type="float" office:value="0.32967" calcext:value-type="float">
            <text:p>0.3296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3307" calcext:value-type="float">
            <text:p>0.043307</text:p>
          </table:table-cell>
          <table:table-cell office:value-type="float" office:value="0.31086" calcext:value-type="float">
            <text:p>0.3108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6738" calcext:value-type="float">
            <text:p>0.036738</text:p>
          </table:table-cell>
          <table:table-cell office:value-type="float" office:value="0.32211" calcext:value-type="float">
            <text:p>0.3221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549" calcext:value-type="float">
            <text:p>0.03549</text:p>
          </table:table-cell>
          <table:table-cell office:value-type="float" office:value="0.29947" calcext:value-type="float">
            <text:p>0.299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41504" calcext:value-type="float">
            <text:p>0.41504</text:p>
          </table:table-cell>
          <table:table-cell office:value-type="float" office:value="0.34151" calcext:value-type="float">
            <text:p>0.3415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8214" calcext:value-type="float">
            <text:p>0.048214</text:p>
          </table:table-cell>
          <table:table-cell office:value-type="float" office:value="0.33336" calcext:value-type="float">
            <text:p>0.3333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7025" calcext:value-type="float">
            <text:p>0.037025</text:p>
          </table:table-cell>
          <table:table-cell office:value-type="float" office:value="0.31467" calcext:value-type="float">
            <text:p>0.3146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6658" calcext:value-type="float">
            <text:p>0.036658</text:p>
          </table:table-cell>
          <table:table-cell office:value-type="float" office:value="0.33306" calcext:value-type="float">
            <text:p>0.3330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40308" calcext:value-type="float">
            <text:p>0.40308</text:p>
          </table:table-cell>
          <table:table-cell office:value-type="float" office:value="0.2856" calcext:value-type="float">
            <text:p>0.285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6145" calcext:value-type="float">
            <text:p>0.046145</text:p>
          </table:table-cell>
          <table:table-cell office:value-type="float" office:value="0.33238" calcext:value-type="float">
            <text:p>0.3323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7205" calcext:value-type="float">
            <text:p>0.037205</text:p>
          </table:table-cell>
          <table:table-cell office:value-type="float" office:value="0.34862" calcext:value-type="float">
            <text:p>0.3486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1702" calcext:value-type="float">
            <text:p>0.031702</text:p>
          </table:table-cell>
          <table:table-cell office:value-type="float" office:value="0.3342" calcext:value-type="float">
            <text:p>0.33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0046" calcext:value-type="float">
            <text:p>0.20046</text:p>
          </table:table-cell>
          <table:table-cell office:value-type="float" office:value="0.30734" calcext:value-type="float">
            <text:p>0.3073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274" calcext:value-type="float">
            <text:p>0.04274</text:p>
          </table:table-cell>
          <table:table-cell office:value-type="float" office:value="0.31039" calcext:value-type="float">
            <text:p>0.3103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1003" calcext:value-type="float">
            <text:p>0.041003</text:p>
          </table:table-cell>
          <table:table-cell office:value-type="float" office:value="0.34538" calcext:value-type="float">
            <text:p>0.3453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5574" calcext:value-type="float">
            <text:p>0.035574</text:p>
          </table:table-cell>
          <table:table-cell office:value-type="float" office:value="0.29484" calcext:value-type="float">
            <text:p>0.2948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82003" calcext:value-type="float">
            <text:p>0.82003</text:p>
          </table:table-cell>
          <table:table-cell office:value-type="float" office:value="0.29942" calcext:value-type="float">
            <text:p>0.2994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9421" calcext:value-type="float">
            <text:p>0.039421</text:p>
          </table:table-cell>
          <table:table-cell office:value-type="float" office:value="0.31516" calcext:value-type="float">
            <text:p>0.3151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6131" calcext:value-type="float">
            <text:p>0.036131</text:p>
          </table:table-cell>
          <table:table-cell office:value-type="float" office:value="0.31259" calcext:value-type="float">
            <text:p>0.3125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0948" calcext:value-type="float">
            <text:p>0.030948</text:p>
          </table:table-cell>
          <table:table-cell office:value-type="float" office:value="0.33049" calcext:value-type="float">
            <text:p>0.3304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45129" calcext:value-type="float">
            <text:p>0.45129</text:p>
          </table:table-cell>
          <table:table-cell office:value-type="float" office:value="0.31643" calcext:value-type="float">
            <text:p>0.3164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2885" calcext:value-type="float">
            <text:p>0.042885</text:p>
          </table:table-cell>
          <table:table-cell office:value-type="float" office:value="0.34025" calcext:value-type="float">
            <text:p>0.3402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7255" calcext:value-type="float">
            <text:p>0.037255</text:p>
          </table:table-cell>
          <table:table-cell office:value-type="float" office:value="0.3135" calcext:value-type="float">
            <text:p>0.313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3099" calcext:value-type="float">
            <text:p>0.033099</text:p>
          </table:table-cell>
          <table:table-cell office:value-type="float" office:value="0.31631" calcext:value-type="float">
            <text:p>0.3163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8234" calcext:value-type="float">
            <text:p>0.8234</text:p>
          </table:table-cell>
          <table:table-cell office:value-type="float" office:value="0.33423" calcext:value-type="float">
            <text:p>0.3342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53308" calcext:value-type="float">
            <text:p>0.053308</text:p>
          </table:table-cell>
          <table:table-cell office:value-type="float" office:value="0.29943" calcext:value-type="float">
            <text:p>0.2994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5295" calcext:value-type="float">
            <text:p>0.035295</text:p>
          </table:table-cell>
          <table:table-cell office:value-type="float" office:value="0.30917" calcext:value-type="float">
            <text:p>0.3091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1795" calcext:value-type="float">
            <text:p>0.031795</text:p>
          </table:table-cell>
          <table:table-cell office:value-type="float" office:value="0.29227" calcext:value-type="float">
            <text:p>0.2922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0.965" calcext:value-type="float">
            <text:p>30.965</text:p>
          </table:table-cell>
          <table:table-cell office:value-type="float" office:value="0.33225" calcext:value-type="float">
            <text:p>0.3322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0238" calcext:value-type="float">
            <text:p>0.040238</text:p>
          </table:table-cell>
          <table:table-cell office:value-type="float" office:value="0.29442" calcext:value-type="float">
            <text:p>0.2944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5" calcext:value-type="float">
            <text:p>0.035</text:p>
          </table:table-cell>
          <table:table-cell office:value-type="float" office:value="0.3182" calcext:value-type="float">
            <text:p>0.318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0122" calcext:value-type="float">
            <text:p>0.030122</text:p>
          </table:table-cell>
          <table:table-cell office:value-type="float" office:value="0.34858" calcext:value-type="float">
            <text:p>0.3485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89166" calcext:value-type="float">
            <text:p>0.89166</text:p>
          </table:table-cell>
          <table:table-cell office:value-type="float" office:value="0.35661" calcext:value-type="float">
            <text:p>0.3566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1298" calcext:value-type="float">
            <text:p>0.041298</text:p>
          </table:table-cell>
          <table:table-cell office:value-type="float" office:value="0.34757" calcext:value-type="float">
            <text:p>0.3475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8332" calcext:value-type="float">
            <text:p>0.038332</text:p>
          </table:table-cell>
          <table:table-cell office:value-type="float" office:value="0.2815" calcext:value-type="float">
            <text:p>0.281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4765" calcext:value-type="float">
            <text:p>0.034765</text:p>
          </table:table-cell>
          <table:table-cell office:value-type="float" office:value="0.3165" calcext:value-type="float">
            <text:p>0.316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6798" calcext:value-type="float">
            <text:p>0.26798</text:p>
          </table:table-cell>
          <table:table-cell office:value-type="float" office:value="0.36396" calcext:value-type="float">
            <text:p>0.3639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8339" calcext:value-type="float">
            <text:p>0.048339</text:p>
          </table:table-cell>
          <table:table-cell office:value-type="float" office:value="0.33949" calcext:value-type="float">
            <text:p>0.3394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849" calcext:value-type="float">
            <text:p>0.03849</text:p>
          </table:table-cell>
          <table:table-cell office:value-type="float" office:value="0.32277" calcext:value-type="float">
            <text:p>0.3227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5609" calcext:value-type="float">
            <text:p>0.035609</text:p>
          </table:table-cell>
          <table:table-cell office:value-type="float" office:value="0.3513" calcext:value-type="float">
            <text:p>0.35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3858" calcext:value-type="float">
            <text:p>0.13858</text:p>
          </table:table-cell>
          <table:table-cell office:value-type="float" office:value="0.32061" calcext:value-type="float">
            <text:p>0.3206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31765" calcext:value-type="float">
            <text:p>0.3176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778" calcext:value-type="float">
            <text:p>0.03778</text:p>
          </table:table-cell>
          <table:table-cell office:value-type="float" office:value="0.33151" calcext:value-type="float">
            <text:p>0.3315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538" calcext:value-type="float">
            <text:p>0.03538</text:p>
          </table:table-cell>
          <table:table-cell office:value-type="float" office:value="0.33462" calcext:value-type="float">
            <text:p>0.3346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42269" calcext:value-type="float">
            <text:p>0.42269</text:p>
          </table:table-cell>
          <table:table-cell office:value-type="float" office:value="0.32236" calcext:value-type="float">
            <text:p>0.3223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1796" calcext:value-type="float">
            <text:p>0.041796</text:p>
          </table:table-cell>
          <table:table-cell office:value-type="float" office:value="0.32259" calcext:value-type="float">
            <text:p>0.3225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4816" calcext:value-type="float">
            <text:p>0.034816</text:p>
          </table:table-cell>
          <table:table-cell office:value-type="float" office:value="0.33666" calcext:value-type="float">
            <text:p>0.3366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2622" calcext:value-type="float">
            <text:p>0.032622</text:p>
          </table:table-cell>
          <table:table-cell office:value-type="float" office:value="0.31846" calcext:value-type="float">
            <text:p>0.318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2794" calcext:value-type="float">
            <text:p>1.2794</text:p>
          </table:table-cell>
          <table:table-cell office:value-type="float" office:value="0.34546" calcext:value-type="float">
            <text:p>0.3454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5977" calcext:value-type="float">
            <text:p>0.045977</text:p>
          </table:table-cell>
          <table:table-cell office:value-type="float" office:value="0.34289" calcext:value-type="float">
            <text:p>0.3428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7359" calcext:value-type="float">
            <text:p>0.037359</text:p>
          </table:table-cell>
          <table:table-cell office:value-type="float" office:value="0.30131" calcext:value-type="float">
            <text:p>0.3013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2935" calcext:value-type="float">
            <text:p>0.032935</text:p>
          </table:table-cell>
          <table:table-cell office:value-type="float" office:value="0.32211" calcext:value-type="float">
            <text:p>0.3221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5023" calcext:value-type="float">
            <text:p>0.15023</text:p>
          </table:table-cell>
          <table:table-cell office:value-type="float" office:value="0.32095" calcext:value-type="float">
            <text:p>0.3209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7209" calcext:value-type="float">
            <text:p>0.047209</text:p>
          </table:table-cell>
          <table:table-cell office:value-type="float" office:value="0.32712" calcext:value-type="float">
            <text:p>0.3271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5578" calcext:value-type="float">
            <text:p>0.035578</text:p>
          </table:table-cell>
          <table:table-cell office:value-type="float" office:value="0.3284" calcext:value-type="float">
            <text:p>0.328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2463" calcext:value-type="float">
            <text:p>0.032463</text:p>
          </table:table-cell>
          <table:table-cell office:value-type="float" office:value="0.3023" calcext:value-type="float">
            <text:p>0.302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824" calcext:value-type="float">
            <text:p>0.2824</text:p>
          </table:table-cell>
          <table:table-cell office:value-type="float" office:value="0.31233" calcext:value-type="float">
            <text:p>0.3123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6118" calcext:value-type="float">
            <text:p>0.046118</text:p>
          </table:table-cell>
          <table:table-cell office:value-type="float" office:value="0.30627" calcext:value-type="float">
            <text:p>0.3062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5716" calcext:value-type="float">
            <text:p>0.035716</text:p>
          </table:table-cell>
          <table:table-cell office:value-type="float" office:value="0.32665" calcext:value-type="float">
            <text:p>0.3266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3812" calcext:value-type="float">
            <text:p>0.033812</text:p>
          </table:table-cell>
          <table:table-cell office:value-type="float" office:value="0.33321" calcext:value-type="float">
            <text:p>0.3332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6636" calcext:value-type="float">
            <text:p>0.36636</text:p>
          </table:table-cell>
          <table:table-cell office:value-type="float" office:value="0.34642" calcext:value-type="float">
            <text:p>0.3464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3586" calcext:value-type="float">
            <text:p>0.043586</text:p>
          </table:table-cell>
          <table:table-cell office:value-type="float" office:value="0.34691" calcext:value-type="float">
            <text:p>0.3469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717" calcext:value-type="float">
            <text:p>0.03717</text:p>
          </table:table-cell>
          <table:table-cell office:value-type="float" office:value="0.32271" calcext:value-type="float">
            <text:p>0.3227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3354" calcext:value-type="float">
            <text:p>0.033354</text:p>
          </table:table-cell>
          <table:table-cell office:value-type="float" office:value="0.30367" calcext:value-type="float">
            <text:p>0.3036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46222" calcext:value-type="float">
            <text:p>0.46222</text:p>
          </table:table-cell>
          <table:table-cell office:value-type="float" office:value="0.32515" calcext:value-type="float">
            <text:p>0.3251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5772" calcext:value-type="float">
            <text:p>0.045772</text:p>
          </table:table-cell>
          <table:table-cell office:value-type="float" office:value="0.31099" calcext:value-type="float">
            <text:p>0.3109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7906" calcext:value-type="float">
            <text:p>0.037906</text:p>
          </table:table-cell>
          <table:table-cell office:value-type="float" office:value="0.33711" calcext:value-type="float">
            <text:p>0.3371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2357" calcext:value-type="float">
            <text:p>0.032357</text:p>
          </table:table-cell>
          <table:table-cell office:value-type="float" office:value="0.31753" calcext:value-type="float">
            <text:p>0.3175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91338" calcext:value-type="float">
            <text:p>0.91338</text:p>
          </table:table-cell>
          <table:table-cell office:value-type="float" office:value="0.32279" calcext:value-type="float">
            <text:p>0.3227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0433" calcext:value-type="float">
            <text:p>0.040433</text:p>
          </table:table-cell>
          <table:table-cell office:value-type="float" office:value="0.317" calcext:value-type="float">
            <text:p>0.31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9303" calcext:value-type="float">
            <text:p>0.039303</text:p>
          </table:table-cell>
          <table:table-cell office:value-type="float" office:value="0.31298" calcext:value-type="float">
            <text:p>0.3129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2839" calcext:value-type="float">
            <text:p>0.032839</text:p>
          </table:table-cell>
          <table:table-cell office:value-type="float" office:value="0.33239" calcext:value-type="float">
            <text:p>0.33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5133" calcext:value-type="float">
            <text:p>0.35133</text:p>
          </table:table-cell>
          <table:table-cell office:value-type="float" office:value="0.36372" calcext:value-type="float">
            <text:p>0.3637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8675" calcext:value-type="float">
            <text:p>0.038675</text:p>
          </table:table-cell>
          <table:table-cell office:value-type="float" office:value="0.29624" calcext:value-type="float">
            <text:p>0.2962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5739" calcext:value-type="float">
            <text:p>0.035739</text:p>
          </table:table-cell>
          <table:table-cell office:value-type="float" office:value="0.3424" calcext:value-type="float">
            <text:p>0.342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2978" calcext:value-type="float">
            <text:p>0.032978</text:p>
          </table:table-cell>
          <table:table-cell office:value-type="float" office:value="0.33445" calcext:value-type="float">
            <text:p>0.334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2107" calcext:value-type="float">
            <text:p>0.12107</text:p>
          </table:table-cell>
          <table:table-cell office:value-type="float" office:value="0.31094" calcext:value-type="float">
            <text:p>0.3109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5138" calcext:value-type="float">
            <text:p>0.045138</text:p>
          </table:table-cell>
          <table:table-cell office:value-type="float" office:value="0.31696" calcext:value-type="float">
            <text:p>0.3169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5549" calcext:value-type="float">
            <text:p>0.035549</text:p>
          </table:table-cell>
          <table:table-cell office:value-type="float" office:value="0.33204" calcext:value-type="float">
            <text:p>0.3320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5444" calcext:value-type="float">
            <text:p>0.035444</text:p>
          </table:table-cell>
          <table:table-cell office:value-type="float" office:value="0.32565" calcext:value-type="float">
            <text:p>0.3256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50297" calcext:value-type="float">
            <text:p>0.50297</text:p>
          </table:table-cell>
          <table:table-cell office:value-type="float" office:value="0.33314" calcext:value-type="float">
            <text:p>0.3331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3329" calcext:value-type="float">
            <text:p>0.043329</text:p>
          </table:table-cell>
          <table:table-cell office:value-type="float" office:value="0.33771" calcext:value-type="float">
            <text:p>0.3377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3152" calcext:value-type="float">
            <text:p>0.033152</text:p>
          </table:table-cell>
          <table:table-cell office:value-type="float" office:value="0.32311" calcext:value-type="float">
            <text:p>0.3231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4162" calcext:value-type="float">
            <text:p>0.034162</text:p>
          </table:table-cell>
          <table:table-cell office:value-type="float" office:value="0.31777" calcext:value-type="float">
            <text:p>0.3177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58923" calcext:value-type="float">
            <text:p>0.58923</text:p>
          </table:table-cell>
          <table:table-cell office:value-type="float" office:value="0.33648" calcext:value-type="float">
            <text:p>0.3364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797" calcext:value-type="float">
            <text:p>0.03797</text:p>
          </table:table-cell>
          <table:table-cell office:value-type="float" office:value="0.31729" calcext:value-type="float">
            <text:p>0.3172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6246" calcext:value-type="float">
            <text:p>0.036246</text:p>
          </table:table-cell>
          <table:table-cell office:value-type="float" office:value="0.32094" calcext:value-type="float">
            <text:p>0.3209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4201" calcext:value-type="float">
            <text:p>0.034201</text:p>
          </table:table-cell>
          <table:table-cell office:value-type="float" office:value="0.34447" calcext:value-type="float">
            <text:p>0.344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6012" calcext:value-type="float">
            <text:p>0.36012</text:p>
          </table:table-cell>
          <table:table-cell office:value-type="float" office:value="0.31891" calcext:value-type="float">
            <text:p>0.3189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1766" calcext:value-type="float">
            <text:p>0.041766</text:p>
          </table:table-cell>
          <table:table-cell office:value-type="float" office:value="0.32985" calcext:value-type="float">
            <text:p>0.3298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775" calcext:value-type="float">
            <text:p>0.03775</text:p>
          </table:table-cell>
          <table:table-cell office:value-type="float" office:value="0.32721" calcext:value-type="float">
            <text:p>0.3272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7895" calcext:value-type="float">
            <text:p>0.037895</text:p>
          </table:table-cell>
          <table:table-cell office:value-type="float" office:value="0.27521" calcext:value-type="float">
            <text:p>0.2752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6329" calcext:value-type="float">
            <text:p>0.26329</text:p>
          </table:table-cell>
          <table:table-cell office:value-type="float" office:value="0.31901" calcext:value-type="float">
            <text:p>0.3190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8862" calcext:value-type="float">
            <text:p>0.048862</text:p>
          </table:table-cell>
          <table:table-cell office:value-type="float" office:value="0.31579" calcext:value-type="float">
            <text:p>0.3157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6968" calcext:value-type="float">
            <text:p>0.036968</text:p>
          </table:table-cell>
          <table:table-cell office:value-type="float" office:value="0.32405" calcext:value-type="float">
            <text:p>0.3240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32696" calcext:value-type="float">
            <text:p>0.3269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9696" calcext:value-type="float">
            <text:p>0.29696</text:p>
          </table:table-cell>
          <table:table-cell office:value-type="float" office:value="0.33688" calcext:value-type="float">
            <text:p>0.3368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1968" calcext:value-type="float">
            <text:p>0.041968</text:p>
          </table:table-cell>
          <table:table-cell office:value-type="float" office:value="0.33367" calcext:value-type="float">
            <text:p>0.3336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8982" calcext:value-type="float">
            <text:p>0.038982</text:p>
          </table:table-cell>
          <table:table-cell office:value-type="float" office:value="0.31151" calcext:value-type="float">
            <text:p>0.3115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2384" calcext:value-type="float">
            <text:p>0.032384</text:p>
          </table:table-cell>
          <table:table-cell office:value-type="float" office:value="0.34023" calcext:value-type="float">
            <text:p>0.3402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9574" calcext:value-type="float">
            <text:p>0.19574</text:p>
          </table:table-cell>
          <table:table-cell office:value-type="float" office:value="0.3805" calcext:value-type="float">
            <text:p>0.380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0677" calcext:value-type="float">
            <text:p>0.040677</text:p>
          </table:table-cell>
          <table:table-cell office:value-type="float" office:value="0.32789" calcext:value-type="float">
            <text:p>0.3278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3271" calcext:value-type="float">
            <text:p>0.033271</text:p>
          </table:table-cell>
          <table:table-cell office:value-type="float" office:value="0.30998" calcext:value-type="float">
            <text:p>0.3099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1395" calcext:value-type="float">
            <text:p>0.031395</text:p>
          </table:table-cell>
          <table:table-cell office:value-type="float" office:value="0.30376" calcext:value-type="float">
            <text:p>0.3037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4214" calcext:value-type="float">
            <text:p>0.14214</text:p>
          </table:table-cell>
          <table:table-cell office:value-type="float" office:value="0.32438" calcext:value-type="float">
            <text:p>0.3243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53982" calcext:value-type="float">
            <text:p>0.053982</text:p>
          </table:table-cell>
          <table:table-cell office:value-type="float" office:value="0.33783" calcext:value-type="float">
            <text:p>0.3378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5564" calcext:value-type="float">
            <text:p>0.035564</text:p>
          </table:table-cell>
          <table:table-cell office:value-type="float" office:value="0.33723" calcext:value-type="float">
            <text:p>0.3372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4311" calcext:value-type="float">
            <text:p>0.034311</text:p>
          </table:table-cell>
          <table:table-cell office:value-type="float" office:value="0.34062" calcext:value-type="float">
            <text:p>0.3406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55272" calcext:value-type="float">
            <text:p>0.55272</text:p>
          </table:table-cell>
          <table:table-cell office:value-type="float" office:value="0.33058" calcext:value-type="float">
            <text:p>0.3305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47823" calcext:value-type="float">
            <text:p>0.047823</text:p>
          </table:table-cell>
          <table:table-cell office:value-type="float" office:value="0.33156" calcext:value-type="float">
            <text:p>0.3315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5026" calcext:value-type="float">
            <text:p>0.035026</text:p>
          </table:table-cell>
          <table:table-cell office:value-type="float" office:value="0.34652" calcext:value-type="float">
            <text:p>0.3465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31109" calcext:value-type="float">
            <text:p>0.031109</text:p>
          </table:table-cell>
          <table:table-cell office:value-type="float" office:value="0.34363" calcext:value-type="float">
            <text:p>0.3436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2686" calcext:value-type="float">
            <text:p>1.2686</text:p>
          </table:table-cell>
          <table:table-cell office:value-type="float" office:value="0.33134" calcext:value-type="float">
            <text:p>0.3313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2677" calcext:value-type="float">
            <text:p>0.042677</text:p>
          </table:table-cell>
          <table:table-cell office:value-type="float" office:value="0.32426" calcext:value-type="float">
            <text:p>0.3242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7496" calcext:value-type="float">
            <text:p>0.037496</text:p>
          </table:table-cell>
          <table:table-cell office:value-type="float" office:value="0.30241" calcext:value-type="float">
            <text:p>0.3024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2132" calcext:value-type="float">
            <text:p>0.032132</text:p>
          </table:table-cell>
          <table:table-cell office:value-type="float" office:value="0.35067" calcext:value-type="float">
            <text:p>0.3506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31407" calcext:value-type="float">
            <text:p>0.3140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2503" calcext:value-type="float">
            <text:p>0.042503</text:p>
          </table:table-cell>
          <table:table-cell office:value-type="float" office:value="0.34444" calcext:value-type="float">
            <text:p>0.3444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5871" calcext:value-type="float">
            <text:p>0.035871</text:p>
          </table:table-cell>
          <table:table-cell office:value-type="float" office:value="0.34329" calcext:value-type="float">
            <text:p>0.3432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454" calcext:value-type="float">
            <text:p>0.03454</text:p>
          </table:table-cell>
          <table:table-cell office:value-type="float" office:value="0.32859" calcext:value-type="float">
            <text:p>0.3285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9711" calcext:value-type="float">
            <text:p>0.69711</text:p>
          </table:table-cell>
          <table:table-cell office:value-type="float" office:value="0.30252" calcext:value-type="float">
            <text:p>0.3025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509" calcext:value-type="float">
            <text:p>0.04509</text:p>
          </table:table-cell>
          <table:table-cell office:value-type="float" office:value="0.3508" calcext:value-type="float">
            <text:p>0.350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4976" calcext:value-type="float">
            <text:p>0.034976</text:p>
          </table:table-cell>
          <table:table-cell office:value-type="float" office:value="0.33514" calcext:value-type="float">
            <text:p>0.3351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3142" calcext:value-type="float">
            <text:p>0.033142</text:p>
          </table:table-cell>
          <table:table-cell office:value-type="float" office:value="0.31195" calcext:value-type="float">
            <text:p>0.3119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97146" calcext:value-type="float">
            <text:p>0.097146</text:p>
          </table:table-cell>
          <table:table-cell office:value-type="float" office:value="0.32738" calcext:value-type="float">
            <text:p>0.3273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7414" calcext:value-type="float">
            <text:p>0.047414</text:p>
          </table:table-cell>
          <table:table-cell office:value-type="float" office:value="0.33514" calcext:value-type="float">
            <text:p>0.3351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5049" calcext:value-type="float">
            <text:p>0.035049</text:p>
          </table:table-cell>
          <table:table-cell office:value-type="float" office:value="0.34504" calcext:value-type="float">
            <text:p>0.3450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2677" calcext:value-type="float">
            <text:p>0.032677</text:p>
          </table:table-cell>
          <table:table-cell office:value-type="float" office:value="0.31714" calcext:value-type="float">
            <text:p>0.3171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1715" calcext:value-type="float">
            <text:p>0.51715</text:p>
          </table:table-cell>
          <table:table-cell office:value-type="float" office:value="0.35919" calcext:value-type="float">
            <text:p>0.3591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50737" calcext:value-type="float">
            <text:p>0.050737</text:p>
          </table:table-cell>
          <table:table-cell office:value-type="float" office:value="0.32676" calcext:value-type="float">
            <text:p>0.3267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1847" calcext:value-type="float">
            <text:p>0.041847</text:p>
          </table:table-cell>
          <table:table-cell office:value-type="float" office:value="0.31852" calcext:value-type="float">
            <text:p>0.3185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5176" calcext:value-type="float">
            <text:p>0.035176</text:p>
          </table:table-cell>
          <table:table-cell office:value-type="float" office:value="0.34249" calcext:value-type="float">
            <text:p>0.3424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0504" calcext:value-type="float">
            <text:p>0.10504</text:p>
          </table:table-cell>
          <table:table-cell office:value-type="float" office:value="0.32855" calcext:value-type="float">
            <text:p>0.3285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8828" calcext:value-type="float">
            <text:p>0.048828</text:p>
          </table:table-cell>
          <table:table-cell office:value-type="float" office:value="0.34001" calcext:value-type="float">
            <text:p>0.3400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8531" calcext:value-type="float">
            <text:p>0.038531</text:p>
          </table:table-cell>
          <table:table-cell office:value-type="float" office:value="0.3188" calcext:value-type="float">
            <text:p>0.318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4817" calcext:value-type="float">
            <text:p>0.034817</text:p>
          </table:table-cell>
          <table:table-cell office:value-type="float" office:value="0.32406" calcext:value-type="float">
            <text:p>0.3240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.4253" calcext:value-type="float">
            <text:p>4.4253</text:p>
          </table:table-cell>
          <table:table-cell office:value-type="float" office:value="0.28609" calcext:value-type="float">
            <text:p>0.2860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5351" calcext:value-type="float">
            <text:p>0.045351</text:p>
          </table:table-cell>
          <table:table-cell office:value-type="float" office:value="0.34314" calcext:value-type="float">
            <text:p>0.3431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8567" calcext:value-type="float">
            <text:p>0.038567</text:p>
          </table:table-cell>
          <table:table-cell office:value-type="float" office:value="0.32068" calcext:value-type="float">
            <text:p>0.3206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222" calcext:value-type="float">
            <text:p>0.03222</text:p>
          </table:table-cell>
          <table:table-cell office:value-type="float" office:value="0.34987" calcext:value-type="float">
            <text:p>0.3498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6801" calcext:value-type="float">
            <text:p>0.36801</text:p>
          </table:table-cell>
          <table:table-cell office:value-type="float" office:value="0.36487" calcext:value-type="float">
            <text:p>0.3648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4738" calcext:value-type="float">
            <text:p>0.044738</text:p>
          </table:table-cell>
          <table:table-cell office:value-type="float" office:value="0.32827" calcext:value-type="float">
            <text:p>0.3282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5297" calcext:value-type="float">
            <text:p>0.035297</text:p>
          </table:table-cell>
          <table:table-cell office:value-type="float" office:value="0.35636" calcext:value-type="float">
            <text:p>0.3563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2842" calcext:value-type="float">
            <text:p>0.032842</text:p>
          </table:table-cell>
          <table:table-cell office:value-type="float" office:value="0.31151" calcext:value-type="float">
            <text:p>0.3115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1243" calcext:value-type="float">
            <text:p>0.31243</text:p>
          </table:table-cell>
          <table:table-cell office:value-type="float" office:value="0.35513" calcext:value-type="float">
            <text:p>0.3551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312" calcext:value-type="float">
            <text:p>0.04312</text:p>
          </table:table-cell>
          <table:table-cell office:value-type="float" office:value="0.37079" calcext:value-type="float">
            <text:p>0.3707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5725" calcext:value-type="float">
            <text:p>0.035725</text:p>
          </table:table-cell>
          <table:table-cell office:value-type="float" office:value="0.38518" calcext:value-type="float">
            <text:p>0.3851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5072" calcext:value-type="float">
            <text:p>0.035072</text:p>
          </table:table-cell>
          <table:table-cell office:value-type="float" office:value="0.30403" calcext:value-type="float">
            <text:p>0.3040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2589" calcext:value-type="float">
            <text:p>0.72589</text:p>
          </table:table-cell>
          <table:table-cell office:value-type="float" office:value="0.34157" calcext:value-type="float">
            <text:p>0.3415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3182" calcext:value-type="float">
            <text:p>0.043182</text:p>
          </table:table-cell>
          <table:table-cell office:value-type="float" office:value="0.33388" calcext:value-type="float">
            <text:p>0.3338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6353" calcext:value-type="float">
            <text:p>0.036353</text:p>
          </table:table-cell>
          <table:table-cell office:value-type="float" office:value="0.34116" calcext:value-type="float">
            <text:p>0.3411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3242" calcext:value-type="float">
            <text:p>0.033242</text:p>
          </table:table-cell>
          <table:table-cell office:value-type="float" office:value="0.34101" calcext:value-type="float">
            <text:p>0.341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9204" calcext:value-type="float">
            <text:p>0.19204</text:p>
          </table:table-cell>
          <table:table-cell office:value-type="float" office:value="0.31573" calcext:value-type="float">
            <text:p>0.3157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5678" calcext:value-type="float">
            <text:p>0.045678</text:p>
          </table:table-cell>
          <table:table-cell office:value-type="float" office:value="0.32656" calcext:value-type="float">
            <text:p>0.3265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862" calcext:value-type="float">
            <text:p>0.03862</text:p>
          </table:table-cell>
          <table:table-cell office:value-type="float" office:value="0.3203" calcext:value-type="float">
            <text:p>0.320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3285" calcext:value-type="float">
            <text:p>0.033285</text:p>
          </table:table-cell>
          <table:table-cell office:value-type="float" office:value="0.37404" calcext:value-type="float">
            <text:p>0.374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6333" calcext:value-type="float">
            <text:p>0.26333</text:p>
          </table:table-cell>
          <table:table-cell office:value-type="float" office:value="0.34126" calcext:value-type="float">
            <text:p>0.3412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7543" calcext:value-type="float">
            <text:p>0.047543</text:p>
          </table:table-cell>
          <table:table-cell office:value-type="float" office:value="0.30907" calcext:value-type="float">
            <text:p>0.3090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7526" calcext:value-type="float">
            <text:p>0.037526</text:p>
          </table:table-cell>
          <table:table-cell office:value-type="float" office:value="0.30757" calcext:value-type="float">
            <text:p>0.3075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4097" calcext:value-type="float">
            <text:p>0.034097</text:p>
          </table:table-cell>
          <table:table-cell office:value-type="float" office:value="0.31977" calcext:value-type="float">
            <text:p>0.3197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0447" calcext:value-type="float">
            <text:p>0.30447</text:p>
          </table:table-cell>
          <table:table-cell office:value-type="float" office:value="0.31935" calcext:value-type="float">
            <text:p>0.3193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5833" calcext:value-type="float">
            <text:p>0.045833</text:p>
          </table:table-cell>
          <table:table-cell office:value-type="float" office:value="0.30221" calcext:value-type="float">
            <text:p>0.3022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7924" calcext:value-type="float">
            <text:p>0.037924</text:p>
          </table:table-cell>
          <table:table-cell office:value-type="float" office:value="0.33741" calcext:value-type="float">
            <text:p>0.3374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1953" calcext:value-type="float">
            <text:p>0.031953</text:p>
          </table:table-cell>
          <table:table-cell office:value-type="float" office:value="0.36767" calcext:value-type="float">
            <text:p>0.3676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9173" calcext:value-type="float">
            <text:p>2.9173</text:p>
          </table:table-cell>
          <table:table-cell office:value-type="float" office:value="0.33165" calcext:value-type="float">
            <text:p>0.3316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5457" calcext:value-type="float">
            <text:p>0.045457</text:p>
          </table:table-cell>
          <table:table-cell office:value-type="float" office:value="0.32898" calcext:value-type="float">
            <text:p>0.3289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974" calcext:value-type="float">
            <text:p>0.03974</text:p>
          </table:table-cell>
          <table:table-cell office:value-type="float" office:value="0.32448" calcext:value-type="float">
            <text:p>0.3244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1955" calcext:value-type="float">
            <text:p>0.031955</text:p>
          </table:table-cell>
          <table:table-cell office:value-type="float" office:value="0.3273" calcext:value-type="float">
            <text:p>0.327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1895" calcext:value-type="float">
            <text:p>0.71895</text:p>
          </table:table-cell>
          <table:table-cell office:value-type="float" office:value="0.32021" calcext:value-type="float">
            <text:p>0.3202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51972" calcext:value-type="float">
            <text:p>0.051972</text:p>
          </table:table-cell>
          <table:table-cell office:value-type="float" office:value="0.31453" calcext:value-type="float">
            <text:p>0.3145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1105" calcext:value-type="float">
            <text:p>0.041105</text:p>
          </table:table-cell>
          <table:table-cell office:value-type="float" office:value="0.32742" calcext:value-type="float">
            <text:p>0.3274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3783" calcext:value-type="float">
            <text:p>0.033783</text:p>
          </table:table-cell>
          <table:table-cell office:value-type="float" office:value="0.29982" calcext:value-type="float">
            <text:p>0.2998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5456" calcext:value-type="float">
            <text:p>0.25456</text:p>
          </table:table-cell>
          <table:table-cell office:value-type="float" office:value="0.32564" calcext:value-type="float">
            <text:p>0.3256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7857" calcext:value-type="float">
            <text:p>0.047857</text:p>
          </table:table-cell>
          <table:table-cell office:value-type="float" office:value="0.33694" calcext:value-type="float">
            <text:p>0.3369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1178" calcext:value-type="float">
            <text:p>0.041178</text:p>
          </table:table-cell>
          <table:table-cell office:value-type="float" office:value="0.31837" calcext:value-type="float">
            <text:p>0.3183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5087" calcext:value-type="float">
            <text:p>0.035087</text:p>
          </table:table-cell>
          <table:table-cell office:value-type="float" office:value="0.33655" calcext:value-type="float">
            <text:p>0.336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3992" calcext:value-type="float">
            <text:p>1.3992</text:p>
          </table:table-cell>
          <table:table-cell office:value-type="float" office:value="0.33197" calcext:value-type="float">
            <text:p>0.3319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312" calcext:value-type="float">
            <text:p>0.04312</text:p>
          </table:table-cell>
          <table:table-cell office:value-type="float" office:value="0.27513" calcext:value-type="float">
            <text:p>0.2751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7091" calcext:value-type="float">
            <text:p>0.037091</text:p>
          </table:table-cell>
          <table:table-cell office:value-type="float" office:value="0.32674" calcext:value-type="float">
            <text:p>0.3267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0818" calcext:value-type="float">
            <text:p>0.030818</text:p>
          </table:table-cell>
          <table:table-cell office:value-type="float" office:value="0.36573" calcext:value-type="float">
            <text:p>0.3657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3871" calcext:value-type="float">
            <text:p>0.13871</text:p>
          </table:table-cell>
          <table:table-cell office:value-type="float" office:value="0.32332" calcext:value-type="float">
            <text:p>0.3233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8222" calcext:value-type="float">
            <text:p>0.048222</text:p>
          </table:table-cell>
          <table:table-cell office:value-type="float" office:value="0.31902" calcext:value-type="float">
            <text:p>0.3190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7291" calcext:value-type="float">
            <text:p>0.037291</text:p>
          </table:table-cell>
          <table:table-cell office:value-type="float" office:value="0.33535" calcext:value-type="float">
            <text:p>0.3353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2596" calcext:value-type="float">
            <text:p>0.032596</text:p>
          </table:table-cell>
          <table:table-cell office:value-type="float" office:value="0.35339" calcext:value-type="float">
            <text:p>0.353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4267" calcext:value-type="float">
            <text:p>0.24267</text:p>
          </table:table-cell>
          <table:table-cell office:value-type="float" office:value="0.32337" calcext:value-type="float">
            <text:p>0.3233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56708" calcext:value-type="float">
            <text:p>0.056708</text:p>
          </table:table-cell>
          <table:table-cell office:value-type="float" office:value="0.35353" calcext:value-type="float">
            <text:p>0.3535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7801" calcext:value-type="float">
            <text:p>0.037801</text:p>
          </table:table-cell>
          <table:table-cell office:value-type="float" office:value="0.30271" calcext:value-type="float">
            <text:p>0.3027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2993" calcext:value-type="float">
            <text:p>0.032993</text:p>
          </table:table-cell>
          <table:table-cell office:value-type="float" office:value="0.33552" calcext:value-type="float">
            <text:p>0.3355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8587" calcext:value-type="float">
            <text:p>0.38587</text:p>
          </table:table-cell>
          <table:table-cell office:value-type="float" office:value="0.30426" calcext:value-type="float">
            <text:p>0.3042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5443" calcext:value-type="float">
            <text:p>0.045443</text:p>
          </table:table-cell>
          <table:table-cell office:value-type="float" office:value="0.33316" calcext:value-type="float">
            <text:p>0.3331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699" calcext:value-type="float">
            <text:p>0.03699</text:p>
          </table:table-cell>
          <table:table-cell office:value-type="float" office:value="0.33624" calcext:value-type="float">
            <text:p>0.3362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3205" calcext:value-type="float">
            <text:p>0.033205</text:p>
          </table:table-cell>
          <table:table-cell office:value-type="float" office:value="0.28078" calcext:value-type="float">
            <text:p>0.2807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1778" calcext:value-type="float">
            <text:p>2.1778</text:p>
          </table:table-cell>
          <table:table-cell office:value-type="float" office:value="0.31224" calcext:value-type="float">
            <text:p>0.3122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50944" calcext:value-type="float">
            <text:p>0.050944</text:p>
          </table:table-cell>
          <table:table-cell office:value-type="float" office:value="0.32589" calcext:value-type="float">
            <text:p>0.3258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0036" calcext:value-type="float">
            <text:p>0.040036</text:p>
          </table:table-cell>
          <table:table-cell office:value-type="float" office:value="0.34968" calcext:value-type="float">
            <text:p>0.3496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1068" calcext:value-type="float">
            <text:p>0.031068</text:p>
          </table:table-cell>
          <table:table-cell office:value-type="float" office:value="0.3775" calcext:value-type="float">
            <text:p>0.37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.6483" calcext:value-type="float">
            <text:p>4.6483</text:p>
          </table:table-cell>
          <table:table-cell office:value-type="float" office:value="0.31681" calcext:value-type="float">
            <text:p>0.3168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8916" calcext:value-type="float">
            <text:p>0.048916</text:p>
          </table:table-cell>
          <table:table-cell office:value-type="float" office:value="0.32348" calcext:value-type="float">
            <text:p>0.3234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4727" calcext:value-type="float">
            <text:p>0.034727</text:p>
          </table:table-cell>
          <table:table-cell office:value-type="float" office:value="0.35239" calcext:value-type="float">
            <text:p>0.3523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3083" calcext:value-type="float">
            <text:p>0.033083</text:p>
          </table:table-cell>
          <table:table-cell office:value-type="float" office:value="0.32006" calcext:value-type="float">
            <text:p>0.3200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583" calcext:value-type="float">
            <text:p>1.583</text:p>
          </table:table-cell>
          <table:table-cell office:value-type="float" office:value="0.34994" calcext:value-type="float">
            <text:p>0.3499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51426" calcext:value-type="float">
            <text:p>0.051426</text:p>
          </table:table-cell>
          <table:table-cell office:value-type="float" office:value="0.30166" calcext:value-type="float">
            <text:p>0.3016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3338" calcext:value-type="float">
            <text:p>0.333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3152" calcext:value-type="float">
            <text:p>0.033152</text:p>
          </table:table-cell>
          <table:table-cell office:value-type="float" office:value="0.33054" calcext:value-type="float">
            <text:p>0.3305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1001" calcext:value-type="float">
            <text:p>0.21001</text:p>
          </table:table-cell>
          <table:table-cell office:value-type="float" office:value="0.35244" calcext:value-type="float">
            <text:p>0.3524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546" calcext:value-type="float">
            <text:p>0.04546</text:p>
          </table:table-cell>
          <table:table-cell office:value-type="float" office:value="0.30852" calcext:value-type="float">
            <text:p>0.3085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8701" calcext:value-type="float">
            <text:p>0.038701</text:p>
          </table:table-cell>
          <table:table-cell office:value-type="float" office:value="0.32015" calcext:value-type="float">
            <text:p>0.3201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4395" calcext:value-type="float">
            <text:p>0.034395</text:p>
          </table:table-cell>
          <table:table-cell office:value-type="float" office:value="0.32359" calcext:value-type="float">
            <text:p>0.3235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7483" calcext:value-type="float">
            <text:p>0.47483</text:p>
          </table:table-cell>
          <table:table-cell office:value-type="float" office:value="0.34196" calcext:value-type="float">
            <text:p>0.3419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4836" calcext:value-type="float">
            <text:p>0.044836</text:p>
          </table:table-cell>
          <table:table-cell office:value-type="float" office:value="0.34513" calcext:value-type="float">
            <text:p>0.3451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7457" calcext:value-type="float">
            <text:p>0.037457</text:p>
          </table:table-cell>
          <table:table-cell office:value-type="float" office:value="0.33487" calcext:value-type="float">
            <text:p>0.3348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3612" calcext:value-type="float">
            <text:p>0.033612</text:p>
          </table:table-cell>
          <table:table-cell office:value-type="float" office:value="0.3281" calcext:value-type="float">
            <text:p>0.328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4106" calcext:value-type="float">
            <text:p>0.24106</text:p>
          </table:table-cell>
          <table:table-cell office:value-type="float" office:value="0.34115" calcext:value-type="float">
            <text:p>0.3411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3667" calcext:value-type="float">
            <text:p>0.043667</text:p>
          </table:table-cell>
          <table:table-cell office:value-type="float" office:value="0.34486" calcext:value-type="float">
            <text:p>0.3448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5453" calcext:value-type="float">
            <text:p>0.035453</text:p>
          </table:table-cell>
          <table:table-cell office:value-type="float" office:value="0.30423" calcext:value-type="float">
            <text:p>0.3042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1091" calcext:value-type="float">
            <text:p>0.031091</text:p>
          </table:table-cell>
          <table:table-cell office:value-type="float" office:value="0.34106" calcext:value-type="float">
            <text:p>0.3410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8137" calcext:value-type="float">
            <text:p>0.18137</text:p>
          </table:table-cell>
          <table:table-cell office:value-type="float" office:value="0.30148" calcext:value-type="float">
            <text:p>0.3014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8101" calcext:value-type="float">
            <text:p>0.048101</text:p>
          </table:table-cell>
          <table:table-cell office:value-type="float" office:value="0.34167" calcext:value-type="float">
            <text:p>0.3416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0489" calcext:value-type="float">
            <text:p>0.040489</text:p>
          </table:table-cell>
          <table:table-cell office:value-type="float" office:value="0.29669" calcext:value-type="float">
            <text:p>0.2966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3344" calcext:value-type="float">
            <text:p>0.033344</text:p>
          </table:table-cell>
          <table:table-cell office:value-type="float" office:value="0.33273" calcext:value-type="float">
            <text:p>0.3327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7051" calcext:value-type="float">
            <text:p>1.7051</text:p>
          </table:table-cell>
          <table:table-cell office:value-type="float" office:value="0.31637" calcext:value-type="float">
            <text:p>0.3163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2907" calcext:value-type="float">
            <text:p>0.042907</text:p>
          </table:table-cell>
          <table:table-cell office:value-type="float" office:value="0.3467" calcext:value-type="float">
            <text:p>0.346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8495" calcext:value-type="float">
            <text:p>0.038495</text:p>
          </table:table-cell>
          <table:table-cell office:value-type="float" office:value="0.31519" calcext:value-type="float">
            <text:p>0.3151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1927" calcext:value-type="float">
            <text:p>0.031927</text:p>
          </table:table-cell>
          <table:table-cell office:value-type="float" office:value="0.3145" calcext:value-type="float">
            <text:p>0.31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7951" calcext:value-type="float">
            <text:p>0.47951</text:p>
          </table:table-cell>
          <table:table-cell office:value-type="float" office:value="0.31926" calcext:value-type="float">
            <text:p>0.3192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311" calcext:value-type="float">
            <text:p>0.04311</text:p>
          </table:table-cell>
          <table:table-cell office:value-type="float" office:value="0.31453" calcext:value-type="float">
            <text:p>0.3145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431" calcext:value-type="float">
            <text:p>0.03431</text:p>
          </table:table-cell>
          <table:table-cell office:value-type="float" office:value="0.33024" calcext:value-type="float">
            <text:p>0.3302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4" calcext:value-type="float">
            <text:p>0.034</text:p>
          </table:table-cell>
          <table:table-cell office:value-type="float" office:value="0.35475" calcext:value-type="float">
            <text:p>0.354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4717" calcext:value-type="float">
            <text:p>0.14717</text:p>
          </table:table-cell>
          <table:table-cell office:value-type="float" office:value="0.30973" calcext:value-type="float">
            <text:p>0.3097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7521" calcext:value-type="float">
            <text:p>0.047521</text:p>
          </table:table-cell>
          <table:table-cell office:value-type="float" office:value="0.3627" calcext:value-type="float">
            <text:p>0.362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7319" calcext:value-type="float">
            <text:p>0.037319</text:p>
          </table:table-cell>
          <table:table-cell office:value-type="float" office:value="0.29402" calcext:value-type="float">
            <text:p>0.2940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1209" calcext:value-type="float">
            <text:p>0.031209</text:p>
          </table:table-cell>
          <table:table-cell office:value-type="float" office:value="0.35733" calcext:value-type="float">
            <text:p>0.3573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3188" calcext:value-type="float">
            <text:p>0.33188</text:p>
          </table:table-cell>
          <table:table-cell office:value-type="float" office:value="0.29667" calcext:value-type="float">
            <text:p>0.2966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2512" calcext:value-type="float">
            <text:p>0.042512</text:p>
          </table:table-cell>
          <table:table-cell office:value-type="float" office:value="0.29207" calcext:value-type="float">
            <text:p>0.2920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5279" calcext:value-type="float">
            <text:p>0.035279</text:p>
          </table:table-cell>
          <table:table-cell office:value-type="float" office:value="0.354" calcext:value-type="float">
            <text:p>0.35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3059" calcext:value-type="float">
            <text:p>0.033059</text:p>
          </table:table-cell>
          <table:table-cell office:value-type="float" office:value="0.32873" calcext:value-type="float">
            <text:p>0.3287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.071" calcext:value-type="float">
            <text:p>15.071</text:p>
          </table:table-cell>
          <table:table-cell office:value-type="float" office:value="0.30746" calcext:value-type="float">
            <text:p>0.3074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51577" calcext:value-type="float">
            <text:p>0.051577</text:p>
          </table:table-cell>
          <table:table-cell office:value-type="float" office:value="0.30488" calcext:value-type="float">
            <text:p>0.3048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5513" calcext:value-type="float">
            <text:p>0.035513</text:p>
          </table:table-cell>
          <table:table-cell office:value-type="float" office:value="0.33412" calcext:value-type="float">
            <text:p>0.3341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2752" calcext:value-type="float">
            <text:p>0.032752</text:p>
          </table:table-cell>
          <table:table-cell office:value-type="float" office:value="0.32666" calcext:value-type="float">
            <text:p>0.326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1062" calcext:value-type="float">
            <text:p>0.41062</text:p>
          </table:table-cell>
          <table:table-cell office:value-type="float" office:value="0.33633" calcext:value-type="float">
            <text:p>0.3363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2596" calcext:value-type="float">
            <text:p>0.042596</text:p>
          </table:table-cell>
          <table:table-cell office:value-type="float" office:value="0.30521" calcext:value-type="float">
            <text:p>0.3052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6671" calcext:value-type="float">
            <text:p>0.036671</text:p>
          </table:table-cell>
          <table:table-cell office:value-type="float" office:value="0.33975" calcext:value-type="float">
            <text:p>0.339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2396" calcext:value-type="float">
            <text:p>0.032396</text:p>
          </table:table-cell>
          <table:table-cell office:value-type="float" office:value="0.33374" calcext:value-type="float">
            <text:p>0.3337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852" calcext:value-type="float">
            <text:p>0.5852</text:p>
          </table:table-cell>
          <table:table-cell office:value-type="float" office:value="0.32346" calcext:value-type="float">
            <text:p>0.3234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7085" calcext:value-type="float">
            <text:p>0.047085</text:p>
          </table:table-cell>
          <table:table-cell office:value-type="float" office:value="0.36853" calcext:value-type="float">
            <text:p>0.3685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4458" calcext:value-type="float">
            <text:p>0.034458</text:p>
          </table:table-cell>
          <table:table-cell office:value-type="float" office:value="0.31305" calcext:value-type="float">
            <text:p>0.3130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0.32118" calcext:value-type="float">
            <text:p>0.3211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3084" calcext:value-type="float">
            <text:p>2.3084</text:p>
          </table:table-cell>
          <table:table-cell office:value-type="float" office:value="0.33954" calcext:value-type="float">
            <text:p>0.3395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1604" calcext:value-type="float">
            <text:p>0.041604</text:p>
          </table:table-cell>
          <table:table-cell office:value-type="float" office:value="0.3157" calcext:value-type="float">
            <text:p>0.315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9436" calcext:value-type="float">
            <text:p>0.039436</text:p>
          </table:table-cell>
          <table:table-cell office:value-type="float" office:value="0.33534" calcext:value-type="float">
            <text:p>0.3353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2815" calcext:value-type="float">
            <text:p>0.032815</text:p>
          </table:table-cell>
          <table:table-cell office:value-type="float" office:value="0.36511" calcext:value-type="float">
            <text:p>0.3651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2.335" calcext:value-type="float">
            <text:p>42.335</text:p>
          </table:table-cell>
          <table:table-cell office:value-type="float" office:value="0.32621" calcext:value-type="float">
            <text:p>0.3262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52385" calcext:value-type="float">
            <text:p>0.052385</text:p>
          </table:table-cell>
          <table:table-cell office:value-type="float" office:value="0.32029" calcext:value-type="float">
            <text:p>0.3202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6346" calcext:value-type="float">
            <text:p>0.036346</text:p>
          </table:table-cell>
          <table:table-cell office:value-type="float" office:value="0.37295" calcext:value-type="float">
            <text:p>0.3729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3788" calcext:value-type="float">
            <text:p>0.033788</text:p>
          </table:table-cell>
          <table:table-cell office:value-type="float" office:value="0.28841" calcext:value-type="float">
            <text:p>0.2884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9035" calcext:value-type="float">
            <text:p>0.19035</text:p>
          </table:table-cell>
          <table:table-cell office:value-type="float" office:value="0.34126" calcext:value-type="float">
            <text:p>0.3412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3737" calcext:value-type="float">
            <text:p>0.043737</text:p>
          </table:table-cell>
          <table:table-cell office:value-type="float" office:value="0.3181" calcext:value-type="float">
            <text:p>0.318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8166" calcext:value-type="float">
            <text:p>0.038166</text:p>
          </table:table-cell>
          <table:table-cell office:value-type="float" office:value="0.33376" calcext:value-type="float">
            <text:p>0.3337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2409" calcext:value-type="float">
            <text:p>0.032409</text:p>
          </table:table-cell>
          <table:table-cell office:value-type="float" office:value="0.32026" calcext:value-type="float">
            <text:p>0.320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4387" calcext:value-type="float">
            <text:p>1.4387</text:p>
          </table:table-cell>
          <table:table-cell office:value-type="float" office:value="0.28395" calcext:value-type="float">
            <text:p>0.2839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2382" calcext:value-type="float">
            <text:p>0.042382</text:p>
          </table:table-cell>
          <table:table-cell office:value-type="float" office:value="0.30338" calcext:value-type="float">
            <text:p>0.3033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7016" calcext:value-type="float">
            <text:p>0.037016</text:p>
          </table:table-cell>
          <table:table-cell office:value-type="float" office:value="0.33399" calcext:value-type="float">
            <text:p>0.3339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5766" calcext:value-type="float">
            <text:p>0.035766</text:p>
          </table:table-cell>
          <table:table-cell office:value-type="float" office:value="0.33551" calcext:value-type="float">
            <text:p>0.3355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9529" calcext:value-type="float">
            <text:p>0.19529</text:p>
          </table:table-cell>
          <table:table-cell office:value-type="float" office:value="0.29492" calcext:value-type="float">
            <text:p>0.2949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5941" calcext:value-type="float">
            <text:p>0.045941</text:p>
          </table:table-cell>
          <table:table-cell office:value-type="float" office:value="0.36044" calcext:value-type="float">
            <text:p>0.3604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8934" calcext:value-type="float">
            <text:p>0.038934</text:p>
          </table:table-cell>
          <table:table-cell office:value-type="float" office:value="0.34193" calcext:value-type="float">
            <text:p>0.3419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1353" calcext:value-type="float">
            <text:p>0.031353</text:p>
          </table:table-cell>
          <table:table-cell office:value-type="float" office:value="0.33242" calcext:value-type="float">
            <text:p>0.3324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5979" calcext:value-type="float">
            <text:p>0.35979</text:p>
          </table:table-cell>
          <table:table-cell office:value-type="float" office:value="0.33878" calcext:value-type="float">
            <text:p>0.3387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7531" calcext:value-type="float">
            <text:p>0.047531</text:p>
          </table:table-cell>
          <table:table-cell office:value-type="float" office:value="0.31741" calcext:value-type="float">
            <text:p>0.3174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506" calcext:value-type="float">
            <text:p>0.03506</text:p>
          </table:table-cell>
          <table:table-cell office:value-type="float" office:value="0.33874" calcext:value-type="float">
            <text:p>0.3387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3498" calcext:value-type="float">
            <text:p>0.033498</text:p>
          </table:table-cell>
          <table:table-cell office:value-type="float" office:value="0.33462" calcext:value-type="float">
            <text:p>0.3346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1693" calcext:value-type="float">
            <text:p>0.31693</text:p>
          </table:table-cell>
          <table:table-cell office:value-type="float" office:value="0.34985" calcext:value-type="float">
            <text:p>0.3498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0506" calcext:value-type="float">
            <text:p>0.040506</text:p>
          </table:table-cell>
          <table:table-cell office:value-type="float" office:value="0.33854" calcext:value-type="float">
            <text:p>0.3385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837" calcext:value-type="float">
            <text:p>0.03837</text:p>
          </table:table-cell>
          <table:table-cell office:value-type="float" office:value="0.34263" calcext:value-type="float">
            <text:p>0.3426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1071" calcext:value-type="float">
            <text:p>0.031071</text:p>
          </table:table-cell>
          <table:table-cell office:value-type="float" office:value="0.32977" calcext:value-type="float">
            <text:p>0.3297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7682" calcext:value-type="float">
            <text:p>0.27682</text:p>
          </table:table-cell>
          <table:table-cell office:value-type="float" office:value="0.35404" calcext:value-type="float">
            <text:p>0.3540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5173" calcext:value-type="float">
            <text:p>0.045173</text:p>
          </table:table-cell>
          <table:table-cell office:value-type="float" office:value="0.32718" calcext:value-type="float">
            <text:p>0.3271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9382" calcext:value-type="float">
            <text:p>0.039382</text:p>
          </table:table-cell>
          <table:table-cell office:value-type="float" office:value="0.28201" calcext:value-type="float">
            <text:p>0.2820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449" calcext:value-type="float">
            <text:p>0.03449</text:p>
          </table:table-cell>
          <table:table-cell office:value-type="float" office:value="0.31594" calcext:value-type="float">
            <text:p>0.315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6138" calcext:value-type="float">
            <text:p>0.36138</text:p>
          </table:table-cell>
          <table:table-cell office:value-type="float" office:value="0.33504" calcext:value-type="float">
            <text:p>0.3350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024" calcext:value-type="float">
            <text:p>0.04024</text:p>
          </table:table-cell>
          <table:table-cell office:value-type="float" office:value="0.34577" calcext:value-type="float">
            <text:p>0.3457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8633" calcext:value-type="float">
            <text:p>0.038633</text:p>
          </table:table-cell>
          <table:table-cell office:value-type="float" office:value="0.31985" calcext:value-type="float">
            <text:p>0.3198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3201" calcext:value-type="float">
            <text:p>0.033201</text:p>
          </table:table-cell>
          <table:table-cell office:value-type="float" office:value="0.34142" calcext:value-type="float">
            <text:p>0.3414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3001" calcext:value-type="float">
            <text:p>8.3001</text:p>
          </table:table-cell>
          <table:table-cell office:value-type="float" office:value="0.32865" calcext:value-type="float">
            <text:p>0.3286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4541" calcext:value-type="float">
            <text:p>0.044541</text:p>
          </table:table-cell>
          <table:table-cell office:value-type="float" office:value="0.29436" calcext:value-type="float">
            <text:p>0.2943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9046" calcext:value-type="float">
            <text:p>0.039046</text:p>
          </table:table-cell>
          <table:table-cell office:value-type="float" office:value="0.3203" calcext:value-type="float">
            <text:p>0.320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4416" calcext:value-type="float">
            <text:p>0.034416</text:p>
          </table:table-cell>
          <table:table-cell office:value-type="float" office:value="0.31964" calcext:value-type="float">
            <text:p>0.319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1736" calcext:value-type="float">
            <text:p>0.31736</text:p>
          </table:table-cell>
          <table:table-cell office:value-type="float" office:value="0.36567" calcext:value-type="float">
            <text:p>0.3656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2885" calcext:value-type="float">
            <text:p>0.042885</text:p>
          </table:table-cell>
          <table:table-cell office:value-type="float" office:value="0.29848" calcext:value-type="float">
            <text:p>0.2984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9556" calcext:value-type="float">
            <text:p>0.039556</text:p>
          </table:table-cell>
          <table:table-cell office:value-type="float" office:value="0.32787" calcext:value-type="float">
            <text:p>0.3278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3847" calcext:value-type="float">
            <text:p>0.033847</text:p>
          </table:table-cell>
          <table:table-cell office:value-type="float" office:value="0.31816" calcext:value-type="float">
            <text:p>0.3181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4248" calcext:value-type="float">
            <text:p>0.34248</text:p>
          </table:table-cell>
          <table:table-cell office:value-type="float" office:value="0.36253" calcext:value-type="float">
            <text:p>0.3625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5785" calcext:value-type="float">
            <text:p>0.045785</text:p>
          </table:table-cell>
          <table:table-cell office:value-type="float" office:value="0.34471" calcext:value-type="float">
            <text:p>0.3447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7431" calcext:value-type="float">
            <text:p>0.037431</text:p>
          </table:table-cell>
          <table:table-cell office:value-type="float" office:value="0.325" calcext:value-type="float">
            <text:p>0.3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3113" calcext:value-type="float">
            <text:p>0.033113</text:p>
          </table:table-cell>
          <table:table-cell office:value-type="float" office:value="0.38935" calcext:value-type="float">
            <text:p>0.3893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1295" calcext:value-type="float">
            <text:p>0.41295</text:p>
          </table:table-cell>
          <table:table-cell office:value-type="float" office:value="0.31928" calcext:value-type="float">
            <text:p>0.3192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1396" calcext:value-type="float">
            <text:p>0.041396</text:p>
          </table:table-cell>
          <table:table-cell office:value-type="float" office:value="0.35752" calcext:value-type="float">
            <text:p>0.3575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5049" calcext:value-type="float">
            <text:p>0.035049</text:p>
          </table:table-cell>
          <table:table-cell office:value-type="float" office:value="0.29255" calcext:value-type="float">
            <text:p>0.2925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4826" calcext:value-type="float">
            <text:p>0.034826</text:p>
          </table:table-cell>
          <table:table-cell office:value-type="float" office:value="0.30998" calcext:value-type="float">
            <text:p>0.3099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0648" calcext:value-type="float">
            <text:p>0.50648</text:p>
          </table:table-cell>
          <table:table-cell office:value-type="float" office:value="0.32739" calcext:value-type="float">
            <text:p>0.3273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4264" calcext:value-type="float">
            <text:p>0.044264</text:p>
          </table:table-cell>
          <table:table-cell office:value-type="float" office:value="0.34526" calcext:value-type="float">
            <text:p>0.3452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1116" calcext:value-type="float">
            <text:p>0.031116</text:p>
          </table:table-cell>
          <table:table-cell office:value-type="float" office:value="0.32847" calcext:value-type="float">
            <text:p>0.3284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1205" calcext:value-type="float">
            <text:p>0.031205</text:p>
          </table:table-cell>
          <table:table-cell office:value-type="float" office:value="0.33343" calcext:value-type="float">
            <text:p>0.3334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9384" calcext:value-type="float">
            <text:p>0.79384</text:p>
          </table:table-cell>
          <table:table-cell office:value-type="float" office:value="0.38022" calcext:value-type="float">
            <text:p>0.3802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0757" calcext:value-type="float">
            <text:p>0.040757</text:p>
          </table:table-cell>
          <table:table-cell office:value-type="float" office:value="0.32321" calcext:value-type="float">
            <text:p>0.3232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5535" calcext:value-type="float">
            <text:p>0.035535</text:p>
          </table:table-cell>
          <table:table-cell office:value-type="float" office:value="0.34665" calcext:value-type="float">
            <text:p>0.3466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2513" calcext:value-type="float">
            <text:p>0.032513</text:p>
          </table:table-cell>
          <table:table-cell office:value-type="float" office:value="0.3299" calcext:value-type="float">
            <text:p>0.329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4595" calcext:value-type="float">
            <text:p>0.44595</text:p>
          </table:table-cell>
          <table:table-cell office:value-type="float" office:value="0.34664" calcext:value-type="float">
            <text:p>0.3466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47653" calcext:value-type="float">
            <text:p>0.047653</text:p>
          </table:table-cell>
          <table:table-cell office:value-type="float" office:value="0.34319" calcext:value-type="float">
            <text:p>0.3431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9779" calcext:value-type="float">
            <text:p>0.039779</text:p>
          </table:table-cell>
          <table:table-cell office:value-type="float" office:value="0.29357" calcext:value-type="float">
            <text:p>0.2935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33826" calcext:value-type="float">
            <text:p>0.033826</text:p>
          </table:table-cell>
          <table:table-cell office:value-type="float" office:value="0.31234" calcext:value-type="float">
            <text:p>0.31234</text:p>
          </table:table-cell>
        </table:table-row>
        <table:table-row table:style-name="ro1" table:number-rows-repeated="104732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22:15:10.553103252</meta:creation-date>
    <dc:date>2017-04-22T22:28:26.322084725</dc:date>
    <meta:editing-duration>PT13M15S</meta:editing-duration>
    <meta:editing-cycles>1</meta:editing-cycles>
    <meta:generator>LibreOffice/5.1.6.2$Linux_X86_64 LibreOffice_project/10m0$Build-2</meta:generator>
    <meta:document-statistic meta:table-count="1" meta:cell-count="15020" meta:object-count="0"/>
  </office:meta>
</office:document-meta>
</file>